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909in"/>
    </style:style>
    <style:style style:name="co3" style:family="table-column">
      <style:table-column-properties fo:break-before="auto" style:column-width="1.9516in"/>
    </style:style>
    <style:style style:name="co4" style:family="table-column">
      <style:table-column-properties fo:break-before="auto" style:column-width="0.3339in"/>
    </style:style>
    <style:style style:name="co5" style:family="table-column">
      <style:table-column-properties fo:break-before="auto" style:column-width="0.4854in"/>
    </style:style>
    <style:style style:name="co6" style:family="table-column">
      <style:table-column-properties fo:break-before="auto" style:column-width="0.572in"/>
    </style:style>
    <style:style style:name="co7" style:family="table-column">
      <style:table-column-properties fo:break-before="auto" style:column-width="0.7319in"/>
    </style:style>
    <style:style style:name="co8" style:family="table-column">
      <style:table-column-properties fo:break-before="auto" style:column-width="1.9654in"/>
    </style:style>
    <style:style style:name="co9" style:family="table-column">
      <style:table-column-properties fo:break-before="auto" style:column-width="4.1055in"/>
    </style:style>
    <style:style style:name="co10" style:family="table-column">
      <style:table-column-properties fo:break-before="auto" style:column-width="1.0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boolean-style style:name="N99">
      <number:boolean/>
    </number:boolean-style>
    <style:style style:name="ce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68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8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" style:family="table-cell" style:parent-style-name="Default" style:data-style-name="N0">
      <style:table-cell-properties fo:background-color="#ffff6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5" style:family="table-cell" style:parent-style-name="Default" style:data-style-name="N0">
      <style:table-cell-properties fo:background-color="#ffff6d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6" style:family="table-cell" style:parent-style-name="Default" style:data-style-name="N99">
      <style:table-cell-properties fo:background-color="#ffff6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7" style:family="table-cell" style:parent-style-name="Default" style:data-style-name="N0">
      <style:table-cell-properties fo:background-color="#ffff6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21" style:family="table-cell" style:parent-style-name="Default" style:data-style-name="N37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8" style:family="table-cell" style:parent-style-name="Default" style:data-style-name="N1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1" table:number-columns-repeated="2" table:default-cell-style-name="ce2"/>
        <table:table-column table:style-name="co1" table:default-cell-style-name="ce5"/>
        <table:table-column table:style-name="co1" table:default-cell-style-name="ce7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" table:number-columns-repeated="3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11"/>
        <table:table-column table:style-name="co1" table:default-cell-style-name="Default"/>
        <table:table-column table:style-name="co1" table:number-columns-repeated="16366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Ohms</text:p>
          </table:table-cell>
          <table:table-cell table:style-name="ce1" office:value-type="string" calcext:value-type="string">
            <text:p>Farads</text:p>
          </table:table-cell>
          <table:table-cell table:style-name="ce1" office:value-type="string" calcext:value-type="string">
            <text:p>Henrys</text:p>
          </table:table-cell>
          <table:table-cell table:style-name="ce1" office:value-type="string" calcext:value-type="string">
            <text:p>Hertz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SI</text:p>
          </table:table-cell>
          <table:table-cell table:style-name="ce1" office:value-type="string" calcext:value-type="string">
            <text:p>Volts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Amps</text:p>
          </table:table-cell>
          <table:table-cell table:style-name="ce1" office:value-type="string" calcext:value-type="string">
            <text:p>Toleranc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Image</text:p>
          </table:table-cell>
          <table:table-cell table:style-name="ce9" office:value-type="string" calcext:value-type="string">
            <text:p>Link (Ctrl click)</text:p>
          </table:table-cell>
          <table:table-cell table:style-name="ce12" table:number-columns-repeated="16367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table:formula="of:=[.B2]+[.C2]+[.D2]+[.E2]" office:value-type="float" office:value="22" calcext:value-type="float">
            <text:p>22</text:p>
          </table:table-cell>
          <table:table-cell table:style-name="ce6" table:formula="of:=IF([.F2]&gt;=1000000; TEXT([.F2]/1000000; &quot;0.0#&quot;)&amp;&quot; M&quot;; IF([.F2]&gt;=1000; TEXT([.F2]/1000; &quot;0.0#&quot;)&amp;&quot; k&quot;;  IF([.F2]&gt;=1; TEXT([.F2]; &quot;0.0#&quot;);IF([.F2]&gt;=0.001; TEXT([.F2]*1000; &quot;0.0#&quot;)&amp;&quot; m&quot;; IF([.F2]&gt;=0.000001; TEXT([.F2]*1000000; &quot;0.0#&quot;)&amp;&quot; µ&quot;;IF([.F2]&gt;=0.000000001; TEXT([.F2]*1000000000; &quot;0.0#&quot;)&amp;&quot; n&quot;; IF([.F2]&gt;=0.000000000001; TEXT([.F2]*1000000000000; &quot;0.0#&quot;)&amp;&quot; p&quot;;TEXT([.F2]; &quot;0.0#&quot;))))))))" office:value-type="string" office:string-value="22.0" calcext:value-type="string">
            <text:p>22.0</text:p>
          </table:table-cell>
          <table:table-cell table:number-columns-repeated="4"/>
          <table:table-cell table:style-name="ce2" office:value-type="string" calcext:value-type="string">
            <text:p>Panasonic Thick Film</text:p>
          </table:table-cell>
          <table:table-cell table:style-name="ce2" office:value-type="string" calcext:value-type="string">
            <text:p>“0603”</text:p>
          </table:table-cell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4753668_1.jpg</text:p>
          </table:table-cell>
          <table:table-cell table:style-name="ce10" table:formula="of:=HYPERLINK([.P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formula="of:=[.B3]+[.C3]+[.D3]+[.E3]" office:value-type="float" office:value="120" calcext:value-type="float">
            <text:p>120</text:p>
          </table:table-cell>
          <table:table-cell table:style-name="ce6" table:formula="of:=IF([.F3]&gt;=1000000; TEXT([.F3]/1000000; &quot;0.0#&quot;)&amp;&quot; M&quot;; IF([.F3]&gt;=1000; TEXT([.F3]/1000; &quot;0.0#&quot;)&amp;&quot; k&quot;;  IF([.F3]&gt;=1; TEXT([.F3]; &quot;0.0#&quot;);IF([.F3]&gt;=0.001; TEXT([.F3]*1000; &quot;0.0#&quot;)&amp;&quot; m&quot;; IF([.F3]&gt;=0.000001; TEXT([.F3]*1000000; &quot;0.0#&quot;)&amp;&quot; µ&quot;;IF([.F3]&gt;=0.000000001; TEXT([.F3]*1000000000; &quot;0.0#&quot;)&amp;&quot; n&quot;; IF([.F3]&gt;=0.000000000001; TEXT([.F3]*1000000000000; &quot;0.0#&quot;)&amp;&quot; p&quot;;TEXT([.F3]; &quot;0.0#&quot;))))))))" office:value-type="string" office:string-value="120.0" calcext:value-type="string">
            <text:p>120.0</text:p>
          </table:table-cell>
          <table:table-cell table:number-columns-repeated="4"/>
          <table:table-cell table:style-name="ce2" office:value-type="string" calcext:value-type="string">
            <text:p>Panasonic Thick Film</text:p>
          </table:table-cell>
          <table:table-cell table:style-name="ce2" office:value-type="string" calcext:value-type="string">
            <text:p>“0603”</text:p>
          </table:table-cell>
          <table:table-cell table:style-name="ce2" office:value-type="float" office:value="36" calcext:value-type="float">
            <text:p>36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4753668_2.jpg</text:p>
          </table:table-cell>
          <table:table-cell table:style-name="ce10" table:formula="of:=HYPERLINK([.P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[.B4]+[.C4]+[.D4]+[.E4]" office:value-type="float" office:value="20" calcext:value-type="float">
            <text:p>20</text:p>
          </table:table-cell>
          <table:table-cell table:style-name="ce6" table:formula="of:=IF([.F4]&gt;=1000000; TEXT([.F4]/1000000; &quot;0.0#&quot;)&amp;&quot; M&quot;; IF([.F4]&gt;=1000; TEXT([.F4]/1000; &quot;0.0#&quot;)&amp;&quot; k&quot;;  IF([.F4]&gt;=1; TEXT([.F4]; &quot;0.0#&quot;);IF([.F4]&gt;=0.001; TEXT([.F4]*1000; &quot;0.0#&quot;)&amp;&quot; m&quot;; IF([.F4]&gt;=0.000001; TEXT([.F4]*1000000; &quot;0.0#&quot;)&amp;&quot; µ&quot;;IF([.F4]&gt;=0.000000001; TEXT([.F4]*1000000000; &quot;0.0#&quot;)&amp;&quot; n&quot;; IF([.F4]&gt;=0.000000000001; TEXT([.F4]*1000000000000; &quot;0.0#&quot;)&amp;&quot; p&quot;;TEXT([.F4]; &quot;0.0#&quot;))))))))" office:value-type="string" office:string-value="20.0" calcext:value-type="string">
            <text:p>20.0</text:p>
          </table:table-cell>
          <table:table-cell/>
          <table:table-cell office:value-type="float" office:value="0.25" calcext:value-type="float">
            <text:p>0.25</text:p>
          </table:table-cell>
          <table:table-cell table:number-columns-repeated="2"/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“1206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4753668_3.jpg</text:p>
          </table:table-cell>
          <table:table-cell table:style-name="ce10" table:formula="of:=HYPERLINK([.P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34" calcext:value-type="float">
            <text:p>634</text:p>
          </table:table-cell>
          <table:table-cell table:number-columns-repeated="3"/>
          <table:table-cell table:formula="of:=[.B5]+[.C5]+[.D5]+[.E5]" office:value-type="float" office:value="634" calcext:value-type="float">
            <text:p>634</text:p>
          </table:table-cell>
          <table:table-cell table:style-name="ce6" table:formula="of:=IF([.F5]&gt;=1000000; TEXT([.F5]/1000000; &quot;0.0#&quot;)&amp;&quot; M&quot;; IF([.F5]&gt;=1000; TEXT([.F5]/1000; &quot;0.0#&quot;)&amp;&quot; k&quot;;  IF([.F5]&gt;=1; TEXT([.F5]; &quot;0.0#&quot;);IF([.F5]&gt;=0.001; TEXT([.F5]*1000; &quot;0.0#&quot;)&amp;&quot; m&quot;; IF([.F5]&gt;=0.000001; TEXT([.F5]*1000000; &quot;0.0#&quot;)&amp;&quot; µ&quot;;IF([.F5]&gt;=0.000000001; TEXT([.F5]*1000000000; &quot;0.0#&quot;)&amp;&quot; n&quot;; IF([.F5]&gt;=0.000000000001; TEXT([.F5]*1000000000000; &quot;0.0#&quot;)&amp;&quot; p&quot;;TEXT([.F5]; &quot;0.0#&quot;))))))))" office:value-type="string" office:string-value="634.0" calcext:value-type="string">
            <text:p>634.0</text:p>
          </table:table-cell>
          <table:table-cell/>
          <table:table-cell office:value-type="float" office:value="0.125" calcext:value-type="float">
            <text:p>0.125</text:p>
          </table:table-cell>
          <table:table-cell/>
          <table:table-cell table:style-name="ce8" office:value-type="percentage" office:value="0.01" calcext:value-type="percentage">
            <text:p>1.00%</text:p>
          </table:table-cell>
          <table:table-cell table:style-name="ce2" office:value-type="string" calcext:value-type="string">
            <text:p>Panasonic -ECG</text:p>
          </table:table-cell>
          <table:table-cell table:style-name="ce2" office:value-type="string" calcext:value-type="string">
            <text:p>“0805”</text:p>
          </table:table-cell>
          <table:table-cell table:style-name="ce2" office:value-type="float" office:value="200" calcext:value-type="float">
            <text:p>2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4753668_4.jpg</text:p>
          </table:table-cell>
          <table:table-cell table:style-name="ce10" table:formula="of:=HYPERLINK([.P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0" calcext:value-type="float">
            <text:p>1500</text:p>
          </table:table-cell>
          <table:table-cell table:number-columns-repeated="3"/>
          <table:table-cell table:formula="of:=[.B6]+[.C6]+[.D6]+[.E6]" office:value-type="float" office:value="1500" calcext:value-type="float">
            <text:p>1500</text:p>
          </table:table-cell>
          <table:table-cell table:style-name="ce6" table:formula="of:=IF([.F6]&gt;=1000000; TEXT([.F6]/1000000; &quot;0.0#&quot;)&amp;&quot; M&quot;; IF([.F6]&gt;=1000; TEXT([.F6]/1000; &quot;0.0#&quot;)&amp;&quot; k&quot;;  IF([.F6]&gt;=1; TEXT([.F6]; &quot;0.0#&quot;);IF([.F6]&gt;=0.001; TEXT([.F6]*1000; &quot;0.0#&quot;)&amp;&quot; m&quot;; IF([.F6]&gt;=0.000001; TEXT([.F6]*1000000; &quot;0.0#&quot;)&amp;&quot; µ&quot;;IF([.F6]&gt;=0.000000001; TEXT([.F6]*1000000000; &quot;0.0#&quot;)&amp;&quot; n&quot;; IF([.F6]&gt;=0.000000000001; TEXT([.F6]*1000000000000; &quot;0.0#&quot;)&amp;&quot; p&quot;;TEXT([.F6]; &quot;0.0#&quot;))))))))" office:value-type="string" office:string-value="1.5 k" calcext:value-type="string">
            <text:p>1.5 k</text:p>
          </table:table-cell>
          <table:table-cell/>
          <table:table-cell table:formula="of:=1/8" office:value-type="float" office:value="0.125" calcext:value-type="float">
            <text:p>0.125</text:p>
          </table:table-cell>
          <table:table-cell/>
          <table:table-cell table:style-name="ce8" office:value-type="percentage" office:value="0.01" calcext:value-type="percentage">
            <text:p>1.00%</text:p>
          </table:table-cell>
          <table:table-cell table:style-name="ce2" office:value-type="string" calcext:value-type="string">
            <text:p>Panasonic -ECG</text:p>
          </table:table-cell>
          <table:table-cell table:style-name="ce2" office:value-type="string" calcext:value-type="string">
            <text:p>“0805”</text:p>
          </table:table-cell>
          <table:table-cell table:style-name="ce2" office:value-type="float" office:value="200" calcext:value-type="float">
            <text:p>2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4753668_5.jpg</text:p>
          </table:table-cell>
          <table:table-cell table:style-name="ce10" table:formula="of:=HYPERLINK([.P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table:formula="of:=[.B7]+[.C7]+[.D7]+[.E7]" office:value-type="float" office:value="1000" calcext:value-type="float">
            <text:p>1000</text:p>
          </table:table-cell>
          <table:table-cell table:style-name="ce6" table:formula="of:=IF([.F7]&gt;=1000000; TEXT([.F7]/1000000; &quot;0.0#&quot;)&amp;&quot; M&quot;; IF([.F7]&gt;=1000; TEXT([.F7]/1000; &quot;0.0#&quot;)&amp;&quot; k&quot;;  IF([.F7]&gt;=1; TEXT([.F7]; &quot;0.0#&quot;);IF([.F7]&gt;=0.001; TEXT([.F7]*1000; &quot;0.0#&quot;)&amp;&quot; m&quot;; IF([.F7]&gt;=0.000001; TEXT([.F7]*1000000; &quot;0.0#&quot;)&amp;&quot; µ&quot;;IF([.F7]&gt;=0.000000001; TEXT([.F7]*1000000000; &quot;0.0#&quot;)&amp;&quot; n&quot;; IF([.F7]&gt;=0.000000000001; TEXT([.F7]*1000000000000; &quot;0.0#&quot;)&amp;&quot; p&quot;;TEXT([.F7]; &quot;0.0#&quot;))))))))" office:value-type="string" office:string-value="1.0 k" calcext:value-type="string">
            <text:p>1.0 k</text:p>
          </table:table-cell>
          <table:table-cell table:number-columns-repeated="4"/>
          <table:table-cell table:style-name="ce2" office:value-type="string" calcext:value-type="string">
            <text:p>Panasonic Thin Film</text:p>
          </table:table-cell>
          <table:table-cell table:style-name="ce2" office:value-type="string" calcext:value-type="string">
            <text:p>“0603”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4753668_6.jpg</text:p>
          </table:table-cell>
          <table:table-cell table:style-name="ce10" table:formula="of:=HYPERLINK([.P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B8]+[.C8]+[.D8]+[.E8]" office:value-type="float" office:value="0" calcext:value-type="float">
            <text:p>0</text:p>
          </table:table-cell>
          <table:table-cell table:style-name="ce6" table:formula="of:=IF([.F8]&gt;=1000000; TEXT([.F8]/1000000; &quot;0.0#&quot;)&amp;&quot; M&quot;; IF([.F8]&gt;=1000; TEXT([.F8]/1000; &quot;0.0#&quot;)&amp;&quot; k&quot;;  IF([.F8]&gt;=1; TEXT([.F8]; &quot;0.0#&quot;);IF([.F8]&gt;=0.001; TEXT([.F8]*1000; &quot;0.0#&quot;)&amp;&quot; m&quot;; IF([.F8]&gt;=0.000001; TEXT([.F8]*1000000; &quot;0.0#&quot;)&amp;&quot; µ&quot;;IF([.F8]&gt;=0.000000001; TEXT([.F8]*1000000000; &quot;0.0#&quot;)&amp;&quot; n&quot;; IF([.F8]&gt;=0.000000000001; TEXT([.F8]*1000000000000; &quot;0.0#&quot;)&amp;&quot; p&quot;;TEXT([.F8]; &quot;0.0#&quot;))))))))" office:value-type="string" office:string-value="0.0" calcext:value-type="string">
            <text:p>0.0</text:p>
          </table:table-cell>
          <table:table-cell table:number-columns-repeated="4"/>
          <table:table-cell table:style-name="ce2" office:value-type="string" calcext:value-type="string">
            <text:p>Panasonic Thick Film</text:p>
          </table:table-cell>
          <table:table-cell table:style-name="ce2" office:value-type="string" calcext:value-type="string">
            <text:p>“0603”</text:p>
          </table:table-cell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4753668_7.jpg</text:p>
          </table:table-cell>
          <table:table-cell table:style-name="ce10" table:formula="of:=HYPERLINK([.P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0.12" calcext:value-type="float">
            <text:p>0.12</text:p>
          </table:table-cell>
          <table:table-cell table:number-columns-repeated="3"/>
          <table:table-cell table:formula="of:=[.B9]+[.C9]+[.D9]+[.E9]" office:value-type="float" office:value="0.12" calcext:value-type="float">
            <text:p>0.12</text:p>
          </table:table-cell>
          <table:table-cell table:style-name="ce6" table:formula="of:=IF([.F9]&gt;=1000000; TEXT([.F9]/1000000; &quot;0.0#&quot;)&amp;&quot; M&quot;; IF([.F9]&gt;=1000; TEXT([.F9]/1000; &quot;0.0#&quot;)&amp;&quot; k&quot;;  IF([.F9]&gt;=1; TEXT([.F9]; &quot;0.0#&quot;);IF([.F9]&gt;=0.001; TEXT([.F9]*1000; &quot;0.0#&quot;)&amp;&quot; m&quot;; IF([.F9]&gt;=0.000001; TEXT([.F9]*1000000; &quot;0.0#&quot;)&amp;&quot; µ&quot;;IF([.F9]&gt;=0.000000001; TEXT([.F9]*1000000000; &quot;0.0#&quot;)&amp;&quot; n&quot;; IF([.F9]&gt;=0.000000000001; TEXT([.F9]*1000000000000; &quot;0.0#&quot;)&amp;&quot; p&quot;;TEXT([.F9]; &quot;0.0#&quot;))))))))" office:value-type="string" office:string-value="120.0 m" calcext:value-type="string">
            <text:p>120.0 m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" office:value-type="percentage" office:value="0.01" calcext:value-type="percentage">
            <text:p>1.00%</text:p>
          </table:table-cell>
          <table:table-cell table:style-name="ce2" office:value-type="string" calcext:value-type="string">
            <text:p>IRC SMD Low Value Resistors</text:p>
          </table:table-cell>
          <table:table-cell table:style-name="ce2" office:value-type="string" calcext:value-type="string">
            <text:p>“2010”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4824479.jpg</text:p>
          </table:table-cell>
          <table:table-cell table:style-name="ce10" table:formula="of:=HYPERLINK([.P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870" calcext:value-type="float">
            <text:p>7870</text:p>
          </table:table-cell>
          <table:table-cell table:number-columns-repeated="3"/>
          <table:table-cell table:formula="of:=[.B10]+[.C10]+[.D10]+[.E10]" office:value-type="float" office:value="7870" calcext:value-type="float">
            <text:p>7870</text:p>
          </table:table-cell>
          <table:table-cell table:style-name="ce6" table:formula="of:=IF([.F10]&gt;=1000000; TEXT([.F10]/1000000; &quot;0.0#&quot;)&amp;&quot; M&quot;; IF([.F10]&gt;=1000; TEXT([.F10]/1000; &quot;0.0#&quot;)&amp;&quot; k&quot;;  IF([.F10]&gt;=1; TEXT([.F10]; &quot;0.0#&quot;);IF([.F10]&gt;=0.001; TEXT([.F10]*1000; &quot;0.0#&quot;)&amp;&quot; m&quot;; IF([.F10]&gt;=0.000001; TEXT([.F10]*1000000; &quot;0.0#&quot;)&amp;&quot; µ&quot;;IF([.F10]&gt;=0.000000001; TEXT([.F10]*1000000000; &quot;0.0#&quot;)&amp;&quot; n&quot;; IF([.F10]&gt;=0.000000000001; TEXT([.F10]*1000000000000; &quot;0.0#&quot;)&amp;&quot; p&quot;;TEXT([.F10]; &quot;0.0#&quot;))))))))" office:value-type="string" office:string-value="7.87 k" calcext:value-type="string">
            <text:p>7.87 k</text:p>
          </table:table-cell>
          <table:table-cell table:number-columns-repeated="3"/>
          <table:table-cell table:style-name="ce8" office:value-type="percentage" office:value="0.001" calcext:value-type="percentage">
            <text:p>0.10%</text:p>
          </table:table-cell>
          <table:table-cell table:style-name="ce2" office:value-type="string" calcext:value-type="string">
            <text:p>Vishay Thin Film Resistor</text:p>
          </table:table-cell>
          <table:table-cell table:style-name="ce2" office:value-type="string" calcext:value-type="string">
            <text:p>“0603”</text:p>
          </table:table-cell>
          <table:table-cell table:style-name="ce2" office:value-type="float" office:value="2400" calcext:value-type="float">
            <text:p>24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4846259_1.jpg</text:p>
          </table:table-cell>
          <table:table-cell table:style-name="ce10" table:formula="of:=HYPERLINK([.P1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10000" calcext:value-type="float">
            <text:p>510000</text:p>
          </table:table-cell>
          <table:table-cell table:number-columns-repeated="3"/>
          <table:table-cell table:formula="of:=[.B11]+[.C11]+[.D11]+[.E11]" office:value-type="float" office:value="510000" calcext:value-type="float">
            <text:p>510000</text:p>
          </table:table-cell>
          <table:table-cell table:style-name="ce6" table:formula="of:=IF([.F11]&gt;=1000000; TEXT([.F11]/1000000; &quot;0.0#&quot;)&amp;&quot; M&quot;; IF([.F11]&gt;=1000; TEXT([.F11]/1000; &quot;0.0#&quot;)&amp;&quot; k&quot;;  IF([.F11]&gt;=1; TEXT([.F11]; &quot;0.0#&quot;);IF([.F11]&gt;=0.001; TEXT([.F11]*1000; &quot;0.0#&quot;)&amp;&quot; m&quot;; IF([.F11]&gt;=0.000001; TEXT([.F11]*1000000; &quot;0.0#&quot;)&amp;&quot; µ&quot;;IF([.F11]&gt;=0.000000001; TEXT([.F11]*1000000000; &quot;0.0#&quot;)&amp;&quot; n&quot;; IF([.F11]&gt;=0.000000000001; TEXT([.F11]*1000000000000; &quot;0.0#&quot;)&amp;&quot; p&quot;;TEXT([.F11]; &quot;0.0#&quot;))))))))" office:value-type="string" office:string-value="510.0 k" calcext:value-type="string">
            <text:p>510.0 k</text:p>
          </table:table-cell>
          <table:table-cell/>
          <table:table-cell table:formula="of:=1/4" office:value-type="float" office:value="0.25" calcext:value-type="float">
            <text:p>0.25</text:p>
          </table:table-cell>
          <table:table-cell/>
          <table:table-cell table:style-name="ce8" office:value-type="percentage" office:value="0.01" calcext:value-type="percentage">
            <text:p>1.00%</text:p>
          </table:table-cell>
          <table:table-cell table:style-name="ce2" office:value-type="string" calcext:value-type="string">
            <text:p>Vishay/Dale</text:p>
          </table:table-cell>
          <table:table-cell table:style-name="ce2" office:value-type="string" calcext:value-type="string">
            <text:p>“1206”</text:p>
          </table:table-cell>
          <table:table-cell table:style-name="ce2" office:value-type="float" office:value="110" calcext:value-type="float">
            <text:p>11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4846259_2.jpg</text:p>
          </table:table-cell>
          <table:table-cell table:style-name="ce10" table:formula="of:=HYPERLINK([.P1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900" calcext:value-type="float">
            <text:p>30900</text:p>
          </table:table-cell>
          <table:table-cell table:number-columns-repeated="3"/>
          <table:table-cell table:formula="of:=[.B12]+[.C12]+[.D12]+[.E12]" office:value-type="float" office:value="30900" calcext:value-type="float">
            <text:p>30900</text:p>
          </table:table-cell>
          <table:table-cell table:style-name="ce6" table:formula="of:=IF([.F12]&gt;=1000000; TEXT([.F12]/1000000; &quot;0.0#&quot;)&amp;&quot; M&quot;; IF([.F12]&gt;=1000; TEXT([.F12]/1000; &quot;0.0#&quot;)&amp;&quot; k&quot;;  IF([.F12]&gt;=1; TEXT([.F12]; &quot;0.0#&quot;);IF([.F12]&gt;=0.001; TEXT([.F12]*1000; &quot;0.0#&quot;)&amp;&quot; m&quot;; IF([.F12]&gt;=0.000001; TEXT([.F12]*1000000; &quot;0.0#&quot;)&amp;&quot; µ&quot;;IF([.F12]&gt;=0.000000001; TEXT([.F12]*1000000000; &quot;0.0#&quot;)&amp;&quot; n&quot;; IF([.F12]&gt;=0.000000000001; TEXT([.F12]*1000000000000; &quot;0.0#&quot;)&amp;&quot; p&quot;;TEXT([.F12]; &quot;0.0#&quot;))))))))" office:value-type="string" office:string-value="30.9 k" calcext:value-type="string">
            <text:p>30.9 k</text:p>
          </table:table-cell>
          <table:table-cell/>
          <table:table-cell table:formula="of:=1/8" office:value-type="float" office:value="0.125" calcext:value-type="float">
            <text:p>0.125</text:p>
          </table:table-cell>
          <table:table-cell/>
          <table:table-cell table:style-name="ce8" office:value-type="percentage" office:value="0.01" calcext:value-type="percentage">
            <text:p>1.00%</text:p>
          </table:table-cell>
          <table:table-cell table:style-name="ce2" office:value-type="string" calcext:value-type="string">
            <text:p>Vishay/Dale</text:p>
          </table:table-cell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4846259_3.jpg</text:p>
          </table:table-cell>
          <table:table-cell table:style-name="ce10" table:formula="of:=HYPERLINK([.P1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50" calcext:value-type="float">
            <text:p>1050</text:p>
          </table:table-cell>
          <table:table-cell table:number-columns-repeated="3"/>
          <table:table-cell table:formula="of:=[.B13]+[.C13]+[.D13]+[.E13]" office:value-type="float" office:value="1050" calcext:value-type="float">
            <text:p>1050</text:p>
          </table:table-cell>
          <table:table-cell table:style-name="ce6" table:formula="of:=IF([.F13]&gt;=1000000; TEXT([.F13]/1000000; &quot;0.0#&quot;)&amp;&quot; M&quot;; IF([.F13]&gt;=1000; TEXT([.F13]/1000; &quot;0.0#&quot;)&amp;&quot; k&quot;;  IF([.F13]&gt;=1; TEXT([.F13]; &quot;0.0#&quot;);IF([.F13]&gt;=0.001; TEXT([.F13]*1000; &quot;0.0#&quot;)&amp;&quot; m&quot;; IF([.F13]&gt;=0.000001; TEXT([.F13]*1000000; &quot;0.0#&quot;)&amp;&quot; µ&quot;;IF([.F13]&gt;=0.000000001; TEXT([.F13]*1000000000; &quot;0.0#&quot;)&amp;&quot; n&quot;; IF([.F13]&gt;=0.000000000001; TEXT([.F13]*1000000000000; &quot;0.0#&quot;)&amp;&quot; p&quot;;TEXT([.F13]; &quot;0.0#&quot;))))))))" office:value-type="string" office:string-value="1.05 k" calcext:value-type="string">
            <text:p>1.05 k</text:p>
          </table:table-cell>
          <table:table-cell/>
          <table:table-cell table:formula="of:=1/8" office:value-type="float" office:value="0.125" calcext:value-type="float">
            <text:p>0.125</text:p>
          </table:table-cell>
          <table:table-cell/>
          <table:table-cell table:style-name="ce8" office:value-type="percentage" office:value="0.01" calcext:value-type="percentage">
            <text:p>1.00%</text:p>
          </table:table-cell>
          <table:table-cell table:style-name="ce2" office:value-type="string" calcext:value-type="string">
            <text:p>Panasonic -ECG</text:p>
          </table:table-cell>
          <table:table-cell table:style-name="ce2" office:value-type="string" calcext:value-type="string">
            <text:p>“0805”</text:p>
          </table:table-cell>
          <table:table-cell table:style-name="ce2" office:value-type="float" office:value="200" calcext:value-type="float">
            <text:p>2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4846259_4.jpg</text:p>
          </table:table-cell>
          <table:table-cell table:style-name="ce10" table:formula="of:=HYPERLINK([.P1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[.B14]+[.C14]+[.D14]+[.E14]" office:value-type="float" office:value="10000" calcext:value-type="float">
            <text:p>10000</text:p>
          </table:table-cell>
          <table:table-cell table:style-name="ce6" table:formula="of:=IF([.F14]&gt;=1000000; TEXT([.F14]/1000000; &quot;0.0#&quot;)&amp;&quot; M&quot;; IF([.F14]&gt;=1000; TEXT([.F14]/1000; &quot;0.0#&quot;)&amp;&quot; k&quot;;  IF([.F14]&gt;=1; TEXT([.F14]; &quot;0.0#&quot;);IF([.F14]&gt;=0.001; TEXT([.F14]*1000; &quot;0.0#&quot;)&amp;&quot; m&quot;; IF([.F14]&gt;=0.000001; TEXT([.F14]*1000000; &quot;0.0#&quot;)&amp;&quot; µ&quot;;IF([.F14]&gt;=0.000000001; TEXT([.F14]*1000000000; &quot;0.0#&quot;)&amp;&quot; n&quot;; IF([.F14]&gt;=0.000000000001; TEXT([.F14]*1000000000000; &quot;0.0#&quot;)&amp;&quot; p&quot;;TEXT([.F14]; &quot;0.0#&quot;))))))))" office:value-type="string" office:string-value="10.0 k" calcext:value-type="string">
            <text:p>10.0 k</text:p>
          </table:table-cell>
          <table:table-cell/>
          <table:table-cell table:formula="of:=1/8" office:value-type="float" office:value="0.125" calcext:value-type="float">
            <text:p>0.125</text:p>
          </table:table-cell>
          <table:table-cell/>
          <table:table-cell table:style-name="ce8" office:value-type="percentage" office:value="0.01" calcext:value-type="percentage">
            <text:p>1.00%</text:p>
          </table:table-cell>
          <table:table-cell table:style-name="ce2" office:value-type="string" calcext:value-type="string">
            <text:p>Vishay/Dale</text:p>
          </table:table-cell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4846259_5.jpg</text:p>
          </table:table-cell>
          <table:table-cell table:style-name="ce10" table:formula="of:=HYPERLINK([.P1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00" calcext:value-type="float">
            <text:p>1300</text:p>
          </table:table-cell>
          <table:table-cell table:number-columns-repeated="3"/>
          <table:table-cell table:formula="of:=[.B15]+[.C15]+[.D15]+[.E15]" office:value-type="float" office:value="1300" calcext:value-type="float">
            <text:p>1300</text:p>
          </table:table-cell>
          <table:table-cell table:style-name="ce6" table:formula="of:=IF([.F15]&gt;=1000000; TEXT([.F15]/1000000; &quot;0.0#&quot;)&amp;&quot; M&quot;; IF([.F15]&gt;=1000; TEXT([.F15]/1000; &quot;0.0#&quot;)&amp;&quot; k&quot;;  IF([.F15]&gt;=1; TEXT([.F15]; &quot;0.0#&quot;);IF([.F15]&gt;=0.001; TEXT([.F15]*1000; &quot;0.0#&quot;)&amp;&quot; m&quot;; IF([.F15]&gt;=0.000001; TEXT([.F15]*1000000; &quot;0.0#&quot;)&amp;&quot; µ&quot;;IF([.F15]&gt;=0.000000001; TEXT([.F15]*1000000000; &quot;0.0#&quot;)&amp;&quot; n&quot;; IF([.F15]&gt;=0.000000000001; TEXT([.F15]*1000000000000; &quot;0.0#&quot;)&amp;&quot; p&quot;;TEXT([.F15]; &quot;0.0#&quot;))))))))" office:value-type="string" office:string-value="1.3 k" calcext:value-type="string">
            <text:p>1.3 k</text:p>
          </table:table-cell>
          <table:table-cell/>
          <table:table-cell table:formula="of:=1/8" office:value-type="float" office:value="0.125" calcext:value-type="float">
            <text:p>0.125</text:p>
          </table:table-cell>
          <table:table-cell/>
          <table:table-cell table:style-name="ce8" office:value-type="percentage" office:value="0.01" calcext:value-type="percentage">
            <text:p>1.00%</text:p>
          </table:table-cell>
          <table:table-cell table:style-name="ce2" office:value-type="string" calcext:value-type="string">
            <text:p>Panasonic -ECG</text:p>
          </table:table-cell>
          <table:table-cell table:style-name="ce2" office:value-type="string" calcext:value-type="string">
            <text:p>“0805”</text:p>
          </table:table-cell>
          <table:table-cell table:style-name="ce2" office:value-type="float" office:value="200" calcext:value-type="float">
            <text:p>2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4846259_6.jpg</text:p>
          </table:table-cell>
          <table:table-cell table:style-name="ce10" table:formula="of:=HYPERLINK([.P1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00" calcext:value-type="float">
            <text:p>1000000</text:p>
          </table:table-cell>
          <table:table-cell table:number-columns-repeated="3"/>
          <table:table-cell table:formula="of:=[.B16]+[.C16]+[.D16]+[.E16]" office:value-type="float" office:value="1000000" calcext:value-type="float">
            <text:p>1000000</text:p>
          </table:table-cell>
          <table:table-cell table:style-name="ce6" table:formula="of:=IF([.F16]&gt;=1000000; TEXT([.F16]/1000000; &quot;0.0#&quot;)&amp;&quot; M&quot;; IF([.F16]&gt;=1000; TEXT([.F16]/1000; &quot;0.0#&quot;)&amp;&quot; k&quot;;  IF([.F16]&gt;=1; TEXT([.F16]; &quot;0.0#&quot;);IF([.F16]&gt;=0.001; TEXT([.F16]*1000; &quot;0.0#&quot;)&amp;&quot; m&quot;; IF([.F16]&gt;=0.000001; TEXT([.F16]*1000000; &quot;0.0#&quot;)&amp;&quot; µ&quot;;IF([.F16]&gt;=0.000000001; TEXT([.F16]*1000000000; &quot;0.0#&quot;)&amp;&quot; n&quot;; IF([.F16]&gt;=0.000000000001; TEXT([.F16]*1000000000000; &quot;0.0#&quot;)&amp;&quot; p&quot;;TEXT([.F16]; &quot;0.0#&quot;))))))))" office:value-type="string" office:string-value="1.0 M" calcext:value-type="string">
            <text:p>1.0 M</text:p>
          </table:table-cell>
          <table:table-cell/>
          <table:table-cell table:formula="of:=1/8" office:value-type="float" office:value="0.125" calcext:value-type="float">
            <text:p>0.125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Panasonic -ECG</text:p>
          </table:table-cell>
          <table:table-cell table:style-name="ce2" office:value-type="string" calcext:value-type="string">
            <text:p>“0805”</text:p>
          </table:table-cell>
          <table:table-cell table:style-name="ce2" office:value-type="float" office:value="200" calcext:value-type="float">
            <text:p>2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4904651_1.jpg</text:p>
          </table:table-cell>
          <table:table-cell table:style-name="ce10" table:formula="of:=HYPERLINK([.P1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90" calcext:value-type="float">
            <text:p>3090</text:p>
          </table:table-cell>
          <table:table-cell table:number-columns-repeated="3"/>
          <table:table-cell table:formula="of:=[.B17]+[.C17]+[.D17]+[.E17]" office:value-type="float" office:value="3090" calcext:value-type="float">
            <text:p>3090</text:p>
          </table:table-cell>
          <table:table-cell table:style-name="ce6" table:formula="of:=IF([.F17]&gt;=1000000; TEXT([.F17]/1000000; &quot;0.0#&quot;)&amp;&quot; M&quot;; IF([.F17]&gt;=1000; TEXT([.F17]/1000; &quot;0.0#&quot;)&amp;&quot; k&quot;;  IF([.F17]&gt;=1; TEXT([.F17]; &quot;0.0#&quot;);IF([.F17]&gt;=0.001; TEXT([.F17]*1000; &quot;0.0#&quot;)&amp;&quot; m&quot;; IF([.F17]&gt;=0.000001; TEXT([.F17]*1000000; &quot;0.0#&quot;)&amp;&quot; µ&quot;;IF([.F17]&gt;=0.000000001; TEXT([.F17]*1000000000; &quot;0.0#&quot;)&amp;&quot; n&quot;; IF([.F17]&gt;=0.000000000001; TEXT([.F17]*1000000000000; &quot;0.0#&quot;)&amp;&quot; p&quot;;TEXT([.F17]; &quot;0.0#&quot;))))))))" office:value-type="string" office:string-value="3.09 k" calcext:value-type="string">
            <text:p>3.09 k</text:p>
          </table:table-cell>
          <table:table-cell/>
          <table:table-cell table:formula="of:=1/8" office:value-type="float" office:value="0.125" calcext:value-type="float">
            <text:p>0.125</text:p>
          </table:table-cell>
          <table:table-cell/>
          <table:table-cell table:style-name="ce8" office:value-type="percentage" office:value="0.01" calcext:value-type="percentage">
            <text:p>1.00%</text:p>
          </table:table-cell>
          <table:table-cell table:style-name="ce2" office:value-type="string" calcext:value-type="string">
            <text:p>Panasonic -ECG</text:p>
          </table:table-cell>
          <table:table-cell table:style-name="ce2" office:value-type="string" calcext:value-type="string">
            <text:p>“0805”</text:p>
          </table:table-cell>
          <table:table-cell table:style-name="ce2" office:value-type="float" office:value="200" calcext:value-type="float">
            <text:p>2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4904651_2.jpg</text:p>
          </table:table-cell>
          <table:table-cell table:style-name="ce10" table:formula="of:=HYPERLINK([.P1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.3" calcext:value-type="float">
            <text:p>1.3</text:p>
          </table:table-cell>
          <table:table-cell table:number-columns-repeated="3"/>
          <table:table-cell table:formula="of:=[.B18]+[.C18]+[.D18]+[.E18]" office:value-type="float" office:value="1.3" calcext:value-type="float">
            <text:p>1.3</text:p>
          </table:table-cell>
          <table:table-cell table:style-name="ce6" table:formula="of:=IF([.F18]&gt;=1000000; TEXT([.F18]/1000000; &quot;0.0#&quot;)&amp;&quot; M&quot;; IF([.F18]&gt;=1000; TEXT([.F18]/1000; &quot;0.0#&quot;)&amp;&quot; k&quot;;  IF([.F18]&gt;=1; TEXT([.F18]; &quot;0.0#&quot;);IF([.F18]&gt;=0.001; TEXT([.F18]*1000; &quot;0.0#&quot;)&amp;&quot; m&quot;; IF([.F18]&gt;=0.000001; TEXT([.F18]*1000000; &quot;0.0#&quot;)&amp;&quot; µ&quot;;IF([.F18]&gt;=0.000000001; TEXT([.F18]*1000000000; &quot;0.0#&quot;)&amp;&quot; n&quot;; IF([.F18]&gt;=0.000000000001; TEXT([.F18]*1000000000000; &quot;0.0#&quot;)&amp;&quot; p&quot;;TEXT([.F18]; &quot;0.0#&quot;))))))))" office:value-type="string" office:string-value="1.3" calcext:value-type="string">
            <text:p>1.3</text:p>
          </table:table-cell>
          <table:table-cell/>
          <table:table-cell table:formula="of:=1/2" office:value-type="float" office:value="0.5" calcext:value-type="float">
            <text:p>0.5</text:p>
          </table:table-cell>
          <table:table-cell/>
          <table:table-cell table:style-name="ce8" office:value-type="percentage" office:value="0.01" calcext:value-type="percentage">
            <text:p>1.00%</text:p>
          </table:table-cell>
          <table:table-cell table:style-name="ce2" office:value-type="string" calcext:value-type="string">
            <text:p>Susumu Co Ltd</text:p>
          </table:table-cell>
          <table:table-cell table:style-name="ce2" office:value-type="string" calcext:value-type="string">
            <text:p>“1206”</text:p>
          </table:table-cell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4904651_3.jpg</text:p>
          </table:table-cell>
          <table:table-cell table:style-name="ce10" table:formula="of:=HYPERLINK([.P1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6.1" calcext:value-type="float">
            <text:p>26.1</text:p>
          </table:table-cell>
          <table:table-cell table:number-columns-repeated="3"/>
          <table:table-cell table:formula="of:=[.B19]+[.C19]+[.D19]+[.E19]" office:value-type="float" office:value="26.1" calcext:value-type="float">
            <text:p>26.1</text:p>
          </table:table-cell>
          <table:table-cell table:style-name="ce6" table:formula="of:=IF([.F19]&gt;=1000000; TEXT([.F19]/1000000; &quot;0.0#&quot;)&amp;&quot; M&quot;; IF([.F19]&gt;=1000; TEXT([.F19]/1000; &quot;0.0#&quot;)&amp;&quot; k&quot;;  IF([.F19]&gt;=1; TEXT([.F19]; &quot;0.0#&quot;);IF([.F19]&gt;=0.001; TEXT([.F19]*1000; &quot;0.0#&quot;)&amp;&quot; m&quot;; IF([.F19]&gt;=0.000001; TEXT([.F19]*1000000; &quot;0.0#&quot;)&amp;&quot; µ&quot;;IF([.F19]&gt;=0.000000001; TEXT([.F19]*1000000000; &quot;0.0#&quot;)&amp;&quot; n&quot;; IF([.F19]&gt;=0.000000000001; TEXT([.F19]*1000000000000; &quot;0.0#&quot;)&amp;&quot; p&quot;;TEXT([.F19]; &quot;0.0#&quot;))))))))" office:value-type="string" office:string-value="26.1" calcext:value-type="string">
            <text:p>26.1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1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6.2" calcext:value-type="float">
            <text:p>56.2</text:p>
          </table:table-cell>
          <table:table-cell table:number-columns-repeated="3"/>
          <table:table-cell table:formula="of:=[.B20]+[.C20]+[.D20]+[.E20]" office:value-type="float" office:value="56.2" calcext:value-type="float">
            <text:p>56.2</text:p>
          </table:table-cell>
          <table:table-cell table:style-name="ce6" table:formula="of:=IF([.F20]&gt;=1000000; TEXT([.F20]/1000000; &quot;0.0#&quot;)&amp;&quot; M&quot;; IF([.F20]&gt;=1000; TEXT([.F20]/1000; &quot;0.0#&quot;)&amp;&quot; k&quot;;  IF([.F20]&gt;=1; TEXT([.F20]; &quot;0.0#&quot;);IF([.F20]&gt;=0.001; TEXT([.F20]*1000; &quot;0.0#&quot;)&amp;&quot; m&quot;; IF([.F20]&gt;=0.000001; TEXT([.F20]*1000000; &quot;0.0#&quot;)&amp;&quot; µ&quot;;IF([.F20]&gt;=0.000000001; TEXT([.F20]*1000000000; &quot;0.0#&quot;)&amp;&quot; n&quot;; IF([.F20]&gt;=0.000000000001; TEXT([.F20]*1000000000000; &quot;0.0#&quot;)&amp;&quot; p&quot;;TEXT([.F20]; &quot;0.0#&quot;))))))))" office:value-type="string" office:string-value="56.2" calcext:value-type="string">
            <text:p>56.2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2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table:formula="of:=[.B21]+[.C21]+[.D21]+[.E21]" office:value-type="float" office:value="1000" calcext:value-type="float">
            <text:p>1000</text:p>
          </table:table-cell>
          <table:table-cell table:style-name="ce6" table:formula="of:=IF([.F21]&gt;=1000000; TEXT([.F21]/1000000; &quot;0.0#&quot;)&amp;&quot; M&quot;; IF([.F21]&gt;=1000; TEXT([.F21]/1000; &quot;0.0#&quot;)&amp;&quot; k&quot;;  IF([.F21]&gt;=1; TEXT([.F21]; &quot;0.0#&quot;);IF([.F21]&gt;=0.001; TEXT([.F21]*1000; &quot;0.0#&quot;)&amp;&quot; m&quot;; IF([.F21]&gt;=0.000001; TEXT([.F21]*1000000; &quot;0.0#&quot;)&amp;&quot; µ&quot;;IF([.F21]&gt;=0.000000001; TEXT([.F21]*1000000000; &quot;0.0#&quot;)&amp;&quot; n&quot;; IF([.F21]&gt;=0.000000000001; TEXT([.F21]*1000000000000; &quot;0.0#&quot;)&amp;&quot; p&quot;;TEXT([.F21]; &quot;0.0#&quot;))))))))" office:value-type="string" office:string-value="1.0 k" calcext:value-type="string">
            <text:p>1.0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2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0" calcext:value-type="float">
            <text:p>1500</text:p>
          </table:table-cell>
          <table:table-cell table:number-columns-repeated="3"/>
          <table:table-cell table:formula="of:=[.B22]+[.C22]+[.D22]+[.E22]" office:value-type="float" office:value="1500" calcext:value-type="float">
            <text:p>1500</text:p>
          </table:table-cell>
          <table:table-cell table:style-name="ce6" table:formula="of:=IF([.F22]&gt;=1000000; TEXT([.F22]/1000000; &quot;0.0#&quot;)&amp;&quot; M&quot;; IF([.F22]&gt;=1000; TEXT([.F22]/1000; &quot;0.0#&quot;)&amp;&quot; k&quot;;  IF([.F22]&gt;=1; TEXT([.F22]; &quot;0.0#&quot;);IF([.F22]&gt;=0.001; TEXT([.F22]*1000; &quot;0.0#&quot;)&amp;&quot; m&quot;; IF([.F22]&gt;=0.000001; TEXT([.F22]*1000000; &quot;0.0#&quot;)&amp;&quot; µ&quot;;IF([.F22]&gt;=0.000000001; TEXT([.F22]*1000000000; &quot;0.0#&quot;)&amp;&quot; n&quot;; IF([.F22]&gt;=0.000000000001; TEXT([.F22]*1000000000000; &quot;0.0#&quot;)&amp;&quot; p&quot;;TEXT([.F22]; &quot;0.0#&quot;))))))))" office:value-type="string" office:string-value="1.5 k" calcext:value-type="string">
            <text:p>1.5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2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0" calcext:value-type="float">
            <text:p>2000</text:p>
          </table:table-cell>
          <table:table-cell table:number-columns-repeated="3"/>
          <table:table-cell table:formula="of:=[.B23]+[.C23]+[.D23]+[.E23]" office:value-type="float" office:value="2000" calcext:value-type="float">
            <text:p>2000</text:p>
          </table:table-cell>
          <table:table-cell table:style-name="ce6" table:formula="of:=IF([.F23]&gt;=1000000; TEXT([.F23]/1000000; &quot;0.0#&quot;)&amp;&quot; M&quot;; IF([.F23]&gt;=1000; TEXT([.F23]/1000; &quot;0.0#&quot;)&amp;&quot; k&quot;;  IF([.F23]&gt;=1; TEXT([.F23]; &quot;0.0#&quot;);IF([.F23]&gt;=0.001; TEXT([.F23]*1000; &quot;0.0#&quot;)&amp;&quot; m&quot;; IF([.F23]&gt;=0.000001; TEXT([.F23]*1000000; &quot;0.0#&quot;)&amp;&quot; µ&quot;;IF([.F23]&gt;=0.000000001; TEXT([.F23]*1000000000; &quot;0.0#&quot;)&amp;&quot; n&quot;; IF([.F23]&gt;=0.000000000001; TEXT([.F23]*1000000000000; &quot;0.0#&quot;)&amp;&quot; p&quot;;TEXT([.F23]; &quot;0.0#&quot;))))))))" office:value-type="string" office:string-value="2.0 k" calcext:value-type="string">
            <text:p>2.0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2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[.B24]+[.C24]+[.D24]+[.E24]" office:value-type="float" office:value="2100" calcext:value-type="float">
            <text:p>2100</text:p>
          </table:table-cell>
          <table:table-cell table:style-name="ce6" table:formula="of:=IF([.F24]&gt;=1000000; TEXT([.F24]/1000000; &quot;0.0#&quot;)&amp;&quot; M&quot;; IF([.F24]&gt;=1000; TEXT([.F24]/1000; &quot;0.0#&quot;)&amp;&quot; k&quot;;  IF([.F24]&gt;=1; TEXT([.F24]; &quot;0.0#&quot;);IF([.F24]&gt;=0.001; TEXT([.F24]*1000; &quot;0.0#&quot;)&amp;&quot; m&quot;; IF([.F24]&gt;=0.000001; TEXT([.F24]*1000000; &quot;0.0#&quot;)&amp;&quot; µ&quot;;IF([.F24]&gt;=0.000000001; TEXT([.F24]*1000000000; &quot;0.0#&quot;)&amp;&quot; n&quot;; IF([.F24]&gt;=0.000000000001; TEXT([.F24]*1000000000000; &quot;0.0#&quot;)&amp;&quot; p&quot;;TEXT([.F24]; &quot;0.0#&quot;))))))))" office:value-type="string" office:string-value="2.1 k" calcext:value-type="string">
            <text:p>2.1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2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10" calcext:value-type="float">
            <text:p>2210</text:p>
          </table:table-cell>
          <table:table-cell table:number-columns-repeated="3"/>
          <table:table-cell table:formula="of:=[.B25]+[.C25]+[.D25]+[.E25]" office:value-type="float" office:value="2210" calcext:value-type="float">
            <text:p>2210</text:p>
          </table:table-cell>
          <table:table-cell table:style-name="ce6" table:formula="of:=IF([.F25]&gt;=1000000; TEXT([.F25]/1000000; &quot;0.0#&quot;)&amp;&quot; M&quot;; IF([.F25]&gt;=1000; TEXT([.F25]/1000; &quot;0.0#&quot;)&amp;&quot; k&quot;;  IF([.F25]&gt;=1; TEXT([.F25]; &quot;0.0#&quot;);IF([.F25]&gt;=0.001; TEXT([.F25]*1000; &quot;0.0#&quot;)&amp;&quot; m&quot;; IF([.F25]&gt;=0.000001; TEXT([.F25]*1000000; &quot;0.0#&quot;)&amp;&quot; µ&quot;;IF([.F25]&gt;=0.000000001; TEXT([.F25]*1000000000; &quot;0.0#&quot;)&amp;&quot; n&quot;; IF([.F25]&gt;=0.000000000001; TEXT([.F25]*1000000000000; &quot;0.0#&quot;)&amp;&quot; p&quot;;TEXT([.F25]; &quot;0.0#&quot;))))))))" office:value-type="string" office:string-value="2.21 k" calcext:value-type="string">
            <text:p>2.21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2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10" calcext:value-type="float">
            <text:p>3010</text:p>
          </table:table-cell>
          <table:table-cell table:number-columns-repeated="3"/>
          <table:table-cell table:formula="of:=[.B26]+[.C26]+[.D26]+[.E26]" office:value-type="float" office:value="3010" calcext:value-type="float">
            <text:p>3010</text:p>
          </table:table-cell>
          <table:table-cell table:style-name="ce6" table:formula="of:=IF([.F26]&gt;=1000000; TEXT([.F26]/1000000; &quot;0.0#&quot;)&amp;&quot; M&quot;; IF([.F26]&gt;=1000; TEXT([.F26]/1000; &quot;0.0#&quot;)&amp;&quot; k&quot;;  IF([.F26]&gt;=1; TEXT([.F26]; &quot;0.0#&quot;);IF([.F26]&gt;=0.001; TEXT([.F26]*1000; &quot;0.0#&quot;)&amp;&quot; m&quot;; IF([.F26]&gt;=0.000001; TEXT([.F26]*1000000; &quot;0.0#&quot;)&amp;&quot; µ&quot;;IF([.F26]&gt;=0.000000001; TEXT([.F26]*1000000000; &quot;0.0#&quot;)&amp;&quot; n&quot;; IF([.F26]&gt;=0.000000000001; TEXT([.F26]*1000000000000; &quot;0.0#&quot;)&amp;&quot; p&quot;;TEXT([.F26]; &quot;0.0#&quot;))))))))" office:value-type="string" office:string-value="3.01 k" calcext:value-type="string">
            <text:p>3.01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2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[.B27]+[.C27]+[.D27]+[.E27]" office:value-type="float" office:value="10000" calcext:value-type="float">
            <text:p>10000</text:p>
          </table:table-cell>
          <table:table-cell table:style-name="ce6" table:formula="of:=IF([.F27]&gt;=1000000; TEXT([.F27]/1000000; &quot;0.0#&quot;)&amp;&quot; M&quot;; IF([.F27]&gt;=1000; TEXT([.F27]/1000; &quot;0.0#&quot;)&amp;&quot; k&quot;;  IF([.F27]&gt;=1; TEXT([.F27]; &quot;0.0#&quot;);IF([.F27]&gt;=0.001; TEXT([.F27]*1000; &quot;0.0#&quot;)&amp;&quot; m&quot;; IF([.F27]&gt;=0.000001; TEXT([.F27]*1000000; &quot;0.0#&quot;)&amp;&quot; µ&quot;;IF([.F27]&gt;=0.000000001; TEXT([.F27]*1000000000; &quot;0.0#&quot;)&amp;&quot; n&quot;; IF([.F27]&gt;=0.000000000001; TEXT([.F27]*1000000000000; &quot;0.0#&quot;)&amp;&quot; p&quot;;TEXT([.F27]; &quot;0.0#&quot;))))))))" office:value-type="string" office:string-value="10.0 k" calcext:value-type="string">
            <text:p>10.0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2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[.B28]+[.C28]+[.D28]+[.E28]" office:value-type="float" office:value="15000" calcext:value-type="float">
            <text:p>15000</text:p>
          </table:table-cell>
          <table:table-cell table:style-name="ce6" table:formula="of:=IF([.F28]&gt;=1000000; TEXT([.F28]/1000000; &quot;0.0#&quot;)&amp;&quot; M&quot;; IF([.F28]&gt;=1000; TEXT([.F28]/1000; &quot;0.0#&quot;)&amp;&quot; k&quot;;  IF([.F28]&gt;=1; TEXT([.F28]; &quot;0.0#&quot;);IF([.F28]&gt;=0.001; TEXT([.F28]*1000; &quot;0.0#&quot;)&amp;&quot; m&quot;; IF([.F28]&gt;=0.000001; TEXT([.F28]*1000000; &quot;0.0#&quot;)&amp;&quot; µ&quot;;IF([.F28]&gt;=0.000000001; TEXT([.F28]*1000000000; &quot;0.0#&quot;)&amp;&quot; n&quot;; IF([.F28]&gt;=0.000000000001; TEXT([.F28]*1000000000000; &quot;0.0#&quot;)&amp;&quot; p&quot;;TEXT([.F28]; &quot;0.0#&quot;))))))))" office:value-type="string" office:string-value="15.0 k" calcext:value-type="string">
            <text:p>15.0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2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table:formula="of:=[.B29]+[.C29]+[.D29]+[.E29]" office:value-type="float" office:value="20000" calcext:value-type="float">
            <text:p>20000</text:p>
          </table:table-cell>
          <table:table-cell table:style-name="ce6" table:formula="of:=IF([.F29]&gt;=1000000; TEXT([.F29]/1000000; &quot;0.0#&quot;)&amp;&quot; M&quot;; IF([.F29]&gt;=1000; TEXT([.F29]/1000; &quot;0.0#&quot;)&amp;&quot; k&quot;;  IF([.F29]&gt;=1; TEXT([.F29]; &quot;0.0#&quot;);IF([.F29]&gt;=0.001; TEXT([.F29]*1000; &quot;0.0#&quot;)&amp;&quot; m&quot;; IF([.F29]&gt;=0.000001; TEXT([.F29]*1000000; &quot;0.0#&quot;)&amp;&quot; µ&quot;;IF([.F29]&gt;=0.000000001; TEXT([.F29]*1000000000; &quot;0.0#&quot;)&amp;&quot; n&quot;; IF([.F29]&gt;=0.000000000001; TEXT([.F29]*1000000000000; &quot;0.0#&quot;)&amp;&quot; p&quot;;TEXT([.F29]; &quot;0.0#&quot;))))))))" office:value-type="string" office:string-value="20.0 k" calcext:value-type="string">
            <text:p>20.0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2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100" calcext:value-type="float">
            <text:p>22100</text:p>
          </table:table-cell>
          <table:table-cell table:number-columns-repeated="3"/>
          <table:table-cell table:formula="of:=[.B30]+[.C30]+[.D30]+[.E30]" office:value-type="float" office:value="22100" calcext:value-type="float">
            <text:p>22100</text:p>
          </table:table-cell>
          <table:table-cell table:style-name="ce6" table:formula="of:=IF([.F30]&gt;=1000000; TEXT([.F30]/1000000; &quot;0.0#&quot;)&amp;&quot; M&quot;; IF([.F30]&gt;=1000; TEXT([.F30]/1000; &quot;0.0#&quot;)&amp;&quot; k&quot;;  IF([.F30]&gt;=1; TEXT([.F30]; &quot;0.0#&quot;);IF([.F30]&gt;=0.001; TEXT([.F30]*1000; &quot;0.0#&quot;)&amp;&quot; m&quot;; IF([.F30]&gt;=0.000001; TEXT([.F30]*1000000; &quot;0.0#&quot;)&amp;&quot; µ&quot;;IF([.F30]&gt;=0.000000001; TEXT([.F30]*1000000000; &quot;0.0#&quot;)&amp;&quot; n&quot;; IF([.F30]&gt;=0.000000000001; TEXT([.F30]*1000000000000; &quot;0.0#&quot;)&amp;&quot; p&quot;;TEXT([.F30]; &quot;0.0#&quot;))))))))" office:value-type="string" office:string-value="22.1 k" calcext:value-type="string">
            <text:p>22.1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3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3200" calcext:value-type="float">
            <text:p>23200</text:p>
          </table:table-cell>
          <table:table-cell table:number-columns-repeated="3"/>
          <table:table-cell table:formula="of:=[.B31]+[.C31]+[.D31]+[.E31]" office:value-type="float" office:value="23200" calcext:value-type="float">
            <text:p>23200</text:p>
          </table:table-cell>
          <table:table-cell table:style-name="ce6" table:formula="of:=IF([.F31]&gt;=1000000; TEXT([.F31]/1000000; &quot;0.0#&quot;)&amp;&quot; M&quot;; IF([.F31]&gt;=1000; TEXT([.F31]/1000; &quot;0.0#&quot;)&amp;&quot; k&quot;;  IF([.F31]&gt;=1; TEXT([.F31]; &quot;0.0#&quot;);IF([.F31]&gt;=0.001; TEXT([.F31]*1000; &quot;0.0#&quot;)&amp;&quot; m&quot;; IF([.F31]&gt;=0.000001; TEXT([.F31]*1000000; &quot;0.0#&quot;)&amp;&quot; µ&quot;;IF([.F31]&gt;=0.000000001; TEXT([.F31]*1000000000; &quot;0.0#&quot;)&amp;&quot; n&quot;; IF([.F31]&gt;=0.000000000001; TEXT([.F31]*1000000000000; &quot;0.0#&quot;)&amp;&quot; p&quot;;TEXT([.F31]; &quot;0.0#&quot;))))))))" office:value-type="string" office:string-value="23.2 k" calcext:value-type="string">
            <text:p>23.2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3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5500" calcext:value-type="float">
            <text:p>25500</text:p>
          </table:table-cell>
          <table:table-cell table:number-columns-repeated="3"/>
          <table:table-cell table:formula="of:=[.B32]+[.C32]+[.D32]+[.E32]" office:value-type="float" office:value="25500" calcext:value-type="float">
            <text:p>25500</text:p>
          </table:table-cell>
          <table:table-cell table:style-name="ce6" table:formula="of:=IF([.F32]&gt;=1000000; TEXT([.F32]/1000000; &quot;0.0#&quot;)&amp;&quot; M&quot;; IF([.F32]&gt;=1000; TEXT([.F32]/1000; &quot;0.0#&quot;)&amp;&quot; k&quot;;  IF([.F32]&gt;=1; TEXT([.F32]; &quot;0.0#&quot;);IF([.F32]&gt;=0.001; TEXT([.F32]*1000; &quot;0.0#&quot;)&amp;&quot; m&quot;; IF([.F32]&gt;=0.000001; TEXT([.F32]*1000000; &quot;0.0#&quot;)&amp;&quot; µ&quot;;IF([.F32]&gt;=0.000000001; TEXT([.F32]*1000000000; &quot;0.0#&quot;)&amp;&quot; n&quot;; IF([.F32]&gt;=0.000000000001; TEXT([.F32]*1000000000000; &quot;0.0#&quot;)&amp;&quot; p&quot;;TEXT([.F32]; &quot;0.0#&quot;))))))))" office:value-type="string" office:string-value="25.5 k" calcext:value-type="string">
            <text:p>25.5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3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400" calcext:value-type="float">
            <text:p>27400</text:p>
          </table:table-cell>
          <table:table-cell table:number-columns-repeated="3"/>
          <table:table-cell table:formula="of:=[.B33]+[.C33]+[.D33]+[.E33]" office:value-type="float" office:value="27400" calcext:value-type="float">
            <text:p>27400</text:p>
          </table:table-cell>
          <table:table-cell table:style-name="ce6" table:formula="of:=IF([.F33]&gt;=1000000; TEXT([.F33]/1000000; &quot;0.0#&quot;)&amp;&quot; M&quot;; IF([.F33]&gt;=1000; TEXT([.F33]/1000; &quot;0.0#&quot;)&amp;&quot; k&quot;;  IF([.F33]&gt;=1; TEXT([.F33]; &quot;0.0#&quot;);IF([.F33]&gt;=0.001; TEXT([.F33]*1000; &quot;0.0#&quot;)&amp;&quot; m&quot;; IF([.F33]&gt;=0.000001; TEXT([.F33]*1000000; &quot;0.0#&quot;)&amp;&quot; µ&quot;;IF([.F33]&gt;=0.000000001; TEXT([.F33]*1000000000; &quot;0.0#&quot;)&amp;&quot; n&quot;; IF([.F33]&gt;=0.000000000001; TEXT([.F33]*1000000000000; &quot;0.0#&quot;)&amp;&quot; p&quot;;TEXT([.F33]; &quot;0.0#&quot;))))))))" office:value-type="string" office:string-value="27.4 k" calcext:value-type="string">
            <text:p>27.4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3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3200" calcext:value-type="float">
            <text:p>33200</text:p>
          </table:table-cell>
          <table:table-cell table:number-columns-repeated="3"/>
          <table:table-cell table:formula="of:=[.B34]+[.C34]+[.D34]+[.E34]" office:value-type="float" office:value="33200" calcext:value-type="float">
            <text:p>33200</text:p>
          </table:table-cell>
          <table:table-cell table:style-name="ce6" table:formula="of:=IF([.F34]&gt;=1000000; TEXT([.F34]/1000000; &quot;0.0#&quot;)&amp;&quot; M&quot;; IF([.F34]&gt;=1000; TEXT([.F34]/1000; &quot;0.0#&quot;)&amp;&quot; k&quot;;  IF([.F34]&gt;=1; TEXT([.F34]; &quot;0.0#&quot;);IF([.F34]&gt;=0.001; TEXT([.F34]*1000; &quot;0.0#&quot;)&amp;&quot; m&quot;; IF([.F34]&gt;=0.000001; TEXT([.F34]*1000000; &quot;0.0#&quot;)&amp;&quot; µ&quot;;IF([.F34]&gt;=0.000000001; TEXT([.F34]*1000000000; &quot;0.0#&quot;)&amp;&quot; n&quot;; IF([.F34]&gt;=0.000000000001; TEXT([.F34]*1000000000000; &quot;0.0#&quot;)&amp;&quot; p&quot;;TEXT([.F34]; &quot;0.0#&quot;))))))))" office:value-type="string" office:string-value="33.2 k" calcext:value-type="string">
            <text:p>33.2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3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6500" calcext:value-type="float">
            <text:p>36500</text:p>
          </table:table-cell>
          <table:table-cell table:number-columns-repeated="3"/>
          <table:table-cell table:formula="of:=[.B35]+[.C35]+[.D35]+[.E35]" office:value-type="float" office:value="36500" calcext:value-type="float">
            <text:p>36500</text:p>
          </table:table-cell>
          <table:table-cell table:style-name="ce6" table:formula="of:=IF([.F35]&gt;=1000000; TEXT([.F35]/1000000; &quot;0.0#&quot;)&amp;&quot; M&quot;; IF([.F35]&gt;=1000; TEXT([.F35]/1000; &quot;0.0#&quot;)&amp;&quot; k&quot;;  IF([.F35]&gt;=1; TEXT([.F35]; &quot;0.0#&quot;);IF([.F35]&gt;=0.001; TEXT([.F35]*1000; &quot;0.0#&quot;)&amp;&quot; m&quot;; IF([.F35]&gt;=0.000001; TEXT([.F35]*1000000; &quot;0.0#&quot;)&amp;&quot; µ&quot;;IF([.F35]&gt;=0.000000001; TEXT([.F35]*1000000000; &quot;0.0#&quot;)&amp;&quot; n&quot;; IF([.F35]&gt;=0.000000000001; TEXT([.F35]*1000000000000; &quot;0.0#&quot;)&amp;&quot; p&quot;;TEXT([.F35]; &quot;0.0#&quot;))))))))" office:value-type="string" office:string-value="36.5 k" calcext:value-type="string">
            <text:p>36.5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3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0900" calcext:value-type="float">
            <text:p>40900</text:p>
          </table:table-cell>
          <table:table-cell table:number-columns-repeated="3"/>
          <table:table-cell table:formula="of:=[.B36]+[.C36]+[.D36]+[.E36]" office:value-type="float" office:value="40900" calcext:value-type="float">
            <text:p>40900</text:p>
          </table:table-cell>
          <table:table-cell table:style-name="ce6" table:formula="of:=IF([.F36]&gt;=1000000; TEXT([.F36]/1000000; &quot;0.0#&quot;)&amp;&quot; M&quot;; IF([.F36]&gt;=1000; TEXT([.F36]/1000; &quot;0.0#&quot;)&amp;&quot; k&quot;;  IF([.F36]&gt;=1; TEXT([.F36]; &quot;0.0#&quot;);IF([.F36]&gt;=0.001; TEXT([.F36]*1000; &quot;0.0#&quot;)&amp;&quot; m&quot;; IF([.F36]&gt;=0.000001; TEXT([.F36]*1000000; &quot;0.0#&quot;)&amp;&quot; µ&quot;;IF([.F36]&gt;=0.000000001; TEXT([.F36]*1000000000; &quot;0.0#&quot;)&amp;&quot; n&quot;; IF([.F36]&gt;=0.000000000001; TEXT([.F36]*1000000000000; &quot;0.0#&quot;)&amp;&quot; p&quot;;TEXT([.F36]; &quot;0.0#&quot;))))))))" office:value-type="string" office:string-value="40.9 k" calcext:value-type="string">
            <text:p>40.9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3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6200" calcext:value-type="float">
            <text:p>56200</text:p>
          </table:table-cell>
          <table:table-cell table:number-columns-repeated="3"/>
          <table:table-cell table:formula="of:=[.B37]+[.C37]+[.D37]+[.E37]" office:value-type="float" office:value="56200" calcext:value-type="float">
            <text:p>56200</text:p>
          </table:table-cell>
          <table:table-cell table:style-name="ce6" table:formula="of:=IF([.F37]&gt;=1000000; TEXT([.F37]/1000000; &quot;0.0#&quot;)&amp;&quot; M&quot;; IF([.F37]&gt;=1000; TEXT([.F37]/1000; &quot;0.0#&quot;)&amp;&quot; k&quot;;  IF([.F37]&gt;=1; TEXT([.F37]; &quot;0.0#&quot;);IF([.F37]&gt;=0.001; TEXT([.F37]*1000; &quot;0.0#&quot;)&amp;&quot; m&quot;; IF([.F37]&gt;=0.000001; TEXT([.F37]*1000000; &quot;0.0#&quot;)&amp;&quot; µ&quot;;IF([.F37]&gt;=0.000000001; TEXT([.F37]*1000000000; &quot;0.0#&quot;)&amp;&quot; n&quot;; IF([.F37]&gt;=0.000000000001; TEXT([.F37]*1000000000000; &quot;0.0#&quot;)&amp;&quot; p&quot;;TEXT([.F37]; &quot;0.0#&quot;))))))))" office:value-type="string" office:string-value="56.2 k" calcext:value-type="string">
            <text:p>56.2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3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0400" calcext:value-type="float">
            <text:p>60400</text:p>
          </table:table-cell>
          <table:table-cell table:number-columns-repeated="3"/>
          <table:table-cell table:formula="of:=[.B38]+[.C38]+[.D38]+[.E38]" office:value-type="float" office:value="60400" calcext:value-type="float">
            <text:p>60400</text:p>
          </table:table-cell>
          <table:table-cell table:style-name="ce6" table:formula="of:=IF([.F38]&gt;=1000000; TEXT([.F38]/1000000; &quot;0.0#&quot;)&amp;&quot; M&quot;; IF([.F38]&gt;=1000; TEXT([.F38]/1000; &quot;0.0#&quot;)&amp;&quot; k&quot;;  IF([.F38]&gt;=1; TEXT([.F38]; &quot;0.0#&quot;);IF([.F38]&gt;=0.001; TEXT([.F38]*1000; &quot;0.0#&quot;)&amp;&quot; m&quot;; IF([.F38]&gt;=0.000001; TEXT([.F38]*1000000; &quot;0.0#&quot;)&amp;&quot; µ&quot;;IF([.F38]&gt;=0.000000001; TEXT([.F38]*1000000000; &quot;0.0#&quot;)&amp;&quot; n&quot;; IF([.F38]&gt;=0.000000000001; TEXT([.F38]*1000000000000; &quot;0.0#&quot;)&amp;&quot; p&quot;;TEXT([.F38]; &quot;0.0#&quot;))))))))" office:value-type="string" office:string-value="60.4 k" calcext:value-type="string">
            <text:p>60.4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3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1900" calcext:value-type="float">
            <text:p>61900</text:p>
          </table:table-cell>
          <table:table-cell table:number-columns-repeated="3"/>
          <table:table-cell table:formula="of:=[.B39]+[.C39]+[.D39]+[.E39]" office:value-type="float" office:value="61900" calcext:value-type="float">
            <text:p>61900</text:p>
          </table:table-cell>
          <table:table-cell table:style-name="ce6" table:formula="of:=IF([.F39]&gt;=1000000; TEXT([.F39]/1000000; &quot;0.0#&quot;)&amp;&quot; M&quot;; IF([.F39]&gt;=1000; TEXT([.F39]/1000; &quot;0.0#&quot;)&amp;&quot; k&quot;;  IF([.F39]&gt;=1; TEXT([.F39]; &quot;0.0#&quot;);IF([.F39]&gt;=0.001; TEXT([.F39]*1000; &quot;0.0#&quot;)&amp;&quot; m&quot;; IF([.F39]&gt;=0.000001; TEXT([.F39]*1000000; &quot;0.0#&quot;)&amp;&quot; µ&quot;;IF([.F39]&gt;=0.000000001; TEXT([.F39]*1000000000; &quot;0.0#&quot;)&amp;&quot; n&quot;; IF([.F39]&gt;=0.000000000001; TEXT([.F39]*1000000000000; &quot;0.0#&quot;)&amp;&quot; p&quot;;TEXT([.F39]; &quot;0.0#&quot;))))))))" office:value-type="string" office:string-value="61.9 k" calcext:value-type="string">
            <text:p>61.9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3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5000" calcext:value-type="float">
            <text:p>75000</text:p>
          </table:table-cell>
          <table:table-cell table:number-columns-repeated="3"/>
          <table:table-cell table:formula="of:=[.B40]+[.C40]+[.D40]+[.E40]" office:value-type="float" office:value="75000" calcext:value-type="float">
            <text:p>75000</text:p>
          </table:table-cell>
          <table:table-cell table:style-name="ce6" table:formula="of:=IF([.F40]&gt;=1000000; TEXT([.F40]/1000000; &quot;0.0#&quot;)&amp;&quot; M&quot;; IF([.F40]&gt;=1000; TEXT([.F40]/1000; &quot;0.0#&quot;)&amp;&quot; k&quot;;  IF([.F40]&gt;=1; TEXT([.F40]; &quot;0.0#&quot;);IF([.F40]&gt;=0.001; TEXT([.F40]*1000; &quot;0.0#&quot;)&amp;&quot; m&quot;; IF([.F40]&gt;=0.000001; TEXT([.F40]*1000000; &quot;0.0#&quot;)&amp;&quot; µ&quot;;IF([.F40]&gt;=0.000000001; TEXT([.F40]*1000000000; &quot;0.0#&quot;)&amp;&quot; n&quot;; IF([.F40]&gt;=0.000000000001; TEXT([.F40]*1000000000000; &quot;0.0#&quot;)&amp;&quot; p&quot;;TEXT([.F40]; &quot;0.0#&quot;))))))))" office:value-type="string" office:string-value="75.0 k" calcext:value-type="string">
            <text:p>75.0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4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2500" calcext:value-type="float">
            <text:p>82500</text:p>
          </table:table-cell>
          <table:table-cell table:number-columns-repeated="3"/>
          <table:table-cell table:formula="of:=[.B41]+[.C41]+[.D41]+[.E41]" office:value-type="float" office:value="82500" calcext:value-type="float">
            <text:p>82500</text:p>
          </table:table-cell>
          <table:table-cell table:style-name="ce6" table:formula="of:=IF([.F41]&gt;=1000000; TEXT([.F41]/1000000; &quot;0.0#&quot;)&amp;&quot; M&quot;; IF([.F41]&gt;=1000; TEXT([.F41]/1000; &quot;0.0#&quot;)&amp;&quot; k&quot;;  IF([.F41]&gt;=1; TEXT([.F41]; &quot;0.0#&quot;);IF([.F41]&gt;=0.001; TEXT([.F41]*1000; &quot;0.0#&quot;)&amp;&quot; m&quot;; IF([.F41]&gt;=0.000001; TEXT([.F41]*1000000; &quot;0.0#&quot;)&amp;&quot; µ&quot;;IF([.F41]&gt;=0.000000001; TEXT([.F41]*1000000000; &quot;0.0#&quot;)&amp;&quot; n&quot;; IF([.F41]&gt;=0.000000000001; TEXT([.F41]*1000000000000; &quot;0.0#&quot;)&amp;&quot; p&quot;;TEXT([.F41]; &quot;0.0#&quot;))))))))" office:value-type="string" office:string-value="82.5 k" calcext:value-type="string">
            <text:p>82.5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4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6600" calcext:value-type="float">
            <text:p>86600</text:p>
          </table:table-cell>
          <table:table-cell table:number-columns-repeated="3"/>
          <table:table-cell table:formula="of:=[.B42]+[.C42]+[.D42]+[.E42]" office:value-type="float" office:value="86600" calcext:value-type="float">
            <text:p>86600</text:p>
          </table:table-cell>
          <table:table-cell table:style-name="ce6" table:formula="of:=IF([.F42]&gt;=1000000; TEXT([.F42]/1000000; &quot;0.0#&quot;)&amp;&quot; M&quot;; IF([.F42]&gt;=1000; TEXT([.F42]/1000; &quot;0.0#&quot;)&amp;&quot; k&quot;;  IF([.F42]&gt;=1; TEXT([.F42]; &quot;0.0#&quot;);IF([.F42]&gt;=0.001; TEXT([.F42]*1000; &quot;0.0#&quot;)&amp;&quot; m&quot;; IF([.F42]&gt;=0.000001; TEXT([.F42]*1000000; &quot;0.0#&quot;)&amp;&quot; µ&quot;;IF([.F42]&gt;=0.000000001; TEXT([.F42]*1000000000; &quot;0.0#&quot;)&amp;&quot; n&quot;; IF([.F42]&gt;=0.000000000001; TEXT([.F42]*1000000000000; &quot;0.0#&quot;)&amp;&quot; p&quot;;TEXT([.F42]; &quot;0.0#&quot;))))))))" office:value-type="string" office:string-value="86.6 k" calcext:value-type="string">
            <text:p>86.6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4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95300" calcext:value-type="float">
            <text:p>95300</text:p>
          </table:table-cell>
          <table:table-cell table:number-columns-repeated="3"/>
          <table:table-cell table:formula="of:=[.B43]+[.C43]+[.D43]+[.E43]" office:value-type="float" office:value="95300" calcext:value-type="float">
            <text:p>95300</text:p>
          </table:table-cell>
          <table:table-cell table:style-name="ce6" table:formula="of:=IF([.F43]&gt;=1000000; TEXT([.F43]/1000000; &quot;0.0#&quot;)&amp;&quot; M&quot;; IF([.F43]&gt;=1000; TEXT([.F43]/1000; &quot;0.0#&quot;)&amp;&quot; k&quot;;  IF([.F43]&gt;=1; TEXT([.F43]; &quot;0.0#&quot;);IF([.F43]&gt;=0.001; TEXT([.F43]*1000; &quot;0.0#&quot;)&amp;&quot; m&quot;; IF([.F43]&gt;=0.000001; TEXT([.F43]*1000000; &quot;0.0#&quot;)&amp;&quot; µ&quot;;IF([.F43]&gt;=0.000000001; TEXT([.F43]*1000000000; &quot;0.0#&quot;)&amp;&quot; n&quot;; IF([.F43]&gt;=0.000000000001; TEXT([.F43]*1000000000000; &quot;0.0#&quot;)&amp;&quot; p&quot;;TEXT([.F43]; &quot;0.0#&quot;))))))))" office:value-type="string" office:string-value="95.3 k" calcext:value-type="string">
            <text:p>95.3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4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0" calcext:value-type="float">
            <text:p>100000</text:p>
          </table:table-cell>
          <table:table-cell table:number-columns-repeated="3"/>
          <table:table-cell table:formula="of:=[.B44]+[.C44]+[.D44]+[.E44]" office:value-type="float" office:value="100000" calcext:value-type="float">
            <text:p>100000</text:p>
          </table:table-cell>
          <table:table-cell table:style-name="ce6" table:formula="of:=IF([.F44]&gt;=1000000; TEXT([.F44]/1000000; &quot;0.0#&quot;)&amp;&quot; M&quot;; IF([.F44]&gt;=1000; TEXT([.F44]/1000; &quot;0.0#&quot;)&amp;&quot; k&quot;;  IF([.F44]&gt;=1; TEXT([.F44]; &quot;0.0#&quot;);IF([.F44]&gt;=0.001; TEXT([.F44]*1000; &quot;0.0#&quot;)&amp;&quot; m&quot;; IF([.F44]&gt;=0.000001; TEXT([.F44]*1000000; &quot;0.0#&quot;)&amp;&quot; µ&quot;;IF([.F44]&gt;=0.000000001; TEXT([.F44]*1000000000; &quot;0.0#&quot;)&amp;&quot; n&quot;; IF([.F44]&gt;=0.000000000001; TEXT([.F44]*1000000000000; &quot;0.0#&quot;)&amp;&quot; p&quot;;TEXT([.F44]; &quot;0.0#&quot;))))))))" office:value-type="string" office:string-value="100.0 k" calcext:value-type="string">
            <text:p>100.0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4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5000" calcext:value-type="float">
            <text:p>105000</text:p>
          </table:table-cell>
          <table:table-cell table:number-columns-repeated="3"/>
          <table:table-cell table:formula="of:=[.B45]+[.C45]+[.D45]+[.E45]" office:value-type="float" office:value="105000" calcext:value-type="float">
            <text:p>105000</text:p>
          </table:table-cell>
          <table:table-cell table:style-name="ce6" table:formula="of:=IF([.F45]&gt;=1000000; TEXT([.F45]/1000000; &quot;0.0#&quot;)&amp;&quot; M&quot;; IF([.F45]&gt;=1000; TEXT([.F45]/1000; &quot;0.0#&quot;)&amp;&quot; k&quot;;  IF([.F45]&gt;=1; TEXT([.F45]; &quot;0.0#&quot;);IF([.F45]&gt;=0.001; TEXT([.F45]*1000; &quot;0.0#&quot;)&amp;&quot; m&quot;; IF([.F45]&gt;=0.000001; TEXT([.F45]*1000000; &quot;0.0#&quot;)&amp;&quot; µ&quot;;IF([.F45]&gt;=0.000000001; TEXT([.F45]*1000000000; &quot;0.0#&quot;)&amp;&quot; n&quot;; IF([.F45]&gt;=0.000000000001; TEXT([.F45]*1000000000000; &quot;0.0#&quot;)&amp;&quot; p&quot;;TEXT([.F45]; &quot;0.0#&quot;))))))))" office:value-type="string" office:string-value="105.0 k" calcext:value-type="string">
            <text:p>105.0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4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0000" calcext:value-type="float">
            <text:p>110000</text:p>
          </table:table-cell>
          <table:table-cell table:number-columns-repeated="3"/>
          <table:table-cell table:formula="of:=[.B46]+[.C46]+[.D46]+[.E46]" office:value-type="float" office:value="110000" calcext:value-type="float">
            <text:p>110000</text:p>
          </table:table-cell>
          <table:table-cell table:style-name="ce6" table:formula="of:=IF([.F46]&gt;=1000000; TEXT([.F46]/1000000; &quot;0.0#&quot;)&amp;&quot; M&quot;; IF([.F46]&gt;=1000; TEXT([.F46]/1000; &quot;0.0#&quot;)&amp;&quot; k&quot;;  IF([.F46]&gt;=1; TEXT([.F46]; &quot;0.0#&quot;);IF([.F46]&gt;=0.001; TEXT([.F46]*1000; &quot;0.0#&quot;)&amp;&quot; m&quot;; IF([.F46]&gt;=0.000001; TEXT([.F46]*1000000; &quot;0.0#&quot;)&amp;&quot; µ&quot;;IF([.F46]&gt;=0.000000001; TEXT([.F46]*1000000000; &quot;0.0#&quot;)&amp;&quot; n&quot;; IF([.F46]&gt;=0.000000000001; TEXT([.F46]*1000000000000; &quot;0.0#&quot;)&amp;&quot; p&quot;;TEXT([.F46]; &quot;0.0#&quot;))))))))" office:value-type="string" office:string-value="110.0 k" calcext:value-type="string">
            <text:p>110.0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4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5000" calcext:value-type="float">
            <text:p>115000</text:p>
          </table:table-cell>
          <table:table-cell table:number-columns-repeated="3"/>
          <table:table-cell table:formula="of:=[.B47]+[.C47]+[.D47]+[.E47]" office:value-type="float" office:value="115000" calcext:value-type="float">
            <text:p>115000</text:p>
          </table:table-cell>
          <table:table-cell table:style-name="ce6" table:formula="of:=IF([.F47]&gt;=1000000; TEXT([.F47]/1000000; &quot;0.0#&quot;)&amp;&quot; M&quot;; IF([.F47]&gt;=1000; TEXT([.F47]/1000; &quot;0.0#&quot;)&amp;&quot; k&quot;;  IF([.F47]&gt;=1; TEXT([.F47]; &quot;0.0#&quot;);IF([.F47]&gt;=0.001; TEXT([.F47]*1000; &quot;0.0#&quot;)&amp;&quot; m&quot;; IF([.F47]&gt;=0.000001; TEXT([.F47]*1000000; &quot;0.0#&quot;)&amp;&quot; µ&quot;;IF([.F47]&gt;=0.000000001; TEXT([.F47]*1000000000; &quot;0.0#&quot;)&amp;&quot; n&quot;; IF([.F47]&gt;=0.000000000001; TEXT([.F47]*1000000000000; &quot;0.0#&quot;)&amp;&quot; p&quot;;TEXT([.F47]; &quot;0.0#&quot;))))))))" office:value-type="string" office:string-value="115.0 k" calcext:value-type="string">
            <text:p>115.0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4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7000" calcext:value-type="float">
            <text:p>137000</text:p>
          </table:table-cell>
          <table:table-cell table:number-columns-repeated="3"/>
          <table:table-cell table:formula="of:=[.B48]+[.C48]+[.D48]+[.E48]" office:value-type="float" office:value="137000" calcext:value-type="float">
            <text:p>137000</text:p>
          </table:table-cell>
          <table:table-cell table:style-name="ce6" table:formula="of:=IF([.F48]&gt;=1000000; TEXT([.F48]/1000000; &quot;0.0#&quot;)&amp;&quot; M&quot;; IF([.F48]&gt;=1000; TEXT([.F48]/1000; &quot;0.0#&quot;)&amp;&quot; k&quot;;  IF([.F48]&gt;=1; TEXT([.F48]; &quot;0.0#&quot;);IF([.F48]&gt;=0.001; TEXT([.F48]*1000; &quot;0.0#&quot;)&amp;&quot; m&quot;; IF([.F48]&gt;=0.000001; TEXT([.F48]*1000000; &quot;0.0#&quot;)&amp;&quot; µ&quot;;IF([.F48]&gt;=0.000000001; TEXT([.F48]*1000000000; &quot;0.0#&quot;)&amp;&quot; n&quot;; IF([.F48]&gt;=0.000000000001; TEXT([.F48]*1000000000000; &quot;0.0#&quot;)&amp;&quot; p&quot;;TEXT([.F48]; &quot;0.0#&quot;))))))))" office:value-type="string" office:string-value="137.0 k" calcext:value-type="string">
            <text:p>137.0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4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000" calcext:value-type="float">
            <text:p>150000</text:p>
          </table:table-cell>
          <table:table-cell table:number-columns-repeated="3"/>
          <table:table-cell table:formula="of:=[.B49]+[.C49]+[.D49]+[.E49]" office:value-type="float" office:value="150000" calcext:value-type="float">
            <text:p>150000</text:p>
          </table:table-cell>
          <table:table-cell table:style-name="ce6" table:formula="of:=IF([.F49]&gt;=1000000; TEXT([.F49]/1000000; &quot;0.0#&quot;)&amp;&quot; M&quot;; IF([.F49]&gt;=1000; TEXT([.F49]/1000; &quot;0.0#&quot;)&amp;&quot; k&quot;;  IF([.F49]&gt;=1; TEXT([.F49]; &quot;0.0#&quot;);IF([.F49]&gt;=0.001; TEXT([.F49]*1000; &quot;0.0#&quot;)&amp;&quot; m&quot;; IF([.F49]&gt;=0.000001; TEXT([.F49]*1000000; &quot;0.0#&quot;)&amp;&quot; µ&quot;;IF([.F49]&gt;=0.000000001; TEXT([.F49]*1000000000; &quot;0.0#&quot;)&amp;&quot; n&quot;; IF([.F49]&gt;=0.000000000001; TEXT([.F49]*1000000000000; &quot;0.0#&quot;)&amp;&quot; p&quot;;TEXT([.F49]; &quot;0.0#&quot;))))))))" office:value-type="string" office:string-value="150.0 k" calcext:value-type="string">
            <text:p>150.0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4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000" calcext:value-type="float">
            <text:p>150000</text:p>
          </table:table-cell>
          <table:table-cell table:number-columns-repeated="3"/>
          <table:table-cell table:formula="of:=[.B50]+[.C50]+[.D50]+[.E50]" office:value-type="float" office:value="150000" calcext:value-type="float">
            <text:p>150000</text:p>
          </table:table-cell>
          <table:table-cell table:style-name="ce6" table:formula="of:=IF([.F50]&gt;=1000000; TEXT([.F50]/1000000; &quot;0.0#&quot;)&amp;&quot; M&quot;; IF([.F50]&gt;=1000; TEXT([.F50]/1000; &quot;0.0#&quot;)&amp;&quot; k&quot;;  IF([.F50]&gt;=1; TEXT([.F50]; &quot;0.0#&quot;);IF([.F50]&gt;=0.001; TEXT([.F50]*1000; &quot;0.0#&quot;)&amp;&quot; m&quot;; IF([.F50]&gt;=0.000001; TEXT([.F50]*1000000; &quot;0.0#&quot;)&amp;&quot; µ&quot;;IF([.F50]&gt;=0.000000001; TEXT([.F50]*1000000000; &quot;0.0#&quot;)&amp;&quot; n&quot;; IF([.F50]&gt;=0.000000000001; TEXT([.F50]*1000000000000; &quot;0.0#&quot;)&amp;&quot; p&quot;;TEXT([.F50]; &quot;0.0#&quot;))))))))" office:value-type="string" office:string-value="150.0 k" calcext:value-type="string">
            <text:p>150.0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1206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5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000" calcext:value-type="float">
            <text:p>200000</text:p>
          </table:table-cell>
          <table:table-cell table:number-columns-repeated="3"/>
          <table:table-cell table:formula="of:=[.B51]+[.C51]+[.D51]+[.E51]" office:value-type="float" office:value="200000" calcext:value-type="float">
            <text:p>200000</text:p>
          </table:table-cell>
          <table:table-cell table:style-name="ce6" table:formula="of:=IF([.F51]&gt;=1000000; TEXT([.F51]/1000000; &quot;0.0#&quot;)&amp;&quot; M&quot;; IF([.F51]&gt;=1000; TEXT([.F51]/1000; &quot;0.0#&quot;)&amp;&quot; k&quot;;  IF([.F51]&gt;=1; TEXT([.F51]; &quot;0.0#&quot;);IF([.F51]&gt;=0.001; TEXT([.F51]*1000; &quot;0.0#&quot;)&amp;&quot; m&quot;; IF([.F51]&gt;=0.000001; TEXT([.F51]*1000000; &quot;0.0#&quot;)&amp;&quot; µ&quot;;IF([.F51]&gt;=0.000000001; TEXT([.F51]*1000000000; &quot;0.0#&quot;)&amp;&quot; n&quot;; IF([.F51]&gt;=0.000000000001; TEXT([.F51]*1000000000000; &quot;0.0#&quot;)&amp;&quot; p&quot;;TEXT([.F51]; &quot;0.0#&quot;))))))))" office:value-type="string" office:string-value="200.0 k" calcext:value-type="string">
            <text:p>200.0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5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6000" calcext:value-type="float">
            <text:p>226000</text:p>
          </table:table-cell>
          <table:table-cell table:number-columns-repeated="3"/>
          <table:table-cell table:formula="of:=[.B52]+[.C52]+[.D52]+[.E52]" office:value-type="float" office:value="226000" calcext:value-type="float">
            <text:p>226000</text:p>
          </table:table-cell>
          <table:table-cell table:style-name="ce6" table:formula="of:=IF([.F52]&gt;=1000000; TEXT([.F52]/1000000; &quot;0.0#&quot;)&amp;&quot; M&quot;; IF([.F52]&gt;=1000; TEXT([.F52]/1000; &quot;0.0#&quot;)&amp;&quot; k&quot;;  IF([.F52]&gt;=1; TEXT([.F52]; &quot;0.0#&quot;);IF([.F52]&gt;=0.001; TEXT([.F52]*1000; &quot;0.0#&quot;)&amp;&quot; m&quot;; IF([.F52]&gt;=0.000001; TEXT([.F52]*1000000; &quot;0.0#&quot;)&amp;&quot; µ&quot;;IF([.F52]&gt;=0.000000001; TEXT([.F52]*1000000000; &quot;0.0#&quot;)&amp;&quot; n&quot;; IF([.F52]&gt;=0.000000000001; TEXT([.F52]*1000000000000; &quot;0.0#&quot;)&amp;&quot; p&quot;;TEXT([.F52]; &quot;0.0#&quot;))))))))" office:value-type="string" office:string-value="226.0 k" calcext:value-type="string">
            <text:p>226.0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5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61000" calcext:value-type="float">
            <text:p>261000</text:p>
          </table:table-cell>
          <table:table-cell table:number-columns-repeated="3"/>
          <table:table-cell table:formula="of:=[.B53]+[.C53]+[.D53]+[.E53]" office:value-type="float" office:value="261000" calcext:value-type="float">
            <text:p>261000</text:p>
          </table:table-cell>
          <table:table-cell table:style-name="ce6" table:formula="of:=IF([.F53]&gt;=1000000; TEXT([.F53]/1000000; &quot;0.0#&quot;)&amp;&quot; M&quot;; IF([.F53]&gt;=1000; TEXT([.F53]/1000; &quot;0.0#&quot;)&amp;&quot; k&quot;;  IF([.F53]&gt;=1; TEXT([.F53]; &quot;0.0#&quot;);IF([.F53]&gt;=0.001; TEXT([.F53]*1000; &quot;0.0#&quot;)&amp;&quot; m&quot;; IF([.F53]&gt;=0.000001; TEXT([.F53]*1000000; &quot;0.0#&quot;)&amp;&quot; µ&quot;;IF([.F53]&gt;=0.000000001; TEXT([.F53]*1000000000; &quot;0.0#&quot;)&amp;&quot; n&quot;; IF([.F53]&gt;=0.000000000001; TEXT([.F53]*1000000000000; &quot;0.0#&quot;)&amp;&quot; p&quot;;TEXT([.F53]; &quot;0.0#&quot;))))))))" office:value-type="string" office:string-value="261.0 k" calcext:value-type="string">
            <text:p>261.0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5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99000" calcext:value-type="float">
            <text:p>499000</text:p>
          </table:table-cell>
          <table:table-cell table:number-columns-repeated="3"/>
          <table:table-cell table:formula="of:=[.B54]+[.C54]+[.D54]+[.E54]" office:value-type="float" office:value="499000" calcext:value-type="float">
            <text:p>499000</text:p>
          </table:table-cell>
          <table:table-cell table:style-name="ce6" table:formula="of:=IF([.F54]&gt;=1000000; TEXT([.F54]/1000000; &quot;0.0#&quot;)&amp;&quot; M&quot;; IF([.F54]&gt;=1000; TEXT([.F54]/1000; &quot;0.0#&quot;)&amp;&quot; k&quot;;  IF([.F54]&gt;=1; TEXT([.F54]; &quot;0.0#&quot;);IF([.F54]&gt;=0.001; TEXT([.F54]*1000; &quot;0.0#&quot;)&amp;&quot; m&quot;; IF([.F54]&gt;=0.000001; TEXT([.F54]*1000000; &quot;0.0#&quot;)&amp;&quot; µ&quot;;IF([.F54]&gt;=0.000000001; TEXT([.F54]*1000000000; &quot;0.0#&quot;)&amp;&quot; n&quot;; IF([.F54]&gt;=0.000000000001; TEXT([.F54]*1000000000000; &quot;0.0#&quot;)&amp;&quot; p&quot;;TEXT([.F54]; &quot;0.0#&quot;))))))))" office:value-type="string" office:string-value="499.0 k" calcext:value-type="string">
            <text:p>499.0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5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50000" calcext:value-type="float">
            <text:p>750000</text:p>
          </table:table-cell>
          <table:table-cell table:number-columns-repeated="3"/>
          <table:table-cell table:formula="of:=[.B55]+[.C55]+[.D55]+[.E55]" office:value-type="float" office:value="750000" calcext:value-type="float">
            <text:p>750000</text:p>
          </table:table-cell>
          <table:table-cell table:style-name="ce6" table:formula="of:=IF([.F55]&gt;=1000000; TEXT([.F55]/1000000; &quot;0.0#&quot;)&amp;&quot; M&quot;; IF([.F55]&gt;=1000; TEXT([.F55]/1000; &quot;0.0#&quot;)&amp;&quot; k&quot;;  IF([.F55]&gt;=1; TEXT([.F55]; &quot;0.0#&quot;);IF([.F55]&gt;=0.001; TEXT([.F55]*1000; &quot;0.0#&quot;)&amp;&quot; m&quot;; IF([.F55]&gt;=0.000001; TEXT([.F55]*1000000; &quot;0.0#&quot;)&amp;&quot; µ&quot;;IF([.F55]&gt;=0.000000001; TEXT([.F55]*1000000000; &quot;0.0#&quot;)&amp;&quot; n&quot;; IF([.F55]&gt;=0.000000000001; TEXT([.F55]*1000000000000; &quot;0.0#&quot;)&amp;&quot; p&quot;;TEXT([.F55]; &quot;0.0#&quot;))))))))" office:value-type="string" office:string-value="750.0 k" calcext:value-type="string">
            <text:p>750.0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5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00" calcext:value-type="float">
            <text:p>1000000</text:p>
          </table:table-cell>
          <table:table-cell table:number-columns-repeated="3"/>
          <table:table-cell table:formula="of:=[.B56]+[.C56]+[.D56]+[.E56]" office:value-type="float" office:value="1000000" calcext:value-type="float">
            <text:p>1000000</text:p>
          </table:table-cell>
          <table:table-cell table:style-name="ce6" table:formula="of:=IF([.F56]&gt;=1000000; TEXT([.F56]/1000000; &quot;0.0#&quot;)&amp;&quot; M&quot;; IF([.F56]&gt;=1000; TEXT([.F56]/1000; &quot;0.0#&quot;)&amp;&quot; k&quot;;  IF([.F56]&gt;=1; TEXT([.F56]; &quot;0.0#&quot;);IF([.F56]&gt;=0.001; TEXT([.F56]*1000; &quot;0.0#&quot;)&amp;&quot; m&quot;; IF([.F56]&gt;=0.000001; TEXT([.F56]*1000000; &quot;0.0#&quot;)&amp;&quot; µ&quot;;IF([.F56]&gt;=0.000000001; TEXT([.F56]*1000000000; &quot;0.0#&quot;)&amp;&quot; n&quot;; IF([.F56]&gt;=0.000000000001; TEXT([.F56]*1000000000000; &quot;0.0#&quot;)&amp;&quot; p&quot;;TEXT([.F56]; &quot;0.0#&quot;))))))))" office:value-type="string" office:string-value="1.0 M" calcext:value-type="string">
            <text:p>1.0 M</text:p>
          </table:table-cell>
          <table:table-cell table:number-columns-repeated="3"/>
          <table:table-cell table:style-name="ce8"/>
          <table:table-cell/>
          <table:table-cell table:style-name="ce2" office:value-type="string" calcext:value-type="string">
            <text:p>“1206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5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00" calcext:value-type="float">
            <text:p>1000000</text:p>
          </table:table-cell>
          <table:table-cell table:number-columns-repeated="3"/>
          <table:table-cell table:formula="of:=[.B57]+[.C57]+[.D57]+[.E57]" office:value-type="float" office:value="1000000" calcext:value-type="float">
            <text:p>1000000</text:p>
          </table:table-cell>
          <table:table-cell table:style-name="ce6" table:formula="of:=IF([.F57]&gt;=1000000; TEXT([.F57]/1000000; &quot;0.0#&quot;)&amp;&quot; M&quot;; IF([.F57]&gt;=1000; TEXT([.F57]/1000; &quot;0.0#&quot;)&amp;&quot; k&quot;;  IF([.F57]&gt;=1; TEXT([.F57]; &quot;0.0#&quot;);IF([.F57]&gt;=0.001; TEXT([.F57]*1000; &quot;0.0#&quot;)&amp;&quot; m&quot;; IF([.F57]&gt;=0.000001; TEXT([.F57]*1000000; &quot;0.0#&quot;)&amp;&quot; µ&quot;;IF([.F57]&gt;=0.000000001; TEXT([.F57]*1000000000; &quot;0.0#&quot;)&amp;&quot; n&quot;; IF([.F57]&gt;=0.000000000001; TEXT([.F57]*1000000000000; &quot;0.0#&quot;)&amp;&quot; p&quot;;TEXT([.F57]; &quot;0.0#&quot;))))))))" office:value-type="string" office:string-value="1.0 M" calcext:value-type="string">
            <text:p>1.0 M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5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0000" calcext:value-type="float">
            <text:p>2000000</text:p>
          </table:table-cell>
          <table:table-cell table:number-columns-repeated="3"/>
          <table:table-cell table:formula="of:=[.B58]+[.C58]+[.D58]+[.E58]" office:value-type="float" office:value="2000000" calcext:value-type="float">
            <text:p>2000000</text:p>
          </table:table-cell>
          <table:table-cell table:style-name="ce6" table:formula="of:=IF([.F58]&gt;=1000000; TEXT([.F58]/1000000; &quot;0.0#&quot;)&amp;&quot; M&quot;; IF([.F58]&gt;=1000; TEXT([.F58]/1000; &quot;0.0#&quot;)&amp;&quot; k&quot;;  IF([.F58]&gt;=1; TEXT([.F58]; &quot;0.0#&quot;);IF([.F58]&gt;=0.001; TEXT([.F58]*1000; &quot;0.0#&quot;)&amp;&quot; m&quot;; IF([.F58]&gt;=0.000001; TEXT([.F58]*1000000; &quot;0.0#&quot;)&amp;&quot; µ&quot;;IF([.F58]&gt;=0.000000001; TEXT([.F58]*1000000000; &quot;0.0#&quot;)&amp;&quot; n&quot;; IF([.F58]&gt;=0.000000000001; TEXT([.F58]*1000000000000; &quot;0.0#&quot;)&amp;&quot; p&quot;;TEXT([.F58]; &quot;0.0#&quot;))))))))" office:value-type="string" office:string-value="2.0 M" calcext:value-type="string">
            <text:p>2.0 M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5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000" calcext:value-type="float">
            <text:p>10000000</text:p>
          </table:table-cell>
          <table:table-cell table:number-columns-repeated="3"/>
          <table:table-cell table:formula="of:=[.B59]+[.C59]+[.D59]+[.E59]" office:value-type="float" office:value="10000000" calcext:value-type="float">
            <text:p>10000000</text:p>
          </table:table-cell>
          <table:table-cell table:style-name="ce6" table:formula="of:=IF([.F59]&gt;=1000000; TEXT([.F59]/1000000; &quot;0.0#&quot;)&amp;&quot; M&quot;; IF([.F59]&gt;=1000; TEXT([.F59]/1000; &quot;0.0#&quot;)&amp;&quot; k&quot;;  IF([.F59]&gt;=1; TEXT([.F59]; &quot;0.0#&quot;);IF([.F59]&gt;=0.001; TEXT([.F59]*1000; &quot;0.0#&quot;)&amp;&quot; m&quot;; IF([.F59]&gt;=0.000001; TEXT([.F59]*1000000; &quot;0.0#&quot;)&amp;&quot; µ&quot;;IF([.F59]&gt;=0.000000001; TEXT([.F59]*1000000000; &quot;0.0#&quot;)&amp;&quot; n&quot;; IF([.F59]&gt;=0.000000000001; TEXT([.F59]*1000000000000; &quot;0.0#&quot;)&amp;&quot; p&quot;;TEXT([.F59]; &quot;0.0#&quot;))))))))" office:value-type="string" office:string-value="10.0 M" calcext:value-type="string">
            <text:p>10.0 M</text:p>
          </table:table-cell>
          <table:table-cell table:number-columns-repeated="3"/>
          <table:table-cell table:style-name="ce8"/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5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table:formula="of:=[.B60]+[.C60]+[.D60]+[.E60]" office:value-type="float" office:value="300" calcext:value-type="float">
            <text:p>300</text:p>
          </table:table-cell>
          <table:table-cell table:style-name="ce6" table:formula="of:=IF([.F60]&gt;=1000000; TEXT([.F60]/1000000; &quot;0.0#&quot;)&amp;&quot; M&quot;; IF([.F60]&gt;=1000; TEXT([.F60]/1000; &quot;0.0#&quot;)&amp;&quot; k&quot;;  IF([.F60]&gt;=1; TEXT([.F60]; &quot;0.0#&quot;);IF([.F60]&gt;=0.001; TEXT([.F60]*1000; &quot;0.0#&quot;)&amp;&quot; m&quot;; IF([.F60]&gt;=0.000001; TEXT([.F60]*1000000; &quot;0.0#&quot;)&amp;&quot; µ&quot;;IF([.F60]&gt;=0.000000001; TEXT([.F60]*1000000000; &quot;0.0#&quot;)&amp;&quot; n&quot;; IF([.F60]&gt;=0.000000000001; TEXT([.F60]*1000000000000; &quot;0.0#&quot;)&amp;&quot; p&quot;;TEXT([.F60]; &quot;0.0#&quot;))))))))" office:value-type="string" office:string-value="300.0" calcext:value-type="string">
            <text:p>300.0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/>
          <table:table-cell table:style-name="ce2" office:value-type="string" calcext:value-type="string">
            <text:p>Ferrite Chip</text:p>
          </table:table-cell>
          <table:table-cell table:style-name="ce2" office:value-type="string" calcext:value-type="string">
            <text:p>“0603”</text:p>
          </table:table-cell>
          <table:table-cell/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4947228_1.jpg</text:p>
          </table:table-cell>
          <table:table-cell table:style-name="ce10" table:formula="of:=HYPERLINK([.P6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20" calcext:value-type="float">
            <text:p>1020</text:p>
          </table:table-cell>
          <table:table-cell table:number-columns-repeated="3"/>
          <table:table-cell table:formula="of:=[.B61]+[.C61]+[.D61]+[.E61]" office:value-type="float" office:value="1020" calcext:value-type="float">
            <text:p>1020</text:p>
          </table:table-cell>
          <table:table-cell table:style-name="ce6" table:formula="of:=IF([.F61]&gt;=1000000; TEXT([.F61]/1000000; &quot;0.0#&quot;)&amp;&quot; M&quot;; IF([.F61]&gt;=1000; TEXT([.F61]/1000; &quot;0.0#&quot;)&amp;&quot; k&quot;;  IF([.F61]&gt;=1; TEXT([.F61]; &quot;0.0#&quot;);IF([.F61]&gt;=0.001; TEXT([.F61]*1000; &quot;0.0#&quot;)&amp;&quot; m&quot;; IF([.F61]&gt;=0.000001; TEXT([.F61]*1000000; &quot;0.0#&quot;)&amp;&quot; µ&quot;;IF([.F61]&gt;=0.000000001; TEXT([.F61]*1000000000; &quot;0.0#&quot;)&amp;&quot; n&quot;; IF([.F61]&gt;=0.000000000001; TEXT([.F61]*1000000000000; &quot;0.0#&quot;)&amp;&quot; p&quot;;TEXT([.F61]; &quot;0.0#&quot;))))))))" office:value-type="string" office:string-value="1.02 k" calcext:value-type="string">
            <text:p>1.02 k</text:p>
          </table:table-cell>
          <table:table-cell/>
          <table:table-cell table:formula="of:=1/8" office:value-type="float" office:value="0.125" calcext:value-type="float">
            <text:p>0.125</text:p>
          </table:table-cell>
          <table:table-cell/>
          <table:table-cell table:style-name="ce8" office:value-type="percentage" office:value="0.01" calcext:value-type="percentage">
            <text:p>1.00%</text:p>
          </table:table-cell>
          <table:table-cell table:style-name="ce2" office:value-type="string" calcext:value-type="string">
            <text:p>Panasonic -ECG</text:p>
          </table:table-cell>
          <table:table-cell table:style-name="ce2" office:value-type="string" calcext:value-type="string">
            <text:p>“0805”</text:p>
          </table:table-cell>
          <table:table-cell table:style-name="ce2" office:value-type="float" office:value="200" calcext:value-type="float">
            <text:p>2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4947228_2.jpg</text:p>
          </table:table-cell>
          <table:table-cell table:style-name="ce10" table:formula="of:=HYPERLINK([.P6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10" calcext:value-type="float">
            <text:p>510</text:p>
          </table:table-cell>
          <table:table-cell table:number-columns-repeated="3"/>
          <table:table-cell table:formula="of:=[.B62]+[.C62]+[.D62]+[.E62]" office:value-type="float" office:value="510" calcext:value-type="float">
            <text:p>510</text:p>
          </table:table-cell>
          <table:table-cell table:style-name="ce6" table:formula="of:=IF([.F62]&gt;=1000000; TEXT([.F62]/1000000; &quot;0.0#&quot;)&amp;&quot; M&quot;; IF([.F62]&gt;=1000; TEXT([.F62]/1000; &quot;0.0#&quot;)&amp;&quot; k&quot;;  IF([.F62]&gt;=1; TEXT([.F62]; &quot;0.0#&quot;);IF([.F62]&gt;=0.001; TEXT([.F62]*1000; &quot;0.0#&quot;)&amp;&quot; m&quot;; IF([.F62]&gt;=0.000001; TEXT([.F62]*1000000; &quot;0.0#&quot;)&amp;&quot; µ&quot;;IF([.F62]&gt;=0.000000001; TEXT([.F62]*1000000000; &quot;0.0#&quot;)&amp;&quot; n&quot;; IF([.F62]&gt;=0.000000000001; TEXT([.F62]*1000000000000; &quot;0.0#&quot;)&amp;&quot; p&quot;;TEXT([.F62]; &quot;0.0#&quot;))))))))" office:value-type="string" office:string-value="510.0" calcext:value-type="string">
            <text:p>510.0</text:p>
          </table:table-cell>
          <table:table-cell table:number-columns-repeated="3"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“0805”</text:p>
          </table:table-cell>
          <table:table-cell table:style-name="ce2" office:value-type="float" office:value="5000" calcext:value-type="float">
            <text:p>50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5037763_1.jpg</text:p>
          </table:table-cell>
          <table:table-cell table:style-name="ce10" table:formula="of:=HYPERLINK([.P6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[.B63]+[.C63]+[.D63]+[.E63]" office:value-type="float" office:value="15000" calcext:value-type="float">
            <text:p>15000</text:p>
          </table:table-cell>
          <table:table-cell table:style-name="ce6" table:formula="of:=IF([.F63]&gt;=1000000; TEXT([.F63]/1000000; &quot;0.0#&quot;)&amp;&quot; M&quot;; IF([.F63]&gt;=1000; TEXT([.F63]/1000; &quot;0.0#&quot;)&amp;&quot; k&quot;;  IF([.F63]&gt;=1; TEXT([.F63]; &quot;0.0#&quot;);IF([.F63]&gt;=0.001; TEXT([.F63]*1000; &quot;0.0#&quot;)&amp;&quot; m&quot;; IF([.F63]&gt;=0.000001; TEXT([.F63]*1000000; &quot;0.0#&quot;)&amp;&quot; µ&quot;;IF([.F63]&gt;=0.000000001; TEXT([.F63]*1000000000; &quot;0.0#&quot;)&amp;&quot; n&quot;; IF([.F63]&gt;=0.000000000001; TEXT([.F63]*1000000000000; &quot;0.0#&quot;)&amp;&quot; p&quot;;TEXT([.F63]; &quot;0.0#&quot;))))))))" office:value-type="string" office:string-value="15.0 k" calcext:value-type="string">
            <text:p>15.0 k</text:p>
          </table:table-cell>
          <table:table-cell/>
          <table:table-cell table:formula="of:=1/8" office:value-type="float" office:value="0.125" calcext:value-type="float">
            <text:p>0.125</text:p>
          </table:table-cell>
          <table:table-cell/>
          <table:table-cell table:style-name="ce8" table:formula="of:=5%" office:value-type="percentage" office:value="0.05" calcext:value-type="percentage">
            <text:p>5.00%</text:p>
          </table:table-cell>
          <table:table-cell table:style-name="ce2" office:value-type="string" calcext:value-type="string">
            <text:p>NRC Thick fim resistor</text:p>
          </table:table-cell>
          <table:table-cell table:style-name="ce2" office:value-type="string" calcext:value-type="string">
            <text:p>“0805”</text:p>
          </table:table-cell>
          <table:table-cell table:style-name="ce2" office:value-type="float" office:value="5000" calcext:value-type="float">
            <text:p>50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5037763_2.jpg</text:p>
          </table:table-cell>
          <table:table-cell table:style-name="ce10" table:formula="of:=HYPERLINK([.P6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700" calcext:value-type="float">
            <text:p>4700</text:p>
          </table:table-cell>
          <table:table-cell table:number-columns-repeated="3"/>
          <table:table-cell table:formula="of:=[.B64]+[.C64]+[.D64]+[.E64]" office:value-type="float" office:value="4700" calcext:value-type="float">
            <text:p>4700</text:p>
          </table:table-cell>
          <table:table-cell table:style-name="ce6" table:formula="of:=IF([.F64]&gt;=1000000; TEXT([.F64]/1000000; &quot;0.0#&quot;)&amp;&quot; M&quot;; IF([.F64]&gt;=1000; TEXT([.F64]/1000; &quot;0.0#&quot;)&amp;&quot; k&quot;;  IF([.F64]&gt;=1; TEXT([.F64]; &quot;0.0#&quot;);IF([.F64]&gt;=0.001; TEXT([.F64]*1000; &quot;0.0#&quot;)&amp;&quot; m&quot;; IF([.F64]&gt;=0.000001; TEXT([.F64]*1000000; &quot;0.0#&quot;)&amp;&quot; µ&quot;;IF([.F64]&gt;=0.000000001; TEXT([.F64]*1000000000; &quot;0.0#&quot;)&amp;&quot; n&quot;; IF([.F64]&gt;=0.000000000001; TEXT([.F64]*1000000000000; &quot;0.0#&quot;)&amp;&quot; p&quot;;TEXT([.F64]; &quot;0.0#&quot;))))))))" office:value-type="string" office:string-value="4.7 k" calcext:value-type="string">
            <text:p>4.7 k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Matsushita Fixed Metal Glaze Flat Chip Resistor</text:p>
          </table:table-cell>
          <table:table-cell table:style-name="ce2" office:value-type="string" calcext:value-type="string">
            <text:p>“0805”</text:p>
          </table:table-cell>
          <table:table-cell table:style-name="ce2" office:value-type="float" office:value="5000" calcext:value-type="float">
            <text:p>50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5037763_3.jpg</text:p>
          </table:table-cell>
          <table:table-cell table:style-name="ce10" table:formula="of:=HYPERLINK([.P6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70" calcext:value-type="float">
            <text:p>470</text:p>
          </table:table-cell>
          <table:table-cell table:number-columns-repeated="3"/>
          <table:table-cell table:formula="of:=[.B65]+[.C65]+[.D65]+[.E65]" office:value-type="float" office:value="470" calcext:value-type="float">
            <text:p>470</text:p>
          </table:table-cell>
          <table:table-cell table:style-name="ce6" table:formula="of:=IF([.F65]&gt;=1000000; TEXT([.F65]/1000000; &quot;0.0#&quot;)&amp;&quot; M&quot;; IF([.F65]&gt;=1000; TEXT([.F65]/1000; &quot;0.0#&quot;)&amp;&quot; k&quot;;  IF([.F65]&gt;=1; TEXT([.F65]; &quot;0.0#&quot;);IF([.F65]&gt;=0.001; TEXT([.F65]*1000; &quot;0.0#&quot;)&amp;&quot; m&quot;; IF([.F65]&gt;=0.000001; TEXT([.F65]*1000000; &quot;0.0#&quot;)&amp;&quot; µ&quot;;IF([.F65]&gt;=0.000000001; TEXT([.F65]*1000000000; &quot;0.0#&quot;)&amp;&quot; n&quot;; IF([.F65]&gt;=0.000000000001; TEXT([.F65]*1000000000000; &quot;0.0#&quot;)&amp;&quot; p&quot;;TEXT([.F65]; &quot;0.0#&quot;))))))))" office:value-type="string" office:string-value="470.0" calcext:value-type="string">
            <text:p>470.0</text:p>
          </table:table-cell>
          <table:table-cell/>
          <table:table-cell table:formula="of:=1/8" office:value-type="float" office:value="0.125" calcext:value-type="float">
            <text:p>0.125</text:p>
          </table:table-cell>
          <table:table-cell/>
          <table:table-cell table:style-name="ce8" table:formula="of:=5%" office:value-type="percentage" office:value="0.05" calcext:value-type="percentage">
            <text:p>5.00%</text:p>
          </table:table-cell>
          <table:table-cell table:style-name="ce2" office:value-type="string" calcext:value-type="string">
            <text:p>NRC Thick fim resistor</text:p>
          </table:table-cell>
          <table:table-cell table:style-name="ce2" office:value-type="string" calcext:value-type="string">
            <text:p>“0805”</text:p>
          </table:table-cell>
          <table:table-cell table:style-name="ce2" office:value-type="float" office:value="5000" calcext:value-type="float">
            <text:p>50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5114757_1.jpg</text:p>
          </table:table-cell>
          <table:table-cell table:style-name="ce10" table:formula="of:=HYPERLINK([.P6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formula="of:=[.B66]+[.C66]+[.D66]+[.E66]" office:value-type="float" office:value="120" calcext:value-type="float">
            <text:p>120</text:p>
          </table:table-cell>
          <table:table-cell table:style-name="ce6" table:formula="of:=IF([.F66]&gt;=1000000; TEXT([.F66]/1000000; &quot;0.0#&quot;)&amp;&quot; M&quot;; IF([.F66]&gt;=1000; TEXT([.F66]/1000; &quot;0.0#&quot;)&amp;&quot; k&quot;;  IF([.F66]&gt;=1; TEXT([.F66]; &quot;0.0#&quot;);IF([.F66]&gt;=0.001; TEXT([.F66]*1000; &quot;0.0#&quot;)&amp;&quot; m&quot;; IF([.F66]&gt;=0.000001; TEXT([.F66]*1000000; &quot;0.0#&quot;)&amp;&quot; µ&quot;;IF([.F66]&gt;=0.000000001; TEXT([.F66]*1000000000; &quot;0.0#&quot;)&amp;&quot; n&quot;; IF([.F66]&gt;=0.000000000001; TEXT([.F66]*1000000000000; &quot;0.0#&quot;)&amp;&quot; p&quot;;TEXT([.F66]; &quot;0.0#&quot;))))))))" office:value-type="string" office:string-value="120.0" calcext:value-type="string">
            <text:p>120.0</text:p>
          </table:table-cell>
          <table:table-cell table:number-columns-repeated="3"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Panasonic Fixed Metal Glaze Flat Chip Resistor</text:p>
          </table:table-cell>
          <table:table-cell/>
          <table:table-cell table:style-name="ce2" office:value-type="float" office:value="5000" calcext:value-type="float">
            <text:p>50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5114757_2.jpg</text:p>
          </table:table-cell>
          <table:table-cell table:style-name="ce10" table:formula="of:=HYPERLINK([.P6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[.B67]+[.C67]+[.D67]+[.E67]" office:value-type="float" office:value="10000" calcext:value-type="float">
            <text:p>10000</text:p>
          </table:table-cell>
          <table:table-cell table:style-name="ce6" table:formula="of:=IF([.F67]&gt;=1000000; TEXT([.F67]/1000000; &quot;0.0#&quot;)&amp;&quot; M&quot;; IF([.F67]&gt;=1000; TEXT([.F67]/1000; &quot;0.0#&quot;)&amp;&quot; k&quot;;  IF([.F67]&gt;=1; TEXT([.F67]; &quot;0.0#&quot;);IF([.F67]&gt;=0.001; TEXT([.F67]*1000; &quot;0.0#&quot;)&amp;&quot; m&quot;; IF([.F67]&gt;=0.000001; TEXT([.F67]*1000000; &quot;0.0#&quot;)&amp;&quot; µ&quot;;IF([.F67]&gt;=0.000000001; TEXT([.F67]*1000000000; &quot;0.0#&quot;)&amp;&quot; n&quot;; IF([.F67]&gt;=0.000000000001; TEXT([.F67]*1000000000000; &quot;0.0#&quot;)&amp;&quot; p&quot;;TEXT([.F67]; &quot;0.0#&quot;))))))))" office:value-type="string" office:string-value="10.0 k" calcext:value-type="string">
            <text:p>10.0 k</text:p>
          </table:table-cell>
          <table:table-cell table:number-columns-repeated="4"/>
          <table:table-cell table:style-name="ce2" office:value-type="string" calcext:value-type="string">
            <text:p>Panasonic Thick Film</text:p>
          </table:table-cell>
          <table:table-cell table:style-name="ce2" office:value-type="string" calcext:value-type="string">
            <text:p>“0603”</text:p>
          </table:table-cell>
          <table:table-cell/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5114757_3.jpg</text:p>
          </table:table-cell>
          <table:table-cell table:style-name="ce10" table:formula="of:=HYPERLINK([.P6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0000" calcext:value-type="float">
            <text:p>130000</text:p>
          </table:table-cell>
          <table:table-cell table:number-columns-repeated="3"/>
          <table:table-cell table:formula="of:=[.B68]+[.C68]+[.D68]+[.E68]" office:value-type="float" office:value="130000" calcext:value-type="float">
            <text:p>130000</text:p>
          </table:table-cell>
          <table:table-cell table:style-name="ce6" table:formula="of:=IF([.F68]&gt;=1000000; TEXT([.F68]/1000000; &quot;0.0#&quot;)&amp;&quot; M&quot;; IF([.F68]&gt;=1000; TEXT([.F68]/1000; &quot;0.0#&quot;)&amp;&quot; k&quot;;  IF([.F68]&gt;=1; TEXT([.F68]; &quot;0.0#&quot;);IF([.F68]&gt;=0.001; TEXT([.F68]*1000; &quot;0.0#&quot;)&amp;&quot; m&quot;; IF([.F68]&gt;=0.000001; TEXT([.F68]*1000000; &quot;0.0#&quot;)&amp;&quot; µ&quot;;IF([.F68]&gt;=0.000000001; TEXT([.F68]*1000000000; &quot;0.0#&quot;)&amp;&quot; n&quot;; IF([.F68]&gt;=0.000000000001; TEXT([.F68]*1000000000000; &quot;0.0#&quot;)&amp;&quot; p&quot;;TEXT([.F68]; &quot;0.0#&quot;))))))))" office:value-type="string" office:string-value="130.0 k" calcext:value-type="string">
            <text:p>130.0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 table:style-name="ce2" office:value-type="string" calcext:value-type="string">
            <text:p>Panasonic Fixed Metal Glaze Flat Chip Resistor</text:p>
          </table:table-cell>
          <table:table-cell table:number-columns-repeated="2"/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5130627_HDR_1.jpg</text:p>
          </table:table-cell>
          <table:table-cell table:style-name="ce10" table:formula="of:=HYPERLINK([.P6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[.B69]+[.C69]+[.D69]+[.E69]" office:value-type="float" office:value="10000" calcext:value-type="float">
            <text:p>10000</text:p>
          </table:table-cell>
          <table:table-cell table:style-name="ce6" table:formula="of:=IF([.F69]&gt;=1000000; TEXT([.F69]/1000000; &quot;0.0#&quot;)&amp;&quot; M&quot;; IF([.F69]&gt;=1000; TEXT([.F69]/1000; &quot;0.0#&quot;)&amp;&quot; k&quot;;  IF([.F69]&gt;=1; TEXT([.F69]; &quot;0.0#&quot;);IF([.F69]&gt;=0.001; TEXT([.F69]*1000; &quot;0.0#&quot;)&amp;&quot; m&quot;; IF([.F69]&gt;=0.000001; TEXT([.F69]*1000000; &quot;0.0#&quot;)&amp;&quot; µ&quot;;IF([.F69]&gt;=0.000000001; TEXT([.F69]*1000000000; &quot;0.0#&quot;)&amp;&quot; n&quot;; IF([.F69]&gt;=0.000000000001; TEXT([.F69]*1000000000000; &quot;0.0#&quot;)&amp;&quot; p&quot;;TEXT([.F69]; &quot;0.0#&quot;))))))))" office:value-type="string" office:string-value="10.0 k" calcext:value-type="string">
            <text:p>10.0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 table:style-name="ce2" office:value-type="string" calcext:value-type="string">
            <text:p>KOA Speer Thin Film Resistors</text:p>
          </table:table-cell>
          <table:table-cell table:style-name="ce2" office:value-type="string" calcext:value-type="string">
            <text:p>“0603”</text:p>
          </table:table-cell>
          <table:table-cell/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5130627_HDR_2.jpg</text:p>
          </table:table-cell>
          <table:table-cell table:style-name="ce10" table:formula="of:=HYPERLINK([.P6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1" calcext:value-type="float">
            <text:p>0.000001</text:p>
          </table:table-cell>
          <table:table-cell table:number-columns-repeated="2"/>
          <table:table-cell table:formula="of:=[.B70]+[.C70]+[.D70]+[.E70]" office:value-type="float" office:value="0.000001" calcext:value-type="float">
            <text:p>0.000001</text:p>
          </table:table-cell>
          <table:table-cell table:style-name="ce6" table:formula="of:=IF([.F70]&gt;=1000000; TEXT([.F70]/1000000; &quot;0.0#&quot;)&amp;&quot; M&quot;; IF([.F70]&gt;=1000; TEXT([.F70]/1000; &quot;0.0#&quot;)&amp;&quot; k&quot;;  IF([.F70]&gt;=1; TEXT([.F70]; &quot;0.0#&quot;);IF([.F70]&gt;=0.001; TEXT([.F70]*1000; &quot;0.0#&quot;)&amp;&quot; m&quot;; IF([.F70]&gt;=0.000001; TEXT([.F70]*1000000; &quot;0.0#&quot;)&amp;&quot; µ&quot;;IF([.F70]&gt;=0.000000001; TEXT([.F70]*1000000000; &quot;0.0#&quot;)&amp;&quot; n&quot;; IF([.F70]&gt;=0.000000000001; TEXT([.F70]*1000000000000; &quot;0.0#&quot;)&amp;&quot; p&quot;;TEXT([.F70]; &quot;0.0#&quot;))))))))" office:value-type="string" office:string-value="1.0 µ" calcext:value-type="string">
            <text:p>1.0 µ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style-name="ce2" office:value-type="string" calcext:value-type="string">
            <text:p>Panasonic -ECG</text:p>
          </table:table-cell>
          <table:table-cell table:style-name="ce2" office:value-type="string" calcext:value-type="string">
            <text:p>“0603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9350.JPG</text:p>
          </table:table-cell>
          <table:table-cell table:style-name="ce10" table:formula="of:=HYPERLINK([.P7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1" calcext:value-type="float">
            <text:p>0.0000001</text:p>
          </table:table-cell>
          <table:table-cell table:number-columns-repeated="2"/>
          <table:table-cell table:formula="of:=[.B71]+[.C71]+[.D71]+[.E71]" office:value-type="float" office:value="0.0000001" calcext:value-type="float">
            <text:p>0.0000001</text:p>
          </table:table-cell>
          <table:table-cell table:style-name="ce6" table:formula="of:=IF([.F71]&gt;=1000000; TEXT([.F71]/1000000; &quot;0.0#&quot;)&amp;&quot; M&quot;; IF([.F71]&gt;=1000; TEXT([.F71]/1000; &quot;0.0#&quot;)&amp;&quot; k&quot;;  IF([.F71]&gt;=1; TEXT([.F71]; &quot;0.0#&quot;);IF([.F71]&gt;=0.001; TEXT([.F71]*1000; &quot;0.0#&quot;)&amp;&quot; m&quot;; IF([.F71]&gt;=0.000001; TEXT([.F71]*1000000; &quot;0.0#&quot;)&amp;&quot; µ&quot;;IF([.F71]&gt;=0.000000001; TEXT([.F71]*1000000000; &quot;0.0#&quot;)&amp;&quot; n&quot;; IF([.F71]&gt;=0.000000000001; TEXT([.F71]*1000000000000; &quot;0.0#&quot;)&amp;&quot; p&quot;;TEXT([.F71]; &quot;0.0#&quot;))))))))" office:value-type="string" office:string-value="100.0 n" calcext:value-type="string">
            <text:p>100.0 n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style-name="ce2" office:value-type="string" calcext:value-type="string">
            <text:p>Panasonic -ECG</text:p>
          </table:table-cell>
          <table:table-cell table:style-name="ce2" office:value-type="string" calcext:value-type="string">
            <text:p>“0603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9352.JPG</text:p>
          </table:table-cell>
          <table:table-cell table:style-name="ce10" table:formula="of:=HYPERLINK([.P7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15" calcext:value-type="float">
            <text:p>0.000015</text:p>
          </table:table-cell>
          <table:table-cell table:number-columns-repeated="2"/>
          <table:table-cell table:formula="of:=[.B72]+[.C72]+[.D72]+[.E72]" office:value-type="float" office:value="0.000015" calcext:value-type="float">
            <text:p>0.000015</text:p>
          </table:table-cell>
          <table:table-cell table:style-name="ce6" table:formula="of:=IF([.F72]&gt;=1000000; TEXT([.F72]/1000000; &quot;0.0#&quot;)&amp;&quot; M&quot;; IF([.F72]&gt;=1000; TEXT([.F72]/1000; &quot;0.0#&quot;)&amp;&quot; k&quot;;  IF([.F72]&gt;=1; TEXT([.F72]; &quot;0.0#&quot;);IF([.F72]&gt;=0.001; TEXT([.F72]*1000; &quot;0.0#&quot;)&amp;&quot; m&quot;; IF([.F72]&gt;=0.000001; TEXT([.F72]*1000000; &quot;0.0#&quot;)&amp;&quot; µ&quot;;IF([.F72]&gt;=0.000000001; TEXT([.F72]*1000000000; &quot;0.0#&quot;)&amp;&quot; n&quot;; IF([.F72]&gt;=0.000000000001; TEXT([.F72]*1000000000000; &quot;0.0#&quot;)&amp;&quot; p&quot;;TEXT([.F72]; &quot;0.0#&quot;))))))))" office:value-type="string" office:string-value="15.0 µ" calcext:value-type="string">
            <text:p>15.0 µ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style-name="ce8" office:value-type="percentage" office:value="0.2" calcext:value-type="percentage">
            <text:p>20.00%</text:p>
          </table:table-cell>
          <table:table-cell table:style-name="ce2" office:value-type="string" calcext:value-type="string">
            <text:p>Tantalum</text:p>
          </table:table-cell>
          <table:table-cell/>
          <table:table-cell table:style-name="ce2" office:value-type="float" office:value="30" calcext:value-type="float">
            <text:p>3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9353.JPG</text:p>
          </table:table-cell>
          <table:table-cell table:style-name="ce10" table:formula="of:=HYPERLINK([.P7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00000012" calcext:value-type="float">
            <text:p>0.000000000012</text:p>
          </table:table-cell>
          <table:table-cell table:style-name="ce3" table:number-columns-repeated="2"/>
          <table:table-cell table:formula="of:=[.B73]+[.C73]+[.D73]+[.E73]" office:value-type="float" office:value="0.000000000012" calcext:value-type="float">
            <text:p>1.2E-11</text:p>
          </table:table-cell>
          <table:table-cell table:style-name="ce6" table:formula="of:=IF([.F73]&gt;=1000000; TEXT([.F73]/1000000; &quot;0.0#&quot;)&amp;&quot; M&quot;; IF([.F73]&gt;=1000; TEXT([.F73]/1000; &quot;0.0#&quot;)&amp;&quot; k&quot;;  IF([.F73]&gt;=1; TEXT([.F73]; &quot;0.0#&quot;);IF([.F73]&gt;=0.001; TEXT([.F73]*1000; &quot;0.0#&quot;)&amp;&quot; m&quot;; IF([.F73]&gt;=0.000001; TEXT([.F73]*1000000; &quot;0.0#&quot;)&amp;&quot; µ&quot;;IF([.F73]&gt;=0.000000001; TEXT([.F73]*1000000000; &quot;0.0#&quot;)&amp;&quot; n&quot;; IF([.F73]&gt;=0.000000000001; TEXT([.F73]*1000000000000; &quot;0.0#&quot;)&amp;&quot; p&quot;;TEXT([.F73]; &quot;0.0#&quot;))))))))" office:value-type="string" office:string-value="12.0 p" calcext:value-type="string">
            <text:p>12.0 p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2" office:value-type="string" calcext:value-type="string">
            <text:p>Murata Multilayer Ceramic</text:p>
          </table:table-cell>
          <table:table-cell table:style-name="ce2" office:value-type="string" calcext:value-type="string">
            <text:p>“0603”</text:p>
          </table:table-cell>
          <table:table-cell table:style-name="ce2" office:value-type="float" office:value="24" calcext:value-type="float">
            <text:p>24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9354.JPG</text:p>
          </table:table-cell>
          <table:table-cell table:style-name="ce10" table:formula="of:=HYPERLINK([.P7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1" calcext:value-type="float">
            <text:p>0.0001</text:p>
          </table:table-cell>
          <table:table-cell table:number-columns-repeated="2"/>
          <table:table-cell table:formula="of:=[.B74]+[.C74]+[.D74]+[.E74]" office:value-type="float" office:value="0.0001" calcext:value-type="float">
            <text:p>0.0001</text:p>
          </table:table-cell>
          <table:table-cell table:style-name="ce6" table:formula="of:=IF([.F74]&gt;=1000000; TEXT([.F74]/1000000; &quot;0.0#&quot;)&amp;&quot; M&quot;; IF([.F74]&gt;=1000; TEXT([.F74]/1000; &quot;0.0#&quot;)&amp;&quot; k&quot;;  IF([.F74]&gt;=1; TEXT([.F74]; &quot;0.0#&quot;);IF([.F74]&gt;=0.001; TEXT([.F74]*1000; &quot;0.0#&quot;)&amp;&quot; m&quot;; IF([.F74]&gt;=0.000001; TEXT([.F74]*1000000; &quot;0.0#&quot;)&amp;&quot; µ&quot;;IF([.F74]&gt;=0.000000001; TEXT([.F74]*1000000000; &quot;0.0#&quot;)&amp;&quot; n&quot;; IF([.F74]&gt;=0.000000000001; TEXT([.F74]*1000000000000; &quot;0.0#&quot;)&amp;&quot; p&quot;;TEXT([.F74]; &quot;0.0#&quot;))))))))" office:value-type="string" office:string-value="100.0 µ" calcext:value-type="string">
            <text:p>100.0 µ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2" office:value-type="string" calcext:value-type="string">
            <text:p>Panasonic Aluminum Electrolytic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9355.JPG</text:p>
          </table:table-cell>
          <table:table-cell table:style-name="ce10" table:formula="of:=HYPERLINK([.P7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1" calcext:value-type="float">
            <text:p>0.00000001</text:p>
          </table:table-cell>
          <table:table-cell table:number-columns-repeated="2"/>
          <table:table-cell table:formula="of:=[.B75]+[.C75]+[.D75]+[.E75]" office:value-type="float" office:value="0.00000001" calcext:value-type="float">
            <text:p>0.00000001</text:p>
          </table:table-cell>
          <table:table-cell table:style-name="ce6" table:formula="of:=IF([.F75]&gt;=1000000; TEXT([.F75]/1000000; &quot;0.0#&quot;)&amp;&quot; M&quot;; IF([.F75]&gt;=1000; TEXT([.F75]/1000; &quot;0.0#&quot;)&amp;&quot; k&quot;;  IF([.F75]&gt;=1; TEXT([.F75]; &quot;0.0#&quot;);IF([.F75]&gt;=0.001; TEXT([.F75]*1000; &quot;0.0#&quot;)&amp;&quot; m&quot;; IF([.F75]&gt;=0.000001; TEXT([.F75]*1000000; &quot;0.0#&quot;)&amp;&quot; µ&quot;;IF([.F75]&gt;=0.000000001; TEXT([.F75]*1000000000; &quot;0.0#&quot;)&amp;&quot; n&quot;; IF([.F75]&gt;=0.000000000001; TEXT([.F75]*1000000000000; &quot;0.0#&quot;)&amp;&quot; p&quot;;TEXT([.F75]; &quot;0.0#&quot;))))))))" office:value-type="string" office:string-value="10.0 n" calcext:value-type="string">
            <text:p>10.0 n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8" office:value-type="percentage" office:value="0.1" calcext:value-type="percentage">
            <text:p>10.00%</text:p>
          </table:table-cell>
          <table:table-cell table:style-name="ce2" office:value-type="string" calcext:value-type="string">
            <text:p>Murata Ceramic</text:p>
          </table:table-cell>
          <table:table-cell table:style-name="ce2" office:value-type="string" calcext:value-type="string">
            <text:p>“0805”</text:p>
          </table:table-cell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9356.JPG</text:p>
          </table:table-cell>
          <table:table-cell table:style-name="ce10" table:formula="of:=HYPERLINK([.P7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22" calcext:value-type="float">
            <text:p>0.000022</text:p>
          </table:table-cell>
          <table:table-cell table:number-columns-repeated="2"/>
          <table:table-cell table:formula="of:=[.B76]+[.C76]+[.D76]+[.E76]" office:value-type="float" office:value="0.000022" calcext:value-type="float">
            <text:p>0.000022</text:p>
          </table:table-cell>
          <table:table-cell table:style-name="ce6" table:formula="of:=IF([.F76]&gt;=1000000; TEXT([.F76]/1000000; &quot;0.0#&quot;)&amp;&quot; M&quot;; IF([.F76]&gt;=1000; TEXT([.F76]/1000; &quot;0.0#&quot;)&amp;&quot; k&quot;;  IF([.F76]&gt;=1; TEXT([.F76]; &quot;0.0#&quot;);IF([.F76]&gt;=0.001; TEXT([.F76]*1000; &quot;0.0#&quot;)&amp;&quot; m&quot;; IF([.F76]&gt;=0.000001; TEXT([.F76]*1000000; &quot;0.0#&quot;)&amp;&quot; µ&quot;;IF([.F76]&gt;=0.000000001; TEXT([.F76]*1000000000; &quot;0.0#&quot;)&amp;&quot; n&quot;; IF([.F76]&gt;=0.000000000001; TEXT([.F76]*1000000000000; &quot;0.0#&quot;)&amp;&quot; p&quot;;TEXT([.F76]; &quot;0.0#&quot;))))))))" office:value-type="string" office:string-value="22.0 µ" calcext:value-type="string">
            <text:p>22.0 µ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style-name="ce2" office:value-type="string" calcext:value-type="string">
            <text:p>Panasonic -ECG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9357.JPG</text:p>
          </table:table-cell>
          <table:table-cell table:style-name="ce10" table:formula="of:=HYPERLINK([.P7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47" calcext:value-type="float">
            <text:p>0.0000047</text:p>
          </table:table-cell>
          <table:table-cell table:number-columns-repeated="2"/>
          <table:table-cell table:formula="of:=[.B77]+[.C77]+[.D77]+[.E77]" office:value-type="float" office:value="0.0000047" calcext:value-type="float">
            <text:p>0.0000047</text:p>
          </table:table-cell>
          <table:table-cell table:style-name="ce6" table:formula="of:=IF([.F77]&gt;=1000000; TEXT([.F77]/1000000; &quot;0.0#&quot;)&amp;&quot; M&quot;; IF([.F77]&gt;=1000; TEXT([.F77]/1000; &quot;0.0#&quot;)&amp;&quot; k&quot;;  IF([.F77]&gt;=1; TEXT([.F77]; &quot;0.0#&quot;);IF([.F77]&gt;=0.001; TEXT([.F77]*1000; &quot;0.0#&quot;)&amp;&quot; m&quot;; IF([.F77]&gt;=0.000001; TEXT([.F77]*1000000; &quot;0.0#&quot;)&amp;&quot; µ&quot;;IF([.F77]&gt;=0.000000001; TEXT([.F77]*1000000000; &quot;0.0#&quot;)&amp;&quot; n&quot;; IF([.F77]&gt;=0.000000000001; TEXT([.F77]*1000000000000; &quot;0.0#&quot;)&amp;&quot; p&quot;;TEXT([.F77]; &quot;0.0#&quot;))))))))" office:value-type="string" office:string-value="4.7 µ" calcext:value-type="string">
            <text:p>4.7 µ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2" office:value-type="string" calcext:value-type="string">
            <text:p>Murata Multilayer Ceramic</text:p>
          </table:table-cell>
          <table:table-cell table:style-name="ce2" office:value-type="string" calcext:value-type="string">
            <text:p>“1206”</text:p>
          </table:table-cell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9358.JPG</text:p>
          </table:table-cell>
          <table:table-cell table:style-name="ce10" table:formula="of:=HYPERLINK([.P7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22" calcext:value-type="float">
            <text:p>0.00022</text:p>
          </table:table-cell>
          <table:table-cell table:number-columns-repeated="2"/>
          <table:table-cell table:formula="of:=[.B78]+[.C78]+[.D78]+[.E78]" office:value-type="float" office:value="0.00022" calcext:value-type="float">
            <text:p>0.00022</text:p>
          </table:table-cell>
          <table:table-cell table:style-name="ce6" table:formula="of:=IF([.F78]&gt;=1000000; TEXT([.F78]/1000000; &quot;0.0#&quot;)&amp;&quot; M&quot;; IF([.F78]&gt;=1000; TEXT([.F78]/1000; &quot;0.0#&quot;)&amp;&quot; k&quot;;  IF([.F78]&gt;=1; TEXT([.F78]; &quot;0.0#&quot;);IF([.F78]&gt;=0.001; TEXT([.F78]*1000; &quot;0.0#&quot;)&amp;&quot; m&quot;; IF([.F78]&gt;=0.000001; TEXT([.F78]*1000000; &quot;0.0#&quot;)&amp;&quot; µ&quot;;IF([.F78]&gt;=0.000000001; TEXT([.F78]*1000000000; &quot;0.0#&quot;)&amp;&quot; n&quot;; IF([.F78]&gt;=0.000000000001; TEXT([.F78]*1000000000000; &quot;0.0#&quot;)&amp;&quot; p&quot;;TEXT([.F78]; &quot;0.0#&quot;))))))))" office:value-type="string" office:string-value="220.0 µ" calcext:value-type="string">
            <text:p>220.0 µ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8" office:value-type="percentage" office:value="0.1" calcext:value-type="percentage">
            <text:p>10.00%</text:p>
          </table:table-cell>
          <table:table-cell table:style-name="ce2" office:value-type="string" calcext:value-type="string">
            <text:p>Vishay Cap Tantalum</text:p>
          </table:table-cell>
          <table:table-cell/>
          <table:table-cell table:style-name="ce2" office:value-type="float" office:value="70" calcext:value-type="float">
            <text:p>7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9359.JPG</text:p>
          </table:table-cell>
          <table:table-cell table:style-name="ce10" table:formula="of:=HYPERLINK([.P7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00000022" calcext:value-type="float">
            <text:p>0.000000000022</text:p>
          </table:table-cell>
          <table:table-cell table:style-name="ce3" table:number-columns-repeated="2"/>
          <table:table-cell table:formula="of:=[.B79]+[.C79]+[.D79]+[.E79]" office:value-type="float" office:value="0.000000000022" calcext:value-type="float">
            <text:p>2.2E-11</text:p>
          </table:table-cell>
          <table:table-cell table:style-name="ce6" table:formula="of:=IF([.F79]&gt;=1000000; TEXT([.F79]/1000000; &quot;0.0#&quot;)&amp;&quot; M&quot;; IF([.F79]&gt;=1000; TEXT([.F79]/1000; &quot;0.0#&quot;)&amp;&quot; k&quot;;  IF([.F79]&gt;=1; TEXT([.F79]; &quot;0.0#&quot;);IF([.F79]&gt;=0.001; TEXT([.F79]*1000; &quot;0.0#&quot;)&amp;&quot; m&quot;; IF([.F79]&gt;=0.000001; TEXT([.F79]*1000000; &quot;0.0#&quot;)&amp;&quot; µ&quot;;IF([.F79]&gt;=0.000000001; TEXT([.F79]*1000000000; &quot;0.0#&quot;)&amp;&quot; n&quot;; IF([.F79]&gt;=0.000000000001; TEXT([.F79]*1000000000000; &quot;0.0#&quot;)&amp;&quot; p&quot;;TEXT([.F79]; &quot;0.0#&quot;))))))))" office:value-type="string" office:string-value="22.0 p" calcext:value-type="string">
            <text:p>22.0 p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AVX Multilayer Ceramic Capacitors</text:p>
          </table:table-cell>
          <table:table-cell table:style-name="ce2" office:value-type="string" calcext:value-type="string">
            <text:p>“0402”</text:p>
          </table:table-cell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9360.JPG</text:p>
          </table:table-cell>
          <table:table-cell table:style-name="ce10" table:formula="of:=HYPERLINK([.P7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1" calcext:value-type="float">
            <text:p>0.00001</text:p>
          </table:table-cell>
          <table:table-cell table:number-columns-repeated="2"/>
          <table:table-cell table:formula="of:=[.B80]+[.C80]+[.D80]+[.E80]" office:value-type="float" office:value="0.00001" calcext:value-type="float">
            <text:p>0.00001</text:p>
          </table:table-cell>
          <table:table-cell table:style-name="ce6" table:formula="of:=IF([.F80]&gt;=1000000; TEXT([.F80]/1000000; &quot;0.0#&quot;)&amp;&quot; M&quot;; IF([.F80]&gt;=1000; TEXT([.F80]/1000; &quot;0.0#&quot;)&amp;&quot; k&quot;;  IF([.F80]&gt;=1; TEXT([.F80]; &quot;0.0#&quot;);IF([.F80]&gt;=0.001; TEXT([.F80]*1000; &quot;0.0#&quot;)&amp;&quot; m&quot;; IF([.F80]&gt;=0.000001; TEXT([.F80]*1000000; &quot;0.0#&quot;)&amp;&quot; µ&quot;;IF([.F80]&gt;=0.000000001; TEXT([.F80]*1000000000; &quot;0.0#&quot;)&amp;&quot; n&quot;; IF([.F80]&gt;=0.000000000001; TEXT([.F80]*1000000000000; &quot;0.0#&quot;)&amp;&quot; p&quot;;TEXT([.F80]; &quot;0.0#&quot;))))))))" office:value-type="string" office:string-value="10.0 µ" calcext:value-type="string">
            <text:p>10.0 µ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style-name="ce2" office:value-type="string" calcext:value-type="string">
            <text:p>Aluminum Electrolytic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9361.JPG</text:p>
          </table:table-cell>
          <table:table-cell table:style-name="ce10" table:formula="of:=HYPERLINK([.P8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 table:number-columns-repeated="4"/>
          <table:table-cell table:formula="of:=[.B81]+[.C81]+[.D81]+[.E81]" office:value-type="float" office:value="0" calcext:value-type="float">
            <text:p>0</text:p>
          </table:table-cell>
          <table:table-cell table:style-name="ce6" table:formula="of:=IF([.F81]&gt;=1000000; TEXT([.F81]/1000000; &quot;0.0#&quot;)&amp;&quot; M&quot;; IF([.F81]&gt;=1000; TEXT([.F81]/1000; &quot;0.0#&quot;)&amp;&quot; k&quot;;  IF([.F81]&gt;=1; TEXT([.F81]; &quot;0.0#&quot;);IF([.F81]&gt;=0.001; TEXT([.F81]*1000; &quot;0.0#&quot;)&amp;&quot; m&quot;; IF([.F81]&gt;=0.000001; TEXT([.F81]*1000000; &quot;0.0#&quot;)&amp;&quot; µ&quot;;IF([.F81]&gt;=0.000000001; TEXT([.F81]*1000000000; &quot;0.0#&quot;)&amp;&quot; n&quot;; IF([.F81]&gt;=0.000000000001; TEXT([.F81]*1000000000000; &quot;0.0#&quot;)&amp;&quot; p&quot;;TEXT([.F81]; &quot;0.0#&quot;))))))))" office:value-type="string" office:string-value="0.0" calcext:value-type="string">
            <text:p>0.0</text:p>
          </table:table-cell>
          <table:table-cell table:number-columns-repeated="4"/>
          <table:table-cell table:style-name="ce2" office:value-type="string" calcext:value-type="string">
            <text:p>C15 ???</text:p>
          </table:table-cell>
          <table:table-cell table:number-columns-repeated="2"/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9362.JPG</text:p>
          </table:table-cell>
          <table:table-cell table:style-name="ce10" table:formula="of:=HYPERLINK([.P8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1" calcext:value-type="float">
            <text:p>0.00000001</text:p>
          </table:table-cell>
          <table:table-cell table:number-columns-repeated="2"/>
          <table:table-cell table:formula="of:=[.B82]+[.C82]+[.D82]+[.E82]" office:value-type="float" office:value="0.00000001" calcext:value-type="float">
            <text:p>0.00000001</text:p>
          </table:table-cell>
          <table:table-cell table:style-name="ce6" table:formula="of:=IF([.F82]&gt;=1000000; TEXT([.F82]/1000000; &quot;0.0#&quot;)&amp;&quot; M&quot;; IF([.F82]&gt;=1000; TEXT([.F82]/1000; &quot;0.0#&quot;)&amp;&quot; k&quot;;  IF([.F82]&gt;=1; TEXT([.F82]; &quot;0.0#&quot;);IF([.F82]&gt;=0.001; TEXT([.F82]*1000; &quot;0.0#&quot;)&amp;&quot; m&quot;; IF([.F82]&gt;=0.000001; TEXT([.F82]*1000000; &quot;0.0#&quot;)&amp;&quot; µ&quot;;IF([.F82]&gt;=0.000000001; TEXT([.F82]*1000000000; &quot;0.0#&quot;)&amp;&quot; n&quot;; IF([.F82]&gt;=0.000000000001; TEXT([.F82]*1000000000000; &quot;0.0#&quot;)&amp;&quot; p&quot;;TEXT([.F82]; &quot;0.0#&quot;))))))))" office:value-type="string" office:string-value="10.0 n" calcext:value-type="string">
            <text:p>10.0 n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2" office:value-type="string" calcext:value-type="string">
            <text:p>Ceramic</text:p>
          </table:table-cell>
          <table:table-cell table:style-name="ce2" office:value-type="string" calcext:value-type="string">
            <text:p>“0603”</text:p>
          </table:table-cell>
          <table:table-cell table:style-name="ce2" office:value-type="float" office:value="110" calcext:value-type="float">
            <text:p>11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9363.JPG</text:p>
          </table:table-cell>
          <table:table-cell table:style-name="ce10" table:formula="of:=HYPERLINK([.P8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47" calcext:value-type="float">
            <text:p>0.0000047</text:p>
          </table:table-cell>
          <table:table-cell table:number-columns-repeated="2"/>
          <table:table-cell table:formula="of:=[.B83]+[.C83]+[.D83]+[.E83]" office:value-type="float" office:value="0.0000047" calcext:value-type="float">
            <text:p>0.0000047</text:p>
          </table:table-cell>
          <table:table-cell table:style-name="ce6" table:formula="of:=IF([.F83]&gt;=1000000; TEXT([.F83]/1000000; &quot;0.0#&quot;)&amp;&quot; M&quot;; IF([.F83]&gt;=1000; TEXT([.F83]/1000; &quot;0.0#&quot;)&amp;&quot; k&quot;;  IF([.F83]&gt;=1; TEXT([.F83]; &quot;0.0#&quot;);IF([.F83]&gt;=0.001; TEXT([.F83]*1000; &quot;0.0#&quot;)&amp;&quot; m&quot;; IF([.F83]&gt;=0.000001; TEXT([.F83]*1000000; &quot;0.0#&quot;)&amp;&quot; µ&quot;;IF([.F83]&gt;=0.000000001; TEXT([.F83]*1000000000; &quot;0.0#&quot;)&amp;&quot; n&quot;; IF([.F83]&gt;=0.000000000001; TEXT([.F83]*1000000000000; &quot;0.0#&quot;)&amp;&quot; p&quot;;TEXT([.F83]; &quot;0.0#&quot;))))))))" office:value-type="string" office:string-value="4.7 µ" calcext:value-type="string">
            <text:p>4.7 µ</text:p>
          </table:table-cell>
          <table:table-cell office:value-type="float" office:value="6.3" calcext:value-type="float">
            <text:p>6.3</text:p>
          </table:table-cell>
          <table:table-cell table:number-columns-repeated="3"/>
          <table:table-cell table:style-name="ce2" office:value-type="string" calcext:value-type="string">
            <text:p>Ceramic</text:p>
          </table:table-cell>
          <table:table-cell table:style-name="ce2" office:value-type="string" calcext:value-type="string">
            <text:p>“0603”</text:p>
          </table:table-cell>
          <table:table-cell table:style-name="ce2" office:value-type="float" office:value="4000" calcext:value-type="float">
            <text:p>40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9367.JPG</text:p>
          </table:table-cell>
          <table:table-cell table:style-name="ce10" table:formula="of:=HYPERLINK([.P8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00000012" calcext:value-type="float">
            <text:p>0.000000000012</text:p>
          </table:table-cell>
          <table:table-cell table:style-name="ce3" table:number-columns-repeated="2"/>
          <table:table-cell table:formula="of:=[.B84]+[.C84]+[.D84]+[.E84]" office:value-type="float" office:value="0.000000000012" calcext:value-type="float">
            <text:p>1.2E-11</text:p>
          </table:table-cell>
          <table:table-cell table:style-name="ce6" table:formula="of:=IF([.F84]&gt;=1000000; TEXT([.F84]/1000000; &quot;0.0#&quot;)&amp;&quot; M&quot;; IF([.F84]&gt;=1000; TEXT([.F84]/1000; &quot;0.0#&quot;)&amp;&quot; k&quot;;  IF([.F84]&gt;=1; TEXT([.F84]; &quot;0.0#&quot;);IF([.F84]&gt;=0.001; TEXT([.F84]*1000; &quot;0.0#&quot;)&amp;&quot; m&quot;; IF([.F84]&gt;=0.000001; TEXT([.F84]*1000000; &quot;0.0#&quot;)&amp;&quot; µ&quot;;IF([.F84]&gt;=0.000000001; TEXT([.F84]*1000000000; &quot;0.0#&quot;)&amp;&quot; n&quot;; IF([.F84]&gt;=0.000000000001; TEXT([.F84]*1000000000000; &quot;0.0#&quot;)&amp;&quot; p&quot;;TEXT([.F84]; &quot;0.0#&quot;))))))))" office:value-type="string" office:string-value="12.0 p" calcext:value-type="string">
            <text:p>12.0 p</text:p>
          </table:table-cell>
          <table:table-cell table:number-columns-repeated="5"/>
          <table:table-cell table:style-name="ce2" office:value-type="string" calcext:value-type="string">
            <text:p>“0603”</text:p>
          </table:table-cell>
          <table:table-cell/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9368.JPG</text:p>
          </table:table-cell>
          <table:table-cell table:style-name="ce10" table:formula="of:=HYPERLINK([.P8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1" calcext:value-type="float">
            <text:p>0.00000001</text:p>
          </table:table-cell>
          <table:table-cell table:number-columns-repeated="2"/>
          <table:table-cell table:formula="of:=[.B85]+[.C85]+[.D85]+[.E85]" office:value-type="float" office:value="0.00000001" calcext:value-type="float">
            <text:p>0.00000001</text:p>
          </table:table-cell>
          <table:table-cell table:style-name="ce6" table:formula="of:=IF([.F85]&gt;=1000000; TEXT([.F85]/1000000; &quot;0.0#&quot;)&amp;&quot; M&quot;; IF([.F85]&gt;=1000; TEXT([.F85]/1000; &quot;0.0#&quot;)&amp;&quot; k&quot;;  IF([.F85]&gt;=1; TEXT([.F85]; &quot;0.0#&quot;);IF([.F85]&gt;=0.001; TEXT([.F85]*1000; &quot;0.0#&quot;)&amp;&quot; m&quot;; IF([.F85]&gt;=0.000001; TEXT([.F85]*1000000; &quot;0.0#&quot;)&amp;&quot; µ&quot;;IF([.F85]&gt;=0.000000001; TEXT([.F85]*1000000000; &quot;0.0#&quot;)&amp;&quot; n&quot;; IF([.F85]&gt;=0.000000000001; TEXT([.F85]*1000000000000; &quot;0.0#&quot;)&amp;&quot; p&quot;;TEXT([.F85]; &quot;0.0#&quot;))))))))" office:value-type="string" office:string-value="10.0 n" calcext:value-type="string">
            <text:p>10.0 n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8" office:value-type="percentage" office:value="0.1" calcext:value-type="percentage">
            <text:p>10.00%</text:p>
          </table:table-cell>
          <table:table-cell table:style-name="ce2" office:value-type="string" calcext:value-type="string">
            <text:p>Ceramic</text:p>
          </table:table-cell>
          <table:table-cell table:style-name="ce2" office:value-type="string" calcext:value-type="string">
            <text:p>“0805”</text:p>
          </table:table-cell>
          <table:table-cell table:style-name="ce2" office:value-type="float" office:value="1500" calcext:value-type="float">
            <text:p>15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9369.JPG</text:p>
          </table:table-cell>
          <table:table-cell table:style-name="ce10" table:formula="of:=HYPERLINK([.P8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000001" calcext:value-type="float">
            <text:p>0.000000000100</text:p>
          </table:table-cell>
          <table:table-cell table:style-name="ce3" table:number-columns-repeated="2"/>
          <table:table-cell table:formula="of:=[.B86]+[.C86]+[.D86]+[.E86]" office:value-type="float" office:value="0.0000000001" calcext:value-type="float">
            <text:p>1E-10</text:p>
          </table:table-cell>
          <table:table-cell table:style-name="ce6" table:formula="of:=IF([.F86]&gt;=1000000; TEXT([.F86]/1000000; &quot;0.0#&quot;)&amp;&quot; M&quot;; IF([.F86]&gt;=1000; TEXT([.F86]/1000; &quot;0.0#&quot;)&amp;&quot; k&quot;;  IF([.F86]&gt;=1; TEXT([.F86]; &quot;0.0#&quot;);IF([.F86]&gt;=0.001; TEXT([.F86]*1000; &quot;0.0#&quot;)&amp;&quot; m&quot;; IF([.F86]&gt;=0.000001; TEXT([.F86]*1000000; &quot;0.0#&quot;)&amp;&quot; µ&quot;;IF([.F86]&gt;=0.000000001; TEXT([.F86]*1000000000; &quot;0.0#&quot;)&amp;&quot; n&quot;; IF([.F86]&gt;=0.000000000001; TEXT([.F86]*1000000000000; &quot;0.0#&quot;)&amp;&quot; p&quot;;TEXT([.F86]; &quot;0.0#&quot;))))))))" office:value-type="string" office:string-value="100.0 p" calcext:value-type="string">
            <text:p>100.0 p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eramic</text:p>
          </table:table-cell>
          <table:table-cell/>
          <table:table-cell table:style-name="ce2" office:value-type="float" office:value="1500" calcext:value-type="float">
            <text:p>15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9370.JPG</text:p>
          </table:table-cell>
          <table:table-cell table:style-name="ce10" table:formula="of:=HYPERLINK([.P8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000047" calcext:value-type="float">
            <text:p>0.000000004700</text:p>
          </table:table-cell>
          <table:table-cell table:style-name="ce3" table:number-columns-repeated="2"/>
          <table:table-cell table:formula="of:=[.B87]+[.C87]+[.D87]+[.E87]" office:value-type="float" office:value="0.0000000047" calcext:value-type="float">
            <text:p>0.0000000047</text:p>
          </table:table-cell>
          <table:table-cell table:style-name="ce6" table:formula="of:=IF([.F87]&gt;=1000000; TEXT([.F87]/1000000; &quot;0.0#&quot;)&amp;&quot; M&quot;; IF([.F87]&gt;=1000; TEXT([.F87]/1000; &quot;0.0#&quot;)&amp;&quot; k&quot;;  IF([.F87]&gt;=1; TEXT([.F87]; &quot;0.0#&quot;);IF([.F87]&gt;=0.001; TEXT([.F87]*1000; &quot;0.0#&quot;)&amp;&quot; m&quot;; IF([.F87]&gt;=0.000001; TEXT([.F87]*1000000; &quot;0.0#&quot;)&amp;&quot; µ&quot;;IF([.F87]&gt;=0.000000001; TEXT([.F87]*1000000000; &quot;0.0#&quot;)&amp;&quot; n&quot;; IF([.F87]&gt;=0.000000000001; TEXT([.F87]*1000000000000; &quot;0.0#&quot;)&amp;&quot; p&quot;;TEXT([.F87]; &quot;0.0#&quot;))))))))" office:value-type="string" office:string-value="4.7 n" calcext:value-type="string">
            <text:p>4.7 n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style-name="ce2" office:value-type="string" calcext:value-type="string">
            <text:p>Ceramic</text:p>
          </table:table-cell>
          <table:table-cell table:style-name="ce2" office:value-type="string" calcext:value-type="string">
            <text:p>“0201”</text:p>
          </table:table-cell>
          <table:table-cell table:style-name="ce2" office:value-type="float" office:value="15000" calcext:value-type="float">
            <text:p>150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9371.JPG</text:p>
          </table:table-cell>
          <table:table-cell table:style-name="ce10" table:formula="of:=HYPERLINK([.P8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01" calcext:value-type="float">
            <text:p>0.000000001</text:p>
          </table:table-cell>
          <table:table-cell table:number-columns-repeated="2"/>
          <table:table-cell table:formula="of:=[.B88]+[.C88]+[.D88]+[.E88]" office:value-type="float" office:value="0.000000001" calcext:value-type="float">
            <text:p>0.000000001</text:p>
          </table:table-cell>
          <table:table-cell table:style-name="ce6" table:formula="of:=IF([.F88]&gt;=1000000; TEXT([.F88]/1000000; &quot;0.0#&quot;)&amp;&quot; M&quot;; IF([.F88]&gt;=1000; TEXT([.F88]/1000; &quot;0.0#&quot;)&amp;&quot; k&quot;;  IF([.F88]&gt;=1; TEXT([.F88]; &quot;0.0#&quot;);IF([.F88]&gt;=0.001; TEXT([.F88]*1000; &quot;0.0#&quot;)&amp;&quot; m&quot;; IF([.F88]&gt;=0.000001; TEXT([.F88]*1000000; &quot;0.0#&quot;)&amp;&quot; µ&quot;;IF([.F88]&gt;=0.000000001; TEXT([.F88]*1000000000; &quot;0.0#&quot;)&amp;&quot; n&quot;; IF([.F88]&gt;=0.000000000001; TEXT([.F88]*1000000000000; &quot;0.0#&quot;)&amp;&quot; p&quot;;TEXT([.F88]; &quot;0.0#&quot;))))))))" office:value-type="string" office:string-value="1.0 n" calcext:value-type="string">
            <text:p>1.0 n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8" office:value-type="percentage" office:value="0.1" calcext:value-type="percentage">
            <text:p>10.00%</text:p>
          </table:table-cell>
          <table:table-cell/>
          <table:table-cell table:style-name="ce2" office:value-type="string" calcext:value-type="string">
            <text:p>“0603”</text:p>
          </table:table-cell>
          <table:table-cell/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9372.JPG</text:p>
          </table:table-cell>
          <table:table-cell table:style-name="ce10" table:formula="of:=HYPERLINK([.P8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1" calcext:value-type="float">
            <text:p>0.00000001</text:p>
          </table:table-cell>
          <table:table-cell table:number-columns-repeated="2"/>
          <table:table-cell table:formula="of:=[.B89]+[.C89]+[.D89]+[.E89]" office:value-type="float" office:value="0.00000001" calcext:value-type="float">
            <text:p>0.00000001</text:p>
          </table:table-cell>
          <table:table-cell table:style-name="ce6" table:formula="of:=IF([.F89]&gt;=1000000; TEXT([.F89]/1000000; &quot;0.0#&quot;)&amp;&quot; M&quot;; IF([.F89]&gt;=1000; TEXT([.F89]/1000; &quot;0.0#&quot;)&amp;&quot; k&quot;;  IF([.F89]&gt;=1; TEXT([.F89]; &quot;0.0#&quot;);IF([.F89]&gt;=0.001; TEXT([.F89]*1000; &quot;0.0#&quot;)&amp;&quot; m&quot;; IF([.F89]&gt;=0.000001; TEXT([.F89]*1000000; &quot;0.0#&quot;)&amp;&quot; µ&quot;;IF([.F89]&gt;=0.000000001; TEXT([.F89]*1000000000; &quot;0.0#&quot;)&amp;&quot; n&quot;; IF([.F89]&gt;=0.000000000001; TEXT([.F89]*1000000000000; &quot;0.0#&quot;)&amp;&quot; p&quot;;TEXT([.F89]; &quot;0.0#&quot;))))))))" office:value-type="string" office:string-value="10.0 n" calcext:value-type="string">
            <text:p>10.0 n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table:style-name="ce2" office:value-type="string" calcext:value-type="string">
            <text:p>“0603”</text:p>
          </table:table-cell>
          <table:table-cell/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9373.JPG</text:p>
          </table:table-cell>
          <table:table-cell table:style-name="ce10" table:formula="of:=HYPERLINK([.P8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0000015" calcext:value-type="float">
            <text:p>0.000000000150</text:p>
          </table:table-cell>
          <table:table-cell table:style-name="ce3" table:number-columns-repeated="2"/>
          <table:table-cell table:formula="of:=[.B90]+[.C90]+[.D90]+[.E90]" office:value-type="float" office:value="0.00000000015" calcext:value-type="float">
            <text:p>1.5E-10</text:p>
          </table:table-cell>
          <table:table-cell table:style-name="ce6" table:formula="of:=IF([.F90]&gt;=1000000; TEXT([.F90]/1000000; &quot;0.0#&quot;)&amp;&quot; M&quot;; IF([.F90]&gt;=1000; TEXT([.F90]/1000; &quot;0.0#&quot;)&amp;&quot; k&quot;;  IF([.F90]&gt;=1; TEXT([.F90]; &quot;0.0#&quot;);IF([.F90]&gt;=0.001; TEXT([.F90]*1000; &quot;0.0#&quot;)&amp;&quot; m&quot;; IF([.F90]&gt;=0.000001; TEXT([.F90]*1000000; &quot;0.0#&quot;)&amp;&quot; µ&quot;;IF([.F90]&gt;=0.000000001; TEXT([.F90]*1000000000; &quot;0.0#&quot;)&amp;&quot; n&quot;; IF([.F90]&gt;=0.000000000001; TEXT([.F90]*1000000000000; &quot;0.0#&quot;)&amp;&quot; p&quot;;TEXT([.F90]; &quot;0.0#&quot;))))))))" office:value-type="string" office:string-value="150.0 p" calcext:value-type="string">
            <text:p>150.0 p</text:p>
          </table:table-cell>
          <table:table-cell table:number-columns-repeated="6"/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7396.JPG</text:p>
          </table:table-cell>
          <table:table-cell table:style-name="ce10" table:formula="of:=HYPERLINK([.P9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00000022" calcext:value-type="float">
            <text:p>0.000000000022</text:p>
          </table:table-cell>
          <table:table-cell table:style-name="ce3" table:number-columns-repeated="2"/>
          <table:table-cell table:formula="of:=[.B91]+[.C91]+[.D91]+[.E91]" office:value-type="float" office:value="0.000000000022" calcext:value-type="float">
            <text:p>2.2E-11</text:p>
          </table:table-cell>
          <table:table-cell table:style-name="ce6" table:formula="of:=IF([.F91]&gt;=1000000; TEXT([.F91]/1000000; &quot;0.0#&quot;)&amp;&quot; M&quot;; IF([.F91]&gt;=1000; TEXT([.F91]/1000; &quot;0.0#&quot;)&amp;&quot; k&quot;;  IF([.F91]&gt;=1; TEXT([.F91]; &quot;0.0#&quot;);IF([.F91]&gt;=0.001; TEXT([.F91]*1000; &quot;0.0#&quot;)&amp;&quot; m&quot;; IF([.F91]&gt;=0.000001; TEXT([.F91]*1000000; &quot;0.0#&quot;)&amp;&quot; µ&quot;;IF([.F91]&gt;=0.000000001; TEXT([.F91]*1000000000; &quot;0.0#&quot;)&amp;&quot; n&quot;; IF([.F91]&gt;=0.000000000001; TEXT([.F91]*1000000000000; &quot;0.0#&quot;)&amp;&quot; p&quot;;TEXT([.F91]; &quot;0.0#&quot;))))))))" office:value-type="string" office:string-value="22.0 p" calcext:value-type="string">
            <text:p>22.0 p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NPO</text:p>
          </table:table-cell>
          <table:table-cell table:style-name="ce2" office:value-type="string" calcext:value-type="string">
            <text:p>“1206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7396.JPG</text:p>
          </table:table-cell>
          <table:table-cell table:style-name="ce10" table:formula="of:=HYPERLINK([.P9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0000015" calcext:value-type="float">
            <text:p>0.000000000150</text:p>
          </table:table-cell>
          <table:table-cell table:style-name="ce3" table:number-columns-repeated="2"/>
          <table:table-cell table:formula="of:=[.B92]+[.C92]+[.D92]+[.E92]" office:value-type="float" office:value="0.00000000015" calcext:value-type="float">
            <text:p>1.5E-10</text:p>
          </table:table-cell>
          <table:table-cell table:style-name="ce6" table:formula="of:=IF([.F92]&gt;=1000000; TEXT([.F92]/1000000; &quot;0.0#&quot;)&amp;&quot; M&quot;; IF([.F92]&gt;=1000; TEXT([.F92]/1000; &quot;0.0#&quot;)&amp;&quot; k&quot;;  IF([.F92]&gt;=1; TEXT([.F92]; &quot;0.0#&quot;);IF([.F92]&gt;=0.001; TEXT([.F92]*1000; &quot;0.0#&quot;)&amp;&quot; m&quot;; IF([.F92]&gt;=0.000001; TEXT([.F92]*1000000; &quot;0.0#&quot;)&amp;&quot; µ&quot;;IF([.F92]&gt;=0.000000001; TEXT([.F92]*1000000000; &quot;0.0#&quot;)&amp;&quot; n&quot;; IF([.F92]&gt;=0.000000000001; TEXT([.F92]*1000000000000; &quot;0.0#&quot;)&amp;&quot; p&quot;;TEXT([.F92]; &quot;0.0#&quot;))))))))" office:value-type="string" office:string-value="150.0 p" calcext:value-type="string">
            <text:p>150.0 p</text:p>
          </table:table-cell>
          <table:table-cell table:number-columns-repeated="5"/>
          <table:table-cell table:style-name="ce2" office:value-type="string" calcext:value-type="string">
            <text:p>“1206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7396.JPG</text:p>
          </table:table-cell>
          <table:table-cell table:style-name="ce10" table:formula="of:=HYPERLINK([.P9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0000018" calcext:value-type="float">
            <text:p>0.000000000180</text:p>
          </table:table-cell>
          <table:table-cell table:style-name="ce3" table:number-columns-repeated="2"/>
          <table:table-cell table:formula="of:=[.B93]+[.C93]+[.D93]+[.E93]" office:value-type="float" office:value="0.00000000018" calcext:value-type="float">
            <text:p>1.8E-10</text:p>
          </table:table-cell>
          <table:table-cell table:style-name="ce6" table:formula="of:=IF([.F93]&gt;=1000000; TEXT([.F93]/1000000; &quot;0.0#&quot;)&amp;&quot; M&quot;; IF([.F93]&gt;=1000; TEXT([.F93]/1000; &quot;0.0#&quot;)&amp;&quot; k&quot;;  IF([.F93]&gt;=1; TEXT([.F93]; &quot;0.0#&quot;);IF([.F93]&gt;=0.001; TEXT([.F93]*1000; &quot;0.0#&quot;)&amp;&quot; m&quot;; IF([.F93]&gt;=0.000001; TEXT([.F93]*1000000; &quot;0.0#&quot;)&amp;&quot; µ&quot;;IF([.F93]&gt;=0.000000001; TEXT([.F93]*1000000000; &quot;0.0#&quot;)&amp;&quot; n&quot;; IF([.F93]&gt;=0.000000000001; TEXT([.F93]*1000000000000; &quot;0.0#&quot;)&amp;&quot; p&quot;;TEXT([.F93]; &quot;0.0#&quot;))))))))" office:value-type="string" office:string-value="180.0 p" calcext:value-type="string">
            <text:p>180.0 p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style-name="ce2" office:value-type="string" calcext:value-type="string">
            <text:p>“1206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7396.JPG</text:p>
          </table:table-cell>
          <table:table-cell table:style-name="ce10" table:formula="of:=HYPERLINK([.P9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0000039" calcext:value-type="float">
            <text:p>0.000000000390</text:p>
          </table:table-cell>
          <table:table-cell table:style-name="ce3" table:number-columns-repeated="2"/>
          <table:table-cell table:formula="of:=[.B94]+[.C94]+[.D94]+[.E94]" office:value-type="float" office:value="0.00000000039" calcext:value-type="float">
            <text:p>3.9E-10</text:p>
          </table:table-cell>
          <table:table-cell table:style-name="ce6" table:formula="of:=IF([.F94]&gt;=1000000; TEXT([.F94]/1000000; &quot;0.0#&quot;)&amp;&quot; M&quot;; IF([.F94]&gt;=1000; TEXT([.F94]/1000; &quot;0.0#&quot;)&amp;&quot; k&quot;;  IF([.F94]&gt;=1; TEXT([.F94]; &quot;0.0#&quot;);IF([.F94]&gt;=0.001; TEXT([.F94]*1000; &quot;0.0#&quot;)&amp;&quot; m&quot;; IF([.F94]&gt;=0.000001; TEXT([.F94]*1000000; &quot;0.0#&quot;)&amp;&quot; µ&quot;;IF([.F94]&gt;=0.000000001; TEXT([.F94]*1000000000; &quot;0.0#&quot;)&amp;&quot; n&quot;; IF([.F94]&gt;=0.000000000001; TEXT([.F94]*1000000000000; &quot;0.0#&quot;)&amp;&quot; p&quot;;TEXT([.F94]; &quot;0.0#&quot;))))))))" office:value-type="string" office:string-value="390.0 p" calcext:value-type="string">
            <text:p>390.0 p</text:p>
          </table:table-cell>
          <table:table-cell table:number-columns-repeated="3"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NPO</text:p>
          </table:table-cell>
          <table:table-cell table:style-name="ce2" office:value-type="string" calcext:value-type="string">
            <text:p>“1206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7396.JPG</text:p>
          </table:table-cell>
          <table:table-cell table:style-name="ce10" table:formula="of:=HYPERLINK([.P9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001" calcext:value-type="float">
            <text:p>0.000000100000</text:p>
          </table:table-cell>
          <table:table-cell table:style-name="ce3" table:number-columns-repeated="2"/>
          <table:table-cell table:formula="of:=[.B95]+[.C95]+[.D95]+[.E95]" office:value-type="float" office:value="0.0000001" calcext:value-type="float">
            <text:p>0.0000001</text:p>
          </table:table-cell>
          <table:table-cell table:style-name="ce6" table:formula="of:=IF([.F95]&gt;=1000000; TEXT([.F95]/1000000; &quot;0.0#&quot;)&amp;&quot; M&quot;; IF([.F95]&gt;=1000; TEXT([.F95]/1000; &quot;0.0#&quot;)&amp;&quot; k&quot;;  IF([.F95]&gt;=1; TEXT([.F95]; &quot;0.0#&quot;);IF([.F95]&gt;=0.001; TEXT([.F95]*1000; &quot;0.0#&quot;)&amp;&quot; m&quot;; IF([.F95]&gt;=0.000001; TEXT([.F95]*1000000; &quot;0.0#&quot;)&amp;&quot; µ&quot;;IF([.F95]&gt;=0.000000001; TEXT([.F95]*1000000000; &quot;0.0#&quot;)&amp;&quot; n&quot;; IF([.F95]&gt;=0.000000000001; TEXT([.F95]*1000000000000; &quot;0.0#&quot;)&amp;&quot; p&quot;;TEXT([.F95]; &quot;0.0#&quot;))))))))" office:value-type="string" office:string-value="100.0 n" calcext:value-type="string">
            <text:p>100.0 n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style-name="ce2" office:value-type="string" calcext:value-type="string">
            <text:p>Tantalum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7396.JPG</text:p>
          </table:table-cell>
          <table:table-cell table:style-name="ce10" table:formula="of:=HYPERLINK([.P9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0022" calcext:value-type="float">
            <text:p>0.000000220000</text:p>
          </table:table-cell>
          <table:table-cell table:style-name="ce3" table:number-columns-repeated="2"/>
          <table:table-cell table:formula="of:=[.B96]+[.C96]+[.D96]+[.E96]" office:value-type="float" office:value="0.00000022" calcext:value-type="float">
            <text:p>0.00000022</text:p>
          </table:table-cell>
          <table:table-cell table:style-name="ce6" table:formula="of:=IF([.F96]&gt;=1000000; TEXT([.F96]/1000000; &quot;0.0#&quot;)&amp;&quot; M&quot;; IF([.F96]&gt;=1000; TEXT([.F96]/1000; &quot;0.0#&quot;)&amp;&quot; k&quot;;  IF([.F96]&gt;=1; TEXT([.F96]; &quot;0.0#&quot;);IF([.F96]&gt;=0.001; TEXT([.F96]*1000; &quot;0.0#&quot;)&amp;&quot; m&quot;; IF([.F96]&gt;=0.000001; TEXT([.F96]*1000000; &quot;0.0#&quot;)&amp;&quot; µ&quot;;IF([.F96]&gt;=0.000000001; TEXT([.F96]*1000000000; &quot;0.0#&quot;)&amp;&quot; n&quot;; IF([.F96]&gt;=0.000000000001; TEXT([.F96]*1000000000000; &quot;0.0#&quot;)&amp;&quot; p&quot;;TEXT([.F96]; &quot;0.0#&quot;))))))))" office:value-type="string" office:string-value="220.0 n" calcext:value-type="string">
            <text:p>220.0 n</text:p>
          </table:table-cell>
          <table:table-cell table:number-columns-repeated="4"/>
          <table:table-cell table:style-name="ce2" office:value-type="string" calcext:value-type="string">
            <text:p>Tantalum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7396.JPG</text:p>
          </table:table-cell>
          <table:table-cell table:style-name="ce10" table:formula="of:=HYPERLINK([.P9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0047" calcext:value-type="float">
            <text:p>0.000000470000</text:p>
          </table:table-cell>
          <table:table-cell table:style-name="ce3" table:number-columns-repeated="2"/>
          <table:table-cell table:formula="of:=[.B97]+[.C97]+[.D97]+[.E97]" office:value-type="float" office:value="0.00000047" calcext:value-type="float">
            <text:p>0.00000047</text:p>
          </table:table-cell>
          <table:table-cell table:style-name="ce6" table:formula="of:=IF([.F97]&gt;=1000000; TEXT([.F97]/1000000; &quot;0.0#&quot;)&amp;&quot; M&quot;; IF([.F97]&gt;=1000; TEXT([.F97]/1000; &quot;0.0#&quot;)&amp;&quot; k&quot;;  IF([.F97]&gt;=1; TEXT([.F97]; &quot;0.0#&quot;);IF([.F97]&gt;=0.001; TEXT([.F97]*1000; &quot;0.0#&quot;)&amp;&quot; m&quot;; IF([.F97]&gt;=0.000001; TEXT([.F97]*1000000; &quot;0.0#&quot;)&amp;&quot; µ&quot;;IF([.F97]&gt;=0.000000001; TEXT([.F97]*1000000000; &quot;0.0#&quot;)&amp;&quot; n&quot;; IF([.F97]&gt;=0.000000000001; TEXT([.F97]*1000000000000; &quot;0.0#&quot;)&amp;&quot; p&quot;;TEXT([.F97]; &quot;0.0#&quot;))))))))" office:value-type="string" office:string-value="470.0 n" calcext:value-type="string">
            <text:p>470.0 n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style-name="ce2" office:value-type="string" calcext:value-type="string">
            <text:p>Tantalum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7396.JPG</text:p>
          </table:table-cell>
          <table:table-cell table:style-name="ce10" table:formula="of:=HYPERLINK([.P9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047" calcext:value-type="float">
            <text:p>0.000004700000</text:p>
          </table:table-cell>
          <table:table-cell table:style-name="ce3" table:number-columns-repeated="2"/>
          <table:table-cell table:formula="of:=[.B98]+[.C98]+[.D98]+[.E98]" office:value-type="float" office:value="0.0000047" calcext:value-type="float">
            <text:p>0.0000047</text:p>
          </table:table-cell>
          <table:table-cell table:style-name="ce6" table:formula="of:=IF([.F98]&gt;=1000000; TEXT([.F98]/1000000; &quot;0.0#&quot;)&amp;&quot; M&quot;; IF([.F98]&gt;=1000; TEXT([.F98]/1000; &quot;0.0#&quot;)&amp;&quot; k&quot;;  IF([.F98]&gt;=1; TEXT([.F98]; &quot;0.0#&quot;);IF([.F98]&gt;=0.001; TEXT([.F98]*1000; &quot;0.0#&quot;)&amp;&quot; m&quot;; IF([.F98]&gt;=0.000001; TEXT([.F98]*1000000; &quot;0.0#&quot;)&amp;&quot; µ&quot;;IF([.F98]&gt;=0.000000001; TEXT([.F98]*1000000000; &quot;0.0#&quot;)&amp;&quot; n&quot;; IF([.F98]&gt;=0.000000000001; TEXT([.F98]*1000000000000; &quot;0.0#&quot;)&amp;&quot; p&quot;;TEXT([.F98]; &quot;0.0#&quot;))))))))" office:value-type="string" office:string-value="4.7 µ" calcext:value-type="string">
            <text:p>4.7 µ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style-name="ce2" office:value-type="string" calcext:value-type="string">
            <text:p>Tantalum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7396.JPG</text:p>
          </table:table-cell>
          <table:table-cell table:style-name="ce10" table:formula="of:=HYPERLINK([.P9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068" calcext:value-type="float">
            <text:p>0.000006800000</text:p>
          </table:table-cell>
          <table:table-cell table:style-name="ce3" table:number-columns-repeated="2"/>
          <table:table-cell table:formula="of:=[.B99]+[.C99]+[.D99]+[.E99]" office:value-type="float" office:value="0.0000068" calcext:value-type="float">
            <text:p>0.0000068</text:p>
          </table:table-cell>
          <table:table-cell table:style-name="ce6" table:formula="of:=IF([.F99]&gt;=1000000; TEXT([.F99]/1000000; &quot;0.0#&quot;)&amp;&quot; M&quot;; IF([.F99]&gt;=1000; TEXT([.F99]/1000; &quot;0.0#&quot;)&amp;&quot; k&quot;;  IF([.F99]&gt;=1; TEXT([.F99]; &quot;0.0#&quot;);IF([.F99]&gt;=0.001; TEXT([.F99]*1000; &quot;0.0#&quot;)&amp;&quot; m&quot;; IF([.F99]&gt;=0.000001; TEXT([.F99]*1000000; &quot;0.0#&quot;)&amp;&quot; µ&quot;;IF([.F99]&gt;=0.000000001; TEXT([.F99]*1000000000; &quot;0.0#&quot;)&amp;&quot; n&quot;; IF([.F99]&gt;=0.000000000001; TEXT([.F99]*1000000000000; &quot;0.0#&quot;)&amp;&quot; p&quot;;TEXT([.F99]; &quot;0.0#&quot;))))))))" office:value-type="string" office:string-value="6.8 µ" calcext:value-type="string">
            <text:p>6.8 µ</text:p>
          </table:table-cell>
          <table:table-cell office:value-type="float" office:value="6.3" calcext:value-type="float">
            <text:p>6.3</text:p>
          </table:table-cell>
          <table:table-cell table:number-columns-repeated="3"/>
          <table:table-cell table:style-name="ce2" office:value-type="string" calcext:value-type="string">
            <text:p>Tantalum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7396.JPG</text:p>
          </table:table-cell>
          <table:table-cell table:style-name="ce10" table:formula="of:=HYPERLINK([.P9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01" calcext:value-type="float">
            <text:p>0.000001000000</text:p>
          </table:table-cell>
          <table:table-cell table:style-name="ce3" table:number-columns-repeated="2"/>
          <table:table-cell table:formula="of:=[.B100]+[.C100]+[.D100]+[.E100]" office:value-type="float" office:value="0.000001" calcext:value-type="float">
            <text:p>0.000001</text:p>
          </table:table-cell>
          <table:table-cell table:style-name="ce6" table:formula="of:=IF([.F100]&gt;=1000000; TEXT([.F100]/1000000; &quot;0.0#&quot;)&amp;&quot; M&quot;; IF([.F100]&gt;=1000; TEXT([.F100]/1000; &quot;0.0#&quot;)&amp;&quot; k&quot;;  IF([.F100]&gt;=1; TEXT([.F100]; &quot;0.0#&quot;);IF([.F100]&gt;=0.001; TEXT([.F100]*1000; &quot;0.0#&quot;)&amp;&quot; m&quot;; IF([.F100]&gt;=0.000001; TEXT([.F100]*1000000; &quot;0.0#&quot;)&amp;&quot; µ&quot;;IF([.F100]&gt;=0.000000001; TEXT([.F100]*1000000000; &quot;0.0#&quot;)&amp;&quot; n&quot;; IF([.F100]&gt;=0.000000000001; TEXT([.F100]*1000000000000; &quot;0.0#&quot;)&amp;&quot; p&quot;;TEXT([.F100]; &quot;0.0#&quot;))))))))" office:value-type="string" office:string-value="1.0 µ" calcext:value-type="string">
            <text:p>1.0 µ</text:p>
          </table:table-cell>
          <table:table-cell office:value-type="float" office:value="16" calcext:value-type="float">
            <text:p>16</text:p>
          </table:table-cell>
          <table:table-cell table:number-columns-repeated="5"/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7396.JPG</text:p>
          </table:table-cell>
          <table:table-cell table:style-name="ce10" table:formula="of:=HYPERLINK([.P10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1" calcext:value-type="float">
            <text:p>0.000010000000</text:p>
          </table:table-cell>
          <table:table-cell table:style-name="ce3" table:number-columns-repeated="2"/>
          <table:table-cell table:formula="of:=[.B101]+[.C101]+[.D101]+[.E101]" office:value-type="float" office:value="0.00001" calcext:value-type="float">
            <text:p>0.00001</text:p>
          </table:table-cell>
          <table:table-cell table:style-name="ce6" table:formula="of:=IF([.F101]&gt;=1000000; TEXT([.F101]/1000000; &quot;0.0#&quot;)&amp;&quot; M&quot;; IF([.F101]&gt;=1000; TEXT([.F101]/1000; &quot;0.0#&quot;)&amp;&quot; k&quot;;  IF([.F101]&gt;=1; TEXT([.F101]; &quot;0.0#&quot;);IF([.F101]&gt;=0.001; TEXT([.F101]*1000; &quot;0.0#&quot;)&amp;&quot; m&quot;; IF([.F101]&gt;=0.000001; TEXT([.F101]*1000000; &quot;0.0#&quot;)&amp;&quot; µ&quot;;IF([.F101]&gt;=0.000000001; TEXT([.F101]*1000000000; &quot;0.0#&quot;)&amp;&quot; n&quot;; IF([.F101]&gt;=0.000000000001; TEXT([.F101]*1000000000000; &quot;0.0#&quot;)&amp;&quot; p&quot;;TEXT([.F101]; &quot;0.0#&quot;))))))))" office:value-type="string" office:string-value="10.0 µ" calcext:value-type="string">
            <text:p>10.0 µ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style-name="ce2" office:value-type="string" calcext:value-type="string">
            <text:p>Tantalum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7396.JPG</text:p>
          </table:table-cell>
          <table:table-cell table:style-name="ce10" table:formula="of:=HYPERLINK([.P10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001" calcext:value-type="float">
            <text:p>0.000000100000</text:p>
          </table:table-cell>
          <table:table-cell table:style-name="ce3" table:number-columns-repeated="2"/>
          <table:table-cell table:formula="of:=[.B102]+[.C102]+[.D102]+[.E102]" office:value-type="float" office:value="0.0000001" calcext:value-type="float">
            <text:p>0.0000001</text:p>
          </table:table-cell>
          <table:table-cell table:style-name="ce6" table:formula="of:=IF([.F102]&gt;=1000000; TEXT([.F102]/1000000; &quot;0.0#&quot;)&amp;&quot; M&quot;; IF([.F102]&gt;=1000; TEXT([.F102]/1000; &quot;0.0#&quot;)&amp;&quot; k&quot;;  IF([.F102]&gt;=1; TEXT([.F102]; &quot;0.0#&quot;);IF([.F102]&gt;=0.001; TEXT([.F102]*1000; &quot;0.0#&quot;)&amp;&quot; m&quot;; IF([.F102]&gt;=0.000001; TEXT([.F102]*1000000; &quot;0.0#&quot;)&amp;&quot; µ&quot;;IF([.F102]&gt;=0.000000001; TEXT([.F102]*1000000000; &quot;0.0#&quot;)&amp;&quot; n&quot;; IF([.F102]&gt;=0.000000000001; TEXT([.F102]*1000000000000; &quot;0.0#&quot;)&amp;&quot; p&quot;;TEXT([.F102]; &quot;0.0#&quot;))))))))" office:value-type="string" office:string-value="100.0 n" calcext:value-type="string">
            <text:p>100.0 n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2" office:value-type="string" calcext:value-type="string">
            <text:p>Z5U</text:p>
          </table:table-cell>
          <table:table-cell table:style-name="ce2" office:value-type="string" calcext:value-type="string">
            <text:p>“1206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7396.JPG</text:p>
          </table:table-cell>
          <table:table-cell table:style-name="ce10" table:formula="of:=HYPERLINK([.P10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0022" calcext:value-type="float">
            <text:p>0.000000220000</text:p>
          </table:table-cell>
          <table:table-cell table:style-name="ce3" table:number-columns-repeated="2"/>
          <table:table-cell table:formula="of:=[.B103]+[.C103]+[.D103]+[.E103]" office:value-type="float" office:value="0.00000022" calcext:value-type="float">
            <text:p>0.00000022</text:p>
          </table:table-cell>
          <table:table-cell table:style-name="ce6" table:formula="of:=IF([.F103]&gt;=1000000; TEXT([.F103]/1000000; &quot;0.0#&quot;)&amp;&quot; M&quot;; IF([.F103]&gt;=1000; TEXT([.F103]/1000; &quot;0.0#&quot;)&amp;&quot; k&quot;;  IF([.F103]&gt;=1; TEXT([.F103]; &quot;0.0#&quot;);IF([.F103]&gt;=0.001; TEXT([.F103]*1000; &quot;0.0#&quot;)&amp;&quot; m&quot;; IF([.F103]&gt;=0.000001; TEXT([.F103]*1000000; &quot;0.0#&quot;)&amp;&quot; µ&quot;;IF([.F103]&gt;=0.000000001; TEXT([.F103]*1000000000; &quot;0.0#&quot;)&amp;&quot; n&quot;; IF([.F103]&gt;=0.000000000001; TEXT([.F103]*1000000000000; &quot;0.0#&quot;)&amp;&quot; p&quot;;TEXT([.F103]; &quot;0.0#&quot;))))))))" office:value-type="string" office:string-value="220.0 n" calcext:value-type="string">
            <text:p>220.0 n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2" office:value-type="string" calcext:value-type="string">
            <text:p>Z5U</text:p>
          </table:table-cell>
          <table:table-cell table:style-name="ce2" office:value-type="string" calcext:value-type="string">
            <text:p>“1210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7396.JPG</text:p>
          </table:table-cell>
          <table:table-cell table:style-name="ce10" table:formula="of:=HYPERLINK([.P10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0047" calcext:value-type="float">
            <text:p>0.000000470000</text:p>
          </table:table-cell>
          <table:table-cell table:style-name="ce3" table:number-columns-repeated="2"/>
          <table:table-cell table:formula="of:=[.B104]+[.C104]+[.D104]+[.E104]" office:value-type="float" office:value="0.00000047" calcext:value-type="float">
            <text:p>0.00000047</text:p>
          </table:table-cell>
          <table:table-cell table:style-name="ce6" table:formula="of:=IF([.F104]&gt;=1000000; TEXT([.F104]/1000000; &quot;0.0#&quot;)&amp;&quot; M&quot;; IF([.F104]&gt;=1000; TEXT([.F104]/1000; &quot;0.0#&quot;)&amp;&quot; k&quot;;  IF([.F104]&gt;=1; TEXT([.F104]; &quot;0.0#&quot;);IF([.F104]&gt;=0.001; TEXT([.F104]*1000; &quot;0.0#&quot;)&amp;&quot; m&quot;; IF([.F104]&gt;=0.000001; TEXT([.F104]*1000000; &quot;0.0#&quot;)&amp;&quot; µ&quot;;IF([.F104]&gt;=0.000000001; TEXT([.F104]*1000000000; &quot;0.0#&quot;)&amp;&quot; n&quot;; IF([.F104]&gt;=0.000000000001; TEXT([.F104]*1000000000000; &quot;0.0#&quot;)&amp;&quot; p&quot;;TEXT([.F104]; &quot;0.0#&quot;))))))))" office:value-type="string" office:string-value="470.0 n" calcext:value-type="string">
            <text:p>470.0 n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2" office:value-type="string" calcext:value-type="string">
            <text:p>X7R</text:p>
          </table:table-cell>
          <table:table-cell table:style-name="ce2" office:value-type="string" calcext:value-type="string">
            <text:p>“1206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7396.JPG</text:p>
          </table:table-cell>
          <table:table-cell table:style-name="ce10" table:formula="of:=HYPERLINK([.P10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047" calcext:value-type="float">
            <text:p>0.000004700000</text:p>
          </table:table-cell>
          <table:table-cell table:style-name="ce3" table:number-columns-repeated="2"/>
          <table:table-cell table:formula="of:=[.B105]+[.C105]+[.D105]+[.E105]" office:value-type="float" office:value="0.0000047" calcext:value-type="float">
            <text:p>0.0000047</text:p>
          </table:table-cell>
          <table:table-cell table:style-name="ce6" table:formula="of:=IF([.F105]&gt;=1000000; TEXT([.F105]/1000000; &quot;0.0#&quot;)&amp;&quot; M&quot;; IF([.F105]&gt;=1000; TEXT([.F105]/1000; &quot;0.0#&quot;)&amp;&quot; k&quot;;  IF([.F105]&gt;=1; TEXT([.F105]; &quot;0.0#&quot;);IF([.F105]&gt;=0.001; TEXT([.F105]*1000; &quot;0.0#&quot;)&amp;&quot; m&quot;; IF([.F105]&gt;=0.000001; TEXT([.F105]*1000000; &quot;0.0#&quot;)&amp;&quot; µ&quot;;IF([.F105]&gt;=0.000000001; TEXT([.F105]*1000000000; &quot;0.0#&quot;)&amp;&quot; n&quot;; IF([.F105]&gt;=0.000000000001; TEXT([.F105]*1000000000000; &quot;0.0#&quot;)&amp;&quot; p&quot;;TEXT([.F105]; &quot;0.0#&quot;))))))))" office:value-type="string" office:string-value="4.7 µ" calcext:value-type="string">
            <text:p>4.7 µ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style-name="ce2" office:value-type="string" calcext:value-type="string">
            <text:p>Tantalum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7396.JPG</text:p>
          </table:table-cell>
          <table:table-cell table:style-name="ce10" table:formula="of:=HYPERLINK([.P10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001" calcext:value-type="float">
            <text:p>0.000000100000</text:p>
          </table:table-cell>
          <table:table-cell table:style-name="ce3" table:number-columns-repeated="2"/>
          <table:table-cell table:formula="of:=[.B106]+[.C106]+[.D106]+[.E106]" office:value-type="float" office:value="0.0000001" calcext:value-type="float">
            <text:p>0.0000001</text:p>
          </table:table-cell>
          <table:table-cell table:style-name="ce6" table:formula="of:=IF([.F106]&gt;=1000000; TEXT([.F106]/1000000; &quot;0.0#&quot;)&amp;&quot; M&quot;; IF([.F106]&gt;=1000; TEXT([.F106]/1000; &quot;0.0#&quot;)&amp;&quot; k&quot;;  IF([.F106]&gt;=1; TEXT([.F106]; &quot;0.0#&quot;);IF([.F106]&gt;=0.001; TEXT([.F106]*1000; &quot;0.0#&quot;)&amp;&quot; m&quot;; IF([.F106]&gt;=0.000001; TEXT([.F106]*1000000; &quot;0.0#&quot;)&amp;&quot; µ&quot;;IF([.F106]&gt;=0.000000001; TEXT([.F106]*1000000000; &quot;0.0#&quot;)&amp;&quot; n&quot;; IF([.F106]&gt;=0.000000000001; TEXT([.F106]*1000000000000; &quot;0.0#&quot;)&amp;&quot; p&quot;;TEXT([.F106]; &quot;0.0#&quot;))))))))" office:value-type="string" office:string-value="100.0 n" calcext:value-type="string">
            <text:p>100.0 n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style-name="ce2" office:value-type="string" calcext:value-type="string">
            <text:p>X7R</text:p>
          </table:table-cell>
          <table:table-cell table:style-name="ce2" office:value-type="string" calcext:value-type="string">
            <text:p>“1206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7396.JPG</text:p>
          </table:table-cell>
          <table:table-cell table:style-name="ce10" table:formula="of:=HYPERLINK([.P10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table:number-columns-repeated="3"/>
          <table:table-cell table:formula="of:=[.B107]+[.C107]+[.D107]+[.E107]" office:value-type="float" office:value="0" calcext:value-type="float">
            <text:p>0</text:p>
          </table:table-cell>
          <table:table-cell table:style-name="ce6" table:formula="of:=IF([.F107]&gt;=1000000; TEXT([.F107]/1000000; &quot;0.0#&quot;)&amp;&quot; M&quot;; IF([.F107]&gt;=1000; TEXT([.F107]/1000; &quot;0.0#&quot;)&amp;&quot; k&quot;;  IF([.F107]&gt;=1; TEXT([.F107]; &quot;0.0#&quot;);IF([.F107]&gt;=0.001; TEXT([.F107]*1000; &quot;0.0#&quot;)&amp;&quot; m&quot;; IF([.F107]&gt;=0.000001; TEXT([.F107]*1000000; &quot;0.0#&quot;)&amp;&quot; µ&quot;;IF([.F107]&gt;=0.000000001; TEXT([.F107]*1000000000; &quot;0.0#&quot;)&amp;&quot; n&quot;; IF([.F107]&gt;=0.000000000001; TEXT([.F107]*1000000000000; &quot;0.0#&quot;)&amp;&quot; p&quot;;TEXT([.F107]; &quot;0.0#&quot;))))))))" office:value-type="string" office:string-value="0.0" calcext:value-type="string">
            <text:p>0.0</text:p>
          </table:table-cell>
          <table:table-cell table:number-columns-repeated="4"/>
          <table:table-cell table:style-name="ce2" office:value-type="string" calcext:value-type="string">
            <text:p>Filter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7396.JPG</text:p>
          </table:table-cell>
          <table:table-cell table:style-name="ce10" table:formula="of:=HYPERLINK([.P10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B108]+[.C108]+[.D108]+[.E108]" office:value-type="float" office:value="1" calcext:value-type="float">
            <text:p>1</text:p>
          </table:table-cell>
          <table:table-cell table:style-name="ce6" table:formula="of:=IF([.F108]&gt;=1000000; TEXT([.F108]/1000000; &quot;0.0#&quot;)&amp;&quot; M&quot;; IF([.F108]&gt;=1000; TEXT([.F108]/1000; &quot;0.0#&quot;)&amp;&quot; k&quot;;  IF([.F108]&gt;=1; TEXT([.F108]; &quot;0.0#&quot;);IF([.F108]&gt;=0.001; TEXT([.F108]*1000; &quot;0.0#&quot;)&amp;&quot; m&quot;; IF([.F108]&gt;=0.000001; TEXT([.F108]*1000000; &quot;0.0#&quot;)&amp;&quot; µ&quot;;IF([.F108]&gt;=0.000000001; TEXT([.F108]*1000000000; &quot;0.0#&quot;)&amp;&quot; n&quot;; IF([.F108]&gt;=0.000000000001; TEXT([.F108]*1000000000000; &quot;0.0#&quot;)&amp;&quot; p&quot;;TEXT([.F108]; &quot;0.0#&quot;))))))))" office:value-type="string" office:string-value="1.0" calcext:value-type="string">
            <text:p>1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1 Column 1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0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[.B109]+[.C109]+[.D109]+[.E109]" office:value-type="float" office:value="1.2" calcext:value-type="float">
            <text:p>1.2</text:p>
          </table:table-cell>
          <table:table-cell table:style-name="ce6" table:formula="of:=IF([.F109]&gt;=1000000; TEXT([.F109]/1000000; &quot;0.0#&quot;)&amp;&quot; M&quot;; IF([.F109]&gt;=1000; TEXT([.F109]/1000; &quot;0.0#&quot;)&amp;&quot; k&quot;;  IF([.F109]&gt;=1; TEXT([.F109]; &quot;0.0#&quot;);IF([.F109]&gt;=0.001; TEXT([.F109]*1000; &quot;0.0#&quot;)&amp;&quot; m&quot;; IF([.F109]&gt;=0.000001; TEXT([.F109]*1000000; &quot;0.0#&quot;)&amp;&quot; µ&quot;;IF([.F109]&gt;=0.000000001; TEXT([.F109]*1000000000; &quot;0.0#&quot;)&amp;&quot; n&quot;; IF([.F109]&gt;=0.000000000001; TEXT([.F109]*1000000000000; &quot;0.0#&quot;)&amp;&quot; p&quot;;TEXT([.F109]; &quot;0.0#&quot;))))))))" office:value-type="string" office:string-value="1.2" calcext:value-type="string">
            <text:p>1.2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1 Column 2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09]; &quot;View Image&quot;)" office:value-type="string" office:string-value="View Image" calcext:value-type="string">
            <text:p>View Image</text:p>
          </table:table-cell>
          <table:table-cell table:style-name="ce13"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.5" calcext:value-type="float">
            <text:p>1.5</text:p>
          </table:table-cell>
          <table:table-cell table:number-columns-repeated="3"/>
          <table:table-cell table:formula="of:=[.B110]+[.C110]+[.D110]+[.E110]" office:value-type="float" office:value="1.5" calcext:value-type="float">
            <text:p>1.5</text:p>
          </table:table-cell>
          <table:table-cell table:style-name="ce6" table:formula="of:=IF([.F110]&gt;=1000000; TEXT([.F110]/1000000; &quot;0.0#&quot;)&amp;&quot; M&quot;; IF([.F110]&gt;=1000; TEXT([.F110]/1000; &quot;0.0#&quot;)&amp;&quot; k&quot;;  IF([.F110]&gt;=1; TEXT([.F110]; &quot;0.0#&quot;);IF([.F110]&gt;=0.001; TEXT([.F110]*1000; &quot;0.0#&quot;)&amp;&quot; m&quot;; IF([.F110]&gt;=0.000001; TEXT([.F110]*1000000; &quot;0.0#&quot;)&amp;&quot; µ&quot;;IF([.F110]&gt;=0.000000001; TEXT([.F110]*1000000000; &quot;0.0#&quot;)&amp;&quot; n&quot;; IF([.F110]&gt;=0.000000000001; TEXT([.F110]*1000000000000; &quot;0.0#&quot;)&amp;&quot; p&quot;;TEXT([.F110]; &quot;0.0#&quot;))))))))" office:value-type="string" office:string-value="1.5" calcext:value-type="string">
            <text:p>1.5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1 Column 3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1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.8" calcext:value-type="float">
            <text:p>1.8</text:p>
          </table:table-cell>
          <table:table-cell table:number-columns-repeated="3"/>
          <table:table-cell table:formula="of:=[.B111]+[.C111]+[.D111]+[.E111]" office:value-type="float" office:value="1.8" calcext:value-type="float">
            <text:p>1.8</text:p>
          </table:table-cell>
          <table:table-cell table:style-name="ce6" table:formula="of:=IF([.F111]&gt;=1000000; TEXT([.F111]/1000000; &quot;0.0#&quot;)&amp;&quot; M&quot;; IF([.F111]&gt;=1000; TEXT([.F111]/1000; &quot;0.0#&quot;)&amp;&quot; k&quot;;  IF([.F111]&gt;=1; TEXT([.F111]; &quot;0.0#&quot;);IF([.F111]&gt;=0.001; TEXT([.F111]*1000; &quot;0.0#&quot;)&amp;&quot; m&quot;; IF([.F111]&gt;=0.000001; TEXT([.F111]*1000000; &quot;0.0#&quot;)&amp;&quot; µ&quot;;IF([.F111]&gt;=0.000000001; TEXT([.F111]*1000000000; &quot;0.0#&quot;)&amp;&quot; n&quot;; IF([.F111]&gt;=0.000000000001; TEXT([.F111]*1000000000000; &quot;0.0#&quot;)&amp;&quot; p&quot;;TEXT([.F111]; &quot;0.0#&quot;))))))))" office:value-type="string" office:string-value="1.8" calcext:value-type="string">
            <text:p>1.8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1 Column 4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1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.2" calcext:value-type="float">
            <text:p>2.2</text:p>
          </table:table-cell>
          <table:table-cell table:number-columns-repeated="3"/>
          <table:table-cell table:formula="of:=[.B112]+[.C112]+[.D112]+[.E112]" office:value-type="float" office:value="2.2" calcext:value-type="float">
            <text:p>2.2</text:p>
          </table:table-cell>
          <table:table-cell table:style-name="ce6" table:formula="of:=IF([.F112]&gt;=1000000; TEXT([.F112]/1000000; &quot;0.0#&quot;)&amp;&quot; M&quot;; IF([.F112]&gt;=1000; TEXT([.F112]/1000; &quot;0.0#&quot;)&amp;&quot; k&quot;;  IF([.F112]&gt;=1; TEXT([.F112]; &quot;0.0#&quot;);IF([.F112]&gt;=0.001; TEXT([.F112]*1000; &quot;0.0#&quot;)&amp;&quot; m&quot;; IF([.F112]&gt;=0.000001; TEXT([.F112]*1000000; &quot;0.0#&quot;)&amp;&quot; µ&quot;;IF([.F112]&gt;=0.000000001; TEXT([.F112]*1000000000; &quot;0.0#&quot;)&amp;&quot; n&quot;; IF([.F112]&gt;=0.000000000001; TEXT([.F112]*1000000000000; &quot;0.0#&quot;)&amp;&quot; p&quot;;TEXT([.F112]; &quot;0.0#&quot;))))))))" office:value-type="string" office:string-value="2.2" calcext:value-type="string">
            <text:p>2.2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1 Column 5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1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.7" calcext:value-type="float">
            <text:p>2.7</text:p>
          </table:table-cell>
          <table:table-cell table:number-columns-repeated="3"/>
          <table:table-cell table:formula="of:=[.B113]+[.C113]+[.D113]+[.E113]" office:value-type="float" office:value="2.7" calcext:value-type="float">
            <text:p>2.7</text:p>
          </table:table-cell>
          <table:table-cell table:style-name="ce6" table:formula="of:=IF([.F113]&gt;=1000000; TEXT([.F113]/1000000; &quot;0.0#&quot;)&amp;&quot; M&quot;; IF([.F113]&gt;=1000; TEXT([.F113]/1000; &quot;0.0#&quot;)&amp;&quot; k&quot;;  IF([.F113]&gt;=1; TEXT([.F113]; &quot;0.0#&quot;);IF([.F113]&gt;=0.001; TEXT([.F113]*1000; &quot;0.0#&quot;)&amp;&quot; m&quot;; IF([.F113]&gt;=0.000001; TEXT([.F113]*1000000; &quot;0.0#&quot;)&amp;&quot; µ&quot;;IF([.F113]&gt;=0.000000001; TEXT([.F113]*1000000000; &quot;0.0#&quot;)&amp;&quot; n&quot;; IF([.F113]&gt;=0.000000000001; TEXT([.F113]*1000000000000; &quot;0.0#&quot;)&amp;&quot; p&quot;;TEXT([.F113]; &quot;0.0#&quot;))))))))" office:value-type="string" office:string-value="2.7" calcext:value-type="string">
            <text:p>2.7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1 Column 6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1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.3" calcext:value-type="float">
            <text:p>3.3</text:p>
          </table:table-cell>
          <table:table-cell table:number-columns-repeated="3"/>
          <table:table-cell table:formula="of:=[.B114]+[.C114]+[.D114]+[.E114]" office:value-type="float" office:value="3.3" calcext:value-type="float">
            <text:p>3.3</text:p>
          </table:table-cell>
          <table:table-cell table:style-name="ce6" table:formula="of:=IF([.F114]&gt;=1000000; TEXT([.F114]/1000000; &quot;0.0#&quot;)&amp;&quot; M&quot;; IF([.F114]&gt;=1000; TEXT([.F114]/1000; &quot;0.0#&quot;)&amp;&quot; k&quot;;  IF([.F114]&gt;=1; TEXT([.F114]; &quot;0.0#&quot;);IF([.F114]&gt;=0.001; TEXT([.F114]*1000; &quot;0.0#&quot;)&amp;&quot; m&quot;; IF([.F114]&gt;=0.000001; TEXT([.F114]*1000000; &quot;0.0#&quot;)&amp;&quot; µ&quot;;IF([.F114]&gt;=0.000000001; TEXT([.F114]*1000000000; &quot;0.0#&quot;)&amp;&quot; n&quot;; IF([.F114]&gt;=0.000000000001; TEXT([.F114]*1000000000000; &quot;0.0#&quot;)&amp;&quot; p&quot;;TEXT([.F114]; &quot;0.0#&quot;))))))))" office:value-type="string" office:string-value="3.3" calcext:value-type="string">
            <text:p>3.3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2 Column 1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1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.9" calcext:value-type="float">
            <text:p>3.9</text:p>
          </table:table-cell>
          <table:table-cell table:number-columns-repeated="3"/>
          <table:table-cell table:formula="of:=[.B115]+[.C115]+[.D115]+[.E115]" office:value-type="float" office:value="3.9" calcext:value-type="float">
            <text:p>3.9</text:p>
          </table:table-cell>
          <table:table-cell table:style-name="ce6" table:formula="of:=IF([.F115]&gt;=1000000; TEXT([.F115]/1000000; &quot;0.0#&quot;)&amp;&quot; M&quot;; IF([.F115]&gt;=1000; TEXT([.F115]/1000; &quot;0.0#&quot;)&amp;&quot; k&quot;;  IF([.F115]&gt;=1; TEXT([.F115]; &quot;0.0#&quot;);IF([.F115]&gt;=0.001; TEXT([.F115]*1000; &quot;0.0#&quot;)&amp;&quot; m&quot;; IF([.F115]&gt;=0.000001; TEXT([.F115]*1000000; &quot;0.0#&quot;)&amp;&quot; µ&quot;;IF([.F115]&gt;=0.000000001; TEXT([.F115]*1000000000; &quot;0.0#&quot;)&amp;&quot; n&quot;; IF([.F115]&gt;=0.000000000001; TEXT([.F115]*1000000000000; &quot;0.0#&quot;)&amp;&quot; p&quot;;TEXT([.F115]; &quot;0.0#&quot;))))))))" office:value-type="string" office:string-value="3.9" calcext:value-type="string">
            <text:p>3.9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2 Column 2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1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.7" calcext:value-type="float">
            <text:p>4.7</text:p>
          </table:table-cell>
          <table:table-cell table:number-columns-repeated="3"/>
          <table:table-cell table:formula="of:=[.B116]+[.C116]+[.D116]+[.E116]" office:value-type="float" office:value="4.7" calcext:value-type="float">
            <text:p>4.7</text:p>
          </table:table-cell>
          <table:table-cell table:style-name="ce6" table:formula="of:=IF([.F116]&gt;=1000000; TEXT([.F116]/1000000; &quot;0.0#&quot;)&amp;&quot; M&quot;; IF([.F116]&gt;=1000; TEXT([.F116]/1000; &quot;0.0#&quot;)&amp;&quot; k&quot;;  IF([.F116]&gt;=1; TEXT([.F116]; &quot;0.0#&quot;);IF([.F116]&gt;=0.001; TEXT([.F116]*1000; &quot;0.0#&quot;)&amp;&quot; m&quot;; IF([.F116]&gt;=0.000001; TEXT([.F116]*1000000; &quot;0.0#&quot;)&amp;&quot; µ&quot;;IF([.F116]&gt;=0.000000001; TEXT([.F116]*1000000000; &quot;0.0#&quot;)&amp;&quot; n&quot;; IF([.F116]&gt;=0.000000000001; TEXT([.F116]*1000000000000; &quot;0.0#&quot;)&amp;&quot; p&quot;;TEXT([.F116]; &quot;0.0#&quot;))))))))" office:value-type="string" office:string-value="4.7" calcext:value-type="string">
            <text:p>4.7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2 Column 3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1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.6" calcext:value-type="float">
            <text:p>5.6</text:p>
          </table:table-cell>
          <table:table-cell table:number-columns-repeated="3"/>
          <table:table-cell table:formula="of:=[.B117]+[.C117]+[.D117]+[.E117]" office:value-type="float" office:value="5.6" calcext:value-type="float">
            <text:p>5.6</text:p>
          </table:table-cell>
          <table:table-cell table:style-name="ce6" table:formula="of:=IF([.F117]&gt;=1000000; TEXT([.F117]/1000000; &quot;0.0#&quot;)&amp;&quot; M&quot;; IF([.F117]&gt;=1000; TEXT([.F117]/1000; &quot;0.0#&quot;)&amp;&quot; k&quot;;  IF([.F117]&gt;=1; TEXT([.F117]; &quot;0.0#&quot;);IF([.F117]&gt;=0.001; TEXT([.F117]*1000; &quot;0.0#&quot;)&amp;&quot; m&quot;; IF([.F117]&gt;=0.000001; TEXT([.F117]*1000000; &quot;0.0#&quot;)&amp;&quot; µ&quot;;IF([.F117]&gt;=0.000000001; TEXT([.F117]*1000000000; &quot;0.0#&quot;)&amp;&quot; n&quot;; IF([.F117]&gt;=0.000000000001; TEXT([.F117]*1000000000000; &quot;0.0#&quot;)&amp;&quot; p&quot;;TEXT([.F117]; &quot;0.0#&quot;))))))))" office:value-type="string" office:string-value="5.6" calcext:value-type="string">
            <text:p>5.6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2 Column 4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1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.8" calcext:value-type="float">
            <text:p>6.8</text:p>
          </table:table-cell>
          <table:table-cell table:number-columns-repeated="3"/>
          <table:table-cell table:formula="of:=[.B118]+[.C118]+[.D118]+[.E118]" office:value-type="float" office:value="6.8" calcext:value-type="float">
            <text:p>6.8</text:p>
          </table:table-cell>
          <table:table-cell table:style-name="ce6" table:formula="of:=IF([.F118]&gt;=1000000; TEXT([.F118]/1000000; &quot;0.0#&quot;)&amp;&quot; M&quot;; IF([.F118]&gt;=1000; TEXT([.F118]/1000; &quot;0.0#&quot;)&amp;&quot; k&quot;;  IF([.F118]&gt;=1; TEXT([.F118]; &quot;0.0#&quot;);IF([.F118]&gt;=0.001; TEXT([.F118]*1000; &quot;0.0#&quot;)&amp;&quot; m&quot;; IF([.F118]&gt;=0.000001; TEXT([.F118]*1000000; &quot;0.0#&quot;)&amp;&quot; µ&quot;;IF([.F118]&gt;=0.000000001; TEXT([.F118]*1000000000; &quot;0.0#&quot;)&amp;&quot; n&quot;; IF([.F118]&gt;=0.000000000001; TEXT([.F118]*1000000000000; &quot;0.0#&quot;)&amp;&quot; p&quot;;TEXT([.F118]; &quot;0.0#&quot;))))))))" office:value-type="string" office:string-value="6.8" calcext:value-type="string">
            <text:p>6.8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2 Column 5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1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.2" calcext:value-type="float">
            <text:p>8.2</text:p>
          </table:table-cell>
          <table:table-cell table:number-columns-repeated="3"/>
          <table:table-cell table:formula="of:=[.B119]+[.C119]+[.D119]+[.E119]" office:value-type="float" office:value="8.2" calcext:value-type="float">
            <text:p>8.2</text:p>
          </table:table-cell>
          <table:table-cell table:style-name="ce6" table:formula="of:=IF([.F119]&gt;=1000000; TEXT([.F119]/1000000; &quot;0.0#&quot;)&amp;&quot; M&quot;; IF([.F119]&gt;=1000; TEXT([.F119]/1000; &quot;0.0#&quot;)&amp;&quot; k&quot;;  IF([.F119]&gt;=1; TEXT([.F119]; &quot;0.0#&quot;);IF([.F119]&gt;=0.001; TEXT([.F119]*1000; &quot;0.0#&quot;)&amp;&quot; m&quot;; IF([.F119]&gt;=0.000001; TEXT([.F119]*1000000; &quot;0.0#&quot;)&amp;&quot; µ&quot;;IF([.F119]&gt;=0.000000001; TEXT([.F119]*1000000000; &quot;0.0#&quot;)&amp;&quot; n&quot;; IF([.F119]&gt;=0.000000000001; TEXT([.F119]*1000000000000; &quot;0.0#&quot;)&amp;&quot; p&quot;;TEXT([.F119]; &quot;0.0#&quot;))))))))" office:value-type="string" office:string-value="8.2" calcext:value-type="string">
            <text:p>8.2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2 Column 6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1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B120]+[.C120]+[.D120]+[.E120]" office:value-type="float" office:value="10" calcext:value-type="float">
            <text:p>10</text:p>
          </table:table-cell>
          <table:table-cell table:style-name="ce6" table:formula="of:=IF([.F120]&gt;=1000000; TEXT([.F120]/1000000; &quot;0.0#&quot;)&amp;&quot; M&quot;; IF([.F120]&gt;=1000; TEXT([.F120]/1000; &quot;0.0#&quot;)&amp;&quot; k&quot;;  IF([.F120]&gt;=1; TEXT([.F120]; &quot;0.0#&quot;);IF([.F120]&gt;=0.001; TEXT([.F120]*1000; &quot;0.0#&quot;)&amp;&quot; m&quot;; IF([.F120]&gt;=0.000001; TEXT([.F120]*1000000; &quot;0.0#&quot;)&amp;&quot; µ&quot;;IF([.F120]&gt;=0.000000001; TEXT([.F120]*1000000000; &quot;0.0#&quot;)&amp;&quot; n&quot;; IF([.F120]&gt;=0.000000000001; TEXT([.F120]*1000000000000; &quot;0.0#&quot;)&amp;&quot; p&quot;;TEXT([.F120]; &quot;0.0#&quot;))))))))" office:value-type="string" office:string-value="10.0" calcext:value-type="string">
            <text:p>1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3 Column 1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2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[.B121]+[.C121]+[.D121]+[.E121]" office:value-type="float" office:value="12" calcext:value-type="float">
            <text:p>12</text:p>
          </table:table-cell>
          <table:table-cell table:style-name="ce6" table:formula="of:=IF([.F121]&gt;=1000000; TEXT([.F121]/1000000; &quot;0.0#&quot;)&amp;&quot; M&quot;; IF([.F121]&gt;=1000; TEXT([.F121]/1000; &quot;0.0#&quot;)&amp;&quot; k&quot;;  IF([.F121]&gt;=1; TEXT([.F121]; &quot;0.0#&quot;);IF([.F121]&gt;=0.001; TEXT([.F121]*1000; &quot;0.0#&quot;)&amp;&quot; m&quot;; IF([.F121]&gt;=0.000001; TEXT([.F121]*1000000; &quot;0.0#&quot;)&amp;&quot; µ&quot;;IF([.F121]&gt;=0.000000001; TEXT([.F121]*1000000000; &quot;0.0#&quot;)&amp;&quot; n&quot;; IF([.F121]&gt;=0.000000000001; TEXT([.F121]*1000000000000; &quot;0.0#&quot;)&amp;&quot; p&quot;;TEXT([.F121]; &quot;0.0#&quot;))))))))" office:value-type="string" office:string-value="12.0" calcext:value-type="string">
            <text:p>12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3 Column 2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2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[.B122]+[.C122]+[.D122]+[.E122]" office:value-type="float" office:value="15" calcext:value-type="float">
            <text:p>15</text:p>
          </table:table-cell>
          <table:table-cell table:style-name="ce6" table:formula="of:=IF([.F122]&gt;=1000000; TEXT([.F122]/1000000; &quot;0.0#&quot;)&amp;&quot; M&quot;; IF([.F122]&gt;=1000; TEXT([.F122]/1000; &quot;0.0#&quot;)&amp;&quot; k&quot;;  IF([.F122]&gt;=1; TEXT([.F122]; &quot;0.0#&quot;);IF([.F122]&gt;=0.001; TEXT([.F122]*1000; &quot;0.0#&quot;)&amp;&quot; m&quot;; IF([.F122]&gt;=0.000001; TEXT([.F122]*1000000; &quot;0.0#&quot;)&amp;&quot; µ&quot;;IF([.F122]&gt;=0.000000001; TEXT([.F122]*1000000000; &quot;0.0#&quot;)&amp;&quot; n&quot;; IF([.F122]&gt;=0.000000000001; TEXT([.F122]*1000000000000; &quot;0.0#&quot;)&amp;&quot; p&quot;;TEXT([.F122]; &quot;0.0#&quot;))))))))" office:value-type="string" office:string-value="15.0" calcext:value-type="string">
            <text:p>15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3 Column 3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2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table:formula="of:=[.B123]+[.C123]+[.D123]+[.E123]" office:value-type="float" office:value="18" calcext:value-type="float">
            <text:p>18</text:p>
          </table:table-cell>
          <table:table-cell table:style-name="ce6" table:formula="of:=IF([.F123]&gt;=1000000; TEXT([.F123]/1000000; &quot;0.0#&quot;)&amp;&quot; M&quot;; IF([.F123]&gt;=1000; TEXT([.F123]/1000; &quot;0.0#&quot;)&amp;&quot; k&quot;;  IF([.F123]&gt;=1; TEXT([.F123]; &quot;0.0#&quot;);IF([.F123]&gt;=0.001; TEXT([.F123]*1000; &quot;0.0#&quot;)&amp;&quot; m&quot;; IF([.F123]&gt;=0.000001; TEXT([.F123]*1000000; &quot;0.0#&quot;)&amp;&quot; µ&quot;;IF([.F123]&gt;=0.000000001; TEXT([.F123]*1000000000; &quot;0.0#&quot;)&amp;&quot; n&quot;; IF([.F123]&gt;=0.000000000001; TEXT([.F123]*1000000000000; &quot;0.0#&quot;)&amp;&quot; p&quot;;TEXT([.F123]; &quot;0.0#&quot;))))))))" office:value-type="string" office:string-value="18.0" calcext:value-type="string">
            <text:p>18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3 Column 4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2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table:formula="of:=[.B124]+[.C124]+[.D124]+[.E124]" office:value-type="float" office:value="22" calcext:value-type="float">
            <text:p>22</text:p>
          </table:table-cell>
          <table:table-cell table:style-name="ce6" table:formula="of:=IF([.F124]&gt;=1000000; TEXT([.F124]/1000000; &quot;0.0#&quot;)&amp;&quot; M&quot;; IF([.F124]&gt;=1000; TEXT([.F124]/1000; &quot;0.0#&quot;)&amp;&quot; k&quot;;  IF([.F124]&gt;=1; TEXT([.F124]; &quot;0.0#&quot;);IF([.F124]&gt;=0.001; TEXT([.F124]*1000; &quot;0.0#&quot;)&amp;&quot; m&quot;; IF([.F124]&gt;=0.000001; TEXT([.F124]*1000000; &quot;0.0#&quot;)&amp;&quot; µ&quot;;IF([.F124]&gt;=0.000000001; TEXT([.F124]*1000000000; &quot;0.0#&quot;)&amp;&quot; n&quot;; IF([.F124]&gt;=0.000000000001; TEXT([.F124]*1000000000000; &quot;0.0#&quot;)&amp;&quot; p&quot;;TEXT([.F124]; &quot;0.0#&quot;))))))))" office:value-type="string" office:string-value="22.0" calcext:value-type="string">
            <text:p>22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3 Column 5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2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table:formula="of:=[.B125]+[.C125]+[.D125]+[.E125]" office:value-type="float" office:value="27" calcext:value-type="float">
            <text:p>27</text:p>
          </table:table-cell>
          <table:table-cell table:style-name="ce6" table:formula="of:=IF([.F125]&gt;=1000000; TEXT([.F125]/1000000; &quot;0.0#&quot;)&amp;&quot; M&quot;; IF([.F125]&gt;=1000; TEXT([.F125]/1000; &quot;0.0#&quot;)&amp;&quot; k&quot;;  IF([.F125]&gt;=1; TEXT([.F125]; &quot;0.0#&quot;);IF([.F125]&gt;=0.001; TEXT([.F125]*1000; &quot;0.0#&quot;)&amp;&quot; m&quot;; IF([.F125]&gt;=0.000001; TEXT([.F125]*1000000; &quot;0.0#&quot;)&amp;&quot; µ&quot;;IF([.F125]&gt;=0.000000001; TEXT([.F125]*1000000000; &quot;0.0#&quot;)&amp;&quot; n&quot;; IF([.F125]&gt;=0.000000000001; TEXT([.F125]*1000000000000; &quot;0.0#&quot;)&amp;&quot; p&quot;;TEXT([.F125]; &quot;0.0#&quot;))))))))" office:value-type="string" office:string-value="27.0" calcext:value-type="string">
            <text:p>27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3 Column 6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2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table:formula="of:=[.B126]+[.C126]+[.D126]+[.E126]" office:value-type="float" office:value="33" calcext:value-type="float">
            <text:p>33</text:p>
          </table:table-cell>
          <table:table-cell table:style-name="ce6" table:formula="of:=IF([.F126]&gt;=1000000; TEXT([.F126]/1000000; &quot;0.0#&quot;)&amp;&quot; M&quot;; IF([.F126]&gt;=1000; TEXT([.F126]/1000; &quot;0.0#&quot;)&amp;&quot; k&quot;;  IF([.F126]&gt;=1; TEXT([.F126]; &quot;0.0#&quot;);IF([.F126]&gt;=0.001; TEXT([.F126]*1000; &quot;0.0#&quot;)&amp;&quot; m&quot;; IF([.F126]&gt;=0.000001; TEXT([.F126]*1000000; &quot;0.0#&quot;)&amp;&quot; µ&quot;;IF([.F126]&gt;=0.000000001; TEXT([.F126]*1000000000; &quot;0.0#&quot;)&amp;&quot; n&quot;; IF([.F126]&gt;=0.000000000001; TEXT([.F126]*1000000000000; &quot;0.0#&quot;)&amp;&quot; p&quot;;TEXT([.F126]; &quot;0.0#&quot;))))))))" office:value-type="string" office:string-value="33.0" calcext:value-type="string">
            <text:p>33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4 Column 1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2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table:formula="of:=[.B127]+[.C127]+[.D127]+[.E127]" office:value-type="float" office:value="39" calcext:value-type="float">
            <text:p>39</text:p>
          </table:table-cell>
          <table:table-cell table:style-name="ce6" table:formula="of:=IF([.F127]&gt;=1000000; TEXT([.F127]/1000000; &quot;0.0#&quot;)&amp;&quot; M&quot;; IF([.F127]&gt;=1000; TEXT([.F127]/1000; &quot;0.0#&quot;)&amp;&quot; k&quot;;  IF([.F127]&gt;=1; TEXT([.F127]; &quot;0.0#&quot;);IF([.F127]&gt;=0.001; TEXT([.F127]*1000; &quot;0.0#&quot;)&amp;&quot; m&quot;; IF([.F127]&gt;=0.000001; TEXT([.F127]*1000000; &quot;0.0#&quot;)&amp;&quot; µ&quot;;IF([.F127]&gt;=0.000000001; TEXT([.F127]*1000000000; &quot;0.0#&quot;)&amp;&quot; n&quot;; IF([.F127]&gt;=0.000000000001; TEXT([.F127]*1000000000000; &quot;0.0#&quot;)&amp;&quot; p&quot;;TEXT([.F127]; &quot;0.0#&quot;))))))))" office:value-type="string" office:string-value="39.0" calcext:value-type="string">
            <text:p>39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4 Column 2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2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table:formula="of:=[.B128]+[.C128]+[.D128]+[.E128]" office:value-type="float" office:value="47" calcext:value-type="float">
            <text:p>47</text:p>
          </table:table-cell>
          <table:table-cell table:style-name="ce6" table:formula="of:=IF([.F128]&gt;=1000000; TEXT([.F128]/1000000; &quot;0.0#&quot;)&amp;&quot; M&quot;; IF([.F128]&gt;=1000; TEXT([.F128]/1000; &quot;0.0#&quot;)&amp;&quot; k&quot;;  IF([.F128]&gt;=1; TEXT([.F128]; &quot;0.0#&quot;);IF([.F128]&gt;=0.001; TEXT([.F128]*1000; &quot;0.0#&quot;)&amp;&quot; m&quot;; IF([.F128]&gt;=0.000001; TEXT([.F128]*1000000; &quot;0.0#&quot;)&amp;&quot; µ&quot;;IF([.F128]&gt;=0.000000001; TEXT([.F128]*1000000000; &quot;0.0#&quot;)&amp;&quot; n&quot;; IF([.F128]&gt;=0.000000000001; TEXT([.F128]*1000000000000; &quot;0.0#&quot;)&amp;&quot; p&quot;;TEXT([.F128]; &quot;0.0#&quot;))))))))" office:value-type="string" office:string-value="47.0" calcext:value-type="string">
            <text:p>47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4 Column 3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2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table:formula="of:=[.B129]+[.C129]+[.D129]+[.E129]" office:value-type="float" office:value="56" calcext:value-type="float">
            <text:p>56</text:p>
          </table:table-cell>
          <table:table-cell table:style-name="ce6" table:formula="of:=IF([.F129]&gt;=1000000; TEXT([.F129]/1000000; &quot;0.0#&quot;)&amp;&quot; M&quot;; IF([.F129]&gt;=1000; TEXT([.F129]/1000; &quot;0.0#&quot;)&amp;&quot; k&quot;;  IF([.F129]&gt;=1; TEXT([.F129]; &quot;0.0#&quot;);IF([.F129]&gt;=0.001; TEXT([.F129]*1000; &quot;0.0#&quot;)&amp;&quot; m&quot;; IF([.F129]&gt;=0.000001; TEXT([.F129]*1000000; &quot;0.0#&quot;)&amp;&quot; µ&quot;;IF([.F129]&gt;=0.000000001; TEXT([.F129]*1000000000; &quot;0.0#&quot;)&amp;&quot; n&quot;; IF([.F129]&gt;=0.000000000001; TEXT([.F129]*1000000000000; &quot;0.0#&quot;)&amp;&quot; p&quot;;TEXT([.F129]; &quot;0.0#&quot;))))))))" office:value-type="string" office:string-value="56.0" calcext:value-type="string">
            <text:p>56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4 Column 4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2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table:formula="of:=[.B130]+[.C130]+[.D130]+[.E130]" office:value-type="float" office:value="68" calcext:value-type="float">
            <text:p>68</text:p>
          </table:table-cell>
          <table:table-cell table:style-name="ce6" table:formula="of:=IF([.F130]&gt;=1000000; TEXT([.F130]/1000000; &quot;0.0#&quot;)&amp;&quot; M&quot;; IF([.F130]&gt;=1000; TEXT([.F130]/1000; &quot;0.0#&quot;)&amp;&quot; k&quot;;  IF([.F130]&gt;=1; TEXT([.F130]; &quot;0.0#&quot;);IF([.F130]&gt;=0.001; TEXT([.F130]*1000; &quot;0.0#&quot;)&amp;&quot; m&quot;; IF([.F130]&gt;=0.000001; TEXT([.F130]*1000000; &quot;0.0#&quot;)&amp;&quot; µ&quot;;IF([.F130]&gt;=0.000000001; TEXT([.F130]*1000000000; &quot;0.0#&quot;)&amp;&quot; n&quot;; IF([.F130]&gt;=0.000000000001; TEXT([.F130]*1000000000000; &quot;0.0#&quot;)&amp;&quot; p&quot;;TEXT([.F130]; &quot;0.0#&quot;))))))))" office:value-type="string" office:string-value="68.0" calcext:value-type="string">
            <text:p>68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4 Column 5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3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2" calcext:value-type="float">
            <text:p>82</text:p>
          </table:table-cell>
          <table:table-cell table:number-columns-repeated="3"/>
          <table:table-cell table:formula="of:=[.B131]+[.C131]+[.D131]+[.E131]" office:value-type="float" office:value="82" calcext:value-type="float">
            <text:p>82</text:p>
          </table:table-cell>
          <table:table-cell table:style-name="ce6" table:formula="of:=IF([.F131]&gt;=1000000; TEXT([.F131]/1000000; &quot;0.0#&quot;)&amp;&quot; M&quot;; IF([.F131]&gt;=1000; TEXT([.F131]/1000; &quot;0.0#&quot;)&amp;&quot; k&quot;;  IF([.F131]&gt;=1; TEXT([.F131]; &quot;0.0#&quot;);IF([.F131]&gt;=0.001; TEXT([.F131]*1000; &quot;0.0#&quot;)&amp;&quot; m&quot;; IF([.F131]&gt;=0.000001; TEXT([.F131]*1000000; &quot;0.0#&quot;)&amp;&quot; µ&quot;;IF([.F131]&gt;=0.000000001; TEXT([.F131]*1000000000; &quot;0.0#&quot;)&amp;&quot; n&quot;; IF([.F131]&gt;=0.000000000001; TEXT([.F131]*1000000000000; &quot;0.0#&quot;)&amp;&quot; p&quot;;TEXT([.F131]; &quot;0.0#&quot;))))))))" office:value-type="string" office:string-value="82.0" calcext:value-type="string">
            <text:p>82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4 Column 6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3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formula="of:=[.B132]+[.C132]+[.D132]+[.E132]" office:value-type="float" office:value="100" calcext:value-type="float">
            <text:p>100</text:p>
          </table:table-cell>
          <table:table-cell table:style-name="ce6" table:formula="of:=IF([.F132]&gt;=1000000; TEXT([.F132]/1000000; &quot;0.0#&quot;)&amp;&quot; M&quot;; IF([.F132]&gt;=1000; TEXT([.F132]/1000; &quot;0.0#&quot;)&amp;&quot; k&quot;;  IF([.F132]&gt;=1; TEXT([.F132]; &quot;0.0#&quot;);IF([.F132]&gt;=0.001; TEXT([.F132]*1000; &quot;0.0#&quot;)&amp;&quot; m&quot;; IF([.F132]&gt;=0.000001; TEXT([.F132]*1000000; &quot;0.0#&quot;)&amp;&quot; µ&quot;;IF([.F132]&gt;=0.000000001; TEXT([.F132]*1000000000; &quot;0.0#&quot;)&amp;&quot; n&quot;; IF([.F132]&gt;=0.000000000001; TEXT([.F132]*1000000000000; &quot;0.0#&quot;)&amp;&quot; p&quot;;TEXT([.F132]; &quot;0.0#&quot;))))))))" office:value-type="string" office:string-value="100.0" calcext:value-type="string">
            <text:p>10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5 Column 1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3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formula="of:=[.B133]+[.C133]+[.D133]+[.E133]" office:value-type="float" office:value="120" calcext:value-type="float">
            <text:p>120</text:p>
          </table:table-cell>
          <table:table-cell table:style-name="ce6" table:formula="of:=IF([.F133]&gt;=1000000; TEXT([.F133]/1000000; &quot;0.0#&quot;)&amp;&quot; M&quot;; IF([.F133]&gt;=1000; TEXT([.F133]/1000; &quot;0.0#&quot;)&amp;&quot; k&quot;;  IF([.F133]&gt;=1; TEXT([.F133]; &quot;0.0#&quot;);IF([.F133]&gt;=0.001; TEXT([.F133]*1000; &quot;0.0#&quot;)&amp;&quot; m&quot;; IF([.F133]&gt;=0.000001; TEXT([.F133]*1000000; &quot;0.0#&quot;)&amp;&quot; µ&quot;;IF([.F133]&gt;=0.000000001; TEXT([.F133]*1000000000; &quot;0.0#&quot;)&amp;&quot; n&quot;; IF([.F133]&gt;=0.000000000001; TEXT([.F133]*1000000000000; &quot;0.0#&quot;)&amp;&quot; p&quot;;TEXT([.F133]; &quot;0.0#&quot;))))))))" office:value-type="string" office:string-value="120.0" calcext:value-type="string">
            <text:p>12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5 Column 2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3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" calcext:value-type="float">
            <text:p>150</text:p>
          </table:table-cell>
          <table:table-cell table:number-columns-repeated="3"/>
          <table:table-cell table:formula="of:=[.B134]+[.C134]+[.D134]+[.E134]" office:value-type="float" office:value="150" calcext:value-type="float">
            <text:p>150</text:p>
          </table:table-cell>
          <table:table-cell table:style-name="ce6" table:formula="of:=IF([.F134]&gt;=1000000; TEXT([.F134]/1000000; &quot;0.0#&quot;)&amp;&quot; M&quot;; IF([.F134]&gt;=1000; TEXT([.F134]/1000; &quot;0.0#&quot;)&amp;&quot; k&quot;;  IF([.F134]&gt;=1; TEXT([.F134]; &quot;0.0#&quot;);IF([.F134]&gt;=0.001; TEXT([.F134]*1000; &quot;0.0#&quot;)&amp;&quot; m&quot;; IF([.F134]&gt;=0.000001; TEXT([.F134]*1000000; &quot;0.0#&quot;)&amp;&quot; µ&quot;;IF([.F134]&gt;=0.000000001; TEXT([.F134]*1000000000; &quot;0.0#&quot;)&amp;&quot; n&quot;; IF([.F134]&gt;=0.000000000001; TEXT([.F134]*1000000000000; &quot;0.0#&quot;)&amp;&quot; p&quot;;TEXT([.F134]; &quot;0.0#&quot;))))))))" office:value-type="string" office:string-value="150.0" calcext:value-type="string">
            <text:p>15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5 Column 3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3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table:formula="of:=[.B135]+[.C135]+[.D135]+[.E135]" office:value-type="float" office:value="180" calcext:value-type="float">
            <text:p>180</text:p>
          </table:table-cell>
          <table:table-cell table:style-name="ce6" table:formula="of:=IF([.F135]&gt;=1000000; TEXT([.F135]/1000000; &quot;0.0#&quot;)&amp;&quot; M&quot;; IF([.F135]&gt;=1000; TEXT([.F135]/1000; &quot;0.0#&quot;)&amp;&quot; k&quot;;  IF([.F135]&gt;=1; TEXT([.F135]; &quot;0.0#&quot;);IF([.F135]&gt;=0.001; TEXT([.F135]*1000; &quot;0.0#&quot;)&amp;&quot; m&quot;; IF([.F135]&gt;=0.000001; TEXT([.F135]*1000000; &quot;0.0#&quot;)&amp;&quot; µ&quot;;IF([.F135]&gt;=0.000000001; TEXT([.F135]*1000000000; &quot;0.0#&quot;)&amp;&quot; n&quot;; IF([.F135]&gt;=0.000000000001; TEXT([.F135]*1000000000000; &quot;0.0#&quot;)&amp;&quot; p&quot;;TEXT([.F135]; &quot;0.0#&quot;))))))))" office:value-type="string" office:string-value="180.0" calcext:value-type="string">
            <text:p>18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5 Column 4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3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0" calcext:value-type="float">
            <text:p>220</text:p>
          </table:table-cell>
          <table:table-cell table:number-columns-repeated="3"/>
          <table:table-cell table:formula="of:=[.B136]+[.C136]+[.D136]+[.E136]" office:value-type="float" office:value="220" calcext:value-type="float">
            <text:p>220</text:p>
          </table:table-cell>
          <table:table-cell table:style-name="ce6" table:formula="of:=IF([.F136]&gt;=1000000; TEXT([.F136]/1000000; &quot;0.0#&quot;)&amp;&quot; M&quot;; IF([.F136]&gt;=1000; TEXT([.F136]/1000; &quot;0.0#&quot;)&amp;&quot; k&quot;;  IF([.F136]&gt;=1; TEXT([.F136]; &quot;0.0#&quot;);IF([.F136]&gt;=0.001; TEXT([.F136]*1000; &quot;0.0#&quot;)&amp;&quot; m&quot;; IF([.F136]&gt;=0.000001; TEXT([.F136]*1000000; &quot;0.0#&quot;)&amp;&quot; µ&quot;;IF([.F136]&gt;=0.000000001; TEXT([.F136]*1000000000; &quot;0.0#&quot;)&amp;&quot; n&quot;; IF([.F136]&gt;=0.000000000001; TEXT([.F136]*1000000000000; &quot;0.0#&quot;)&amp;&quot; p&quot;;TEXT([.F136]; &quot;0.0#&quot;))))))))" office:value-type="string" office:string-value="220.0" calcext:value-type="string">
            <text:p>22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5 Column 5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3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0" calcext:value-type="float">
            <text:p>270</text:p>
          </table:table-cell>
          <table:table-cell table:number-columns-repeated="3"/>
          <table:table-cell table:formula="of:=[.B137]+[.C137]+[.D137]+[.E137]" office:value-type="float" office:value="270" calcext:value-type="float">
            <text:p>270</text:p>
          </table:table-cell>
          <table:table-cell table:style-name="ce6" table:formula="of:=IF([.F137]&gt;=1000000; TEXT([.F137]/1000000; &quot;0.0#&quot;)&amp;&quot; M&quot;; IF([.F137]&gt;=1000; TEXT([.F137]/1000; &quot;0.0#&quot;)&amp;&quot; k&quot;;  IF([.F137]&gt;=1; TEXT([.F137]; &quot;0.0#&quot;);IF([.F137]&gt;=0.001; TEXT([.F137]*1000; &quot;0.0#&quot;)&amp;&quot; m&quot;; IF([.F137]&gt;=0.000001; TEXT([.F137]*1000000; &quot;0.0#&quot;)&amp;&quot; µ&quot;;IF([.F137]&gt;=0.000000001; TEXT([.F137]*1000000000; &quot;0.0#&quot;)&amp;&quot; n&quot;; IF([.F137]&gt;=0.000000000001; TEXT([.F137]*1000000000000; &quot;0.0#&quot;)&amp;&quot; p&quot;;TEXT([.F137]; &quot;0.0#&quot;))))))))" office:value-type="string" office:string-value="270.0" calcext:value-type="string">
            <text:p>27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5 Column 6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3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30" calcext:value-type="float">
            <text:p>330</text:p>
          </table:table-cell>
          <table:table-cell table:number-columns-repeated="3"/>
          <table:table-cell table:formula="of:=[.B138]+[.C138]+[.D138]+[.E138]" office:value-type="float" office:value="330" calcext:value-type="float">
            <text:p>330</text:p>
          </table:table-cell>
          <table:table-cell table:style-name="ce6" table:formula="of:=IF([.F138]&gt;=1000000; TEXT([.F138]/1000000; &quot;0.0#&quot;)&amp;&quot; M&quot;; IF([.F138]&gt;=1000; TEXT([.F138]/1000; &quot;0.0#&quot;)&amp;&quot; k&quot;;  IF([.F138]&gt;=1; TEXT([.F138]; &quot;0.0#&quot;);IF([.F138]&gt;=0.001; TEXT([.F138]*1000; &quot;0.0#&quot;)&amp;&quot; m&quot;; IF([.F138]&gt;=0.000001; TEXT([.F138]*1000000; &quot;0.0#&quot;)&amp;&quot; µ&quot;;IF([.F138]&gt;=0.000000001; TEXT([.F138]*1000000000; &quot;0.0#&quot;)&amp;&quot; n&quot;; IF([.F138]&gt;=0.000000000001; TEXT([.F138]*1000000000000; &quot;0.0#&quot;)&amp;&quot; p&quot;;TEXT([.F138]; &quot;0.0#&quot;))))))))" office:value-type="string" office:string-value="330.0" calcext:value-type="string">
            <text:p>33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6 Column 1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3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90" calcext:value-type="float">
            <text:p>390</text:p>
          </table:table-cell>
          <table:table-cell table:number-columns-repeated="3"/>
          <table:table-cell table:formula="of:=[.B139]+[.C139]+[.D139]+[.E139]" office:value-type="float" office:value="390" calcext:value-type="float">
            <text:p>390</text:p>
          </table:table-cell>
          <table:table-cell table:style-name="ce6" table:formula="of:=IF([.F139]&gt;=1000000; TEXT([.F139]/1000000; &quot;0.0#&quot;)&amp;&quot; M&quot;; IF([.F139]&gt;=1000; TEXT([.F139]/1000; &quot;0.0#&quot;)&amp;&quot; k&quot;;  IF([.F139]&gt;=1; TEXT([.F139]; &quot;0.0#&quot;);IF([.F139]&gt;=0.001; TEXT([.F139]*1000; &quot;0.0#&quot;)&amp;&quot; m&quot;; IF([.F139]&gt;=0.000001; TEXT([.F139]*1000000; &quot;0.0#&quot;)&amp;&quot; µ&quot;;IF([.F139]&gt;=0.000000001; TEXT([.F139]*1000000000; &quot;0.0#&quot;)&amp;&quot; n&quot;; IF([.F139]&gt;=0.000000000001; TEXT([.F139]*1000000000000; &quot;0.0#&quot;)&amp;&quot; p&quot;;TEXT([.F139]; &quot;0.0#&quot;))))))))" office:value-type="string" office:string-value="390.0" calcext:value-type="string">
            <text:p>39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6 Column 2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3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70" calcext:value-type="float">
            <text:p>470</text:p>
          </table:table-cell>
          <table:table-cell table:number-columns-repeated="3"/>
          <table:table-cell table:formula="of:=[.B140]+[.C140]+[.D140]+[.E140]" office:value-type="float" office:value="470" calcext:value-type="float">
            <text:p>470</text:p>
          </table:table-cell>
          <table:table-cell table:style-name="ce6" table:formula="of:=IF([.F140]&gt;=1000000; TEXT([.F140]/1000000; &quot;0.0#&quot;)&amp;&quot; M&quot;; IF([.F140]&gt;=1000; TEXT([.F140]/1000; &quot;0.0#&quot;)&amp;&quot; k&quot;;  IF([.F140]&gt;=1; TEXT([.F140]; &quot;0.0#&quot;);IF([.F140]&gt;=0.001; TEXT([.F140]*1000; &quot;0.0#&quot;)&amp;&quot; m&quot;; IF([.F140]&gt;=0.000001; TEXT([.F140]*1000000; &quot;0.0#&quot;)&amp;&quot; µ&quot;;IF([.F140]&gt;=0.000000001; TEXT([.F140]*1000000000; &quot;0.0#&quot;)&amp;&quot; n&quot;; IF([.F140]&gt;=0.000000000001; TEXT([.F140]*1000000000000; &quot;0.0#&quot;)&amp;&quot; p&quot;;TEXT([.F140]; &quot;0.0#&quot;))))))))" office:value-type="string" office:string-value="470.0" calcext:value-type="string">
            <text:p>47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6 Column 3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4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60" calcext:value-type="float">
            <text:p>560</text:p>
          </table:table-cell>
          <table:table-cell table:number-columns-repeated="3"/>
          <table:table-cell table:formula="of:=[.B141]+[.C141]+[.D141]+[.E141]" office:value-type="float" office:value="560" calcext:value-type="float">
            <text:p>560</text:p>
          </table:table-cell>
          <table:table-cell table:style-name="ce6" table:formula="of:=IF([.F141]&gt;=1000000; TEXT([.F141]/1000000; &quot;0.0#&quot;)&amp;&quot; M&quot;; IF([.F141]&gt;=1000; TEXT([.F141]/1000; &quot;0.0#&quot;)&amp;&quot; k&quot;;  IF([.F141]&gt;=1; TEXT([.F141]; &quot;0.0#&quot;);IF([.F141]&gt;=0.001; TEXT([.F141]*1000; &quot;0.0#&quot;)&amp;&quot; m&quot;; IF([.F141]&gt;=0.000001; TEXT([.F141]*1000000; &quot;0.0#&quot;)&amp;&quot; µ&quot;;IF([.F141]&gt;=0.000000001; TEXT([.F141]*1000000000; &quot;0.0#&quot;)&amp;&quot; n&quot;; IF([.F141]&gt;=0.000000000001; TEXT([.F141]*1000000000000; &quot;0.0#&quot;)&amp;&quot; p&quot;;TEXT([.F141]; &quot;0.0#&quot;))))))))" office:value-type="string" office:string-value="560.0" calcext:value-type="string">
            <text:p>56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6 Column 4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4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80" calcext:value-type="float">
            <text:p>680</text:p>
          </table:table-cell>
          <table:table-cell table:number-columns-repeated="3"/>
          <table:table-cell table:formula="of:=[.B142]+[.C142]+[.D142]+[.E142]" office:value-type="float" office:value="680" calcext:value-type="float">
            <text:p>680</text:p>
          </table:table-cell>
          <table:table-cell table:style-name="ce6" table:formula="of:=IF([.F142]&gt;=1000000; TEXT([.F142]/1000000; &quot;0.0#&quot;)&amp;&quot; M&quot;; IF([.F142]&gt;=1000; TEXT([.F142]/1000; &quot;0.0#&quot;)&amp;&quot; k&quot;;  IF([.F142]&gt;=1; TEXT([.F142]; &quot;0.0#&quot;);IF([.F142]&gt;=0.001; TEXT([.F142]*1000; &quot;0.0#&quot;)&amp;&quot; m&quot;; IF([.F142]&gt;=0.000001; TEXT([.F142]*1000000; &quot;0.0#&quot;)&amp;&quot; µ&quot;;IF([.F142]&gt;=0.000000001; TEXT([.F142]*1000000000; &quot;0.0#&quot;)&amp;&quot; n&quot;; IF([.F142]&gt;=0.000000000001; TEXT([.F142]*1000000000000; &quot;0.0#&quot;)&amp;&quot; p&quot;;TEXT([.F142]; &quot;0.0#&quot;))))))))" office:value-type="string" office:string-value="680.0" calcext:value-type="string">
            <text:p>68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6 Column 5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4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20" calcext:value-type="float">
            <text:p>820</text:p>
          </table:table-cell>
          <table:table-cell table:number-columns-repeated="3"/>
          <table:table-cell table:formula="of:=[.B143]+[.C143]+[.D143]+[.E143]" office:value-type="float" office:value="820" calcext:value-type="float">
            <text:p>820</text:p>
          </table:table-cell>
          <table:table-cell table:style-name="ce6" table:formula="of:=IF([.F143]&gt;=1000000; TEXT([.F143]/1000000; &quot;0.0#&quot;)&amp;&quot; M&quot;; IF([.F143]&gt;=1000; TEXT([.F143]/1000; &quot;0.0#&quot;)&amp;&quot; k&quot;;  IF([.F143]&gt;=1; TEXT([.F143]; &quot;0.0#&quot;);IF([.F143]&gt;=0.001; TEXT([.F143]*1000; &quot;0.0#&quot;)&amp;&quot; m&quot;; IF([.F143]&gt;=0.000001; TEXT([.F143]*1000000; &quot;0.0#&quot;)&amp;&quot; µ&quot;;IF([.F143]&gt;=0.000000001; TEXT([.F143]*1000000000; &quot;0.0#&quot;)&amp;&quot; n&quot;; IF([.F143]&gt;=0.000000000001; TEXT([.F143]*1000000000000; &quot;0.0#&quot;)&amp;&quot; p&quot;;TEXT([.F143]; &quot;0.0#&quot;))))))))" office:value-type="string" office:string-value="820.0" calcext:value-type="string">
            <text:p>82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6 Column 6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4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000" calcext:value-type="float">
            <text:p>5000</text:p>
          </table:table-cell>
          <table:table-cell table:number-columns-repeated="3"/>
          <table:table-cell table:formula="of:=[.B144]+[.C144]+[.D144]+[.E144]" office:value-type="float" office:value="5000" calcext:value-type="float">
            <text:p>5000</text:p>
          </table:table-cell>
          <table:table-cell table:style-name="ce6" table:formula="of:=IF([.F144]&gt;=1000000; TEXT([.F144]/1000000; &quot;0.0#&quot;)&amp;&quot; M&quot;; IF([.F144]&gt;=1000; TEXT([.F144]/1000; &quot;0.0#&quot;)&amp;&quot; k&quot;;  IF([.F144]&gt;=1; TEXT([.F144]; &quot;0.0#&quot;);IF([.F144]&gt;=0.001; TEXT([.F144]*1000; &quot;0.0#&quot;)&amp;&quot; m&quot;; IF([.F144]&gt;=0.000001; TEXT([.F144]*1000000; &quot;0.0#&quot;)&amp;&quot; µ&quot;;IF([.F144]&gt;=0.000000001; TEXT([.F144]*1000000000; &quot;0.0#&quot;)&amp;&quot; n&quot;; IF([.F144]&gt;=0.000000000001; TEXT([.F144]*1000000000000; &quot;0.0#&quot;)&amp;&quot; p&quot;;TEXT([.F144]; &quot;0.0#&quot;))))))))" office:value-type="string" office:string-value="5.0 k" calcext:value-type="string">
            <text:p>5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7 Column 1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4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00" calcext:value-type="float">
            <text:p>1200</text:p>
          </table:table-cell>
          <table:table-cell table:number-columns-repeated="3"/>
          <table:table-cell table:formula="of:=[.B145]+[.C145]+[.D145]+[.E145]" office:value-type="float" office:value="1200" calcext:value-type="float">
            <text:p>1200</text:p>
          </table:table-cell>
          <table:table-cell table:style-name="ce6" table:formula="of:=IF([.F145]&gt;=1000000; TEXT([.F145]/1000000; &quot;0.0#&quot;)&amp;&quot; M&quot;; IF([.F145]&gt;=1000; TEXT([.F145]/1000; &quot;0.0#&quot;)&amp;&quot; k&quot;;  IF([.F145]&gt;=1; TEXT([.F145]; &quot;0.0#&quot;);IF([.F145]&gt;=0.001; TEXT([.F145]*1000; &quot;0.0#&quot;)&amp;&quot; m&quot;; IF([.F145]&gt;=0.000001; TEXT([.F145]*1000000; &quot;0.0#&quot;)&amp;&quot; µ&quot;;IF([.F145]&gt;=0.000000001; TEXT([.F145]*1000000000; &quot;0.0#&quot;)&amp;&quot; n&quot;; IF([.F145]&gt;=0.000000000001; TEXT([.F145]*1000000000000; &quot;0.0#&quot;)&amp;&quot; p&quot;;TEXT([.F145]; &quot;0.0#&quot;))))))))" office:value-type="string" office:string-value="1.2 k" calcext:value-type="string">
            <text:p>1.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7 Column 2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4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0" calcext:value-type="float">
            <text:p>1500</text:p>
          </table:table-cell>
          <table:table-cell table:number-columns-repeated="3"/>
          <table:table-cell table:formula="of:=[.B146]+[.C146]+[.D146]+[.E146]" office:value-type="float" office:value="1500" calcext:value-type="float">
            <text:p>1500</text:p>
          </table:table-cell>
          <table:table-cell table:style-name="ce6" table:formula="of:=IF([.F146]&gt;=1000000; TEXT([.F146]/1000000; &quot;0.0#&quot;)&amp;&quot; M&quot;; IF([.F146]&gt;=1000; TEXT([.F146]/1000; &quot;0.0#&quot;)&amp;&quot; k&quot;;  IF([.F146]&gt;=1; TEXT([.F146]; &quot;0.0#&quot;);IF([.F146]&gt;=0.001; TEXT([.F146]*1000; &quot;0.0#&quot;)&amp;&quot; m&quot;; IF([.F146]&gt;=0.000001; TEXT([.F146]*1000000; &quot;0.0#&quot;)&amp;&quot; µ&quot;;IF([.F146]&gt;=0.000000001; TEXT([.F146]*1000000000; &quot;0.0#&quot;)&amp;&quot; n&quot;; IF([.F146]&gt;=0.000000000001; TEXT([.F146]*1000000000000; &quot;0.0#&quot;)&amp;&quot; p&quot;;TEXT([.F146]; &quot;0.0#&quot;))))))))" office:value-type="string" office:string-value="1.5 k" calcext:value-type="string">
            <text:p>1.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7 Column 3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4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800" calcext:value-type="float">
            <text:p>1800</text:p>
          </table:table-cell>
          <table:table-cell table:number-columns-repeated="3"/>
          <table:table-cell table:formula="of:=[.B147]+[.C147]+[.D147]+[.E147]" office:value-type="float" office:value="1800" calcext:value-type="float">
            <text:p>1800</text:p>
          </table:table-cell>
          <table:table-cell table:style-name="ce6" table:formula="of:=IF([.F147]&gt;=1000000; TEXT([.F147]/1000000; &quot;0.0#&quot;)&amp;&quot; M&quot;; IF([.F147]&gt;=1000; TEXT([.F147]/1000; &quot;0.0#&quot;)&amp;&quot; k&quot;;  IF([.F147]&gt;=1; TEXT([.F147]; &quot;0.0#&quot;);IF([.F147]&gt;=0.001; TEXT([.F147]*1000; &quot;0.0#&quot;)&amp;&quot; m&quot;; IF([.F147]&gt;=0.000001; TEXT([.F147]*1000000; &quot;0.0#&quot;)&amp;&quot; µ&quot;;IF([.F147]&gt;=0.000000001; TEXT([.F147]*1000000000; &quot;0.0#&quot;)&amp;&quot; n&quot;; IF([.F147]&gt;=0.000000000001; TEXT([.F147]*1000000000000; &quot;0.0#&quot;)&amp;&quot; p&quot;;TEXT([.F147]; &quot;0.0#&quot;))))))))" office:value-type="string" office:string-value="1.8 k" calcext:value-type="string">
            <text:p>1.8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7 Column 4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4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00" calcext:value-type="float">
            <text:p>2200</text:p>
          </table:table-cell>
          <table:table-cell table:number-columns-repeated="3"/>
          <table:table-cell table:formula="of:=[.B148]+[.C148]+[.D148]+[.E148]" office:value-type="float" office:value="2200" calcext:value-type="float">
            <text:p>2200</text:p>
          </table:table-cell>
          <table:table-cell table:style-name="ce6" table:formula="of:=IF([.F148]&gt;=1000000; TEXT([.F148]/1000000; &quot;0.0#&quot;)&amp;&quot; M&quot;; IF([.F148]&gt;=1000; TEXT([.F148]/1000; &quot;0.0#&quot;)&amp;&quot; k&quot;;  IF([.F148]&gt;=1; TEXT([.F148]; &quot;0.0#&quot;);IF([.F148]&gt;=0.001; TEXT([.F148]*1000; &quot;0.0#&quot;)&amp;&quot; m&quot;; IF([.F148]&gt;=0.000001; TEXT([.F148]*1000000; &quot;0.0#&quot;)&amp;&quot; µ&quot;;IF([.F148]&gt;=0.000000001; TEXT([.F148]*1000000000; &quot;0.0#&quot;)&amp;&quot; n&quot;; IF([.F148]&gt;=0.000000000001; TEXT([.F148]*1000000000000; &quot;0.0#&quot;)&amp;&quot; p&quot;;TEXT([.F148]; &quot;0.0#&quot;))))))))" office:value-type="string" office:string-value="2.2 k" calcext:value-type="string">
            <text:p>2.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7 Column 5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4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00" calcext:value-type="float">
            <text:p>2700</text:p>
          </table:table-cell>
          <table:table-cell table:number-columns-repeated="3"/>
          <table:table-cell table:formula="of:=[.B149]+[.C149]+[.D149]+[.E149]" office:value-type="float" office:value="2700" calcext:value-type="float">
            <text:p>2700</text:p>
          </table:table-cell>
          <table:table-cell table:style-name="ce6" table:formula="of:=IF([.F149]&gt;=1000000; TEXT([.F149]/1000000; &quot;0.0#&quot;)&amp;&quot; M&quot;; IF([.F149]&gt;=1000; TEXT([.F149]/1000; &quot;0.0#&quot;)&amp;&quot; k&quot;;  IF([.F149]&gt;=1; TEXT([.F149]; &quot;0.0#&quot;);IF([.F149]&gt;=0.001; TEXT([.F149]*1000; &quot;0.0#&quot;)&amp;&quot; m&quot;; IF([.F149]&gt;=0.000001; TEXT([.F149]*1000000; &quot;0.0#&quot;)&amp;&quot; µ&quot;;IF([.F149]&gt;=0.000000001; TEXT([.F149]*1000000000; &quot;0.0#&quot;)&amp;&quot; n&quot;; IF([.F149]&gt;=0.000000000001; TEXT([.F149]*1000000000000; &quot;0.0#&quot;)&amp;&quot; p&quot;;TEXT([.F149]; &quot;0.0#&quot;))))))))" office:value-type="string" office:string-value="2.7 k" calcext:value-type="string">
            <text:p>2.7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7 Column 6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4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300" calcext:value-type="float">
            <text:p>3300</text:p>
          </table:table-cell>
          <table:table-cell table:number-columns-repeated="3"/>
          <table:table-cell table:formula="of:=[.B150]+[.C150]+[.D150]+[.E150]" office:value-type="float" office:value="3300" calcext:value-type="float">
            <text:p>3300</text:p>
          </table:table-cell>
          <table:table-cell table:style-name="ce6" table:formula="of:=IF([.F150]&gt;=1000000; TEXT([.F150]/1000000; &quot;0.0#&quot;)&amp;&quot; M&quot;; IF([.F150]&gt;=1000; TEXT([.F150]/1000; &quot;0.0#&quot;)&amp;&quot; k&quot;;  IF([.F150]&gt;=1; TEXT([.F150]; &quot;0.0#&quot;);IF([.F150]&gt;=0.001; TEXT([.F150]*1000; &quot;0.0#&quot;)&amp;&quot; m&quot;; IF([.F150]&gt;=0.000001; TEXT([.F150]*1000000; &quot;0.0#&quot;)&amp;&quot; µ&quot;;IF([.F150]&gt;=0.000000001; TEXT([.F150]*1000000000; &quot;0.0#&quot;)&amp;&quot; n&quot;; IF([.F150]&gt;=0.000000000001; TEXT([.F150]*1000000000000; &quot;0.0#&quot;)&amp;&quot; p&quot;;TEXT([.F150]; &quot;0.0#&quot;))))))))" office:value-type="string" office:string-value="3.3 k" calcext:value-type="string">
            <text:p>3.3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8 Column 1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5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900" calcext:value-type="float">
            <text:p>3900</text:p>
          </table:table-cell>
          <table:table-cell table:number-columns-repeated="3"/>
          <table:table-cell table:formula="of:=[.B151]+[.C151]+[.D151]+[.E151]" office:value-type="float" office:value="3900" calcext:value-type="float">
            <text:p>3900</text:p>
          </table:table-cell>
          <table:table-cell table:style-name="ce6" table:formula="of:=IF([.F151]&gt;=1000000; TEXT([.F151]/1000000; &quot;0.0#&quot;)&amp;&quot; M&quot;; IF([.F151]&gt;=1000; TEXT([.F151]/1000; &quot;0.0#&quot;)&amp;&quot; k&quot;;  IF([.F151]&gt;=1; TEXT([.F151]; &quot;0.0#&quot;);IF([.F151]&gt;=0.001; TEXT([.F151]*1000; &quot;0.0#&quot;)&amp;&quot; m&quot;; IF([.F151]&gt;=0.000001; TEXT([.F151]*1000000; &quot;0.0#&quot;)&amp;&quot; µ&quot;;IF([.F151]&gt;=0.000000001; TEXT([.F151]*1000000000; &quot;0.0#&quot;)&amp;&quot; n&quot;; IF([.F151]&gt;=0.000000000001; TEXT([.F151]*1000000000000; &quot;0.0#&quot;)&amp;&quot; p&quot;;TEXT([.F151]; &quot;0.0#&quot;))))))))" office:value-type="string" office:string-value="3.9 k" calcext:value-type="string">
            <text:p>3.9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8 Column 2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5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700" calcext:value-type="float">
            <text:p>4700</text:p>
          </table:table-cell>
          <table:table-cell table:number-columns-repeated="3"/>
          <table:table-cell table:formula="of:=[.B152]+[.C152]+[.D152]+[.E152]" office:value-type="float" office:value="4700" calcext:value-type="float">
            <text:p>4700</text:p>
          </table:table-cell>
          <table:table-cell table:style-name="ce6" table:formula="of:=IF([.F152]&gt;=1000000; TEXT([.F152]/1000000; &quot;0.0#&quot;)&amp;&quot; M&quot;; IF([.F152]&gt;=1000; TEXT([.F152]/1000; &quot;0.0#&quot;)&amp;&quot; k&quot;;  IF([.F152]&gt;=1; TEXT([.F152]; &quot;0.0#&quot;);IF([.F152]&gt;=0.001; TEXT([.F152]*1000; &quot;0.0#&quot;)&amp;&quot; m&quot;; IF([.F152]&gt;=0.000001; TEXT([.F152]*1000000; &quot;0.0#&quot;)&amp;&quot; µ&quot;;IF([.F152]&gt;=0.000000001; TEXT([.F152]*1000000000; &quot;0.0#&quot;)&amp;&quot; n&quot;; IF([.F152]&gt;=0.000000000001; TEXT([.F152]*1000000000000; &quot;0.0#&quot;)&amp;&quot; p&quot;;TEXT([.F152]; &quot;0.0#&quot;))))))))" office:value-type="string" office:string-value="4.7 k" calcext:value-type="string">
            <text:p>4.7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8 Column 3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5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600" calcext:value-type="float">
            <text:p>5600</text:p>
          </table:table-cell>
          <table:table-cell table:number-columns-repeated="3"/>
          <table:table-cell table:formula="of:=[.B153]+[.C153]+[.D153]+[.E153]" office:value-type="float" office:value="5600" calcext:value-type="float">
            <text:p>5600</text:p>
          </table:table-cell>
          <table:table-cell table:style-name="ce6" table:formula="of:=IF([.F153]&gt;=1000000; TEXT([.F153]/1000000; &quot;0.0#&quot;)&amp;&quot; M&quot;; IF([.F153]&gt;=1000; TEXT([.F153]/1000; &quot;0.0#&quot;)&amp;&quot; k&quot;;  IF([.F153]&gt;=1; TEXT([.F153]; &quot;0.0#&quot;);IF([.F153]&gt;=0.001; TEXT([.F153]*1000; &quot;0.0#&quot;)&amp;&quot; m&quot;; IF([.F153]&gt;=0.000001; TEXT([.F153]*1000000; &quot;0.0#&quot;)&amp;&quot; µ&quot;;IF([.F153]&gt;=0.000000001; TEXT([.F153]*1000000000; &quot;0.0#&quot;)&amp;&quot; n&quot;; IF([.F153]&gt;=0.000000000001; TEXT([.F153]*1000000000000; &quot;0.0#&quot;)&amp;&quot; p&quot;;TEXT([.F153]; &quot;0.0#&quot;))))))))" office:value-type="string" office:string-value="5.6 k" calcext:value-type="string">
            <text:p>5.6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8 Column 4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5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800" calcext:value-type="float">
            <text:p>6800</text:p>
          </table:table-cell>
          <table:table-cell table:number-columns-repeated="3"/>
          <table:table-cell table:formula="of:=[.B154]+[.C154]+[.D154]+[.E154]" office:value-type="float" office:value="6800" calcext:value-type="float">
            <text:p>6800</text:p>
          </table:table-cell>
          <table:table-cell table:style-name="ce6" table:formula="of:=IF([.F154]&gt;=1000000; TEXT([.F154]/1000000; &quot;0.0#&quot;)&amp;&quot; M&quot;; IF([.F154]&gt;=1000; TEXT([.F154]/1000; &quot;0.0#&quot;)&amp;&quot; k&quot;;  IF([.F154]&gt;=1; TEXT([.F154]; &quot;0.0#&quot;);IF([.F154]&gt;=0.001; TEXT([.F154]*1000; &quot;0.0#&quot;)&amp;&quot; m&quot;; IF([.F154]&gt;=0.000001; TEXT([.F154]*1000000; &quot;0.0#&quot;)&amp;&quot; µ&quot;;IF([.F154]&gt;=0.000000001; TEXT([.F154]*1000000000; &quot;0.0#&quot;)&amp;&quot; n&quot;; IF([.F154]&gt;=0.000000000001; TEXT([.F154]*1000000000000; &quot;0.0#&quot;)&amp;&quot; p&quot;;TEXT([.F154]; &quot;0.0#&quot;))))))))" office:value-type="string" office:string-value="6.8 k" calcext:value-type="string">
            <text:p>6.8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8 Column 5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5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200" calcext:value-type="float">
            <text:p>8200</text:p>
          </table:table-cell>
          <table:table-cell table:number-columns-repeated="3"/>
          <table:table-cell table:formula="of:=[.B155]+[.C155]+[.D155]+[.E155]" office:value-type="float" office:value="8200" calcext:value-type="float">
            <text:p>8200</text:p>
          </table:table-cell>
          <table:table-cell table:style-name="ce6" table:formula="of:=IF([.F155]&gt;=1000000; TEXT([.F155]/1000000; &quot;0.0#&quot;)&amp;&quot; M&quot;; IF([.F155]&gt;=1000; TEXT([.F155]/1000; &quot;0.0#&quot;)&amp;&quot; k&quot;;  IF([.F155]&gt;=1; TEXT([.F155]; &quot;0.0#&quot;);IF([.F155]&gt;=0.001; TEXT([.F155]*1000; &quot;0.0#&quot;)&amp;&quot; m&quot;; IF([.F155]&gt;=0.000001; TEXT([.F155]*1000000; &quot;0.0#&quot;)&amp;&quot; µ&quot;;IF([.F155]&gt;=0.000000001; TEXT([.F155]*1000000000; &quot;0.0#&quot;)&amp;&quot; n&quot;; IF([.F155]&gt;=0.000000000001; TEXT([.F155]*1000000000000; &quot;0.0#&quot;)&amp;&quot; p&quot;;TEXT([.F155]; &quot;0.0#&quot;))))))))" office:value-type="string" office:string-value="8.2 k" calcext:value-type="string">
            <text:p>8.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8 Column 6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5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[.B156]+[.C156]+[.D156]+[.E156]" office:value-type="float" office:value="10000" calcext:value-type="float">
            <text:p>10000</text:p>
          </table:table-cell>
          <table:table-cell table:style-name="ce6" table:formula="of:=IF([.F156]&gt;=1000000; TEXT([.F156]/1000000; &quot;0.0#&quot;)&amp;&quot; M&quot;; IF([.F156]&gt;=1000; TEXT([.F156]/1000; &quot;0.0#&quot;)&amp;&quot; k&quot;;  IF([.F156]&gt;=1; TEXT([.F156]; &quot;0.0#&quot;);IF([.F156]&gt;=0.001; TEXT([.F156]*1000; &quot;0.0#&quot;)&amp;&quot; m&quot;; IF([.F156]&gt;=0.000001; TEXT([.F156]*1000000; &quot;0.0#&quot;)&amp;&quot; µ&quot;;IF([.F156]&gt;=0.000000001; TEXT([.F156]*1000000000; &quot;0.0#&quot;)&amp;&quot; n&quot;; IF([.F156]&gt;=0.000000000001; TEXT([.F156]*1000000000000; &quot;0.0#&quot;)&amp;&quot; p&quot;;TEXT([.F156]; &quot;0.0#&quot;))))))))" office:value-type="string" office:string-value="10.0 k" calcext:value-type="string">
            <text:p>1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9 Column 1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5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000" calcext:value-type="float">
            <text:p>12000</text:p>
          </table:table-cell>
          <table:table-cell table:number-columns-repeated="3"/>
          <table:table-cell table:formula="of:=[.B157]+[.C157]+[.D157]+[.E157]" office:value-type="float" office:value="12000" calcext:value-type="float">
            <text:p>12000</text:p>
          </table:table-cell>
          <table:table-cell table:style-name="ce6" table:formula="of:=IF([.F157]&gt;=1000000; TEXT([.F157]/1000000; &quot;0.0#&quot;)&amp;&quot; M&quot;; IF([.F157]&gt;=1000; TEXT([.F157]/1000; &quot;0.0#&quot;)&amp;&quot; k&quot;;  IF([.F157]&gt;=1; TEXT([.F157]; &quot;0.0#&quot;);IF([.F157]&gt;=0.001; TEXT([.F157]*1000; &quot;0.0#&quot;)&amp;&quot; m&quot;; IF([.F157]&gt;=0.000001; TEXT([.F157]*1000000; &quot;0.0#&quot;)&amp;&quot; µ&quot;;IF([.F157]&gt;=0.000000001; TEXT([.F157]*1000000000; &quot;0.0#&quot;)&amp;&quot; n&quot;; IF([.F157]&gt;=0.000000000001; TEXT([.F157]*1000000000000; &quot;0.0#&quot;)&amp;&quot; p&quot;;TEXT([.F157]; &quot;0.0#&quot;))))))))" office:value-type="string" office:string-value="12.0 k" calcext:value-type="string">
            <text:p>1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9 Column 2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5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[.B158]+[.C158]+[.D158]+[.E158]" office:value-type="float" office:value="15000" calcext:value-type="float">
            <text:p>15000</text:p>
          </table:table-cell>
          <table:table-cell table:style-name="ce6" table:formula="of:=IF([.F158]&gt;=1000000; TEXT([.F158]/1000000; &quot;0.0#&quot;)&amp;&quot; M&quot;; IF([.F158]&gt;=1000; TEXT([.F158]/1000; &quot;0.0#&quot;)&amp;&quot; k&quot;;  IF([.F158]&gt;=1; TEXT([.F158]; &quot;0.0#&quot;);IF([.F158]&gt;=0.001; TEXT([.F158]*1000; &quot;0.0#&quot;)&amp;&quot; m&quot;; IF([.F158]&gt;=0.000001; TEXT([.F158]*1000000; &quot;0.0#&quot;)&amp;&quot; µ&quot;;IF([.F158]&gt;=0.000000001; TEXT([.F158]*1000000000; &quot;0.0#&quot;)&amp;&quot; n&quot;; IF([.F158]&gt;=0.000000000001; TEXT([.F158]*1000000000000; &quot;0.0#&quot;)&amp;&quot; p&quot;;TEXT([.F158]; &quot;0.0#&quot;))))))))" office:value-type="string" office:string-value="15.0 k" calcext:value-type="string">
            <text:p>15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9 Column 3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5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8000" calcext:value-type="float">
            <text:p>18000</text:p>
          </table:table-cell>
          <table:table-cell table:number-columns-repeated="3"/>
          <table:table-cell table:formula="of:=[.B159]+[.C159]+[.D159]+[.E159]" office:value-type="float" office:value="18000" calcext:value-type="float">
            <text:p>18000</text:p>
          </table:table-cell>
          <table:table-cell table:style-name="ce6" table:formula="of:=IF([.F159]&gt;=1000000; TEXT([.F159]/1000000; &quot;0.0#&quot;)&amp;&quot; M&quot;; IF([.F159]&gt;=1000; TEXT([.F159]/1000; &quot;0.0#&quot;)&amp;&quot; k&quot;;  IF([.F159]&gt;=1; TEXT([.F159]; &quot;0.0#&quot;);IF([.F159]&gt;=0.001; TEXT([.F159]*1000; &quot;0.0#&quot;)&amp;&quot; m&quot;; IF([.F159]&gt;=0.000001; TEXT([.F159]*1000000; &quot;0.0#&quot;)&amp;&quot; µ&quot;;IF([.F159]&gt;=0.000000001; TEXT([.F159]*1000000000; &quot;0.0#&quot;)&amp;&quot; n&quot;; IF([.F159]&gt;=0.000000000001; TEXT([.F159]*1000000000000; &quot;0.0#&quot;)&amp;&quot; p&quot;;TEXT([.F159]; &quot;0.0#&quot;))))))))" office:value-type="string" office:string-value="18.0 k" calcext:value-type="string">
            <text:p>18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9 Column 4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5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000" calcext:value-type="float">
            <text:p>22000</text:p>
          </table:table-cell>
          <table:table-cell table:number-columns-repeated="3"/>
          <table:table-cell table:formula="of:=[.B160]+[.C160]+[.D160]+[.E160]" office:value-type="float" office:value="22000" calcext:value-type="float">
            <text:p>22000</text:p>
          </table:table-cell>
          <table:table-cell table:style-name="ce6" table:formula="of:=IF([.F160]&gt;=1000000; TEXT([.F160]/1000000; &quot;0.0#&quot;)&amp;&quot; M&quot;; IF([.F160]&gt;=1000; TEXT([.F160]/1000; &quot;0.0#&quot;)&amp;&quot; k&quot;;  IF([.F160]&gt;=1; TEXT([.F160]; &quot;0.0#&quot;);IF([.F160]&gt;=0.001; TEXT([.F160]*1000; &quot;0.0#&quot;)&amp;&quot; m&quot;; IF([.F160]&gt;=0.000001; TEXT([.F160]*1000000; &quot;0.0#&quot;)&amp;&quot; µ&quot;;IF([.F160]&gt;=0.000000001; TEXT([.F160]*1000000000; &quot;0.0#&quot;)&amp;&quot; n&quot;; IF([.F160]&gt;=0.000000000001; TEXT([.F160]*1000000000000; &quot;0.0#&quot;)&amp;&quot; p&quot;;TEXT([.F160]; &quot;0.0#&quot;))))))))" office:value-type="string" office:string-value="22.0 k" calcext:value-type="string">
            <text:p>2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9 Column 5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6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000" calcext:value-type="float">
            <text:p>27000</text:p>
          </table:table-cell>
          <table:table-cell table:number-columns-repeated="3"/>
          <table:table-cell table:formula="of:=[.B161]+[.C161]+[.D161]+[.E161]" office:value-type="float" office:value="27000" calcext:value-type="float">
            <text:p>27000</text:p>
          </table:table-cell>
          <table:table-cell table:style-name="ce6" table:formula="of:=IF([.F161]&gt;=1000000; TEXT([.F161]/1000000; &quot;0.0#&quot;)&amp;&quot; M&quot;; IF([.F161]&gt;=1000; TEXT([.F161]/1000; &quot;0.0#&quot;)&amp;&quot; k&quot;;  IF([.F161]&gt;=1; TEXT([.F161]; &quot;0.0#&quot;);IF([.F161]&gt;=0.001; TEXT([.F161]*1000; &quot;0.0#&quot;)&amp;&quot; m&quot;; IF([.F161]&gt;=0.000001; TEXT([.F161]*1000000; &quot;0.0#&quot;)&amp;&quot; µ&quot;;IF([.F161]&gt;=0.000000001; TEXT([.F161]*1000000000; &quot;0.0#&quot;)&amp;&quot; n&quot;; IF([.F161]&gt;=0.000000000001; TEXT([.F161]*1000000000000; &quot;0.0#&quot;)&amp;&quot; p&quot;;TEXT([.F161]; &quot;0.0#&quot;))))))))" office:value-type="string" office:string-value="27.0 k" calcext:value-type="string">
            <text:p>27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9 Column 6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6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3000" calcext:value-type="float">
            <text:p>33000</text:p>
          </table:table-cell>
          <table:table-cell table:number-columns-repeated="3"/>
          <table:table-cell table:formula="of:=[.B162]+[.C162]+[.D162]+[.E162]" office:value-type="float" office:value="33000" calcext:value-type="float">
            <text:p>33000</text:p>
          </table:table-cell>
          <table:table-cell table:style-name="ce6" table:formula="of:=IF([.F162]&gt;=1000000; TEXT([.F162]/1000000; &quot;0.0#&quot;)&amp;&quot; M&quot;; IF([.F162]&gt;=1000; TEXT([.F162]/1000; &quot;0.0#&quot;)&amp;&quot; k&quot;;  IF([.F162]&gt;=1; TEXT([.F162]; &quot;0.0#&quot;);IF([.F162]&gt;=0.001; TEXT([.F162]*1000; &quot;0.0#&quot;)&amp;&quot; m&quot;; IF([.F162]&gt;=0.000001; TEXT([.F162]*1000000; &quot;0.0#&quot;)&amp;&quot; µ&quot;;IF([.F162]&gt;=0.000000001; TEXT([.F162]*1000000000; &quot;0.0#&quot;)&amp;&quot; n&quot;; IF([.F162]&gt;=0.000000000001; TEXT([.F162]*1000000000000; &quot;0.0#&quot;)&amp;&quot; p&quot;;TEXT([.F162]; &quot;0.0#&quot;))))))))" office:value-type="string" office:string-value="33.0 k" calcext:value-type="string">
            <text:p>33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10 Column 1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6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9000" calcext:value-type="float">
            <text:p>39000</text:p>
          </table:table-cell>
          <table:table-cell table:number-columns-repeated="3"/>
          <table:table-cell table:formula="of:=[.B163]+[.C163]+[.D163]+[.E163]" office:value-type="float" office:value="39000" calcext:value-type="float">
            <text:p>39000</text:p>
          </table:table-cell>
          <table:table-cell table:style-name="ce6" table:formula="of:=IF([.F163]&gt;=1000000; TEXT([.F163]/1000000; &quot;0.0#&quot;)&amp;&quot; M&quot;; IF([.F163]&gt;=1000; TEXT([.F163]/1000; &quot;0.0#&quot;)&amp;&quot; k&quot;;  IF([.F163]&gt;=1; TEXT([.F163]; &quot;0.0#&quot;);IF([.F163]&gt;=0.001; TEXT([.F163]*1000; &quot;0.0#&quot;)&amp;&quot; m&quot;; IF([.F163]&gt;=0.000001; TEXT([.F163]*1000000; &quot;0.0#&quot;)&amp;&quot; µ&quot;;IF([.F163]&gt;=0.000000001; TEXT([.F163]*1000000000; &quot;0.0#&quot;)&amp;&quot; n&quot;; IF([.F163]&gt;=0.000000000001; TEXT([.F163]*1000000000000; &quot;0.0#&quot;)&amp;&quot; p&quot;;TEXT([.F163]; &quot;0.0#&quot;))))))))" office:value-type="string" office:string-value="39.0 k" calcext:value-type="string">
            <text:p>39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10 Column 2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6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7000" calcext:value-type="float">
            <text:p>47000</text:p>
          </table:table-cell>
          <table:table-cell table:number-columns-repeated="3"/>
          <table:table-cell table:formula="of:=[.B164]+[.C164]+[.D164]+[.E164]" office:value-type="float" office:value="47000" calcext:value-type="float">
            <text:p>47000</text:p>
          </table:table-cell>
          <table:table-cell table:style-name="ce6" table:formula="of:=IF([.F164]&gt;=1000000; TEXT([.F164]/1000000; &quot;0.0#&quot;)&amp;&quot; M&quot;; IF([.F164]&gt;=1000; TEXT([.F164]/1000; &quot;0.0#&quot;)&amp;&quot; k&quot;;  IF([.F164]&gt;=1; TEXT([.F164]; &quot;0.0#&quot;);IF([.F164]&gt;=0.001; TEXT([.F164]*1000; &quot;0.0#&quot;)&amp;&quot; m&quot;; IF([.F164]&gt;=0.000001; TEXT([.F164]*1000000; &quot;0.0#&quot;)&amp;&quot; µ&quot;;IF([.F164]&gt;=0.000000001; TEXT([.F164]*1000000000; &quot;0.0#&quot;)&amp;&quot; n&quot;; IF([.F164]&gt;=0.000000000001; TEXT([.F164]*1000000000000; &quot;0.0#&quot;)&amp;&quot; p&quot;;TEXT([.F164]; &quot;0.0#&quot;))))))))" office:value-type="string" office:string-value="47.0 k" calcext:value-type="string">
            <text:p>47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10 Column 3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6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6000" calcext:value-type="float">
            <text:p>56000</text:p>
          </table:table-cell>
          <table:table-cell table:number-columns-repeated="3"/>
          <table:table-cell table:formula="of:=[.B165]+[.C165]+[.D165]+[.E165]" office:value-type="float" office:value="56000" calcext:value-type="float">
            <text:p>56000</text:p>
          </table:table-cell>
          <table:table-cell table:style-name="ce6" table:formula="of:=IF([.F165]&gt;=1000000; TEXT([.F165]/1000000; &quot;0.0#&quot;)&amp;&quot; M&quot;; IF([.F165]&gt;=1000; TEXT([.F165]/1000; &quot;0.0#&quot;)&amp;&quot; k&quot;;  IF([.F165]&gt;=1; TEXT([.F165]; &quot;0.0#&quot;);IF([.F165]&gt;=0.001; TEXT([.F165]*1000; &quot;0.0#&quot;)&amp;&quot; m&quot;; IF([.F165]&gt;=0.000001; TEXT([.F165]*1000000; &quot;0.0#&quot;)&amp;&quot; µ&quot;;IF([.F165]&gt;=0.000000001; TEXT([.F165]*1000000000; &quot;0.0#&quot;)&amp;&quot; n&quot;; IF([.F165]&gt;=0.000000000001; TEXT([.F165]*1000000000000; &quot;0.0#&quot;)&amp;&quot; p&quot;;TEXT([.F165]; &quot;0.0#&quot;))))))))" office:value-type="string" office:string-value="56.0 k" calcext:value-type="string">
            <text:p>56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10 Column 4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6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8000" calcext:value-type="float">
            <text:p>68000</text:p>
          </table:table-cell>
          <table:table-cell table:number-columns-repeated="3"/>
          <table:table-cell table:formula="of:=[.B166]+[.C166]+[.D166]+[.E166]" office:value-type="float" office:value="68000" calcext:value-type="float">
            <text:p>68000</text:p>
          </table:table-cell>
          <table:table-cell table:style-name="ce6" table:formula="of:=IF([.F166]&gt;=1000000; TEXT([.F166]/1000000; &quot;0.0#&quot;)&amp;&quot; M&quot;; IF([.F166]&gt;=1000; TEXT([.F166]/1000; &quot;0.0#&quot;)&amp;&quot; k&quot;;  IF([.F166]&gt;=1; TEXT([.F166]; &quot;0.0#&quot;);IF([.F166]&gt;=0.001; TEXT([.F166]*1000; &quot;0.0#&quot;)&amp;&quot; m&quot;; IF([.F166]&gt;=0.000001; TEXT([.F166]*1000000; &quot;0.0#&quot;)&amp;&quot; µ&quot;;IF([.F166]&gt;=0.000000001; TEXT([.F166]*1000000000; &quot;0.0#&quot;)&amp;&quot; n&quot;; IF([.F166]&gt;=0.000000000001; TEXT([.F166]*1000000000000; &quot;0.0#&quot;)&amp;&quot; p&quot;;TEXT([.F166]; &quot;0.0#&quot;))))))))" office:value-type="string" office:string-value="68.0 k" calcext:value-type="string">
            <text:p>68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10 Column 5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6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2000" calcext:value-type="float">
            <text:p>82000</text:p>
          </table:table-cell>
          <table:table-cell table:number-columns-repeated="3"/>
          <table:table-cell table:formula="of:=[.B167]+[.C167]+[.D167]+[.E167]" office:value-type="float" office:value="82000" calcext:value-type="float">
            <text:p>82000</text:p>
          </table:table-cell>
          <table:table-cell table:style-name="ce6" table:formula="of:=IF([.F167]&gt;=1000000; TEXT([.F167]/1000000; &quot;0.0#&quot;)&amp;&quot; M&quot;; IF([.F167]&gt;=1000; TEXT([.F167]/1000; &quot;0.0#&quot;)&amp;&quot; k&quot;;  IF([.F167]&gt;=1; TEXT([.F167]; &quot;0.0#&quot;);IF([.F167]&gt;=0.001; TEXT([.F167]*1000; &quot;0.0#&quot;)&amp;&quot; m&quot;; IF([.F167]&gt;=0.000001; TEXT([.F167]*1000000; &quot;0.0#&quot;)&amp;&quot; µ&quot;;IF([.F167]&gt;=0.000000001; TEXT([.F167]*1000000000; &quot;0.0#&quot;)&amp;&quot; n&quot;; IF([.F167]&gt;=0.000000000001; TEXT([.F167]*1000000000000; &quot;0.0#&quot;)&amp;&quot; p&quot;;TEXT([.F167]; &quot;0.0#&quot;))))))))" office:value-type="string" office:string-value="82.0 k" calcext:value-type="string">
            <text:p>8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10 Column 6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6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B168]+[.C168]+[.D168]+[.E168]" office:value-type="float" office:value="0" calcext:value-type="float">
            <text:p>0</text:p>
          </table:table-cell>
          <table:table-cell table:style-name="ce6" table:formula="of:=IF([.F168]&gt;=1000000; TEXT([.F168]/1000000; &quot;0.0#&quot;)&amp;&quot; M&quot;; IF([.F168]&gt;=1000; TEXT([.F168]/1000; &quot;0.0#&quot;)&amp;&quot; k&quot;;  IF([.F168]&gt;=1; TEXT([.F168]; &quot;0.0#&quot;);IF([.F168]&gt;=0.001; TEXT([.F168]*1000; &quot;0.0#&quot;)&amp;&quot; m&quot;; IF([.F168]&gt;=0.000001; TEXT([.F168]*1000000; &quot;0.0#&quot;)&amp;&quot; µ&quot;;IF([.F168]&gt;=0.000000001; TEXT([.F168]*1000000000; &quot;0.0#&quot;)&amp;&quot; n&quot;; IF([.F168]&gt;=0.000000000001; TEXT([.F168]*1000000000000; &quot;0.0#&quot;)&amp;&quot; p&quot;;TEXT([.F168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6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B169]+[.C169]+[.D169]+[.E169]" office:value-type="float" office:value="1" calcext:value-type="float">
            <text:p>1</text:p>
          </table:table-cell>
          <table:table-cell table:style-name="ce6" table:formula="of:=IF([.F169]&gt;=1000000; TEXT([.F169]/1000000; &quot;0.0#&quot;)&amp;&quot; M&quot;; IF([.F169]&gt;=1000; TEXT([.F169]/1000; &quot;0.0#&quot;)&amp;&quot; k&quot;;  IF([.F169]&gt;=1; TEXT([.F169]; &quot;0.0#&quot;);IF([.F169]&gt;=0.001; TEXT([.F169]*1000; &quot;0.0#&quot;)&amp;&quot; m&quot;; IF([.F169]&gt;=0.000001; TEXT([.F169]*1000000; &quot;0.0#&quot;)&amp;&quot; µ&quot;;IF([.F169]&gt;=0.000000001; TEXT([.F169]*1000000000; &quot;0.0#&quot;)&amp;&quot; n&quot;; IF([.F169]&gt;=0.000000000001; TEXT([.F169]*1000000000000; &quot;0.0#&quot;)&amp;&quot; p&quot;;TEXT([.F169]; &quot;0.0#&quot;))))))))" office:value-type="string" office:string-value="1.0" calcext:value-type="string">
            <text:p>1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6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.1" calcext:value-type="float">
            <text:p>1.1</text:p>
          </table:table-cell>
          <table:table-cell table:number-columns-repeated="3"/>
          <table:table-cell table:formula="of:=[.B170]+[.C170]+[.D170]+[.E170]" office:value-type="float" office:value="1.1" calcext:value-type="float">
            <text:p>1.1</text:p>
          </table:table-cell>
          <table:table-cell table:style-name="ce6" table:formula="of:=IF([.F170]&gt;=1000000; TEXT([.F170]/1000000; &quot;0.0#&quot;)&amp;&quot; M&quot;; IF([.F170]&gt;=1000; TEXT([.F170]/1000; &quot;0.0#&quot;)&amp;&quot; k&quot;;  IF([.F170]&gt;=1; TEXT([.F170]; &quot;0.0#&quot;);IF([.F170]&gt;=0.001; TEXT([.F170]*1000; &quot;0.0#&quot;)&amp;&quot; m&quot;; IF([.F170]&gt;=0.000001; TEXT([.F170]*1000000; &quot;0.0#&quot;)&amp;&quot; µ&quot;;IF([.F170]&gt;=0.000000001; TEXT([.F170]*1000000000; &quot;0.0#&quot;)&amp;&quot; n&quot;; IF([.F170]&gt;=0.000000000001; TEXT([.F170]*1000000000000; &quot;0.0#&quot;)&amp;&quot; p&quot;;TEXT([.F170]; &quot;0.0#&quot;))))))))" office:value-type="string" office:string-value="1.1" calcext:value-type="string">
            <text:p>1.1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7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[.B171]+[.C171]+[.D171]+[.E171]" office:value-type="float" office:value="1.2" calcext:value-type="float">
            <text:p>1.2</text:p>
          </table:table-cell>
          <table:table-cell table:style-name="ce6" table:formula="of:=IF([.F171]&gt;=1000000; TEXT([.F171]/1000000; &quot;0.0#&quot;)&amp;&quot; M&quot;; IF([.F171]&gt;=1000; TEXT([.F171]/1000; &quot;0.0#&quot;)&amp;&quot; k&quot;;  IF([.F171]&gt;=1; TEXT([.F171]; &quot;0.0#&quot;);IF([.F171]&gt;=0.001; TEXT([.F171]*1000; &quot;0.0#&quot;)&amp;&quot; m&quot;; IF([.F171]&gt;=0.000001; TEXT([.F171]*1000000; &quot;0.0#&quot;)&amp;&quot; µ&quot;;IF([.F171]&gt;=0.000000001; TEXT([.F171]*1000000000; &quot;0.0#&quot;)&amp;&quot; n&quot;; IF([.F171]&gt;=0.000000000001; TEXT([.F171]*1000000000000; &quot;0.0#&quot;)&amp;&quot; p&quot;;TEXT([.F171]; &quot;0.0#&quot;))))))))" office:value-type="string" office:string-value="1.2" calcext:value-type="string">
            <text:p>1.2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7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9.1" calcext:value-type="float">
            <text:p>9.1</text:p>
          </table:table-cell>
          <table:table-cell table:number-columns-repeated="3"/>
          <table:table-cell table:formula="of:=[.B172]+[.C172]+[.D172]+[.E172]" office:value-type="float" office:value="9.1" calcext:value-type="float">
            <text:p>9.1</text:p>
          </table:table-cell>
          <table:table-cell table:style-name="ce6" table:formula="of:=IF([.F172]&gt;=1000000; TEXT([.F172]/1000000; &quot;0.0#&quot;)&amp;&quot; M&quot;; IF([.F172]&gt;=1000; TEXT([.F172]/1000; &quot;0.0#&quot;)&amp;&quot; k&quot;;  IF([.F172]&gt;=1; TEXT([.F172]; &quot;0.0#&quot;);IF([.F172]&gt;=0.001; TEXT([.F172]*1000; &quot;0.0#&quot;)&amp;&quot; m&quot;; IF([.F172]&gt;=0.000001; TEXT([.F172]*1000000; &quot;0.0#&quot;)&amp;&quot; µ&quot;;IF([.F172]&gt;=0.000000001; TEXT([.F172]*1000000000; &quot;0.0#&quot;)&amp;&quot; n&quot;; IF([.F172]&gt;=0.000000000001; TEXT([.F172]*1000000000000; &quot;0.0#&quot;)&amp;&quot; p&quot;;TEXT([.F172]; &quot;0.0#&quot;))))))))" office:value-type="string" office:string-value="9.1" calcext:value-type="string">
            <text:p>9.1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7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B173]+[.C173]+[.D173]+[.E173]" office:value-type="float" office:value="10" calcext:value-type="float">
            <text:p>10</text:p>
          </table:table-cell>
          <table:table-cell table:style-name="ce6" table:formula="of:=IF([.F173]&gt;=1000000; TEXT([.F173]/1000000; &quot;0.0#&quot;)&amp;&quot; M&quot;; IF([.F173]&gt;=1000; TEXT([.F173]/1000; &quot;0.0#&quot;)&amp;&quot; k&quot;;  IF([.F173]&gt;=1; TEXT([.F173]; &quot;0.0#&quot;);IF([.F173]&gt;=0.001; TEXT([.F173]*1000; &quot;0.0#&quot;)&amp;&quot; m&quot;; IF([.F173]&gt;=0.000001; TEXT([.F173]*1000000; &quot;0.0#&quot;)&amp;&quot; µ&quot;;IF([.F173]&gt;=0.000000001; TEXT([.F173]*1000000000; &quot;0.0#&quot;)&amp;&quot; n&quot;; IF([.F173]&gt;=0.000000000001; TEXT([.F173]*1000000000000; &quot;0.0#&quot;)&amp;&quot; p&quot;;TEXT([.F173]; &quot;0.0#&quot;))))))))" office:value-type="string" office:string-value="10.0" calcext:value-type="string">
            <text:p>1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7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formula="of:=[.B174]+[.C174]+[.D174]+[.E174]" office:value-type="float" office:value="11" calcext:value-type="float">
            <text:p>11</text:p>
          </table:table-cell>
          <table:table-cell table:style-name="ce6" table:formula="of:=IF([.F174]&gt;=1000000; TEXT([.F174]/1000000; &quot;0.0#&quot;)&amp;&quot; M&quot;; IF([.F174]&gt;=1000; TEXT([.F174]/1000; &quot;0.0#&quot;)&amp;&quot; k&quot;;  IF([.F174]&gt;=1; TEXT([.F174]; &quot;0.0#&quot;);IF([.F174]&gt;=0.001; TEXT([.F174]*1000; &quot;0.0#&quot;)&amp;&quot; m&quot;; IF([.F174]&gt;=0.000001; TEXT([.F174]*1000000; &quot;0.0#&quot;)&amp;&quot; µ&quot;;IF([.F174]&gt;=0.000000001; TEXT([.F174]*1000000000; &quot;0.0#&quot;)&amp;&quot; n&quot;; IF([.F174]&gt;=0.000000000001; TEXT([.F174]*1000000000000; &quot;0.0#&quot;)&amp;&quot; p&quot;;TEXT([.F174]; &quot;0.0#&quot;))))))))" office:value-type="string" office:string-value="11.0" calcext:value-type="string">
            <text:p>11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7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[.B175]+[.C175]+[.D175]+[.E175]" office:value-type="float" office:value="12" calcext:value-type="float">
            <text:p>12</text:p>
          </table:table-cell>
          <table:table-cell table:style-name="ce6" table:formula="of:=IF([.F175]&gt;=1000000; TEXT([.F175]/1000000; &quot;0.0#&quot;)&amp;&quot; M&quot;; IF([.F175]&gt;=1000; TEXT([.F175]/1000; &quot;0.0#&quot;)&amp;&quot; k&quot;;  IF([.F175]&gt;=1; TEXT([.F175]; &quot;0.0#&quot;);IF([.F175]&gt;=0.001; TEXT([.F175]*1000; &quot;0.0#&quot;)&amp;&quot; m&quot;; IF([.F175]&gt;=0.000001; TEXT([.F175]*1000000; &quot;0.0#&quot;)&amp;&quot; µ&quot;;IF([.F175]&gt;=0.000000001; TEXT([.F175]*1000000000; &quot;0.0#&quot;)&amp;&quot; n&quot;; IF([.F175]&gt;=0.000000000001; TEXT([.F175]*1000000000000; &quot;0.0#&quot;)&amp;&quot; p&quot;;TEXT([.F175]; &quot;0.0#&quot;))))))))" office:value-type="string" office:string-value="12.0" calcext:value-type="string">
            <text:p>12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7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2" calcext:value-type="float">
            <text:p>82</text:p>
          </table:table-cell>
          <table:table-cell table:number-columns-repeated="3"/>
          <table:table-cell table:formula="of:=[.B176]+[.C176]+[.D176]+[.E176]" office:value-type="float" office:value="82" calcext:value-type="float">
            <text:p>82</text:p>
          </table:table-cell>
          <table:table-cell table:style-name="ce6" table:formula="of:=IF([.F176]&gt;=1000000; TEXT([.F176]/1000000; &quot;0.0#&quot;)&amp;&quot; M&quot;; IF([.F176]&gt;=1000; TEXT([.F176]/1000; &quot;0.0#&quot;)&amp;&quot; k&quot;;  IF([.F176]&gt;=1; TEXT([.F176]; &quot;0.0#&quot;);IF([.F176]&gt;=0.001; TEXT([.F176]*1000; &quot;0.0#&quot;)&amp;&quot; m&quot;; IF([.F176]&gt;=0.000001; TEXT([.F176]*1000000; &quot;0.0#&quot;)&amp;&quot; µ&quot;;IF([.F176]&gt;=0.000000001; TEXT([.F176]*1000000000; &quot;0.0#&quot;)&amp;&quot; n&quot;; IF([.F176]&gt;=0.000000000001; TEXT([.F176]*1000000000000; &quot;0.0#&quot;)&amp;&quot; p&quot;;TEXT([.F176]; &quot;0.0#&quot;))))))))" office:value-type="string" office:string-value="82.0" calcext:value-type="string">
            <text:p>82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7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table:formula="of:=[.B177]+[.C177]+[.D177]+[.E177]" office:value-type="float" office:value="91" calcext:value-type="float">
            <text:p>91</text:p>
          </table:table-cell>
          <table:table-cell table:style-name="ce6" table:formula="of:=IF([.F177]&gt;=1000000; TEXT([.F177]/1000000; &quot;0.0#&quot;)&amp;&quot; M&quot;; IF([.F177]&gt;=1000; TEXT([.F177]/1000; &quot;0.0#&quot;)&amp;&quot; k&quot;;  IF([.F177]&gt;=1; TEXT([.F177]; &quot;0.0#&quot;);IF([.F177]&gt;=0.001; TEXT([.F177]*1000; &quot;0.0#&quot;)&amp;&quot; m&quot;; IF([.F177]&gt;=0.000001; TEXT([.F177]*1000000; &quot;0.0#&quot;)&amp;&quot; µ&quot;;IF([.F177]&gt;=0.000000001; TEXT([.F177]*1000000000; &quot;0.0#&quot;)&amp;&quot; n&quot;; IF([.F177]&gt;=0.000000000001; TEXT([.F177]*1000000000000; &quot;0.0#&quot;)&amp;&quot; p&quot;;TEXT([.F177]; &quot;0.0#&quot;))))))))" office:value-type="string" office:string-value="91.0" calcext:value-type="string">
            <text:p>91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7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formula="of:=[.B178]+[.C178]+[.D178]+[.E178]" office:value-type="float" office:value="100" calcext:value-type="float">
            <text:p>100</text:p>
          </table:table-cell>
          <table:table-cell table:style-name="ce6" table:formula="of:=IF([.F178]&gt;=1000000; TEXT([.F178]/1000000; &quot;0.0#&quot;)&amp;&quot; M&quot;; IF([.F178]&gt;=1000; TEXT([.F178]/1000; &quot;0.0#&quot;)&amp;&quot; k&quot;;  IF([.F178]&gt;=1; TEXT([.F178]; &quot;0.0#&quot;);IF([.F178]&gt;=0.001; TEXT([.F178]*1000; &quot;0.0#&quot;)&amp;&quot; m&quot;; IF([.F178]&gt;=0.000001; TEXT([.F178]*1000000; &quot;0.0#&quot;)&amp;&quot; µ&quot;;IF([.F178]&gt;=0.000000001; TEXT([.F178]*1000000000; &quot;0.0#&quot;)&amp;&quot; n&quot;; IF([.F178]&gt;=0.000000000001; TEXT([.F178]*1000000000000; &quot;0.0#&quot;)&amp;&quot; p&quot;;TEXT([.F178]; &quot;0.0#&quot;))))))))" office:value-type="string" office:string-value="100.0" calcext:value-type="string">
            <text:p>10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7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formula="of:=[.B179]+[.C179]+[.D179]+[.E179]" office:value-type="float" office:value="100" calcext:value-type="float">
            <text:p>100</text:p>
          </table:table-cell>
          <table:table-cell table:style-name="ce6" table:formula="of:=IF([.F179]&gt;=1000000; TEXT([.F179]/1000000; &quot;0.0#&quot;)&amp;&quot; M&quot;; IF([.F179]&gt;=1000; TEXT([.F179]/1000; &quot;0.0#&quot;)&amp;&quot; k&quot;;  IF([.F179]&gt;=1; TEXT([.F179]; &quot;0.0#&quot;);IF([.F179]&gt;=0.001; TEXT([.F179]*1000; &quot;0.0#&quot;)&amp;&quot; m&quot;; IF([.F179]&gt;=0.000001; TEXT([.F179]*1000000; &quot;0.0#&quot;)&amp;&quot; µ&quot;;IF([.F179]&gt;=0.000000001; TEXT([.F179]*1000000000; &quot;0.0#&quot;)&amp;&quot; n&quot;; IF([.F179]&gt;=0.000000000001; TEXT([.F179]*1000000000000; &quot;0.0#&quot;)&amp;&quot; p&quot;;TEXT([.F179]; &quot;0.0#&quot;))))))))" office:value-type="string" office:string-value="100.0" calcext:value-type="string">
            <text:p>100.0</text:p>
          </table:table-cell>
          <table:table-cell/>
          <table:table-cell table:style-name="ce21" office:value-type="string" calcext:value-type="string">
            <text:p>½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HALF WATT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7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80" calcext:value-type="float">
            <text:p>680</text:p>
          </table:table-cell>
          <table:table-cell table:number-columns-repeated="3"/>
          <table:table-cell table:formula="of:=[.B180]+[.C180]+[.D180]+[.E180]" office:value-type="float" office:value="680" calcext:value-type="float">
            <text:p>680</text:p>
          </table:table-cell>
          <table:table-cell table:style-name="ce6" table:formula="of:=IF([.F180]&gt;=1000000; TEXT([.F180]/1000000; &quot;0.0#&quot;)&amp;&quot; M&quot;; IF([.F180]&gt;=1000; TEXT([.F180]/1000; &quot;0.0#&quot;)&amp;&quot; k&quot;;  IF([.F180]&gt;=1; TEXT([.F180]; &quot;0.0#&quot;);IF([.F180]&gt;=0.001; TEXT([.F180]*1000; &quot;0.0#&quot;)&amp;&quot; m&quot;; IF([.F180]&gt;=0.000001; TEXT([.F180]*1000000; &quot;0.0#&quot;)&amp;&quot; µ&quot;;IF([.F180]&gt;=0.000000001; TEXT([.F180]*1000000000; &quot;0.0#&quot;)&amp;&quot; n&quot;; IF([.F180]&gt;=0.000000000001; TEXT([.F180]*1000000000000; &quot;0.0#&quot;)&amp;&quot; p&quot;;TEXT([.F180]; &quot;0.0#&quot;))))))))" office:value-type="string" office:string-value="680.0" calcext:value-type="string">
            <text:p>68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8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50" calcext:value-type="float">
            <text:p>750</text:p>
          </table:table-cell>
          <table:table-cell table:number-columns-repeated="3"/>
          <table:table-cell table:formula="of:=[.B181]+[.C181]+[.D181]+[.E181]" office:value-type="float" office:value="750" calcext:value-type="float">
            <text:p>750</text:p>
          </table:table-cell>
          <table:table-cell table:style-name="ce6" table:formula="of:=IF([.F181]&gt;=1000000; TEXT([.F181]/1000000; &quot;0.0#&quot;)&amp;&quot; M&quot;; IF([.F181]&gt;=1000; TEXT([.F181]/1000; &quot;0.0#&quot;)&amp;&quot; k&quot;;  IF([.F181]&gt;=1; TEXT([.F181]; &quot;0.0#&quot;);IF([.F181]&gt;=0.001; TEXT([.F181]*1000; &quot;0.0#&quot;)&amp;&quot; m&quot;; IF([.F181]&gt;=0.000001; TEXT([.F181]*1000000; &quot;0.0#&quot;)&amp;&quot; µ&quot;;IF([.F181]&gt;=0.000000001; TEXT([.F181]*1000000000; &quot;0.0#&quot;)&amp;&quot; n&quot;; IF([.F181]&gt;=0.000000000001; TEXT([.F181]*1000000000000; &quot;0.0#&quot;)&amp;&quot; p&quot;;TEXT([.F181]; &quot;0.0#&quot;))))))))" office:value-type="string" office:string-value="750.0" calcext:value-type="string">
            <text:p>75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8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20" calcext:value-type="float">
            <text:p>820</text:p>
          </table:table-cell>
          <table:table-cell table:number-columns-repeated="3"/>
          <table:table-cell table:formula="of:=[.B182]+[.C182]+[.D182]+[.E182]" office:value-type="float" office:value="820" calcext:value-type="float">
            <text:p>820</text:p>
          </table:table-cell>
          <table:table-cell table:style-name="ce6" table:formula="of:=IF([.F182]&gt;=1000000; TEXT([.F182]/1000000; &quot;0.0#&quot;)&amp;&quot; M&quot;; IF([.F182]&gt;=1000; TEXT([.F182]/1000; &quot;0.0#&quot;)&amp;&quot; k&quot;;  IF([.F182]&gt;=1; TEXT([.F182]; &quot;0.0#&quot;);IF([.F182]&gt;=0.001; TEXT([.F182]*1000; &quot;0.0#&quot;)&amp;&quot; m&quot;; IF([.F182]&gt;=0.000001; TEXT([.F182]*1000000; &quot;0.0#&quot;)&amp;&quot; µ&quot;;IF([.F182]&gt;=0.000000001; TEXT([.F182]*1000000000; &quot;0.0#&quot;)&amp;&quot; n&quot;; IF([.F182]&gt;=0.000000000001; TEXT([.F182]*1000000000000; &quot;0.0#&quot;)&amp;&quot; p&quot;;TEXT([.F182]; &quot;0.0#&quot;))))))))" office:value-type="string" office:string-value="820.0" calcext:value-type="string">
            <text:p>82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8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910" calcext:value-type="float">
            <text:p>910</text:p>
          </table:table-cell>
          <table:table-cell table:number-columns-repeated="3"/>
          <table:table-cell table:formula="of:=[.B183]+[.C183]+[.D183]+[.E183]" office:value-type="float" office:value="910" calcext:value-type="float">
            <text:p>910</text:p>
          </table:table-cell>
          <table:table-cell table:style-name="ce6" table:formula="of:=IF([.F183]&gt;=1000000; TEXT([.F183]/1000000; &quot;0.0#&quot;)&amp;&quot; M&quot;; IF([.F183]&gt;=1000; TEXT([.F183]/1000; &quot;0.0#&quot;)&amp;&quot; k&quot;;  IF([.F183]&gt;=1; TEXT([.F183]; &quot;0.0#&quot;);IF([.F183]&gt;=0.001; TEXT([.F183]*1000; &quot;0.0#&quot;)&amp;&quot; m&quot;; IF([.F183]&gt;=0.000001; TEXT([.F183]*1000000; &quot;0.0#&quot;)&amp;&quot; µ&quot;;IF([.F183]&gt;=0.000000001; TEXT([.F183]*1000000000; &quot;0.0#&quot;)&amp;&quot; n&quot;; IF([.F183]&gt;=0.000000000001; TEXT([.F183]*1000000000000; &quot;0.0#&quot;)&amp;&quot; p&quot;;TEXT([.F183]; &quot;0.0#&quot;))))))))" office:value-type="string" office:string-value="910.0" calcext:value-type="string">
            <text:p>91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8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800" calcext:value-type="float">
            <text:p>6800</text:p>
          </table:table-cell>
          <table:table-cell table:number-columns-repeated="3"/>
          <table:table-cell table:formula="of:=[.B184]+[.C184]+[.D184]+[.E184]" office:value-type="float" office:value="6800" calcext:value-type="float">
            <text:p>6800</text:p>
          </table:table-cell>
          <table:table-cell table:style-name="ce6" table:formula="of:=IF([.F184]&gt;=1000000; TEXT([.F184]/1000000; &quot;0.0#&quot;)&amp;&quot; M&quot;; IF([.F184]&gt;=1000; TEXT([.F184]/1000; &quot;0.0#&quot;)&amp;&quot; k&quot;;  IF([.F184]&gt;=1; TEXT([.F184]; &quot;0.0#&quot;);IF([.F184]&gt;=0.001; TEXT([.F184]*1000; &quot;0.0#&quot;)&amp;&quot; m&quot;; IF([.F184]&gt;=0.000001; TEXT([.F184]*1000000; &quot;0.0#&quot;)&amp;&quot; µ&quot;;IF([.F184]&gt;=0.000000001; TEXT([.F184]*1000000000; &quot;0.0#&quot;)&amp;&quot; n&quot;; IF([.F184]&gt;=0.000000000001; TEXT([.F184]*1000000000000; &quot;0.0#&quot;)&amp;&quot; p&quot;;TEXT([.F184]; &quot;0.0#&quot;))))))))" office:value-type="string" office:string-value="6.8 k" calcext:value-type="string">
            <text:p>6.8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8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500" calcext:value-type="float">
            <text:p>7500</text:p>
          </table:table-cell>
          <table:table-cell table:number-columns-repeated="3"/>
          <table:table-cell table:formula="of:=[.B185]+[.C185]+[.D185]+[.E185]" office:value-type="float" office:value="7500" calcext:value-type="float">
            <text:p>7500</text:p>
          </table:table-cell>
          <table:table-cell table:style-name="ce6" table:formula="of:=IF([.F185]&gt;=1000000; TEXT([.F185]/1000000; &quot;0.0#&quot;)&amp;&quot; M&quot;; IF([.F185]&gt;=1000; TEXT([.F185]/1000; &quot;0.0#&quot;)&amp;&quot; k&quot;;  IF([.F185]&gt;=1; TEXT([.F185]; &quot;0.0#&quot;);IF([.F185]&gt;=0.001; TEXT([.F185]*1000; &quot;0.0#&quot;)&amp;&quot; m&quot;; IF([.F185]&gt;=0.000001; TEXT([.F185]*1000000; &quot;0.0#&quot;)&amp;&quot; µ&quot;;IF([.F185]&gt;=0.000000001; TEXT([.F185]*1000000000; &quot;0.0#&quot;)&amp;&quot; n&quot;; IF([.F185]&gt;=0.000000000001; TEXT([.F185]*1000000000000; &quot;0.0#&quot;)&amp;&quot; p&quot;;TEXT([.F185]; &quot;0.0#&quot;))))))))" office:value-type="string" office:string-value="7.5 k" calcext:value-type="string">
            <text:p>7.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8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200" calcext:value-type="float">
            <text:p>8200</text:p>
          </table:table-cell>
          <table:table-cell table:number-columns-repeated="3"/>
          <table:table-cell table:formula="of:=[.B186]+[.C186]+[.D186]+[.E186]" office:value-type="float" office:value="8200" calcext:value-type="float">
            <text:p>8200</text:p>
          </table:table-cell>
          <table:table-cell table:style-name="ce6" table:formula="of:=IF([.F186]&gt;=1000000; TEXT([.F186]/1000000; &quot;0.0#&quot;)&amp;&quot; M&quot;; IF([.F186]&gt;=1000; TEXT([.F186]/1000; &quot;0.0#&quot;)&amp;&quot; k&quot;;  IF([.F186]&gt;=1; TEXT([.F186]; &quot;0.0#&quot;);IF([.F186]&gt;=0.001; TEXT([.F186]*1000; &quot;0.0#&quot;)&amp;&quot; m&quot;; IF([.F186]&gt;=0.000001; TEXT([.F186]*1000000; &quot;0.0#&quot;)&amp;&quot; µ&quot;;IF([.F186]&gt;=0.000000001; TEXT([.F186]*1000000000; &quot;0.0#&quot;)&amp;&quot; n&quot;; IF([.F186]&gt;=0.000000000001; TEXT([.F186]*1000000000000; &quot;0.0#&quot;)&amp;&quot; p&quot;;TEXT([.F186]; &quot;0.0#&quot;))))))))" office:value-type="string" office:string-value="8.2 k" calcext:value-type="string">
            <text:p>8.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8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9100" calcext:value-type="float">
            <text:p>9100</text:p>
          </table:table-cell>
          <table:table-cell table:number-columns-repeated="3"/>
          <table:table-cell table:formula="of:=[.B187]+[.C187]+[.D187]+[.E187]" office:value-type="float" office:value="9100" calcext:value-type="float">
            <text:p>9100</text:p>
          </table:table-cell>
          <table:table-cell table:style-name="ce6" table:formula="of:=IF([.F187]&gt;=1000000; TEXT([.F187]/1000000; &quot;0.0#&quot;)&amp;&quot; M&quot;; IF([.F187]&gt;=1000; TEXT([.F187]/1000; &quot;0.0#&quot;)&amp;&quot; k&quot;;  IF([.F187]&gt;=1; TEXT([.F187]; &quot;0.0#&quot;);IF([.F187]&gt;=0.001; TEXT([.F187]*1000; &quot;0.0#&quot;)&amp;&quot; m&quot;; IF([.F187]&gt;=0.000001; TEXT([.F187]*1000000; &quot;0.0#&quot;)&amp;&quot; µ&quot;;IF([.F187]&gt;=0.000000001; TEXT([.F187]*1000000000; &quot;0.0#&quot;)&amp;&quot; n&quot;; IF([.F187]&gt;=0.000000000001; TEXT([.F187]*1000000000000; &quot;0.0#&quot;)&amp;&quot; p&quot;;TEXT([.F187]; &quot;0.0#&quot;))))))))" office:value-type="string" office:string-value="9.1 k" calcext:value-type="string">
            <text:p>9.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8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5000" calcext:value-type="float">
            <text:p>75000</text:p>
          </table:table-cell>
          <table:table-cell table:number-columns-repeated="3"/>
          <table:table-cell table:formula="of:=[.B188]+[.C188]+[.D188]+[.E188]" office:value-type="float" office:value="75000" calcext:value-type="float">
            <text:p>75000</text:p>
          </table:table-cell>
          <table:table-cell table:style-name="ce6" table:formula="of:=IF([.F188]&gt;=1000000; TEXT([.F188]/1000000; &quot;0.0#&quot;)&amp;&quot; M&quot;; IF([.F188]&gt;=1000; TEXT([.F188]/1000; &quot;0.0#&quot;)&amp;&quot; k&quot;;  IF([.F188]&gt;=1; TEXT([.F188]; &quot;0.0#&quot;);IF([.F188]&gt;=0.001; TEXT([.F188]*1000; &quot;0.0#&quot;)&amp;&quot; m&quot;; IF([.F188]&gt;=0.000001; TEXT([.F188]*1000000; &quot;0.0#&quot;)&amp;&quot; µ&quot;;IF([.F188]&gt;=0.000000001; TEXT([.F188]*1000000000; &quot;0.0#&quot;)&amp;&quot; n&quot;; IF([.F188]&gt;=0.000000000001; TEXT([.F188]*1000000000000; &quot;0.0#&quot;)&amp;&quot; p&quot;;TEXT([.F188]; &quot;0.0#&quot;))))))))" office:value-type="string" office:string-value="75.0 k" calcext:value-type="string">
            <text:p>75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8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2000" calcext:value-type="float">
            <text:p>82000</text:p>
          </table:table-cell>
          <table:table-cell table:number-columns-repeated="3"/>
          <table:table-cell table:formula="of:=[.B189]+[.C189]+[.D189]+[.E189]" office:value-type="float" office:value="82000" calcext:value-type="float">
            <text:p>82000</text:p>
          </table:table-cell>
          <table:table-cell table:style-name="ce6" table:formula="of:=IF([.F189]&gt;=1000000; TEXT([.F189]/1000000; &quot;0.0#&quot;)&amp;&quot; M&quot;; IF([.F189]&gt;=1000; TEXT([.F189]/1000; &quot;0.0#&quot;)&amp;&quot; k&quot;;  IF([.F189]&gt;=1; TEXT([.F189]; &quot;0.0#&quot;);IF([.F189]&gt;=0.001; TEXT([.F189]*1000; &quot;0.0#&quot;)&amp;&quot; m&quot;; IF([.F189]&gt;=0.000001; TEXT([.F189]*1000000; &quot;0.0#&quot;)&amp;&quot; µ&quot;;IF([.F189]&gt;=0.000000001; TEXT([.F189]*1000000000; &quot;0.0#&quot;)&amp;&quot; n&quot;; IF([.F189]&gt;=0.000000000001; TEXT([.F189]*1000000000000; &quot;0.0#&quot;)&amp;&quot; p&quot;;TEXT([.F189]; &quot;0.0#&quot;))))))))" office:value-type="string" office:string-value="82.0 k" calcext:value-type="string">
            <text:p>8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8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0" calcext:value-type="float">
            <text:p>100000</text:p>
          </table:table-cell>
          <table:table-cell table:number-columns-repeated="3"/>
          <table:table-cell table:formula="of:=[.B190]+[.C190]+[.D190]+[.E190]" office:value-type="float" office:value="100000" calcext:value-type="float">
            <text:p>100000</text:p>
          </table:table-cell>
          <table:table-cell table:style-name="ce6" table:formula="of:=IF([.F190]&gt;=1000000; TEXT([.F190]/1000000; &quot;0.0#&quot;)&amp;&quot; M&quot;; IF([.F190]&gt;=1000; TEXT([.F190]/1000; &quot;0.0#&quot;)&amp;&quot; k&quot;;  IF([.F190]&gt;=1; TEXT([.F190]; &quot;0.0#&quot;);IF([.F190]&gt;=0.001; TEXT([.F190]*1000; &quot;0.0#&quot;)&amp;&quot; m&quot;; IF([.F190]&gt;=0.000001; TEXT([.F190]*1000000; &quot;0.0#&quot;)&amp;&quot; µ&quot;;IF([.F190]&gt;=0.000000001; TEXT([.F190]*1000000000; &quot;0.0#&quot;)&amp;&quot; n&quot;; IF([.F190]&gt;=0.000000000001; TEXT([.F190]*1000000000000; &quot;0.0#&quot;)&amp;&quot; p&quot;;TEXT([.F190]; &quot;0.0#&quot;))))))))" office:value-type="string" office:string-value="100.0 k" calcext:value-type="string">
            <text:p>10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9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0000" calcext:value-type="float">
            <text:p>110000</text:p>
          </table:table-cell>
          <table:table-cell table:number-columns-repeated="3"/>
          <table:table-cell table:formula="of:=[.B191]+[.C191]+[.D191]+[.E191]" office:value-type="float" office:value="110000" calcext:value-type="float">
            <text:p>110000</text:p>
          </table:table-cell>
          <table:table-cell table:style-name="ce6" table:formula="of:=IF([.F191]&gt;=1000000; TEXT([.F191]/1000000; &quot;0.0#&quot;)&amp;&quot; M&quot;; IF([.F191]&gt;=1000; TEXT([.F191]/1000; &quot;0.0#&quot;)&amp;&quot; k&quot;;  IF([.F191]&gt;=1; TEXT([.F191]; &quot;0.0#&quot;);IF([.F191]&gt;=0.001; TEXT([.F191]*1000; &quot;0.0#&quot;)&amp;&quot; m&quot;; IF([.F191]&gt;=0.000001; TEXT([.F191]*1000000; &quot;0.0#&quot;)&amp;&quot; µ&quot;;IF([.F191]&gt;=0.000000001; TEXT([.F191]*1000000000; &quot;0.0#&quot;)&amp;&quot; n&quot;; IF([.F191]&gt;=0.000000000001; TEXT([.F191]*1000000000000; &quot;0.0#&quot;)&amp;&quot; p&quot;;TEXT([.F191]; &quot;0.0#&quot;))))))))" office:value-type="string" office:string-value="110.0 k" calcext:value-type="string">
            <text:p>11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9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.3" calcext:value-type="float">
            <text:p>1.3</text:p>
          </table:table-cell>
          <table:table-cell table:number-columns-repeated="3"/>
          <table:table-cell table:formula="of:=[.B192]+[.C192]+[.D192]+[.E192]" office:value-type="float" office:value="1.3" calcext:value-type="float">
            <text:p>1.3</text:p>
          </table:table-cell>
          <table:table-cell table:style-name="ce6" table:formula="of:=IF([.F192]&gt;=1000000; TEXT([.F192]/1000000; &quot;0.0#&quot;)&amp;&quot; M&quot;; IF([.F192]&gt;=1000; TEXT([.F192]/1000; &quot;0.0#&quot;)&amp;&quot; k&quot;;  IF([.F192]&gt;=1; TEXT([.F192]; &quot;0.0#&quot;);IF([.F192]&gt;=0.001; TEXT([.F192]*1000; &quot;0.0#&quot;)&amp;&quot; m&quot;; IF([.F192]&gt;=0.000001; TEXT([.F192]*1000000; &quot;0.0#&quot;)&amp;&quot; µ&quot;;IF([.F192]&gt;=0.000000001; TEXT([.F192]*1000000000; &quot;0.0#&quot;)&amp;&quot; n&quot;; IF([.F192]&gt;=0.000000000001; TEXT([.F192]*1000000000000; &quot;0.0#&quot;)&amp;&quot; p&quot;;TEXT([.F192]; &quot;0.0#&quot;))))))))" office:value-type="string" office:string-value="1.3" calcext:value-type="string">
            <text:p>1.3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9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.5" calcext:value-type="float">
            <text:p>1.5</text:p>
          </table:table-cell>
          <table:table-cell table:number-columns-repeated="3"/>
          <table:table-cell table:formula="of:=[.B193]+[.C193]+[.D193]+[.E193]" office:value-type="float" office:value="1.5" calcext:value-type="float">
            <text:p>1.5</text:p>
          </table:table-cell>
          <table:table-cell table:style-name="ce6" table:formula="of:=IF([.F193]&gt;=1000000; TEXT([.F193]/1000000; &quot;0.0#&quot;)&amp;&quot; M&quot;; IF([.F193]&gt;=1000; TEXT([.F193]/1000; &quot;0.0#&quot;)&amp;&quot; k&quot;;  IF([.F193]&gt;=1; TEXT([.F193]; &quot;0.0#&quot;);IF([.F193]&gt;=0.001; TEXT([.F193]*1000; &quot;0.0#&quot;)&amp;&quot; m&quot;; IF([.F193]&gt;=0.000001; TEXT([.F193]*1000000; &quot;0.0#&quot;)&amp;&quot; µ&quot;;IF([.F193]&gt;=0.000000001; TEXT([.F193]*1000000000; &quot;0.0#&quot;)&amp;&quot; n&quot;; IF([.F193]&gt;=0.000000000001; TEXT([.F193]*1000000000000; &quot;0.0#&quot;)&amp;&quot; p&quot;;TEXT([.F193]; &quot;0.0#&quot;))))))))" office:value-type="string" office:string-value="1.5" calcext:value-type="string">
            <text:p>1.5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9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.6" calcext:value-type="float">
            <text:p>1.6</text:p>
          </table:table-cell>
          <table:table-cell table:number-columns-repeated="3"/>
          <table:table-cell table:formula="of:=[.B194]+[.C194]+[.D194]+[.E194]" office:value-type="float" office:value="1.6" calcext:value-type="float">
            <text:p>1.6</text:p>
          </table:table-cell>
          <table:table-cell table:style-name="ce6" table:formula="of:=IF([.F194]&gt;=1000000; TEXT([.F194]/1000000; &quot;0.0#&quot;)&amp;&quot; M&quot;; IF([.F194]&gt;=1000; TEXT([.F194]/1000; &quot;0.0#&quot;)&amp;&quot; k&quot;;  IF([.F194]&gt;=1; TEXT([.F194]; &quot;0.0#&quot;);IF([.F194]&gt;=0.001; TEXT([.F194]*1000; &quot;0.0#&quot;)&amp;&quot; m&quot;; IF([.F194]&gt;=0.000001; TEXT([.F194]*1000000; &quot;0.0#&quot;)&amp;&quot; µ&quot;;IF([.F194]&gt;=0.000000001; TEXT([.F194]*1000000000; &quot;0.0#&quot;)&amp;&quot; n&quot;; IF([.F194]&gt;=0.000000000001; TEXT([.F194]*1000000000000; &quot;0.0#&quot;)&amp;&quot; p&quot;;TEXT([.F194]; &quot;0.0#&quot;))))))))" office:value-type="string" office:string-value="1.6" calcext:value-type="string">
            <text:p>1.6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9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.8" calcext:value-type="float">
            <text:p>1.8</text:p>
          </table:table-cell>
          <table:table-cell table:number-columns-repeated="3"/>
          <table:table-cell table:formula="of:=[.B195]+[.C195]+[.D195]+[.E195]" office:value-type="float" office:value="1.8" calcext:value-type="float">
            <text:p>1.8</text:p>
          </table:table-cell>
          <table:table-cell table:style-name="ce6" table:formula="of:=IF([.F195]&gt;=1000000; TEXT([.F195]/1000000; &quot;0.0#&quot;)&amp;&quot; M&quot;; IF([.F195]&gt;=1000; TEXT([.F195]/1000; &quot;0.0#&quot;)&amp;&quot; k&quot;;  IF([.F195]&gt;=1; TEXT([.F195]; &quot;0.0#&quot;);IF([.F195]&gt;=0.001; TEXT([.F195]*1000; &quot;0.0#&quot;)&amp;&quot; m&quot;; IF([.F195]&gt;=0.000001; TEXT([.F195]*1000000; &quot;0.0#&quot;)&amp;&quot; µ&quot;;IF([.F195]&gt;=0.000000001; TEXT([.F195]*1000000000; &quot;0.0#&quot;)&amp;&quot; n&quot;; IF([.F195]&gt;=0.000000000001; TEXT([.F195]*1000000000000; &quot;0.0#&quot;)&amp;&quot; p&quot;;TEXT([.F195]; &quot;0.0#&quot;))))))))" office:value-type="string" office:string-value="1.8" calcext:value-type="string">
            <text:p>1.8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9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formula="of:=[.B196]+[.C196]+[.D196]+[.E196]" office:value-type="float" office:value="13" calcext:value-type="float">
            <text:p>13</text:p>
          </table:table-cell>
          <table:table-cell table:style-name="ce6" table:formula="of:=IF([.F196]&gt;=1000000; TEXT([.F196]/1000000; &quot;0.0#&quot;)&amp;&quot; M&quot;; IF([.F196]&gt;=1000; TEXT([.F196]/1000; &quot;0.0#&quot;)&amp;&quot; k&quot;;  IF([.F196]&gt;=1; TEXT([.F196]; &quot;0.0#&quot;);IF([.F196]&gt;=0.001; TEXT([.F196]*1000; &quot;0.0#&quot;)&amp;&quot; m&quot;; IF([.F196]&gt;=0.000001; TEXT([.F196]*1000000; &quot;0.0#&quot;)&amp;&quot; µ&quot;;IF([.F196]&gt;=0.000000001; TEXT([.F196]*1000000000; &quot;0.0#&quot;)&amp;&quot; n&quot;; IF([.F196]&gt;=0.000000000001; TEXT([.F196]*1000000000000; &quot;0.0#&quot;)&amp;&quot; p&quot;;TEXT([.F196]; &quot;0.0#&quot;))))))))" office:value-type="string" office:string-value="13.0" calcext:value-type="string">
            <text:p>13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9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[.B197]+[.C197]+[.D197]+[.E197]" office:value-type="float" office:value="15" calcext:value-type="float">
            <text:p>15</text:p>
          </table:table-cell>
          <table:table-cell table:style-name="ce6" table:formula="of:=IF([.F197]&gt;=1000000; TEXT([.F197]/1000000; &quot;0.0#&quot;)&amp;&quot; M&quot;; IF([.F197]&gt;=1000; TEXT([.F197]/1000; &quot;0.0#&quot;)&amp;&quot; k&quot;;  IF([.F197]&gt;=1; TEXT([.F197]; &quot;0.0#&quot;);IF([.F197]&gt;=0.001; TEXT([.F197]*1000; &quot;0.0#&quot;)&amp;&quot; m&quot;; IF([.F197]&gt;=0.000001; TEXT([.F197]*1000000; &quot;0.0#&quot;)&amp;&quot; µ&quot;;IF([.F197]&gt;=0.000000001; TEXT([.F197]*1000000000; &quot;0.0#&quot;)&amp;&quot; n&quot;; IF([.F197]&gt;=0.000000000001; TEXT([.F197]*1000000000000; &quot;0.0#&quot;)&amp;&quot; p&quot;;TEXT([.F197]; &quot;0.0#&quot;))))))))" office:value-type="string" office:string-value="15.0" calcext:value-type="string">
            <text:p>15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9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formula="of:=[.B198]+[.C198]+[.D198]+[.E198]" office:value-type="float" office:value="16" calcext:value-type="float">
            <text:p>16</text:p>
          </table:table-cell>
          <table:table-cell table:style-name="ce6" table:formula="of:=IF([.F198]&gt;=1000000; TEXT([.F198]/1000000; &quot;0.0#&quot;)&amp;&quot; M&quot;; IF([.F198]&gt;=1000; TEXT([.F198]/1000; &quot;0.0#&quot;)&amp;&quot; k&quot;;  IF([.F198]&gt;=1; TEXT([.F198]; &quot;0.0#&quot;);IF([.F198]&gt;=0.001; TEXT([.F198]*1000; &quot;0.0#&quot;)&amp;&quot; m&quot;; IF([.F198]&gt;=0.000001; TEXT([.F198]*1000000; &quot;0.0#&quot;)&amp;&quot; µ&quot;;IF([.F198]&gt;=0.000000001; TEXT([.F198]*1000000000; &quot;0.0#&quot;)&amp;&quot; n&quot;; IF([.F198]&gt;=0.000000000001; TEXT([.F198]*1000000000000; &quot;0.0#&quot;)&amp;&quot; p&quot;;TEXT([.F198]; &quot;0.0#&quot;))))))))" office:value-type="string" office:string-value="16.0" calcext:value-type="string">
            <text:p>16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9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table:formula="of:=[.B199]+[.C199]+[.D199]+[.E199]" office:value-type="float" office:value="18" calcext:value-type="float">
            <text:p>18</text:p>
          </table:table-cell>
          <table:table-cell table:style-name="ce6" table:formula="of:=IF([.F199]&gt;=1000000; TEXT([.F199]/1000000; &quot;0.0#&quot;)&amp;&quot; M&quot;; IF([.F199]&gt;=1000; TEXT([.F199]/1000; &quot;0.0#&quot;)&amp;&quot; k&quot;;  IF([.F199]&gt;=1; TEXT([.F199]; &quot;0.0#&quot;);IF([.F199]&gt;=0.001; TEXT([.F199]*1000; &quot;0.0#&quot;)&amp;&quot; m&quot;; IF([.F199]&gt;=0.000001; TEXT([.F199]*1000000; &quot;0.0#&quot;)&amp;&quot; µ&quot;;IF([.F199]&gt;=0.000000001; TEXT([.F199]*1000000000; &quot;0.0#&quot;)&amp;&quot; n&quot;; IF([.F199]&gt;=0.000000000001; TEXT([.F199]*1000000000000; &quot;0.0#&quot;)&amp;&quot; p&quot;;TEXT([.F199]; &quot;0.0#&quot;))))))))" office:value-type="string" office:string-value="18.0" calcext:value-type="string">
            <text:p>18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9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formula="of:=[.B200]+[.C200]+[.D200]+[.E200]" office:value-type="float" office:value="100" calcext:value-type="float">
            <text:p>100</text:p>
          </table:table-cell>
          <table:table-cell table:style-name="ce6" table:formula="of:=IF([.F200]&gt;=1000000; TEXT([.F200]/1000000; &quot;0.0#&quot;)&amp;&quot; M&quot;; IF([.F200]&gt;=1000; TEXT([.F200]/1000; &quot;0.0#&quot;)&amp;&quot; k&quot;;  IF([.F200]&gt;=1; TEXT([.F200]; &quot;0.0#&quot;);IF([.F200]&gt;=0.001; TEXT([.F200]*1000; &quot;0.0#&quot;)&amp;&quot; m&quot;; IF([.F200]&gt;=0.000001; TEXT([.F200]*1000000; &quot;0.0#&quot;)&amp;&quot; µ&quot;;IF([.F200]&gt;=0.000000001; TEXT([.F200]*1000000000; &quot;0.0#&quot;)&amp;&quot; n&quot;; IF([.F200]&gt;=0.000000000001; TEXT([.F200]*1000000000000; &quot;0.0#&quot;)&amp;&quot; p&quot;;TEXT([.F200]; &quot;0.0#&quot;))))))))" office:value-type="string" office:string-value="100.0" calcext:value-type="string">
            <text:p>100.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1 Watt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0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table:formula="of:=[.B201]+[.C201]+[.D201]+[.E201]" office:value-type="float" office:value="110" calcext:value-type="float">
            <text:p>110</text:p>
          </table:table-cell>
          <table:table-cell table:style-name="ce6" table:formula="of:=IF([.F201]&gt;=1000000; TEXT([.F201]/1000000; &quot;0.0#&quot;)&amp;&quot; M&quot;; IF([.F201]&gt;=1000; TEXT([.F201]/1000; &quot;0.0#&quot;)&amp;&quot; k&quot;;  IF([.F201]&gt;=1; TEXT([.F201]; &quot;0.0#&quot;);IF([.F201]&gt;=0.001; TEXT([.F201]*1000; &quot;0.0#&quot;)&amp;&quot; m&quot;; IF([.F201]&gt;=0.000001; TEXT([.F201]*1000000; &quot;0.0#&quot;)&amp;&quot; µ&quot;;IF([.F201]&gt;=0.000000001; TEXT([.F201]*1000000000; &quot;0.0#&quot;)&amp;&quot; n&quot;; IF([.F201]&gt;=0.000000000001; TEXT([.F201]*1000000000000; &quot;0.0#&quot;)&amp;&quot; p&quot;;TEXT([.F201]; &quot;0.0#&quot;))))))))" office:value-type="string" office:string-value="110.0" calcext:value-type="string">
            <text:p>11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0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formula="of:=[.B202]+[.C202]+[.D202]+[.E202]" office:value-type="float" office:value="120" calcext:value-type="float">
            <text:p>120</text:p>
          </table:table-cell>
          <table:table-cell table:style-name="ce6" table:formula="of:=IF([.F202]&gt;=1000000; TEXT([.F202]/1000000; &quot;0.0#&quot;)&amp;&quot; M&quot;; IF([.F202]&gt;=1000; TEXT([.F202]/1000; &quot;0.0#&quot;)&amp;&quot; k&quot;;  IF([.F202]&gt;=1; TEXT([.F202]; &quot;0.0#&quot;);IF([.F202]&gt;=0.001; TEXT([.F202]*1000; &quot;0.0#&quot;)&amp;&quot; m&quot;; IF([.F202]&gt;=0.000001; TEXT([.F202]*1000000; &quot;0.0#&quot;)&amp;&quot; µ&quot;;IF([.F202]&gt;=0.000000001; TEXT([.F202]*1000000000; &quot;0.0#&quot;)&amp;&quot; n&quot;; IF([.F202]&gt;=0.000000000001; TEXT([.F202]*1000000000000; &quot;0.0#&quot;)&amp;&quot; p&quot;;TEXT([.F202]; &quot;0.0#&quot;))))))))" office:value-type="string" office:string-value="120.0" calcext:value-type="string">
            <text:p>12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0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0" calcext:value-type="float">
            <text:p>130</text:p>
          </table:table-cell>
          <table:table-cell table:number-columns-repeated="3"/>
          <table:table-cell table:formula="of:=[.B203]+[.C203]+[.D203]+[.E203]" office:value-type="float" office:value="130" calcext:value-type="float">
            <text:p>130</text:p>
          </table:table-cell>
          <table:table-cell table:style-name="ce6" table:formula="of:=IF([.F203]&gt;=1000000; TEXT([.F203]/1000000; &quot;0.0#&quot;)&amp;&quot; M&quot;; IF([.F203]&gt;=1000; TEXT([.F203]/1000; &quot;0.0#&quot;)&amp;&quot; k&quot;;  IF([.F203]&gt;=1; TEXT([.F203]; &quot;0.0#&quot;);IF([.F203]&gt;=0.001; TEXT([.F203]*1000; &quot;0.0#&quot;)&amp;&quot; m&quot;; IF([.F203]&gt;=0.000001; TEXT([.F203]*1000000; &quot;0.0#&quot;)&amp;&quot; µ&quot;;IF([.F203]&gt;=0.000000001; TEXT([.F203]*1000000000; &quot;0.0#&quot;)&amp;&quot; n&quot;; IF([.F203]&gt;=0.000000000001; TEXT([.F203]*1000000000000; &quot;0.0#&quot;)&amp;&quot; p&quot;;TEXT([.F203]; &quot;0.0#&quot;))))))))" office:value-type="string" office:string-value="130.0" calcext:value-type="string">
            <text:p>13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0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table:formula="of:=[.B204]+[.C204]+[.D204]+[.E204]" office:value-type="float" office:value="1000" calcext:value-type="float">
            <text:p>1000</text:p>
          </table:table-cell>
          <table:table-cell table:style-name="ce6" table:formula="of:=IF([.F204]&gt;=1000000; TEXT([.F204]/1000000; &quot;0.0#&quot;)&amp;&quot; M&quot;; IF([.F204]&gt;=1000; TEXT([.F204]/1000; &quot;0.0#&quot;)&amp;&quot; k&quot;;  IF([.F204]&gt;=1; TEXT([.F204]; &quot;0.0#&quot;);IF([.F204]&gt;=0.001; TEXT([.F204]*1000; &quot;0.0#&quot;)&amp;&quot; m&quot;; IF([.F204]&gt;=0.000001; TEXT([.F204]*1000000; &quot;0.0#&quot;)&amp;&quot; µ&quot;;IF([.F204]&gt;=0.000000001; TEXT([.F204]*1000000000; &quot;0.0#&quot;)&amp;&quot; n&quot;; IF([.F204]&gt;=0.000000000001; TEXT([.F204]*1000000000000; &quot;0.0#&quot;)&amp;&quot; p&quot;;TEXT([.F204]; &quot;0.0#&quot;))))))))" office:value-type="string" office:string-value="1.0 k" calcext:value-type="string">
            <text:p>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0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table:formula="of:=[.B205]+[.C205]+[.D205]+[.E205]" office:value-type="float" office:value="1000" calcext:value-type="float">
            <text:p>1000</text:p>
          </table:table-cell>
          <table:table-cell table:style-name="ce6" table:formula="of:=IF([.F205]&gt;=1000000; TEXT([.F205]/1000000; &quot;0.0#&quot;)&amp;&quot; M&quot;; IF([.F205]&gt;=1000; TEXT([.F205]/1000; &quot;0.0#&quot;)&amp;&quot; k&quot;;  IF([.F205]&gt;=1; TEXT([.F205]; &quot;0.0#&quot;);IF([.F205]&gt;=0.001; TEXT([.F205]*1000; &quot;0.0#&quot;)&amp;&quot; m&quot;; IF([.F205]&gt;=0.000001; TEXT([.F205]*1000000; &quot;0.0#&quot;)&amp;&quot; µ&quot;;IF([.F205]&gt;=0.000000001; TEXT([.F205]*1000000000; &quot;0.0#&quot;)&amp;&quot; n&quot;; IF([.F205]&gt;=0.000000000001; TEXT([.F205]*1000000000000; &quot;0.0#&quot;)&amp;&quot; p&quot;;TEXT([.F205]; &quot;0.0#&quot;))))))))" office:value-type="string" office:string-value="1.0 k" calcext:value-type="string">
            <text:p>1.0 k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1 Watt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0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00" calcext:value-type="float">
            <text:p>1100</text:p>
          </table:table-cell>
          <table:table-cell table:number-columns-repeated="3"/>
          <table:table-cell table:formula="of:=[.B206]+[.C206]+[.D206]+[.E206]" office:value-type="float" office:value="1100" calcext:value-type="float">
            <text:p>1100</text:p>
          </table:table-cell>
          <table:table-cell table:style-name="ce6" table:formula="of:=IF([.F206]&gt;=1000000; TEXT([.F206]/1000000; &quot;0.0#&quot;)&amp;&quot; M&quot;; IF([.F206]&gt;=1000; TEXT([.F206]/1000; &quot;0.0#&quot;)&amp;&quot; k&quot;;  IF([.F206]&gt;=1; TEXT([.F206]; &quot;0.0#&quot;);IF([.F206]&gt;=0.001; TEXT([.F206]*1000; &quot;0.0#&quot;)&amp;&quot; m&quot;; IF([.F206]&gt;=0.000001; TEXT([.F206]*1000000; &quot;0.0#&quot;)&amp;&quot; µ&quot;;IF([.F206]&gt;=0.000000001; TEXT([.F206]*1000000000; &quot;0.0#&quot;)&amp;&quot; n&quot;; IF([.F206]&gt;=0.000000000001; TEXT([.F206]*1000000000000; &quot;0.0#&quot;)&amp;&quot; p&quot;;TEXT([.F206]; &quot;0.0#&quot;))))))))" office:value-type="string" office:string-value="1.1 k" calcext:value-type="string">
            <text:p>1.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0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00" calcext:value-type="float">
            <text:p>1200</text:p>
          </table:table-cell>
          <table:table-cell table:number-columns-repeated="3"/>
          <table:table-cell table:formula="of:=[.B207]+[.C207]+[.D207]+[.E207]" office:value-type="float" office:value="1200" calcext:value-type="float">
            <text:p>1200</text:p>
          </table:table-cell>
          <table:table-cell table:style-name="ce6" table:formula="of:=IF([.F207]&gt;=1000000; TEXT([.F207]/1000000; &quot;0.0#&quot;)&amp;&quot; M&quot;; IF([.F207]&gt;=1000; TEXT([.F207]/1000; &quot;0.0#&quot;)&amp;&quot; k&quot;;  IF([.F207]&gt;=1; TEXT([.F207]; &quot;0.0#&quot;);IF([.F207]&gt;=0.001; TEXT([.F207]*1000; &quot;0.0#&quot;)&amp;&quot; m&quot;; IF([.F207]&gt;=0.000001; TEXT([.F207]*1000000; &quot;0.0#&quot;)&amp;&quot; µ&quot;;IF([.F207]&gt;=0.000000001; TEXT([.F207]*1000000000; &quot;0.0#&quot;)&amp;&quot; n&quot;; IF([.F207]&gt;=0.000000000001; TEXT([.F207]*1000000000000; &quot;0.0#&quot;)&amp;&quot; p&quot;;TEXT([.F207]; &quot;0.0#&quot;))))))))" office:value-type="string" office:string-value="1.2 k" calcext:value-type="string">
            <text:p>1.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0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[.B208]+[.C208]+[.D208]+[.E208]" office:value-type="float" office:value="10000" calcext:value-type="float">
            <text:p>10000</text:p>
          </table:table-cell>
          <table:table-cell table:style-name="ce6" table:formula="of:=IF([.F208]&gt;=1000000; TEXT([.F208]/1000000; &quot;0.0#&quot;)&amp;&quot; M&quot;; IF([.F208]&gt;=1000; TEXT([.F208]/1000; &quot;0.0#&quot;)&amp;&quot; k&quot;;  IF([.F208]&gt;=1; TEXT([.F208]; &quot;0.0#&quot;);IF([.F208]&gt;=0.001; TEXT([.F208]*1000; &quot;0.0#&quot;)&amp;&quot; m&quot;; IF([.F208]&gt;=0.000001; TEXT([.F208]*1000000; &quot;0.0#&quot;)&amp;&quot; µ&quot;;IF([.F208]&gt;=0.000000001; TEXT([.F208]*1000000000; &quot;0.0#&quot;)&amp;&quot; n&quot;; IF([.F208]&gt;=0.000000000001; TEXT([.F208]*1000000000000; &quot;0.0#&quot;)&amp;&quot; p&quot;;TEXT([.F208]; &quot;0.0#&quot;))))))))" office:value-type="string" office:string-value="10.0 k" calcext:value-type="string">
            <text:p>1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0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[.B209]+[.C209]+[.D209]+[.E209]" office:value-type="float" office:value="11000" calcext:value-type="float">
            <text:p>11000</text:p>
          </table:table-cell>
          <table:table-cell table:style-name="ce6" table:formula="of:=IF([.F209]&gt;=1000000; TEXT([.F209]/1000000; &quot;0.0#&quot;)&amp;&quot; M&quot;; IF([.F209]&gt;=1000; TEXT([.F209]/1000; &quot;0.0#&quot;)&amp;&quot; k&quot;;  IF([.F209]&gt;=1; TEXT([.F209]; &quot;0.0#&quot;);IF([.F209]&gt;=0.001; TEXT([.F209]*1000; &quot;0.0#&quot;)&amp;&quot; m&quot;; IF([.F209]&gt;=0.000001; TEXT([.F209]*1000000; &quot;0.0#&quot;)&amp;&quot; µ&quot;;IF([.F209]&gt;=0.000000001; TEXT([.F209]*1000000000; &quot;0.0#&quot;)&amp;&quot; n&quot;; IF([.F209]&gt;=0.000000000001; TEXT([.F209]*1000000000000; &quot;0.0#&quot;)&amp;&quot; p&quot;;TEXT([.F209]; &quot;0.0#&quot;))))))))" office:value-type="string" office:string-value="11.0 k" calcext:value-type="string">
            <text:p>1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0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000" calcext:value-type="float">
            <text:p>12000</text:p>
          </table:table-cell>
          <table:table-cell table:number-columns-repeated="3"/>
          <table:table-cell table:formula="of:=[.B210]+[.C210]+[.D210]+[.E210]" office:value-type="float" office:value="12000" calcext:value-type="float">
            <text:p>12000</text:p>
          </table:table-cell>
          <table:table-cell table:style-name="ce6" table:formula="of:=IF([.F210]&gt;=1000000; TEXT([.F210]/1000000; &quot;0.0#&quot;)&amp;&quot; M&quot;; IF([.F210]&gt;=1000; TEXT([.F210]/1000; &quot;0.0#&quot;)&amp;&quot; k&quot;;  IF([.F210]&gt;=1; TEXT([.F210]; &quot;0.0#&quot;);IF([.F210]&gt;=0.001; TEXT([.F210]*1000; &quot;0.0#&quot;)&amp;&quot; m&quot;; IF([.F210]&gt;=0.000001; TEXT([.F210]*1000000; &quot;0.0#&quot;)&amp;&quot; µ&quot;;IF([.F210]&gt;=0.000000001; TEXT([.F210]*1000000000; &quot;0.0#&quot;)&amp;&quot; n&quot;; IF([.F210]&gt;=0.000000000001; TEXT([.F210]*1000000000000; &quot;0.0#&quot;)&amp;&quot; p&quot;;TEXT([.F210]; &quot;0.0#&quot;))))))))" office:value-type="string" office:string-value="12.0 k" calcext:value-type="string">
            <text:p>1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1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000" calcext:value-type="float">
            <text:p>13000</text:p>
          </table:table-cell>
          <table:table-cell table:number-columns-repeated="3"/>
          <table:table-cell table:formula="of:=[.B211]+[.C211]+[.D211]+[.E211]" office:value-type="float" office:value="13000" calcext:value-type="float">
            <text:p>13000</text:p>
          </table:table-cell>
          <table:table-cell table:style-name="ce6" table:formula="of:=IF([.F211]&gt;=1000000; TEXT([.F211]/1000000; &quot;0.0#&quot;)&amp;&quot; M&quot;; IF([.F211]&gt;=1000; TEXT([.F211]/1000; &quot;0.0#&quot;)&amp;&quot; k&quot;;  IF([.F211]&gt;=1; TEXT([.F211]; &quot;0.0#&quot;);IF([.F211]&gt;=0.001; TEXT([.F211]*1000; &quot;0.0#&quot;)&amp;&quot; m&quot;; IF([.F211]&gt;=0.000001; TEXT([.F211]*1000000; &quot;0.0#&quot;)&amp;&quot; µ&quot;;IF([.F211]&gt;=0.000000001; TEXT([.F211]*1000000000; &quot;0.0#&quot;)&amp;&quot; n&quot;; IF([.F211]&gt;=0.000000000001; TEXT([.F211]*1000000000000; &quot;0.0#&quot;)&amp;&quot; p&quot;;TEXT([.F211]; &quot;0.0#&quot;))))))))" office:value-type="string" office:string-value="13.0 k" calcext:value-type="string">
            <text:p>13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1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0000" calcext:value-type="float">
            <text:p>120000</text:p>
          </table:table-cell>
          <table:table-cell table:number-columns-repeated="3"/>
          <table:table-cell table:formula="of:=[.B212]+[.C212]+[.D212]+[.E212]" office:value-type="float" office:value="120000" calcext:value-type="float">
            <text:p>120000</text:p>
          </table:table-cell>
          <table:table-cell table:style-name="ce6" table:formula="of:=IF([.F212]&gt;=1000000; TEXT([.F212]/1000000; &quot;0.0#&quot;)&amp;&quot; M&quot;; IF([.F212]&gt;=1000; TEXT([.F212]/1000; &quot;0.0#&quot;)&amp;&quot; k&quot;;  IF([.F212]&gt;=1; TEXT([.F212]; &quot;0.0#&quot;);IF([.F212]&gt;=0.001; TEXT([.F212]*1000; &quot;0.0#&quot;)&amp;&quot; m&quot;; IF([.F212]&gt;=0.000001; TEXT([.F212]*1000000; &quot;0.0#&quot;)&amp;&quot; µ&quot;;IF([.F212]&gt;=0.000000001; TEXT([.F212]*1000000000; &quot;0.0#&quot;)&amp;&quot; n&quot;; IF([.F212]&gt;=0.000000000001; TEXT([.F212]*1000000000000; &quot;0.0#&quot;)&amp;&quot; p&quot;;TEXT([.F212]; &quot;0.0#&quot;))))))))" office:value-type="string" office:string-value="120.0 k" calcext:value-type="string">
            <text:p>12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1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0000" calcext:value-type="float">
            <text:p>130000</text:p>
          </table:table-cell>
          <table:table-cell table:number-columns-repeated="3"/>
          <table:table-cell table:formula="of:=[.B213]+[.C213]+[.D213]+[.E213]" office:value-type="float" office:value="130000" calcext:value-type="float">
            <text:p>130000</text:p>
          </table:table-cell>
          <table:table-cell table:style-name="ce6" table:formula="of:=IF([.F213]&gt;=1000000; TEXT([.F213]/1000000; &quot;0.0#&quot;)&amp;&quot; M&quot;; IF([.F213]&gt;=1000; TEXT([.F213]/1000; &quot;0.0#&quot;)&amp;&quot; k&quot;;  IF([.F213]&gt;=1; TEXT([.F213]; &quot;0.0#&quot;);IF([.F213]&gt;=0.001; TEXT([.F213]*1000; &quot;0.0#&quot;)&amp;&quot; m&quot;; IF([.F213]&gt;=0.000001; TEXT([.F213]*1000000; &quot;0.0#&quot;)&amp;&quot; µ&quot;;IF([.F213]&gt;=0.000000001; TEXT([.F213]*1000000000; &quot;0.0#&quot;)&amp;&quot; n&quot;; IF([.F213]&gt;=0.000000000001; TEXT([.F213]*1000000000000; &quot;0.0#&quot;)&amp;&quot; p&quot;;TEXT([.F213]; &quot;0.0#&quot;))))))))" office:value-type="string" office:string-value="130.0 k" calcext:value-type="string">
            <text:p>13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1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60000" calcext:value-type="float">
            <text:p>160000</text:p>
          </table:table-cell>
          <table:table-cell table:number-columns-repeated="3"/>
          <table:table-cell table:formula="of:=[.B214]+[.C214]+[.D214]+[.E214]" office:value-type="float" office:value="160000" calcext:value-type="float">
            <text:p>160000</text:p>
          </table:table-cell>
          <table:table-cell table:style-name="ce6" table:formula="of:=IF([.F214]&gt;=1000000; TEXT([.F214]/1000000; &quot;0.0#&quot;)&amp;&quot; M&quot;; IF([.F214]&gt;=1000; TEXT([.F214]/1000; &quot;0.0#&quot;)&amp;&quot; k&quot;;  IF([.F214]&gt;=1; TEXT([.F214]; &quot;0.0#&quot;);IF([.F214]&gt;=0.001; TEXT([.F214]*1000; &quot;0.0#&quot;)&amp;&quot; m&quot;; IF([.F214]&gt;=0.000001; TEXT([.F214]*1000000; &quot;0.0#&quot;)&amp;&quot; µ&quot;;IF([.F214]&gt;=0.000000001; TEXT([.F214]*1000000000; &quot;0.0#&quot;)&amp;&quot; n&quot;; IF([.F214]&gt;=0.000000000001; TEXT([.F214]*1000000000000; &quot;0.0#&quot;)&amp;&quot; p&quot;;TEXT([.F214]; &quot;0.0#&quot;))))))))" office:value-type="string" office:string-value="160.0 k" calcext:value-type="string">
            <text:p>16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1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80000" calcext:value-type="float">
            <text:p>180000</text:p>
          </table:table-cell>
          <table:table-cell table:number-columns-repeated="3"/>
          <table:table-cell table:formula="of:=[.B215]+[.C215]+[.D215]+[.E215]" office:value-type="float" office:value="180000" calcext:value-type="float">
            <text:p>180000</text:p>
          </table:table-cell>
          <table:table-cell table:style-name="ce6" table:formula="of:=IF([.F215]&gt;=1000000; TEXT([.F215]/1000000; &quot;0.0#&quot;)&amp;&quot; M&quot;; IF([.F215]&gt;=1000; TEXT([.F215]/1000; &quot;0.0#&quot;)&amp;&quot; k&quot;;  IF([.F215]&gt;=1; TEXT([.F215]; &quot;0.0#&quot;);IF([.F215]&gt;=0.001; TEXT([.F215]*1000; &quot;0.0#&quot;)&amp;&quot; m&quot;; IF([.F215]&gt;=0.000001; TEXT([.F215]*1000000; &quot;0.0#&quot;)&amp;&quot; µ&quot;;IF([.F215]&gt;=0.000000001; TEXT([.F215]*1000000000; &quot;0.0#&quot;)&amp;&quot; n&quot;; IF([.F215]&gt;=0.000000000001; TEXT([.F215]*1000000000000; &quot;0.0#&quot;)&amp;&quot; p&quot;;TEXT([.F215]; &quot;0.0#&quot;))))))))" office:value-type="string" office:string-value="180.0 k" calcext:value-type="string">
            <text:p>18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1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B216]+[.C216]+[.D216]+[.E216]" office:value-type="float" office:value="2" calcext:value-type="float">
            <text:p>2</text:p>
          </table:table-cell>
          <table:table-cell table:style-name="ce6" table:formula="of:=IF([.F216]&gt;=1000000; TEXT([.F216]/1000000; &quot;0.0#&quot;)&amp;&quot; M&quot;; IF([.F216]&gt;=1000; TEXT([.F216]/1000; &quot;0.0#&quot;)&amp;&quot; k&quot;;  IF([.F216]&gt;=1; TEXT([.F216]; &quot;0.0#&quot;);IF([.F216]&gt;=0.001; TEXT([.F216]*1000; &quot;0.0#&quot;)&amp;&quot; m&quot;; IF([.F216]&gt;=0.000001; TEXT([.F216]*1000000; &quot;0.0#&quot;)&amp;&quot; µ&quot;;IF([.F216]&gt;=0.000000001; TEXT([.F216]*1000000000; &quot;0.0#&quot;)&amp;&quot; n&quot;; IF([.F216]&gt;=0.000000000001; TEXT([.F216]*1000000000000; &quot;0.0#&quot;)&amp;&quot; p&quot;;TEXT([.F216]; &quot;0.0#&quot;))))))))" office:value-type="string" office:string-value="2.0" calcext:value-type="string">
            <text:p>2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1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.2" calcext:value-type="float">
            <text:p>2.2</text:p>
          </table:table-cell>
          <table:table-cell table:number-columns-repeated="3"/>
          <table:table-cell table:formula="of:=[.B217]+[.C217]+[.D217]+[.E217]" office:value-type="float" office:value="2.2" calcext:value-type="float">
            <text:p>2.2</text:p>
          </table:table-cell>
          <table:table-cell table:style-name="ce6" table:formula="of:=IF([.F217]&gt;=1000000; TEXT([.F217]/1000000; &quot;0.0#&quot;)&amp;&quot; M&quot;; IF([.F217]&gt;=1000; TEXT([.F217]/1000; &quot;0.0#&quot;)&amp;&quot; k&quot;;  IF([.F217]&gt;=1; TEXT([.F217]; &quot;0.0#&quot;);IF([.F217]&gt;=0.001; TEXT([.F217]*1000; &quot;0.0#&quot;)&amp;&quot; m&quot;; IF([.F217]&gt;=0.000001; TEXT([.F217]*1000000; &quot;0.0#&quot;)&amp;&quot; µ&quot;;IF([.F217]&gt;=0.000000001; TEXT([.F217]*1000000000; &quot;0.0#&quot;)&amp;&quot; n&quot;; IF([.F217]&gt;=0.000000000001; TEXT([.F217]*1000000000000; &quot;0.0#&quot;)&amp;&quot; p&quot;;TEXT([.F217]; &quot;0.0#&quot;))))))))" office:value-type="string" office:string-value="2.2" calcext:value-type="string">
            <text:p>2.2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1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.4" calcext:value-type="float">
            <text:p>2.4</text:p>
          </table:table-cell>
          <table:table-cell table:number-columns-repeated="3"/>
          <table:table-cell table:formula="of:=[.B218]+[.C218]+[.D218]+[.E218]" office:value-type="float" office:value="2.4" calcext:value-type="float">
            <text:p>2.4</text:p>
          </table:table-cell>
          <table:table-cell table:style-name="ce6" table:formula="of:=IF([.F218]&gt;=1000000; TEXT([.F218]/1000000; &quot;0.0#&quot;)&amp;&quot; M&quot;; IF([.F218]&gt;=1000; TEXT([.F218]/1000; &quot;0.0#&quot;)&amp;&quot; k&quot;;  IF([.F218]&gt;=1; TEXT([.F218]; &quot;0.0#&quot;);IF([.F218]&gt;=0.001; TEXT([.F218]*1000; &quot;0.0#&quot;)&amp;&quot; m&quot;; IF([.F218]&gt;=0.000001; TEXT([.F218]*1000000; &quot;0.0#&quot;)&amp;&quot; µ&quot;;IF([.F218]&gt;=0.000000001; TEXT([.F218]*1000000000; &quot;0.0#&quot;)&amp;&quot; n&quot;; IF([.F218]&gt;=0.000000000001; TEXT([.F218]*1000000000000; &quot;0.0#&quot;)&amp;&quot; p&quot;;TEXT([.F218]; &quot;0.0#&quot;))))))))" office:value-type="string" office:string-value="2.4" calcext:value-type="string">
            <text:p>2.4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1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.7" calcext:value-type="float">
            <text:p>2.7</text:p>
          </table:table-cell>
          <table:table-cell table:number-columns-repeated="3"/>
          <table:table-cell table:formula="of:=[.B219]+[.C219]+[.D219]+[.E219]" office:value-type="float" office:value="2.7" calcext:value-type="float">
            <text:p>2.7</text:p>
          </table:table-cell>
          <table:table-cell table:style-name="ce6" table:formula="of:=IF([.F219]&gt;=1000000; TEXT([.F219]/1000000; &quot;0.0#&quot;)&amp;&quot; M&quot;; IF([.F219]&gt;=1000; TEXT([.F219]/1000; &quot;0.0#&quot;)&amp;&quot; k&quot;;  IF([.F219]&gt;=1; TEXT([.F219]; &quot;0.0#&quot;);IF([.F219]&gt;=0.001; TEXT([.F219]*1000; &quot;0.0#&quot;)&amp;&quot; m&quot;; IF([.F219]&gt;=0.000001; TEXT([.F219]*1000000; &quot;0.0#&quot;)&amp;&quot; µ&quot;;IF([.F219]&gt;=0.000000001; TEXT([.F219]*1000000000; &quot;0.0#&quot;)&amp;&quot; n&quot;; IF([.F219]&gt;=0.000000000001; TEXT([.F219]*1000000000000; &quot;0.0#&quot;)&amp;&quot; p&quot;;TEXT([.F219]; &quot;0.0#&quot;))))))))" office:value-type="string" office:string-value="2.7" calcext:value-type="string">
            <text:p>2.7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1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[.B220]+[.C220]+[.D220]+[.E220]" office:value-type="float" office:value="20" calcext:value-type="float">
            <text:p>20</text:p>
          </table:table-cell>
          <table:table-cell table:style-name="ce6" table:formula="of:=IF([.F220]&gt;=1000000; TEXT([.F220]/1000000; &quot;0.0#&quot;)&amp;&quot; M&quot;; IF([.F220]&gt;=1000; TEXT([.F220]/1000; &quot;0.0#&quot;)&amp;&quot; k&quot;;  IF([.F220]&gt;=1; TEXT([.F220]; &quot;0.0#&quot;);IF([.F220]&gt;=0.001; TEXT([.F220]*1000; &quot;0.0#&quot;)&amp;&quot; m&quot;; IF([.F220]&gt;=0.000001; TEXT([.F220]*1000000; &quot;0.0#&quot;)&amp;&quot; µ&quot;;IF([.F220]&gt;=0.000000001; TEXT([.F220]*1000000000; &quot;0.0#&quot;)&amp;&quot; n&quot;; IF([.F220]&gt;=0.000000000001; TEXT([.F220]*1000000000000; &quot;0.0#&quot;)&amp;&quot; p&quot;;TEXT([.F220]; &quot;0.0#&quot;))))))))" office:value-type="string" office:string-value="20.0" calcext:value-type="string">
            <text:p>2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2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[.B221]+[.C221]+[.D221]+[.E221]" office:value-type="float" office:value="20" calcext:value-type="float">
            <text:p>20</text:p>
          </table:table-cell>
          <table:table-cell table:style-name="ce6" table:formula="of:=IF([.F221]&gt;=1000000; TEXT([.F221]/1000000; &quot;0.0#&quot;)&amp;&quot; M&quot;; IF([.F221]&gt;=1000; TEXT([.F221]/1000; &quot;0.0#&quot;)&amp;&quot; k&quot;;  IF([.F221]&gt;=1; TEXT([.F221]; &quot;0.0#&quot;);IF([.F221]&gt;=0.001; TEXT([.F221]*1000; &quot;0.0#&quot;)&amp;&quot; m&quot;; IF([.F221]&gt;=0.000001; TEXT([.F221]*1000000; &quot;0.0#&quot;)&amp;&quot; µ&quot;;IF([.F221]&gt;=0.000000001; TEXT([.F221]*1000000000; &quot;0.0#&quot;)&amp;&quot; n&quot;; IF([.F221]&gt;=0.000000000001; TEXT([.F221]*1000000000000; &quot;0.0#&quot;)&amp;&quot; p&quot;;TEXT([.F221]; &quot;0.0#&quot;))))))))" office:value-type="string" office:string-value="20.0" calcext:value-type="string">
            <text:p>20.0</text:p>
          </table:table-cell>
          <table:table-cell/>
          <table:table-cell table:style-name="ce21" office:value-type="string" calcext:value-type="string">
            <text:p>½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½ Watt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2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table:formula="of:=[.B222]+[.C222]+[.D222]+[.E222]" office:value-type="float" office:value="22" calcext:value-type="float">
            <text:p>22</text:p>
          </table:table-cell>
          <table:table-cell table:style-name="ce6" table:formula="of:=IF([.F222]&gt;=1000000; TEXT([.F222]/1000000; &quot;0.0#&quot;)&amp;&quot; M&quot;; IF([.F222]&gt;=1000; TEXT([.F222]/1000; &quot;0.0#&quot;)&amp;&quot; k&quot;;  IF([.F222]&gt;=1; TEXT([.F222]; &quot;0.0#&quot;);IF([.F222]&gt;=0.001; TEXT([.F222]*1000; &quot;0.0#&quot;)&amp;&quot; m&quot;; IF([.F222]&gt;=0.000001; TEXT([.F222]*1000000; &quot;0.0#&quot;)&amp;&quot; µ&quot;;IF([.F222]&gt;=0.000000001; TEXT([.F222]*1000000000; &quot;0.0#&quot;)&amp;&quot; n&quot;; IF([.F222]&gt;=0.000000000001; TEXT([.F222]*1000000000000; &quot;0.0#&quot;)&amp;&quot; p&quot;;TEXT([.F222]; &quot;0.0#&quot;))))))))" office:value-type="string" office:string-value="22.0" calcext:value-type="string">
            <text:p>22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2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table:formula="of:=[.B223]+[.C223]+[.D223]+[.E223]" office:value-type="float" office:value="24" calcext:value-type="float">
            <text:p>24</text:p>
          </table:table-cell>
          <table:table-cell table:style-name="ce6" table:formula="of:=IF([.F223]&gt;=1000000; TEXT([.F223]/1000000; &quot;0.0#&quot;)&amp;&quot; M&quot;; IF([.F223]&gt;=1000; TEXT([.F223]/1000; &quot;0.0#&quot;)&amp;&quot; k&quot;;  IF([.F223]&gt;=1; TEXT([.F223]; &quot;0.0#&quot;);IF([.F223]&gt;=0.001; TEXT([.F223]*1000; &quot;0.0#&quot;)&amp;&quot; m&quot;; IF([.F223]&gt;=0.000001; TEXT([.F223]*1000000; &quot;0.0#&quot;)&amp;&quot; µ&quot;;IF([.F223]&gt;=0.000000001; TEXT([.F223]*1000000000; &quot;0.0#&quot;)&amp;&quot; n&quot;; IF([.F223]&gt;=0.000000000001; TEXT([.F223]*1000000000000; &quot;0.0#&quot;)&amp;&quot; p&quot;;TEXT([.F223]; &quot;0.0#&quot;))))))))" office:value-type="string" office:string-value="24.0" calcext:value-type="string">
            <text:p>24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2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" calcext:value-type="float">
            <text:p>150</text:p>
          </table:table-cell>
          <table:table-cell table:number-columns-repeated="3"/>
          <table:table-cell table:formula="of:=[.B224]+[.C224]+[.D224]+[.E224]" office:value-type="float" office:value="150" calcext:value-type="float">
            <text:p>150</text:p>
          </table:table-cell>
          <table:table-cell table:style-name="ce6" table:formula="of:=IF([.F224]&gt;=1000000; TEXT([.F224]/1000000; &quot;0.0#&quot;)&amp;&quot; M&quot;; IF([.F224]&gt;=1000; TEXT([.F224]/1000; &quot;0.0#&quot;)&amp;&quot; k&quot;;  IF([.F224]&gt;=1; TEXT([.F224]; &quot;0.0#&quot;);IF([.F224]&gt;=0.001; TEXT([.F224]*1000; &quot;0.0#&quot;)&amp;&quot; m&quot;; IF([.F224]&gt;=0.000001; TEXT([.F224]*1000000; &quot;0.0#&quot;)&amp;&quot; µ&quot;;IF([.F224]&gt;=0.000000001; TEXT([.F224]*1000000000; &quot;0.0#&quot;)&amp;&quot; n&quot;; IF([.F224]&gt;=0.000000000001; TEXT([.F224]*1000000000000; &quot;0.0#&quot;)&amp;&quot; p&quot;;TEXT([.F224]; &quot;0.0#&quot;))))))))" office:value-type="string" office:string-value="150.0" calcext:value-type="string">
            <text:p>15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2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60" calcext:value-type="float">
            <text:p>160</text:p>
          </table:table-cell>
          <table:table-cell table:number-columns-repeated="3"/>
          <table:table-cell table:formula="of:=[.B225]+[.C225]+[.D225]+[.E225]" office:value-type="float" office:value="160" calcext:value-type="float">
            <text:p>160</text:p>
          </table:table-cell>
          <table:table-cell table:style-name="ce6" table:formula="of:=IF([.F225]&gt;=1000000; TEXT([.F225]/1000000; &quot;0.0#&quot;)&amp;&quot; M&quot;; IF([.F225]&gt;=1000; TEXT([.F225]/1000; &quot;0.0#&quot;)&amp;&quot; k&quot;;  IF([.F225]&gt;=1; TEXT([.F225]; &quot;0.0#&quot;);IF([.F225]&gt;=0.001; TEXT([.F225]*1000; &quot;0.0#&quot;)&amp;&quot; m&quot;; IF([.F225]&gt;=0.000001; TEXT([.F225]*1000000; &quot;0.0#&quot;)&amp;&quot; µ&quot;;IF([.F225]&gt;=0.000000001; TEXT([.F225]*1000000000; &quot;0.0#&quot;)&amp;&quot; n&quot;; IF([.F225]&gt;=0.000000000001; TEXT([.F225]*1000000000000; &quot;0.0#&quot;)&amp;&quot; p&quot;;TEXT([.F225]; &quot;0.0#&quot;))))))))" office:value-type="string" office:string-value="160.0" calcext:value-type="string">
            <text:p>16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2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table:formula="of:=[.B226]+[.C226]+[.D226]+[.E226]" office:value-type="float" office:value="180" calcext:value-type="float">
            <text:p>180</text:p>
          </table:table-cell>
          <table:table-cell table:style-name="ce6" table:formula="of:=IF([.F226]&gt;=1000000; TEXT([.F226]/1000000; &quot;0.0#&quot;)&amp;&quot; M&quot;; IF([.F226]&gt;=1000; TEXT([.F226]/1000; &quot;0.0#&quot;)&amp;&quot; k&quot;;  IF([.F226]&gt;=1; TEXT([.F226]; &quot;0.0#&quot;);IF([.F226]&gt;=0.001; TEXT([.F226]*1000; &quot;0.0#&quot;)&amp;&quot; m&quot;; IF([.F226]&gt;=0.000001; TEXT([.F226]*1000000; &quot;0.0#&quot;)&amp;&quot; µ&quot;;IF([.F226]&gt;=0.000000001; TEXT([.F226]*1000000000; &quot;0.0#&quot;)&amp;&quot; n&quot;; IF([.F226]&gt;=0.000000000001; TEXT([.F226]*1000000000000; &quot;0.0#&quot;)&amp;&quot; p&quot;;TEXT([.F226]; &quot;0.0#&quot;))))))))" office:value-type="string" office:string-value="180.0" calcext:value-type="string">
            <text:p>18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2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table:formula="of:=[.B227]+[.C227]+[.D227]+[.E227]" office:value-type="float" office:value="200" calcext:value-type="float">
            <text:p>200</text:p>
          </table:table-cell>
          <table:table-cell table:style-name="ce6" table:formula="of:=IF([.F227]&gt;=1000000; TEXT([.F227]/1000000; &quot;0.0#&quot;)&amp;&quot; M&quot;; IF([.F227]&gt;=1000; TEXT([.F227]/1000; &quot;0.0#&quot;)&amp;&quot; k&quot;;  IF([.F227]&gt;=1; TEXT([.F227]; &quot;0.0#&quot;);IF([.F227]&gt;=0.001; TEXT([.F227]*1000; &quot;0.0#&quot;)&amp;&quot; m&quot;; IF([.F227]&gt;=0.000001; TEXT([.F227]*1000000; &quot;0.0#&quot;)&amp;&quot; µ&quot;;IF([.F227]&gt;=0.000000001; TEXT([.F227]*1000000000; &quot;0.0#&quot;)&amp;&quot; n&quot;; IF([.F227]&gt;=0.000000000001; TEXT([.F227]*1000000000000; &quot;0.0#&quot;)&amp;&quot; p&quot;;TEXT([.F227]; &quot;0.0#&quot;))))))))" office:value-type="string" office:string-value="200.0" calcext:value-type="string">
            <text:p>20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2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00" calcext:value-type="float">
            <text:p>1300</text:p>
          </table:table-cell>
          <table:table-cell table:number-columns-repeated="3"/>
          <table:table-cell table:formula="of:=[.B228]+[.C228]+[.D228]+[.E228]" office:value-type="float" office:value="1300" calcext:value-type="float">
            <text:p>1300</text:p>
          </table:table-cell>
          <table:table-cell table:style-name="ce6" table:formula="of:=IF([.F228]&gt;=1000000; TEXT([.F228]/1000000; &quot;0.0#&quot;)&amp;&quot; M&quot;; IF([.F228]&gt;=1000; TEXT([.F228]/1000; &quot;0.0#&quot;)&amp;&quot; k&quot;;  IF([.F228]&gt;=1; TEXT([.F228]; &quot;0.0#&quot;);IF([.F228]&gt;=0.001; TEXT([.F228]*1000; &quot;0.0#&quot;)&amp;&quot; m&quot;; IF([.F228]&gt;=0.000001; TEXT([.F228]*1000000; &quot;0.0#&quot;)&amp;&quot; µ&quot;;IF([.F228]&gt;=0.000000001; TEXT([.F228]*1000000000; &quot;0.0#&quot;)&amp;&quot; n&quot;; IF([.F228]&gt;=0.000000000001; TEXT([.F228]*1000000000000; &quot;0.0#&quot;)&amp;&quot; p&quot;;TEXT([.F228]; &quot;0.0#&quot;))))))))" office:value-type="string" office:string-value="1.3 k" calcext:value-type="string">
            <text:p>1.3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2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0" calcext:value-type="float">
            <text:p>1500</text:p>
          </table:table-cell>
          <table:table-cell table:number-columns-repeated="3"/>
          <table:table-cell table:formula="of:=[.B229]+[.C229]+[.D229]+[.E229]" office:value-type="float" office:value="1500" calcext:value-type="float">
            <text:p>1500</text:p>
          </table:table-cell>
          <table:table-cell table:style-name="ce6" table:formula="of:=IF([.F229]&gt;=1000000; TEXT([.F229]/1000000; &quot;0.0#&quot;)&amp;&quot; M&quot;; IF([.F229]&gt;=1000; TEXT([.F229]/1000; &quot;0.0#&quot;)&amp;&quot; k&quot;;  IF([.F229]&gt;=1; TEXT([.F229]; &quot;0.0#&quot;);IF([.F229]&gt;=0.001; TEXT([.F229]*1000; &quot;0.0#&quot;)&amp;&quot; m&quot;; IF([.F229]&gt;=0.000001; TEXT([.F229]*1000000; &quot;0.0#&quot;)&amp;&quot; µ&quot;;IF([.F229]&gt;=0.000000001; TEXT([.F229]*1000000000; &quot;0.0#&quot;)&amp;&quot; n&quot;; IF([.F229]&gt;=0.000000000001; TEXT([.F229]*1000000000000; &quot;0.0#&quot;)&amp;&quot; p&quot;;TEXT([.F229]; &quot;0.0#&quot;))))))))" office:value-type="string" office:string-value="1.5 k" calcext:value-type="string">
            <text:p>1.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2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600" calcext:value-type="float">
            <text:p>1600</text:p>
          </table:table-cell>
          <table:table-cell table:number-columns-repeated="3"/>
          <table:table-cell table:formula="of:=[.B230]+[.C230]+[.D230]+[.E230]" office:value-type="float" office:value="1600" calcext:value-type="float">
            <text:p>1600</text:p>
          </table:table-cell>
          <table:table-cell table:style-name="ce6" table:formula="of:=IF([.F230]&gt;=1000000; TEXT([.F230]/1000000; &quot;0.0#&quot;)&amp;&quot; M&quot;; IF([.F230]&gt;=1000; TEXT([.F230]/1000; &quot;0.0#&quot;)&amp;&quot; k&quot;;  IF([.F230]&gt;=1; TEXT([.F230]; &quot;0.0#&quot;);IF([.F230]&gt;=0.001; TEXT([.F230]*1000; &quot;0.0#&quot;)&amp;&quot; m&quot;; IF([.F230]&gt;=0.000001; TEXT([.F230]*1000000; &quot;0.0#&quot;)&amp;&quot; µ&quot;;IF([.F230]&gt;=0.000000001; TEXT([.F230]*1000000000; &quot;0.0#&quot;)&amp;&quot; n&quot;; IF([.F230]&gt;=0.000000000001; TEXT([.F230]*1000000000000; &quot;0.0#&quot;)&amp;&quot; p&quot;;TEXT([.F230]; &quot;0.0#&quot;))))))))" office:value-type="string" office:string-value="1.6 k" calcext:value-type="string">
            <text:p>1.6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3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800" calcext:value-type="float">
            <text:p>1800</text:p>
          </table:table-cell>
          <table:table-cell table:number-columns-repeated="3"/>
          <table:table-cell table:formula="of:=[.B231]+[.C231]+[.D231]+[.E231]" office:value-type="float" office:value="1800" calcext:value-type="float">
            <text:p>1800</text:p>
          </table:table-cell>
          <table:table-cell table:style-name="ce6" table:formula="of:=IF([.F231]&gt;=1000000; TEXT([.F231]/1000000; &quot;0.0#&quot;)&amp;&quot; M&quot;; IF([.F231]&gt;=1000; TEXT([.F231]/1000; &quot;0.0#&quot;)&amp;&quot; k&quot;;  IF([.F231]&gt;=1; TEXT([.F231]; &quot;0.0#&quot;);IF([.F231]&gt;=0.001; TEXT([.F231]*1000; &quot;0.0#&quot;)&amp;&quot; m&quot;; IF([.F231]&gt;=0.000001; TEXT([.F231]*1000000; &quot;0.0#&quot;)&amp;&quot; µ&quot;;IF([.F231]&gt;=0.000000001; TEXT([.F231]*1000000000; &quot;0.0#&quot;)&amp;&quot; n&quot;; IF([.F231]&gt;=0.000000000001; TEXT([.F231]*1000000000000; &quot;0.0#&quot;)&amp;&quot; p&quot;;TEXT([.F231]; &quot;0.0#&quot;))))))))" office:value-type="string" office:string-value="1.8 k" calcext:value-type="string">
            <text:p>1.8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3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[.B232]+[.C232]+[.D232]+[.E232]" office:value-type="float" office:value="15000" calcext:value-type="float">
            <text:p>15000</text:p>
          </table:table-cell>
          <table:table-cell table:style-name="ce6" table:formula="of:=IF([.F232]&gt;=1000000; TEXT([.F232]/1000000; &quot;0.0#&quot;)&amp;&quot; M&quot;; IF([.F232]&gt;=1000; TEXT([.F232]/1000; &quot;0.0#&quot;)&amp;&quot; k&quot;;  IF([.F232]&gt;=1; TEXT([.F232]; &quot;0.0#&quot;);IF([.F232]&gt;=0.001; TEXT([.F232]*1000; &quot;0.0#&quot;)&amp;&quot; m&quot;; IF([.F232]&gt;=0.000001; TEXT([.F232]*1000000; &quot;0.0#&quot;)&amp;&quot; µ&quot;;IF([.F232]&gt;=0.000000001; TEXT([.F232]*1000000000; &quot;0.0#&quot;)&amp;&quot; n&quot;; IF([.F232]&gt;=0.000000000001; TEXT([.F232]*1000000000000; &quot;0.0#&quot;)&amp;&quot; p&quot;;TEXT([.F232]; &quot;0.0#&quot;))))))))" office:value-type="string" office:string-value="15.0 k" calcext:value-type="string">
            <text:p>15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3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6000" calcext:value-type="float">
            <text:p>16000</text:p>
          </table:table-cell>
          <table:table-cell table:number-columns-repeated="3"/>
          <table:table-cell table:formula="of:=[.B233]+[.C233]+[.D233]+[.E233]" office:value-type="float" office:value="16000" calcext:value-type="float">
            <text:p>16000</text:p>
          </table:table-cell>
          <table:table-cell table:style-name="ce6" table:formula="of:=IF([.F233]&gt;=1000000; TEXT([.F233]/1000000; &quot;0.0#&quot;)&amp;&quot; M&quot;; IF([.F233]&gt;=1000; TEXT([.F233]/1000; &quot;0.0#&quot;)&amp;&quot; k&quot;;  IF([.F233]&gt;=1; TEXT([.F233]; &quot;0.0#&quot;);IF([.F233]&gt;=0.001; TEXT([.F233]*1000; &quot;0.0#&quot;)&amp;&quot; m&quot;; IF([.F233]&gt;=0.000001; TEXT([.F233]*1000000; &quot;0.0#&quot;)&amp;&quot; µ&quot;;IF([.F233]&gt;=0.000000001; TEXT([.F233]*1000000000; &quot;0.0#&quot;)&amp;&quot; n&quot;; IF([.F233]&gt;=0.000000000001; TEXT([.F233]*1000000000000; &quot;0.0#&quot;)&amp;&quot; p&quot;;TEXT([.F233]; &quot;0.0#&quot;))))))))" office:value-type="string" office:string-value="16.0 k" calcext:value-type="string">
            <text:p>16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3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8000" calcext:value-type="float">
            <text:p>18000</text:p>
          </table:table-cell>
          <table:table-cell table:number-columns-repeated="3"/>
          <table:table-cell table:formula="of:=[.B234]+[.C234]+[.D234]+[.E234]" office:value-type="float" office:value="18000" calcext:value-type="float">
            <text:p>18000</text:p>
          </table:table-cell>
          <table:table-cell table:style-name="ce6" table:formula="of:=IF([.F234]&gt;=1000000; TEXT([.F234]/1000000; &quot;0.0#&quot;)&amp;&quot; M&quot;; IF([.F234]&gt;=1000; TEXT([.F234]/1000; &quot;0.0#&quot;)&amp;&quot; k&quot;;  IF([.F234]&gt;=1; TEXT([.F234]; &quot;0.0#&quot;);IF([.F234]&gt;=0.001; TEXT([.F234]*1000; &quot;0.0#&quot;)&amp;&quot; m&quot;; IF([.F234]&gt;=0.000001; TEXT([.F234]*1000000; &quot;0.0#&quot;)&amp;&quot; µ&quot;;IF([.F234]&gt;=0.000000001; TEXT([.F234]*1000000000; &quot;0.0#&quot;)&amp;&quot; n&quot;; IF([.F234]&gt;=0.000000000001; TEXT([.F234]*1000000000000; &quot;0.0#&quot;)&amp;&quot; p&quot;;TEXT([.F234]; &quot;0.0#&quot;))))))))" office:value-type="string" office:string-value="18.0 k" calcext:value-type="string">
            <text:p>18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3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table:formula="of:=[.B235]+[.C235]+[.D235]+[.E235]" office:value-type="float" office:value="20000" calcext:value-type="float">
            <text:p>20000</text:p>
          </table:table-cell>
          <table:table-cell table:style-name="ce6" table:formula="of:=IF([.F235]&gt;=1000000; TEXT([.F235]/1000000; &quot;0.0#&quot;)&amp;&quot; M&quot;; IF([.F235]&gt;=1000; TEXT([.F235]/1000; &quot;0.0#&quot;)&amp;&quot; k&quot;;  IF([.F235]&gt;=1; TEXT([.F235]; &quot;0.0#&quot;);IF([.F235]&gt;=0.001; TEXT([.F235]*1000; &quot;0.0#&quot;)&amp;&quot; m&quot;; IF([.F235]&gt;=0.000001; TEXT([.F235]*1000000; &quot;0.0#&quot;)&amp;&quot; µ&quot;;IF([.F235]&gt;=0.000000001; TEXT([.F235]*1000000000; &quot;0.0#&quot;)&amp;&quot; n&quot;; IF([.F235]&gt;=0.000000000001; TEXT([.F235]*1000000000000; &quot;0.0#&quot;)&amp;&quot; p&quot;;TEXT([.F235]; &quot;0.0#&quot;))))))))" office:value-type="string" office:string-value="20.0 k" calcext:value-type="string">
            <text:p>2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3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000" calcext:value-type="float">
            <text:p>200000</text:p>
          </table:table-cell>
          <table:table-cell table:number-columns-repeated="3"/>
          <table:table-cell table:formula="of:=[.B236]+[.C236]+[.D236]+[.E236]" office:value-type="float" office:value="200000" calcext:value-type="float">
            <text:p>200000</text:p>
          </table:table-cell>
          <table:table-cell table:style-name="ce6" table:formula="of:=IF([.F236]&gt;=1000000; TEXT([.F236]/1000000; &quot;0.0#&quot;)&amp;&quot; M&quot;; IF([.F236]&gt;=1000; TEXT([.F236]/1000; &quot;0.0#&quot;)&amp;&quot; k&quot;;  IF([.F236]&gt;=1; TEXT([.F236]; &quot;0.0#&quot;);IF([.F236]&gt;=0.001; TEXT([.F236]*1000; &quot;0.0#&quot;)&amp;&quot; m&quot;; IF([.F236]&gt;=0.000001; TEXT([.F236]*1000000; &quot;0.0#&quot;)&amp;&quot; µ&quot;;IF([.F236]&gt;=0.000000001; TEXT([.F236]*1000000000; &quot;0.0#&quot;)&amp;&quot; n&quot;; IF([.F236]&gt;=0.000000000001; TEXT([.F236]*1000000000000; &quot;0.0#&quot;)&amp;&quot; p&quot;;TEXT([.F236]; &quot;0.0#&quot;))))))))" office:value-type="string" office:string-value="200.0 k" calcext:value-type="string">
            <text:p>20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3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0000" calcext:value-type="float">
            <text:p>220000</text:p>
          </table:table-cell>
          <table:table-cell table:number-columns-repeated="3"/>
          <table:table-cell table:formula="of:=[.B237]+[.C237]+[.D237]+[.E237]" office:value-type="float" office:value="220000" calcext:value-type="float">
            <text:p>220000</text:p>
          </table:table-cell>
          <table:table-cell table:style-name="ce6" table:formula="of:=IF([.F237]&gt;=1000000; TEXT([.F237]/1000000; &quot;0.0#&quot;)&amp;&quot; M&quot;; IF([.F237]&gt;=1000; TEXT([.F237]/1000; &quot;0.0#&quot;)&amp;&quot; k&quot;;  IF([.F237]&gt;=1; TEXT([.F237]; &quot;0.0#&quot;);IF([.F237]&gt;=0.001; TEXT([.F237]*1000; &quot;0.0#&quot;)&amp;&quot; m&quot;; IF([.F237]&gt;=0.000001; TEXT([.F237]*1000000; &quot;0.0#&quot;)&amp;&quot; µ&quot;;IF([.F237]&gt;=0.000000001; TEXT([.F237]*1000000000; &quot;0.0#&quot;)&amp;&quot; n&quot;; IF([.F237]&gt;=0.000000000001; TEXT([.F237]*1000000000000; &quot;0.0#&quot;)&amp;&quot; p&quot;;TEXT([.F237]; &quot;0.0#&quot;))))))))" office:value-type="string" office:string-value="220.0 k" calcext:value-type="string">
            <text:p>22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3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40000" calcext:value-type="float">
            <text:p>240000</text:p>
          </table:table-cell>
          <table:table-cell table:number-columns-repeated="3"/>
          <table:table-cell table:formula="of:=[.B238]+[.C238]+[.D238]+[.E238]" office:value-type="float" office:value="240000" calcext:value-type="float">
            <text:p>240000</text:p>
          </table:table-cell>
          <table:table-cell table:style-name="ce6" table:formula="of:=IF([.F238]&gt;=1000000; TEXT([.F238]/1000000; &quot;0.0#&quot;)&amp;&quot; M&quot;; IF([.F238]&gt;=1000; TEXT([.F238]/1000; &quot;0.0#&quot;)&amp;&quot; k&quot;;  IF([.F238]&gt;=1; TEXT([.F238]; &quot;0.0#&quot;);IF([.F238]&gt;=0.001; TEXT([.F238]*1000; &quot;0.0#&quot;)&amp;&quot; m&quot;; IF([.F238]&gt;=0.000001; TEXT([.F238]*1000000; &quot;0.0#&quot;)&amp;&quot; µ&quot;;IF([.F238]&gt;=0.000000001; TEXT([.F238]*1000000000; &quot;0.0#&quot;)&amp;&quot; n&quot;; IF([.F238]&gt;=0.000000000001; TEXT([.F238]*1000000000000; &quot;0.0#&quot;)&amp;&quot; p&quot;;TEXT([.F238]; &quot;0.0#&quot;))))))))" office:value-type="string" office:string-value="240.0 k" calcext:value-type="string">
            <text:p>24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3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0000" calcext:value-type="float">
            <text:p>270000</text:p>
          </table:table-cell>
          <table:table-cell table:number-columns-repeated="3"/>
          <table:table-cell table:formula="of:=[.B239]+[.C239]+[.D239]+[.E239]" office:value-type="float" office:value="270000" calcext:value-type="float">
            <text:p>270000</text:p>
          </table:table-cell>
          <table:table-cell table:style-name="ce6" table:formula="of:=IF([.F239]&gt;=1000000; TEXT([.F239]/1000000; &quot;0.0#&quot;)&amp;&quot; M&quot;; IF([.F239]&gt;=1000; TEXT([.F239]/1000; &quot;0.0#&quot;)&amp;&quot; k&quot;;  IF([.F239]&gt;=1; TEXT([.F239]; &quot;0.0#&quot;);IF([.F239]&gt;=0.001; TEXT([.F239]*1000; &quot;0.0#&quot;)&amp;&quot; m&quot;; IF([.F239]&gt;=0.000001; TEXT([.F239]*1000000; &quot;0.0#&quot;)&amp;&quot; µ&quot;;IF([.F239]&gt;=0.000000001; TEXT([.F239]*1000000000; &quot;0.0#&quot;)&amp;&quot; n&quot;; IF([.F239]&gt;=0.000000000001; TEXT([.F239]*1000000000000; &quot;0.0#&quot;)&amp;&quot; p&quot;;TEXT([.F239]; &quot;0.0#&quot;))))))))" office:value-type="string" office:string-value="270.0 k" calcext:value-type="string">
            <text:p>27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3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B240]+[.C240]+[.D240]+[.E240]" office:value-type="float" office:value="3" calcext:value-type="float">
            <text:p>3</text:p>
          </table:table-cell>
          <table:table-cell table:style-name="ce6" table:formula="of:=IF([.F240]&gt;=1000000; TEXT([.F240]/1000000; &quot;0.0#&quot;)&amp;&quot; M&quot;; IF([.F240]&gt;=1000; TEXT([.F240]/1000; &quot;0.0#&quot;)&amp;&quot; k&quot;;  IF([.F240]&gt;=1; TEXT([.F240]; &quot;0.0#&quot;);IF([.F240]&gt;=0.001; TEXT([.F240]*1000; &quot;0.0#&quot;)&amp;&quot; m&quot;; IF([.F240]&gt;=0.000001; TEXT([.F240]*1000000; &quot;0.0#&quot;)&amp;&quot; µ&quot;;IF([.F240]&gt;=0.000000001; TEXT([.F240]*1000000000; &quot;0.0#&quot;)&amp;&quot; n&quot;; IF([.F240]&gt;=0.000000000001; TEXT([.F240]*1000000000000; &quot;0.0#&quot;)&amp;&quot; p&quot;;TEXT([.F240]; &quot;0.0#&quot;))))))))" office:value-type="string" office:string-value="3.0" calcext:value-type="string">
            <text:p>3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4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.3" calcext:value-type="float">
            <text:p>3.3</text:p>
          </table:table-cell>
          <table:table-cell table:number-columns-repeated="3"/>
          <table:table-cell table:formula="of:=[.B241]+[.C241]+[.D241]+[.E241]" office:value-type="float" office:value="3.3" calcext:value-type="float">
            <text:p>3.3</text:p>
          </table:table-cell>
          <table:table-cell table:style-name="ce6" table:formula="of:=IF([.F241]&gt;=1000000; TEXT([.F241]/1000000; &quot;0.0#&quot;)&amp;&quot; M&quot;; IF([.F241]&gt;=1000; TEXT([.F241]/1000; &quot;0.0#&quot;)&amp;&quot; k&quot;;  IF([.F241]&gt;=1; TEXT([.F241]; &quot;0.0#&quot;);IF([.F241]&gt;=0.001; TEXT([.F241]*1000; &quot;0.0#&quot;)&amp;&quot; m&quot;; IF([.F241]&gt;=0.000001; TEXT([.F241]*1000000; &quot;0.0#&quot;)&amp;&quot; µ&quot;;IF([.F241]&gt;=0.000000001; TEXT([.F241]*1000000000; &quot;0.0#&quot;)&amp;&quot; n&quot;; IF([.F241]&gt;=0.000000000001; TEXT([.F241]*1000000000000; &quot;0.0#&quot;)&amp;&quot; p&quot;;TEXT([.F241]; &quot;0.0#&quot;))))))))" office:value-type="string" office:string-value="3.3" calcext:value-type="string">
            <text:p>3.3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4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.6" calcext:value-type="float">
            <text:p>3.6</text:p>
          </table:table-cell>
          <table:table-cell table:number-columns-repeated="3"/>
          <table:table-cell table:formula="of:=[.B242]+[.C242]+[.D242]+[.E242]" office:value-type="float" office:value="3.6" calcext:value-type="float">
            <text:p>3.6</text:p>
          </table:table-cell>
          <table:table-cell table:style-name="ce6" table:formula="of:=IF([.F242]&gt;=1000000; TEXT([.F242]/1000000; &quot;0.0#&quot;)&amp;&quot; M&quot;; IF([.F242]&gt;=1000; TEXT([.F242]/1000; &quot;0.0#&quot;)&amp;&quot; k&quot;;  IF([.F242]&gt;=1; TEXT([.F242]; &quot;0.0#&quot;);IF([.F242]&gt;=0.001; TEXT([.F242]*1000; &quot;0.0#&quot;)&amp;&quot; m&quot;; IF([.F242]&gt;=0.000001; TEXT([.F242]*1000000; &quot;0.0#&quot;)&amp;&quot; µ&quot;;IF([.F242]&gt;=0.000000001; TEXT([.F242]*1000000000; &quot;0.0#&quot;)&amp;&quot; n&quot;; IF([.F242]&gt;=0.000000000001; TEXT([.F242]*1000000000000; &quot;0.0#&quot;)&amp;&quot; p&quot;;TEXT([.F242]; &quot;0.0#&quot;))))))))" office:value-type="string" office:string-value="3.6" calcext:value-type="string">
            <text:p>3.6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4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.9" calcext:value-type="float">
            <text:p>3.9</text:p>
          </table:table-cell>
          <table:table-cell table:number-columns-repeated="3"/>
          <table:table-cell table:formula="of:=[.B243]+[.C243]+[.D243]+[.E243]" office:value-type="float" office:value="3.9" calcext:value-type="float">
            <text:p>3.9</text:p>
          </table:table-cell>
          <table:table-cell table:style-name="ce6" table:formula="of:=IF([.F243]&gt;=1000000; TEXT([.F243]/1000000; &quot;0.0#&quot;)&amp;&quot; M&quot;; IF([.F243]&gt;=1000; TEXT([.F243]/1000; &quot;0.0#&quot;)&amp;&quot; k&quot;;  IF([.F243]&gt;=1; TEXT([.F243]; &quot;0.0#&quot;);IF([.F243]&gt;=0.001; TEXT([.F243]*1000; &quot;0.0#&quot;)&amp;&quot; m&quot;; IF([.F243]&gt;=0.000001; TEXT([.F243]*1000000; &quot;0.0#&quot;)&amp;&quot; µ&quot;;IF([.F243]&gt;=0.000000001; TEXT([.F243]*1000000000; &quot;0.0#&quot;)&amp;&quot; n&quot;; IF([.F243]&gt;=0.000000000001; TEXT([.F243]*1000000000000; &quot;0.0#&quot;)&amp;&quot; p&quot;;TEXT([.F243]; &quot;0.0#&quot;))))))))" office:value-type="string" office:string-value="3.9" calcext:value-type="string">
            <text:p>3.9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4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table:formula="of:=[.B244]+[.C244]+[.D244]+[.E244]" office:value-type="float" office:value="27" calcext:value-type="float">
            <text:p>27</text:p>
          </table:table-cell>
          <table:table-cell table:style-name="ce6" table:formula="of:=IF([.F244]&gt;=1000000; TEXT([.F244]/1000000; &quot;0.0#&quot;)&amp;&quot; M&quot;; IF([.F244]&gt;=1000; TEXT([.F244]/1000; &quot;0.0#&quot;)&amp;&quot; k&quot;;  IF([.F244]&gt;=1; TEXT([.F244]; &quot;0.0#&quot;);IF([.F244]&gt;=0.001; TEXT([.F244]*1000; &quot;0.0#&quot;)&amp;&quot; m&quot;; IF([.F244]&gt;=0.000001; TEXT([.F244]*1000000; &quot;0.0#&quot;)&amp;&quot; µ&quot;;IF([.F244]&gt;=0.000000001; TEXT([.F244]*1000000000; &quot;0.0#&quot;)&amp;&quot; n&quot;; IF([.F244]&gt;=0.000000000001; TEXT([.F244]*1000000000000; &quot;0.0#&quot;)&amp;&quot; p&quot;;TEXT([.F244]; &quot;0.0#&quot;))))))))" office:value-type="string" office:string-value="27.0" calcext:value-type="string">
            <text:p>27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4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formula="of:=[.B245]+[.C245]+[.D245]+[.E245]" office:value-type="float" office:value="30" calcext:value-type="float">
            <text:p>30</text:p>
          </table:table-cell>
          <table:table-cell table:style-name="ce6" table:formula="of:=IF([.F245]&gt;=1000000; TEXT([.F245]/1000000; &quot;0.0#&quot;)&amp;&quot; M&quot;; IF([.F245]&gt;=1000; TEXT([.F245]/1000; &quot;0.0#&quot;)&amp;&quot; k&quot;;  IF([.F245]&gt;=1; TEXT([.F245]; &quot;0.0#&quot;);IF([.F245]&gt;=0.001; TEXT([.F245]*1000; &quot;0.0#&quot;)&amp;&quot; m&quot;; IF([.F245]&gt;=0.000001; TEXT([.F245]*1000000; &quot;0.0#&quot;)&amp;&quot; µ&quot;;IF([.F245]&gt;=0.000000001; TEXT([.F245]*1000000000; &quot;0.0#&quot;)&amp;&quot; n&quot;; IF([.F245]&gt;=0.000000000001; TEXT([.F245]*1000000000000; &quot;0.0#&quot;)&amp;&quot; p&quot;;TEXT([.F245]; &quot;0.0#&quot;))))))))" office:value-type="string" office:string-value="30.0" calcext:value-type="string">
            <text:p>3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4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table:formula="of:=[.B246]+[.C246]+[.D246]+[.E246]" office:value-type="float" office:value="33" calcext:value-type="float">
            <text:p>33</text:p>
          </table:table-cell>
          <table:table-cell table:style-name="ce6" table:formula="of:=IF([.F246]&gt;=1000000; TEXT([.F246]/1000000; &quot;0.0#&quot;)&amp;&quot; M&quot;; IF([.F246]&gt;=1000; TEXT([.F246]/1000; &quot;0.0#&quot;)&amp;&quot; k&quot;;  IF([.F246]&gt;=1; TEXT([.F246]; &quot;0.0#&quot;);IF([.F246]&gt;=0.001; TEXT([.F246]*1000; &quot;0.0#&quot;)&amp;&quot; m&quot;; IF([.F246]&gt;=0.000001; TEXT([.F246]*1000000; &quot;0.0#&quot;)&amp;&quot; µ&quot;;IF([.F246]&gt;=0.000000001; TEXT([.F246]*1000000000; &quot;0.0#&quot;)&amp;&quot; n&quot;; IF([.F246]&gt;=0.000000000001; TEXT([.F246]*1000000000000; &quot;0.0#&quot;)&amp;&quot; p&quot;;TEXT([.F246]; &quot;0.0#&quot;))))))))" office:value-type="string" office:string-value="33.0" calcext:value-type="string">
            <text:p>33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4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table:formula="of:=[.B247]+[.C247]+[.D247]+[.E247]" office:value-type="float" office:value="36" calcext:value-type="float">
            <text:p>36</text:p>
          </table:table-cell>
          <table:table-cell table:style-name="ce6" table:formula="of:=IF([.F247]&gt;=1000000; TEXT([.F247]/1000000; &quot;0.0#&quot;)&amp;&quot; M&quot;; IF([.F247]&gt;=1000; TEXT([.F247]/1000; &quot;0.0#&quot;)&amp;&quot; k&quot;;  IF([.F247]&gt;=1; TEXT([.F247]; &quot;0.0#&quot;);IF([.F247]&gt;=0.001; TEXT([.F247]*1000; &quot;0.0#&quot;)&amp;&quot; m&quot;; IF([.F247]&gt;=0.000001; TEXT([.F247]*1000000; &quot;0.0#&quot;)&amp;&quot; µ&quot;;IF([.F247]&gt;=0.000000001; TEXT([.F247]*1000000000; &quot;0.0#&quot;)&amp;&quot; n&quot;; IF([.F247]&gt;=0.000000000001; TEXT([.F247]*1000000000000; &quot;0.0#&quot;)&amp;&quot; p&quot;;TEXT([.F247]; &quot;0.0#&quot;))))))))" office:value-type="string" office:string-value="36.0" calcext:value-type="string">
            <text:p>36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4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0" calcext:value-type="float">
            <text:p>220</text:p>
          </table:table-cell>
          <table:table-cell table:number-columns-repeated="3"/>
          <table:table-cell table:formula="of:=[.B248]+[.C248]+[.D248]+[.E248]" office:value-type="float" office:value="220" calcext:value-type="float">
            <text:p>220</text:p>
          </table:table-cell>
          <table:table-cell table:style-name="ce6" table:formula="of:=IF([.F248]&gt;=1000000; TEXT([.F248]/1000000; &quot;0.0#&quot;)&amp;&quot; M&quot;; IF([.F248]&gt;=1000; TEXT([.F248]/1000; &quot;0.0#&quot;)&amp;&quot; k&quot;;  IF([.F248]&gt;=1; TEXT([.F248]; &quot;0.0#&quot;);IF([.F248]&gt;=0.001; TEXT([.F248]*1000; &quot;0.0#&quot;)&amp;&quot; m&quot;; IF([.F248]&gt;=0.000001; TEXT([.F248]*1000000; &quot;0.0#&quot;)&amp;&quot; µ&quot;;IF([.F248]&gt;=0.000000001; TEXT([.F248]*1000000000; &quot;0.0#&quot;)&amp;&quot; n&quot;; IF([.F248]&gt;=0.000000000001; TEXT([.F248]*1000000000000; &quot;0.0#&quot;)&amp;&quot; p&quot;;TEXT([.F248]; &quot;0.0#&quot;))))))))" office:value-type="string" office:string-value="220.0" calcext:value-type="string">
            <text:p>22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4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40" calcext:value-type="float">
            <text:p>240</text:p>
          </table:table-cell>
          <table:table-cell table:number-columns-repeated="3"/>
          <table:table-cell table:formula="of:=[.B249]+[.C249]+[.D249]+[.E249]" office:value-type="float" office:value="240" calcext:value-type="float">
            <text:p>240</text:p>
          </table:table-cell>
          <table:table-cell table:style-name="ce6" table:formula="of:=IF([.F249]&gt;=1000000; TEXT([.F249]/1000000; &quot;0.0#&quot;)&amp;&quot; M&quot;; IF([.F249]&gt;=1000; TEXT([.F249]/1000; &quot;0.0#&quot;)&amp;&quot; k&quot;;  IF([.F249]&gt;=1; TEXT([.F249]; &quot;0.0#&quot;);IF([.F249]&gt;=0.001; TEXT([.F249]*1000; &quot;0.0#&quot;)&amp;&quot; m&quot;; IF([.F249]&gt;=0.000001; TEXT([.F249]*1000000; &quot;0.0#&quot;)&amp;&quot; µ&quot;;IF([.F249]&gt;=0.000000001; TEXT([.F249]*1000000000; &quot;0.0#&quot;)&amp;&quot; n&quot;; IF([.F249]&gt;=0.000000000001; TEXT([.F249]*1000000000000; &quot;0.0#&quot;)&amp;&quot; p&quot;;TEXT([.F249]; &quot;0.0#&quot;))))))))" office:value-type="string" office:string-value="240.0" calcext:value-type="string">
            <text:p>24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4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0" calcext:value-type="float">
            <text:p>270</text:p>
          </table:table-cell>
          <table:table-cell table:number-columns-repeated="3"/>
          <table:table-cell table:formula="of:=[.B250]+[.C250]+[.D250]+[.E250]" office:value-type="float" office:value="270" calcext:value-type="float">
            <text:p>270</text:p>
          </table:table-cell>
          <table:table-cell table:style-name="ce6" table:formula="of:=IF([.F250]&gt;=1000000; TEXT([.F250]/1000000; &quot;0.0#&quot;)&amp;&quot; M&quot;; IF([.F250]&gt;=1000; TEXT([.F250]/1000; &quot;0.0#&quot;)&amp;&quot; k&quot;;  IF([.F250]&gt;=1; TEXT([.F250]; &quot;0.0#&quot;);IF([.F250]&gt;=0.001; TEXT([.F250]*1000; &quot;0.0#&quot;)&amp;&quot; m&quot;; IF([.F250]&gt;=0.000001; TEXT([.F250]*1000000; &quot;0.0#&quot;)&amp;&quot; µ&quot;;IF([.F250]&gt;=0.000000001; TEXT([.F250]*1000000000; &quot;0.0#&quot;)&amp;&quot; n&quot;; IF([.F250]&gt;=0.000000000001; TEXT([.F250]*1000000000000; &quot;0.0#&quot;)&amp;&quot; p&quot;;TEXT([.F250]; &quot;0.0#&quot;))))))))" office:value-type="string" office:string-value="270.0" calcext:value-type="string">
            <text:p>27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5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table:formula="of:=[.B251]+[.C251]+[.D251]+[.E251]" office:value-type="float" office:value="300" calcext:value-type="float">
            <text:p>300</text:p>
          </table:table-cell>
          <table:table-cell table:style-name="ce6" table:formula="of:=IF([.F251]&gt;=1000000; TEXT([.F251]/1000000; &quot;0.0#&quot;)&amp;&quot; M&quot;; IF([.F251]&gt;=1000; TEXT([.F251]/1000; &quot;0.0#&quot;)&amp;&quot; k&quot;;  IF([.F251]&gt;=1; TEXT([.F251]; &quot;0.0#&quot;);IF([.F251]&gt;=0.001; TEXT([.F251]*1000; &quot;0.0#&quot;)&amp;&quot; m&quot;; IF([.F251]&gt;=0.000001; TEXT([.F251]*1000000; &quot;0.0#&quot;)&amp;&quot; µ&quot;;IF([.F251]&gt;=0.000000001; TEXT([.F251]*1000000000; &quot;0.0#&quot;)&amp;&quot; n&quot;; IF([.F251]&gt;=0.000000000001; TEXT([.F251]*1000000000000; &quot;0.0#&quot;)&amp;&quot; p&quot;;TEXT([.F251]; &quot;0.0#&quot;))))))))" office:value-type="string" office:string-value="300.0" calcext:value-type="string">
            <text:p>30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5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0" calcext:value-type="float">
            <text:p>2000</text:p>
          </table:table-cell>
          <table:table-cell table:number-columns-repeated="3"/>
          <table:table-cell table:formula="of:=[.B252]+[.C252]+[.D252]+[.E252]" office:value-type="float" office:value="2000" calcext:value-type="float">
            <text:p>2000</text:p>
          </table:table-cell>
          <table:table-cell table:style-name="ce6" table:formula="of:=IF([.F252]&gt;=1000000; TEXT([.F252]/1000000; &quot;0.0#&quot;)&amp;&quot; M&quot;; IF([.F252]&gt;=1000; TEXT([.F252]/1000; &quot;0.0#&quot;)&amp;&quot; k&quot;;  IF([.F252]&gt;=1; TEXT([.F252]; &quot;0.0#&quot;);IF([.F252]&gt;=0.001; TEXT([.F252]*1000; &quot;0.0#&quot;)&amp;&quot; m&quot;; IF([.F252]&gt;=0.000001; TEXT([.F252]*1000000; &quot;0.0#&quot;)&amp;&quot; µ&quot;;IF([.F252]&gt;=0.000000001; TEXT([.F252]*1000000000; &quot;0.0#&quot;)&amp;&quot; n&quot;; IF([.F252]&gt;=0.000000000001; TEXT([.F252]*1000000000000; &quot;0.0#&quot;)&amp;&quot; p&quot;;TEXT([.F252]; &quot;0.0#&quot;))))))))" office:value-type="string" office:string-value="2.0 k" calcext:value-type="string">
            <text:p>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5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00" calcext:value-type="float">
            <text:p>2200</text:p>
          </table:table-cell>
          <table:table-cell table:number-columns-repeated="3"/>
          <table:table-cell table:formula="of:=[.B253]+[.C253]+[.D253]+[.E253]" office:value-type="float" office:value="2200" calcext:value-type="float">
            <text:p>2200</text:p>
          </table:table-cell>
          <table:table-cell table:style-name="ce6" table:formula="of:=IF([.F253]&gt;=1000000; TEXT([.F253]/1000000; &quot;0.0#&quot;)&amp;&quot; M&quot;; IF([.F253]&gt;=1000; TEXT([.F253]/1000; &quot;0.0#&quot;)&amp;&quot; k&quot;;  IF([.F253]&gt;=1; TEXT([.F253]; &quot;0.0#&quot;);IF([.F253]&gt;=0.001; TEXT([.F253]*1000; &quot;0.0#&quot;)&amp;&quot; m&quot;; IF([.F253]&gt;=0.000001; TEXT([.F253]*1000000; &quot;0.0#&quot;)&amp;&quot; µ&quot;;IF([.F253]&gt;=0.000000001; TEXT([.F253]*1000000000; &quot;0.0#&quot;)&amp;&quot; n&quot;; IF([.F253]&gt;=0.000000000001; TEXT([.F253]*1000000000000; &quot;0.0#&quot;)&amp;&quot; p&quot;;TEXT([.F253]; &quot;0.0#&quot;))))))))" office:value-type="string" office:string-value="2.2 k" calcext:value-type="string">
            <text:p>2.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5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00" calcext:value-type="float">
            <text:p>2700</text:p>
          </table:table-cell>
          <table:table-cell table:number-columns-repeated="3"/>
          <table:table-cell table:formula="of:=[.B254]+[.C254]+[.D254]+[.E254]" office:value-type="float" office:value="2700" calcext:value-type="float">
            <text:p>2700</text:p>
          </table:table-cell>
          <table:table-cell table:style-name="ce6" table:formula="of:=IF([.F254]&gt;=1000000; TEXT([.F254]/1000000; &quot;0.0#&quot;)&amp;&quot; M&quot;; IF([.F254]&gt;=1000; TEXT([.F254]/1000; &quot;0.0#&quot;)&amp;&quot; k&quot;;  IF([.F254]&gt;=1; TEXT([.F254]; &quot;0.0#&quot;);IF([.F254]&gt;=0.001; TEXT([.F254]*1000; &quot;0.0#&quot;)&amp;&quot; m&quot;; IF([.F254]&gt;=0.000001; TEXT([.F254]*1000000; &quot;0.0#&quot;)&amp;&quot; µ&quot;;IF([.F254]&gt;=0.000000001; TEXT([.F254]*1000000000; &quot;0.0#&quot;)&amp;&quot; n&quot;; IF([.F254]&gt;=0.000000000001; TEXT([.F254]*1000000000000; &quot;0.0#&quot;)&amp;&quot; p&quot;;TEXT([.F254]; &quot;0.0#&quot;))))))))" office:value-type="string" office:string-value="2.7 k" calcext:value-type="string">
            <text:p>2.7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5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00" calcext:value-type="float">
            <text:p>3000</text:p>
          </table:table-cell>
          <table:table-cell table:number-columns-repeated="3"/>
          <table:table-cell table:formula="of:=[.B255]+[.C255]+[.D255]+[.E255]" office:value-type="float" office:value="3000" calcext:value-type="float">
            <text:p>3000</text:p>
          </table:table-cell>
          <table:table-cell table:style-name="ce6" table:formula="of:=IF([.F255]&gt;=1000000; TEXT([.F255]/1000000; &quot;0.0#&quot;)&amp;&quot; M&quot;; IF([.F255]&gt;=1000; TEXT([.F255]/1000; &quot;0.0#&quot;)&amp;&quot; k&quot;;  IF([.F255]&gt;=1; TEXT([.F255]; &quot;0.0#&quot;);IF([.F255]&gt;=0.001; TEXT([.F255]*1000; &quot;0.0#&quot;)&amp;&quot; m&quot;; IF([.F255]&gt;=0.000001; TEXT([.F255]*1000000; &quot;0.0#&quot;)&amp;&quot; µ&quot;;IF([.F255]&gt;=0.000000001; TEXT([.F255]*1000000000; &quot;0.0#&quot;)&amp;&quot; n&quot;; IF([.F255]&gt;=0.000000000001; TEXT([.F255]*1000000000000; &quot;0.0#&quot;)&amp;&quot; p&quot;;TEXT([.F255]; &quot;0.0#&quot;))))))))" office:value-type="string" office:string-value="3.0 k" calcext:value-type="string">
            <text:p>3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5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4000" calcext:value-type="float">
            <text:p>24000</text:p>
          </table:table-cell>
          <table:table-cell table:number-columns-repeated="3"/>
          <table:table-cell table:formula="of:=[.B256]+[.C256]+[.D256]+[.E256]" office:value-type="float" office:value="24000" calcext:value-type="float">
            <text:p>24000</text:p>
          </table:table-cell>
          <table:table-cell table:style-name="ce6" table:formula="of:=IF([.F256]&gt;=1000000; TEXT([.F256]/1000000; &quot;0.0#&quot;)&amp;&quot; M&quot;; IF([.F256]&gt;=1000; TEXT([.F256]/1000; &quot;0.0#&quot;)&amp;&quot; k&quot;;  IF([.F256]&gt;=1; TEXT([.F256]; &quot;0.0#&quot;);IF([.F256]&gt;=0.001; TEXT([.F256]*1000; &quot;0.0#&quot;)&amp;&quot; m&quot;; IF([.F256]&gt;=0.000001; TEXT([.F256]*1000000; &quot;0.0#&quot;)&amp;&quot; µ&quot;;IF([.F256]&gt;=0.000000001; TEXT([.F256]*1000000000; &quot;0.0#&quot;)&amp;&quot; n&quot;; IF([.F256]&gt;=0.000000000001; TEXT([.F256]*1000000000000; &quot;0.0#&quot;)&amp;&quot; p&quot;;TEXT([.F256]; &quot;0.0#&quot;))))))))" office:value-type="string" office:string-value="24.0 k" calcext:value-type="string">
            <text:p>24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5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000" calcext:value-type="float">
            <text:p>27000</text:p>
          </table:table-cell>
          <table:table-cell table:number-columns-repeated="3"/>
          <table:table-cell table:formula="of:=[.B257]+[.C257]+[.D257]+[.E257]" office:value-type="float" office:value="27000" calcext:value-type="float">
            <text:p>27000</text:p>
          </table:table-cell>
          <table:table-cell table:style-name="ce6" table:formula="of:=IF([.F257]&gt;=1000000; TEXT([.F257]/1000000; &quot;0.0#&quot;)&amp;&quot; M&quot;; IF([.F257]&gt;=1000; TEXT([.F257]/1000; &quot;0.0#&quot;)&amp;&quot; k&quot;;  IF([.F257]&gt;=1; TEXT([.F257]; &quot;0.0#&quot;);IF([.F257]&gt;=0.001; TEXT([.F257]*1000; &quot;0.0#&quot;)&amp;&quot; m&quot;; IF([.F257]&gt;=0.000001; TEXT([.F257]*1000000; &quot;0.0#&quot;)&amp;&quot; µ&quot;;IF([.F257]&gt;=0.000000001; TEXT([.F257]*1000000000; &quot;0.0#&quot;)&amp;&quot; n&quot;; IF([.F257]&gt;=0.000000000001; TEXT([.F257]*1000000000000; &quot;0.0#&quot;)&amp;&quot; p&quot;;TEXT([.F257]; &quot;0.0#&quot;))))))))" office:value-type="string" office:string-value="27.0 k" calcext:value-type="string">
            <text:p>27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5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000" calcext:value-type="float">
            <text:p>30000</text:p>
          </table:table-cell>
          <table:table-cell table:number-columns-repeated="3"/>
          <table:table-cell table:formula="of:=[.B258]+[.C258]+[.D258]+[.E258]" office:value-type="float" office:value="30000" calcext:value-type="float">
            <text:p>30000</text:p>
          </table:table-cell>
          <table:table-cell table:style-name="ce6" table:formula="of:=IF([.F258]&gt;=1000000; TEXT([.F258]/1000000; &quot;0.0#&quot;)&amp;&quot; M&quot;; IF([.F258]&gt;=1000; TEXT([.F258]/1000; &quot;0.0#&quot;)&amp;&quot; k&quot;;  IF([.F258]&gt;=1; TEXT([.F258]; &quot;0.0#&quot;);IF([.F258]&gt;=0.001; TEXT([.F258]*1000; &quot;0.0#&quot;)&amp;&quot; m&quot;; IF([.F258]&gt;=0.000001; TEXT([.F258]*1000000; &quot;0.0#&quot;)&amp;&quot; µ&quot;;IF([.F258]&gt;=0.000000001; TEXT([.F258]*1000000000; &quot;0.0#&quot;)&amp;&quot; n&quot;; IF([.F258]&gt;=0.000000000001; TEXT([.F258]*1000000000000; &quot;0.0#&quot;)&amp;&quot; p&quot;;TEXT([.F258]; &quot;0.0#&quot;))))))))" office:value-type="string" office:string-value="30.0 k" calcext:value-type="string">
            <text:p>3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5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3000" calcext:value-type="float">
            <text:p>33000</text:p>
          </table:table-cell>
          <table:table-cell table:number-columns-repeated="3"/>
          <table:table-cell table:formula="of:=[.B259]+[.C259]+[.D259]+[.E259]" office:value-type="float" office:value="33000" calcext:value-type="float">
            <text:p>33000</text:p>
          </table:table-cell>
          <table:table-cell table:style-name="ce6" table:formula="of:=IF([.F259]&gt;=1000000; TEXT([.F259]/1000000; &quot;0.0#&quot;)&amp;&quot; M&quot;; IF([.F259]&gt;=1000; TEXT([.F259]/1000; &quot;0.0#&quot;)&amp;&quot; k&quot;;  IF([.F259]&gt;=1; TEXT([.F259]; &quot;0.0#&quot;);IF([.F259]&gt;=0.001; TEXT([.F259]*1000; &quot;0.0#&quot;)&amp;&quot; m&quot;; IF([.F259]&gt;=0.000001; TEXT([.F259]*1000000; &quot;0.0#&quot;)&amp;&quot; µ&quot;;IF([.F259]&gt;=0.000000001; TEXT([.F259]*1000000000; &quot;0.0#&quot;)&amp;&quot; n&quot;; IF([.F259]&gt;=0.000000000001; TEXT([.F259]*1000000000000; &quot;0.0#&quot;)&amp;&quot; p&quot;;TEXT([.F259]; &quot;0.0#&quot;))))))))" office:value-type="string" office:string-value="33.0 k" calcext:value-type="string">
            <text:p>33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5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0000" calcext:value-type="float">
            <text:p>300000</text:p>
          </table:table-cell>
          <table:table-cell table:number-columns-repeated="3"/>
          <table:table-cell table:formula="of:=[.B260]+[.C260]+[.D260]+[.E260]" office:value-type="float" office:value="300000" calcext:value-type="float">
            <text:p>300000</text:p>
          </table:table-cell>
          <table:table-cell table:style-name="ce6" table:formula="of:=IF([.F260]&gt;=1000000; TEXT([.F260]/1000000; &quot;0.0#&quot;)&amp;&quot; M&quot;; IF([.F260]&gt;=1000; TEXT([.F260]/1000; &quot;0.0#&quot;)&amp;&quot; k&quot;;  IF([.F260]&gt;=1; TEXT([.F260]; &quot;0.0#&quot;);IF([.F260]&gt;=0.001; TEXT([.F260]*1000; &quot;0.0#&quot;)&amp;&quot; m&quot;; IF([.F260]&gt;=0.000001; TEXT([.F260]*1000000; &quot;0.0#&quot;)&amp;&quot; µ&quot;;IF([.F260]&gt;=0.000000001; TEXT([.F260]*1000000000; &quot;0.0#&quot;)&amp;&quot; n&quot;; IF([.F260]&gt;=0.000000000001; TEXT([.F260]*1000000000000; &quot;0.0#&quot;)&amp;&quot; p&quot;;TEXT([.F260]; &quot;0.0#&quot;))))))))" office:value-type="string" office:string-value="300.0 k" calcext:value-type="string">
            <text:p>30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6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30000" calcext:value-type="float">
            <text:p>330000</text:p>
          </table:table-cell>
          <table:table-cell table:number-columns-repeated="3"/>
          <table:table-cell table:formula="of:=[.B261]+[.C261]+[.D261]+[.E261]" office:value-type="float" office:value="330000" calcext:value-type="float">
            <text:p>330000</text:p>
          </table:table-cell>
          <table:table-cell table:style-name="ce6" table:formula="of:=IF([.F261]&gt;=1000000; TEXT([.F261]/1000000; &quot;0.0#&quot;)&amp;&quot; M&quot;; IF([.F261]&gt;=1000; TEXT([.F261]/1000; &quot;0.0#&quot;)&amp;&quot; k&quot;;  IF([.F261]&gt;=1; TEXT([.F261]; &quot;0.0#&quot;);IF([.F261]&gt;=0.001; TEXT([.F261]*1000; &quot;0.0#&quot;)&amp;&quot; m&quot;; IF([.F261]&gt;=0.000001; TEXT([.F261]*1000000; &quot;0.0#&quot;)&amp;&quot; µ&quot;;IF([.F261]&gt;=0.000000001; TEXT([.F261]*1000000000; &quot;0.0#&quot;)&amp;&quot; n&quot;; IF([.F261]&gt;=0.000000000001; TEXT([.F261]*1000000000000; &quot;0.0#&quot;)&amp;&quot; p&quot;;TEXT([.F261]; &quot;0.0#&quot;))))))))" office:value-type="string" office:string-value="330.0 k" calcext:value-type="string">
            <text:p>33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6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60000" calcext:value-type="float">
            <text:p>360000</text:p>
          </table:table-cell>
          <table:table-cell table:number-columns-repeated="3"/>
          <table:table-cell table:formula="of:=[.B262]+[.C262]+[.D262]+[.E262]" office:value-type="float" office:value="360000" calcext:value-type="float">
            <text:p>360000</text:p>
          </table:table-cell>
          <table:table-cell table:style-name="ce6" table:formula="of:=IF([.F262]&gt;=1000000; TEXT([.F262]/1000000; &quot;0.0#&quot;)&amp;&quot; M&quot;; IF([.F262]&gt;=1000; TEXT([.F262]/1000; &quot;0.0#&quot;)&amp;&quot; k&quot;;  IF([.F262]&gt;=1; TEXT([.F262]; &quot;0.0#&quot;);IF([.F262]&gt;=0.001; TEXT([.F262]*1000; &quot;0.0#&quot;)&amp;&quot; m&quot;; IF([.F262]&gt;=0.000001; TEXT([.F262]*1000000; &quot;0.0#&quot;)&amp;&quot; µ&quot;;IF([.F262]&gt;=0.000000001; TEXT([.F262]*1000000000; &quot;0.0#&quot;)&amp;&quot; n&quot;; IF([.F262]&gt;=0.000000000001; TEXT([.F262]*1000000000000; &quot;0.0#&quot;)&amp;&quot; p&quot;;TEXT([.F262]; &quot;0.0#&quot;))))))))" office:value-type="string" office:string-value="360.0 k" calcext:value-type="string">
            <text:p>36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6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90000" calcext:value-type="float">
            <text:p>390000</text:p>
          </table:table-cell>
          <table:table-cell table:number-columns-repeated="3"/>
          <table:table-cell table:formula="of:=[.B263]+[.C263]+[.D263]+[.E263]" office:value-type="float" office:value="390000" calcext:value-type="float">
            <text:p>390000</text:p>
          </table:table-cell>
          <table:table-cell table:style-name="ce6" table:formula="of:=IF([.F263]&gt;=1000000; TEXT([.F263]/1000000; &quot;0.0#&quot;)&amp;&quot; M&quot;; IF([.F263]&gt;=1000; TEXT([.F263]/1000; &quot;0.0#&quot;)&amp;&quot; k&quot;;  IF([.F263]&gt;=1; TEXT([.F263]; &quot;0.0#&quot;);IF([.F263]&gt;=0.001; TEXT([.F263]*1000; &quot;0.0#&quot;)&amp;&quot; m&quot;; IF([.F263]&gt;=0.000001; TEXT([.F263]*1000000; &quot;0.0#&quot;)&amp;&quot; µ&quot;;IF([.F263]&gt;=0.000000001; TEXT([.F263]*1000000000; &quot;0.0#&quot;)&amp;&quot; n&quot;; IF([.F263]&gt;=0.000000000001; TEXT([.F263]*1000000000000; &quot;0.0#&quot;)&amp;&quot; p&quot;;TEXT([.F263]; &quot;0.0#&quot;))))))))" office:value-type="string" office:string-value="390.0 k" calcext:value-type="string">
            <text:p>39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6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.3" calcext:value-type="float">
            <text:p>4.3</text:p>
          </table:table-cell>
          <table:table-cell table:number-columns-repeated="3"/>
          <table:table-cell table:formula="of:=[.B264]+[.C264]+[.D264]+[.E264]" office:value-type="float" office:value="4.3" calcext:value-type="float">
            <text:p>4.3</text:p>
          </table:table-cell>
          <table:table-cell table:style-name="ce6" table:formula="of:=IF([.F264]&gt;=1000000; TEXT([.F264]/1000000; &quot;0.0#&quot;)&amp;&quot; M&quot;; IF([.F264]&gt;=1000; TEXT([.F264]/1000; &quot;0.0#&quot;)&amp;&quot; k&quot;;  IF([.F264]&gt;=1; TEXT([.F264]; &quot;0.0#&quot;);IF([.F264]&gt;=0.001; TEXT([.F264]*1000; &quot;0.0#&quot;)&amp;&quot; m&quot;; IF([.F264]&gt;=0.000001; TEXT([.F264]*1000000; &quot;0.0#&quot;)&amp;&quot; µ&quot;;IF([.F264]&gt;=0.000000001; TEXT([.F264]*1000000000; &quot;0.0#&quot;)&amp;&quot; n&quot;; IF([.F264]&gt;=0.000000000001; TEXT([.F264]*1000000000000; &quot;0.0#&quot;)&amp;&quot; p&quot;;TEXT([.F264]; &quot;0.0#&quot;))))))))" office:value-type="string" office:string-value="4.3" calcext:value-type="string">
            <text:p>4.3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6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.7" calcext:value-type="float">
            <text:p>4.7</text:p>
          </table:table-cell>
          <table:table-cell table:number-columns-repeated="3"/>
          <table:table-cell table:formula="of:=[.B265]+[.C265]+[.D265]+[.E265]" office:value-type="float" office:value="4.7" calcext:value-type="float">
            <text:p>4.7</text:p>
          </table:table-cell>
          <table:table-cell table:style-name="ce6" table:formula="of:=IF([.F265]&gt;=1000000; TEXT([.F265]/1000000; &quot;0.0#&quot;)&amp;&quot; M&quot;; IF([.F265]&gt;=1000; TEXT([.F265]/1000; &quot;0.0#&quot;)&amp;&quot; k&quot;;  IF([.F265]&gt;=1; TEXT([.F265]; &quot;0.0#&quot;);IF([.F265]&gt;=0.001; TEXT([.F265]*1000; &quot;0.0#&quot;)&amp;&quot; m&quot;; IF([.F265]&gt;=0.000001; TEXT([.F265]*1000000; &quot;0.0#&quot;)&amp;&quot; µ&quot;;IF([.F265]&gt;=0.000000001; TEXT([.F265]*1000000000; &quot;0.0#&quot;)&amp;&quot; n&quot;; IF([.F265]&gt;=0.000000000001; TEXT([.F265]*1000000000000; &quot;0.0#&quot;)&amp;&quot; p&quot;;TEXT([.F265]; &quot;0.0#&quot;))))))))" office:value-type="string" office:string-value="4.7" calcext:value-type="string">
            <text:p>4.7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6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.1" calcext:value-type="float">
            <text:p>5.1</text:p>
          </table:table-cell>
          <table:table-cell table:number-columns-repeated="3"/>
          <table:table-cell table:formula="of:=[.B266]+[.C266]+[.D266]+[.E266]" office:value-type="float" office:value="5.1" calcext:value-type="float">
            <text:p>5.1</text:p>
          </table:table-cell>
          <table:table-cell table:style-name="ce6" table:formula="of:=IF([.F266]&gt;=1000000; TEXT([.F266]/1000000; &quot;0.0#&quot;)&amp;&quot; M&quot;; IF([.F266]&gt;=1000; TEXT([.F266]/1000; &quot;0.0#&quot;)&amp;&quot; k&quot;;  IF([.F266]&gt;=1; TEXT([.F266]; &quot;0.0#&quot;);IF([.F266]&gt;=0.001; TEXT([.F266]*1000; &quot;0.0#&quot;)&amp;&quot; m&quot;; IF([.F266]&gt;=0.000001; TEXT([.F266]*1000000; &quot;0.0#&quot;)&amp;&quot; µ&quot;;IF([.F266]&gt;=0.000000001; TEXT([.F266]*1000000000; &quot;0.0#&quot;)&amp;&quot; n&quot;; IF([.F266]&gt;=0.000000000001; TEXT([.F266]*1000000000000; &quot;0.0#&quot;)&amp;&quot; p&quot;;TEXT([.F266]; &quot;0.0#&quot;))))))))" office:value-type="string" office:string-value="5.1" calcext:value-type="string">
            <text:p>5.1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6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.6" calcext:value-type="float">
            <text:p>5.6</text:p>
          </table:table-cell>
          <table:table-cell table:number-columns-repeated="3"/>
          <table:table-cell table:formula="of:=[.B267]+[.C267]+[.D267]+[.E267]" office:value-type="float" office:value="5.6" calcext:value-type="float">
            <text:p>5.6</text:p>
          </table:table-cell>
          <table:table-cell table:style-name="ce6" table:formula="of:=IF([.F267]&gt;=1000000; TEXT([.F267]/1000000; &quot;0.0#&quot;)&amp;&quot; M&quot;; IF([.F267]&gt;=1000; TEXT([.F267]/1000; &quot;0.0#&quot;)&amp;&quot; k&quot;;  IF([.F267]&gt;=1; TEXT([.F267]; &quot;0.0#&quot;);IF([.F267]&gt;=0.001; TEXT([.F267]*1000; &quot;0.0#&quot;)&amp;&quot; m&quot;; IF([.F267]&gt;=0.000001; TEXT([.F267]*1000000; &quot;0.0#&quot;)&amp;&quot; µ&quot;;IF([.F267]&gt;=0.000000001; TEXT([.F267]*1000000000; &quot;0.0#&quot;)&amp;&quot; n&quot;; IF([.F267]&gt;=0.000000000001; TEXT([.F267]*1000000000000; &quot;0.0#&quot;)&amp;&quot; p&quot;;TEXT([.F267]; &quot;0.0#&quot;))))))))" office:value-type="string" office:string-value="5.6" calcext:value-type="string">
            <text:p>5.6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6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table:formula="of:=[.B268]+[.C268]+[.D268]+[.E268]" office:value-type="float" office:value="39" calcext:value-type="float">
            <text:p>39</text:p>
          </table:table-cell>
          <table:table-cell table:style-name="ce6" table:formula="of:=IF([.F268]&gt;=1000000; TEXT([.F268]/1000000; &quot;0.0#&quot;)&amp;&quot; M&quot;; IF([.F268]&gt;=1000; TEXT([.F268]/1000; &quot;0.0#&quot;)&amp;&quot; k&quot;;  IF([.F268]&gt;=1; TEXT([.F268]; &quot;0.0#&quot;);IF([.F268]&gt;=0.001; TEXT([.F268]*1000; &quot;0.0#&quot;)&amp;&quot; m&quot;; IF([.F268]&gt;=0.000001; TEXT([.F268]*1000000; &quot;0.0#&quot;)&amp;&quot; µ&quot;;IF([.F268]&gt;=0.000000001; TEXT([.F268]*1000000000; &quot;0.0#&quot;)&amp;&quot; n&quot;; IF([.F268]&gt;=0.000000000001; TEXT([.F268]*1000000000000; &quot;0.0#&quot;)&amp;&quot; p&quot;;TEXT([.F268]; &quot;0.0#&quot;))))))))" office:value-type="string" office:string-value="39.0" calcext:value-type="string">
            <text:p>39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6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table:formula="of:=[.B269]+[.C269]+[.D269]+[.E269]" office:value-type="float" office:value="43" calcext:value-type="float">
            <text:p>43</text:p>
          </table:table-cell>
          <table:table-cell table:style-name="ce6" table:formula="of:=IF([.F269]&gt;=1000000; TEXT([.F269]/1000000; &quot;0.0#&quot;)&amp;&quot; M&quot;; IF([.F269]&gt;=1000; TEXT([.F269]/1000; &quot;0.0#&quot;)&amp;&quot; k&quot;;  IF([.F269]&gt;=1; TEXT([.F269]; &quot;0.0#&quot;);IF([.F269]&gt;=0.001; TEXT([.F269]*1000; &quot;0.0#&quot;)&amp;&quot; m&quot;; IF([.F269]&gt;=0.000001; TEXT([.F269]*1000000; &quot;0.0#&quot;)&amp;&quot; µ&quot;;IF([.F269]&gt;=0.000000001; TEXT([.F269]*1000000000; &quot;0.0#&quot;)&amp;&quot; n&quot;; IF([.F269]&gt;=0.000000000001; TEXT([.F269]*1000000000000; &quot;0.0#&quot;)&amp;&quot; p&quot;;TEXT([.F269]; &quot;0.0#&quot;))))))))" office:value-type="string" office:string-value="43.0" calcext:value-type="string">
            <text:p>43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6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table:formula="of:=[.B270]+[.C270]+[.D270]+[.E270]" office:value-type="float" office:value="47" calcext:value-type="float">
            <text:p>47</text:p>
          </table:table-cell>
          <table:table-cell table:style-name="ce6" table:formula="of:=IF([.F270]&gt;=1000000; TEXT([.F270]/1000000; &quot;0.0#&quot;)&amp;&quot; M&quot;; IF([.F270]&gt;=1000; TEXT([.F270]/1000; &quot;0.0#&quot;)&amp;&quot; k&quot;;  IF([.F270]&gt;=1; TEXT([.F270]; &quot;0.0#&quot;);IF([.F270]&gt;=0.001; TEXT([.F270]*1000; &quot;0.0#&quot;)&amp;&quot; m&quot;; IF([.F270]&gt;=0.000001; TEXT([.F270]*1000000; &quot;0.0#&quot;)&amp;&quot; µ&quot;;IF([.F270]&gt;=0.000000001; TEXT([.F270]*1000000000; &quot;0.0#&quot;)&amp;&quot; n&quot;; IF([.F270]&gt;=0.000000000001; TEXT([.F270]*1000000000000; &quot;0.0#&quot;)&amp;&quot; p&quot;;TEXT([.F270]; &quot;0.0#&quot;))))))))" office:value-type="string" office:string-value="47.0" calcext:value-type="string">
            <text:p>47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7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table:formula="of:=[.B271]+[.C271]+[.D271]+[.E271]" office:value-type="float" office:value="51" calcext:value-type="float">
            <text:p>51</text:p>
          </table:table-cell>
          <table:table-cell table:style-name="ce6" table:formula="of:=IF([.F271]&gt;=1000000; TEXT([.F271]/1000000; &quot;0.0#&quot;)&amp;&quot; M&quot;; IF([.F271]&gt;=1000; TEXT([.F271]/1000; &quot;0.0#&quot;)&amp;&quot; k&quot;;  IF([.F271]&gt;=1; TEXT([.F271]; &quot;0.0#&quot;);IF([.F271]&gt;=0.001; TEXT([.F271]*1000; &quot;0.0#&quot;)&amp;&quot; m&quot;; IF([.F271]&gt;=0.000001; TEXT([.F271]*1000000; &quot;0.0#&quot;)&amp;&quot; µ&quot;;IF([.F271]&gt;=0.000000001; TEXT([.F271]*1000000000; &quot;0.0#&quot;)&amp;&quot; n&quot;; IF([.F271]&gt;=0.000000000001; TEXT([.F271]*1000000000000; &quot;0.0#&quot;)&amp;&quot; p&quot;;TEXT([.F271]; &quot;0.0#&quot;))))))))" office:value-type="string" office:string-value="51.0" calcext:value-type="string">
            <text:p>51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7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30" calcext:value-type="float">
            <text:p>330</text:p>
          </table:table-cell>
          <table:table-cell table:number-columns-repeated="3"/>
          <table:table-cell table:formula="of:=[.B272]+[.C272]+[.D272]+[.E272]" office:value-type="float" office:value="330" calcext:value-type="float">
            <text:p>330</text:p>
          </table:table-cell>
          <table:table-cell table:style-name="ce6" table:formula="of:=IF([.F272]&gt;=1000000; TEXT([.F272]/1000000; &quot;0.0#&quot;)&amp;&quot; M&quot;; IF([.F272]&gt;=1000; TEXT([.F272]/1000; &quot;0.0#&quot;)&amp;&quot; k&quot;;  IF([.F272]&gt;=1; TEXT([.F272]; &quot;0.0#&quot;);IF([.F272]&gt;=0.001; TEXT([.F272]*1000; &quot;0.0#&quot;)&amp;&quot; m&quot;; IF([.F272]&gt;=0.000001; TEXT([.F272]*1000000; &quot;0.0#&quot;)&amp;&quot; µ&quot;;IF([.F272]&gt;=0.000000001; TEXT([.F272]*1000000000; &quot;0.0#&quot;)&amp;&quot; n&quot;; IF([.F272]&gt;=0.000000000001; TEXT([.F272]*1000000000000; &quot;0.0#&quot;)&amp;&quot; p&quot;;TEXT([.F272]; &quot;0.0#&quot;))))))))" office:value-type="string" office:string-value="330.0" calcext:value-type="string">
            <text:p>33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7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60" calcext:value-type="float">
            <text:p>360</text:p>
          </table:table-cell>
          <table:table-cell table:number-columns-repeated="3"/>
          <table:table-cell table:formula="of:=[.B273]+[.C273]+[.D273]+[.E273]" office:value-type="float" office:value="360" calcext:value-type="float">
            <text:p>360</text:p>
          </table:table-cell>
          <table:table-cell table:style-name="ce6" table:formula="of:=IF([.F273]&gt;=1000000; TEXT([.F273]/1000000; &quot;0.0#&quot;)&amp;&quot; M&quot;; IF([.F273]&gt;=1000; TEXT([.F273]/1000; &quot;0.0#&quot;)&amp;&quot; k&quot;;  IF([.F273]&gt;=1; TEXT([.F273]; &quot;0.0#&quot;);IF([.F273]&gt;=0.001; TEXT([.F273]*1000; &quot;0.0#&quot;)&amp;&quot; m&quot;; IF([.F273]&gt;=0.000001; TEXT([.F273]*1000000; &quot;0.0#&quot;)&amp;&quot; µ&quot;;IF([.F273]&gt;=0.000000001; TEXT([.F273]*1000000000; &quot;0.0#&quot;)&amp;&quot; n&quot;; IF([.F273]&gt;=0.000000000001; TEXT([.F273]*1000000000000; &quot;0.0#&quot;)&amp;&quot; p&quot;;TEXT([.F273]; &quot;0.0#&quot;))))))))" office:value-type="string" office:string-value="360.0" calcext:value-type="string">
            <text:p>36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7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90" calcext:value-type="float">
            <text:p>390</text:p>
          </table:table-cell>
          <table:table-cell table:number-columns-repeated="3"/>
          <table:table-cell table:formula="of:=[.B274]+[.C274]+[.D274]+[.E274]" office:value-type="float" office:value="390" calcext:value-type="float">
            <text:p>390</text:p>
          </table:table-cell>
          <table:table-cell table:style-name="ce6" table:formula="of:=IF([.F274]&gt;=1000000; TEXT([.F274]/1000000; &quot;0.0#&quot;)&amp;&quot; M&quot;; IF([.F274]&gt;=1000; TEXT([.F274]/1000; &quot;0.0#&quot;)&amp;&quot; k&quot;;  IF([.F274]&gt;=1; TEXT([.F274]; &quot;0.0#&quot;);IF([.F274]&gt;=0.001; TEXT([.F274]*1000; &quot;0.0#&quot;)&amp;&quot; m&quot;; IF([.F274]&gt;=0.000001; TEXT([.F274]*1000000; &quot;0.0#&quot;)&amp;&quot; µ&quot;;IF([.F274]&gt;=0.000000001; TEXT([.F274]*1000000000; &quot;0.0#&quot;)&amp;&quot; n&quot;; IF([.F274]&gt;=0.000000000001; TEXT([.F274]*1000000000000; &quot;0.0#&quot;)&amp;&quot; p&quot;;TEXT([.F274]; &quot;0.0#&quot;))))))))" office:value-type="string" office:string-value="390.0" calcext:value-type="string">
            <text:p>39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7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30" calcext:value-type="float">
            <text:p>430</text:p>
          </table:table-cell>
          <table:table-cell table:number-columns-repeated="3"/>
          <table:table-cell table:formula="of:=[.B275]+[.C275]+[.D275]+[.E275]" office:value-type="float" office:value="430" calcext:value-type="float">
            <text:p>430</text:p>
          </table:table-cell>
          <table:table-cell table:style-name="ce6" table:formula="of:=IF([.F275]&gt;=1000000; TEXT([.F275]/1000000; &quot;0.0#&quot;)&amp;&quot; M&quot;; IF([.F275]&gt;=1000; TEXT([.F275]/1000; &quot;0.0#&quot;)&amp;&quot; k&quot;;  IF([.F275]&gt;=1; TEXT([.F275]; &quot;0.0#&quot;);IF([.F275]&gt;=0.001; TEXT([.F275]*1000; &quot;0.0#&quot;)&amp;&quot; m&quot;; IF([.F275]&gt;=0.000001; TEXT([.F275]*1000000; &quot;0.0#&quot;)&amp;&quot; µ&quot;;IF([.F275]&gt;=0.000000001; TEXT([.F275]*1000000000; &quot;0.0#&quot;)&amp;&quot; n&quot;; IF([.F275]&gt;=0.000000000001; TEXT([.F275]*1000000000000; &quot;0.0#&quot;)&amp;&quot; p&quot;;TEXT([.F275]; &quot;0.0#&quot;))))))))" office:value-type="string" office:string-value="430.0" calcext:value-type="string">
            <text:p>43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7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300" calcext:value-type="float">
            <text:p>3300</text:p>
          </table:table-cell>
          <table:table-cell table:number-columns-repeated="3"/>
          <table:table-cell table:formula="of:=[.B276]+[.C276]+[.D276]+[.E276]" office:value-type="float" office:value="3300" calcext:value-type="float">
            <text:p>3300</text:p>
          </table:table-cell>
          <table:table-cell table:style-name="ce6" table:formula="of:=IF([.F276]&gt;=1000000; TEXT([.F276]/1000000; &quot;0.0#&quot;)&amp;&quot; M&quot;; IF([.F276]&gt;=1000; TEXT([.F276]/1000; &quot;0.0#&quot;)&amp;&quot; k&quot;;  IF([.F276]&gt;=1; TEXT([.F276]; &quot;0.0#&quot;);IF([.F276]&gt;=0.001; TEXT([.F276]*1000; &quot;0.0#&quot;)&amp;&quot; m&quot;; IF([.F276]&gt;=0.000001; TEXT([.F276]*1000000; &quot;0.0#&quot;)&amp;&quot; µ&quot;;IF([.F276]&gt;=0.000000001; TEXT([.F276]*1000000000; &quot;0.0#&quot;)&amp;&quot; n&quot;; IF([.F276]&gt;=0.000000000001; TEXT([.F276]*1000000000000; &quot;0.0#&quot;)&amp;&quot; p&quot;;TEXT([.F276]; &quot;0.0#&quot;))))))))" office:value-type="string" office:string-value="3.3 k" calcext:value-type="string">
            <text:p>3.3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7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600" calcext:value-type="float">
            <text:p>3600</text:p>
          </table:table-cell>
          <table:table-cell table:number-columns-repeated="3"/>
          <table:table-cell table:formula="of:=[.B277]+[.C277]+[.D277]+[.E277]" office:value-type="float" office:value="3600" calcext:value-type="float">
            <text:p>3600</text:p>
          </table:table-cell>
          <table:table-cell table:style-name="ce6" table:formula="of:=IF([.F277]&gt;=1000000; TEXT([.F277]/1000000; &quot;0.0#&quot;)&amp;&quot; M&quot;; IF([.F277]&gt;=1000; TEXT([.F277]/1000; &quot;0.0#&quot;)&amp;&quot; k&quot;;  IF([.F277]&gt;=1; TEXT([.F277]; &quot;0.0#&quot;);IF([.F277]&gt;=0.001; TEXT([.F277]*1000; &quot;0.0#&quot;)&amp;&quot; m&quot;; IF([.F277]&gt;=0.000001; TEXT([.F277]*1000000; &quot;0.0#&quot;)&amp;&quot; µ&quot;;IF([.F277]&gt;=0.000000001; TEXT([.F277]*1000000000; &quot;0.0#&quot;)&amp;&quot; n&quot;; IF([.F277]&gt;=0.000000000001; TEXT([.F277]*1000000000000; &quot;0.0#&quot;)&amp;&quot; p&quot;;TEXT([.F277]; &quot;0.0#&quot;))))))))" office:value-type="string" office:string-value="3.6 k" calcext:value-type="string">
            <text:p>3.6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7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900" calcext:value-type="float">
            <text:p>3900</text:p>
          </table:table-cell>
          <table:table-cell table:number-columns-repeated="3"/>
          <table:table-cell table:formula="of:=[.B278]+[.C278]+[.D278]+[.E278]" office:value-type="float" office:value="3900" calcext:value-type="float">
            <text:p>3900</text:p>
          </table:table-cell>
          <table:table-cell table:style-name="ce6" table:formula="of:=IF([.F278]&gt;=1000000; TEXT([.F278]/1000000; &quot;0.0#&quot;)&amp;&quot; M&quot;; IF([.F278]&gt;=1000; TEXT([.F278]/1000; &quot;0.0#&quot;)&amp;&quot; k&quot;;  IF([.F278]&gt;=1; TEXT([.F278]; &quot;0.0#&quot;);IF([.F278]&gt;=0.001; TEXT([.F278]*1000; &quot;0.0#&quot;)&amp;&quot; m&quot;; IF([.F278]&gt;=0.000001; TEXT([.F278]*1000000; &quot;0.0#&quot;)&amp;&quot; µ&quot;;IF([.F278]&gt;=0.000000001; TEXT([.F278]*1000000000; &quot;0.0#&quot;)&amp;&quot; n&quot;; IF([.F278]&gt;=0.000000000001; TEXT([.F278]*1000000000000; &quot;0.0#&quot;)&amp;&quot; p&quot;;TEXT([.F278]; &quot;0.0#&quot;))))))))" office:value-type="string" office:string-value="3.9 k" calcext:value-type="string">
            <text:p>3.9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7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300" calcext:value-type="float">
            <text:p>4300</text:p>
          </table:table-cell>
          <table:table-cell table:number-columns-repeated="3"/>
          <table:table-cell table:formula="of:=[.B279]+[.C279]+[.D279]+[.E279]" office:value-type="float" office:value="4300" calcext:value-type="float">
            <text:p>4300</text:p>
          </table:table-cell>
          <table:table-cell table:style-name="ce6" table:formula="of:=IF([.F279]&gt;=1000000; TEXT([.F279]/1000000; &quot;0.0#&quot;)&amp;&quot; M&quot;; IF([.F279]&gt;=1000; TEXT([.F279]/1000; &quot;0.0#&quot;)&amp;&quot; k&quot;;  IF([.F279]&gt;=1; TEXT([.F279]; &quot;0.0#&quot;);IF([.F279]&gt;=0.001; TEXT([.F279]*1000; &quot;0.0#&quot;)&amp;&quot; m&quot;; IF([.F279]&gt;=0.000001; TEXT([.F279]*1000000; &quot;0.0#&quot;)&amp;&quot; µ&quot;;IF([.F279]&gt;=0.000000001; TEXT([.F279]*1000000000; &quot;0.0#&quot;)&amp;&quot; n&quot;; IF([.F279]&gt;=0.000000000001; TEXT([.F279]*1000000000000; &quot;0.0#&quot;)&amp;&quot; p&quot;;TEXT([.F279]; &quot;0.0#&quot;))))))))" office:value-type="string" office:string-value="4.3 k" calcext:value-type="string">
            <text:p>4.3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7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6000" calcext:value-type="float">
            <text:p>36000</text:p>
          </table:table-cell>
          <table:table-cell table:number-columns-repeated="3"/>
          <table:table-cell table:formula="of:=[.B280]+[.C280]+[.D280]+[.E280]" office:value-type="float" office:value="36000" calcext:value-type="float">
            <text:p>36000</text:p>
          </table:table-cell>
          <table:table-cell table:style-name="ce6" table:formula="of:=IF([.F280]&gt;=1000000; TEXT([.F280]/1000000; &quot;0.0#&quot;)&amp;&quot; M&quot;; IF([.F280]&gt;=1000; TEXT([.F280]/1000; &quot;0.0#&quot;)&amp;&quot; k&quot;;  IF([.F280]&gt;=1; TEXT([.F280]; &quot;0.0#&quot;);IF([.F280]&gt;=0.001; TEXT([.F280]*1000; &quot;0.0#&quot;)&amp;&quot; m&quot;; IF([.F280]&gt;=0.000001; TEXT([.F280]*1000000; &quot;0.0#&quot;)&amp;&quot; µ&quot;;IF([.F280]&gt;=0.000000001; TEXT([.F280]*1000000000; &quot;0.0#&quot;)&amp;&quot; n&quot;; IF([.F280]&gt;=0.000000000001; TEXT([.F280]*1000000000000; &quot;0.0#&quot;)&amp;&quot; p&quot;;TEXT([.F280]; &quot;0.0#&quot;))))))))" office:value-type="string" office:string-value="36.0 k" calcext:value-type="string">
            <text:p>36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8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9000" calcext:value-type="float">
            <text:p>39000</text:p>
          </table:table-cell>
          <table:table-cell table:number-columns-repeated="3"/>
          <table:table-cell table:formula="of:=[.B281]+[.C281]+[.D281]+[.E281]" office:value-type="float" office:value="39000" calcext:value-type="float">
            <text:p>39000</text:p>
          </table:table-cell>
          <table:table-cell table:style-name="ce6" table:formula="of:=IF([.F281]&gt;=1000000; TEXT([.F281]/1000000; &quot;0.0#&quot;)&amp;&quot; M&quot;; IF([.F281]&gt;=1000; TEXT([.F281]/1000; &quot;0.0#&quot;)&amp;&quot; k&quot;;  IF([.F281]&gt;=1; TEXT([.F281]; &quot;0.0#&quot;);IF([.F281]&gt;=0.001; TEXT([.F281]*1000; &quot;0.0#&quot;)&amp;&quot; m&quot;; IF([.F281]&gt;=0.000001; TEXT([.F281]*1000000; &quot;0.0#&quot;)&amp;&quot; µ&quot;;IF([.F281]&gt;=0.000000001; TEXT([.F281]*1000000000; &quot;0.0#&quot;)&amp;&quot; n&quot;; IF([.F281]&gt;=0.000000000001; TEXT([.F281]*1000000000000; &quot;0.0#&quot;)&amp;&quot; p&quot;;TEXT([.F281]; &quot;0.0#&quot;))))))))" office:value-type="string" office:string-value="39.0 k" calcext:value-type="string">
            <text:p>39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8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3000" calcext:value-type="float">
            <text:p>43000</text:p>
          </table:table-cell>
          <table:table-cell table:number-columns-repeated="3"/>
          <table:table-cell table:formula="of:=[.B282]+[.C282]+[.D282]+[.E282]" office:value-type="float" office:value="43000" calcext:value-type="float">
            <text:p>43000</text:p>
          </table:table-cell>
          <table:table-cell table:style-name="ce6" table:formula="of:=IF([.F282]&gt;=1000000; TEXT([.F282]/1000000; &quot;0.0#&quot;)&amp;&quot; M&quot;; IF([.F282]&gt;=1000; TEXT([.F282]/1000; &quot;0.0#&quot;)&amp;&quot; k&quot;;  IF([.F282]&gt;=1; TEXT([.F282]; &quot;0.0#&quot;);IF([.F282]&gt;=0.001; TEXT([.F282]*1000; &quot;0.0#&quot;)&amp;&quot; m&quot;; IF([.F282]&gt;=0.000001; TEXT([.F282]*1000000; &quot;0.0#&quot;)&amp;&quot; µ&quot;;IF([.F282]&gt;=0.000000001; TEXT([.F282]*1000000000; &quot;0.0#&quot;)&amp;&quot; n&quot;; IF([.F282]&gt;=0.000000000001; TEXT([.F282]*1000000000000; &quot;0.0#&quot;)&amp;&quot; p&quot;;TEXT([.F282]; &quot;0.0#&quot;))))))))" office:value-type="string" office:string-value="43.0 k" calcext:value-type="string">
            <text:p>43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8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7000" calcext:value-type="float">
            <text:p>47000</text:p>
          </table:table-cell>
          <table:table-cell table:number-columns-repeated="3"/>
          <table:table-cell table:formula="of:=[.B283]+[.C283]+[.D283]+[.E283]" office:value-type="float" office:value="47000" calcext:value-type="float">
            <text:p>47000</text:p>
          </table:table-cell>
          <table:table-cell table:style-name="ce6" table:formula="of:=IF([.F283]&gt;=1000000; TEXT([.F283]/1000000; &quot;0.0#&quot;)&amp;&quot; M&quot;; IF([.F283]&gt;=1000; TEXT([.F283]/1000; &quot;0.0#&quot;)&amp;&quot; k&quot;;  IF([.F283]&gt;=1; TEXT([.F283]; &quot;0.0#&quot;);IF([.F283]&gt;=0.001; TEXT([.F283]*1000; &quot;0.0#&quot;)&amp;&quot; m&quot;; IF([.F283]&gt;=0.000001; TEXT([.F283]*1000000; &quot;0.0#&quot;)&amp;&quot; µ&quot;;IF([.F283]&gt;=0.000000001; TEXT([.F283]*1000000000; &quot;0.0#&quot;)&amp;&quot; n&quot;; IF([.F283]&gt;=0.000000000001; TEXT([.F283]*1000000000000; &quot;0.0#&quot;)&amp;&quot; p&quot;;TEXT([.F283]; &quot;0.0#&quot;))))))))" office:value-type="string" office:string-value="47.0 k" calcext:value-type="string">
            <text:p>47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8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30000" calcext:value-type="float">
            <text:p>430000</text:p>
          </table:table-cell>
          <table:table-cell table:number-columns-repeated="3"/>
          <table:table-cell table:formula="of:=[.B284]+[.C284]+[.D284]+[.E284]" office:value-type="float" office:value="430000" calcext:value-type="float">
            <text:p>430000</text:p>
          </table:table-cell>
          <table:table-cell table:style-name="ce6" table:formula="of:=IF([.F284]&gt;=1000000; TEXT([.F284]/1000000; &quot;0.0#&quot;)&amp;&quot; M&quot;; IF([.F284]&gt;=1000; TEXT([.F284]/1000; &quot;0.0#&quot;)&amp;&quot; k&quot;;  IF([.F284]&gt;=1; TEXT([.F284]; &quot;0.0#&quot;);IF([.F284]&gt;=0.001; TEXT([.F284]*1000; &quot;0.0#&quot;)&amp;&quot; m&quot;; IF([.F284]&gt;=0.000001; TEXT([.F284]*1000000; &quot;0.0#&quot;)&amp;&quot; µ&quot;;IF([.F284]&gt;=0.000000001; TEXT([.F284]*1000000000; &quot;0.0#&quot;)&amp;&quot; n&quot;; IF([.F284]&gt;=0.000000000001; TEXT([.F284]*1000000000000; &quot;0.0#&quot;)&amp;&quot; p&quot;;TEXT([.F284]; &quot;0.0#&quot;))))))))" office:value-type="string" office:string-value="430.0 k" calcext:value-type="string">
            <text:p>43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8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70000" calcext:value-type="float">
            <text:p>470000</text:p>
          </table:table-cell>
          <table:table-cell table:number-columns-repeated="3"/>
          <table:table-cell table:formula="of:=[.B285]+[.C285]+[.D285]+[.E285]" office:value-type="float" office:value="470000" calcext:value-type="float">
            <text:p>470000</text:p>
          </table:table-cell>
          <table:table-cell table:style-name="ce6" table:formula="of:=IF([.F285]&gt;=1000000; TEXT([.F285]/1000000; &quot;0.0#&quot;)&amp;&quot; M&quot;; IF([.F285]&gt;=1000; TEXT([.F285]/1000; &quot;0.0#&quot;)&amp;&quot; k&quot;;  IF([.F285]&gt;=1; TEXT([.F285]; &quot;0.0#&quot;);IF([.F285]&gt;=0.001; TEXT([.F285]*1000; &quot;0.0#&quot;)&amp;&quot; m&quot;; IF([.F285]&gt;=0.000001; TEXT([.F285]*1000000; &quot;0.0#&quot;)&amp;&quot; µ&quot;;IF([.F285]&gt;=0.000000001; TEXT([.F285]*1000000000; &quot;0.0#&quot;)&amp;&quot; n&quot;; IF([.F285]&gt;=0.000000000001; TEXT([.F285]*1000000000000; &quot;0.0#&quot;)&amp;&quot; p&quot;;TEXT([.F285]; &quot;0.0#&quot;))))))))" office:value-type="string" office:string-value="470.0 k" calcext:value-type="string">
            <text:p>47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8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10000" calcext:value-type="float">
            <text:p>510000</text:p>
          </table:table-cell>
          <table:table-cell table:number-columns-repeated="3"/>
          <table:table-cell table:formula="of:=[.B286]+[.C286]+[.D286]+[.E286]" office:value-type="float" office:value="510000" calcext:value-type="float">
            <text:p>510000</text:p>
          </table:table-cell>
          <table:table-cell table:style-name="ce6" table:formula="of:=IF([.F286]&gt;=1000000; TEXT([.F286]/1000000; &quot;0.0#&quot;)&amp;&quot; M&quot;; IF([.F286]&gt;=1000; TEXT([.F286]/1000; &quot;0.0#&quot;)&amp;&quot; k&quot;;  IF([.F286]&gt;=1; TEXT([.F286]; &quot;0.0#&quot;);IF([.F286]&gt;=0.001; TEXT([.F286]*1000; &quot;0.0#&quot;)&amp;&quot; m&quot;; IF([.F286]&gt;=0.000001; TEXT([.F286]*1000000; &quot;0.0#&quot;)&amp;&quot; µ&quot;;IF([.F286]&gt;=0.000000001; TEXT([.F286]*1000000000; &quot;0.0#&quot;)&amp;&quot; n&quot;; IF([.F286]&gt;=0.000000000001; TEXT([.F286]*1000000000000; &quot;0.0#&quot;)&amp;&quot; p&quot;;TEXT([.F286]; &quot;0.0#&quot;))))))))" office:value-type="string" office:string-value="510.0 k" calcext:value-type="string">
            <text:p>51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8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60000" calcext:value-type="float">
            <text:p>560000</text:p>
          </table:table-cell>
          <table:table-cell table:number-columns-repeated="3"/>
          <table:table-cell table:formula="of:=[.B287]+[.C287]+[.D287]+[.E287]" office:value-type="float" office:value="560000" calcext:value-type="float">
            <text:p>560000</text:p>
          </table:table-cell>
          <table:table-cell table:style-name="ce6" table:formula="of:=IF([.F287]&gt;=1000000; TEXT([.F287]/1000000; &quot;0.0#&quot;)&amp;&quot; M&quot;; IF([.F287]&gt;=1000; TEXT([.F287]/1000; &quot;0.0#&quot;)&amp;&quot; k&quot;;  IF([.F287]&gt;=1; TEXT([.F287]; &quot;0.0#&quot;);IF([.F287]&gt;=0.001; TEXT([.F287]*1000; &quot;0.0#&quot;)&amp;&quot; m&quot;; IF([.F287]&gt;=0.000001; TEXT([.F287]*1000000; &quot;0.0#&quot;)&amp;&quot; µ&quot;;IF([.F287]&gt;=0.000000001; TEXT([.F287]*1000000000; &quot;0.0#&quot;)&amp;&quot; n&quot;; IF([.F287]&gt;=0.000000000001; TEXT([.F287]*1000000000000; &quot;0.0#&quot;)&amp;&quot; p&quot;;TEXT([.F287]; &quot;0.0#&quot;))))))))" office:value-type="string" office:string-value="560.0 k" calcext:value-type="string">
            <text:p>56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8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.2" calcext:value-type="float">
            <text:p>6.2</text:p>
          </table:table-cell>
          <table:table-cell table:number-columns-repeated="3"/>
          <table:table-cell table:formula="of:=[.B288]+[.C288]+[.D288]+[.E288]" office:value-type="float" office:value="6.2" calcext:value-type="float">
            <text:p>6.2</text:p>
          </table:table-cell>
          <table:table-cell table:style-name="ce6" table:formula="of:=IF([.F288]&gt;=1000000; TEXT([.F288]/1000000; &quot;0.0#&quot;)&amp;&quot; M&quot;; IF([.F288]&gt;=1000; TEXT([.F288]/1000; &quot;0.0#&quot;)&amp;&quot; k&quot;;  IF([.F288]&gt;=1; TEXT([.F288]; &quot;0.0#&quot;);IF([.F288]&gt;=0.001; TEXT([.F288]*1000; &quot;0.0#&quot;)&amp;&quot; m&quot;; IF([.F288]&gt;=0.000001; TEXT([.F288]*1000000; &quot;0.0#&quot;)&amp;&quot; µ&quot;;IF([.F288]&gt;=0.000000001; TEXT([.F288]*1000000000; &quot;0.0#&quot;)&amp;&quot; n&quot;; IF([.F288]&gt;=0.000000000001; TEXT([.F288]*1000000000000; &quot;0.0#&quot;)&amp;&quot; p&quot;;TEXT([.F288]; &quot;0.0#&quot;))))))))" office:value-type="string" office:string-value="6.2" calcext:value-type="string">
            <text:p>6.2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8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.8" calcext:value-type="float">
            <text:p>6.8</text:p>
          </table:table-cell>
          <table:table-cell table:number-columns-repeated="3"/>
          <table:table-cell table:formula="of:=[.B289]+[.C289]+[.D289]+[.E289]" office:value-type="float" office:value="6.8" calcext:value-type="float">
            <text:p>6.8</text:p>
          </table:table-cell>
          <table:table-cell table:style-name="ce6" table:formula="of:=IF([.F289]&gt;=1000000; TEXT([.F289]/1000000; &quot;0.0#&quot;)&amp;&quot; M&quot;; IF([.F289]&gt;=1000; TEXT([.F289]/1000; &quot;0.0#&quot;)&amp;&quot; k&quot;;  IF([.F289]&gt;=1; TEXT([.F289]; &quot;0.0#&quot;);IF([.F289]&gt;=0.001; TEXT([.F289]*1000; &quot;0.0#&quot;)&amp;&quot; m&quot;; IF([.F289]&gt;=0.000001; TEXT([.F289]*1000000; &quot;0.0#&quot;)&amp;&quot; µ&quot;;IF([.F289]&gt;=0.000000001; TEXT([.F289]*1000000000; &quot;0.0#&quot;)&amp;&quot; n&quot;; IF([.F289]&gt;=0.000000000001; TEXT([.F289]*1000000000000; &quot;0.0#&quot;)&amp;&quot; p&quot;;TEXT([.F289]; &quot;0.0#&quot;))))))))" office:value-type="string" office:string-value="6.8" calcext:value-type="string">
            <text:p>6.8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8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.5" calcext:value-type="float">
            <text:p>7.5</text:p>
          </table:table-cell>
          <table:table-cell table:number-columns-repeated="3"/>
          <table:table-cell table:formula="of:=[.B290]+[.C290]+[.D290]+[.E290]" office:value-type="float" office:value="7.5" calcext:value-type="float">
            <text:p>7.5</text:p>
          </table:table-cell>
          <table:table-cell table:style-name="ce6" table:formula="of:=IF([.F290]&gt;=1000000; TEXT([.F290]/1000000; &quot;0.0#&quot;)&amp;&quot; M&quot;; IF([.F290]&gt;=1000; TEXT([.F290]/1000; &quot;0.0#&quot;)&amp;&quot; k&quot;;  IF([.F290]&gt;=1; TEXT([.F290]; &quot;0.0#&quot;);IF([.F290]&gt;=0.001; TEXT([.F290]*1000; &quot;0.0#&quot;)&amp;&quot; m&quot;; IF([.F290]&gt;=0.000001; TEXT([.F290]*1000000; &quot;0.0#&quot;)&amp;&quot; µ&quot;;IF([.F290]&gt;=0.000000001; TEXT([.F290]*1000000000; &quot;0.0#&quot;)&amp;&quot; n&quot;; IF([.F290]&gt;=0.000000000001; TEXT([.F290]*1000000000000; &quot;0.0#&quot;)&amp;&quot; p&quot;;TEXT([.F290]; &quot;0.0#&quot;))))))))" office:value-type="string" office:string-value="7.5" calcext:value-type="string">
            <text:p>7.5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9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.2" calcext:value-type="float">
            <text:p>8.2</text:p>
          </table:table-cell>
          <table:table-cell table:number-columns-repeated="3"/>
          <table:table-cell table:formula="of:=[.B291]+[.C291]+[.D291]+[.E291]" office:value-type="float" office:value="8.2" calcext:value-type="float">
            <text:p>8.2</text:p>
          </table:table-cell>
          <table:table-cell table:style-name="ce6" table:formula="of:=IF([.F291]&gt;=1000000; TEXT([.F291]/1000000; &quot;0.0#&quot;)&amp;&quot; M&quot;; IF([.F291]&gt;=1000; TEXT([.F291]/1000; &quot;0.0#&quot;)&amp;&quot; k&quot;;  IF([.F291]&gt;=1; TEXT([.F291]; &quot;0.0#&quot;);IF([.F291]&gt;=0.001; TEXT([.F291]*1000; &quot;0.0#&quot;)&amp;&quot; m&quot;; IF([.F291]&gt;=0.000001; TEXT([.F291]*1000000; &quot;0.0#&quot;)&amp;&quot; µ&quot;;IF([.F291]&gt;=0.000000001; TEXT([.F291]*1000000000; &quot;0.0#&quot;)&amp;&quot; n&quot;; IF([.F291]&gt;=0.000000000001; TEXT([.F291]*1000000000000; &quot;0.0#&quot;)&amp;&quot; p&quot;;TEXT([.F291]; &quot;0.0#&quot;))))))))" office:value-type="string" office:string-value="8.2" calcext:value-type="string">
            <text:p>8.2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9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table:formula="of:=[.B292]+[.C292]+[.D292]+[.E292]" office:value-type="float" office:value="56" calcext:value-type="float">
            <text:p>56</text:p>
          </table:table-cell>
          <table:table-cell table:style-name="ce6" table:formula="of:=IF([.F292]&gt;=1000000; TEXT([.F292]/1000000; &quot;0.0#&quot;)&amp;&quot; M&quot;; IF([.F292]&gt;=1000; TEXT([.F292]/1000; &quot;0.0#&quot;)&amp;&quot; k&quot;;  IF([.F292]&gt;=1; TEXT([.F292]; &quot;0.0#&quot;);IF([.F292]&gt;=0.001; TEXT([.F292]*1000; &quot;0.0#&quot;)&amp;&quot; m&quot;; IF([.F292]&gt;=0.000001; TEXT([.F292]*1000000; &quot;0.0#&quot;)&amp;&quot; µ&quot;;IF([.F292]&gt;=0.000000001; TEXT([.F292]*1000000000; &quot;0.0#&quot;)&amp;&quot; n&quot;; IF([.F292]&gt;=0.000000000001; TEXT([.F292]*1000000000000; &quot;0.0#&quot;)&amp;&quot; p&quot;;TEXT([.F292]; &quot;0.0#&quot;))))))))" office:value-type="string" office:string-value="56.0" calcext:value-type="string">
            <text:p>56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9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2" calcext:value-type="float">
            <text:p>62</text:p>
          </table:table-cell>
          <table:table-cell table:number-columns-repeated="3"/>
          <table:table-cell table:formula="of:=[.B293]+[.C293]+[.D293]+[.E293]" office:value-type="float" office:value="62" calcext:value-type="float">
            <text:p>62</text:p>
          </table:table-cell>
          <table:table-cell table:style-name="ce6" table:formula="of:=IF([.F293]&gt;=1000000; TEXT([.F293]/1000000; &quot;0.0#&quot;)&amp;&quot; M&quot;; IF([.F293]&gt;=1000; TEXT([.F293]/1000; &quot;0.0#&quot;)&amp;&quot; k&quot;;  IF([.F293]&gt;=1; TEXT([.F293]; &quot;0.0#&quot;);IF([.F293]&gt;=0.001; TEXT([.F293]*1000; &quot;0.0#&quot;)&amp;&quot; m&quot;; IF([.F293]&gt;=0.000001; TEXT([.F293]*1000000; &quot;0.0#&quot;)&amp;&quot; µ&quot;;IF([.F293]&gt;=0.000000001; TEXT([.F293]*1000000000; &quot;0.0#&quot;)&amp;&quot; n&quot;; IF([.F293]&gt;=0.000000000001; TEXT([.F293]*1000000000000; &quot;0.0#&quot;)&amp;&quot; p&quot;;TEXT([.F293]; &quot;0.0#&quot;))))))))" office:value-type="string" office:string-value="62.0" calcext:value-type="string">
            <text:p>62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9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table:formula="of:=[.B294]+[.C294]+[.D294]+[.E294]" office:value-type="float" office:value="68" calcext:value-type="float">
            <text:p>68</text:p>
          </table:table-cell>
          <table:table-cell table:style-name="ce6" table:formula="of:=IF([.F294]&gt;=1000000; TEXT([.F294]/1000000; &quot;0.0#&quot;)&amp;&quot; M&quot;; IF([.F294]&gt;=1000; TEXT([.F294]/1000; &quot;0.0#&quot;)&amp;&quot; k&quot;;  IF([.F294]&gt;=1; TEXT([.F294]; &quot;0.0#&quot;);IF([.F294]&gt;=0.001; TEXT([.F294]*1000; &quot;0.0#&quot;)&amp;&quot; m&quot;; IF([.F294]&gt;=0.000001; TEXT([.F294]*1000000; &quot;0.0#&quot;)&amp;&quot; µ&quot;;IF([.F294]&gt;=0.000000001; TEXT([.F294]*1000000000; &quot;0.0#&quot;)&amp;&quot; n&quot;; IF([.F294]&gt;=0.000000000001; TEXT([.F294]*1000000000000; &quot;0.0#&quot;)&amp;&quot; p&quot;;TEXT([.F294]; &quot;0.0#&quot;))))))))" office:value-type="string" office:string-value="68.0" calcext:value-type="string">
            <text:p>68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9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formula="of:=[.B295]+[.C295]+[.D295]+[.E295]" office:value-type="float" office:value="75" calcext:value-type="float">
            <text:p>75</text:p>
          </table:table-cell>
          <table:table-cell table:style-name="ce6" table:formula="of:=IF([.F295]&gt;=1000000; TEXT([.F295]/1000000; &quot;0.0#&quot;)&amp;&quot; M&quot;; IF([.F295]&gt;=1000; TEXT([.F295]/1000; &quot;0.0#&quot;)&amp;&quot; k&quot;;  IF([.F295]&gt;=1; TEXT([.F295]; &quot;0.0#&quot;);IF([.F295]&gt;=0.001; TEXT([.F295]*1000; &quot;0.0#&quot;)&amp;&quot; m&quot;; IF([.F295]&gt;=0.000001; TEXT([.F295]*1000000; &quot;0.0#&quot;)&amp;&quot; µ&quot;;IF([.F295]&gt;=0.000000001; TEXT([.F295]*1000000000; &quot;0.0#&quot;)&amp;&quot; n&quot;; IF([.F295]&gt;=0.000000000001; TEXT([.F295]*1000000000000; &quot;0.0#&quot;)&amp;&quot; p&quot;;TEXT([.F295]; &quot;0.0#&quot;))))))))" office:value-type="string" office:string-value="75.0" calcext:value-type="string">
            <text:p>75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9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70" calcext:value-type="float">
            <text:p>470</text:p>
          </table:table-cell>
          <table:table-cell table:number-columns-repeated="3"/>
          <table:table-cell table:formula="of:=[.B296]+[.C296]+[.D296]+[.E296]" office:value-type="float" office:value="470" calcext:value-type="float">
            <text:p>470</text:p>
          </table:table-cell>
          <table:table-cell table:style-name="ce6" table:formula="of:=IF([.F296]&gt;=1000000; TEXT([.F296]/1000000; &quot;0.0#&quot;)&amp;&quot; M&quot;; IF([.F296]&gt;=1000; TEXT([.F296]/1000; &quot;0.0#&quot;)&amp;&quot; k&quot;;  IF([.F296]&gt;=1; TEXT([.F296]; &quot;0.0#&quot;);IF([.F296]&gt;=0.001; TEXT([.F296]*1000; &quot;0.0#&quot;)&amp;&quot; m&quot;; IF([.F296]&gt;=0.000001; TEXT([.F296]*1000000; &quot;0.0#&quot;)&amp;&quot; µ&quot;;IF([.F296]&gt;=0.000000001; TEXT([.F296]*1000000000; &quot;0.0#&quot;)&amp;&quot; n&quot;; IF([.F296]&gt;=0.000000000001; TEXT([.F296]*1000000000000; &quot;0.0#&quot;)&amp;&quot; p&quot;;TEXT([.F296]; &quot;0.0#&quot;))))))))" office:value-type="string" office:string-value="470.0" calcext:value-type="string">
            <text:p>47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9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10" calcext:value-type="float">
            <text:p>510</text:p>
          </table:table-cell>
          <table:table-cell table:number-columns-repeated="3"/>
          <table:table-cell table:formula="of:=[.B297]+[.C297]+[.D297]+[.E297]" office:value-type="float" office:value="510" calcext:value-type="float">
            <text:p>510</text:p>
          </table:table-cell>
          <table:table-cell table:style-name="ce6" table:formula="of:=IF([.F297]&gt;=1000000; TEXT([.F297]/1000000; &quot;0.0#&quot;)&amp;&quot; M&quot;; IF([.F297]&gt;=1000; TEXT([.F297]/1000; &quot;0.0#&quot;)&amp;&quot; k&quot;;  IF([.F297]&gt;=1; TEXT([.F297]; &quot;0.0#&quot;);IF([.F297]&gt;=0.001; TEXT([.F297]*1000; &quot;0.0#&quot;)&amp;&quot; m&quot;; IF([.F297]&gt;=0.000001; TEXT([.F297]*1000000; &quot;0.0#&quot;)&amp;&quot; µ&quot;;IF([.F297]&gt;=0.000000001; TEXT([.F297]*1000000000; &quot;0.0#&quot;)&amp;&quot; n&quot;; IF([.F297]&gt;=0.000000000001; TEXT([.F297]*1000000000000; &quot;0.0#&quot;)&amp;&quot; p&quot;;TEXT([.F297]; &quot;0.0#&quot;))))))))" office:value-type="string" office:string-value="510.0" calcext:value-type="string">
            <text:p>51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9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60" calcext:value-type="float">
            <text:p>560</text:p>
          </table:table-cell>
          <table:table-cell table:number-columns-repeated="3"/>
          <table:table-cell table:formula="of:=[.B298]+[.C298]+[.D298]+[.E298]" office:value-type="float" office:value="560" calcext:value-type="float">
            <text:p>560</text:p>
          </table:table-cell>
          <table:table-cell table:style-name="ce6" table:formula="of:=IF([.F298]&gt;=1000000; TEXT([.F298]/1000000; &quot;0.0#&quot;)&amp;&quot; M&quot;; IF([.F298]&gt;=1000; TEXT([.F298]/1000; &quot;0.0#&quot;)&amp;&quot; k&quot;;  IF([.F298]&gt;=1; TEXT([.F298]; &quot;0.0#&quot;);IF([.F298]&gt;=0.001; TEXT([.F298]*1000; &quot;0.0#&quot;)&amp;&quot; m&quot;; IF([.F298]&gt;=0.000001; TEXT([.F298]*1000000; &quot;0.0#&quot;)&amp;&quot; µ&quot;;IF([.F298]&gt;=0.000000001; TEXT([.F298]*1000000000; &quot;0.0#&quot;)&amp;&quot; n&quot;; IF([.F298]&gt;=0.000000000001; TEXT([.F298]*1000000000000; &quot;0.0#&quot;)&amp;&quot; p&quot;;TEXT([.F298]; &quot;0.0#&quot;))))))))" office:value-type="string" office:string-value="560.0" calcext:value-type="string">
            <text:p>56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9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20" calcext:value-type="float">
            <text:p>620</text:p>
          </table:table-cell>
          <table:table-cell table:number-columns-repeated="3"/>
          <table:table-cell table:formula="of:=[.B299]+[.C299]+[.D299]+[.E299]" office:value-type="float" office:value="620" calcext:value-type="float">
            <text:p>620</text:p>
          </table:table-cell>
          <table:table-cell table:style-name="ce6" table:formula="of:=IF([.F299]&gt;=1000000; TEXT([.F299]/1000000; &quot;0.0#&quot;)&amp;&quot; M&quot;; IF([.F299]&gt;=1000; TEXT([.F299]/1000; &quot;0.0#&quot;)&amp;&quot; k&quot;;  IF([.F299]&gt;=1; TEXT([.F299]; &quot;0.0#&quot;);IF([.F299]&gt;=0.001; TEXT([.F299]*1000; &quot;0.0#&quot;)&amp;&quot; m&quot;; IF([.F299]&gt;=0.000001; TEXT([.F299]*1000000; &quot;0.0#&quot;)&amp;&quot; µ&quot;;IF([.F299]&gt;=0.000000001; TEXT([.F299]*1000000000; &quot;0.0#&quot;)&amp;&quot; n&quot;; IF([.F299]&gt;=0.000000000001; TEXT([.F299]*1000000000000; &quot;0.0#&quot;)&amp;&quot; p&quot;;TEXT([.F299]; &quot;0.0#&quot;))))))))" office:value-type="string" office:string-value="620.0" calcext:value-type="string">
            <text:p>62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9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700" calcext:value-type="float">
            <text:p>4700</text:p>
          </table:table-cell>
          <table:table-cell table:number-columns-repeated="3"/>
          <table:table-cell table:formula="of:=[.B300]+[.C300]+[.D300]+[.E300]" office:value-type="float" office:value="4700" calcext:value-type="float">
            <text:p>4700</text:p>
          </table:table-cell>
          <table:table-cell table:style-name="ce6" table:formula="of:=IF([.F300]&gt;=1000000; TEXT([.F300]/1000000; &quot;0.0#&quot;)&amp;&quot; M&quot;; IF([.F300]&gt;=1000; TEXT([.F300]/1000; &quot;0.0#&quot;)&amp;&quot; k&quot;;  IF([.F300]&gt;=1; TEXT([.F300]; &quot;0.0#&quot;);IF([.F300]&gt;=0.001; TEXT([.F300]*1000; &quot;0.0#&quot;)&amp;&quot; m&quot;; IF([.F300]&gt;=0.000001; TEXT([.F300]*1000000; &quot;0.0#&quot;)&amp;&quot; µ&quot;;IF([.F300]&gt;=0.000000001; TEXT([.F300]*1000000000; &quot;0.0#&quot;)&amp;&quot; n&quot;; IF([.F300]&gt;=0.000000000001; TEXT([.F300]*1000000000000; &quot;0.0#&quot;)&amp;&quot; p&quot;;TEXT([.F300]; &quot;0.0#&quot;))))))))" office:value-type="string" office:string-value="4.7 k" calcext:value-type="string">
            <text:p>4.7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0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100" calcext:value-type="float">
            <text:p>5100</text:p>
          </table:table-cell>
          <table:table-cell table:number-columns-repeated="3"/>
          <table:table-cell table:formula="of:=[.B301]+[.C301]+[.D301]+[.E301]" office:value-type="float" office:value="5100" calcext:value-type="float">
            <text:p>5100</text:p>
          </table:table-cell>
          <table:table-cell table:style-name="ce6" table:formula="of:=IF([.F301]&gt;=1000000; TEXT([.F301]/1000000; &quot;0.0#&quot;)&amp;&quot; M&quot;; IF([.F301]&gt;=1000; TEXT([.F301]/1000; &quot;0.0#&quot;)&amp;&quot; k&quot;;  IF([.F301]&gt;=1; TEXT([.F301]; &quot;0.0#&quot;);IF([.F301]&gt;=0.001; TEXT([.F301]*1000; &quot;0.0#&quot;)&amp;&quot; m&quot;; IF([.F301]&gt;=0.000001; TEXT([.F301]*1000000; &quot;0.0#&quot;)&amp;&quot; µ&quot;;IF([.F301]&gt;=0.000000001; TEXT([.F301]*1000000000; &quot;0.0#&quot;)&amp;&quot; n&quot;; IF([.F301]&gt;=0.000000000001; TEXT([.F301]*1000000000000; &quot;0.0#&quot;)&amp;&quot; p&quot;;TEXT([.F301]; &quot;0.0#&quot;))))))))" office:value-type="string" office:string-value="5.1 k" calcext:value-type="string">
            <text:p>5.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0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600" calcext:value-type="float">
            <text:p>5600</text:p>
          </table:table-cell>
          <table:table-cell table:number-columns-repeated="3"/>
          <table:table-cell table:formula="of:=[.B302]+[.C302]+[.D302]+[.E302]" office:value-type="float" office:value="5600" calcext:value-type="float">
            <text:p>5600</text:p>
          </table:table-cell>
          <table:table-cell table:style-name="ce6" table:formula="of:=IF([.F302]&gt;=1000000; TEXT([.F302]/1000000; &quot;0.0#&quot;)&amp;&quot; M&quot;; IF([.F302]&gt;=1000; TEXT([.F302]/1000; &quot;0.0#&quot;)&amp;&quot; k&quot;;  IF([.F302]&gt;=1; TEXT([.F302]; &quot;0.0#&quot;);IF([.F302]&gt;=0.001; TEXT([.F302]*1000; &quot;0.0#&quot;)&amp;&quot; m&quot;; IF([.F302]&gt;=0.000001; TEXT([.F302]*1000000; &quot;0.0#&quot;)&amp;&quot; µ&quot;;IF([.F302]&gt;=0.000000001; TEXT([.F302]*1000000000; &quot;0.0#&quot;)&amp;&quot; n&quot;; IF([.F302]&gt;=0.000000000001; TEXT([.F302]*1000000000000; &quot;0.0#&quot;)&amp;&quot; p&quot;;TEXT([.F302]; &quot;0.0#&quot;))))))))" office:value-type="string" office:string-value="5.6 k" calcext:value-type="string">
            <text:p>5.6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0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200" calcext:value-type="float">
            <text:p>6200</text:p>
          </table:table-cell>
          <table:table-cell table:number-columns-repeated="3"/>
          <table:table-cell table:formula="of:=[.B303]+[.C303]+[.D303]+[.E303]" office:value-type="float" office:value="6200" calcext:value-type="float">
            <text:p>6200</text:p>
          </table:table-cell>
          <table:table-cell table:style-name="ce6" table:formula="of:=IF([.F303]&gt;=1000000; TEXT([.F303]/1000000; &quot;0.0#&quot;)&amp;&quot; M&quot;; IF([.F303]&gt;=1000; TEXT([.F303]/1000; &quot;0.0#&quot;)&amp;&quot; k&quot;;  IF([.F303]&gt;=1; TEXT([.F303]; &quot;0.0#&quot;);IF([.F303]&gt;=0.001; TEXT([.F303]*1000; &quot;0.0#&quot;)&amp;&quot; m&quot;; IF([.F303]&gt;=0.000001; TEXT([.F303]*1000000; &quot;0.0#&quot;)&amp;&quot; µ&quot;;IF([.F303]&gt;=0.000000001; TEXT([.F303]*1000000000; &quot;0.0#&quot;)&amp;&quot; n&quot;; IF([.F303]&gt;=0.000000000001; TEXT([.F303]*1000000000000; &quot;0.0#&quot;)&amp;&quot; p&quot;;TEXT([.F303]; &quot;0.0#&quot;))))))))" office:value-type="string" office:string-value="6.2 k" calcext:value-type="string">
            <text:p>6.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0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1000" calcext:value-type="float">
            <text:p>51000</text:p>
          </table:table-cell>
          <table:table-cell table:number-columns-repeated="3"/>
          <table:table-cell table:formula="of:=[.B304]+[.C304]+[.D304]+[.E304]" office:value-type="float" office:value="51000" calcext:value-type="float">
            <text:p>51000</text:p>
          </table:table-cell>
          <table:table-cell table:style-name="ce6" table:formula="of:=IF([.F304]&gt;=1000000; TEXT([.F304]/1000000; &quot;0.0#&quot;)&amp;&quot; M&quot;; IF([.F304]&gt;=1000; TEXT([.F304]/1000; &quot;0.0#&quot;)&amp;&quot; k&quot;;  IF([.F304]&gt;=1; TEXT([.F304]; &quot;0.0#&quot;);IF([.F304]&gt;=0.001; TEXT([.F304]*1000; &quot;0.0#&quot;)&amp;&quot; m&quot;; IF([.F304]&gt;=0.000001; TEXT([.F304]*1000000; &quot;0.0#&quot;)&amp;&quot; µ&quot;;IF([.F304]&gt;=0.000000001; TEXT([.F304]*1000000000; &quot;0.0#&quot;)&amp;&quot; n&quot;; IF([.F304]&gt;=0.000000000001; TEXT([.F304]*1000000000000; &quot;0.0#&quot;)&amp;&quot; p&quot;;TEXT([.F304]; &quot;0.0#&quot;))))))))" office:value-type="string" office:string-value="51.0 k" calcext:value-type="string">
            <text:p>5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0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6000" calcext:value-type="float">
            <text:p>56000</text:p>
          </table:table-cell>
          <table:table-cell table:number-columns-repeated="3"/>
          <table:table-cell table:formula="of:=[.B305]+[.C305]+[.D305]+[.E305]" office:value-type="float" office:value="56000" calcext:value-type="float">
            <text:p>56000</text:p>
          </table:table-cell>
          <table:table-cell table:style-name="ce6" table:formula="of:=IF([.F305]&gt;=1000000; TEXT([.F305]/1000000; &quot;0.0#&quot;)&amp;&quot; M&quot;; IF([.F305]&gt;=1000; TEXT([.F305]/1000; &quot;0.0#&quot;)&amp;&quot; k&quot;;  IF([.F305]&gt;=1; TEXT([.F305]; &quot;0.0#&quot;);IF([.F305]&gt;=0.001; TEXT([.F305]*1000; &quot;0.0#&quot;)&amp;&quot; m&quot;; IF([.F305]&gt;=0.000001; TEXT([.F305]*1000000; &quot;0.0#&quot;)&amp;&quot; µ&quot;;IF([.F305]&gt;=0.000000001; TEXT([.F305]*1000000000; &quot;0.0#&quot;)&amp;&quot; n&quot;; IF([.F305]&gt;=0.000000000001; TEXT([.F305]*1000000000000; &quot;0.0#&quot;)&amp;&quot; p&quot;;TEXT([.F305]; &quot;0.0#&quot;))))))))" office:value-type="string" office:string-value="56.0 k" calcext:value-type="string">
            <text:p>56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0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2000" calcext:value-type="float">
            <text:p>62000</text:p>
          </table:table-cell>
          <table:table-cell table:number-columns-repeated="3"/>
          <table:table-cell table:formula="of:=[.B306]+[.C306]+[.D306]+[.E306]" office:value-type="float" office:value="62000" calcext:value-type="float">
            <text:p>62000</text:p>
          </table:table-cell>
          <table:table-cell table:style-name="ce6" table:formula="of:=IF([.F306]&gt;=1000000; TEXT([.F306]/1000000; &quot;0.0#&quot;)&amp;&quot; M&quot;; IF([.F306]&gt;=1000; TEXT([.F306]/1000; &quot;0.0#&quot;)&amp;&quot; k&quot;;  IF([.F306]&gt;=1; TEXT([.F306]; &quot;0.0#&quot;);IF([.F306]&gt;=0.001; TEXT([.F306]*1000; &quot;0.0#&quot;)&amp;&quot; m&quot;; IF([.F306]&gt;=0.000001; TEXT([.F306]*1000000; &quot;0.0#&quot;)&amp;&quot; µ&quot;;IF([.F306]&gt;=0.000000001; TEXT([.F306]*1000000000; &quot;0.0#&quot;)&amp;&quot; n&quot;; IF([.F306]&gt;=0.000000000001; TEXT([.F306]*1000000000000; &quot;0.0#&quot;)&amp;&quot; p&quot;;TEXT([.F306]; &quot;0.0#&quot;))))))))" office:value-type="string" office:string-value="62.0 k" calcext:value-type="string">
            <text:p>6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0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8000" calcext:value-type="float">
            <text:p>68000</text:p>
          </table:table-cell>
          <table:table-cell table:number-columns-repeated="3"/>
          <table:table-cell table:formula="of:=[.B307]+[.C307]+[.D307]+[.E307]" office:value-type="float" office:value="68000" calcext:value-type="float">
            <text:p>68000</text:p>
          </table:table-cell>
          <table:table-cell table:style-name="ce6" table:formula="of:=IF([.F307]&gt;=1000000; TEXT([.F307]/1000000; &quot;0.0#&quot;)&amp;&quot; M&quot;; IF([.F307]&gt;=1000; TEXT([.F307]/1000; &quot;0.0#&quot;)&amp;&quot; k&quot;;  IF([.F307]&gt;=1; TEXT([.F307]; &quot;0.0#&quot;);IF([.F307]&gt;=0.001; TEXT([.F307]*1000; &quot;0.0#&quot;)&amp;&quot; m&quot;; IF([.F307]&gt;=0.000001; TEXT([.F307]*1000000; &quot;0.0#&quot;)&amp;&quot; µ&quot;;IF([.F307]&gt;=0.000000001; TEXT([.F307]*1000000000; &quot;0.0#&quot;)&amp;&quot; n&quot;; IF([.F307]&gt;=0.000000000001; TEXT([.F307]*1000000000000; &quot;0.0#&quot;)&amp;&quot; p&quot;;TEXT([.F307]; &quot;0.0#&quot;))))))))" office:value-type="string" office:string-value="68.0 k" calcext:value-type="string">
            <text:p>68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0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20000" calcext:value-type="float">
            <text:p>620000</text:p>
          </table:table-cell>
          <table:table-cell table:number-columns-repeated="3"/>
          <table:table-cell table:formula="of:=[.B308]+[.C308]+[.D308]+[.E308]" office:value-type="float" office:value="620000" calcext:value-type="float">
            <text:p>620000</text:p>
          </table:table-cell>
          <table:table-cell table:style-name="ce6" table:formula="of:=IF([.F308]&gt;=1000000; TEXT([.F308]/1000000; &quot;0.0#&quot;)&amp;&quot; M&quot;; IF([.F308]&gt;=1000; TEXT([.F308]/1000; &quot;0.0#&quot;)&amp;&quot; k&quot;;  IF([.F308]&gt;=1; TEXT([.F308]; &quot;0.0#&quot;);IF([.F308]&gt;=0.001; TEXT([.F308]*1000; &quot;0.0#&quot;)&amp;&quot; m&quot;; IF([.F308]&gt;=0.000001; TEXT([.F308]*1000000; &quot;0.0#&quot;)&amp;&quot; µ&quot;;IF([.F308]&gt;=0.000000001; TEXT([.F308]*1000000000; &quot;0.0#&quot;)&amp;&quot; n&quot;; IF([.F308]&gt;=0.000000000001; TEXT([.F308]*1000000000000; &quot;0.0#&quot;)&amp;&quot; p&quot;;TEXT([.F308]; &quot;0.0#&quot;))))))))" office:value-type="string" office:string-value="620.0 k" calcext:value-type="string">
            <text:p>62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0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80000" calcext:value-type="float">
            <text:p>680000</text:p>
          </table:table-cell>
          <table:table-cell table:number-columns-repeated="3"/>
          <table:table-cell table:formula="of:=[.B309]+[.C309]+[.D309]+[.E309]" office:value-type="float" office:value="680000" calcext:value-type="float">
            <text:p>680000</text:p>
          </table:table-cell>
          <table:table-cell table:style-name="ce6" table:formula="of:=IF([.F309]&gt;=1000000; TEXT([.F309]/1000000; &quot;0.0#&quot;)&amp;&quot; M&quot;; IF([.F309]&gt;=1000; TEXT([.F309]/1000; &quot;0.0#&quot;)&amp;&quot; k&quot;;  IF([.F309]&gt;=1; TEXT([.F309]; &quot;0.0#&quot;);IF([.F309]&gt;=0.001; TEXT([.F309]*1000; &quot;0.0#&quot;)&amp;&quot; m&quot;; IF([.F309]&gt;=0.000001; TEXT([.F309]*1000000; &quot;0.0#&quot;)&amp;&quot; µ&quot;;IF([.F309]&gt;=0.000000001; TEXT([.F309]*1000000000; &quot;0.0#&quot;)&amp;&quot; n&quot;; IF([.F309]&gt;=0.000000000001; TEXT([.F309]*1000000000000; &quot;0.0#&quot;)&amp;&quot; p&quot;;TEXT([.F309]; &quot;0.0#&quot;))))))))" office:value-type="string" office:string-value="680.0 k" calcext:value-type="string">
            <text:p>68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0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50000" calcext:value-type="float">
            <text:p>750000</text:p>
          </table:table-cell>
          <table:table-cell table:number-columns-repeated="3"/>
          <table:table-cell table:formula="of:=[.B310]+[.C310]+[.D310]+[.E310]" office:value-type="float" office:value="750000" calcext:value-type="float">
            <text:p>750000</text:p>
          </table:table-cell>
          <table:table-cell table:style-name="ce6" table:formula="of:=IF([.F310]&gt;=1000000; TEXT([.F310]/1000000; &quot;0.0#&quot;)&amp;&quot; M&quot;; IF([.F310]&gt;=1000; TEXT([.F310]/1000; &quot;0.0#&quot;)&amp;&quot; k&quot;;  IF([.F310]&gt;=1; TEXT([.F310]; &quot;0.0#&quot;);IF([.F310]&gt;=0.001; TEXT([.F310]*1000; &quot;0.0#&quot;)&amp;&quot; m&quot;; IF([.F310]&gt;=0.000001; TEXT([.F310]*1000000; &quot;0.0#&quot;)&amp;&quot; µ&quot;;IF([.F310]&gt;=0.000000001; TEXT([.F310]*1000000000; &quot;0.0#&quot;)&amp;&quot; n&quot;; IF([.F310]&gt;=0.000000000001; TEXT([.F310]*1000000000000; &quot;0.0#&quot;)&amp;&quot; p&quot;;TEXT([.F310]; &quot;0.0#&quot;))))))))" office:value-type="string" office:string-value="750.0 k" calcext:value-type="string">
            <text:p>75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1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20000" calcext:value-type="float">
            <text:p>820000</text:p>
          </table:table-cell>
          <table:table-cell table:number-columns-repeated="3"/>
          <table:table-cell table:formula="of:=[.B311]+[.C311]+[.D311]+[.E311]" office:value-type="float" office:value="820000" calcext:value-type="float">
            <text:p>820000</text:p>
          </table:table-cell>
          <table:table-cell table:style-name="ce6" table:formula="of:=IF([.F311]&gt;=1000000; TEXT([.F311]/1000000; &quot;0.0#&quot;)&amp;&quot; M&quot;; IF([.F311]&gt;=1000; TEXT([.F311]/1000; &quot;0.0#&quot;)&amp;&quot; k&quot;;  IF([.F311]&gt;=1; TEXT([.F311]; &quot;0.0#&quot;);IF([.F311]&gt;=0.001; TEXT([.F311]*1000; &quot;0.0#&quot;)&amp;&quot; m&quot;; IF([.F311]&gt;=0.000001; TEXT([.F311]*1000000; &quot;0.0#&quot;)&amp;&quot; µ&quot;;IF([.F311]&gt;=0.000000001; TEXT([.F311]*1000000000; &quot;0.0#&quot;)&amp;&quot; n&quot;; IF([.F311]&gt;=0.000000000001; TEXT([.F311]*1000000000000; &quot;0.0#&quot;)&amp;&quot; p&quot;;TEXT([.F311]; &quot;0.0#&quot;))))))))" office:value-type="string" office:string-value="820.0 k" calcext:value-type="string">
            <text:p>82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1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16" office:value-type="float" office:value="110000" calcext:value-type="float">
            <text:p>110000</text:p>
          </table:table-cell>
          <table:table-cell table:number-columns-repeated="3"/>
          <table:table-cell table:formula="of:=[.B312]+[.C312]+[.D312]+[.E312]" office:value-type="float" office:value="110000" calcext:value-type="float">
            <text:p>110000</text:p>
          </table:table-cell>
          <table:table-cell table:style-name="ce6" table:formula="of:=IF([.F312]&gt;=1000000; TEXT([.F312]/1000000; &quot;0.0#&quot;)&amp;&quot; M&quot;; IF([.F312]&gt;=1000; TEXT([.F312]/1000; &quot;0.0#&quot;)&amp;&quot; k&quot;;  IF([.F312]&gt;=1; TEXT([.F312]; &quot;0.0#&quot;);IF([.F312]&gt;=0.001; TEXT([.F312]*1000; &quot;0.0#&quot;)&amp;&quot; m&quot;; IF([.F312]&gt;=0.000001; TEXT([.F312]*1000000; &quot;0.0#&quot;)&amp;&quot; µ&quot;;IF([.F312]&gt;=0.000000001; TEXT([.F312]*1000000000; &quot;0.0#&quot;)&amp;&quot; n&quot;; IF([.F312]&gt;=0.000000000001; TEXT([.F312]*1000000000000; &quot;0.0#&quot;)&amp;&quot; p&quot;;TEXT([.F312]; &quot;0.0#&quot;))))))))" office:value-type="string" office:string-value="110.0 k" calcext:value-type="string">
            <text:p>11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89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1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3000" calcext:value-type="float">
            <text:p>113000</text:p>
          </table:table-cell>
          <table:table-cell table:number-columns-repeated="3"/>
          <table:table-cell table:formula="of:=[.B313]+[.C313]+[.D313]+[.E313]" office:value-type="float" office:value="113000" calcext:value-type="float">
            <text:p>113000</text:p>
          </table:table-cell>
          <table:table-cell table:style-name="ce6" table:formula="of:=IF([.F313]&gt;=1000000; TEXT([.F313]/1000000; &quot;0.0#&quot;)&amp;&quot; M&quot;; IF([.F313]&gt;=1000; TEXT([.F313]/1000; &quot;0.0#&quot;)&amp;&quot; k&quot;;  IF([.F313]&gt;=1; TEXT([.F313]; &quot;0.0#&quot;);IF([.F313]&gt;=0.001; TEXT([.F313]*1000; &quot;0.0#&quot;)&amp;&quot; m&quot;; IF([.F313]&gt;=0.000001; TEXT([.F313]*1000000; &quot;0.0#&quot;)&amp;&quot; µ&quot;;IF([.F313]&gt;=0.000000001; TEXT([.F313]*1000000000; &quot;0.0#&quot;)&amp;&quot; n&quot;; IF([.F313]&gt;=0.000000000001; TEXT([.F313]*1000000000000; &quot;0.0#&quot;)&amp;&quot; p&quot;;TEXT([.F313]; &quot;0.0#&quot;))))))))" office:value-type="string" office:string-value="113.0 k" calcext:value-type="string">
            <text:p>113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1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5000" calcext:value-type="float">
            <text:p>115000</text:p>
          </table:table-cell>
          <table:table-cell table:number-columns-repeated="3"/>
          <table:table-cell table:formula="of:=[.B314]+[.C314]+[.D314]+[.E314]" office:value-type="float" office:value="115000" calcext:value-type="float">
            <text:p>115000</text:p>
          </table:table-cell>
          <table:table-cell table:style-name="ce6" table:formula="of:=IF([.F314]&gt;=1000000; TEXT([.F314]/1000000; &quot;0.0#&quot;)&amp;&quot; M&quot;; IF([.F314]&gt;=1000; TEXT([.F314]/1000; &quot;0.0#&quot;)&amp;&quot; k&quot;;  IF([.F314]&gt;=1; TEXT([.F314]; &quot;0.0#&quot;);IF([.F314]&gt;=0.001; TEXT([.F314]*1000; &quot;0.0#&quot;)&amp;&quot; m&quot;; IF([.F314]&gt;=0.000001; TEXT([.F314]*1000000; &quot;0.0#&quot;)&amp;&quot; µ&quot;;IF([.F314]&gt;=0.000000001; TEXT([.F314]*1000000000; &quot;0.0#&quot;)&amp;&quot; n&quot;; IF([.F314]&gt;=0.000000000001; TEXT([.F314]*1000000000000; &quot;0.0#&quot;)&amp;&quot; p&quot;;TEXT([.F314]; &quot;0.0#&quot;))))))))" office:value-type="string" office:string-value="115.0 k" calcext:value-type="string">
            <text:p>115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1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8000" calcext:value-type="float">
            <text:p>118000</text:p>
          </table:table-cell>
          <table:table-cell table:number-columns-repeated="3"/>
          <table:table-cell table:formula="of:=[.B315]+[.C315]+[.D315]+[.E315]" office:value-type="float" office:value="118000" calcext:value-type="float">
            <text:p>118000</text:p>
          </table:table-cell>
          <table:table-cell table:style-name="ce6" table:formula="of:=IF([.F315]&gt;=1000000; TEXT([.F315]/1000000; &quot;0.0#&quot;)&amp;&quot; M&quot;; IF([.F315]&gt;=1000; TEXT([.F315]/1000; &quot;0.0#&quot;)&amp;&quot; k&quot;;  IF([.F315]&gt;=1; TEXT([.F315]; &quot;0.0#&quot;);IF([.F315]&gt;=0.001; TEXT([.F315]*1000; &quot;0.0#&quot;)&amp;&quot; m&quot;; IF([.F315]&gt;=0.000001; TEXT([.F315]*1000000; &quot;0.0#&quot;)&amp;&quot; µ&quot;;IF([.F315]&gt;=0.000000001; TEXT([.F315]*1000000000; &quot;0.0#&quot;)&amp;&quot; n&quot;; IF([.F315]&gt;=0.000000000001; TEXT([.F315]*1000000000000; &quot;0.0#&quot;)&amp;&quot; p&quot;;TEXT([.F315]; &quot;0.0#&quot;))))))))" office:value-type="string" office:string-value="118.0 k" calcext:value-type="string">
            <text:p>118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1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150" calcext:value-type="float">
            <text:p>2150</text:p>
          </table:table-cell>
          <table:table-cell table:number-columns-repeated="3"/>
          <table:table-cell table:formula="of:=[.B316]+[.C316]+[.D316]+[.E316]" office:value-type="float" office:value="2150" calcext:value-type="float">
            <text:p>2150</text:p>
          </table:table-cell>
          <table:table-cell table:style-name="ce6" table:formula="of:=IF([.F316]&gt;=1000000; TEXT([.F316]/1000000; &quot;0.0#&quot;)&amp;&quot; M&quot;; IF([.F316]&gt;=1000; TEXT([.F316]/1000; &quot;0.0#&quot;)&amp;&quot; k&quot;;  IF([.F316]&gt;=1; TEXT([.F316]; &quot;0.0#&quot;);IF([.F316]&gt;=0.001; TEXT([.F316]*1000; &quot;0.0#&quot;)&amp;&quot; m&quot;; IF([.F316]&gt;=0.000001; TEXT([.F316]*1000000; &quot;0.0#&quot;)&amp;&quot; µ&quot;;IF([.F316]&gt;=0.000000001; TEXT([.F316]*1000000000; &quot;0.0#&quot;)&amp;&quot; n&quot;; IF([.F316]&gt;=0.000000000001; TEXT([.F316]*1000000000000; &quot;0.0#&quot;)&amp;&quot; p&quot;;TEXT([.F316]; &quot;0.0#&quot;))))))))" office:value-type="string" office:string-value="2.15 k" calcext:value-type="string">
            <text:p>2.1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43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1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10" calcext:value-type="float">
            <text:p>2210</text:p>
          </table:table-cell>
          <table:table-cell table:number-columns-repeated="3"/>
          <table:table-cell table:formula="of:=[.B317]+[.C317]+[.D317]+[.E317]" office:value-type="float" office:value="2210" calcext:value-type="float">
            <text:p>2210</text:p>
          </table:table-cell>
          <table:table-cell table:style-name="ce6" table:formula="of:=IF([.F317]&gt;=1000000; TEXT([.F317]/1000000; &quot;0.0#&quot;)&amp;&quot; M&quot;; IF([.F317]&gt;=1000; TEXT([.F317]/1000; &quot;0.0#&quot;)&amp;&quot; k&quot;;  IF([.F317]&gt;=1; TEXT([.F317]; &quot;0.0#&quot;);IF([.F317]&gt;=0.001; TEXT([.F317]*1000; &quot;0.0#&quot;)&amp;&quot; m&quot;; IF([.F317]&gt;=0.000001; TEXT([.F317]*1000000; &quot;0.0#&quot;)&amp;&quot; µ&quot;;IF([.F317]&gt;=0.000000001; TEXT([.F317]*1000000000; &quot;0.0#&quot;)&amp;&quot; n&quot;; IF([.F317]&gt;=0.000000000001; TEXT([.F317]*1000000000000; &quot;0.0#&quot;)&amp;&quot; p&quot;;TEXT([.F317]; &quot;0.0#&quot;))))))))" office:value-type="string" office:string-value="2.21 k" calcext:value-type="string">
            <text:p>2.2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15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1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60" calcext:value-type="float">
            <text:p>2260</text:p>
          </table:table-cell>
          <table:table-cell table:number-columns-repeated="3"/>
          <table:table-cell table:formula="of:=[.B318]+[.C318]+[.D318]+[.E318]" office:value-type="float" office:value="2260" calcext:value-type="float">
            <text:p>2260</text:p>
          </table:table-cell>
          <table:table-cell table:style-name="ce6" table:formula="of:=IF([.F318]&gt;=1000000; TEXT([.F318]/1000000; &quot;0.0#&quot;)&amp;&quot; M&quot;; IF([.F318]&gt;=1000; TEXT([.F318]/1000; &quot;0.0#&quot;)&amp;&quot; k&quot;;  IF([.F318]&gt;=1; TEXT([.F318]; &quot;0.0#&quot;);IF([.F318]&gt;=0.001; TEXT([.F318]*1000; &quot;0.0#&quot;)&amp;&quot; m&quot;; IF([.F318]&gt;=0.000001; TEXT([.F318]*1000000; &quot;0.0#&quot;)&amp;&quot; µ&quot;;IF([.F318]&gt;=0.000000001; TEXT([.F318]*1000000000; &quot;0.0#&quot;)&amp;&quot; n&quot;; IF([.F318]&gt;=0.000000000001; TEXT([.F318]*1000000000000; &quot;0.0#&quot;)&amp;&quot; p&quot;;TEXT([.F318]; &quot;0.0#&quot;))))))))" office:value-type="string" office:string-value="2.26 k" calcext:value-type="string">
            <text:p>2.26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1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320" calcext:value-type="float">
            <text:p>2320</text:p>
          </table:table-cell>
          <table:table-cell table:number-columns-repeated="3"/>
          <table:table-cell table:formula="of:=[.B319]+[.C319]+[.D319]+[.E319]" office:value-type="float" office:value="2320" calcext:value-type="float">
            <text:p>2320</text:p>
          </table:table-cell>
          <table:table-cell table:style-name="ce6" table:formula="of:=IF([.F319]&gt;=1000000; TEXT([.F319]/1000000; &quot;0.0#&quot;)&amp;&quot; M&quot;; IF([.F319]&gt;=1000; TEXT([.F319]/1000; &quot;0.0#&quot;)&amp;&quot; k&quot;;  IF([.F319]&gt;=1; TEXT([.F319]; &quot;0.0#&quot;);IF([.F319]&gt;=0.001; TEXT([.F319]*1000; &quot;0.0#&quot;)&amp;&quot; m&quot;; IF([.F319]&gt;=0.000001; TEXT([.F319]*1000000; &quot;0.0#&quot;)&amp;&quot; µ&quot;;IF([.F319]&gt;=0.000000001; TEXT([.F319]*1000000000; &quot;0.0#&quot;)&amp;&quot; n&quot;; IF([.F319]&gt;=0.000000000001; TEXT([.F319]*1000000000000; &quot;0.0#&quot;)&amp;&quot; p&quot;;TEXT([.F319]; &quot;0.0#&quot;))))))))" office:value-type="string" office:string-value="2.32 k" calcext:value-type="string">
            <text:p>2.3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1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9600" calcext:value-type="float">
            <text:p>19600</text:p>
          </table:table-cell>
          <table:table-cell table:number-columns-repeated="3"/>
          <table:table-cell table:formula="of:=[.B320]+[.C320]+[.D320]+[.E320]" office:value-type="float" office:value="19600" calcext:value-type="float">
            <text:p>19600</text:p>
          </table:table-cell>
          <table:table-cell table:style-name="ce6" table:formula="of:=IF([.F320]&gt;=1000000; TEXT([.F320]/1000000; &quot;0.0#&quot;)&amp;&quot; M&quot;; IF([.F320]&gt;=1000; TEXT([.F320]/1000; &quot;0.0#&quot;)&amp;&quot; k&quot;;  IF([.F320]&gt;=1; TEXT([.F320]; &quot;0.0#&quot;);IF([.F320]&gt;=0.001; TEXT([.F320]*1000; &quot;0.0#&quot;)&amp;&quot; m&quot;; IF([.F320]&gt;=0.000001; TEXT([.F320]*1000000; &quot;0.0#&quot;)&amp;&quot; µ&quot;;IF([.F320]&gt;=0.000000001; TEXT([.F320]*1000000000; &quot;0.0#&quot;)&amp;&quot; n&quot;; IF([.F320]&gt;=0.000000000001; TEXT([.F320]*1000000000000; &quot;0.0#&quot;)&amp;&quot; p&quot;;TEXT([.F320]; &quot;0.0#&quot;))))))))" office:value-type="string" office:string-value="19.6 k" calcext:value-type="string">
            <text:p>19.6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94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2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table:formula="of:=[.B321]+[.C321]+[.D321]+[.E321]" office:value-type="float" office:value="20000" calcext:value-type="float">
            <text:p>20000</text:p>
          </table:table-cell>
          <table:table-cell table:style-name="ce6" table:formula="of:=IF([.F321]&gt;=1000000; TEXT([.F321]/1000000; &quot;0.0#&quot;)&amp;&quot; M&quot;; IF([.F321]&gt;=1000; TEXT([.F321]/1000; &quot;0.0#&quot;)&amp;&quot; k&quot;;  IF([.F321]&gt;=1; TEXT([.F321]; &quot;0.0#&quot;);IF([.F321]&gt;=0.001; TEXT([.F321]*1000; &quot;0.0#&quot;)&amp;&quot; m&quot;; IF([.F321]&gt;=0.000001; TEXT([.F321]*1000000; &quot;0.0#&quot;)&amp;&quot; µ&quot;;IF([.F321]&gt;=0.000000001; TEXT([.F321]*1000000000; &quot;0.0#&quot;)&amp;&quot; n&quot;; IF([.F321]&gt;=0.000000000001; TEXT([.F321]*1000000000000; &quot;0.0#&quot;)&amp;&quot; p&quot;;TEXT([.F321]; &quot;0.0#&quot;))))))))" office:value-type="string" office:string-value="20.0 k" calcext:value-type="string">
            <text:p>2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36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2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500" calcext:value-type="float">
            <text:p>20500</text:p>
          </table:table-cell>
          <table:table-cell table:number-columns-repeated="3"/>
          <table:table-cell table:formula="of:=[.B322]+[.C322]+[.D322]+[.E322]" office:value-type="float" office:value="20500" calcext:value-type="float">
            <text:p>20500</text:p>
          </table:table-cell>
          <table:table-cell table:style-name="ce6" table:formula="of:=IF([.F322]&gt;=1000000; TEXT([.F322]/1000000; &quot;0.0#&quot;)&amp;&quot; M&quot;; IF([.F322]&gt;=1000; TEXT([.F322]/1000; &quot;0.0#&quot;)&amp;&quot; k&quot;;  IF([.F322]&gt;=1; TEXT([.F322]; &quot;0.0#&quot;);IF([.F322]&gt;=0.001; TEXT([.F322]*1000; &quot;0.0#&quot;)&amp;&quot; m&quot;; IF([.F322]&gt;=0.000001; TEXT([.F322]*1000000; &quot;0.0#&quot;)&amp;&quot; µ&quot;;IF([.F322]&gt;=0.000000001; TEXT([.F322]*1000000000; &quot;0.0#&quot;)&amp;&quot; n&quot;; IF([.F322]&gt;=0.000000000001; TEXT([.F322]*1000000000000; &quot;0.0#&quot;)&amp;&quot; p&quot;;TEXT([.F322]; &quot;0.0#&quot;))))))))" office:value-type="string" office:string-value="20.5 k" calcext:value-type="string">
            <text:p>20.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2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1000" calcext:value-type="float">
            <text:p>21000</text:p>
          </table:table-cell>
          <table:table-cell table:number-columns-repeated="3"/>
          <table:table-cell table:formula="of:=[.B323]+[.C323]+[.D323]+[.E323]" office:value-type="float" office:value="21000" calcext:value-type="float">
            <text:p>21000</text:p>
          </table:table-cell>
          <table:table-cell table:style-name="ce6" table:formula="of:=IF([.F323]&gt;=1000000; TEXT([.F323]/1000000; &quot;0.0#&quot;)&amp;&quot; M&quot;; IF([.F323]&gt;=1000; TEXT([.F323]/1000; &quot;0.0#&quot;)&amp;&quot; k&quot;;  IF([.F323]&gt;=1; TEXT([.F323]; &quot;0.0#&quot;);IF([.F323]&gt;=0.001; TEXT([.F323]*1000; &quot;0.0#&quot;)&amp;&quot; m&quot;; IF([.F323]&gt;=0.000001; TEXT([.F323]*1000000; &quot;0.0#&quot;)&amp;&quot; µ&quot;;IF([.F323]&gt;=0.000000001; TEXT([.F323]*1000000000; &quot;0.0#&quot;)&amp;&quot; n&quot;; IF([.F323]&gt;=0.000000000001; TEXT([.F323]*1000000000000; &quot;0.0#&quot;)&amp;&quot; p&quot;;TEXT([.F323]; &quot;0.0#&quot;))))))))" office:value-type="string" office:string-value="21.0 k" calcext:value-type="string">
            <text:p>2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2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1000" calcext:value-type="float">
            <text:p>121000</text:p>
          </table:table-cell>
          <table:table-cell table:number-columns-repeated="3"/>
          <table:table-cell table:formula="of:=[.B324]+[.C324]+[.D324]+[.E324]" office:value-type="float" office:value="121000" calcext:value-type="float">
            <text:p>121000</text:p>
          </table:table-cell>
          <table:table-cell table:style-name="ce6" table:formula="of:=IF([.F324]&gt;=1000000; TEXT([.F324]/1000000; &quot;0.0#&quot;)&amp;&quot; M&quot;; IF([.F324]&gt;=1000; TEXT([.F324]/1000; &quot;0.0#&quot;)&amp;&quot; k&quot;;  IF([.F324]&gt;=1; TEXT([.F324]; &quot;0.0#&quot;);IF([.F324]&gt;=0.001; TEXT([.F324]*1000; &quot;0.0#&quot;)&amp;&quot; m&quot;; IF([.F324]&gt;=0.000001; TEXT([.F324]*1000000; &quot;0.0#&quot;)&amp;&quot; µ&quot;;IF([.F324]&gt;=0.000000001; TEXT([.F324]*1000000000; &quot;0.0#&quot;)&amp;&quot; n&quot;; IF([.F324]&gt;=0.000000000001; TEXT([.F324]*1000000000000; &quot;0.0#&quot;)&amp;&quot; p&quot;;TEXT([.F324]; &quot;0.0#&quot;))))))))" office:value-type="string" office:string-value="121.0 k" calcext:value-type="string">
            <text:p>12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2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4000" calcext:value-type="float">
            <text:p>124000</text:p>
          </table:table-cell>
          <table:table-cell table:number-columns-repeated="3"/>
          <table:table-cell table:formula="of:=[.B325]+[.C325]+[.D325]+[.E325]" office:value-type="float" office:value="124000" calcext:value-type="float">
            <text:p>124000</text:p>
          </table:table-cell>
          <table:table-cell table:style-name="ce6" table:formula="of:=IF([.F325]&gt;=1000000; TEXT([.F325]/1000000; &quot;0.0#&quot;)&amp;&quot; M&quot;; IF([.F325]&gt;=1000; TEXT([.F325]/1000; &quot;0.0#&quot;)&amp;&quot; k&quot;;  IF([.F325]&gt;=1; TEXT([.F325]; &quot;0.0#&quot;);IF([.F325]&gt;=0.001; TEXT([.F325]*1000; &quot;0.0#&quot;)&amp;&quot; m&quot;; IF([.F325]&gt;=0.000001; TEXT([.F325]*1000000; &quot;0.0#&quot;)&amp;&quot; µ&quot;;IF([.F325]&gt;=0.000000001; TEXT([.F325]*1000000000; &quot;0.0#&quot;)&amp;&quot; n&quot;; IF([.F325]&gt;=0.000000000001; TEXT([.F325]*1000000000000; &quot;0.0#&quot;)&amp;&quot; p&quot;;TEXT([.F325]; &quot;0.0#&quot;))))))))" office:value-type="string" office:string-value="124.0 k" calcext:value-type="string">
            <text:p>124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2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7000" calcext:value-type="float">
            <text:p>127000</text:p>
          </table:table-cell>
          <table:table-cell table:number-columns-repeated="3"/>
          <table:table-cell table:formula="of:=[.B326]+[.C326]+[.D326]+[.E326]" office:value-type="float" office:value="127000" calcext:value-type="float">
            <text:p>127000</text:p>
          </table:table-cell>
          <table:table-cell table:style-name="ce6" table:formula="of:=IF([.F326]&gt;=1000000; TEXT([.F326]/1000000; &quot;0.0#&quot;)&amp;&quot; M&quot;; IF([.F326]&gt;=1000; TEXT([.F326]/1000; &quot;0.0#&quot;)&amp;&quot; k&quot;;  IF([.F326]&gt;=1; TEXT([.F326]; &quot;0.0#&quot;);IF([.F326]&gt;=0.001; TEXT([.F326]*1000; &quot;0.0#&quot;)&amp;&quot; m&quot;; IF([.F326]&gt;=0.000001; TEXT([.F326]*1000000; &quot;0.0#&quot;)&amp;&quot; µ&quot;;IF([.F326]&gt;=0.000000001; TEXT([.F326]*1000000000; &quot;0.0#&quot;)&amp;&quot; n&quot;; IF([.F326]&gt;=0.000000000001; TEXT([.F326]*1000000000000; &quot;0.0#&quot;)&amp;&quot; p&quot;;TEXT([.F326]; &quot;0.0#&quot;))))))))" office:value-type="string" office:string-value="127.0 k" calcext:value-type="string">
            <text:p>127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2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0000" calcext:value-type="float">
            <text:p>130000</text:p>
          </table:table-cell>
          <table:table-cell table:number-columns-repeated="3"/>
          <table:table-cell table:formula="of:=[.B327]+[.C327]+[.D327]+[.E327]" office:value-type="float" office:value="130000" calcext:value-type="float">
            <text:p>130000</text:p>
          </table:table-cell>
          <table:table-cell table:style-name="ce6" table:formula="of:=IF([.F327]&gt;=1000000; TEXT([.F327]/1000000; &quot;0.0#&quot;)&amp;&quot; M&quot;; IF([.F327]&gt;=1000; TEXT([.F327]/1000; &quot;0.0#&quot;)&amp;&quot; k&quot;;  IF([.F327]&gt;=1; TEXT([.F327]; &quot;0.0#&quot;);IF([.F327]&gt;=0.001; TEXT([.F327]*1000; &quot;0.0#&quot;)&amp;&quot; m&quot;; IF([.F327]&gt;=0.000001; TEXT([.F327]*1000000; &quot;0.0#&quot;)&amp;&quot; µ&quot;;IF([.F327]&gt;=0.000000001; TEXT([.F327]*1000000000; &quot;0.0#&quot;)&amp;&quot; n&quot;; IF([.F327]&gt;=0.000000000001; TEXT([.F327]*1000000000000; &quot;0.0#&quot;)&amp;&quot; p&quot;;TEXT([.F327]; &quot;0.0#&quot;))))))))" office:value-type="string" office:string-value="130.0 k" calcext:value-type="string">
            <text:p>13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2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1" calcext:value-type="float">
            <text:p>121</text:p>
          </table:table-cell>
          <table:table-cell table:number-columns-repeated="3"/>
          <table:table-cell table:formula="of:=[.B328]+[.C328]+[.D328]+[.E328]" office:value-type="float" office:value="121" calcext:value-type="float">
            <text:p>121</text:p>
          </table:table-cell>
          <table:table-cell table:style-name="ce6" table:formula="of:=IF([.F328]&gt;=1000000; TEXT([.F328]/1000000; &quot;0.0#&quot;)&amp;&quot; M&quot;; IF([.F328]&gt;=1000; TEXT([.F328]/1000; &quot;0.0#&quot;)&amp;&quot; k&quot;;  IF([.F328]&gt;=1; TEXT([.F328]; &quot;0.0#&quot;);IF([.F328]&gt;=0.001; TEXT([.F328]*1000; &quot;0.0#&quot;)&amp;&quot; m&quot;; IF([.F328]&gt;=0.000001; TEXT([.F328]*1000000; &quot;0.0#&quot;)&amp;&quot; µ&quot;;IF([.F328]&gt;=0.000000001; TEXT([.F328]*1000000000; &quot;0.0#&quot;)&amp;&quot; n&quot;; IF([.F328]&gt;=0.000000000001; TEXT([.F328]*1000000000000; &quot;0.0#&quot;)&amp;&quot; p&quot;;TEXT([.F328]; &quot;0.0#&quot;))))))))" office:value-type="string" office:string-value="121.0" calcext:value-type="string">
            <text:p>121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2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4" calcext:value-type="float">
            <text:p>124</text:p>
          </table:table-cell>
          <table:table-cell table:number-columns-repeated="3"/>
          <table:table-cell table:formula="of:=[.B329]+[.C329]+[.D329]+[.E329]" office:value-type="float" office:value="124" calcext:value-type="float">
            <text:p>124</text:p>
          </table:table-cell>
          <table:table-cell table:style-name="ce6" table:formula="of:=IF([.F329]&gt;=1000000; TEXT([.F329]/1000000; &quot;0.0#&quot;)&amp;&quot; M&quot;; IF([.F329]&gt;=1000; TEXT([.F329]/1000; &quot;0.0#&quot;)&amp;&quot; k&quot;;  IF([.F329]&gt;=1; TEXT([.F329]; &quot;0.0#&quot;);IF([.F329]&gt;=0.001; TEXT([.F329]*1000; &quot;0.0#&quot;)&amp;&quot; m&quot;; IF([.F329]&gt;=0.000001; TEXT([.F329]*1000000; &quot;0.0#&quot;)&amp;&quot; µ&quot;;IF([.F329]&gt;=0.000000001; TEXT([.F329]*1000000000; &quot;0.0#&quot;)&amp;&quot; n&quot;; IF([.F329]&gt;=0.000000000001; TEXT([.F329]*1000000000000; &quot;0.0#&quot;)&amp;&quot; p&quot;;TEXT([.F329]; &quot;0.0#&quot;))))))))" office:value-type="string" office:string-value="124.0" calcext:value-type="string">
            <text:p>124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2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7" calcext:value-type="float">
            <text:p>127</text:p>
          </table:table-cell>
          <table:table-cell table:number-columns-repeated="3"/>
          <table:table-cell table:formula="of:=[.B330]+[.C330]+[.D330]+[.E330]" office:value-type="float" office:value="127" calcext:value-type="float">
            <text:p>127</text:p>
          </table:table-cell>
          <table:table-cell table:style-name="ce6" table:formula="of:=IF([.F330]&gt;=1000000; TEXT([.F330]/1000000; &quot;0.0#&quot;)&amp;&quot; M&quot;; IF([.F330]&gt;=1000; TEXT([.F330]/1000; &quot;0.0#&quot;)&amp;&quot; k&quot;;  IF([.F330]&gt;=1; TEXT([.F330]; &quot;0.0#&quot;);IF([.F330]&gt;=0.001; TEXT([.F330]*1000; &quot;0.0#&quot;)&amp;&quot; m&quot;; IF([.F330]&gt;=0.000001; TEXT([.F330]*1000000; &quot;0.0#&quot;)&amp;&quot; µ&quot;;IF([.F330]&gt;=0.000000001; TEXT([.F330]*1000000000; &quot;0.0#&quot;)&amp;&quot; n&quot;; IF([.F330]&gt;=0.000000000001; TEXT([.F330]*1000000000000; &quot;0.0#&quot;)&amp;&quot; p&quot;;TEXT([.F330]; &quot;0.0#&quot;))))))))" office:value-type="string" office:string-value="127.0" calcext:value-type="string">
            <text:p>127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3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0" calcext:value-type="float">
            <text:p>130</text:p>
          </table:table-cell>
          <table:table-cell table:number-columns-repeated="3"/>
          <table:table-cell table:formula="of:=[.B331]+[.C331]+[.D331]+[.E331]" office:value-type="float" office:value="130" calcext:value-type="float">
            <text:p>130</text:p>
          </table:table-cell>
          <table:table-cell table:style-name="ce6" table:formula="of:=IF([.F331]&gt;=1000000; TEXT([.F331]/1000000; &quot;0.0#&quot;)&amp;&quot; M&quot;; IF([.F331]&gt;=1000; TEXT([.F331]/1000; &quot;0.0#&quot;)&amp;&quot; k&quot;;  IF([.F331]&gt;=1; TEXT([.F331]; &quot;0.0#&quot;);IF([.F331]&gt;=0.001; TEXT([.F331]*1000; &quot;0.0#&quot;)&amp;&quot; m&quot;; IF([.F331]&gt;=0.000001; TEXT([.F331]*1000000; &quot;0.0#&quot;)&amp;&quot; µ&quot;;IF([.F331]&gt;=0.000000001; TEXT([.F331]*1000000000; &quot;0.0#&quot;)&amp;&quot; n&quot;; IF([.F331]&gt;=0.000000000001; TEXT([.F331]*1000000000000; &quot;0.0#&quot;)&amp;&quot; p&quot;;TEXT([.F331]; &quot;0.0#&quot;))))))))" office:value-type="string" office:string-value="130.0" calcext:value-type="string">
            <text:p>13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3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62000" calcext:value-type="float">
            <text:p>162000</text:p>
          </table:table-cell>
          <table:table-cell table:number-columns-repeated="3"/>
          <table:table-cell table:formula="of:=[.B332]+[.C332]+[.D332]+[.E332]" office:value-type="float" office:value="162000" calcext:value-type="float">
            <text:p>162000</text:p>
          </table:table-cell>
          <table:table-cell table:style-name="ce6" table:formula="of:=IF([.F332]&gt;=1000000; TEXT([.F332]/1000000; &quot;0.0#&quot;)&amp;&quot; M&quot;; IF([.F332]&gt;=1000; TEXT([.F332]/1000; &quot;0.0#&quot;)&amp;&quot; k&quot;;  IF([.F332]&gt;=1; TEXT([.F332]; &quot;0.0#&quot;);IF([.F332]&gt;=0.001; TEXT([.F332]*1000; &quot;0.0#&quot;)&amp;&quot; m&quot;; IF([.F332]&gt;=0.000001; TEXT([.F332]*1000000; &quot;0.0#&quot;)&amp;&quot; µ&quot;;IF([.F332]&gt;=0.000000001; TEXT([.F332]*1000000000; &quot;0.0#&quot;)&amp;&quot; n&quot;; IF([.F332]&gt;=0.000000000001; TEXT([.F332]*1000000000000; &quot;0.0#&quot;)&amp;&quot; p&quot;;TEXT([.F332]; &quot;0.0#&quot;))))))))" office:value-type="string" office:string-value="162.0 k" calcext:value-type="string">
            <text:p>16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3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65000" calcext:value-type="float">
            <text:p>165000</text:p>
          </table:table-cell>
          <table:table-cell table:number-columns-repeated="3"/>
          <table:table-cell table:formula="of:=[.B333]+[.C333]+[.D333]+[.E333]" office:value-type="float" office:value="165000" calcext:value-type="float">
            <text:p>165000</text:p>
          </table:table-cell>
          <table:table-cell table:style-name="ce6" table:formula="of:=IF([.F333]&gt;=1000000; TEXT([.F333]/1000000; &quot;0.0#&quot;)&amp;&quot; M&quot;; IF([.F333]&gt;=1000; TEXT([.F333]/1000; &quot;0.0#&quot;)&amp;&quot; k&quot;;  IF([.F333]&gt;=1; TEXT([.F333]; &quot;0.0#&quot;);IF([.F333]&gt;=0.001; TEXT([.F333]*1000; &quot;0.0#&quot;)&amp;&quot; m&quot;; IF([.F333]&gt;=0.000001; TEXT([.F333]*1000000; &quot;0.0#&quot;)&amp;&quot; µ&quot;;IF([.F333]&gt;=0.000000001; TEXT([.F333]*1000000000; &quot;0.0#&quot;)&amp;&quot; n&quot;; IF([.F333]&gt;=0.000000000001; TEXT([.F333]*1000000000000; &quot;0.0#&quot;)&amp;&quot; p&quot;;TEXT([.F333]; &quot;0.0#&quot;))))))))" office:value-type="string" office:string-value="165.0 k" calcext:value-type="string">
            <text:p>165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50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3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69000" calcext:value-type="float">
            <text:p>169000</text:p>
          </table:table-cell>
          <table:table-cell table:number-columns-repeated="3"/>
          <table:table-cell table:formula="of:=[.B334]+[.C334]+[.D334]+[.E334]" office:value-type="float" office:value="169000" calcext:value-type="float">
            <text:p>169000</text:p>
          </table:table-cell>
          <table:table-cell table:style-name="ce6" table:formula="of:=IF([.F334]&gt;=1000000; TEXT([.F334]/1000000; &quot;0.0#&quot;)&amp;&quot; M&quot;; IF([.F334]&gt;=1000; TEXT([.F334]/1000; &quot;0.0#&quot;)&amp;&quot; k&quot;;  IF([.F334]&gt;=1; TEXT([.F334]; &quot;0.0#&quot;);IF([.F334]&gt;=0.001; TEXT([.F334]*1000; &quot;0.0#&quot;)&amp;&quot; m&quot;; IF([.F334]&gt;=0.000001; TEXT([.F334]*1000000; &quot;0.0#&quot;)&amp;&quot; µ&quot;;IF([.F334]&gt;=0.000000001; TEXT([.F334]*1000000000; &quot;0.0#&quot;)&amp;&quot; n&quot;; IF([.F334]&gt;=0.000000000001; TEXT([.F334]*1000000000000; &quot;0.0#&quot;)&amp;&quot; p&quot;;TEXT([.F334]; &quot;0.0#&quot;))))))))" office:value-type="string" office:string-value="169.0 k" calcext:value-type="string">
            <text:p>169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3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74000" calcext:value-type="float">
            <text:p>174000</text:p>
          </table:table-cell>
          <table:table-cell table:number-columns-repeated="3"/>
          <table:table-cell table:formula="of:=[.B335]+[.C335]+[.D335]+[.E335]" office:value-type="float" office:value="174000" calcext:value-type="float">
            <text:p>174000</text:p>
          </table:table-cell>
          <table:table-cell table:style-name="ce6" table:formula="of:=IF([.F335]&gt;=1000000; TEXT([.F335]/1000000; &quot;0.0#&quot;)&amp;&quot; M&quot;; IF([.F335]&gt;=1000; TEXT([.F335]/1000; &quot;0.0#&quot;)&amp;&quot; k&quot;;  IF([.F335]&gt;=1; TEXT([.F335]; &quot;0.0#&quot;);IF([.F335]&gt;=0.001; TEXT([.F335]*1000; &quot;0.0#&quot;)&amp;&quot; m&quot;; IF([.F335]&gt;=0.000001; TEXT([.F335]*1000000; &quot;0.0#&quot;)&amp;&quot; µ&quot;;IF([.F335]&gt;=0.000000001; TEXT([.F335]*1000000000; &quot;0.0#&quot;)&amp;&quot; n&quot;; IF([.F335]&gt;=0.000000000001; TEXT([.F335]*1000000000000; &quot;0.0#&quot;)&amp;&quot; p&quot;;TEXT([.F335]; &quot;0.0#&quot;))))))))" office:value-type="string" office:string-value="174.0 k" calcext:value-type="string">
            <text:p>174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3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table:formula="of:=[.B336]+[.C336]+[.D336]+[.E336]" office:value-type="float" office:value="110" calcext:value-type="float">
            <text:p>110</text:p>
          </table:table-cell>
          <table:table-cell table:style-name="ce6" table:formula="of:=IF([.F336]&gt;=1000000; TEXT([.F336]/1000000; &quot;0.0#&quot;)&amp;&quot; M&quot;; IF([.F336]&gt;=1000; TEXT([.F336]/1000; &quot;0.0#&quot;)&amp;&quot; k&quot;;  IF([.F336]&gt;=1; TEXT([.F336]; &quot;0.0#&quot;);IF([.F336]&gt;=0.001; TEXT([.F336]*1000; &quot;0.0#&quot;)&amp;&quot; m&quot;; IF([.F336]&gt;=0.000001; TEXT([.F336]*1000000; &quot;0.0#&quot;)&amp;&quot; µ&quot;;IF([.F336]&gt;=0.000000001; TEXT([.F336]*1000000000; &quot;0.0#&quot;)&amp;&quot; n&quot;; IF([.F336]&gt;=0.000000000001; TEXT([.F336]*1000000000000; &quot;0.0#&quot;)&amp;&quot; p&quot;;TEXT([.F336]; &quot;0.0#&quot;))))))))" office:value-type="string" office:string-value="110.0" calcext:value-type="string">
            <text:p>11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3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3" calcext:value-type="float">
            <text:p>113</text:p>
          </table:table-cell>
          <table:table-cell table:number-columns-repeated="3"/>
          <table:table-cell table:formula="of:=[.B337]+[.C337]+[.D337]+[.E337]" office:value-type="float" office:value="113" calcext:value-type="float">
            <text:p>113</text:p>
          </table:table-cell>
          <table:table-cell table:style-name="ce6" table:formula="of:=IF([.F337]&gt;=1000000; TEXT([.F337]/1000000; &quot;0.0#&quot;)&amp;&quot; M&quot;; IF([.F337]&gt;=1000; TEXT([.F337]/1000; &quot;0.0#&quot;)&amp;&quot; k&quot;;  IF([.F337]&gt;=1; TEXT([.F337]; &quot;0.0#&quot;);IF([.F337]&gt;=0.001; TEXT([.F337]*1000; &quot;0.0#&quot;)&amp;&quot; m&quot;; IF([.F337]&gt;=0.000001; TEXT([.F337]*1000000; &quot;0.0#&quot;)&amp;&quot; µ&quot;;IF([.F337]&gt;=0.000000001; TEXT([.F337]*1000000000; &quot;0.0#&quot;)&amp;&quot; n&quot;; IF([.F337]&gt;=0.000000000001; TEXT([.F337]*1000000000000; &quot;0.0#&quot;)&amp;&quot; p&quot;;TEXT([.F337]; &quot;0.0#&quot;))))))))" office:value-type="string" office:string-value="113.0" calcext:value-type="string">
            <text:p>113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3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5" calcext:value-type="float">
            <text:p>115</text:p>
          </table:table-cell>
          <table:table-cell table:number-columns-repeated="3"/>
          <table:table-cell table:formula="of:=[.B338]+[.C338]+[.D338]+[.E338]" office:value-type="float" office:value="115" calcext:value-type="float">
            <text:p>115</text:p>
          </table:table-cell>
          <table:table-cell table:style-name="ce6" table:formula="of:=IF([.F338]&gt;=1000000; TEXT([.F338]/1000000; &quot;0.0#&quot;)&amp;&quot; M&quot;; IF([.F338]&gt;=1000; TEXT([.F338]/1000; &quot;0.0#&quot;)&amp;&quot; k&quot;;  IF([.F338]&gt;=1; TEXT([.F338]; &quot;0.0#&quot;);IF([.F338]&gt;=0.001; TEXT([.F338]*1000; &quot;0.0#&quot;)&amp;&quot; m&quot;; IF([.F338]&gt;=0.000001; TEXT([.F338]*1000000; &quot;0.0#&quot;)&amp;&quot; µ&quot;;IF([.F338]&gt;=0.000000001; TEXT([.F338]*1000000000; &quot;0.0#&quot;)&amp;&quot; n&quot;; IF([.F338]&gt;=0.000000000001; TEXT([.F338]*1000000000000; &quot;0.0#&quot;)&amp;&quot; p&quot;;TEXT([.F338]; &quot;0.0#&quot;))))))))" office:value-type="string" office:string-value="115.0" calcext:value-type="string">
            <text:p>115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3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8" calcext:value-type="float">
            <text:p>118</text:p>
          </table:table-cell>
          <table:table-cell table:number-columns-repeated="3"/>
          <table:table-cell table:formula="of:=[.B339]+[.C339]+[.D339]+[.E339]" office:value-type="float" office:value="118" calcext:value-type="float">
            <text:p>118</text:p>
          </table:table-cell>
          <table:table-cell table:style-name="ce6" table:formula="of:=IF([.F339]&gt;=1000000; TEXT([.F339]/1000000; &quot;0.0#&quot;)&amp;&quot; M&quot;; IF([.F339]&gt;=1000; TEXT([.F339]/1000; &quot;0.0#&quot;)&amp;&quot; k&quot;;  IF([.F339]&gt;=1; TEXT([.F339]; &quot;0.0#&quot;);IF([.F339]&gt;=0.001; TEXT([.F339]*1000; &quot;0.0#&quot;)&amp;&quot; m&quot;; IF([.F339]&gt;=0.000001; TEXT([.F339]*1000000; &quot;0.0#&quot;)&amp;&quot; µ&quot;;IF([.F339]&gt;=0.000000001; TEXT([.F339]*1000000000; &quot;0.0#&quot;)&amp;&quot; n&quot;; IF([.F339]&gt;=0.000000000001; TEXT([.F339]*1000000000000; &quot;0.0#&quot;)&amp;&quot; p&quot;;TEXT([.F339]; &quot;0.0#&quot;))))))))" office:value-type="string" office:string-value="118.0" calcext:value-type="string">
            <text:p>118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3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00" calcext:value-type="float">
            <text:p>1100</text:p>
          </table:table-cell>
          <table:table-cell table:number-columns-repeated="3"/>
          <table:table-cell table:formula="of:=[.B340]+[.C340]+[.D340]+[.E340]" office:value-type="float" office:value="1100" calcext:value-type="float">
            <text:p>1100</text:p>
          </table:table-cell>
          <table:table-cell table:style-name="ce6" table:formula="of:=IF([.F340]&gt;=1000000; TEXT([.F340]/1000000; &quot;0.0#&quot;)&amp;&quot; M&quot;; IF([.F340]&gt;=1000; TEXT([.F340]/1000; &quot;0.0#&quot;)&amp;&quot; k&quot;;  IF([.F340]&gt;=1; TEXT([.F340]; &quot;0.0#&quot;);IF([.F340]&gt;=0.001; TEXT([.F340]*1000; &quot;0.0#&quot;)&amp;&quot; m&quot;; IF([.F340]&gt;=0.000001; TEXT([.F340]*1000000; &quot;0.0#&quot;)&amp;&quot; µ&quot;;IF([.F340]&gt;=0.000000001; TEXT([.F340]*1000000000; &quot;0.0#&quot;)&amp;&quot; n&quot;; IF([.F340]&gt;=0.000000000001; TEXT([.F340]*1000000000000; &quot;0.0#&quot;)&amp;&quot; p&quot;;TEXT([.F340]; &quot;0.0#&quot;))))))))" office:value-type="string" office:string-value="1.1 k" calcext:value-type="string">
            <text:p>1.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46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4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30" calcext:value-type="float">
            <text:p>1130</text:p>
          </table:table-cell>
          <table:table-cell table:number-columns-repeated="3"/>
          <table:table-cell table:formula="of:=[.B341]+[.C341]+[.D341]+[.E341]" office:value-type="float" office:value="1130" calcext:value-type="float">
            <text:p>1130</text:p>
          </table:table-cell>
          <table:table-cell table:style-name="ce6" table:formula="of:=IF([.F341]&gt;=1000000; TEXT([.F341]/1000000; &quot;0.0#&quot;)&amp;&quot; M&quot;; IF([.F341]&gt;=1000; TEXT([.F341]/1000; &quot;0.0#&quot;)&amp;&quot; k&quot;;  IF([.F341]&gt;=1; TEXT([.F341]; &quot;0.0#&quot;);IF([.F341]&gt;=0.001; TEXT([.F341]*1000; &quot;0.0#&quot;)&amp;&quot; m&quot;; IF([.F341]&gt;=0.000001; TEXT([.F341]*1000000; &quot;0.0#&quot;)&amp;&quot; µ&quot;;IF([.F341]&gt;=0.000000001; TEXT([.F341]*1000000000; &quot;0.0#&quot;)&amp;&quot; n&quot;; IF([.F341]&gt;=0.000000000001; TEXT([.F341]*1000000000000; &quot;0.0#&quot;)&amp;&quot; p&quot;;TEXT([.F341]; &quot;0.0#&quot;))))))))" office:value-type="string" office:string-value="1.13 k" calcext:value-type="string">
            <text:p>1.13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4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50" calcext:value-type="float">
            <text:p>1150</text:p>
          </table:table-cell>
          <table:table-cell table:number-columns-repeated="3"/>
          <table:table-cell table:formula="of:=[.B342]+[.C342]+[.D342]+[.E342]" office:value-type="float" office:value="1150" calcext:value-type="float">
            <text:p>1150</text:p>
          </table:table-cell>
          <table:table-cell table:style-name="ce6" table:formula="of:=IF([.F342]&gt;=1000000; TEXT([.F342]/1000000; &quot;0.0#&quot;)&amp;&quot; M&quot;; IF([.F342]&gt;=1000; TEXT([.F342]/1000; &quot;0.0#&quot;)&amp;&quot; k&quot;;  IF([.F342]&gt;=1; TEXT([.F342]; &quot;0.0#&quot;);IF([.F342]&gt;=0.001; TEXT([.F342]*1000; &quot;0.0#&quot;)&amp;&quot; m&quot;; IF([.F342]&gt;=0.000001; TEXT([.F342]*1000000; &quot;0.0#&quot;)&amp;&quot; µ&quot;;IF([.F342]&gt;=0.000000001; TEXT([.F342]*1000000000; &quot;0.0#&quot;)&amp;&quot; n&quot;; IF([.F342]&gt;=0.000000000001; TEXT([.F342]*1000000000000; &quot;0.0#&quot;)&amp;&quot; p&quot;;TEXT([.F342]; &quot;0.0#&quot;))))))))" office:value-type="string" office:string-value="1.15 k" calcext:value-type="string">
            <text:p>1.1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4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80" calcext:value-type="float">
            <text:p>1180</text:p>
          </table:table-cell>
          <table:table-cell table:number-columns-repeated="3"/>
          <table:table-cell table:formula="of:=[.B343]+[.C343]+[.D343]+[.E343]" office:value-type="float" office:value="1180" calcext:value-type="float">
            <text:p>1180</text:p>
          </table:table-cell>
          <table:table-cell table:style-name="ce6" table:formula="of:=IF([.F343]&gt;=1000000; TEXT([.F343]/1000000; &quot;0.0#&quot;)&amp;&quot; M&quot;; IF([.F343]&gt;=1000; TEXT([.F343]/1000; &quot;0.0#&quot;)&amp;&quot; k&quot;;  IF([.F343]&gt;=1; TEXT([.F343]; &quot;0.0#&quot;);IF([.F343]&gt;=0.001; TEXT([.F343]*1000; &quot;0.0#&quot;)&amp;&quot; m&quot;; IF([.F343]&gt;=0.000001; TEXT([.F343]*1000000; &quot;0.0#&quot;)&amp;&quot; µ&quot;;IF([.F343]&gt;=0.000000001; TEXT([.F343]*1000000000; &quot;0.0#&quot;)&amp;&quot; n&quot;; IF([.F343]&gt;=0.000000000001; TEXT([.F343]*1000000000000; &quot;0.0#&quot;)&amp;&quot; p&quot;;TEXT([.F343]; &quot;0.0#&quot;))))))))" office:value-type="string" office:string-value="1.18 k" calcext:value-type="string">
            <text:p>1.18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4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[.B344]+[.C344]+[.D344]+[.E344]" office:value-type="float" office:value="11000" calcext:value-type="float">
            <text:p>11000</text:p>
          </table:table-cell>
          <table:table-cell table:style-name="ce6" table:formula="of:=IF([.F344]&gt;=1000000; TEXT([.F344]/1000000; &quot;0.0#&quot;)&amp;&quot; M&quot;; IF([.F344]&gt;=1000; TEXT([.F344]/1000; &quot;0.0#&quot;)&amp;&quot; k&quot;;  IF([.F344]&gt;=1; TEXT([.F344]; &quot;0.0#&quot;);IF([.F344]&gt;=0.001; TEXT([.F344]*1000; &quot;0.0#&quot;)&amp;&quot; m&quot;; IF([.F344]&gt;=0.000001; TEXT([.F344]*1000000; &quot;0.0#&quot;)&amp;&quot; µ&quot;;IF([.F344]&gt;=0.000000001; TEXT([.F344]*1000000000; &quot;0.0#&quot;)&amp;&quot; n&quot;; IF([.F344]&gt;=0.000000000001; TEXT([.F344]*1000000000000; &quot;0.0#&quot;)&amp;&quot; p&quot;;TEXT([.F344]; &quot;0.0#&quot;))))))))" office:value-type="string" office:string-value="11.0 k" calcext:value-type="string">
            <text:p>1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49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4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300" calcext:value-type="float">
            <text:p>11300</text:p>
          </table:table-cell>
          <table:table-cell table:number-columns-repeated="3"/>
          <table:table-cell table:formula="of:=[.B345]+[.C345]+[.D345]+[.E345]" office:value-type="float" office:value="11300" calcext:value-type="float">
            <text:p>11300</text:p>
          </table:table-cell>
          <table:table-cell table:style-name="ce6" table:formula="of:=IF([.F345]&gt;=1000000; TEXT([.F345]/1000000; &quot;0.0#&quot;)&amp;&quot; M&quot;; IF([.F345]&gt;=1000; TEXT([.F345]/1000; &quot;0.0#&quot;)&amp;&quot; k&quot;;  IF([.F345]&gt;=1; TEXT([.F345]; &quot;0.0#&quot;);IF([.F345]&gt;=0.001; TEXT([.F345]*1000; &quot;0.0#&quot;)&amp;&quot; m&quot;; IF([.F345]&gt;=0.000001; TEXT([.F345]*1000000; &quot;0.0#&quot;)&amp;&quot; µ&quot;;IF([.F345]&gt;=0.000000001; TEXT([.F345]*1000000000; &quot;0.0#&quot;)&amp;&quot; n&quot;; IF([.F345]&gt;=0.000000000001; TEXT([.F345]*1000000000000; &quot;0.0#&quot;)&amp;&quot; p&quot;;TEXT([.F345]; &quot;0.0#&quot;))))))))" office:value-type="string" office:string-value="11.3 k" calcext:value-type="string">
            <text:p>11.3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4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500" calcext:value-type="float">
            <text:p>11500</text:p>
          </table:table-cell>
          <table:table-cell table:number-columns-repeated="3"/>
          <table:table-cell table:formula="of:=[.B346]+[.C346]+[.D346]+[.E346]" office:value-type="float" office:value="11500" calcext:value-type="float">
            <text:p>11500</text:p>
          </table:table-cell>
          <table:table-cell table:style-name="ce6" table:formula="of:=IF([.F346]&gt;=1000000; TEXT([.F346]/1000000; &quot;0.0#&quot;)&amp;&quot; M&quot;; IF([.F346]&gt;=1000; TEXT([.F346]/1000; &quot;0.0#&quot;)&amp;&quot; k&quot;;  IF([.F346]&gt;=1; TEXT([.F346]; &quot;0.0#&quot;);IF([.F346]&gt;=0.001; TEXT([.F346]*1000; &quot;0.0#&quot;)&amp;&quot; m&quot;; IF([.F346]&gt;=0.000001; TEXT([.F346]*1000000; &quot;0.0#&quot;)&amp;&quot; µ&quot;;IF([.F346]&gt;=0.000000001; TEXT([.F346]*1000000000; &quot;0.0#&quot;)&amp;&quot; n&quot;; IF([.F346]&gt;=0.000000000001; TEXT([.F346]*1000000000000; &quot;0.0#&quot;)&amp;&quot; p&quot;;TEXT([.F346]; &quot;0.0#&quot;))))))))" office:value-type="string" office:string-value="11.5 k" calcext:value-type="string">
            <text:p>11.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4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800" calcext:value-type="float">
            <text:p>11800</text:p>
          </table:table-cell>
          <table:table-cell table:number-columns-repeated="3"/>
          <table:table-cell table:formula="of:=[.B347]+[.C347]+[.D347]+[.E347]" office:value-type="float" office:value="11800" calcext:value-type="float">
            <text:p>11800</text:p>
          </table:table-cell>
          <table:table-cell table:style-name="ce6" table:formula="of:=IF([.F347]&gt;=1000000; TEXT([.F347]/1000000; &quot;0.0#&quot;)&amp;&quot; M&quot;; IF([.F347]&gt;=1000; TEXT([.F347]/1000; &quot;0.0#&quot;)&amp;&quot; k&quot;;  IF([.F347]&gt;=1; TEXT([.F347]; &quot;0.0#&quot;);IF([.F347]&gt;=0.001; TEXT([.F347]*1000; &quot;0.0#&quot;)&amp;&quot; m&quot;; IF([.F347]&gt;=0.000001; TEXT([.F347]*1000000; &quot;0.0#&quot;)&amp;&quot; µ&quot;;IF([.F347]&gt;=0.000000001; TEXT([.F347]*1000000000; &quot;0.0#&quot;)&amp;&quot; n&quot;; IF([.F347]&gt;=0.000000000001; TEXT([.F347]*1000000000000; &quot;0.0#&quot;)&amp;&quot; p&quot;;TEXT([.F347]; &quot;0.0#&quot;))))))))" office:value-type="string" office:string-value="11.8 k" calcext:value-type="string">
            <text:p>11.8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88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4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1500" calcext:value-type="float">
            <text:p>21500</text:p>
          </table:table-cell>
          <table:table-cell table:number-columns-repeated="3"/>
          <table:table-cell table:formula="of:=[.B348]+[.C348]+[.D348]+[.E348]" office:value-type="float" office:value="21500" calcext:value-type="float">
            <text:p>21500</text:p>
          </table:table-cell>
          <table:table-cell table:style-name="ce6" table:formula="of:=IF([.F348]&gt;=1000000; TEXT([.F348]/1000000; &quot;0.0#&quot;)&amp;&quot; M&quot;; IF([.F348]&gt;=1000; TEXT([.F348]/1000; &quot;0.0#&quot;)&amp;&quot; k&quot;;  IF([.F348]&gt;=1; TEXT([.F348]; &quot;0.0#&quot;);IF([.F348]&gt;=0.001; TEXT([.F348]*1000; &quot;0.0#&quot;)&amp;&quot; m&quot;; IF([.F348]&gt;=0.000001; TEXT([.F348]*1000000; &quot;0.0#&quot;)&amp;&quot; µ&quot;;IF([.F348]&gt;=0.000000001; TEXT([.F348]*1000000000; &quot;0.0#&quot;)&amp;&quot; n&quot;; IF([.F348]&gt;=0.000000000001; TEXT([.F348]*1000000000000; &quot;0.0#&quot;)&amp;&quot; p&quot;;TEXT([.F348]; &quot;0.0#&quot;))))))))" office:value-type="string" office:string-value="21.5 k" calcext:value-type="string">
            <text:p>21.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4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100" calcext:value-type="float">
            <text:p>22100</text:p>
          </table:table-cell>
          <table:table-cell table:number-columns-repeated="3"/>
          <table:table-cell table:formula="of:=[.B349]+[.C349]+[.D349]+[.E349]" office:value-type="float" office:value="22100" calcext:value-type="float">
            <text:p>22100</text:p>
          </table:table-cell>
          <table:table-cell table:style-name="ce6" table:formula="of:=IF([.F349]&gt;=1000000; TEXT([.F349]/1000000; &quot;0.0#&quot;)&amp;&quot; M&quot;; IF([.F349]&gt;=1000; TEXT([.F349]/1000; &quot;0.0#&quot;)&amp;&quot; k&quot;;  IF([.F349]&gt;=1; TEXT([.F349]; &quot;0.0#&quot;);IF([.F349]&gt;=0.001; TEXT([.F349]*1000; &quot;0.0#&quot;)&amp;&quot; m&quot;; IF([.F349]&gt;=0.000001; TEXT([.F349]*1000000; &quot;0.0#&quot;)&amp;&quot; µ&quot;;IF([.F349]&gt;=0.000000001; TEXT([.F349]*1000000000; &quot;0.0#&quot;)&amp;&quot; n&quot;; IF([.F349]&gt;=0.000000000001; TEXT([.F349]*1000000000000; &quot;0.0#&quot;)&amp;&quot; p&quot;;TEXT([.F349]; &quot;0.0#&quot;))))))))" office:value-type="string" office:string-value="22.1 k" calcext:value-type="string">
            <text:p>22.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13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4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600" calcext:value-type="float">
            <text:p>22600</text:p>
          </table:table-cell>
          <table:table-cell table:number-columns-repeated="3"/>
          <table:table-cell table:formula="of:=[.B350]+[.C350]+[.D350]+[.E350]" office:value-type="float" office:value="22600" calcext:value-type="float">
            <text:p>22600</text:p>
          </table:table-cell>
          <table:table-cell table:style-name="ce6" table:formula="of:=IF([.F350]&gt;=1000000; TEXT([.F350]/1000000; &quot;0.0#&quot;)&amp;&quot; M&quot;; IF([.F350]&gt;=1000; TEXT([.F350]/1000; &quot;0.0#&quot;)&amp;&quot; k&quot;;  IF([.F350]&gt;=1; TEXT([.F350]; &quot;0.0#&quot;);IF([.F350]&gt;=0.001; TEXT([.F350]*1000; &quot;0.0#&quot;)&amp;&quot; m&quot;; IF([.F350]&gt;=0.000001; TEXT([.F350]*1000000; &quot;0.0#&quot;)&amp;&quot; µ&quot;;IF([.F350]&gt;=0.000000001; TEXT([.F350]*1000000000; &quot;0.0#&quot;)&amp;&quot; n&quot;; IF([.F350]&gt;=0.000000000001; TEXT([.F350]*1000000000000; &quot;0.0#&quot;)&amp;&quot; p&quot;;TEXT([.F350]; &quot;0.0#&quot;))))))))" office:value-type="string" office:string-value="22.6 k" calcext:value-type="string">
            <text:p>22.6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5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3200" calcext:value-type="float">
            <text:p>23200</text:p>
          </table:table-cell>
          <table:table-cell table:number-columns-repeated="3"/>
          <table:table-cell table:formula="of:=[.B351]+[.C351]+[.D351]+[.E351]" office:value-type="float" office:value="23200" calcext:value-type="float">
            <text:p>23200</text:p>
          </table:table-cell>
          <table:table-cell table:style-name="ce6" table:formula="of:=IF([.F351]&gt;=1000000; TEXT([.F351]/1000000; &quot;0.0#&quot;)&amp;&quot; M&quot;; IF([.F351]&gt;=1000; TEXT([.F351]/1000; &quot;0.0#&quot;)&amp;&quot; k&quot;;  IF([.F351]&gt;=1; TEXT([.F351]; &quot;0.0#&quot;);IF([.F351]&gt;=0.001; TEXT([.F351]*1000; &quot;0.0#&quot;)&amp;&quot; m&quot;; IF([.F351]&gt;=0.000001; TEXT([.F351]*1000000; &quot;0.0#&quot;)&amp;&quot; µ&quot;;IF([.F351]&gt;=0.000000001; TEXT([.F351]*1000000000; &quot;0.0#&quot;)&amp;&quot; n&quot;; IF([.F351]&gt;=0.000000000001; TEXT([.F351]*1000000000000; &quot;0.0#&quot;)&amp;&quot; p&quot;;TEXT([.F351]; &quot;0.0#&quot;))))))))" office:value-type="string" office:string-value="23.2 k" calcext:value-type="string">
            <text:p>23.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5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100" calcext:value-type="float">
            <text:p>12100</text:p>
          </table:table-cell>
          <table:table-cell table:number-columns-repeated="3"/>
          <table:table-cell table:formula="of:=[.B352]+[.C352]+[.D352]+[.E352]" office:value-type="float" office:value="12100" calcext:value-type="float">
            <text:p>12100</text:p>
          </table:table-cell>
          <table:table-cell table:style-name="ce6" table:formula="of:=IF([.F352]&gt;=1000000; TEXT([.F352]/1000000; &quot;0.0#&quot;)&amp;&quot; M&quot;; IF([.F352]&gt;=1000; TEXT([.F352]/1000; &quot;0.0#&quot;)&amp;&quot; k&quot;;  IF([.F352]&gt;=1; TEXT([.F352]; &quot;0.0#&quot;);IF([.F352]&gt;=0.001; TEXT([.F352]*1000; &quot;0.0#&quot;)&amp;&quot; m&quot;; IF([.F352]&gt;=0.000001; TEXT([.F352]*1000000; &quot;0.0#&quot;)&amp;&quot; µ&quot;;IF([.F352]&gt;=0.000000001; TEXT([.F352]*1000000000; &quot;0.0#&quot;)&amp;&quot; n&quot;; IF([.F352]&gt;=0.000000000001; TEXT([.F352]*1000000000000; &quot;0.0#&quot;)&amp;&quot; p&quot;;TEXT([.F352]; &quot;0.0#&quot;))))))))" office:value-type="string" office:string-value="12.1 k" calcext:value-type="string">
            <text:p>12.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5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400" calcext:value-type="float">
            <text:p>12400</text:p>
          </table:table-cell>
          <table:table-cell table:number-columns-repeated="3"/>
          <table:table-cell table:formula="of:=[.B353]+[.C353]+[.D353]+[.E353]" office:value-type="float" office:value="12400" calcext:value-type="float">
            <text:p>12400</text:p>
          </table:table-cell>
          <table:table-cell table:style-name="ce6" table:formula="of:=IF([.F353]&gt;=1000000; TEXT([.F353]/1000000; &quot;0.0#&quot;)&amp;&quot; M&quot;; IF([.F353]&gt;=1000; TEXT([.F353]/1000; &quot;0.0#&quot;)&amp;&quot; k&quot;;  IF([.F353]&gt;=1; TEXT([.F353]; &quot;0.0#&quot;);IF([.F353]&gt;=0.001; TEXT([.F353]*1000; &quot;0.0#&quot;)&amp;&quot; m&quot;; IF([.F353]&gt;=0.000001; TEXT([.F353]*1000000; &quot;0.0#&quot;)&amp;&quot; µ&quot;;IF([.F353]&gt;=0.000000001; TEXT([.F353]*1000000000; &quot;0.0#&quot;)&amp;&quot; n&quot;; IF([.F353]&gt;=0.000000000001; TEXT([.F353]*1000000000000; &quot;0.0#&quot;)&amp;&quot; p&quot;;TEXT([.F353]; &quot;0.0#&quot;))))))))" office:value-type="string" office:string-value="12.4 k" calcext:value-type="string">
            <text:p>12.4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5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700" calcext:value-type="float">
            <text:p>12700</text:p>
          </table:table-cell>
          <table:table-cell table:number-columns-repeated="3"/>
          <table:table-cell table:formula="of:=[.B354]+[.C354]+[.D354]+[.E354]" office:value-type="float" office:value="12700" calcext:value-type="float">
            <text:p>12700</text:p>
          </table:table-cell>
          <table:table-cell table:style-name="ce6" table:formula="of:=IF([.F354]&gt;=1000000; TEXT([.F354]/1000000; &quot;0.0#&quot;)&amp;&quot; M&quot;; IF([.F354]&gt;=1000; TEXT([.F354]/1000; &quot;0.0#&quot;)&amp;&quot; k&quot;;  IF([.F354]&gt;=1; TEXT([.F354]; &quot;0.0#&quot;);IF([.F354]&gt;=0.001; TEXT([.F354]*1000; &quot;0.0#&quot;)&amp;&quot; m&quot;; IF([.F354]&gt;=0.000001; TEXT([.F354]*1000000; &quot;0.0#&quot;)&amp;&quot; µ&quot;;IF([.F354]&gt;=0.000000001; TEXT([.F354]*1000000000; &quot;0.0#&quot;)&amp;&quot; n&quot;; IF([.F354]&gt;=0.000000000001; TEXT([.F354]*1000000000000; &quot;0.0#&quot;)&amp;&quot; p&quot;;TEXT([.F354]; &quot;0.0#&quot;))))))))" office:value-type="string" office:string-value="12.7 k" calcext:value-type="string">
            <text:p>12.7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5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000" calcext:value-type="float">
            <text:p>13000</text:p>
          </table:table-cell>
          <table:table-cell table:number-columns-repeated="3"/>
          <table:table-cell table:formula="of:=[.B355]+[.C355]+[.D355]+[.E355]" office:value-type="float" office:value="13000" calcext:value-type="float">
            <text:p>13000</text:p>
          </table:table-cell>
          <table:table-cell table:style-name="ce6" table:formula="of:=IF([.F355]&gt;=1000000; TEXT([.F355]/1000000; &quot;0.0#&quot;)&amp;&quot; M&quot;; IF([.F355]&gt;=1000; TEXT([.F355]/1000; &quot;0.0#&quot;)&amp;&quot; k&quot;;  IF([.F355]&gt;=1; TEXT([.F355]; &quot;0.0#&quot;);IF([.F355]&gt;=0.001; TEXT([.F355]*1000; &quot;0.0#&quot;)&amp;&quot; m&quot;; IF([.F355]&gt;=0.000001; TEXT([.F355]*1000000; &quot;0.0#&quot;)&amp;&quot; µ&quot;;IF([.F355]&gt;=0.000000001; TEXT([.F355]*1000000000; &quot;0.0#&quot;)&amp;&quot; n&quot;; IF([.F355]&gt;=0.000000000001; TEXT([.F355]*1000000000000; &quot;0.0#&quot;)&amp;&quot; p&quot;;TEXT([.F355]; &quot;0.0#&quot;))))))))" office:value-type="string" office:string-value="13.0 k" calcext:value-type="string">
            <text:p>13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5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table:formula="of:=[.B356]+[.C356]+[.D356]+[.E356]" office:value-type="float" office:value="1000" calcext:value-type="float">
            <text:p>1000</text:p>
          </table:table-cell>
          <table:table-cell table:style-name="ce6" table:formula="of:=IF([.F356]&gt;=1000000; TEXT([.F356]/1000000; &quot;0.0#&quot;)&amp;&quot; M&quot;; IF([.F356]&gt;=1000; TEXT([.F356]/1000; &quot;0.0#&quot;)&amp;&quot; k&quot;;  IF([.F356]&gt;=1; TEXT([.F356]; &quot;0.0#&quot;);IF([.F356]&gt;=0.001; TEXT([.F356]*1000; &quot;0.0#&quot;)&amp;&quot; m&quot;; IF([.F356]&gt;=0.000001; TEXT([.F356]*1000000; &quot;0.0#&quot;)&amp;&quot; µ&quot;;IF([.F356]&gt;=0.000000001; TEXT([.F356]*1000000000; &quot;0.0#&quot;)&amp;&quot; n&quot;; IF([.F356]&gt;=0.000000000001; TEXT([.F356]*1000000000000; &quot;0.0#&quot;)&amp;&quot; p&quot;;TEXT([.F356]; &quot;0.0#&quot;))))))))" office:value-type="string" office:string-value="1.0 k" calcext:value-type="string">
            <text:p>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27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5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20" calcext:value-type="float">
            <text:p>1020</text:p>
          </table:table-cell>
          <table:table-cell table:number-columns-repeated="3"/>
          <table:table-cell table:formula="of:=[.B357]+[.C357]+[.D357]+[.E357]" office:value-type="float" office:value="1020" calcext:value-type="float">
            <text:p>1020</text:p>
          </table:table-cell>
          <table:table-cell table:style-name="ce6" table:formula="of:=IF([.F357]&gt;=1000000; TEXT([.F357]/1000000; &quot;0.0#&quot;)&amp;&quot; M&quot;; IF([.F357]&gt;=1000; TEXT([.F357]/1000; &quot;0.0#&quot;)&amp;&quot; k&quot;;  IF([.F357]&gt;=1; TEXT([.F357]; &quot;0.0#&quot;);IF([.F357]&gt;=0.001; TEXT([.F357]*1000; &quot;0.0#&quot;)&amp;&quot; m&quot;; IF([.F357]&gt;=0.000001; TEXT([.F357]*1000000; &quot;0.0#&quot;)&amp;&quot; µ&quot;;IF([.F357]&gt;=0.000000001; TEXT([.F357]*1000000000; &quot;0.0#&quot;)&amp;&quot; n&quot;; IF([.F357]&gt;=0.000000000001; TEXT([.F357]*1000000000000; &quot;0.0#&quot;)&amp;&quot; p&quot;;TEXT([.F357]; &quot;0.0#&quot;))))))))" office:value-type="string" office:string-value="1.02 k" calcext:value-type="string">
            <text:p>1.0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5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50" calcext:value-type="float">
            <text:p>1050</text:p>
          </table:table-cell>
          <table:table-cell table:number-columns-repeated="3"/>
          <table:table-cell table:formula="of:=[.B358]+[.C358]+[.D358]+[.E358]" office:value-type="float" office:value="1050" calcext:value-type="float">
            <text:p>1050</text:p>
          </table:table-cell>
          <table:table-cell table:style-name="ce6" table:formula="of:=IF([.F358]&gt;=1000000; TEXT([.F358]/1000000; &quot;0.0#&quot;)&amp;&quot; M&quot;; IF([.F358]&gt;=1000; TEXT([.F358]/1000; &quot;0.0#&quot;)&amp;&quot; k&quot;;  IF([.F358]&gt;=1; TEXT([.F358]; &quot;0.0#&quot;);IF([.F358]&gt;=0.001; TEXT([.F358]*1000; &quot;0.0#&quot;)&amp;&quot; m&quot;; IF([.F358]&gt;=0.000001; TEXT([.F358]*1000000; &quot;0.0#&quot;)&amp;&quot; µ&quot;;IF([.F358]&gt;=0.000000001; TEXT([.F358]*1000000000; &quot;0.0#&quot;)&amp;&quot; n&quot;; IF([.F358]&gt;=0.000000000001; TEXT([.F358]*1000000000000; &quot;0.0#&quot;)&amp;&quot; p&quot;;TEXT([.F358]; &quot;0.0#&quot;))))))))" office:value-type="string" office:string-value="1.05 k" calcext:value-type="string">
            <text:p>1.0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5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70" calcext:value-type="float">
            <text:p>1070</text:p>
          </table:table-cell>
          <table:table-cell table:number-columns-repeated="3"/>
          <table:table-cell table:formula="of:=[.B359]+[.C359]+[.D359]+[.E359]" office:value-type="float" office:value="1070" calcext:value-type="float">
            <text:p>1070</text:p>
          </table:table-cell>
          <table:table-cell table:style-name="ce6" table:formula="of:=IF([.F359]&gt;=1000000; TEXT([.F359]/1000000; &quot;0.0#&quot;)&amp;&quot; M&quot;; IF([.F359]&gt;=1000; TEXT([.F359]/1000; &quot;0.0#&quot;)&amp;&quot; k&quot;;  IF([.F359]&gt;=1; TEXT([.F359]; &quot;0.0#&quot;);IF([.F359]&gt;=0.001; TEXT([.F359]*1000; &quot;0.0#&quot;)&amp;&quot; m&quot;; IF([.F359]&gt;=0.000001; TEXT([.F359]*1000000; &quot;0.0#&quot;)&amp;&quot; µ&quot;;IF([.F359]&gt;=0.000000001; TEXT([.F359]*1000000000; &quot;0.0#&quot;)&amp;&quot; n&quot;; IF([.F359]&gt;=0.000000000001; TEXT([.F359]*1000000000000; &quot;0.0#&quot;)&amp;&quot; p&quot;;TEXT([.F359]; &quot;0.0#&quot;))))))))" office:value-type="string" office:string-value="1.07 k" calcext:value-type="string">
            <text:p>1.07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67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5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960" calcext:value-type="float">
            <text:p>1960</text:p>
          </table:table-cell>
          <table:table-cell table:number-columns-repeated="3"/>
          <table:table-cell table:formula="of:=[.B360]+[.C360]+[.D360]+[.E360]" office:value-type="float" office:value="1960" calcext:value-type="float">
            <text:p>1960</text:p>
          </table:table-cell>
          <table:table-cell table:style-name="ce6" table:formula="of:=IF([.F360]&gt;=1000000; TEXT([.F360]/1000000; &quot;0.0#&quot;)&amp;&quot; M&quot;; IF([.F360]&gt;=1000; TEXT([.F360]/1000; &quot;0.0#&quot;)&amp;&quot; k&quot;;  IF([.F360]&gt;=1; TEXT([.F360]; &quot;0.0#&quot;);IF([.F360]&gt;=0.001; TEXT([.F360]*1000; &quot;0.0#&quot;)&amp;&quot; m&quot;; IF([.F360]&gt;=0.000001; TEXT([.F360]*1000000; &quot;0.0#&quot;)&amp;&quot; µ&quot;;IF([.F360]&gt;=0.000000001; TEXT([.F360]*1000000000; &quot;0.0#&quot;)&amp;&quot; n&quot;; IF([.F360]&gt;=0.000000000001; TEXT([.F360]*1000000000000; &quot;0.0#&quot;)&amp;&quot; p&quot;;TEXT([.F360]; &quot;0.0#&quot;))))))))" office:value-type="string" office:string-value="1.96 k" calcext:value-type="string">
            <text:p>1.96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6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0" calcext:value-type="float">
            <text:p>2000</text:p>
          </table:table-cell>
          <table:table-cell table:number-columns-repeated="3"/>
          <table:table-cell table:formula="of:=[.B361]+[.C361]+[.D361]+[.E361]" office:value-type="float" office:value="2000" calcext:value-type="float">
            <text:p>2000</text:p>
          </table:table-cell>
          <table:table-cell table:style-name="ce6" table:formula="of:=IF([.F361]&gt;=1000000; TEXT([.F361]/1000000; &quot;0.0#&quot;)&amp;&quot; M&quot;; IF([.F361]&gt;=1000; TEXT([.F361]/1000; &quot;0.0#&quot;)&amp;&quot; k&quot;;  IF([.F361]&gt;=1; TEXT([.F361]; &quot;0.0#&quot;);IF([.F361]&gt;=0.001; TEXT([.F361]*1000; &quot;0.0#&quot;)&amp;&quot; m&quot;; IF([.F361]&gt;=0.000001; TEXT([.F361]*1000000; &quot;0.0#&quot;)&amp;&quot; µ&quot;;IF([.F361]&gt;=0.000000001; TEXT([.F361]*1000000000; &quot;0.0#&quot;)&amp;&quot; n&quot;; IF([.F361]&gt;=0.000000000001; TEXT([.F361]*1000000000000; &quot;0.0#&quot;)&amp;&quot; p&quot;;TEXT([.F361]; &quot;0.0#&quot;))))))))" office:value-type="string" office:string-value="2.0 k" calcext:value-type="string">
            <text:p>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62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6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50" calcext:value-type="float">
            <text:p>2050</text:p>
          </table:table-cell>
          <table:table-cell table:number-columns-repeated="3"/>
          <table:table-cell table:formula="of:=[.B362]+[.C362]+[.D362]+[.E362]" office:value-type="float" office:value="2050" calcext:value-type="float">
            <text:p>2050</text:p>
          </table:table-cell>
          <table:table-cell table:style-name="ce6" table:formula="of:=IF([.F362]&gt;=1000000; TEXT([.F362]/1000000; &quot;0.0#&quot;)&amp;&quot; M&quot;; IF([.F362]&gt;=1000; TEXT([.F362]/1000; &quot;0.0#&quot;)&amp;&quot; k&quot;;  IF([.F362]&gt;=1; TEXT([.F362]; &quot;0.0#&quot;);IF([.F362]&gt;=0.001; TEXT([.F362]*1000; &quot;0.0#&quot;)&amp;&quot; m&quot;; IF([.F362]&gt;=0.000001; TEXT([.F362]*1000000; &quot;0.0#&quot;)&amp;&quot; µ&quot;;IF([.F362]&gt;=0.000000001; TEXT([.F362]*1000000000; &quot;0.0#&quot;)&amp;&quot; n&quot;; IF([.F362]&gt;=0.000000000001; TEXT([.F362]*1000000000000; &quot;0.0#&quot;)&amp;&quot; p&quot;;TEXT([.F362]; &quot;0.0#&quot;))))))))" office:value-type="string" office:string-value="2.05 k" calcext:value-type="string">
            <text:p>2.0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66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6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[.B363]+[.C363]+[.D363]+[.E363]" office:value-type="float" office:value="2100" calcext:value-type="float">
            <text:p>2100</text:p>
          </table:table-cell>
          <table:table-cell table:style-name="ce6" table:formula="of:=IF([.F363]&gt;=1000000; TEXT([.F363]/1000000; &quot;0.0#&quot;)&amp;&quot; M&quot;; IF([.F363]&gt;=1000; TEXT([.F363]/1000; &quot;0.0#&quot;)&amp;&quot; k&quot;;  IF([.F363]&gt;=1; TEXT([.F363]; &quot;0.0#&quot;);IF([.F363]&gt;=0.001; TEXT([.F363]*1000; &quot;0.0#&quot;)&amp;&quot; m&quot;; IF([.F363]&gt;=0.000001; TEXT([.F363]*1000000; &quot;0.0#&quot;)&amp;&quot; µ&quot;;IF([.F363]&gt;=0.000000001; TEXT([.F363]*1000000000; &quot;0.0#&quot;)&amp;&quot; n&quot;; IF([.F363]&gt;=0.000000000001; TEXT([.F363]*1000000000000; &quot;0.0#&quot;)&amp;&quot; p&quot;;TEXT([.F363]; &quot;0.0#&quot;))))))))" office:value-type="string" office:string-value="2.1 k" calcext:value-type="string">
            <text:p>2.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6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10" calcext:value-type="float">
            <text:p>1210</text:p>
          </table:table-cell>
          <table:table-cell table:number-columns-repeated="3"/>
          <table:table-cell table:formula="of:=[.B364]+[.C364]+[.D364]+[.E364]" office:value-type="float" office:value="1210" calcext:value-type="float">
            <text:p>1210</text:p>
          </table:table-cell>
          <table:table-cell table:style-name="ce6" table:formula="of:=IF([.F364]&gt;=1000000; TEXT([.F364]/1000000; &quot;0.0#&quot;)&amp;&quot; M&quot;; IF([.F364]&gt;=1000; TEXT([.F364]/1000; &quot;0.0#&quot;)&amp;&quot; k&quot;;  IF([.F364]&gt;=1; TEXT([.F364]; &quot;0.0#&quot;);IF([.F364]&gt;=0.001; TEXT([.F364]*1000; &quot;0.0#&quot;)&amp;&quot; m&quot;; IF([.F364]&gt;=0.000001; TEXT([.F364]*1000000; &quot;0.0#&quot;)&amp;&quot; µ&quot;;IF([.F364]&gt;=0.000000001; TEXT([.F364]*1000000000; &quot;0.0#&quot;)&amp;&quot; n&quot;; IF([.F364]&gt;=0.000000000001; TEXT([.F364]*1000000000000; &quot;0.0#&quot;)&amp;&quot; p&quot;;TEXT([.F364]; &quot;0.0#&quot;))))))))" office:value-type="string" office:string-value="1.21 k" calcext:value-type="string">
            <text:p>1.2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22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6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40" calcext:value-type="float">
            <text:p>1240</text:p>
          </table:table-cell>
          <table:table-cell table:number-columns-repeated="3"/>
          <table:table-cell table:formula="of:=[.B365]+[.C365]+[.D365]+[.E365]" office:value-type="float" office:value="1240" calcext:value-type="float">
            <text:p>1240</text:p>
          </table:table-cell>
          <table:table-cell table:style-name="ce6" table:formula="of:=IF([.F365]&gt;=1000000; TEXT([.F365]/1000000; &quot;0.0#&quot;)&amp;&quot; M&quot;; IF([.F365]&gt;=1000; TEXT([.F365]/1000; &quot;0.0#&quot;)&amp;&quot; k&quot;;  IF([.F365]&gt;=1; TEXT([.F365]; &quot;0.0#&quot;);IF([.F365]&gt;=0.001; TEXT([.F365]*1000; &quot;0.0#&quot;)&amp;&quot; m&quot;; IF([.F365]&gt;=0.000001; TEXT([.F365]*1000000; &quot;0.0#&quot;)&amp;&quot; µ&quot;;IF([.F365]&gt;=0.000000001; TEXT([.F365]*1000000000; &quot;0.0#&quot;)&amp;&quot; n&quot;; IF([.F365]&gt;=0.000000000001; TEXT([.F365]*1000000000000; &quot;0.0#&quot;)&amp;&quot; p&quot;;TEXT([.F365]; &quot;0.0#&quot;))))))))" office:value-type="string" office:string-value="1.24 k" calcext:value-type="string">
            <text:p>1.24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81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6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70" calcext:value-type="float">
            <text:p>1270</text:p>
          </table:table-cell>
          <table:table-cell table:number-columns-repeated="3"/>
          <table:table-cell table:formula="of:=[.B366]+[.C366]+[.D366]+[.E366]" office:value-type="float" office:value="1270" calcext:value-type="float">
            <text:p>1270</text:p>
          </table:table-cell>
          <table:table-cell table:style-name="ce6" table:formula="of:=IF([.F366]&gt;=1000000; TEXT([.F366]/1000000; &quot;0.0#&quot;)&amp;&quot; M&quot;; IF([.F366]&gt;=1000; TEXT([.F366]/1000; &quot;0.0#&quot;)&amp;&quot; k&quot;;  IF([.F366]&gt;=1; TEXT([.F366]; &quot;0.0#&quot;);IF([.F366]&gt;=0.001; TEXT([.F366]*1000; &quot;0.0#&quot;)&amp;&quot; m&quot;; IF([.F366]&gt;=0.000001; TEXT([.F366]*1000000; &quot;0.0#&quot;)&amp;&quot; µ&quot;;IF([.F366]&gt;=0.000000001; TEXT([.F366]*1000000000; &quot;0.0#&quot;)&amp;&quot; n&quot;; IF([.F366]&gt;=0.000000000001; TEXT([.F366]*1000000000000; &quot;0.0#&quot;)&amp;&quot; p&quot;;TEXT([.F366]; &quot;0.0#&quot;))))))))" office:value-type="string" office:string-value="1.27 k" calcext:value-type="string">
            <text:p>1.27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6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00" calcext:value-type="float">
            <text:p>1300</text:p>
          </table:table-cell>
          <table:table-cell table:number-columns-repeated="3"/>
          <table:table-cell table:formula="of:=[.B367]+[.C367]+[.D367]+[.E367]" office:value-type="float" office:value="1300" calcext:value-type="float">
            <text:p>1300</text:p>
          </table:table-cell>
          <table:table-cell table:style-name="ce6" table:formula="of:=IF([.F367]&gt;=1000000; TEXT([.F367]/1000000; &quot;0.0#&quot;)&amp;&quot; M&quot;; IF([.F367]&gt;=1000; TEXT([.F367]/1000; &quot;0.0#&quot;)&amp;&quot; k&quot;;  IF([.F367]&gt;=1; TEXT([.F367]; &quot;0.0#&quot;);IF([.F367]&gt;=0.001; TEXT([.F367]*1000; &quot;0.0#&quot;)&amp;&quot; m&quot;; IF([.F367]&gt;=0.000001; TEXT([.F367]*1000000; &quot;0.0#&quot;)&amp;&quot; µ&quot;;IF([.F367]&gt;=0.000000001; TEXT([.F367]*1000000000; &quot;0.0#&quot;)&amp;&quot; n&quot;; IF([.F367]&gt;=0.000000000001; TEXT([.F367]*1000000000000; &quot;0.0#&quot;)&amp;&quot; p&quot;;TEXT([.F367]; &quot;0.0#&quot;))))))))" office:value-type="string" office:string-value="1.3 k" calcext:value-type="string">
            <text:p>1.3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6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formula="of:=[.B368]+[.C368]+[.D368]+[.E368]" office:value-type="float" office:value="11" calcext:value-type="float">
            <text:p>11</text:p>
          </table:table-cell>
          <table:table-cell table:style-name="ce6" table:formula="of:=IF([.F368]&gt;=1000000; TEXT([.F368]/1000000; &quot;0.0#&quot;)&amp;&quot; M&quot;; IF([.F368]&gt;=1000; TEXT([.F368]/1000; &quot;0.0#&quot;)&amp;&quot; k&quot;;  IF([.F368]&gt;=1; TEXT([.F368]; &quot;0.0#&quot;);IF([.F368]&gt;=0.001; TEXT([.F368]*1000; &quot;0.0#&quot;)&amp;&quot; m&quot;; IF([.F368]&gt;=0.000001; TEXT([.F368]*1000000; &quot;0.0#&quot;)&amp;&quot; µ&quot;;IF([.F368]&gt;=0.000000001; TEXT([.F368]*1000000000; &quot;0.0#&quot;)&amp;&quot; n&quot;; IF([.F368]&gt;=0.000000000001; TEXT([.F368]*1000000000000; &quot;0.0#&quot;)&amp;&quot; p&quot;;TEXT([.F368]; &quot;0.0#&quot;))))))))" office:value-type="string" office:string-value="11.0" calcext:value-type="string">
            <text:p>11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6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.3" calcext:value-type="float">
            <text:p>11.3</text:p>
          </table:table-cell>
          <table:table-cell table:number-columns-repeated="3"/>
          <table:table-cell table:formula="of:=[.B369]+[.C369]+[.D369]+[.E369]" office:value-type="float" office:value="11.3" calcext:value-type="float">
            <text:p>11.3</text:p>
          </table:table-cell>
          <table:table-cell table:style-name="ce6" table:formula="of:=IF([.F369]&gt;=1000000; TEXT([.F369]/1000000; &quot;0.0#&quot;)&amp;&quot; M&quot;; IF([.F369]&gt;=1000; TEXT([.F369]/1000; &quot;0.0#&quot;)&amp;&quot; k&quot;;  IF([.F369]&gt;=1; TEXT([.F369]; &quot;0.0#&quot;);IF([.F369]&gt;=0.001; TEXT([.F369]*1000; &quot;0.0#&quot;)&amp;&quot; m&quot;; IF([.F369]&gt;=0.000001; TEXT([.F369]*1000000; &quot;0.0#&quot;)&amp;&quot; µ&quot;;IF([.F369]&gt;=0.000000001; TEXT([.F369]*1000000000; &quot;0.0#&quot;)&amp;&quot; n&quot;; IF([.F369]&gt;=0.000000000001; TEXT([.F369]*1000000000000; &quot;0.0#&quot;)&amp;&quot; p&quot;;TEXT([.F369]; &quot;0.0#&quot;))))))))" office:value-type="string" office:string-value="11.3" calcext:value-type="string">
            <text:p>11.3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6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.5" calcext:value-type="float">
            <text:p>11.5</text:p>
          </table:table-cell>
          <table:table-cell table:number-columns-repeated="3"/>
          <table:table-cell table:formula="of:=[.B370]+[.C370]+[.D370]+[.E370]" office:value-type="float" office:value="11.5" calcext:value-type="float">
            <text:p>11.5</text:p>
          </table:table-cell>
          <table:table-cell table:style-name="ce6" table:formula="of:=IF([.F370]&gt;=1000000; TEXT([.F370]/1000000; &quot;0.0#&quot;)&amp;&quot; M&quot;; IF([.F370]&gt;=1000; TEXT([.F370]/1000; &quot;0.0#&quot;)&amp;&quot; k&quot;;  IF([.F370]&gt;=1; TEXT([.F370]; &quot;0.0#&quot;);IF([.F370]&gt;=0.001; TEXT([.F370]*1000; &quot;0.0#&quot;)&amp;&quot; m&quot;; IF([.F370]&gt;=0.000001; TEXT([.F370]*1000000; &quot;0.0#&quot;)&amp;&quot; µ&quot;;IF([.F370]&gt;=0.000000001; TEXT([.F370]*1000000000; &quot;0.0#&quot;)&amp;&quot; n&quot;; IF([.F370]&gt;=0.000000000001; TEXT([.F370]*1000000000000; &quot;0.0#&quot;)&amp;&quot; p&quot;;TEXT([.F370]; &quot;0.0#&quot;))))))))" office:value-type="string" office:string-value="11.5" calcext:value-type="string">
            <text:p>11.5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7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.8" calcext:value-type="float">
            <text:p>11.8</text:p>
          </table:table-cell>
          <table:table-cell table:number-columns-repeated="3"/>
          <table:table-cell table:formula="of:=[.B371]+[.C371]+[.D371]+[.E371]" office:value-type="float" office:value="11.8" calcext:value-type="float">
            <text:p>11.8</text:p>
          </table:table-cell>
          <table:table-cell table:style-name="ce6" table:formula="of:=IF([.F371]&gt;=1000000; TEXT([.F371]/1000000; &quot;0.0#&quot;)&amp;&quot; M&quot;; IF([.F371]&gt;=1000; TEXT([.F371]/1000; &quot;0.0#&quot;)&amp;&quot; k&quot;;  IF([.F371]&gt;=1; TEXT([.F371]; &quot;0.0#&quot;);IF([.F371]&gt;=0.001; TEXT([.F371]*1000; &quot;0.0#&quot;)&amp;&quot; m&quot;; IF([.F371]&gt;=0.000001; TEXT([.F371]*1000000; &quot;0.0#&quot;)&amp;&quot; µ&quot;;IF([.F371]&gt;=0.000000001; TEXT([.F371]*1000000000; &quot;0.0#&quot;)&amp;&quot; n&quot;; IF([.F371]&gt;=0.000000000001; TEXT([.F371]*1000000000000; &quot;0.0#&quot;)&amp;&quot; p&quot;;TEXT([.F371]; &quot;0.0#&quot;))))))))" office:value-type="string" office:string-value="11.8" calcext:value-type="string">
            <text:p>11.8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7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000" calcext:value-type="float">
            <text:p>12000</text:p>
          </table:table-cell>
          <table:table-cell table:number-columns-repeated="3"/>
          <table:table-cell table:formula="of:=[.B372]+[.C372]+[.D372]+[.E372]" office:value-type="float" office:value="12000" calcext:value-type="float">
            <text:p>12000</text:p>
          </table:table-cell>
          <table:table-cell table:style-name="ce6" table:formula="of:=IF([.F372]&gt;=1000000; TEXT([.F372]/1000000; &quot;0.0#&quot;)&amp;&quot; M&quot;; IF([.F372]&gt;=1000; TEXT([.F372]/1000; &quot;0.0#&quot;)&amp;&quot; k&quot;;  IF([.F372]&gt;=1; TEXT([.F372]; &quot;0.0#&quot;);IF([.F372]&gt;=0.001; TEXT([.F372]*1000; &quot;0.0#&quot;)&amp;&quot; m&quot;; IF([.F372]&gt;=0.000001; TEXT([.F372]*1000000; &quot;0.0#&quot;)&amp;&quot; µ&quot;;IF([.F372]&gt;=0.000000001; TEXT([.F372]*1000000000; &quot;0.0#&quot;)&amp;&quot; n&quot;; IF([.F372]&gt;=0.000000000001; TEXT([.F372]*1000000000000; &quot;0.0#&quot;)&amp;&quot; p&quot;;TEXT([.F372]; &quot;0.0#&quot;))))))))" office:value-type="string" office:string-value="12.0 k" calcext:value-type="string">
            <text:p>1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7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400" calcext:value-type="float">
            <text:p>12400</text:p>
          </table:table-cell>
          <table:table-cell table:number-columns-repeated="3"/>
          <table:table-cell table:formula="of:=[.B373]+[.C373]+[.D373]+[.E373]" office:value-type="float" office:value="12400" calcext:value-type="float">
            <text:p>12400</text:p>
          </table:table-cell>
          <table:table-cell table:style-name="ce6" table:formula="of:=IF([.F373]&gt;=1000000; TEXT([.F373]/1000000; &quot;0.0#&quot;)&amp;&quot; M&quot;; IF([.F373]&gt;=1000; TEXT([.F373]/1000; &quot;0.0#&quot;)&amp;&quot; k&quot;;  IF([.F373]&gt;=1; TEXT([.F373]; &quot;0.0#&quot;);IF([.F373]&gt;=0.001; TEXT([.F373]*1000; &quot;0.0#&quot;)&amp;&quot; m&quot;; IF([.F373]&gt;=0.000001; TEXT([.F373]*1000000; &quot;0.0#&quot;)&amp;&quot; µ&quot;;IF([.F373]&gt;=0.000000001; TEXT([.F373]*1000000000; &quot;0.0#&quot;)&amp;&quot; n&quot;; IF([.F373]&gt;=0.000000000001; TEXT([.F373]*1000000000000; &quot;0.0#&quot;)&amp;&quot; p&quot;;TEXT([.F373]; &quot;0.0#&quot;))))))))" office:value-type="string" office:string-value="12.4 k" calcext:value-type="string">
            <text:p>12.4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7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700" calcext:value-type="float">
            <text:p>12700</text:p>
          </table:table-cell>
          <table:table-cell table:number-columns-repeated="3"/>
          <table:table-cell table:formula="of:=[.B374]+[.C374]+[.D374]+[.E374]" office:value-type="float" office:value="12700" calcext:value-type="float">
            <text:p>12700</text:p>
          </table:table-cell>
          <table:table-cell table:style-name="ce6" table:formula="of:=IF([.F374]&gt;=1000000; TEXT([.F374]/1000000; &quot;0.0#&quot;)&amp;&quot; M&quot;; IF([.F374]&gt;=1000; TEXT([.F374]/1000; &quot;0.0#&quot;)&amp;&quot; k&quot;;  IF([.F374]&gt;=1; TEXT([.F374]; &quot;0.0#&quot;);IF([.F374]&gt;=0.001; TEXT([.F374]*1000; &quot;0.0#&quot;)&amp;&quot; m&quot;; IF([.F374]&gt;=0.000001; TEXT([.F374]*1000000; &quot;0.0#&quot;)&amp;&quot; µ&quot;;IF([.F374]&gt;=0.000000001; TEXT([.F374]*1000000000; &quot;0.0#&quot;)&amp;&quot; n&quot;; IF([.F374]&gt;=0.000000000001; TEXT([.F374]*1000000000000; &quot;0.0#&quot;)&amp;&quot; p&quot;;TEXT([.F374]; &quot;0.0#&quot;))))))))" office:value-type="string" office:string-value="12.7 k" calcext:value-type="string">
            <text:p>12.7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7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000" calcext:value-type="float">
            <text:p>13000</text:p>
          </table:table-cell>
          <table:table-cell table:number-columns-repeated="3"/>
          <table:table-cell table:formula="of:=[.B375]+[.C375]+[.D375]+[.E375]" office:value-type="float" office:value="13000" calcext:value-type="float">
            <text:p>13000</text:p>
          </table:table-cell>
          <table:table-cell table:style-name="ce6" table:formula="of:=IF([.F375]&gt;=1000000; TEXT([.F375]/1000000; &quot;0.0#&quot;)&amp;&quot; M&quot;; IF([.F375]&gt;=1000; TEXT([.F375]/1000; &quot;0.0#&quot;)&amp;&quot; k&quot;;  IF([.F375]&gt;=1; TEXT([.F375]; &quot;0.0#&quot;);IF([.F375]&gt;=0.001; TEXT([.F375]*1000; &quot;0.0#&quot;)&amp;&quot; m&quot;; IF([.F375]&gt;=0.000001; TEXT([.F375]*1000000; &quot;0.0#&quot;)&amp;&quot; µ&quot;;IF([.F375]&gt;=0.000000001; TEXT([.F375]*1000000000; &quot;0.0#&quot;)&amp;&quot; n&quot;; IF([.F375]&gt;=0.000000000001; TEXT([.F375]*1000000000000; &quot;0.0#&quot;)&amp;&quot; p&quot;;TEXT([.F375]; &quot;0.0#&quot;))))))))" office:value-type="string" office:string-value="13.0 k" calcext:value-type="string">
            <text:p>13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7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Ferrite</text:p>
          </table:table-cell>
          <table:table-cell table:number-columns-repeated="4"/>
          <table:table-cell table:formula="of:=[.B376]+[.C376]+[.D376]+[.E376]" office:value-type="float" office:value="0" calcext:value-type="float">
            <text:p>0</text:p>
          </table:table-cell>
          <table:table-cell table:style-name="ce6" table:formula="of:=IF([.F376]&gt;=1000000; TEXT([.F376]/1000000; &quot;0.0#&quot;)&amp;&quot; M&quot;; IF([.F376]&gt;=1000; TEXT([.F376]/1000; &quot;0.0#&quot;)&amp;&quot; k&quot;;  IF([.F376]&gt;=1; TEXT([.F376]; &quot;0.0#&quot;);IF([.F376]&gt;=0.001; TEXT([.F376]*1000; &quot;0.0#&quot;)&amp;&quot; m&quot;; IF([.F376]&gt;=0.000001; TEXT([.F376]*1000000; &quot;0.0#&quot;)&amp;&quot; µ&quot;;IF([.F376]&gt;=0.000000001; TEXT([.F376]*1000000000; &quot;0.0#&quot;)&amp;&quot; n&quot;; IF([.F376]&gt;=0.000000000001; TEXT([.F376]*1000000000000; &quot;0.0#&quot;)&amp;&quot; p&quot;;TEXT([.F376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Ferrite Part Number 2967666681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7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87000" calcext:value-type="float">
            <text:p>287000</text:p>
          </table:table-cell>
          <table:table-cell table:number-columns-repeated="3"/>
          <table:table-cell table:formula="of:=[.B377]+[.C377]+[.D377]+[.E377]" office:value-type="float" office:value="287000" calcext:value-type="float">
            <text:p>287000</text:p>
          </table:table-cell>
          <table:table-cell table:style-name="ce6" table:formula="of:=IF([.F377]&gt;=1000000; TEXT([.F377]/1000000; &quot;0.0#&quot;)&amp;&quot; M&quot;; IF([.F377]&gt;=1000; TEXT([.F377]/1000; &quot;0.0#&quot;)&amp;&quot; k&quot;;  IF([.F377]&gt;=1; TEXT([.F377]; &quot;0.0#&quot;);IF([.F377]&gt;=0.001; TEXT([.F377]*1000; &quot;0.0#&quot;)&amp;&quot; m&quot;; IF([.F377]&gt;=0.000001; TEXT([.F377]*1000000; &quot;0.0#&quot;)&amp;&quot; µ&quot;;IF([.F377]&gt;=0.000000001; TEXT([.F377]*1000000000; &quot;0.0#&quot;)&amp;&quot; n&quot;; IF([.F377]&gt;=0.000000000001; TEXT([.F377]*1000000000000; &quot;0.0#&quot;)&amp;&quot; p&quot;;TEXT([.F377]; &quot;0.0#&quot;))))))))" office:value-type="string" office:string-value="287.0 k" calcext:value-type="string">
            <text:p>287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7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94000" calcext:value-type="float">
            <text:p>294000</text:p>
          </table:table-cell>
          <table:table-cell table:number-columns-repeated="3"/>
          <table:table-cell table:formula="of:=[.B378]+[.C378]+[.D378]+[.E378]" office:value-type="float" office:value="294000" calcext:value-type="float">
            <text:p>294000</text:p>
          </table:table-cell>
          <table:table-cell table:style-name="ce6" table:formula="of:=IF([.F378]&gt;=1000000; TEXT([.F378]/1000000; &quot;0.0#&quot;)&amp;&quot; M&quot;; IF([.F378]&gt;=1000; TEXT([.F378]/1000; &quot;0.0#&quot;)&amp;&quot; k&quot;;  IF([.F378]&gt;=1; TEXT([.F378]; &quot;0.0#&quot;);IF([.F378]&gt;=0.001; TEXT([.F378]*1000; &quot;0.0#&quot;)&amp;&quot; m&quot;; IF([.F378]&gt;=0.000001; TEXT([.F378]*1000000; &quot;0.0#&quot;)&amp;&quot; µ&quot;;IF([.F378]&gt;=0.000000001; TEXT([.F378]*1000000000; &quot;0.0#&quot;)&amp;&quot; n&quot;; IF([.F378]&gt;=0.000000000001; TEXT([.F378]*1000000000000; &quot;0.0#&quot;)&amp;&quot; p&quot;;TEXT([.F378]; &quot;0.0#&quot;))))))))" office:value-type="string" office:string-value="294.0 k" calcext:value-type="string">
            <text:p>294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90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7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1000" calcext:value-type="float">
            <text:p>301000</text:p>
          </table:table-cell>
          <table:table-cell table:number-columns-repeated="3"/>
          <table:table-cell table:formula="of:=[.B379]+[.C379]+[.D379]+[.E379]" office:value-type="float" office:value="301000" calcext:value-type="float">
            <text:p>301000</text:p>
          </table:table-cell>
          <table:table-cell table:style-name="ce6" table:formula="of:=IF([.F379]&gt;=1000000; TEXT([.F379]/1000000; &quot;0.0#&quot;)&amp;&quot; M&quot;; IF([.F379]&gt;=1000; TEXT([.F379]/1000; &quot;0.0#&quot;)&amp;&quot; k&quot;;  IF([.F379]&gt;=1; TEXT([.F379]; &quot;0.0#&quot;);IF([.F379]&gt;=0.001; TEXT([.F379]*1000; &quot;0.0#&quot;)&amp;&quot; m&quot;; IF([.F379]&gt;=0.000001; TEXT([.F379]*1000000; &quot;0.0#&quot;)&amp;&quot; µ&quot;;IF([.F379]&gt;=0.000000001; TEXT([.F379]*1000000000; &quot;0.0#&quot;)&amp;&quot; n&quot;; IF([.F379]&gt;=0.000000000001; TEXT([.F379]*1000000000000; &quot;0.0#&quot;)&amp;&quot; p&quot;;TEXT([.F379]; &quot;0.0#&quot;))))))))" office:value-type="string" office:string-value="301.0 k" calcext:value-type="string">
            <text:p>30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111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7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9000" calcext:value-type="float">
            <text:p>309000</text:p>
          </table:table-cell>
          <table:table-cell table:number-columns-repeated="3"/>
          <table:table-cell table:formula="of:=[.B380]+[.C380]+[.D380]+[.E380]" office:value-type="float" office:value="309000" calcext:value-type="float">
            <text:p>309000</text:p>
          </table:table-cell>
          <table:table-cell table:style-name="ce6" table:formula="of:=IF([.F380]&gt;=1000000; TEXT([.F380]/1000000; &quot;0.0#&quot;)&amp;&quot; M&quot;; IF([.F380]&gt;=1000; TEXT([.F380]/1000; &quot;0.0#&quot;)&amp;&quot; k&quot;;  IF([.F380]&gt;=1; TEXT([.F380]; &quot;0.0#&quot;);IF([.F380]&gt;=0.001; TEXT([.F380]*1000; &quot;0.0#&quot;)&amp;&quot; m&quot;; IF([.F380]&gt;=0.000001; TEXT([.F380]*1000000; &quot;0.0#&quot;)&amp;&quot; µ&quot;;IF([.F380]&gt;=0.000000001; TEXT([.F380]*1000000000; &quot;0.0#&quot;)&amp;&quot; n&quot;; IF([.F380]&gt;=0.000000000001; TEXT([.F380]*1000000000000; &quot;0.0#&quot;)&amp;&quot; p&quot;;TEXT([.F380]; &quot;0.0#&quot;))))))))" office:value-type="string" office:string-value="309.0 k" calcext:value-type="string">
            <text:p>309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8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8.7" calcext:value-type="float">
            <text:p>28.7</text:p>
          </table:table-cell>
          <table:table-cell table:number-columns-repeated="3"/>
          <table:table-cell table:formula="of:=[.B381]+[.C381]+[.D381]+[.E381]" office:value-type="float" office:value="28.7" calcext:value-type="float">
            <text:p>28.7</text:p>
          </table:table-cell>
          <table:table-cell table:style-name="ce6" table:formula="of:=IF([.F381]&gt;=1000000; TEXT([.F381]/1000000; &quot;0.0#&quot;)&amp;&quot; M&quot;; IF([.F381]&gt;=1000; TEXT([.F381]/1000; &quot;0.0#&quot;)&amp;&quot; k&quot;;  IF([.F381]&gt;=1; TEXT([.F381]; &quot;0.0#&quot;);IF([.F381]&gt;=0.001; TEXT([.F381]*1000; &quot;0.0#&quot;)&amp;&quot; m&quot;; IF([.F381]&gt;=0.000001; TEXT([.F381]*1000000; &quot;0.0#&quot;)&amp;&quot; µ&quot;;IF([.F381]&gt;=0.000000001; TEXT([.F381]*1000000000; &quot;0.0#&quot;)&amp;&quot; n&quot;; IF([.F381]&gt;=0.000000000001; TEXT([.F381]*1000000000000; &quot;0.0#&quot;)&amp;&quot; p&quot;;TEXT([.F381]; &quot;0.0#&quot;))))))))" office:value-type="string" office:string-value="28.7" calcext:value-type="string">
            <text:p>28.7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8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9.4" calcext:value-type="float">
            <text:p>29.4</text:p>
          </table:table-cell>
          <table:table-cell table:number-columns-repeated="3"/>
          <table:table-cell table:formula="of:=[.B382]+[.C382]+[.D382]+[.E382]" office:value-type="float" office:value="29.4" calcext:value-type="float">
            <text:p>29.4</text:p>
          </table:table-cell>
          <table:table-cell table:style-name="ce6" table:formula="of:=IF([.F382]&gt;=1000000; TEXT([.F382]/1000000; &quot;0.0#&quot;)&amp;&quot; M&quot;; IF([.F382]&gt;=1000; TEXT([.F382]/1000; &quot;0.0#&quot;)&amp;&quot; k&quot;;  IF([.F382]&gt;=1; TEXT([.F382]; &quot;0.0#&quot;);IF([.F382]&gt;=0.001; TEXT([.F382]*1000; &quot;0.0#&quot;)&amp;&quot; m&quot;; IF([.F382]&gt;=0.000001; TEXT([.F382]*1000000; &quot;0.0#&quot;)&amp;&quot; µ&quot;;IF([.F382]&gt;=0.000000001; TEXT([.F382]*1000000000; &quot;0.0#&quot;)&amp;&quot; n&quot;; IF([.F382]&gt;=0.000000000001; TEXT([.F382]*1000000000000; &quot;0.0#&quot;)&amp;&quot; p&quot;;TEXT([.F382]; &quot;0.0#&quot;))))))))" office:value-type="string" office:string-value="29.4" calcext:value-type="string">
            <text:p>29.4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8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.1" calcext:value-type="float">
            <text:p>30.1</text:p>
          </table:table-cell>
          <table:table-cell table:number-columns-repeated="3"/>
          <table:table-cell table:formula="of:=[.B383]+[.C383]+[.D383]+[.E383]" office:value-type="float" office:value="30.1" calcext:value-type="float">
            <text:p>30.1</text:p>
          </table:table-cell>
          <table:table-cell table:style-name="ce6" table:formula="of:=IF([.F383]&gt;=1000000; TEXT([.F383]/1000000; &quot;0.0#&quot;)&amp;&quot; M&quot;; IF([.F383]&gt;=1000; TEXT([.F383]/1000; &quot;0.0#&quot;)&amp;&quot; k&quot;;  IF([.F383]&gt;=1; TEXT([.F383]; &quot;0.0#&quot;);IF([.F383]&gt;=0.001; TEXT([.F383]*1000; &quot;0.0#&quot;)&amp;&quot; m&quot;; IF([.F383]&gt;=0.000001; TEXT([.F383]*1000000; &quot;0.0#&quot;)&amp;&quot; µ&quot;;IF([.F383]&gt;=0.000000001; TEXT([.F383]*1000000000; &quot;0.0#&quot;)&amp;&quot; n&quot;; IF([.F383]&gt;=0.000000000001; TEXT([.F383]*1000000000000; &quot;0.0#&quot;)&amp;&quot; p&quot;;TEXT([.F383]; &quot;0.0#&quot;))))))))" office:value-type="string" office:string-value="30.1" calcext:value-type="string">
            <text:p>30.1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8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.9" calcext:value-type="float">
            <text:p>30.9</text:p>
          </table:table-cell>
          <table:table-cell table:number-columns-repeated="3"/>
          <table:table-cell table:formula="of:=[.B384]+[.C384]+[.D384]+[.E384]" office:value-type="float" office:value="30.9" calcext:value-type="float">
            <text:p>30.9</text:p>
          </table:table-cell>
          <table:table-cell table:style-name="ce6" table:formula="of:=IF([.F384]&gt;=1000000; TEXT([.F384]/1000000; &quot;0.0#&quot;)&amp;&quot; M&quot;; IF([.F384]&gt;=1000; TEXT([.F384]/1000; &quot;0.0#&quot;)&amp;&quot; k&quot;;  IF([.F384]&gt;=1; TEXT([.F384]; &quot;0.0#&quot;);IF([.F384]&gt;=0.001; TEXT([.F384]*1000; &quot;0.0#&quot;)&amp;&quot; m&quot;; IF([.F384]&gt;=0.000001; TEXT([.F384]*1000000; &quot;0.0#&quot;)&amp;&quot; µ&quot;;IF([.F384]&gt;=0.000000001; TEXT([.F384]*1000000000; &quot;0.0#&quot;)&amp;&quot; n&quot;; IF([.F384]&gt;=0.000000000001; TEXT([.F384]*1000000000000; &quot;0.0#&quot;)&amp;&quot; p&quot;;TEXT([.F384]; &quot;0.0#&quot;))))))))" office:value-type="string" office:string-value="30.9" calcext:value-type="string">
            <text:p>30.9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8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1.5" calcext:value-type="float">
            <text:p>21.5</text:p>
          </table:table-cell>
          <table:table-cell table:number-columns-repeated="3"/>
          <table:table-cell table:formula="of:=[.B385]+[.C385]+[.D385]+[.E385]" office:value-type="float" office:value="21.5" calcext:value-type="float">
            <text:p>21.5</text:p>
          </table:table-cell>
          <table:table-cell table:style-name="ce6" table:formula="of:=IF([.F385]&gt;=1000000; TEXT([.F385]/1000000; &quot;0.0#&quot;)&amp;&quot; M&quot;; IF([.F385]&gt;=1000; TEXT([.F385]/1000; &quot;0.0#&quot;)&amp;&quot; k&quot;;  IF([.F385]&gt;=1; TEXT([.F385]; &quot;0.0#&quot;);IF([.F385]&gt;=0.001; TEXT([.F385]*1000; &quot;0.0#&quot;)&amp;&quot; m&quot;; IF([.F385]&gt;=0.000001; TEXT([.F385]*1000000; &quot;0.0#&quot;)&amp;&quot; µ&quot;;IF([.F385]&gt;=0.000000001; TEXT([.F385]*1000000000; &quot;0.0#&quot;)&amp;&quot; n&quot;; IF([.F385]&gt;=0.000000000001; TEXT([.F385]*1000000000000; &quot;0.0#&quot;)&amp;&quot; p&quot;;TEXT([.F385]; &quot;0.0#&quot;))))))))" office:value-type="string" office:string-value="21.5" calcext:value-type="string">
            <text:p>21.5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8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.1" calcext:value-type="float">
            <text:p>22.1</text:p>
          </table:table-cell>
          <table:table-cell table:number-columns-repeated="3"/>
          <table:table-cell table:formula="of:=[.B386]+[.C386]+[.D386]+[.E386]" office:value-type="float" office:value="22.1" calcext:value-type="float">
            <text:p>22.1</text:p>
          </table:table-cell>
          <table:table-cell table:style-name="ce6" table:formula="of:=IF([.F386]&gt;=1000000; TEXT([.F386]/1000000; &quot;0.0#&quot;)&amp;&quot; M&quot;; IF([.F386]&gt;=1000; TEXT([.F386]/1000; &quot;0.0#&quot;)&amp;&quot; k&quot;;  IF([.F386]&gt;=1; TEXT([.F386]; &quot;0.0#&quot;);IF([.F386]&gt;=0.001; TEXT([.F386]*1000; &quot;0.0#&quot;)&amp;&quot; m&quot;; IF([.F386]&gt;=0.000001; TEXT([.F386]*1000000; &quot;0.0#&quot;)&amp;&quot; µ&quot;;IF([.F386]&gt;=0.000000001; TEXT([.F386]*1000000000; &quot;0.0#&quot;)&amp;&quot; n&quot;; IF([.F386]&gt;=0.000000000001; TEXT([.F386]*1000000000000; &quot;0.0#&quot;)&amp;&quot; p&quot;;TEXT([.F386]; &quot;0.0#&quot;))))))))" office:value-type="string" office:string-value="22.1" calcext:value-type="string">
            <text:p>22.1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70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8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.6" calcext:value-type="float">
            <text:p>22.6</text:p>
          </table:table-cell>
          <table:table-cell table:number-columns-repeated="3"/>
          <table:table-cell table:formula="of:=[.B387]+[.C387]+[.D387]+[.E387]" office:value-type="float" office:value="22.6" calcext:value-type="float">
            <text:p>22.6</text:p>
          </table:table-cell>
          <table:table-cell table:style-name="ce6" table:formula="of:=IF([.F387]&gt;=1000000; TEXT([.F387]/1000000; &quot;0.0#&quot;)&amp;&quot; M&quot;; IF([.F387]&gt;=1000; TEXT([.F387]/1000; &quot;0.0#&quot;)&amp;&quot; k&quot;;  IF([.F387]&gt;=1; TEXT([.F387]; &quot;0.0#&quot;);IF([.F387]&gt;=0.001; TEXT([.F387]*1000; &quot;0.0#&quot;)&amp;&quot; m&quot;; IF([.F387]&gt;=0.000001; TEXT([.F387]*1000000; &quot;0.0#&quot;)&amp;&quot; µ&quot;;IF([.F387]&gt;=0.000000001; TEXT([.F387]*1000000000; &quot;0.0#&quot;)&amp;&quot; n&quot;; IF([.F387]&gt;=0.000000000001; TEXT([.F387]*1000000000000; &quot;0.0#&quot;)&amp;&quot; p&quot;;TEXT([.F387]; &quot;0.0#&quot;))))))))" office:value-type="string" office:string-value="22.6" calcext:value-type="string">
            <text:p>22.6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8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3.2" calcext:value-type="float">
            <text:p>23.2</text:p>
          </table:table-cell>
          <table:table-cell table:number-columns-repeated="3"/>
          <table:table-cell table:formula="of:=[.B388]+[.C388]+[.D388]+[.E388]" office:value-type="float" office:value="23.2" calcext:value-type="float">
            <text:p>23.2</text:p>
          </table:table-cell>
          <table:table-cell table:style-name="ce6" table:formula="of:=IF([.F388]&gt;=1000000; TEXT([.F388]/1000000; &quot;0.0#&quot;)&amp;&quot; M&quot;; IF([.F388]&gt;=1000; TEXT([.F388]/1000; &quot;0.0#&quot;)&amp;&quot; k&quot;;  IF([.F388]&gt;=1; TEXT([.F388]; &quot;0.0#&quot;);IF([.F388]&gt;=0.001; TEXT([.F388]*1000; &quot;0.0#&quot;)&amp;&quot; m&quot;; IF([.F388]&gt;=0.000001; TEXT([.F388]*1000000; &quot;0.0#&quot;)&amp;&quot; µ&quot;;IF([.F388]&gt;=0.000000001; TEXT([.F388]*1000000000; &quot;0.0#&quot;)&amp;&quot; n&quot;; IF([.F388]&gt;=0.000000000001; TEXT([.F388]*1000000000000; &quot;0.0#&quot;)&amp;&quot; p&quot;;TEXT([.F388]; &quot;0.0#&quot;))))))))" office:value-type="string" office:string-value="23.2" calcext:value-type="string">
            <text:p>23.2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8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00" calcext:value-type="float">
            <text:p>1000000</text:p>
          </table:table-cell>
          <table:table-cell table:number-columns-repeated="3"/>
          <table:table-cell table:formula="of:=[.B389]+[.C389]+[.D389]+[.E389]" office:value-type="float" office:value="1000000" calcext:value-type="float">
            <text:p>1000000</text:p>
          </table:table-cell>
          <table:table-cell table:style-name="ce6" table:formula="of:=IF([.F389]&gt;=1000000; TEXT([.F389]/1000000; &quot;0.0#&quot;)&amp;&quot; M&quot;; IF([.F389]&gt;=1000; TEXT([.F389]/1000; &quot;0.0#&quot;)&amp;&quot; k&quot;;  IF([.F389]&gt;=1; TEXT([.F389]; &quot;0.0#&quot;);IF([.F389]&gt;=0.001; TEXT([.F389]*1000; &quot;0.0#&quot;)&amp;&quot; m&quot;; IF([.F389]&gt;=0.000001; TEXT([.F389]*1000000; &quot;0.0#&quot;)&amp;&quot; µ&quot;;IF([.F389]&gt;=0.000000001; TEXT([.F389]*1000000000; &quot;0.0#&quot;)&amp;&quot; n&quot;; IF([.F389]&gt;=0.000000000001; TEXT([.F389]*1000000000000; &quot;0.0#&quot;)&amp;&quot; p&quot;;TEXT([.F389]; &quot;0.0#&quot;))))))))" office:value-type="string" office:string-value="1.0 M" calcext:value-type="string">
            <text:p>1.0 M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32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8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700000" calcext:value-type="float">
            <text:p>4700000</text:p>
          </table:table-cell>
          <table:table-cell table:number-columns-repeated="3"/>
          <table:table-cell table:formula="of:=[.B390]+[.C390]+[.D390]+[.E390]" office:value-type="float" office:value="4700000" calcext:value-type="float">
            <text:p>4700000</text:p>
          </table:table-cell>
          <table:table-cell table:style-name="ce6" table:formula="of:=IF([.F390]&gt;=1000000; TEXT([.F390]/1000000; &quot;0.0#&quot;)&amp;&quot; M&quot;; IF([.F390]&gt;=1000; TEXT([.F390]/1000; &quot;0.0#&quot;)&amp;&quot; k&quot;;  IF([.F390]&gt;=1; TEXT([.F390]; &quot;0.0#&quot;);IF([.F390]&gt;=0.001; TEXT([.F390]*1000; &quot;0.0#&quot;)&amp;&quot; m&quot;; IF([.F390]&gt;=0.000001; TEXT([.F390]*1000000; &quot;0.0#&quot;)&amp;&quot; µ&quot;;IF([.F390]&gt;=0.000000001; TEXT([.F390]*1000000000; &quot;0.0#&quot;)&amp;&quot; n&quot;; IF([.F390]&gt;=0.000000000001; TEXT([.F390]*1000000000000; &quot;0.0#&quot;)&amp;&quot; p&quot;;TEXT([.F390]; &quot;0.0#&quot;))))))))" office:value-type="string" office:string-value="4.7 M" calcext:value-type="string">
            <text:p>4.7 M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35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9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000" calcext:value-type="float">
            <text:p>10000000</text:p>
          </table:table-cell>
          <table:table-cell table:number-columns-repeated="3"/>
          <table:table-cell table:formula="of:=[.B391]+[.C391]+[.D391]+[.E391]" office:value-type="float" office:value="10000000" calcext:value-type="float">
            <text:p>10000000</text:p>
          </table:table-cell>
          <table:table-cell table:style-name="ce6" table:formula="of:=IF([.F391]&gt;=1000000; TEXT([.F391]/1000000; &quot;0.0#&quot;)&amp;&quot; M&quot;; IF([.F391]&gt;=1000; TEXT([.F391]/1000; &quot;0.0#&quot;)&amp;&quot; k&quot;;  IF([.F391]&gt;=1; TEXT([.F391]; &quot;0.0#&quot;);IF([.F391]&gt;=0.001; TEXT([.F391]*1000; &quot;0.0#&quot;)&amp;&quot; m&quot;; IF([.F391]&gt;=0.000001; TEXT([.F391]*1000000; &quot;0.0#&quot;)&amp;&quot; µ&quot;;IF([.F391]&gt;=0.000000001; TEXT([.F391]*1000000000; &quot;0.0#&quot;)&amp;&quot; n&quot;; IF([.F391]&gt;=0.000000000001; TEXT([.F391]*1000000000000; &quot;0.0#&quot;)&amp;&quot; p&quot;;TEXT([.F391]; &quot;0.0#&quot;))))))))" office:value-type="string" office:string-value="10.0 M" calcext:value-type="string">
            <text:p>10.0 M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9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15000" calcext:value-type="float">
            <text:p>215000</text:p>
          </table:table-cell>
          <table:table-cell table:number-columns-repeated="3"/>
          <table:table-cell table:formula="of:=[.B392]+[.C392]+[.D392]+[.E392]" office:value-type="float" office:value="215000" calcext:value-type="float">
            <text:p>215000</text:p>
          </table:table-cell>
          <table:table-cell table:style-name="ce6" table:formula="of:=IF([.F392]&gt;=1000000; TEXT([.F392]/1000000; &quot;0.0#&quot;)&amp;&quot; M&quot;; IF([.F392]&gt;=1000; TEXT([.F392]/1000; &quot;0.0#&quot;)&amp;&quot; k&quot;;  IF([.F392]&gt;=1; TEXT([.F392]; &quot;0.0#&quot;);IF([.F392]&gt;=0.001; TEXT([.F392]*1000; &quot;0.0#&quot;)&amp;&quot; m&quot;; IF([.F392]&gt;=0.000001; TEXT([.F392]*1000000; &quot;0.0#&quot;)&amp;&quot; µ&quot;;IF([.F392]&gt;=0.000000001; TEXT([.F392]*1000000000; &quot;0.0#&quot;)&amp;&quot; n&quot;; IF([.F392]&gt;=0.000000000001; TEXT([.F392]*1000000000000; &quot;0.0#&quot;)&amp;&quot; p&quot;;TEXT([.F392]; &quot;0.0#&quot;))))))))" office:value-type="string" office:string-value="215.0 k" calcext:value-type="string">
            <text:p>215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63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9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1000" calcext:value-type="float">
            <text:p>221000</text:p>
          </table:table-cell>
          <table:table-cell table:number-columns-repeated="3"/>
          <table:table-cell table:formula="of:=[.B393]+[.C393]+[.D393]+[.E393]" office:value-type="float" office:value="221000" calcext:value-type="float">
            <text:p>221000</text:p>
          </table:table-cell>
          <table:table-cell table:style-name="ce6" table:formula="of:=IF([.F393]&gt;=1000000; TEXT([.F393]/1000000; &quot;0.0#&quot;)&amp;&quot; M&quot;; IF([.F393]&gt;=1000; TEXT([.F393]/1000; &quot;0.0#&quot;)&amp;&quot; k&quot;;  IF([.F393]&gt;=1; TEXT([.F393]; &quot;0.0#&quot;);IF([.F393]&gt;=0.001; TEXT([.F393]*1000; &quot;0.0#&quot;)&amp;&quot; m&quot;; IF([.F393]&gt;=0.000001; TEXT([.F393]*1000000; &quot;0.0#&quot;)&amp;&quot; µ&quot;;IF([.F393]&gt;=0.000000001; TEXT([.F393]*1000000000; &quot;0.0#&quot;)&amp;&quot; n&quot;; IF([.F393]&gt;=0.000000000001; TEXT([.F393]*1000000000000; &quot;0.0#&quot;)&amp;&quot; p&quot;;TEXT([.F393]; &quot;0.0#&quot;))))))))" office:value-type="string" office:string-value="221.0 k" calcext:value-type="string">
            <text:p>22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9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6000" calcext:value-type="float">
            <text:p>226000</text:p>
          </table:table-cell>
          <table:table-cell table:number-columns-repeated="3"/>
          <table:table-cell table:formula="of:=[.B394]+[.C394]+[.D394]+[.E394]" office:value-type="float" office:value="226000" calcext:value-type="float">
            <text:p>226000</text:p>
          </table:table-cell>
          <table:table-cell table:style-name="ce6" table:formula="of:=IF([.F394]&gt;=1000000; TEXT([.F394]/1000000; &quot;0.0#&quot;)&amp;&quot; M&quot;; IF([.F394]&gt;=1000; TEXT([.F394]/1000; &quot;0.0#&quot;)&amp;&quot; k&quot;;  IF([.F394]&gt;=1; TEXT([.F394]; &quot;0.0#&quot;);IF([.F394]&gt;=0.001; TEXT([.F394]*1000; &quot;0.0#&quot;)&amp;&quot; m&quot;; IF([.F394]&gt;=0.000001; TEXT([.F394]*1000000; &quot;0.0#&quot;)&amp;&quot; µ&quot;;IF([.F394]&gt;=0.000000001; TEXT([.F394]*1000000000; &quot;0.0#&quot;)&amp;&quot; n&quot;; IF([.F394]&gt;=0.000000000001; TEXT([.F394]*1000000000000; &quot;0.0#&quot;)&amp;&quot; p&quot;;TEXT([.F394]; &quot;0.0#&quot;))))))))" office:value-type="string" office:string-value="226.0 k" calcext:value-type="string">
            <text:p>226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9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32000" calcext:value-type="float">
            <text:p>232000</text:p>
          </table:table-cell>
          <table:table-cell table:number-columns-repeated="3"/>
          <table:table-cell table:formula="of:=[.B395]+[.C395]+[.D395]+[.E395]" office:value-type="float" office:value="232000" calcext:value-type="float">
            <text:p>232000</text:p>
          </table:table-cell>
          <table:table-cell table:style-name="ce6" table:formula="of:=IF([.F395]&gt;=1000000; TEXT([.F395]/1000000; &quot;0.0#&quot;)&amp;&quot; M&quot;; IF([.F395]&gt;=1000; TEXT([.F395]/1000; &quot;0.0#&quot;)&amp;&quot; k&quot;;  IF([.F395]&gt;=1; TEXT([.F395]; &quot;0.0#&quot;);IF([.F395]&gt;=0.001; TEXT([.F395]*1000; &quot;0.0#&quot;)&amp;&quot; m&quot;; IF([.F395]&gt;=0.000001; TEXT([.F395]*1000000; &quot;0.0#&quot;)&amp;&quot; µ&quot;;IF([.F395]&gt;=0.000000001; TEXT([.F395]*1000000000; &quot;0.0#&quot;)&amp;&quot; n&quot;; IF([.F395]&gt;=0.000000000001; TEXT([.F395]*1000000000000; &quot;0.0#&quot;)&amp;&quot; p&quot;;TEXT([.F395]; &quot;0.0#&quot;))))))))" office:value-type="string" office:string-value="232.0 k" calcext:value-type="string">
            <text:p>23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9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6.1" calcext:value-type="float">
            <text:p>26.1</text:p>
          </table:table-cell>
          <table:table-cell table:number-columns-repeated="3"/>
          <table:table-cell table:formula="of:=[.B396]+[.C396]+[.D396]+[.E396]" office:value-type="float" office:value="26.1" calcext:value-type="float">
            <text:p>26.1</text:p>
          </table:table-cell>
          <table:table-cell table:style-name="ce6" table:formula="of:=IF([.F396]&gt;=1000000; TEXT([.F396]/1000000; &quot;0.0#&quot;)&amp;&quot; M&quot;; IF([.F396]&gt;=1000; TEXT([.F396]/1000; &quot;0.0#&quot;)&amp;&quot; k&quot;;  IF([.F396]&gt;=1; TEXT([.F396]; &quot;0.0#&quot;);IF([.F396]&gt;=0.001; TEXT([.F396]*1000; &quot;0.0#&quot;)&amp;&quot; m&quot;; IF([.F396]&gt;=0.000001; TEXT([.F396]*1000000; &quot;0.0#&quot;)&amp;&quot; µ&quot;;IF([.F396]&gt;=0.000000001; TEXT([.F396]*1000000000; &quot;0.0#&quot;)&amp;&quot; n&quot;; IF([.F396]&gt;=0.000000000001; TEXT([.F396]*1000000000000; &quot;0.0#&quot;)&amp;&quot; p&quot;;TEXT([.F396]; &quot;0.0#&quot;))))))))" office:value-type="string" office:string-value="26.1" calcext:value-type="string">
            <text:p>26.1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9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6.7" calcext:value-type="float">
            <text:p>26.7</text:p>
          </table:table-cell>
          <table:table-cell table:number-columns-repeated="3"/>
          <table:table-cell table:formula="of:=[.B397]+[.C397]+[.D397]+[.E397]" office:value-type="float" office:value="26.7" calcext:value-type="float">
            <text:p>26.7</text:p>
          </table:table-cell>
          <table:table-cell table:style-name="ce6" table:formula="of:=IF([.F397]&gt;=1000000; TEXT([.F397]/1000000; &quot;0.0#&quot;)&amp;&quot; M&quot;; IF([.F397]&gt;=1000; TEXT([.F397]/1000; &quot;0.0#&quot;)&amp;&quot; k&quot;;  IF([.F397]&gt;=1; TEXT([.F397]; &quot;0.0#&quot;);IF([.F397]&gt;=0.001; TEXT([.F397]*1000; &quot;0.0#&quot;)&amp;&quot; m&quot;; IF([.F397]&gt;=0.000001; TEXT([.F397]*1000000; &quot;0.0#&quot;)&amp;&quot; µ&quot;;IF([.F397]&gt;=0.000000001; TEXT([.F397]*1000000000; &quot;0.0#&quot;)&amp;&quot; n&quot;; IF([.F397]&gt;=0.000000000001; TEXT([.F397]*1000000000000; &quot;0.0#&quot;)&amp;&quot; p&quot;;TEXT([.F397]; &quot;0.0#&quot;))))))))" office:value-type="string" office:string-value="26.7" calcext:value-type="string">
            <text:p>26.7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9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.4" calcext:value-type="float">
            <text:p>27.4</text:p>
          </table:table-cell>
          <table:table-cell table:number-columns-repeated="3"/>
          <table:table-cell table:formula="of:=[.B398]+[.C398]+[.D398]+[.E398]" office:value-type="float" office:value="27.4" calcext:value-type="float">
            <text:p>27.4</text:p>
          </table:table-cell>
          <table:table-cell table:style-name="ce6" table:formula="of:=IF([.F398]&gt;=1000000; TEXT([.F398]/1000000; &quot;0.0#&quot;)&amp;&quot; M&quot;; IF([.F398]&gt;=1000; TEXT([.F398]/1000; &quot;0.0#&quot;)&amp;&quot; k&quot;;  IF([.F398]&gt;=1; TEXT([.F398]; &quot;0.0#&quot;);IF([.F398]&gt;=0.001; TEXT([.F398]*1000; &quot;0.0#&quot;)&amp;&quot; m&quot;; IF([.F398]&gt;=0.000001; TEXT([.F398]*1000000; &quot;0.0#&quot;)&amp;&quot; µ&quot;;IF([.F398]&gt;=0.000000001; TEXT([.F398]*1000000000; &quot;0.0#&quot;)&amp;&quot; n&quot;; IF([.F398]&gt;=0.000000000001; TEXT([.F398]*1000000000000; &quot;0.0#&quot;)&amp;&quot; p&quot;;TEXT([.F398]; &quot;0.0#&quot;))))))))" office:value-type="string" office:string-value="27.4" calcext:value-type="string">
            <text:p>27.4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9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table:formula="of:=[.B399]+[.C399]+[.D399]+[.E399]" office:value-type="float" office:value="28" calcext:value-type="float">
            <text:p>28</text:p>
          </table:table-cell>
          <table:table-cell table:style-name="ce6" table:formula="of:=IF([.F399]&gt;=1000000; TEXT([.F399]/1000000; &quot;0.0#&quot;)&amp;&quot; M&quot;; IF([.F399]&gt;=1000; TEXT([.F399]/1000; &quot;0.0#&quot;)&amp;&quot; k&quot;;  IF([.F399]&gt;=1; TEXT([.F399]; &quot;0.0#&quot;);IF([.F399]&gt;=0.001; TEXT([.F399]*1000; &quot;0.0#&quot;)&amp;&quot; m&quot;; IF([.F399]&gt;=0.000001; TEXT([.F399]*1000000; &quot;0.0#&quot;)&amp;&quot; µ&quot;;IF([.F399]&gt;=0.000000001; TEXT([.F399]*1000000000; &quot;0.0#&quot;)&amp;&quot; n&quot;; IF([.F399]&gt;=0.000000000001; TEXT([.F399]*1000000000000; &quot;0.0#&quot;)&amp;&quot; p&quot;;TEXT([.F399]; &quot;0.0#&quot;))))))))" office:value-type="string" office:string-value="28.0" calcext:value-type="string">
            <text:p>28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9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870" calcext:value-type="float">
            <text:p>2870</text:p>
          </table:table-cell>
          <table:table-cell table:number-columns-repeated="3"/>
          <table:table-cell table:formula="of:=[.B400]+[.C400]+[.D400]+[.E400]" office:value-type="float" office:value="2870" calcext:value-type="float">
            <text:p>2870</text:p>
          </table:table-cell>
          <table:table-cell table:style-name="ce6" table:formula="of:=IF([.F400]&gt;=1000000; TEXT([.F400]/1000000; &quot;0.0#&quot;)&amp;&quot; M&quot;; IF([.F400]&gt;=1000; TEXT([.F400]/1000; &quot;0.0#&quot;)&amp;&quot; k&quot;;  IF([.F400]&gt;=1; TEXT([.F400]; &quot;0.0#&quot;);IF([.F400]&gt;=0.001; TEXT([.F400]*1000; &quot;0.0#&quot;)&amp;&quot; m&quot;; IF([.F400]&gt;=0.000001; TEXT([.F400]*1000000; &quot;0.0#&quot;)&amp;&quot; µ&quot;;IF([.F400]&gt;=0.000000001; TEXT([.F400]*1000000000; &quot;0.0#&quot;)&amp;&quot; n&quot;; IF([.F400]&gt;=0.000000000001; TEXT([.F400]*1000000000000; &quot;0.0#&quot;)&amp;&quot; p&quot;;TEXT([.F400]; &quot;0.0#&quot;))))))))" office:value-type="string" office:string-value="2.87 k" calcext:value-type="string">
            <text:p>2.87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0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940" calcext:value-type="float">
            <text:p>2940</text:p>
          </table:table-cell>
          <table:table-cell table:number-columns-repeated="3"/>
          <table:table-cell table:formula="of:=[.B401]+[.C401]+[.D401]+[.E401]" office:value-type="float" office:value="2940" calcext:value-type="float">
            <text:p>2940</text:p>
          </table:table-cell>
          <table:table-cell table:style-name="ce6" table:formula="of:=IF([.F401]&gt;=1000000; TEXT([.F401]/1000000; &quot;0.0#&quot;)&amp;&quot; M&quot;; IF([.F401]&gt;=1000; TEXT([.F401]/1000; &quot;0.0#&quot;)&amp;&quot; k&quot;;  IF([.F401]&gt;=1; TEXT([.F401]; &quot;0.0#&quot;);IF([.F401]&gt;=0.001; TEXT([.F401]*1000; &quot;0.0#&quot;)&amp;&quot; m&quot;; IF([.F401]&gt;=0.000001; TEXT([.F401]*1000000; &quot;0.0#&quot;)&amp;&quot; µ&quot;;IF([.F401]&gt;=0.000000001; TEXT([.F401]*1000000000; &quot;0.0#&quot;)&amp;&quot; n&quot;; IF([.F401]&gt;=0.000000000001; TEXT([.F401]*1000000000000; &quot;0.0#&quot;)&amp;&quot; p&quot;;TEXT([.F401]; &quot;0.0#&quot;))))))))" office:value-type="string" office:string-value="2.94 k" calcext:value-type="string">
            <text:p>2.94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0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10" calcext:value-type="float">
            <text:p>3010</text:p>
          </table:table-cell>
          <table:table-cell table:number-columns-repeated="3"/>
          <table:table-cell table:formula="of:=[.B402]+[.C402]+[.D402]+[.E402]" office:value-type="float" office:value="3010" calcext:value-type="float">
            <text:p>3010</text:p>
          </table:table-cell>
          <table:table-cell table:style-name="ce6" table:formula="of:=IF([.F402]&gt;=1000000; TEXT([.F402]/1000000; &quot;0.0#&quot;)&amp;&quot; M&quot;; IF([.F402]&gt;=1000; TEXT([.F402]/1000; &quot;0.0#&quot;)&amp;&quot; k&quot;;  IF([.F402]&gt;=1; TEXT([.F402]; &quot;0.0#&quot;);IF([.F402]&gt;=0.001; TEXT([.F402]*1000; &quot;0.0#&quot;)&amp;&quot; m&quot;; IF([.F402]&gt;=0.000001; TEXT([.F402]*1000000; &quot;0.0#&quot;)&amp;&quot; µ&quot;;IF([.F402]&gt;=0.000000001; TEXT([.F402]*1000000000; &quot;0.0#&quot;)&amp;&quot; n&quot;; IF([.F402]&gt;=0.000000000001; TEXT([.F402]*1000000000000; &quot;0.0#&quot;)&amp;&quot; p&quot;;TEXT([.F402]; &quot;0.0#&quot;))))))))" office:value-type="string" office:string-value="3.01 k" calcext:value-type="string">
            <text:p>3.0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44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0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90" calcext:value-type="float">
            <text:p>3090</text:p>
          </table:table-cell>
          <table:table-cell table:number-columns-repeated="3"/>
          <table:table-cell table:formula="of:=[.B403]+[.C403]+[.D403]+[.E403]" office:value-type="float" office:value="3090" calcext:value-type="float">
            <text:p>3090</text:p>
          </table:table-cell>
          <table:table-cell table:style-name="ce6" table:formula="of:=IF([.F403]&gt;=1000000; TEXT([.F403]/1000000; &quot;0.0#&quot;)&amp;&quot; M&quot;; IF([.F403]&gt;=1000; TEXT([.F403]/1000; &quot;0.0#&quot;)&amp;&quot; k&quot;;  IF([.F403]&gt;=1; TEXT([.F403]; &quot;0.0#&quot;);IF([.F403]&gt;=0.001; TEXT([.F403]*1000; &quot;0.0#&quot;)&amp;&quot; m&quot;; IF([.F403]&gt;=0.000001; TEXT([.F403]*1000000; &quot;0.0#&quot;)&amp;&quot; µ&quot;;IF([.F403]&gt;=0.000000001; TEXT([.F403]*1000000000; &quot;0.0#&quot;)&amp;&quot; n&quot;; IF([.F403]&gt;=0.000000000001; TEXT([.F403]*1000000000000; &quot;0.0#&quot;)&amp;&quot; p&quot;;TEXT([.F403]; &quot;0.0#&quot;))))))))" office:value-type="string" office:string-value="3.09 k" calcext:value-type="string">
            <text:p>3.09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0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8700" calcext:value-type="float">
            <text:p>28700</text:p>
          </table:table-cell>
          <table:table-cell table:number-columns-repeated="3"/>
          <table:table-cell table:formula="of:=[.B404]+[.C404]+[.D404]+[.E404]" office:value-type="float" office:value="28700" calcext:value-type="float">
            <text:p>28700</text:p>
          </table:table-cell>
          <table:table-cell table:style-name="ce6" table:formula="of:=IF([.F404]&gt;=1000000; TEXT([.F404]/1000000; &quot;0.0#&quot;)&amp;&quot; M&quot;; IF([.F404]&gt;=1000; TEXT([.F404]/1000; &quot;0.0#&quot;)&amp;&quot; k&quot;;  IF([.F404]&gt;=1; TEXT([.F404]; &quot;0.0#&quot;);IF([.F404]&gt;=0.001; TEXT([.F404]*1000; &quot;0.0#&quot;)&amp;&quot; m&quot;; IF([.F404]&gt;=0.000001; TEXT([.F404]*1000000; &quot;0.0#&quot;)&amp;&quot; µ&quot;;IF([.F404]&gt;=0.000000001; TEXT([.F404]*1000000000; &quot;0.0#&quot;)&amp;&quot; n&quot;; IF([.F404]&gt;=0.000000000001; TEXT([.F404]*1000000000000; &quot;0.0#&quot;)&amp;&quot; p&quot;;TEXT([.F404]; &quot;0.0#&quot;))))))))" office:value-type="string" office:string-value="28.7 k" calcext:value-type="string">
            <text:p>28.7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73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0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9400" calcext:value-type="float">
            <text:p>29400</text:p>
          </table:table-cell>
          <table:table-cell table:number-columns-repeated="3"/>
          <table:table-cell table:formula="of:=[.B405]+[.C405]+[.D405]+[.E405]" office:value-type="float" office:value="29400" calcext:value-type="float">
            <text:p>29400</text:p>
          </table:table-cell>
          <table:table-cell table:style-name="ce6" table:formula="of:=IF([.F405]&gt;=1000000; TEXT([.F405]/1000000; &quot;0.0#&quot;)&amp;&quot; M&quot;; IF([.F405]&gt;=1000; TEXT([.F405]/1000; &quot;0.0#&quot;)&amp;&quot; k&quot;;  IF([.F405]&gt;=1; TEXT([.F405]; &quot;0.0#&quot;);IF([.F405]&gt;=0.001; TEXT([.F405]*1000; &quot;0.0#&quot;)&amp;&quot; m&quot;; IF([.F405]&gt;=0.000001; TEXT([.F405]*1000000; &quot;0.0#&quot;)&amp;&quot; µ&quot;;IF([.F405]&gt;=0.000000001; TEXT([.F405]*1000000000; &quot;0.0#&quot;)&amp;&quot; n&quot;; IF([.F405]&gt;=0.000000000001; TEXT([.F405]*1000000000000; &quot;0.0#&quot;)&amp;&quot; p&quot;;TEXT([.F405]; &quot;0.0#&quot;))))))))" office:value-type="string" office:string-value="29.4 k" calcext:value-type="string">
            <text:p>29.4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0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100" calcext:value-type="float">
            <text:p>30100</text:p>
          </table:table-cell>
          <table:table-cell table:number-columns-repeated="3"/>
          <table:table-cell table:formula="of:=[.B406]+[.C406]+[.D406]+[.E406]" office:value-type="float" office:value="30100" calcext:value-type="float">
            <text:p>30100</text:p>
          </table:table-cell>
          <table:table-cell table:style-name="ce6" table:formula="of:=IF([.F406]&gt;=1000000; TEXT([.F406]/1000000; &quot;0.0#&quot;)&amp;&quot; M&quot;; IF([.F406]&gt;=1000; TEXT([.F406]/1000; &quot;0.0#&quot;)&amp;&quot; k&quot;;  IF([.F406]&gt;=1; TEXT([.F406]; &quot;0.0#&quot;);IF([.F406]&gt;=0.001; TEXT([.F406]*1000; &quot;0.0#&quot;)&amp;&quot; m&quot;; IF([.F406]&gt;=0.000001; TEXT([.F406]*1000000; &quot;0.0#&quot;)&amp;&quot; µ&quot;;IF([.F406]&gt;=0.000000001; TEXT([.F406]*1000000000; &quot;0.0#&quot;)&amp;&quot; n&quot;; IF([.F406]&gt;=0.000000000001; TEXT([.F406]*1000000000000; &quot;0.0#&quot;)&amp;&quot; p&quot;;TEXT([.F406]; &quot;0.0#&quot;))))))))" office:value-type="string" office:string-value="30.1 k" calcext:value-type="string">
            <text:p>30.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0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900" calcext:value-type="float">
            <text:p>30900</text:p>
          </table:table-cell>
          <table:table-cell table:number-columns-repeated="3"/>
          <table:table-cell table:formula="of:=[.B407]+[.C407]+[.D407]+[.E407]" office:value-type="float" office:value="30900" calcext:value-type="float">
            <text:p>30900</text:p>
          </table:table-cell>
          <table:table-cell table:style-name="ce6" table:formula="of:=IF([.F407]&gt;=1000000; TEXT([.F407]/1000000; &quot;0.0#&quot;)&amp;&quot; M&quot;; IF([.F407]&gt;=1000; TEXT([.F407]/1000; &quot;0.0#&quot;)&amp;&quot; k&quot;;  IF([.F407]&gt;=1; TEXT([.F407]; &quot;0.0#&quot;);IF([.F407]&gt;=0.001; TEXT([.F407]*1000; &quot;0.0#&quot;)&amp;&quot; m&quot;; IF([.F407]&gt;=0.000001; TEXT([.F407]*1000000; &quot;0.0#&quot;)&amp;&quot; µ&quot;;IF([.F407]&gt;=0.000000001; TEXT([.F407]*1000000000; &quot;0.0#&quot;)&amp;&quot; n&quot;; IF([.F407]&gt;=0.000000000001; TEXT([.F407]*1000000000000; &quot;0.0#&quot;)&amp;&quot; p&quot;;TEXT([.F407]; &quot;0.0#&quot;))))))))" office:value-type="string" office:string-value="30.9 k" calcext:value-type="string">
            <text:p>30.9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0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87" calcext:value-type="float">
            <text:p>287</text:p>
          </table:table-cell>
          <table:table-cell table:number-columns-repeated="3"/>
          <table:table-cell table:formula="of:=[.B408]+[.C408]+[.D408]+[.E408]" office:value-type="float" office:value="287" calcext:value-type="float">
            <text:p>287</text:p>
          </table:table-cell>
          <table:table-cell table:style-name="ce6" table:formula="of:=IF([.F408]&gt;=1000000; TEXT([.F408]/1000000; &quot;0.0#&quot;)&amp;&quot; M&quot;; IF([.F408]&gt;=1000; TEXT([.F408]/1000; &quot;0.0#&quot;)&amp;&quot; k&quot;;  IF([.F408]&gt;=1; TEXT([.F408]; &quot;0.0#&quot;);IF([.F408]&gt;=0.001; TEXT([.F408]*1000; &quot;0.0#&quot;)&amp;&quot; m&quot;; IF([.F408]&gt;=0.000001; TEXT([.F408]*1000000; &quot;0.0#&quot;)&amp;&quot; µ&quot;;IF([.F408]&gt;=0.000000001; TEXT([.F408]*1000000000; &quot;0.0#&quot;)&amp;&quot; n&quot;; IF([.F408]&gt;=0.000000000001; TEXT([.F408]*1000000000000; &quot;0.0#&quot;)&amp;&quot; p&quot;;TEXT([.F408]; &quot;0.0#&quot;))))))))" office:value-type="string" office:string-value="287.0" calcext:value-type="string">
            <text:p>287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0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94" calcext:value-type="float">
            <text:p>294</text:p>
          </table:table-cell>
          <table:table-cell table:number-columns-repeated="3"/>
          <table:table-cell table:formula="of:=[.B409]+[.C409]+[.D409]+[.E409]" office:value-type="float" office:value="294" calcext:value-type="float">
            <text:p>294</text:p>
          </table:table-cell>
          <table:table-cell table:style-name="ce6" table:formula="of:=IF([.F409]&gt;=1000000; TEXT([.F409]/1000000; &quot;0.0#&quot;)&amp;&quot; M&quot;; IF([.F409]&gt;=1000; TEXT([.F409]/1000; &quot;0.0#&quot;)&amp;&quot; k&quot;;  IF([.F409]&gt;=1; TEXT([.F409]; &quot;0.0#&quot;);IF([.F409]&gt;=0.001; TEXT([.F409]*1000; &quot;0.0#&quot;)&amp;&quot; m&quot;; IF([.F409]&gt;=0.000001; TEXT([.F409]*1000000; &quot;0.0#&quot;)&amp;&quot; µ&quot;;IF([.F409]&gt;=0.000000001; TEXT([.F409]*1000000000; &quot;0.0#&quot;)&amp;&quot; n&quot;; IF([.F409]&gt;=0.000000000001; TEXT([.F409]*1000000000000; &quot;0.0#&quot;)&amp;&quot; p&quot;;TEXT([.F409]; &quot;0.0#&quot;))))))))" office:value-type="string" office:string-value="294.0" calcext:value-type="string">
            <text:p>294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0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1" calcext:value-type="float">
            <text:p>301</text:p>
          </table:table-cell>
          <table:table-cell table:number-columns-repeated="3"/>
          <table:table-cell table:formula="of:=[.B410]+[.C410]+[.D410]+[.E410]" office:value-type="float" office:value="301" calcext:value-type="float">
            <text:p>301</text:p>
          </table:table-cell>
          <table:table-cell table:style-name="ce6" table:formula="of:=IF([.F410]&gt;=1000000; TEXT([.F410]/1000000; &quot;0.0#&quot;)&amp;&quot; M&quot;; IF([.F410]&gt;=1000; TEXT([.F410]/1000; &quot;0.0#&quot;)&amp;&quot; k&quot;;  IF([.F410]&gt;=1; TEXT([.F410]; &quot;0.0#&quot;);IF([.F410]&gt;=0.001; TEXT([.F410]*1000; &quot;0.0#&quot;)&amp;&quot; m&quot;; IF([.F410]&gt;=0.000001; TEXT([.F410]*1000000; &quot;0.0#&quot;)&amp;&quot; µ&quot;;IF([.F410]&gt;=0.000000001; TEXT([.F410]*1000000000; &quot;0.0#&quot;)&amp;&quot; n&quot;; IF([.F410]&gt;=0.000000000001; TEXT([.F410]*1000000000000; &quot;0.0#&quot;)&amp;&quot; p&quot;;TEXT([.F410]; &quot;0.0#&quot;))))))))" office:value-type="string" office:string-value="301.0" calcext:value-type="string">
            <text:p>301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1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9" calcext:value-type="float">
            <text:p>309</text:p>
          </table:table-cell>
          <table:table-cell table:number-columns-repeated="3"/>
          <table:table-cell table:formula="of:=[.B411]+[.C411]+[.D411]+[.E411]" office:value-type="float" office:value="309" calcext:value-type="float">
            <text:p>309</text:p>
          </table:table-cell>
          <table:table-cell table:style-name="ce6" table:formula="of:=IF([.F411]&gt;=1000000; TEXT([.F411]/1000000; &quot;0.0#&quot;)&amp;&quot; M&quot;; IF([.F411]&gt;=1000; TEXT([.F411]/1000; &quot;0.0#&quot;)&amp;&quot; k&quot;;  IF([.F411]&gt;=1; TEXT([.F411]; &quot;0.0#&quot;);IF([.F411]&gt;=0.001; TEXT([.F411]*1000; &quot;0.0#&quot;)&amp;&quot; m&quot;; IF([.F411]&gt;=0.000001; TEXT([.F411]*1000000; &quot;0.0#&quot;)&amp;&quot; µ&quot;;IF([.F411]&gt;=0.000000001; TEXT([.F411]*1000000000; &quot;0.0#&quot;)&amp;&quot; n&quot;; IF([.F411]&gt;=0.000000000001; TEXT([.F411]*1000000000000; &quot;0.0#&quot;)&amp;&quot; p&quot;;TEXT([.F411]; &quot;0.0#&quot;))))))))" office:value-type="string" office:string-value="309.0" calcext:value-type="string">
            <text:p>309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1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470" calcext:value-type="float">
            <text:p>1470</text:p>
          </table:table-cell>
          <table:table-cell table:number-columns-repeated="3"/>
          <table:table-cell table:formula="of:=[.B412]+[.C412]+[.D412]+[.E412]" office:value-type="float" office:value="1470" calcext:value-type="float">
            <text:p>1470</text:p>
          </table:table-cell>
          <table:table-cell table:style-name="ce6" table:formula="of:=IF([.F412]&gt;=1000000; TEXT([.F412]/1000000; &quot;0.0#&quot;)&amp;&quot; M&quot;; IF([.F412]&gt;=1000; TEXT([.F412]/1000; &quot;0.0#&quot;)&amp;&quot; k&quot;;  IF([.F412]&gt;=1; TEXT([.F412]; &quot;0.0#&quot;);IF([.F412]&gt;=0.001; TEXT([.F412]*1000; &quot;0.0#&quot;)&amp;&quot; m&quot;; IF([.F412]&gt;=0.000001; TEXT([.F412]*1000000; &quot;0.0#&quot;)&amp;&quot; µ&quot;;IF([.F412]&gt;=0.000000001; TEXT([.F412]*1000000000; &quot;0.0#&quot;)&amp;&quot; n&quot;; IF([.F412]&gt;=0.000000000001; TEXT([.F412]*1000000000000; &quot;0.0#&quot;)&amp;&quot; p&quot;;TEXT([.F412]; &quot;0.0#&quot;))))))))" office:value-type="string" office:string-value="1.47 k" calcext:value-type="string">
            <text:p>1.47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1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0" calcext:value-type="float">
            <text:p>1500</text:p>
          </table:table-cell>
          <table:table-cell table:number-columns-repeated="3"/>
          <table:table-cell table:formula="of:=[.B413]+[.C413]+[.D413]+[.E413]" office:value-type="float" office:value="1500" calcext:value-type="float">
            <text:p>1500</text:p>
          </table:table-cell>
          <table:table-cell table:style-name="ce6" table:formula="of:=IF([.F413]&gt;=1000000; TEXT([.F413]/1000000; &quot;0.0#&quot;)&amp;&quot; M&quot;; IF([.F413]&gt;=1000; TEXT([.F413]/1000; &quot;0.0#&quot;)&amp;&quot; k&quot;;  IF([.F413]&gt;=1; TEXT([.F413]; &quot;0.0#&quot;);IF([.F413]&gt;=0.001; TEXT([.F413]*1000; &quot;0.0#&quot;)&amp;&quot; m&quot;; IF([.F413]&gt;=0.000001; TEXT([.F413]*1000000; &quot;0.0#&quot;)&amp;&quot; µ&quot;;IF([.F413]&gt;=0.000000001; TEXT([.F413]*1000000000; &quot;0.0#&quot;)&amp;&quot; n&quot;; IF([.F413]&gt;=0.000000000001; TEXT([.F413]*1000000000000; &quot;0.0#&quot;)&amp;&quot; p&quot;;TEXT([.F413]; &quot;0.0#&quot;))))))))" office:value-type="string" office:string-value="1.5 k" calcext:value-type="string">
            <text:p>1.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60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1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40" calcext:value-type="float">
            <text:p>1540</text:p>
          </table:table-cell>
          <table:table-cell table:number-columns-repeated="3"/>
          <table:table-cell table:formula="of:=[.B414]+[.C414]+[.D414]+[.E414]" office:value-type="float" office:value="1540" calcext:value-type="float">
            <text:p>1540</text:p>
          </table:table-cell>
          <table:table-cell table:style-name="ce6" table:formula="of:=IF([.F414]&gt;=1000000; TEXT([.F414]/1000000; &quot;0.0#&quot;)&amp;&quot; M&quot;; IF([.F414]&gt;=1000; TEXT([.F414]/1000; &quot;0.0#&quot;)&amp;&quot; k&quot;;  IF([.F414]&gt;=1; TEXT([.F414]; &quot;0.0#&quot;);IF([.F414]&gt;=0.001; TEXT([.F414]*1000; &quot;0.0#&quot;)&amp;&quot; m&quot;; IF([.F414]&gt;=0.000001; TEXT([.F414]*1000000; &quot;0.0#&quot;)&amp;&quot; µ&quot;;IF([.F414]&gt;=0.000000001; TEXT([.F414]*1000000000; &quot;0.0#&quot;)&amp;&quot; n&quot;; IF([.F414]&gt;=0.000000000001; TEXT([.F414]*1000000000000; &quot;0.0#&quot;)&amp;&quot; p&quot;;TEXT([.F414]; &quot;0.0#&quot;))))))))" office:value-type="string" office:string-value="1.54 k" calcext:value-type="string">
            <text:p>1.54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1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80" calcext:value-type="float">
            <text:p>1580</text:p>
          </table:table-cell>
          <table:table-cell table:number-columns-repeated="3"/>
          <table:table-cell table:formula="of:=[.B415]+[.C415]+[.D415]+[.E415]" office:value-type="float" office:value="1580" calcext:value-type="float">
            <text:p>1580</text:p>
          </table:table-cell>
          <table:table-cell table:style-name="ce6" table:formula="of:=IF([.F415]&gt;=1000000; TEXT([.F415]/1000000; &quot;0.0#&quot;)&amp;&quot; M&quot;; IF([.F415]&gt;=1000; TEXT([.F415]/1000; &quot;0.0#&quot;)&amp;&quot; k&quot;;  IF([.F415]&gt;=1; TEXT([.F415]; &quot;0.0#&quot;);IF([.F415]&gt;=0.001; TEXT([.F415]*1000; &quot;0.0#&quot;)&amp;&quot; m&quot;; IF([.F415]&gt;=0.000001; TEXT([.F415]*1000000; &quot;0.0#&quot;)&amp;&quot; µ&quot;;IF([.F415]&gt;=0.000000001; TEXT([.F415]*1000000000; &quot;0.0#&quot;)&amp;&quot; n&quot;; IF([.F415]&gt;=0.000000000001; TEXT([.F415]*1000000000000; &quot;0.0#&quot;)&amp;&quot; p&quot;;TEXT([.F415]; &quot;0.0#&quot;))))))))" office:value-type="string" office:string-value="1.58 k" calcext:value-type="string">
            <text:p>1.58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26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1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0" calcext:value-type="float">
            <text:p>100000</text:p>
          </table:table-cell>
          <table:table-cell table:number-columns-repeated="3"/>
          <table:table-cell table:formula="of:=[.B416]+[.C416]+[.D416]+[.E416]" office:value-type="float" office:value="100000" calcext:value-type="float">
            <text:p>100000</text:p>
          </table:table-cell>
          <table:table-cell table:style-name="ce6" table:formula="of:=IF([.F416]&gt;=1000000; TEXT([.F416]/1000000; &quot;0.0#&quot;)&amp;&quot; M&quot;; IF([.F416]&gt;=1000; TEXT([.F416]/1000; &quot;0.0#&quot;)&amp;&quot; k&quot;;  IF([.F416]&gt;=1; TEXT([.F416]; &quot;0.0#&quot;);IF([.F416]&gt;=0.001; TEXT([.F416]*1000; &quot;0.0#&quot;)&amp;&quot; m&quot;; IF([.F416]&gt;=0.000001; TEXT([.F416]*1000000; &quot;0.0#&quot;)&amp;&quot; µ&quot;;IF([.F416]&gt;=0.000000001; TEXT([.F416]*1000000000; &quot;0.0#&quot;)&amp;&quot; n&quot;; IF([.F416]&gt;=0.000000000001; TEXT([.F416]*1000000000000; &quot;0.0#&quot;)&amp;&quot; p&quot;;TEXT([.F416]; &quot;0.0#&quot;))))))))" office:value-type="string" office:string-value="100.0 k" calcext:value-type="string">
            <text:p>10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58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1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2000" calcext:value-type="float">
            <text:p>102000</text:p>
          </table:table-cell>
          <table:table-cell table:number-columns-repeated="3"/>
          <table:table-cell table:formula="of:=[.B417]+[.C417]+[.D417]+[.E417]" office:value-type="float" office:value="102000" calcext:value-type="float">
            <text:p>102000</text:p>
          </table:table-cell>
          <table:table-cell table:style-name="ce6" table:formula="of:=IF([.F417]&gt;=1000000; TEXT([.F417]/1000000; &quot;0.0#&quot;)&amp;&quot; M&quot;; IF([.F417]&gt;=1000; TEXT([.F417]/1000; &quot;0.0#&quot;)&amp;&quot; k&quot;;  IF([.F417]&gt;=1; TEXT([.F417]; &quot;0.0#&quot;);IF([.F417]&gt;=0.001; TEXT([.F417]*1000; &quot;0.0#&quot;)&amp;&quot; m&quot;; IF([.F417]&gt;=0.000001; TEXT([.F417]*1000000; &quot;0.0#&quot;)&amp;&quot; µ&quot;;IF([.F417]&gt;=0.000000001; TEXT([.F417]*1000000000; &quot;0.0#&quot;)&amp;&quot; n&quot;; IF([.F417]&gt;=0.000000000001; TEXT([.F417]*1000000000000; &quot;0.0#&quot;)&amp;&quot; p&quot;;TEXT([.F417]; &quot;0.0#&quot;))))))))" office:value-type="string" office:string-value="102.0 k" calcext:value-type="string">
            <text:p>10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1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5000" calcext:value-type="float">
            <text:p>105000</text:p>
          </table:table-cell>
          <table:table-cell table:number-columns-repeated="3"/>
          <table:table-cell table:formula="of:=[.B418]+[.C418]+[.D418]+[.E418]" office:value-type="float" office:value="105000" calcext:value-type="float">
            <text:p>105000</text:p>
          </table:table-cell>
          <table:table-cell table:style-name="ce6" table:formula="of:=IF([.F418]&gt;=1000000; TEXT([.F418]/1000000; &quot;0.0#&quot;)&amp;&quot; M&quot;; IF([.F418]&gt;=1000; TEXT([.F418]/1000; &quot;0.0#&quot;)&amp;&quot; k&quot;;  IF([.F418]&gt;=1; TEXT([.F418]; &quot;0.0#&quot;);IF([.F418]&gt;=0.001; TEXT([.F418]*1000; &quot;0.0#&quot;)&amp;&quot; m&quot;; IF([.F418]&gt;=0.000001; TEXT([.F418]*1000000; &quot;0.0#&quot;)&amp;&quot; µ&quot;;IF([.F418]&gt;=0.000000001; TEXT([.F418]*1000000000; &quot;0.0#&quot;)&amp;&quot; n&quot;; IF([.F418]&gt;=0.000000000001; TEXT([.F418]*1000000000000; &quot;0.0#&quot;)&amp;&quot; p&quot;;TEXT([.F418]; &quot;0.0#&quot;))))))))" office:value-type="string" office:string-value="105.0 k" calcext:value-type="string">
            <text:p>105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1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7000" calcext:value-type="float">
            <text:p>107000</text:p>
          </table:table-cell>
          <table:table-cell table:number-columns-repeated="3"/>
          <table:table-cell table:formula="of:=[.B419]+[.C419]+[.D419]+[.E419]" office:value-type="float" office:value="107000" calcext:value-type="float">
            <text:p>107000</text:p>
          </table:table-cell>
          <table:table-cell table:style-name="ce6" table:formula="of:=IF([.F419]&gt;=1000000; TEXT([.F419]/1000000; &quot;0.0#&quot;)&amp;&quot; M&quot;; IF([.F419]&gt;=1000; TEXT([.F419]/1000; &quot;0.0#&quot;)&amp;&quot; k&quot;;  IF([.F419]&gt;=1; TEXT([.F419]; &quot;0.0#&quot;);IF([.F419]&gt;=0.001; TEXT([.F419]*1000; &quot;0.0#&quot;)&amp;&quot; m&quot;; IF([.F419]&gt;=0.000001; TEXT([.F419]*1000000; &quot;0.0#&quot;)&amp;&quot; µ&quot;;IF([.F419]&gt;=0.000000001; TEXT([.F419]*1000000000; &quot;0.0#&quot;)&amp;&quot; n&quot;; IF([.F419]&gt;=0.000000000001; TEXT([.F419]*1000000000000; &quot;0.0#&quot;)&amp;&quot; p&quot;;TEXT([.F419]; &quot;0.0#&quot;))))))))" office:value-type="string" office:string-value="107.0 k" calcext:value-type="string">
            <text:p>107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1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61000" calcext:value-type="float">
            <text:p>261000</text:p>
          </table:table-cell>
          <table:table-cell table:number-columns-repeated="3"/>
          <table:table-cell table:formula="of:=[.B420]+[.C420]+[.D420]+[.E420]" office:value-type="float" office:value="261000" calcext:value-type="float">
            <text:p>261000</text:p>
          </table:table-cell>
          <table:table-cell table:style-name="ce6" table:formula="of:=IF([.F420]&gt;=1000000; TEXT([.F420]/1000000; &quot;0.0#&quot;)&amp;&quot; M&quot;; IF([.F420]&gt;=1000; TEXT([.F420]/1000; &quot;0.0#&quot;)&amp;&quot; k&quot;;  IF([.F420]&gt;=1; TEXT([.F420]; &quot;0.0#&quot;);IF([.F420]&gt;=0.001; TEXT([.F420]*1000; &quot;0.0#&quot;)&amp;&quot; m&quot;; IF([.F420]&gt;=0.000001; TEXT([.F420]*1000000; &quot;0.0#&quot;)&amp;&quot; µ&quot;;IF([.F420]&gt;=0.000000001; TEXT([.F420]*1000000000; &quot;0.0#&quot;)&amp;&quot; n&quot;; IF([.F420]&gt;=0.000000000001; TEXT([.F420]*1000000000000; &quot;0.0#&quot;)&amp;&quot; p&quot;;TEXT([.F420]; &quot;0.0#&quot;))))))))" office:value-type="string" office:string-value="261.0 k" calcext:value-type="string">
            <text:p>26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2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67000" calcext:value-type="float">
            <text:p>267000</text:p>
          </table:table-cell>
          <table:table-cell table:number-columns-repeated="3"/>
          <table:table-cell table:formula="of:=[.B421]+[.C421]+[.D421]+[.E421]" office:value-type="float" office:value="267000" calcext:value-type="float">
            <text:p>267000</text:p>
          </table:table-cell>
          <table:table-cell table:style-name="ce6" table:formula="of:=IF([.F421]&gt;=1000000; TEXT([.F421]/1000000; &quot;0.0#&quot;)&amp;&quot; M&quot;; IF([.F421]&gt;=1000; TEXT([.F421]/1000; &quot;0.0#&quot;)&amp;&quot; k&quot;;  IF([.F421]&gt;=1; TEXT([.F421]; &quot;0.0#&quot;);IF([.F421]&gt;=0.001; TEXT([.F421]*1000; &quot;0.0#&quot;)&amp;&quot; m&quot;; IF([.F421]&gt;=0.000001; TEXT([.F421]*1000000; &quot;0.0#&quot;)&amp;&quot; µ&quot;;IF([.F421]&gt;=0.000000001; TEXT([.F421]*1000000000; &quot;0.0#&quot;)&amp;&quot; n&quot;; IF([.F421]&gt;=0.000000000001; TEXT([.F421]*1000000000000; &quot;0.0#&quot;)&amp;&quot; p&quot;;TEXT([.F421]; &quot;0.0#&quot;))))))))" office:value-type="string" office:string-value="267.0 k" calcext:value-type="string">
            <text:p>267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2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4000" calcext:value-type="float">
            <text:p>274000</text:p>
          </table:table-cell>
          <table:table-cell table:number-columns-repeated="3"/>
          <table:table-cell table:formula="of:=[.B422]+[.C422]+[.D422]+[.E422]" office:value-type="float" office:value="274000" calcext:value-type="float">
            <text:p>274000</text:p>
          </table:table-cell>
          <table:table-cell table:style-name="ce6" table:formula="of:=IF([.F422]&gt;=1000000; TEXT([.F422]/1000000; &quot;0.0#&quot;)&amp;&quot; M&quot;; IF([.F422]&gt;=1000; TEXT([.F422]/1000; &quot;0.0#&quot;)&amp;&quot; k&quot;;  IF([.F422]&gt;=1; TEXT([.F422]; &quot;0.0#&quot;);IF([.F422]&gt;=0.001; TEXT([.F422]*1000; &quot;0.0#&quot;)&amp;&quot; m&quot;; IF([.F422]&gt;=0.000001; TEXT([.F422]*1000000; &quot;0.0#&quot;)&amp;&quot; µ&quot;;IF([.F422]&gt;=0.000000001; TEXT([.F422]*1000000000; &quot;0.0#&quot;)&amp;&quot; n&quot;; IF([.F422]&gt;=0.000000000001; TEXT([.F422]*1000000000000; &quot;0.0#&quot;)&amp;&quot; p&quot;;TEXT([.F422]; &quot;0.0#&quot;))))))))" office:value-type="string" office:string-value="274.0 k" calcext:value-type="string">
            <text:p>274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2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80000" calcext:value-type="float">
            <text:p>280000</text:p>
          </table:table-cell>
          <table:table-cell table:number-columns-repeated="3"/>
          <table:table-cell table:formula="of:=[.B423]+[.C423]+[.D423]+[.E423]" office:value-type="float" office:value="280000" calcext:value-type="float">
            <text:p>280000</text:p>
          </table:table-cell>
          <table:table-cell table:style-name="ce6" table:formula="of:=IF([.F423]&gt;=1000000; TEXT([.F423]/1000000; &quot;0.0#&quot;)&amp;&quot; M&quot;; IF([.F423]&gt;=1000; TEXT([.F423]/1000; &quot;0.0#&quot;)&amp;&quot; k&quot;;  IF([.F423]&gt;=1; TEXT([.F423]; &quot;0.0#&quot;);IF([.F423]&gt;=0.001; TEXT([.F423]*1000; &quot;0.0#&quot;)&amp;&quot; m&quot;; IF([.F423]&gt;=0.000001; TEXT([.F423]*1000000; &quot;0.0#&quot;)&amp;&quot; µ&quot;;IF([.F423]&gt;=0.000000001; TEXT([.F423]*1000000000; &quot;0.0#&quot;)&amp;&quot; n&quot;; IF([.F423]&gt;=0.000000000001; TEXT([.F423]*1000000000000; &quot;0.0#&quot;)&amp;&quot; p&quot;;TEXT([.F423]; &quot;0.0#&quot;))))))))" office:value-type="string" office:string-value="280.0 k" calcext:value-type="string">
            <text:p>28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2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61" calcext:value-type="float">
            <text:p>261</text:p>
          </table:table-cell>
          <table:table-cell table:number-columns-repeated="3"/>
          <table:table-cell table:formula="of:=[.B424]+[.C424]+[.D424]+[.E424]" office:value-type="float" office:value="261" calcext:value-type="float">
            <text:p>261</text:p>
          </table:table-cell>
          <table:table-cell table:style-name="ce6" table:formula="of:=IF([.F424]&gt;=1000000; TEXT([.F424]/1000000; &quot;0.0#&quot;)&amp;&quot; M&quot;; IF([.F424]&gt;=1000; TEXT([.F424]/1000; &quot;0.0#&quot;)&amp;&quot; k&quot;;  IF([.F424]&gt;=1; TEXT([.F424]; &quot;0.0#&quot;);IF([.F424]&gt;=0.001; TEXT([.F424]*1000; &quot;0.0#&quot;)&amp;&quot; m&quot;; IF([.F424]&gt;=0.000001; TEXT([.F424]*1000000; &quot;0.0#&quot;)&amp;&quot; µ&quot;;IF([.F424]&gt;=0.000000001; TEXT([.F424]*1000000000; &quot;0.0#&quot;)&amp;&quot; n&quot;; IF([.F424]&gt;=0.000000000001; TEXT([.F424]*1000000000000; &quot;0.0#&quot;)&amp;&quot; p&quot;;TEXT([.F424]; &quot;0.0#&quot;))))))))" office:value-type="string" office:string-value="261.0" calcext:value-type="string">
            <text:p>261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2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67" calcext:value-type="float">
            <text:p>267</text:p>
          </table:table-cell>
          <table:table-cell table:number-columns-repeated="3"/>
          <table:table-cell table:formula="of:=[.B425]+[.C425]+[.D425]+[.E425]" office:value-type="float" office:value="267" calcext:value-type="float">
            <text:p>267</text:p>
          </table:table-cell>
          <table:table-cell table:style-name="ce6" table:formula="of:=IF([.F425]&gt;=1000000; TEXT([.F425]/1000000; &quot;0.0#&quot;)&amp;&quot; M&quot;; IF([.F425]&gt;=1000; TEXT([.F425]/1000; &quot;0.0#&quot;)&amp;&quot; k&quot;;  IF([.F425]&gt;=1; TEXT([.F425]; &quot;0.0#&quot;);IF([.F425]&gt;=0.001; TEXT([.F425]*1000; &quot;0.0#&quot;)&amp;&quot; m&quot;; IF([.F425]&gt;=0.000001; TEXT([.F425]*1000000; &quot;0.0#&quot;)&amp;&quot; µ&quot;;IF([.F425]&gt;=0.000000001; TEXT([.F425]*1000000000; &quot;0.0#&quot;)&amp;&quot; n&quot;; IF([.F425]&gt;=0.000000000001; TEXT([.F425]*1000000000000; &quot;0.0#&quot;)&amp;&quot; p&quot;;TEXT([.F425]; &quot;0.0#&quot;))))))))" office:value-type="string" office:string-value="267.0" calcext:value-type="string">
            <text:p>267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18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2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4" calcext:value-type="float">
            <text:p>274</text:p>
          </table:table-cell>
          <table:table-cell table:number-columns-repeated="3"/>
          <table:table-cell table:formula="of:=[.B426]+[.C426]+[.D426]+[.E426]" office:value-type="float" office:value="274" calcext:value-type="float">
            <text:p>274</text:p>
          </table:table-cell>
          <table:table-cell table:style-name="ce6" table:formula="of:=IF([.F426]&gt;=1000000; TEXT([.F426]/1000000; &quot;0.0#&quot;)&amp;&quot; M&quot;; IF([.F426]&gt;=1000; TEXT([.F426]/1000; &quot;0.0#&quot;)&amp;&quot; k&quot;;  IF([.F426]&gt;=1; TEXT([.F426]; &quot;0.0#&quot;);IF([.F426]&gt;=0.001; TEXT([.F426]*1000; &quot;0.0#&quot;)&amp;&quot; m&quot;; IF([.F426]&gt;=0.000001; TEXT([.F426]*1000000; &quot;0.0#&quot;)&amp;&quot; µ&quot;;IF([.F426]&gt;=0.000000001; TEXT([.F426]*1000000000; &quot;0.0#&quot;)&amp;&quot; n&quot;; IF([.F426]&gt;=0.000000000001; TEXT([.F426]*1000000000000; &quot;0.0#&quot;)&amp;&quot; p&quot;;TEXT([.F426]; &quot;0.0#&quot;))))))))" office:value-type="string" office:string-value="274.0" calcext:value-type="string">
            <text:p>274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2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80" calcext:value-type="float">
            <text:p>280</text:p>
          </table:table-cell>
          <table:table-cell table:number-columns-repeated="3"/>
          <table:table-cell table:formula="of:=[.B427]+[.C427]+[.D427]+[.E427]" office:value-type="float" office:value="280" calcext:value-type="float">
            <text:p>280</text:p>
          </table:table-cell>
          <table:table-cell table:style-name="ce6" table:formula="of:=IF([.F427]&gt;=1000000; TEXT([.F427]/1000000; &quot;0.0#&quot;)&amp;&quot; M&quot;; IF([.F427]&gt;=1000; TEXT([.F427]/1000; &quot;0.0#&quot;)&amp;&quot; k&quot;;  IF([.F427]&gt;=1; TEXT([.F427]; &quot;0.0#&quot;);IF([.F427]&gt;=0.001; TEXT([.F427]*1000; &quot;0.0#&quot;)&amp;&quot; m&quot;; IF([.F427]&gt;=0.000001; TEXT([.F427]*1000000; &quot;0.0#&quot;)&amp;&quot; µ&quot;;IF([.F427]&gt;=0.000000001; TEXT([.F427]*1000000000; &quot;0.0#&quot;)&amp;&quot; n&quot;; IF([.F427]&gt;=0.000000000001; TEXT([.F427]*1000000000000; &quot;0.0#&quot;)&amp;&quot; p&quot;;TEXT([.F427]; &quot;0.0#&quot;))))))))" office:value-type="string" office:string-value="280.0" calcext:value-type="string">
            <text:p>28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2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610" calcext:value-type="float">
            <text:p>2610</text:p>
          </table:table-cell>
          <table:table-cell table:number-columns-repeated="3"/>
          <table:table-cell table:formula="of:=[.B428]+[.C428]+[.D428]+[.E428]" office:value-type="float" office:value="2610" calcext:value-type="float">
            <text:p>2610</text:p>
          </table:table-cell>
          <table:table-cell table:style-name="ce6" table:formula="of:=IF([.F428]&gt;=1000000; TEXT([.F428]/1000000; &quot;0.0#&quot;)&amp;&quot; M&quot;; IF([.F428]&gt;=1000; TEXT([.F428]/1000; &quot;0.0#&quot;)&amp;&quot; k&quot;;  IF([.F428]&gt;=1; TEXT([.F428]; &quot;0.0#&quot;);IF([.F428]&gt;=0.001; TEXT([.F428]*1000; &quot;0.0#&quot;)&amp;&quot; m&quot;; IF([.F428]&gt;=0.000001; TEXT([.F428]*1000000; &quot;0.0#&quot;)&amp;&quot; µ&quot;;IF([.F428]&gt;=0.000000001; TEXT([.F428]*1000000000; &quot;0.0#&quot;)&amp;&quot; n&quot;; IF([.F428]&gt;=0.000000000001; TEXT([.F428]*1000000000000; &quot;0.0#&quot;)&amp;&quot; p&quot;;TEXT([.F428]; &quot;0.0#&quot;))))))))" office:value-type="string" office:string-value="2.61 k" calcext:value-type="string">
            <text:p>2.6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24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2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670" calcext:value-type="float">
            <text:p>2670</text:p>
          </table:table-cell>
          <table:table-cell table:number-columns-repeated="3"/>
          <table:table-cell table:formula="of:=[.B429]+[.C429]+[.D429]+[.E429]" office:value-type="float" office:value="2670" calcext:value-type="float">
            <text:p>2670</text:p>
          </table:table-cell>
          <table:table-cell table:style-name="ce6" table:formula="of:=IF([.F429]&gt;=1000000; TEXT([.F429]/1000000; &quot;0.0#&quot;)&amp;&quot; M&quot;; IF([.F429]&gt;=1000; TEXT([.F429]/1000; &quot;0.0#&quot;)&amp;&quot; k&quot;;  IF([.F429]&gt;=1; TEXT([.F429]; &quot;0.0#&quot;);IF([.F429]&gt;=0.001; TEXT([.F429]*1000; &quot;0.0#&quot;)&amp;&quot; m&quot;; IF([.F429]&gt;=0.000001; TEXT([.F429]*1000000; &quot;0.0#&quot;)&amp;&quot; µ&quot;;IF([.F429]&gt;=0.000000001; TEXT([.F429]*1000000000; &quot;0.0#&quot;)&amp;&quot; n&quot;; IF([.F429]&gt;=0.000000000001; TEXT([.F429]*1000000000000; &quot;0.0#&quot;)&amp;&quot; p&quot;;TEXT([.F429]; &quot;0.0#&quot;))))))))" office:value-type="string" office:string-value="2.67 k" calcext:value-type="string">
            <text:p>2.67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2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40" calcext:value-type="float">
            <text:p>2740</text:p>
          </table:table-cell>
          <table:table-cell table:number-columns-repeated="3"/>
          <table:table-cell table:formula="of:=[.B430]+[.C430]+[.D430]+[.E430]" office:value-type="float" office:value="2740" calcext:value-type="float">
            <text:p>2740</text:p>
          </table:table-cell>
          <table:table-cell table:style-name="ce6" table:formula="of:=IF([.F430]&gt;=1000000; TEXT([.F430]/1000000; &quot;0.0#&quot;)&amp;&quot; M&quot;; IF([.F430]&gt;=1000; TEXT([.F430]/1000; &quot;0.0#&quot;)&amp;&quot; k&quot;;  IF([.F430]&gt;=1; TEXT([.F430]; &quot;0.0#&quot;);IF([.F430]&gt;=0.001; TEXT([.F430]*1000; &quot;0.0#&quot;)&amp;&quot; m&quot;; IF([.F430]&gt;=0.000001; TEXT([.F430]*1000000; &quot;0.0#&quot;)&amp;&quot; µ&quot;;IF([.F430]&gt;=0.000000001; TEXT([.F430]*1000000000; &quot;0.0#&quot;)&amp;&quot; n&quot;; IF([.F430]&gt;=0.000000000001; TEXT([.F430]*1000000000000; &quot;0.0#&quot;)&amp;&quot; p&quot;;TEXT([.F430]; &quot;0.0#&quot;))))))))" office:value-type="string" office:string-value="2.74 k" calcext:value-type="string">
            <text:p>2.74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3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800" calcext:value-type="float">
            <text:p>2800</text:p>
          </table:table-cell>
          <table:table-cell table:number-columns-repeated="3"/>
          <table:table-cell table:formula="of:=[.B431]+[.C431]+[.D431]+[.E431]" office:value-type="float" office:value="2800" calcext:value-type="float">
            <text:p>2800</text:p>
          </table:table-cell>
          <table:table-cell table:style-name="ce6" table:formula="of:=IF([.F431]&gt;=1000000; TEXT([.F431]/1000000; &quot;0.0#&quot;)&amp;&quot; M&quot;; IF([.F431]&gt;=1000; TEXT([.F431]/1000; &quot;0.0#&quot;)&amp;&quot; k&quot;;  IF([.F431]&gt;=1; TEXT([.F431]; &quot;0.0#&quot;);IF([.F431]&gt;=0.001; TEXT([.F431]*1000; &quot;0.0#&quot;)&amp;&quot; m&quot;; IF([.F431]&gt;=0.000001; TEXT([.F431]*1000000; &quot;0.0#&quot;)&amp;&quot; µ&quot;;IF([.F431]&gt;=0.000000001; TEXT([.F431]*1000000000; &quot;0.0#&quot;)&amp;&quot; n&quot;; IF([.F431]&gt;=0.000000000001; TEXT([.F431]*1000000000000; &quot;0.0#&quot;)&amp;&quot; p&quot;;TEXT([.F431]; &quot;0.0#&quot;))))))))" office:value-type="string" office:string-value="2.8 k" calcext:value-type="string">
            <text:p>2.8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3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780" calcext:value-type="float">
            <text:p>1780</text:p>
          </table:table-cell>
          <table:table-cell table:number-columns-repeated="3"/>
          <table:table-cell table:formula="of:=[.B432]+[.C432]+[.D432]+[.E432]" office:value-type="float" office:value="1780" calcext:value-type="float">
            <text:p>1780</text:p>
          </table:table-cell>
          <table:table-cell table:style-name="ce6" table:formula="of:=IF([.F432]&gt;=1000000; TEXT([.F432]/1000000; &quot;0.0#&quot;)&amp;&quot; M&quot;; IF([.F432]&gt;=1000; TEXT([.F432]/1000; &quot;0.0#&quot;)&amp;&quot; k&quot;;  IF([.F432]&gt;=1; TEXT([.F432]; &quot;0.0#&quot;);IF([.F432]&gt;=0.001; TEXT([.F432]*1000; &quot;0.0#&quot;)&amp;&quot; m&quot;; IF([.F432]&gt;=0.000001; TEXT([.F432]*1000000; &quot;0.0#&quot;)&amp;&quot; µ&quot;;IF([.F432]&gt;=0.000000001; TEXT([.F432]*1000000000; &quot;0.0#&quot;)&amp;&quot; n&quot;; IF([.F432]&gt;=0.000000000001; TEXT([.F432]*1000000000000; &quot;0.0#&quot;)&amp;&quot; p&quot;;TEXT([.F432]; &quot;0.0#&quot;))))))))" office:value-type="string" office:string-value="1.78 k" calcext:value-type="string">
            <text:p>1.78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3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820" calcext:value-type="float">
            <text:p>1820</text:p>
          </table:table-cell>
          <table:table-cell table:number-columns-repeated="3"/>
          <table:table-cell table:formula="of:=[.B433]+[.C433]+[.D433]+[.E433]" office:value-type="float" office:value="1820" calcext:value-type="float">
            <text:p>1820</text:p>
          </table:table-cell>
          <table:table-cell table:style-name="ce6" table:formula="of:=IF([.F433]&gt;=1000000; TEXT([.F433]/1000000; &quot;0.0#&quot;)&amp;&quot; M&quot;; IF([.F433]&gt;=1000; TEXT([.F433]/1000; &quot;0.0#&quot;)&amp;&quot; k&quot;;  IF([.F433]&gt;=1; TEXT([.F433]; &quot;0.0#&quot;);IF([.F433]&gt;=0.001; TEXT([.F433]*1000; &quot;0.0#&quot;)&amp;&quot; m&quot;; IF([.F433]&gt;=0.000001; TEXT([.F433]*1000000; &quot;0.0#&quot;)&amp;&quot; µ&quot;;IF([.F433]&gt;=0.000000001; TEXT([.F433]*1000000000; &quot;0.0#&quot;)&amp;&quot; n&quot;; IF([.F433]&gt;=0.000000000001; TEXT([.F433]*1000000000000; &quot;0.0#&quot;)&amp;&quot; p&quot;;TEXT([.F433]; &quot;0.0#&quot;))))))))" office:value-type="string" office:string-value="1.82 k" calcext:value-type="string">
            <text:p>1.8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3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870" calcext:value-type="float">
            <text:p>1870</text:p>
          </table:table-cell>
          <table:table-cell table:number-columns-repeated="3"/>
          <table:table-cell table:formula="of:=[.B434]+[.C434]+[.D434]+[.E434]" office:value-type="float" office:value="1870" calcext:value-type="float">
            <text:p>1870</text:p>
          </table:table-cell>
          <table:table-cell table:style-name="ce6" table:formula="of:=IF([.F434]&gt;=1000000; TEXT([.F434]/1000000; &quot;0.0#&quot;)&amp;&quot; M&quot;; IF([.F434]&gt;=1000; TEXT([.F434]/1000; &quot;0.0#&quot;)&amp;&quot; k&quot;;  IF([.F434]&gt;=1; TEXT([.F434]; &quot;0.0#&quot;);IF([.F434]&gt;=0.001; TEXT([.F434]*1000; &quot;0.0#&quot;)&amp;&quot; m&quot;; IF([.F434]&gt;=0.000001; TEXT([.F434]*1000000; &quot;0.0#&quot;)&amp;&quot; µ&quot;;IF([.F434]&gt;=0.000000001; TEXT([.F434]*1000000000; &quot;0.0#&quot;)&amp;&quot; n&quot;; IF([.F434]&gt;=0.000000000001; TEXT([.F434]*1000000000000; &quot;0.0#&quot;)&amp;&quot; p&quot;;TEXT([.F434]; &quot;0.0#&quot;))))))))" office:value-type="string" office:string-value="1.87 k" calcext:value-type="string">
            <text:p>1.87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3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910" calcext:value-type="float">
            <text:p>1910</text:p>
          </table:table-cell>
          <table:table-cell table:number-columns-repeated="3"/>
          <table:table-cell table:formula="of:=[.B435]+[.C435]+[.D435]+[.E435]" office:value-type="float" office:value="1910" calcext:value-type="float">
            <text:p>1910</text:p>
          </table:table-cell>
          <table:table-cell table:style-name="ce6" table:formula="of:=IF([.F435]&gt;=1000000; TEXT([.F435]/1000000; &quot;0.0#&quot;)&amp;&quot; M&quot;; IF([.F435]&gt;=1000; TEXT([.F435]/1000; &quot;0.0#&quot;)&amp;&quot; k&quot;;  IF([.F435]&gt;=1; TEXT([.F435]; &quot;0.0#&quot;);IF([.F435]&gt;=0.001; TEXT([.F435]*1000; &quot;0.0#&quot;)&amp;&quot; m&quot;; IF([.F435]&gt;=0.000001; TEXT([.F435]*1000000; &quot;0.0#&quot;)&amp;&quot; µ&quot;;IF([.F435]&gt;=0.000000001; TEXT([.F435]*1000000000; &quot;0.0#&quot;)&amp;&quot; n&quot;; IF([.F435]&gt;=0.000000000001; TEXT([.F435]*1000000000000; &quot;0.0#&quot;)&amp;&quot; p&quot;;TEXT([.F435]; &quot;0.0#&quot;))))))))" office:value-type="string" office:string-value="1.91 k" calcext:value-type="string">
            <text:p>1.9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3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78" calcext:value-type="float">
            <text:p>178</text:p>
          </table:table-cell>
          <table:table-cell table:number-columns-repeated="3"/>
          <table:table-cell table:formula="of:=[.B436]+[.C436]+[.D436]+[.E436]" office:value-type="float" office:value="178" calcext:value-type="float">
            <text:p>178</text:p>
          </table:table-cell>
          <table:table-cell table:style-name="ce6" table:formula="of:=IF([.F436]&gt;=1000000; TEXT([.F436]/1000000; &quot;0.0#&quot;)&amp;&quot; M&quot;; IF([.F436]&gt;=1000; TEXT([.F436]/1000; &quot;0.0#&quot;)&amp;&quot; k&quot;;  IF([.F436]&gt;=1; TEXT([.F436]; &quot;0.0#&quot;);IF([.F436]&gt;=0.001; TEXT([.F436]*1000; &quot;0.0#&quot;)&amp;&quot; m&quot;; IF([.F436]&gt;=0.000001; TEXT([.F436]*1000000; &quot;0.0#&quot;)&amp;&quot; µ&quot;;IF([.F436]&gt;=0.000000001; TEXT([.F436]*1000000000; &quot;0.0#&quot;)&amp;&quot; n&quot;; IF([.F436]&gt;=0.000000000001; TEXT([.F436]*1000000000000; &quot;0.0#&quot;)&amp;&quot; p&quot;;TEXT([.F436]; &quot;0.0#&quot;))))))))" office:value-type="string" office:string-value="178.0" calcext:value-type="string">
            <text:p>178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3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82" calcext:value-type="float">
            <text:p>182</text:p>
          </table:table-cell>
          <table:table-cell table:number-columns-repeated="3"/>
          <table:table-cell table:formula="of:=[.B437]+[.C437]+[.D437]+[.E437]" office:value-type="float" office:value="182" calcext:value-type="float">
            <text:p>182</text:p>
          </table:table-cell>
          <table:table-cell table:style-name="ce6" table:formula="of:=IF([.F437]&gt;=1000000; TEXT([.F437]/1000000; &quot;0.0#&quot;)&amp;&quot; M&quot;; IF([.F437]&gt;=1000; TEXT([.F437]/1000; &quot;0.0#&quot;)&amp;&quot; k&quot;;  IF([.F437]&gt;=1; TEXT([.F437]; &quot;0.0#&quot;);IF([.F437]&gt;=0.001; TEXT([.F437]*1000; &quot;0.0#&quot;)&amp;&quot; m&quot;; IF([.F437]&gt;=0.000001; TEXT([.F437]*1000000; &quot;0.0#&quot;)&amp;&quot; µ&quot;;IF([.F437]&gt;=0.000000001; TEXT([.F437]*1000000000; &quot;0.0#&quot;)&amp;&quot; n&quot;; IF([.F437]&gt;=0.000000000001; TEXT([.F437]*1000000000000; &quot;0.0#&quot;)&amp;&quot; p&quot;;TEXT([.F437]; &quot;0.0#&quot;))))))))" office:value-type="string" office:string-value="182.0" calcext:value-type="string">
            <text:p>182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3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87" calcext:value-type="float">
            <text:p>187</text:p>
          </table:table-cell>
          <table:table-cell table:number-columns-repeated="3"/>
          <table:table-cell table:formula="of:=[.B438]+[.C438]+[.D438]+[.E438]" office:value-type="float" office:value="187" calcext:value-type="float">
            <text:p>187</text:p>
          </table:table-cell>
          <table:table-cell table:style-name="ce6" table:formula="of:=IF([.F438]&gt;=1000000; TEXT([.F438]/1000000; &quot;0.0#&quot;)&amp;&quot; M&quot;; IF([.F438]&gt;=1000; TEXT([.F438]/1000; &quot;0.0#&quot;)&amp;&quot; k&quot;;  IF([.F438]&gt;=1; TEXT([.F438]; &quot;0.0#&quot;);IF([.F438]&gt;=0.001; TEXT([.F438]*1000; &quot;0.0#&quot;)&amp;&quot; m&quot;; IF([.F438]&gt;=0.000001; TEXT([.F438]*1000000; &quot;0.0#&quot;)&amp;&quot; µ&quot;;IF([.F438]&gt;=0.000000001; TEXT([.F438]*1000000000; &quot;0.0#&quot;)&amp;&quot; n&quot;; IF([.F438]&gt;=0.000000000001; TEXT([.F438]*1000000000000; &quot;0.0#&quot;)&amp;&quot; p&quot;;TEXT([.F438]; &quot;0.0#&quot;))))))))" office:value-type="string" office:string-value="187.0" calcext:value-type="string">
            <text:p>187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3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91" calcext:value-type="float">
            <text:p>191</text:p>
          </table:table-cell>
          <table:table-cell table:number-columns-repeated="3"/>
          <table:table-cell table:formula="of:=[.B439]+[.C439]+[.D439]+[.E439]" office:value-type="float" office:value="191" calcext:value-type="float">
            <text:p>191</text:p>
          </table:table-cell>
          <table:table-cell table:style-name="ce6" table:formula="of:=IF([.F439]&gt;=1000000; TEXT([.F439]/1000000; &quot;0.0#&quot;)&amp;&quot; M&quot;; IF([.F439]&gt;=1000; TEXT([.F439]/1000; &quot;0.0#&quot;)&amp;&quot; k&quot;;  IF([.F439]&gt;=1; TEXT([.F439]; &quot;0.0#&quot;);IF([.F439]&gt;=0.001; TEXT([.F439]*1000; &quot;0.0#&quot;)&amp;&quot; m&quot;; IF([.F439]&gt;=0.000001; TEXT([.F439]*1000000; &quot;0.0#&quot;)&amp;&quot; µ&quot;;IF([.F439]&gt;=0.000000001; TEXT([.F439]*1000000000; &quot;0.0#&quot;)&amp;&quot; n&quot;; IF([.F439]&gt;=0.000000000001; TEXT([.F439]*1000000000000; &quot;0.0#&quot;)&amp;&quot; p&quot;;TEXT([.F439]; &quot;0.0#&quot;))))))))" office:value-type="string" office:string-value="191.0" calcext:value-type="string">
            <text:p>191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3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15" calcext:value-type="float">
            <text:p>215</text:p>
          </table:table-cell>
          <table:table-cell table:number-columns-repeated="3"/>
          <table:table-cell table:formula="of:=[.B440]+[.C440]+[.D440]+[.E440]" office:value-type="float" office:value="215" calcext:value-type="float">
            <text:p>215</text:p>
          </table:table-cell>
          <table:table-cell table:style-name="ce6" table:formula="of:=IF([.F440]&gt;=1000000; TEXT([.F440]/1000000; &quot;0.0#&quot;)&amp;&quot; M&quot;; IF([.F440]&gt;=1000; TEXT([.F440]/1000; &quot;0.0#&quot;)&amp;&quot; k&quot;;  IF([.F440]&gt;=1; TEXT([.F440]; &quot;0.0#&quot;);IF([.F440]&gt;=0.001; TEXT([.F440]*1000; &quot;0.0#&quot;)&amp;&quot; m&quot;; IF([.F440]&gt;=0.000001; TEXT([.F440]*1000000; &quot;0.0#&quot;)&amp;&quot; µ&quot;;IF([.F440]&gt;=0.000000001; TEXT([.F440]*1000000000; &quot;0.0#&quot;)&amp;&quot; n&quot;; IF([.F440]&gt;=0.000000000001; TEXT([.F440]*1000000000000; &quot;0.0#&quot;)&amp;&quot; p&quot;;TEXT([.F440]; &quot;0.0#&quot;))))))))" office:value-type="string" office:string-value="215.0" calcext:value-type="string">
            <text:p>215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4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1" calcext:value-type="float">
            <text:p>221</text:p>
          </table:table-cell>
          <table:table-cell table:number-columns-repeated="3"/>
          <table:table-cell table:formula="of:=[.B441]+[.C441]+[.D441]+[.E441]" office:value-type="float" office:value="221" calcext:value-type="float">
            <text:p>221</text:p>
          </table:table-cell>
          <table:table-cell table:style-name="ce6" table:formula="of:=IF([.F441]&gt;=1000000; TEXT([.F441]/1000000; &quot;0.0#&quot;)&amp;&quot; M&quot;; IF([.F441]&gt;=1000; TEXT([.F441]/1000; &quot;0.0#&quot;)&amp;&quot; k&quot;;  IF([.F441]&gt;=1; TEXT([.F441]; &quot;0.0#&quot;);IF([.F441]&gt;=0.001; TEXT([.F441]*1000; &quot;0.0#&quot;)&amp;&quot; m&quot;; IF([.F441]&gt;=0.000001; TEXT([.F441]*1000000; &quot;0.0#&quot;)&amp;&quot; µ&quot;;IF([.F441]&gt;=0.000000001; TEXT([.F441]*1000000000; &quot;0.0#&quot;)&amp;&quot; n&quot;; IF([.F441]&gt;=0.000000000001; TEXT([.F441]*1000000000000; &quot;0.0#&quot;)&amp;&quot; p&quot;;TEXT([.F441]; &quot;0.0#&quot;))))))))" office:value-type="string" office:string-value="221.0" calcext:value-type="string">
            <text:p>221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4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6" calcext:value-type="float">
            <text:p>226</text:p>
          </table:table-cell>
          <table:table-cell table:number-columns-repeated="3"/>
          <table:table-cell table:formula="of:=[.B442]+[.C442]+[.D442]+[.E442]" office:value-type="float" office:value="226" calcext:value-type="float">
            <text:p>226</text:p>
          </table:table-cell>
          <table:table-cell table:style-name="ce6" table:formula="of:=IF([.F442]&gt;=1000000; TEXT([.F442]/1000000; &quot;0.0#&quot;)&amp;&quot; M&quot;; IF([.F442]&gt;=1000; TEXT([.F442]/1000; &quot;0.0#&quot;)&amp;&quot; k&quot;;  IF([.F442]&gt;=1; TEXT([.F442]; &quot;0.0#&quot;);IF([.F442]&gt;=0.001; TEXT([.F442]*1000; &quot;0.0#&quot;)&amp;&quot; m&quot;; IF([.F442]&gt;=0.000001; TEXT([.F442]*1000000; &quot;0.0#&quot;)&amp;&quot; µ&quot;;IF([.F442]&gt;=0.000000001; TEXT([.F442]*1000000000; &quot;0.0#&quot;)&amp;&quot; n&quot;; IF([.F442]&gt;=0.000000000001; TEXT([.F442]*1000000000000; &quot;0.0#&quot;)&amp;&quot; p&quot;;TEXT([.F442]; &quot;0.0#&quot;))))))))" office:value-type="string" office:string-value="226.0" calcext:value-type="string">
            <text:p>226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4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32" calcext:value-type="float">
            <text:p>232</text:p>
          </table:table-cell>
          <table:table-cell table:number-columns-repeated="3"/>
          <table:table-cell table:formula="of:=[.B443]+[.C443]+[.D443]+[.E443]" office:value-type="float" office:value="232" calcext:value-type="float">
            <text:p>232</text:p>
          </table:table-cell>
          <table:table-cell table:style-name="ce6" table:formula="of:=IF([.F443]&gt;=1000000; TEXT([.F443]/1000000; &quot;0.0#&quot;)&amp;&quot; M&quot;; IF([.F443]&gt;=1000; TEXT([.F443]/1000; &quot;0.0#&quot;)&amp;&quot; k&quot;;  IF([.F443]&gt;=1; TEXT([.F443]; &quot;0.0#&quot;);IF([.F443]&gt;=0.001; TEXT([.F443]*1000; &quot;0.0#&quot;)&amp;&quot; m&quot;; IF([.F443]&gt;=0.000001; TEXT([.F443]*1000000; &quot;0.0#&quot;)&amp;&quot; µ&quot;;IF([.F443]&gt;=0.000000001; TEXT([.F443]*1000000000; &quot;0.0#&quot;)&amp;&quot; n&quot;; IF([.F443]&gt;=0.000000000001; TEXT([.F443]*1000000000000; &quot;0.0#&quot;)&amp;&quot; p&quot;;TEXT([.F443]; &quot;0.0#&quot;))))))))" office:value-type="string" office:string-value="232.0" calcext:value-type="string">
            <text:p>232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4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32000" calcext:value-type="float">
            <text:p>332000</text:p>
          </table:table-cell>
          <table:table-cell table:number-columns-repeated="3"/>
          <table:table-cell table:formula="of:=[.B444]+[.C444]+[.D444]+[.E444]" office:value-type="float" office:value="332000" calcext:value-type="float">
            <text:p>332000</text:p>
          </table:table-cell>
          <table:table-cell table:style-name="ce6" table:formula="of:=IF([.F444]&gt;=1000000; TEXT([.F444]/1000000; &quot;0.0#&quot;)&amp;&quot; M&quot;; IF([.F444]&gt;=1000; TEXT([.F444]/1000; &quot;0.0#&quot;)&amp;&quot; k&quot;;  IF([.F444]&gt;=1; TEXT([.F444]; &quot;0.0#&quot;);IF([.F444]&gt;=0.001; TEXT([.F444]*1000; &quot;0.0#&quot;)&amp;&quot; m&quot;; IF([.F444]&gt;=0.000001; TEXT([.F444]*1000000; &quot;0.0#&quot;)&amp;&quot; µ&quot;;IF([.F444]&gt;=0.000000001; TEXT([.F444]*1000000000; &quot;0.0#&quot;)&amp;&quot; n&quot;; IF([.F444]&gt;=0.000000000001; TEXT([.F444]*1000000000000; &quot;0.0#&quot;)&amp;&quot; p&quot;;TEXT([.F444]; &quot;0.0#&quot;))))))))" office:value-type="string" office:string-value="332.0 k" calcext:value-type="string">
            <text:p>33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Resistors 3 Row 1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4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65000" calcext:value-type="float">
            <text:p>365000</text:p>
          </table:table-cell>
          <table:table-cell table:number-columns-repeated="3"/>
          <table:table-cell table:formula="of:=[.B445]+[.C445]+[.D445]+[.E445]" office:value-type="float" office:value="365000" calcext:value-type="float">
            <text:p>365000</text:p>
          </table:table-cell>
          <table:table-cell table:style-name="ce6" table:formula="of:=IF([.F445]&gt;=1000000; TEXT([.F445]/1000000; &quot;0.0#&quot;)&amp;&quot; M&quot;; IF([.F445]&gt;=1000; TEXT([.F445]/1000; &quot;0.0#&quot;)&amp;&quot; k&quot;;  IF([.F445]&gt;=1; TEXT([.F445]; &quot;0.0#&quot;);IF([.F445]&gt;=0.001; TEXT([.F445]*1000; &quot;0.0#&quot;)&amp;&quot; m&quot;; IF([.F445]&gt;=0.000001; TEXT([.F445]*1000000; &quot;0.0#&quot;)&amp;&quot; µ&quot;;IF([.F445]&gt;=0.000000001; TEXT([.F445]*1000000000; &quot;0.0#&quot;)&amp;&quot; n&quot;; IF([.F445]&gt;=0.000000000001; TEXT([.F445]*1000000000000; &quot;0.0#&quot;)&amp;&quot; p&quot;;TEXT([.F445]; &quot;0.0#&quot;))))))))" office:value-type="string" office:string-value="365.0 k" calcext:value-type="string">
            <text:p>365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Resistors 3 Row 1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4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92000" calcext:value-type="float">
            <text:p>392000</text:p>
          </table:table-cell>
          <table:table-cell table:number-columns-repeated="3"/>
          <table:table-cell table:formula="of:=[.B446]+[.C446]+[.D446]+[.E446]" office:value-type="float" office:value="392000" calcext:value-type="float">
            <text:p>392000</text:p>
          </table:table-cell>
          <table:table-cell table:style-name="ce6" table:formula="of:=IF([.F446]&gt;=1000000; TEXT([.F446]/1000000; &quot;0.0#&quot;)&amp;&quot; M&quot;; IF([.F446]&gt;=1000; TEXT([.F446]/1000; &quot;0.0#&quot;)&amp;&quot; k&quot;;  IF([.F446]&gt;=1; TEXT([.F446]; &quot;0.0#&quot;);IF([.F446]&gt;=0.001; TEXT([.F446]*1000; &quot;0.0#&quot;)&amp;&quot; m&quot;; IF([.F446]&gt;=0.000001; TEXT([.F446]*1000000; &quot;0.0#&quot;)&amp;&quot; µ&quot;;IF([.F446]&gt;=0.000000001; TEXT([.F446]*1000000000; &quot;0.0#&quot;)&amp;&quot; n&quot;; IF([.F446]&gt;=0.000000000001; TEXT([.F446]*1000000000000; &quot;0.0#&quot;)&amp;&quot; p&quot;;TEXT([.F446]; &quot;0.0#&quot;))))))))" office:value-type="string" office:string-value="392.0 k" calcext:value-type="string">
            <text:p>39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Resistors 3 Row 1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4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22000" calcext:value-type="float">
            <text:p>422000</text:p>
          </table:table-cell>
          <table:table-cell table:number-columns-repeated="3"/>
          <table:table-cell table:formula="of:=[.B447]+[.C447]+[.D447]+[.E447]" office:value-type="float" office:value="422000" calcext:value-type="float">
            <text:p>422000</text:p>
          </table:table-cell>
          <table:table-cell table:style-name="ce6" table:formula="of:=IF([.F447]&gt;=1000000; TEXT([.F447]/1000000; &quot;0.0#&quot;)&amp;&quot; M&quot;; IF([.F447]&gt;=1000; TEXT([.F447]/1000; &quot;0.0#&quot;)&amp;&quot; k&quot;;  IF([.F447]&gt;=1; TEXT([.F447]; &quot;0.0#&quot;);IF([.F447]&gt;=0.001; TEXT([.F447]*1000; &quot;0.0#&quot;)&amp;&quot; m&quot;; IF([.F447]&gt;=0.000001; TEXT([.F447]*1000000; &quot;0.0#&quot;)&amp;&quot; µ&quot;;IF([.F447]&gt;=0.000000001; TEXT([.F447]*1000000000; &quot;0.0#&quot;)&amp;&quot; n&quot;; IF([.F447]&gt;=0.000000000001; TEXT([.F447]*1000000000000; &quot;0.0#&quot;)&amp;&quot; p&quot;;TEXT([.F447]; &quot;0.0#&quot;))))))))" office:value-type="string" office:string-value="422.0 k" calcext:value-type="string">
            <text:p>42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4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64000" calcext:value-type="float">
            <text:p>464000</text:p>
          </table:table-cell>
          <table:table-cell table:number-columns-repeated="3"/>
          <table:table-cell table:formula="of:=[.B448]+[.C448]+[.D448]+[.E448]" office:value-type="float" office:value="464000" calcext:value-type="float">
            <text:p>464000</text:p>
          </table:table-cell>
          <table:table-cell table:style-name="ce6" table:formula="of:=IF([.F448]&gt;=1000000; TEXT([.F448]/1000000; &quot;0.0#&quot;)&amp;&quot; M&quot;; IF([.F448]&gt;=1000; TEXT([.F448]/1000; &quot;0.0#&quot;)&amp;&quot; k&quot;;  IF([.F448]&gt;=1; TEXT([.F448]; &quot;0.0#&quot;);IF([.F448]&gt;=0.001; TEXT([.F448]*1000; &quot;0.0#&quot;)&amp;&quot; m&quot;; IF([.F448]&gt;=0.000001; TEXT([.F448]*1000000; &quot;0.0#&quot;)&amp;&quot; µ&quot;;IF([.F448]&gt;=0.000000001; TEXT([.F448]*1000000000; &quot;0.0#&quot;)&amp;&quot; n&quot;; IF([.F448]&gt;=0.000000000001; TEXT([.F448]*1000000000000; &quot;0.0#&quot;)&amp;&quot; p&quot;;TEXT([.F448]; &quot;0.0#&quot;))))))))" office:value-type="string" office:string-value="464.0 k" calcext:value-type="string">
            <text:p>464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4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99000" calcext:value-type="float">
            <text:p>499000</text:p>
          </table:table-cell>
          <table:table-cell table:number-columns-repeated="3"/>
          <table:table-cell table:formula="of:=[.B449]+[.C449]+[.D449]+[.E449]" office:value-type="float" office:value="499000" calcext:value-type="float">
            <text:p>499000</text:p>
          </table:table-cell>
          <table:table-cell table:style-name="ce6" table:formula="of:=IF([.F449]&gt;=1000000; TEXT([.F449]/1000000; &quot;0.0#&quot;)&amp;&quot; M&quot;; IF([.F449]&gt;=1000; TEXT([.F449]/1000; &quot;0.0#&quot;)&amp;&quot; k&quot;;  IF([.F449]&gt;=1; TEXT([.F449]; &quot;0.0#&quot;);IF([.F449]&gt;=0.001; TEXT([.F449]*1000; &quot;0.0#&quot;)&amp;&quot; m&quot;; IF([.F449]&gt;=0.000001; TEXT([.F449]*1000000; &quot;0.0#&quot;)&amp;&quot; µ&quot;;IF([.F449]&gt;=0.000000001; TEXT([.F449]*1000000000; &quot;0.0#&quot;)&amp;&quot; n&quot;; IF([.F449]&gt;=0.000000000001; TEXT([.F449]*1000000000000; &quot;0.0#&quot;)&amp;&quot; p&quot;;TEXT([.F449]; &quot;0.0#&quot;))))))))" office:value-type="string" office:string-value="499.0 k" calcext:value-type="string">
            <text:p>499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4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11000" calcext:value-type="float">
            <text:p>511000</text:p>
          </table:table-cell>
          <table:table-cell table:number-columns-repeated="3"/>
          <table:table-cell table:formula="of:=[.B450]+[.C450]+[.D450]+[.E450]" office:value-type="float" office:value="511000" calcext:value-type="float">
            <text:p>511000</text:p>
          </table:table-cell>
          <table:table-cell table:style-name="ce6" table:formula="of:=IF([.F450]&gt;=1000000; TEXT([.F450]/1000000; &quot;0.0#&quot;)&amp;&quot; M&quot;; IF([.F450]&gt;=1000; TEXT([.F450]/1000; &quot;0.0#&quot;)&amp;&quot; k&quot;;  IF([.F450]&gt;=1; TEXT([.F450]; &quot;0.0#&quot;);IF([.F450]&gt;=0.001; TEXT([.F450]*1000; &quot;0.0#&quot;)&amp;&quot; m&quot;; IF([.F450]&gt;=0.000001; TEXT([.F450]*1000000; &quot;0.0#&quot;)&amp;&quot; µ&quot;;IF([.F450]&gt;=0.000000001; TEXT([.F450]*1000000000; &quot;0.0#&quot;)&amp;&quot; n&quot;; IF([.F450]&gt;=0.000000000001; TEXT([.F450]*1000000000000; &quot;0.0#&quot;)&amp;&quot; p&quot;;TEXT([.F450]; &quot;0.0#&quot;))))))))" office:value-type="string" office:string-value="511.0 k" calcext:value-type="string">
            <text:p>51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5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1" calcext:value-type="float">
            <text:p>301</text:p>
          </table:table-cell>
          <table:table-cell table:number-columns-repeated="3"/>
          <table:table-cell table:formula="of:=[.B451]+[.C451]+[.D451]+[.E451]" office:value-type="float" office:value="301" calcext:value-type="float">
            <text:p>301</text:p>
          </table:table-cell>
          <table:table-cell table:style-name="ce6" table:formula="of:=IF([.F451]&gt;=1000000; TEXT([.F451]/1000000; &quot;0.0#&quot;)&amp;&quot; M&quot;; IF([.F451]&gt;=1000; TEXT([.F451]/1000; &quot;0.0#&quot;)&amp;&quot; k&quot;;  IF([.F451]&gt;=1; TEXT([.F451]; &quot;0.0#&quot;);IF([.F451]&gt;=0.001; TEXT([.F451]*1000; &quot;0.0#&quot;)&amp;&quot; m&quot;; IF([.F451]&gt;=0.000001; TEXT([.F451]*1000000; &quot;0.0#&quot;)&amp;&quot; µ&quot;;IF([.F451]&gt;=0.000000001; TEXT([.F451]*1000000000; &quot;0.0#&quot;)&amp;&quot; n&quot;; IF([.F451]&gt;=0.000000000001; TEXT([.F451]*1000000000000; &quot;0.0#&quot;)&amp;&quot; p&quot;;TEXT([.F451]; &quot;0.0#&quot;))))))))" office:value-type="string" office:string-value="301.0" calcext:value-type="string">
            <text:p>301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5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32" calcext:value-type="float">
            <text:p>332</text:p>
          </table:table-cell>
          <table:table-cell table:number-columns-repeated="3"/>
          <table:table-cell table:formula="of:=[.B452]+[.C452]+[.D452]+[.E452]" office:value-type="float" office:value="332" calcext:value-type="float">
            <text:p>332</text:p>
          </table:table-cell>
          <table:table-cell table:style-name="ce6" table:formula="of:=IF([.F452]&gt;=1000000; TEXT([.F452]/1000000; &quot;0.0#&quot;)&amp;&quot; M&quot;; IF([.F452]&gt;=1000; TEXT([.F452]/1000; &quot;0.0#&quot;)&amp;&quot; k&quot;;  IF([.F452]&gt;=1; TEXT([.F452]; &quot;0.0#&quot;);IF([.F452]&gt;=0.001; TEXT([.F452]*1000; &quot;0.0#&quot;)&amp;&quot; m&quot;; IF([.F452]&gt;=0.000001; TEXT([.F452]*1000000; &quot;0.0#&quot;)&amp;&quot; µ&quot;;IF([.F452]&gt;=0.000000001; TEXT([.F452]*1000000000; &quot;0.0#&quot;)&amp;&quot; n&quot;; IF([.F452]&gt;=0.000000000001; TEXT([.F452]*1000000000000; &quot;0.0#&quot;)&amp;&quot; p&quot;;TEXT([.F452]; &quot;0.0#&quot;))))))))" office:value-type="string" office:string-value="332.0" calcext:value-type="string">
            <text:p>332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5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48" calcext:value-type="float">
            <text:p>348</text:p>
          </table:table-cell>
          <table:table-cell table:number-columns-repeated="3"/>
          <table:table-cell table:formula="of:=[.B453]+[.C453]+[.D453]+[.E453]" office:value-type="float" office:value="348" calcext:value-type="float">
            <text:p>348</text:p>
          </table:table-cell>
          <table:table-cell table:style-name="ce6" table:formula="of:=IF([.F453]&gt;=1000000; TEXT([.F453]/1000000; &quot;0.0#&quot;)&amp;&quot; M&quot;; IF([.F453]&gt;=1000; TEXT([.F453]/1000; &quot;0.0#&quot;)&amp;&quot; k&quot;;  IF([.F453]&gt;=1; TEXT([.F453]; &quot;0.0#&quot;);IF([.F453]&gt;=0.001; TEXT([.F453]*1000; &quot;0.0#&quot;)&amp;&quot; m&quot;; IF([.F453]&gt;=0.000001; TEXT([.F453]*1000000; &quot;0.0#&quot;)&amp;&quot; µ&quot;;IF([.F453]&gt;=0.000000001; TEXT([.F453]*1000000000; &quot;0.0#&quot;)&amp;&quot; n&quot;; IF([.F453]&gt;=0.000000000001; TEXT([.F453]*1000000000000; &quot;0.0#&quot;)&amp;&quot; p&quot;;TEXT([.F453]; &quot;0.0#&quot;))))))))" office:value-type="string" office:string-value="348.0" calcext:value-type="string">
            <text:p>348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5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83" calcext:value-type="float">
            <text:p>383</text:p>
          </table:table-cell>
          <table:table-cell table:number-columns-repeated="3"/>
          <table:table-cell table:formula="of:=[.B454]+[.C454]+[.D454]+[.E454]" office:value-type="float" office:value="383" calcext:value-type="float">
            <text:p>383</text:p>
          </table:table-cell>
          <table:table-cell table:style-name="ce6" table:formula="of:=IF([.F454]&gt;=1000000; TEXT([.F454]/1000000; &quot;0.0#&quot;)&amp;&quot; M&quot;; IF([.F454]&gt;=1000; TEXT([.F454]/1000; &quot;0.0#&quot;)&amp;&quot; k&quot;;  IF([.F454]&gt;=1; TEXT([.F454]; &quot;0.0#&quot;);IF([.F454]&gt;=0.001; TEXT([.F454]*1000; &quot;0.0#&quot;)&amp;&quot; m&quot;; IF([.F454]&gt;=0.000001; TEXT([.F454]*1000000; &quot;0.0#&quot;)&amp;&quot; µ&quot;;IF([.F454]&gt;=0.000000001; TEXT([.F454]*1000000000; &quot;0.0#&quot;)&amp;&quot; n&quot;; IF([.F454]&gt;=0.000000000001; TEXT([.F454]*1000000000000; &quot;0.0#&quot;)&amp;&quot; p&quot;;TEXT([.F454]; &quot;0.0#&quot;))))))))" office:value-type="string" office:string-value="383.0" calcext:value-type="string">
            <text:p>383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5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22" calcext:value-type="float">
            <text:p>422</text:p>
          </table:table-cell>
          <table:table-cell table:number-columns-repeated="3"/>
          <table:table-cell table:formula="of:=[.B455]+[.C455]+[.D455]+[.E455]" office:value-type="float" office:value="422" calcext:value-type="float">
            <text:p>422</text:p>
          </table:table-cell>
          <table:table-cell table:style-name="ce6" table:formula="of:=IF([.F455]&gt;=1000000; TEXT([.F455]/1000000; &quot;0.0#&quot;)&amp;&quot; M&quot;; IF([.F455]&gt;=1000; TEXT([.F455]/1000; &quot;0.0#&quot;)&amp;&quot; k&quot;;  IF([.F455]&gt;=1; TEXT([.F455]; &quot;0.0#&quot;);IF([.F455]&gt;=0.001; TEXT([.F455]*1000; &quot;0.0#&quot;)&amp;&quot; m&quot;; IF([.F455]&gt;=0.000001; TEXT([.F455]*1000000; &quot;0.0#&quot;)&amp;&quot; µ&quot;;IF([.F455]&gt;=0.000000001; TEXT([.F455]*1000000000; &quot;0.0#&quot;)&amp;&quot; n&quot;; IF([.F455]&gt;=0.000000000001; TEXT([.F455]*1000000000000; &quot;0.0#&quot;)&amp;&quot; p&quot;;TEXT([.F455]; &quot;0.0#&quot;))))))))" office:value-type="string" office:string-value="422.0" calcext:value-type="string">
            <text:p>422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5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75" calcext:value-type="float">
            <text:p>475</text:p>
          </table:table-cell>
          <table:table-cell table:number-columns-repeated="3"/>
          <table:table-cell table:formula="of:=[.B456]+[.C456]+[.D456]+[.E456]" office:value-type="float" office:value="475" calcext:value-type="float">
            <text:p>475</text:p>
          </table:table-cell>
          <table:table-cell table:style-name="ce6" table:formula="of:=IF([.F456]&gt;=1000000; TEXT([.F456]/1000000; &quot;0.0#&quot;)&amp;&quot; M&quot;; IF([.F456]&gt;=1000; TEXT([.F456]/1000; &quot;0.0#&quot;)&amp;&quot; k&quot;;  IF([.F456]&gt;=1; TEXT([.F456]; &quot;0.0#&quot;);IF([.F456]&gt;=0.001; TEXT([.F456]*1000; &quot;0.0#&quot;)&amp;&quot; m&quot;; IF([.F456]&gt;=0.000001; TEXT([.F456]*1000000; &quot;0.0#&quot;)&amp;&quot; µ&quot;;IF([.F456]&gt;=0.000000001; TEXT([.F456]*1000000000; &quot;0.0#&quot;)&amp;&quot; n&quot;; IF([.F456]&gt;=0.000000000001; TEXT([.F456]*1000000000000; &quot;0.0#&quot;)&amp;&quot; p&quot;;TEXT([.F456]; &quot;0.0#&quot;))))))))" office:value-type="string" office:string-value="475.0" calcext:value-type="string">
            <text:p>475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5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[.B457]+[.C457]+[.D457]+[.E457]" office:value-type="float" office:value="10000" calcext:value-type="float">
            <text:p>10000</text:p>
          </table:table-cell>
          <table:table-cell table:style-name="ce6" table:formula="of:=IF([.F457]&gt;=1000000; TEXT([.F457]/1000000; &quot;0.0#&quot;)&amp;&quot; M&quot;; IF([.F457]&gt;=1000; TEXT([.F457]/1000; &quot;0.0#&quot;)&amp;&quot; k&quot;;  IF([.F457]&gt;=1; TEXT([.F457]; &quot;0.0#&quot;);IF([.F457]&gt;=0.001; TEXT([.F457]*1000; &quot;0.0#&quot;)&amp;&quot; m&quot;; IF([.F457]&gt;=0.000001; TEXT([.F457]*1000000; &quot;0.0#&quot;)&amp;&quot; µ&quot;;IF([.F457]&gt;=0.000000001; TEXT([.F457]*1000000000; &quot;0.0#&quot;)&amp;&quot; n&quot;; IF([.F457]&gt;=0.000000000001; TEXT([.F457]*1000000000000; &quot;0.0#&quot;)&amp;&quot; p&quot;;TEXT([.F457]; &quot;0.0#&quot;))))))))" office:value-type="string" office:string-value="10.0 k" calcext:value-type="string">
            <text:p>1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5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[.B458]+[.C458]+[.D458]+[.E458]" office:value-type="float" office:value="11000" calcext:value-type="float">
            <text:p>11000</text:p>
          </table:table-cell>
          <table:table-cell table:style-name="ce6" table:formula="of:=IF([.F458]&gt;=1000000; TEXT([.F458]/1000000; &quot;0.0#&quot;)&amp;&quot; M&quot;; IF([.F458]&gt;=1000; TEXT([.F458]/1000; &quot;0.0#&quot;)&amp;&quot; k&quot;;  IF([.F458]&gt;=1; TEXT([.F458]; &quot;0.0#&quot;);IF([.F458]&gt;=0.001; TEXT([.F458]*1000; &quot;0.0#&quot;)&amp;&quot; m&quot;; IF([.F458]&gt;=0.000001; TEXT([.F458]*1000000; &quot;0.0#&quot;)&amp;&quot; µ&quot;;IF([.F458]&gt;=0.000000001; TEXT([.F458]*1000000000; &quot;0.0#&quot;)&amp;&quot; n&quot;; IF([.F458]&gt;=0.000000000001; TEXT([.F458]*1000000000000; &quot;0.0#&quot;)&amp;&quot; p&quot;;TEXT([.F458]; &quot;0.0#&quot;))))))))" office:value-type="string" office:string-value="11.0 k" calcext:value-type="string">
            <text:p>1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5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100" calcext:value-type="float">
            <text:p>12100</text:p>
          </table:table-cell>
          <table:table-cell table:number-columns-repeated="3"/>
          <table:table-cell table:formula="of:=[.B459]+[.C459]+[.D459]+[.E459]" office:value-type="float" office:value="12100" calcext:value-type="float">
            <text:p>12100</text:p>
          </table:table-cell>
          <table:table-cell table:style-name="ce6" table:formula="of:=IF([.F459]&gt;=1000000; TEXT([.F459]/1000000; &quot;0.0#&quot;)&amp;&quot; M&quot;; IF([.F459]&gt;=1000; TEXT([.F459]/1000; &quot;0.0#&quot;)&amp;&quot; k&quot;;  IF([.F459]&gt;=1; TEXT([.F459]; &quot;0.0#&quot;);IF([.F459]&gt;=0.001; TEXT([.F459]*1000; &quot;0.0#&quot;)&amp;&quot; m&quot;; IF([.F459]&gt;=0.000001; TEXT([.F459]*1000000; &quot;0.0#&quot;)&amp;&quot; µ&quot;;IF([.F459]&gt;=0.000000001; TEXT([.F459]*1000000000; &quot;0.0#&quot;)&amp;&quot; n&quot;; IF([.F459]&gt;=0.000000000001; TEXT([.F459]*1000000000000; &quot;0.0#&quot;)&amp;&quot; p&quot;;TEXT([.F459]; &quot;0.0#&quot;))))))))" office:value-type="string" office:string-value="12.1 k" calcext:value-type="string">
            <text:p>12.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5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000" calcext:value-type="float">
            <text:p>13000</text:p>
          </table:table-cell>
          <table:table-cell table:number-columns-repeated="3"/>
          <table:table-cell table:formula="of:=[.B460]+[.C460]+[.D460]+[.E460]" office:value-type="float" office:value="13000" calcext:value-type="float">
            <text:p>13000</text:p>
          </table:table-cell>
          <table:table-cell table:style-name="ce6" table:formula="of:=IF([.F460]&gt;=1000000; TEXT([.F460]/1000000; &quot;0.0#&quot;)&amp;&quot; M&quot;; IF([.F460]&gt;=1000; TEXT([.F460]/1000; &quot;0.0#&quot;)&amp;&quot; k&quot;;  IF([.F460]&gt;=1; TEXT([.F460]; &quot;0.0#&quot;);IF([.F460]&gt;=0.001; TEXT([.F460]*1000; &quot;0.0#&quot;)&amp;&quot; m&quot;; IF([.F460]&gt;=0.000001; TEXT([.F460]*1000000; &quot;0.0#&quot;)&amp;&quot; µ&quot;;IF([.F460]&gt;=0.000000001; TEXT([.F460]*1000000000; &quot;0.0#&quot;)&amp;&quot; n&quot;; IF([.F460]&gt;=0.000000000001; TEXT([.F460]*1000000000000; &quot;0.0#&quot;)&amp;&quot; p&quot;;TEXT([.F460]; &quot;0.0#&quot;))))))))" office:value-type="string" office:string-value="13.0 k" calcext:value-type="string">
            <text:p>13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6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[.B461]+[.C461]+[.D461]+[.E461]" office:value-type="float" office:value="15000" calcext:value-type="float">
            <text:p>15000</text:p>
          </table:table-cell>
          <table:table-cell table:style-name="ce6" table:formula="of:=IF([.F461]&gt;=1000000; TEXT([.F461]/1000000; &quot;0.0#&quot;)&amp;&quot; M&quot;; IF([.F461]&gt;=1000; TEXT([.F461]/1000; &quot;0.0#&quot;)&amp;&quot; k&quot;;  IF([.F461]&gt;=1; TEXT([.F461]; &quot;0.0#&quot;);IF([.F461]&gt;=0.001; TEXT([.F461]*1000; &quot;0.0#&quot;)&amp;&quot; m&quot;; IF([.F461]&gt;=0.000001; TEXT([.F461]*1000000; &quot;0.0#&quot;)&amp;&quot; µ&quot;;IF([.F461]&gt;=0.000000001; TEXT([.F461]*1000000000; &quot;0.0#&quot;)&amp;&quot; n&quot;; IF([.F461]&gt;=0.000000000001; TEXT([.F461]*1000000000000; &quot;0.0#&quot;)&amp;&quot; p&quot;;TEXT([.F461]; &quot;0.0#&quot;))))))))" office:value-type="string" office:string-value="15.0 k" calcext:value-type="string">
            <text:p>15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6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6200" calcext:value-type="float">
            <text:p>16200</text:p>
          </table:table-cell>
          <table:table-cell table:number-columns-repeated="3"/>
          <table:table-cell table:formula="of:=[.B462]+[.C462]+[.D462]+[.E462]" office:value-type="float" office:value="16200" calcext:value-type="float">
            <text:p>16200</text:p>
          </table:table-cell>
          <table:table-cell table:style-name="ce6" table:formula="of:=IF([.F462]&gt;=1000000; TEXT([.F462]/1000000; &quot;0.0#&quot;)&amp;&quot; M&quot;; IF([.F462]&gt;=1000; TEXT([.F462]/1000; &quot;0.0#&quot;)&amp;&quot; k&quot;;  IF([.F462]&gt;=1; TEXT([.F462]; &quot;0.0#&quot;);IF([.F462]&gt;=0.001; TEXT([.F462]*1000; &quot;0.0#&quot;)&amp;&quot; m&quot;; IF([.F462]&gt;=0.000001; TEXT([.F462]*1000000; &quot;0.0#&quot;)&amp;&quot; µ&quot;;IF([.F462]&gt;=0.000000001; TEXT([.F462]*1000000000; &quot;0.0#&quot;)&amp;&quot; n&quot;; IF([.F462]&gt;=0.000000000001; TEXT([.F462]*1000000000000; &quot;0.0#&quot;)&amp;&quot; p&quot;;TEXT([.F462]; &quot;0.0#&quot;))))))))" office:value-type="string" office:string-value="16.2 k" calcext:value-type="string">
            <text:p>16.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6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B463]+[.C463]+[.D463]+[.E463]" office:value-type="float" office:value="10" calcext:value-type="float">
            <text:p>10</text:p>
          </table:table-cell>
          <table:table-cell table:style-name="ce6" table:formula="of:=IF([.F463]&gt;=1000000; TEXT([.F463]/1000000; &quot;0.0#&quot;)&amp;&quot; M&quot;; IF([.F463]&gt;=1000; TEXT([.F463]/1000; &quot;0.0#&quot;)&amp;&quot; k&quot;;  IF([.F463]&gt;=1; TEXT([.F463]; &quot;0.0#&quot;);IF([.F463]&gt;=0.001; TEXT([.F463]*1000; &quot;0.0#&quot;)&amp;&quot; m&quot;; IF([.F463]&gt;=0.000001; TEXT([.F463]*1000000; &quot;0.0#&quot;)&amp;&quot; µ&quot;;IF([.F463]&gt;=0.000000001; TEXT([.F463]*1000000000; &quot;0.0#&quot;)&amp;&quot; n&quot;; IF([.F463]&gt;=0.000000000001; TEXT([.F463]*1000000000000; &quot;0.0#&quot;)&amp;&quot; p&quot;;TEXT([.F463]; &quot;0.0#&quot;))))))))" office:value-type="string" office:string-value="10.0" calcext:value-type="string">
            <text:p>1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6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.3" calcext:value-type="float">
            <text:p>11.3</text:p>
          </table:table-cell>
          <table:table-cell table:number-columns-repeated="3"/>
          <table:table-cell table:formula="of:=[.B464]+[.C464]+[.D464]+[.E464]" office:value-type="float" office:value="11.3" calcext:value-type="float">
            <text:p>11.3</text:p>
          </table:table-cell>
          <table:table-cell table:style-name="ce6" table:formula="of:=IF([.F464]&gt;=1000000; TEXT([.F464]/1000000; &quot;0.0#&quot;)&amp;&quot; M&quot;; IF([.F464]&gt;=1000; TEXT([.F464]/1000; &quot;0.0#&quot;)&amp;&quot; k&quot;;  IF([.F464]&gt;=1; TEXT([.F464]; &quot;0.0#&quot;);IF([.F464]&gt;=0.001; TEXT([.F464]*1000; &quot;0.0#&quot;)&amp;&quot; m&quot;; IF([.F464]&gt;=0.000001; TEXT([.F464]*1000000; &quot;0.0#&quot;)&amp;&quot; µ&quot;;IF([.F464]&gt;=0.000000001; TEXT([.F464]*1000000000; &quot;0.0#&quot;)&amp;&quot; n&quot;; IF([.F464]&gt;=0.000000000001; TEXT([.F464]*1000000000000; &quot;0.0#&quot;)&amp;&quot; p&quot;;TEXT([.F464]; &quot;0.0#&quot;))))))))" office:value-type="string" office:string-value="11.3" calcext:value-type="string">
            <text:p>11.3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6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.1" calcext:value-type="float">
            <text:p>12.1</text:p>
          </table:table-cell>
          <table:table-cell table:number-columns-repeated="3"/>
          <table:table-cell table:formula="of:=[.B465]+[.C465]+[.D465]+[.E465]" office:value-type="float" office:value="12.1" calcext:value-type="float">
            <text:p>12.1</text:p>
          </table:table-cell>
          <table:table-cell table:style-name="ce6" table:formula="of:=IF([.F465]&gt;=1000000; TEXT([.F465]/1000000; &quot;0.0#&quot;)&amp;&quot; M&quot;; IF([.F465]&gt;=1000; TEXT([.F465]/1000; &quot;0.0#&quot;)&amp;&quot; k&quot;;  IF([.F465]&gt;=1; TEXT([.F465]; &quot;0.0#&quot;);IF([.F465]&gt;=0.001; TEXT([.F465]*1000; &quot;0.0#&quot;)&amp;&quot; m&quot;; IF([.F465]&gt;=0.000001; TEXT([.F465]*1000000; &quot;0.0#&quot;)&amp;&quot; µ&quot;;IF([.F465]&gt;=0.000000001; TEXT([.F465]*1000000000; &quot;0.0#&quot;)&amp;&quot; n&quot;; IF([.F465]&gt;=0.000000000001; TEXT([.F465]*1000000000000; &quot;0.0#&quot;)&amp;&quot; p&quot;;TEXT([.F465]; &quot;0.0#&quot;))))))))" office:value-type="string" office:string-value="12.1" calcext:value-type="string">
            <text:p>12.1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6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.3" calcext:value-type="float">
            <text:p>13.3</text:p>
          </table:table-cell>
          <table:table-cell table:number-columns-repeated="3"/>
          <table:table-cell table:formula="of:=[.B466]+[.C466]+[.D466]+[.E466]" office:value-type="float" office:value="13.3" calcext:value-type="float">
            <text:p>13.3</text:p>
          </table:table-cell>
          <table:table-cell table:style-name="ce6" table:formula="of:=IF([.F466]&gt;=1000000; TEXT([.F466]/1000000; &quot;0.0#&quot;)&amp;&quot; M&quot;; IF([.F466]&gt;=1000; TEXT([.F466]/1000; &quot;0.0#&quot;)&amp;&quot; k&quot;;  IF([.F466]&gt;=1; TEXT([.F466]; &quot;0.0#&quot;);IF([.F466]&gt;=0.001; TEXT([.F466]*1000; &quot;0.0#&quot;)&amp;&quot; m&quot;; IF([.F466]&gt;=0.000001; TEXT([.F466]*1000000; &quot;0.0#&quot;)&amp;&quot; µ&quot;;IF([.F466]&gt;=0.000000001; TEXT([.F466]*1000000000; &quot;0.0#&quot;)&amp;&quot; n&quot;; IF([.F466]&gt;=0.000000000001; TEXT([.F466]*1000000000000; &quot;0.0#&quot;)&amp;&quot; p&quot;;TEXT([.F466]; &quot;0.0#&quot;))))))))" office:value-type="string" office:string-value="13.3" calcext:value-type="string">
            <text:p>13.3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6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[.B467]+[.C467]+[.D467]+[.E467]" office:value-type="float" office:value="15" calcext:value-type="float">
            <text:p>15</text:p>
          </table:table-cell>
          <table:table-cell table:style-name="ce6" table:formula="of:=IF([.F467]&gt;=1000000; TEXT([.F467]/1000000; &quot;0.0#&quot;)&amp;&quot; M&quot;; IF([.F467]&gt;=1000; TEXT([.F467]/1000; &quot;0.0#&quot;)&amp;&quot; k&quot;;  IF([.F467]&gt;=1; TEXT([.F467]; &quot;0.0#&quot;);IF([.F467]&gt;=0.001; TEXT([.F467]*1000; &quot;0.0#&quot;)&amp;&quot; m&quot;; IF([.F467]&gt;=0.000001; TEXT([.F467]*1000000; &quot;0.0#&quot;)&amp;&quot; µ&quot;;IF([.F467]&gt;=0.000000001; TEXT([.F467]*1000000000; &quot;0.0#&quot;)&amp;&quot; n&quot;; IF([.F467]&gt;=0.000000000001; TEXT([.F467]*1000000000000; &quot;0.0#&quot;)&amp;&quot; p&quot;;TEXT([.F467]; &quot;0.0#&quot;))))))))" office:value-type="string" office:string-value="15.0" calcext:value-type="string">
            <text:p>15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6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6.5" calcext:value-type="float">
            <text:p>16.5</text:p>
          </table:table-cell>
          <table:table-cell table:number-columns-repeated="3"/>
          <table:table-cell table:formula="of:=[.B468]+[.C468]+[.D468]+[.E468]" office:value-type="float" office:value="16.5" calcext:value-type="float">
            <text:p>16.5</text:p>
          </table:table-cell>
          <table:table-cell table:style-name="ce6" table:formula="of:=IF([.F468]&gt;=1000000; TEXT([.F468]/1000000; &quot;0.0#&quot;)&amp;&quot; M&quot;; IF([.F468]&gt;=1000; TEXT([.F468]/1000; &quot;0.0#&quot;)&amp;&quot; k&quot;;  IF([.F468]&gt;=1; TEXT([.F468]; &quot;0.0#&quot;);IF([.F468]&gt;=0.001; TEXT([.F468]*1000; &quot;0.0#&quot;)&amp;&quot; m&quot;; IF([.F468]&gt;=0.000001; TEXT([.F468]*1000000; &quot;0.0#&quot;)&amp;&quot; µ&quot;;IF([.F468]&gt;=0.000000001; TEXT([.F468]*1000000000; &quot;0.0#&quot;)&amp;&quot; n&quot;; IF([.F468]&gt;=0.000000000001; TEXT([.F468]*1000000000000; &quot;0.0#&quot;)&amp;&quot; p&quot;;TEXT([.F468]; &quot;0.0#&quot;))))))))" office:value-type="string" office:string-value="16.5" calcext:value-type="string">
            <text:p>16.5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6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8.2" calcext:value-type="float">
            <text:p>18.2</text:p>
          </table:table-cell>
          <table:table-cell table:number-columns-repeated="3"/>
          <table:table-cell table:formula="of:=[.B469]+[.C469]+[.D469]+[.E469]" office:value-type="float" office:value="18.2" calcext:value-type="float">
            <text:p>18.2</text:p>
          </table:table-cell>
          <table:table-cell table:style-name="ce6" table:formula="of:=IF([.F469]&gt;=1000000; TEXT([.F469]/1000000; &quot;0.0#&quot;)&amp;&quot; M&quot;; IF([.F469]&gt;=1000; TEXT([.F469]/1000; &quot;0.0#&quot;)&amp;&quot; k&quot;;  IF([.F469]&gt;=1; TEXT([.F469]; &quot;0.0#&quot;);IF([.F469]&gt;=0.001; TEXT([.F469]*1000; &quot;0.0#&quot;)&amp;&quot; m&quot;; IF([.F469]&gt;=0.000001; TEXT([.F469]*1000000; &quot;0.0#&quot;)&amp;&quot; µ&quot;;IF([.F469]&gt;=0.000000001; TEXT([.F469]*1000000000; &quot;0.0#&quot;)&amp;&quot; n&quot;; IF([.F469]&gt;=0.000000000001; TEXT([.F469]*1000000000000; &quot;0.0#&quot;)&amp;&quot; p&quot;;TEXT([.F469]; &quot;0.0#&quot;))))))))" office:value-type="string" office:string-value="18.2" calcext:value-type="string">
            <text:p>18.2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6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[.B470]+[.C470]+[.D470]+[.E470]" office:value-type="float" office:value="20" calcext:value-type="float">
            <text:p>20</text:p>
          </table:table-cell>
          <table:table-cell table:style-name="ce6" table:formula="of:=IF([.F470]&gt;=1000000; TEXT([.F470]/1000000; &quot;0.0#&quot;)&amp;&quot; M&quot;; IF([.F470]&gt;=1000; TEXT([.F470]/1000; &quot;0.0#&quot;)&amp;&quot; k&quot;;  IF([.F470]&gt;=1; TEXT([.F470]; &quot;0.0#&quot;);IF([.F470]&gt;=0.001; TEXT([.F470]*1000; &quot;0.0#&quot;)&amp;&quot; m&quot;; IF([.F470]&gt;=0.000001; TEXT([.F470]*1000000; &quot;0.0#&quot;)&amp;&quot; µ&quot;;IF([.F470]&gt;=0.000000001; TEXT([.F470]*1000000000; &quot;0.0#&quot;)&amp;&quot; n&quot;; IF([.F470]&gt;=0.000000000001; TEXT([.F470]*1000000000000; &quot;0.0#&quot;)&amp;&quot; p&quot;;TEXT([.F470]; &quot;0.0#&quot;))))))))" office:value-type="string" office:string-value="20.0" calcext:value-type="string">
            <text:p>2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7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.1" calcext:value-type="float">
            <text:p>22.1</text:p>
          </table:table-cell>
          <table:table-cell table:number-columns-repeated="3"/>
          <table:table-cell table:formula="of:=[.B471]+[.C471]+[.D471]+[.E471]" office:value-type="float" office:value="22.1" calcext:value-type="float">
            <text:p>22.1</text:p>
          </table:table-cell>
          <table:table-cell table:style-name="ce6" table:formula="of:=IF([.F471]&gt;=1000000; TEXT([.F471]/1000000; &quot;0.0#&quot;)&amp;&quot; M&quot;; IF([.F471]&gt;=1000; TEXT([.F471]/1000; &quot;0.0#&quot;)&amp;&quot; k&quot;;  IF([.F471]&gt;=1; TEXT([.F471]; &quot;0.0#&quot;);IF([.F471]&gt;=0.001; TEXT([.F471]*1000; &quot;0.0#&quot;)&amp;&quot; m&quot;; IF([.F471]&gt;=0.000001; TEXT([.F471]*1000000; &quot;0.0#&quot;)&amp;&quot; µ&quot;;IF([.F471]&gt;=0.000000001; TEXT([.F471]*1000000000; &quot;0.0#&quot;)&amp;&quot; n&quot;; IF([.F471]&gt;=0.000000000001; TEXT([.F471]*1000000000000; &quot;0.0#&quot;)&amp;&quot; p&quot;;TEXT([.F471]; &quot;0.0#&quot;))))))))" office:value-type="string" office:string-value="22.1" calcext:value-type="string">
            <text:p>22.1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7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4.3" calcext:value-type="float">
            <text:p>24.3</text:p>
          </table:table-cell>
          <table:table-cell table:number-columns-repeated="3"/>
          <table:table-cell table:formula="of:=[.B472]+[.C472]+[.D472]+[.E472]" office:value-type="float" office:value="24.3" calcext:value-type="float">
            <text:p>24.3</text:p>
          </table:table-cell>
          <table:table-cell table:style-name="ce6" table:formula="of:=IF([.F472]&gt;=1000000; TEXT([.F472]/1000000; &quot;0.0#&quot;)&amp;&quot; M&quot;; IF([.F472]&gt;=1000; TEXT([.F472]/1000; &quot;0.0#&quot;)&amp;&quot; k&quot;;  IF([.F472]&gt;=1; TEXT([.F472]; &quot;0.0#&quot;);IF([.F472]&gt;=0.001; TEXT([.F472]*1000; &quot;0.0#&quot;)&amp;&quot; m&quot;; IF([.F472]&gt;=0.000001; TEXT([.F472]*1000000; &quot;0.0#&quot;)&amp;&quot; µ&quot;;IF([.F472]&gt;=0.000000001; TEXT([.F472]*1000000000; &quot;0.0#&quot;)&amp;&quot; n&quot;; IF([.F472]&gt;=0.000000000001; TEXT([.F472]*1000000000000; &quot;0.0#&quot;)&amp;&quot; p&quot;;TEXT([.F472]; &quot;0.0#&quot;))))))))" office:value-type="string" office:string-value="24.3" calcext:value-type="string">
            <text:p>24.3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7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6.1" calcext:value-type="float">
            <text:p>26.1</text:p>
          </table:table-cell>
          <table:table-cell table:number-columns-repeated="3"/>
          <table:table-cell table:formula="of:=[.B473]+[.C473]+[.D473]+[.E473]" office:value-type="float" office:value="26.1" calcext:value-type="float">
            <text:p>26.1</text:p>
          </table:table-cell>
          <table:table-cell table:style-name="ce6" table:formula="of:=IF([.F473]&gt;=1000000; TEXT([.F473]/1000000; &quot;0.0#&quot;)&amp;&quot; M&quot;; IF([.F473]&gt;=1000; TEXT([.F473]/1000; &quot;0.0#&quot;)&amp;&quot; k&quot;;  IF([.F473]&gt;=1; TEXT([.F473]; &quot;0.0#&quot;);IF([.F473]&gt;=0.001; TEXT([.F473]*1000; &quot;0.0#&quot;)&amp;&quot; m&quot;; IF([.F473]&gt;=0.000001; TEXT([.F473]*1000000; &quot;0.0#&quot;)&amp;&quot; µ&quot;;IF([.F473]&gt;=0.000000001; TEXT([.F473]*1000000000; &quot;0.0#&quot;)&amp;&quot; n&quot;; IF([.F473]&gt;=0.000000000001; TEXT([.F473]*1000000000000; &quot;0.0#&quot;)&amp;&quot; p&quot;;TEXT([.F473]; &quot;0.0#&quot;))))))))" office:value-type="string" office:string-value="26.1" calcext:value-type="string">
            <text:p>26.1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7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8.7" calcext:value-type="float">
            <text:p>28.7</text:p>
          </table:table-cell>
          <table:table-cell table:number-columns-repeated="3"/>
          <table:table-cell table:formula="of:=[.B474]+[.C474]+[.D474]+[.E474]" office:value-type="float" office:value="28.7" calcext:value-type="float">
            <text:p>28.7</text:p>
          </table:table-cell>
          <table:table-cell table:style-name="ce6" table:formula="of:=IF([.F474]&gt;=1000000; TEXT([.F474]/1000000; &quot;0.0#&quot;)&amp;&quot; M&quot;; IF([.F474]&gt;=1000; TEXT([.F474]/1000; &quot;0.0#&quot;)&amp;&quot; k&quot;;  IF([.F474]&gt;=1; TEXT([.F474]; &quot;0.0#&quot;);IF([.F474]&gt;=0.001; TEXT([.F474]*1000; &quot;0.0#&quot;)&amp;&quot; m&quot;; IF([.F474]&gt;=0.000001; TEXT([.F474]*1000000; &quot;0.0#&quot;)&amp;&quot; µ&quot;;IF([.F474]&gt;=0.000000001; TEXT([.F474]*1000000000; &quot;0.0#&quot;)&amp;&quot; n&quot;; IF([.F474]&gt;=0.000000000001; TEXT([.F474]*1000000000000; &quot;0.0#&quot;)&amp;&quot; p&quot;;TEXT([.F474]; &quot;0.0#&quot;))))))))" office:value-type="string" office:string-value="28.7" calcext:value-type="string">
            <text:p>28.7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7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11" calcext:value-type="float">
            <text:p>511</text:p>
          </table:table-cell>
          <table:table-cell table:number-columns-repeated="3"/>
          <table:table-cell table:formula="of:=[.B475]+[.C475]+[.D475]+[.E475]" office:value-type="float" office:value="511" calcext:value-type="float">
            <text:p>511</text:p>
          </table:table-cell>
          <table:table-cell table:style-name="ce6" table:formula="of:=IF([.F475]&gt;=1000000; TEXT([.F475]/1000000; &quot;0.0#&quot;)&amp;&quot; M&quot;; IF([.F475]&gt;=1000; TEXT([.F475]/1000; &quot;0.0#&quot;)&amp;&quot; k&quot;;  IF([.F475]&gt;=1; TEXT([.F475]; &quot;0.0#&quot;);IF([.F475]&gt;=0.001; TEXT([.F475]*1000; &quot;0.0#&quot;)&amp;&quot; m&quot;; IF([.F475]&gt;=0.000001; TEXT([.F475]*1000000; &quot;0.0#&quot;)&amp;&quot; µ&quot;;IF([.F475]&gt;=0.000000001; TEXT([.F475]*1000000000; &quot;0.0#&quot;)&amp;&quot; n&quot;; IF([.F475]&gt;=0.000000000001; TEXT([.F475]*1000000000000; &quot;0.0#&quot;)&amp;&quot; p&quot;;TEXT([.F475]; &quot;0.0#&quot;))))))))" office:value-type="string" office:string-value="511.0" calcext:value-type="string">
            <text:p>511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7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49" calcext:value-type="float">
            <text:p>549</text:p>
          </table:table-cell>
          <table:table-cell table:number-columns-repeated="3"/>
          <table:table-cell table:formula="of:=[.B476]+[.C476]+[.D476]+[.E476]" office:value-type="float" office:value="549" calcext:value-type="float">
            <text:p>549</text:p>
          </table:table-cell>
          <table:table-cell table:style-name="ce6" table:formula="of:=IF([.F476]&gt;=1000000; TEXT([.F476]/1000000; &quot;0.0#&quot;)&amp;&quot; M&quot;; IF([.F476]&gt;=1000; TEXT([.F476]/1000; &quot;0.0#&quot;)&amp;&quot; k&quot;;  IF([.F476]&gt;=1; TEXT([.F476]; &quot;0.0#&quot;);IF([.F476]&gt;=0.001; TEXT([.F476]*1000; &quot;0.0#&quot;)&amp;&quot; m&quot;; IF([.F476]&gt;=0.000001; TEXT([.F476]*1000000; &quot;0.0#&quot;)&amp;&quot; µ&quot;;IF([.F476]&gt;=0.000000001; TEXT([.F476]*1000000000; &quot;0.0#&quot;)&amp;&quot; n&quot;; IF([.F476]&gt;=0.000000000001; TEXT([.F476]*1000000000000; &quot;0.0#&quot;)&amp;&quot; p&quot;;TEXT([.F476]; &quot;0.0#&quot;))))))))" office:value-type="string" office:string-value="549.0" calcext:value-type="string">
            <text:p>549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7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04" calcext:value-type="float">
            <text:p>604</text:p>
          </table:table-cell>
          <table:table-cell table:number-columns-repeated="3"/>
          <table:table-cell table:formula="of:=[.B477]+[.C477]+[.D477]+[.E477]" office:value-type="float" office:value="604" calcext:value-type="float">
            <text:p>604</text:p>
          </table:table-cell>
          <table:table-cell table:style-name="ce6" table:formula="of:=IF([.F477]&gt;=1000000; TEXT([.F477]/1000000; &quot;0.0#&quot;)&amp;&quot; M&quot;; IF([.F477]&gt;=1000; TEXT([.F477]/1000; &quot;0.0#&quot;)&amp;&quot; k&quot;;  IF([.F477]&gt;=1; TEXT([.F477]; &quot;0.0#&quot;);IF([.F477]&gt;=0.001; TEXT([.F477]*1000; &quot;0.0#&quot;)&amp;&quot; m&quot;; IF([.F477]&gt;=0.000001; TEXT([.F477]*1000000; &quot;0.0#&quot;)&amp;&quot; µ&quot;;IF([.F477]&gt;=0.000000001; TEXT([.F477]*1000000000; &quot;0.0#&quot;)&amp;&quot; n&quot;; IF([.F477]&gt;=0.000000000001; TEXT([.F477]*1000000000000; &quot;0.0#&quot;)&amp;&quot; p&quot;;TEXT([.F477]; &quot;0.0#&quot;))))))))" office:value-type="string" office:string-value="604.0" calcext:value-type="string">
            <text:p>604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7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81" calcext:value-type="float">
            <text:p>681</text:p>
          </table:table-cell>
          <table:table-cell table:number-columns-repeated="3"/>
          <table:table-cell table:formula="of:=[.B478]+[.C478]+[.D478]+[.E478]" office:value-type="float" office:value="681" calcext:value-type="float">
            <text:p>681</text:p>
          </table:table-cell>
          <table:table-cell table:style-name="ce6" table:formula="of:=IF([.F478]&gt;=1000000; TEXT([.F478]/1000000; &quot;0.0#&quot;)&amp;&quot; M&quot;; IF([.F478]&gt;=1000; TEXT([.F478]/1000; &quot;0.0#&quot;)&amp;&quot; k&quot;;  IF([.F478]&gt;=1; TEXT([.F478]; &quot;0.0#&quot;);IF([.F478]&gt;=0.001; TEXT([.F478]*1000; &quot;0.0#&quot;)&amp;&quot; m&quot;; IF([.F478]&gt;=0.000001; TEXT([.F478]*1000000; &quot;0.0#&quot;)&amp;&quot; µ&quot;;IF([.F478]&gt;=0.000000001; TEXT([.F478]*1000000000; &quot;0.0#&quot;)&amp;&quot; n&quot;; IF([.F478]&gt;=0.000000000001; TEXT([.F478]*1000000000000; &quot;0.0#&quot;)&amp;&quot; p&quot;;TEXT([.F478]; &quot;0.0#&quot;))))))))" office:value-type="string" office:string-value="681.0" calcext:value-type="string">
            <text:p>681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7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50" calcext:value-type="float">
            <text:p>750</text:p>
          </table:table-cell>
          <table:table-cell table:number-columns-repeated="3"/>
          <table:table-cell table:formula="of:=[.B479]+[.C479]+[.D479]+[.E479]" office:value-type="float" office:value="750" calcext:value-type="float">
            <text:p>750</text:p>
          </table:table-cell>
          <table:table-cell table:style-name="ce6" table:formula="of:=IF([.F479]&gt;=1000000; TEXT([.F479]/1000000; &quot;0.0#&quot;)&amp;&quot; M&quot;; IF([.F479]&gt;=1000; TEXT([.F479]/1000; &quot;0.0#&quot;)&amp;&quot; k&quot;;  IF([.F479]&gt;=1; TEXT([.F479]; &quot;0.0#&quot;);IF([.F479]&gt;=0.001; TEXT([.F479]*1000; &quot;0.0#&quot;)&amp;&quot; m&quot;; IF([.F479]&gt;=0.000001; TEXT([.F479]*1000000; &quot;0.0#&quot;)&amp;&quot; µ&quot;;IF([.F479]&gt;=0.000000001; TEXT([.F479]*1000000000; &quot;0.0#&quot;)&amp;&quot; n&quot;; IF([.F479]&gt;=0.000000000001; TEXT([.F479]*1000000000000; &quot;0.0#&quot;)&amp;&quot; p&quot;;TEXT([.F479]; &quot;0.0#&quot;))))))))" office:value-type="string" office:string-value="750.0" calcext:value-type="string">
            <text:p>75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7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25" calcext:value-type="float">
            <text:p>825</text:p>
          </table:table-cell>
          <table:table-cell table:number-columns-repeated="3"/>
          <table:table-cell table:formula="of:=[.B480]+[.C480]+[.D480]+[.E480]" office:value-type="float" office:value="825" calcext:value-type="float">
            <text:p>825</text:p>
          </table:table-cell>
          <table:table-cell table:style-name="ce6" table:formula="of:=IF([.F480]&gt;=1000000; TEXT([.F480]/1000000; &quot;0.0#&quot;)&amp;&quot; M&quot;; IF([.F480]&gt;=1000; TEXT([.F480]/1000; &quot;0.0#&quot;)&amp;&quot; k&quot;;  IF([.F480]&gt;=1; TEXT([.F480]; &quot;0.0#&quot;);IF([.F480]&gt;=0.001; TEXT([.F480]*1000; &quot;0.0#&quot;)&amp;&quot; m&quot;; IF([.F480]&gt;=0.000001; TEXT([.F480]*1000000; &quot;0.0#&quot;)&amp;&quot; µ&quot;;IF([.F480]&gt;=0.000000001; TEXT([.F480]*1000000000; &quot;0.0#&quot;)&amp;&quot; n&quot;; IF([.F480]&gt;=0.000000000001; TEXT([.F480]*1000000000000; &quot;0.0#&quot;)&amp;&quot; p&quot;;TEXT([.F480]; &quot;0.0#&quot;))))))))" office:value-type="string" office:string-value="825.0" calcext:value-type="string">
            <text:p>825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8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8200" calcext:value-type="float">
            <text:p>18200</text:p>
          </table:table-cell>
          <table:table-cell table:number-columns-repeated="3"/>
          <table:table-cell table:formula="of:=[.B481]+[.C481]+[.D481]+[.E481]" office:value-type="float" office:value="18200" calcext:value-type="float">
            <text:p>18200</text:p>
          </table:table-cell>
          <table:table-cell table:style-name="ce6" table:formula="of:=IF([.F481]&gt;=1000000; TEXT([.F481]/1000000; &quot;0.0#&quot;)&amp;&quot; M&quot;; IF([.F481]&gt;=1000; TEXT([.F481]/1000; &quot;0.0#&quot;)&amp;&quot; k&quot;;  IF([.F481]&gt;=1; TEXT([.F481]; &quot;0.0#&quot;);IF([.F481]&gt;=0.001; TEXT([.F481]*1000; &quot;0.0#&quot;)&amp;&quot; m&quot;; IF([.F481]&gt;=0.000001; TEXT([.F481]*1000000; &quot;0.0#&quot;)&amp;&quot; µ&quot;;IF([.F481]&gt;=0.000000001; TEXT([.F481]*1000000000; &quot;0.0#&quot;)&amp;&quot; n&quot;; IF([.F481]&gt;=0.000000000001; TEXT([.F481]*1000000000000; &quot;0.0#&quot;)&amp;&quot; p&quot;;TEXT([.F481]; &quot;0.0#&quot;))))))))" office:value-type="string" office:string-value="18.2 k" calcext:value-type="string">
            <text:p>18.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8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table:formula="of:=[.B482]+[.C482]+[.D482]+[.E482]" office:value-type="float" office:value="20000" calcext:value-type="float">
            <text:p>20000</text:p>
          </table:table-cell>
          <table:table-cell table:style-name="ce6" table:formula="of:=IF([.F482]&gt;=1000000; TEXT([.F482]/1000000; &quot;0.0#&quot;)&amp;&quot; M&quot;; IF([.F482]&gt;=1000; TEXT([.F482]/1000; &quot;0.0#&quot;)&amp;&quot; k&quot;;  IF([.F482]&gt;=1; TEXT([.F482]; &quot;0.0#&quot;);IF([.F482]&gt;=0.001; TEXT([.F482]*1000; &quot;0.0#&quot;)&amp;&quot; m&quot;; IF([.F482]&gt;=0.000001; TEXT([.F482]*1000000; &quot;0.0#&quot;)&amp;&quot; µ&quot;;IF([.F482]&gt;=0.000000001; TEXT([.F482]*1000000000; &quot;0.0#&quot;)&amp;&quot; n&quot;; IF([.F482]&gt;=0.000000000001; TEXT([.F482]*1000000000000; &quot;0.0#&quot;)&amp;&quot; p&quot;;TEXT([.F482]; &quot;0.0#&quot;))))))))" office:value-type="string" office:string-value="20.0 k" calcext:value-type="string">
            <text:p>2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8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100" calcext:value-type="float">
            <text:p>22100</text:p>
          </table:table-cell>
          <table:table-cell table:number-columns-repeated="3"/>
          <table:table-cell table:formula="of:=[.B483]+[.C483]+[.D483]+[.E483]" office:value-type="float" office:value="22100" calcext:value-type="float">
            <text:p>22100</text:p>
          </table:table-cell>
          <table:table-cell table:style-name="ce6" table:formula="of:=IF([.F483]&gt;=1000000; TEXT([.F483]/1000000; &quot;0.0#&quot;)&amp;&quot; M&quot;; IF([.F483]&gt;=1000; TEXT([.F483]/1000; &quot;0.0#&quot;)&amp;&quot; k&quot;;  IF([.F483]&gt;=1; TEXT([.F483]; &quot;0.0#&quot;);IF([.F483]&gt;=0.001; TEXT([.F483]*1000; &quot;0.0#&quot;)&amp;&quot; m&quot;; IF([.F483]&gt;=0.000001; TEXT([.F483]*1000000; &quot;0.0#&quot;)&amp;&quot; µ&quot;;IF([.F483]&gt;=0.000000001; TEXT([.F483]*1000000000; &quot;0.0#&quot;)&amp;&quot; n&quot;; IF([.F483]&gt;=0.000000000001; TEXT([.F483]*1000000000000; &quot;0.0#&quot;)&amp;&quot; p&quot;;TEXT([.F483]; &quot;0.0#&quot;))))))))" office:value-type="string" office:string-value="22.1 k" calcext:value-type="string">
            <text:p>22.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8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3700" calcext:value-type="float">
            <text:p>23700</text:p>
          </table:table-cell>
          <table:table-cell table:number-columns-repeated="3"/>
          <table:table-cell table:formula="of:=[.B484]+[.C484]+[.D484]+[.E484]" office:value-type="float" office:value="23700" calcext:value-type="float">
            <text:p>23700</text:p>
          </table:table-cell>
          <table:table-cell table:style-name="ce6" table:formula="of:=IF([.F484]&gt;=1000000; TEXT([.F484]/1000000; &quot;0.0#&quot;)&amp;&quot; M&quot;; IF([.F484]&gt;=1000; TEXT([.F484]/1000; &quot;0.0#&quot;)&amp;&quot; k&quot;;  IF([.F484]&gt;=1; TEXT([.F484]; &quot;0.0#&quot;);IF([.F484]&gt;=0.001; TEXT([.F484]*1000; &quot;0.0#&quot;)&amp;&quot; m&quot;; IF([.F484]&gt;=0.000001; TEXT([.F484]*1000000; &quot;0.0#&quot;)&amp;&quot; µ&quot;;IF([.F484]&gt;=0.000000001; TEXT([.F484]*1000000000; &quot;0.0#&quot;)&amp;&quot; n&quot;; IF([.F484]&gt;=0.000000000001; TEXT([.F484]*1000000000000; &quot;0.0#&quot;)&amp;&quot; p&quot;;TEXT([.F484]; &quot;0.0#&quot;))))))))" office:value-type="string" office:string-value="23.7 k" calcext:value-type="string">
            <text:p>23.7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8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400" calcext:value-type="float">
            <text:p>27400</text:p>
          </table:table-cell>
          <table:table-cell table:number-columns-repeated="3"/>
          <table:table-cell table:formula="of:=[.B485]+[.C485]+[.D485]+[.E485]" office:value-type="float" office:value="27400" calcext:value-type="float">
            <text:p>27400</text:p>
          </table:table-cell>
          <table:table-cell table:style-name="ce6" table:formula="of:=IF([.F485]&gt;=1000000; TEXT([.F485]/1000000; &quot;0.0#&quot;)&amp;&quot; M&quot;; IF([.F485]&gt;=1000; TEXT([.F485]/1000; &quot;0.0#&quot;)&amp;&quot; k&quot;;  IF([.F485]&gt;=1; TEXT([.F485]; &quot;0.0#&quot;);IF([.F485]&gt;=0.001; TEXT([.F485]*1000; &quot;0.0#&quot;)&amp;&quot; m&quot;; IF([.F485]&gt;=0.000001; TEXT([.F485]*1000000; &quot;0.0#&quot;)&amp;&quot; µ&quot;;IF([.F485]&gt;=0.000000001; TEXT([.F485]*1000000000; &quot;0.0#&quot;)&amp;&quot; n&quot;; IF([.F485]&gt;=0.000000000001; TEXT([.F485]*1000000000000; &quot;0.0#&quot;)&amp;&quot; p&quot;;TEXT([.F485]; &quot;0.0#&quot;))))))))" office:value-type="string" office:string-value="27.4 k" calcext:value-type="string">
            <text:p>27.4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8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100" calcext:value-type="float">
            <text:p>30100</text:p>
          </table:table-cell>
          <table:table-cell table:number-columns-repeated="3"/>
          <table:table-cell table:formula="of:=[.B486]+[.C486]+[.D486]+[.E486]" office:value-type="float" office:value="30100" calcext:value-type="float">
            <text:p>30100</text:p>
          </table:table-cell>
          <table:table-cell table:style-name="ce6" table:formula="of:=IF([.F486]&gt;=1000000; TEXT([.F486]/1000000; &quot;0.0#&quot;)&amp;&quot; M&quot;; IF([.F486]&gt;=1000; TEXT([.F486]/1000; &quot;0.0#&quot;)&amp;&quot; k&quot;;  IF([.F486]&gt;=1; TEXT([.F486]; &quot;0.0#&quot;);IF([.F486]&gt;=0.001; TEXT([.F486]*1000; &quot;0.0#&quot;)&amp;&quot; m&quot;; IF([.F486]&gt;=0.000001; TEXT([.F486]*1000000; &quot;0.0#&quot;)&amp;&quot; µ&quot;;IF([.F486]&gt;=0.000000001; TEXT([.F486]*1000000000; &quot;0.0#&quot;)&amp;&quot; n&quot;; IF([.F486]&gt;=0.000000000001; TEXT([.F486]*1000000000000; &quot;0.0#&quot;)&amp;&quot; p&quot;;TEXT([.F486]; &quot;0.0#&quot;))))))))" office:value-type="string" office:string-value="30.1 k" calcext:value-type="string">
            <text:p>30.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8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36000" calcext:value-type="float">
            <text:p>536000</text:p>
          </table:table-cell>
          <table:table-cell table:number-columns-repeated="3"/>
          <table:table-cell table:formula="of:=[.B487]+[.C487]+[.D487]+[.E487]" office:value-type="float" office:value="536000" calcext:value-type="float">
            <text:p>536000</text:p>
          </table:table-cell>
          <table:table-cell table:style-name="ce6" table:formula="of:=IF([.F487]&gt;=1000000; TEXT([.F487]/1000000; &quot;0.0#&quot;)&amp;&quot; M&quot;; IF([.F487]&gt;=1000; TEXT([.F487]/1000; &quot;0.0#&quot;)&amp;&quot; k&quot;;  IF([.F487]&gt;=1; TEXT([.F487]; &quot;0.0#&quot;);IF([.F487]&gt;=0.001; TEXT([.F487]*1000; &quot;0.0#&quot;)&amp;&quot; m&quot;; IF([.F487]&gt;=0.000001; TEXT([.F487]*1000000; &quot;0.0#&quot;)&amp;&quot; µ&quot;;IF([.F487]&gt;=0.000000001; TEXT([.F487]*1000000000; &quot;0.0#&quot;)&amp;&quot; n&quot;; IF([.F487]&gt;=0.000000000001; TEXT([.F487]*1000000000000; &quot;0.0#&quot;)&amp;&quot; p&quot;;TEXT([.F487]; &quot;0.0#&quot;))))))))" office:value-type="string" office:string-value="536.0 k" calcext:value-type="string">
            <text:p>536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8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62000" calcext:value-type="float">
            <text:p>562000</text:p>
          </table:table-cell>
          <table:table-cell table:number-columns-repeated="3"/>
          <table:table-cell table:formula="of:=[.B488]+[.C488]+[.D488]+[.E488]" office:value-type="float" office:value="562000" calcext:value-type="float">
            <text:p>562000</text:p>
          </table:table-cell>
          <table:table-cell table:style-name="ce6" table:formula="of:=IF([.F488]&gt;=1000000; TEXT([.F488]/1000000; &quot;0.0#&quot;)&amp;&quot; M&quot;; IF([.F488]&gt;=1000; TEXT([.F488]/1000; &quot;0.0#&quot;)&amp;&quot; k&quot;;  IF([.F488]&gt;=1; TEXT([.F488]; &quot;0.0#&quot;);IF([.F488]&gt;=0.001; TEXT([.F488]*1000; &quot;0.0#&quot;)&amp;&quot; m&quot;; IF([.F488]&gt;=0.000001; TEXT([.F488]*1000000; &quot;0.0#&quot;)&amp;&quot; µ&quot;;IF([.F488]&gt;=0.000000001; TEXT([.F488]*1000000000; &quot;0.0#&quot;)&amp;&quot; n&quot;; IF([.F488]&gt;=0.000000000001; TEXT([.F488]*1000000000000; &quot;0.0#&quot;)&amp;&quot; p&quot;;TEXT([.F488]; &quot;0.0#&quot;))))))))" office:value-type="string" office:string-value="562.0 k" calcext:value-type="string">
            <text:p>56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8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19000" calcext:value-type="float">
            <text:p>619000</text:p>
          </table:table-cell>
          <table:table-cell table:number-columns-repeated="3"/>
          <table:table-cell table:formula="of:=[.B489]+[.C489]+[.D489]+[.E489]" office:value-type="float" office:value="619000" calcext:value-type="float">
            <text:p>619000</text:p>
          </table:table-cell>
          <table:table-cell table:style-name="ce6" table:formula="of:=IF([.F489]&gt;=1000000; TEXT([.F489]/1000000; &quot;0.0#&quot;)&amp;&quot; M&quot;; IF([.F489]&gt;=1000; TEXT([.F489]/1000; &quot;0.0#&quot;)&amp;&quot; k&quot;;  IF([.F489]&gt;=1; TEXT([.F489]; &quot;0.0#&quot;);IF([.F489]&gt;=0.001; TEXT([.F489]*1000; &quot;0.0#&quot;)&amp;&quot; m&quot;; IF([.F489]&gt;=0.000001; TEXT([.F489]*1000000; &quot;0.0#&quot;)&amp;&quot; µ&quot;;IF([.F489]&gt;=0.000000001; TEXT([.F489]*1000000000; &quot;0.0#&quot;)&amp;&quot; n&quot;; IF([.F489]&gt;=0.000000000001; TEXT([.F489]*1000000000000; &quot;0.0#&quot;)&amp;&quot; p&quot;;TEXT([.F489]; &quot;0.0#&quot;))))))))" office:value-type="string" office:string-value="619.0 k" calcext:value-type="string">
            <text:p>619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8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49000" calcext:value-type="float">
            <text:p>649000</text:p>
          </table:table-cell>
          <table:table-cell table:number-columns-repeated="3"/>
          <table:table-cell table:formula="of:=[.B490]+[.C490]+[.D490]+[.E490]" office:value-type="float" office:value="649000" calcext:value-type="float">
            <text:p>649000</text:p>
          </table:table-cell>
          <table:table-cell table:style-name="ce6" table:formula="of:=IF([.F490]&gt;=1000000; TEXT([.F490]/1000000; &quot;0.0#&quot;)&amp;&quot; M&quot;; IF([.F490]&gt;=1000; TEXT([.F490]/1000; &quot;0.0#&quot;)&amp;&quot; k&quot;;  IF([.F490]&gt;=1; TEXT([.F490]; &quot;0.0#&quot;);IF([.F490]&gt;=0.001; TEXT([.F490]*1000; &quot;0.0#&quot;)&amp;&quot; m&quot;; IF([.F490]&gt;=0.000001; TEXT([.F490]*1000000; &quot;0.0#&quot;)&amp;&quot; µ&quot;;IF([.F490]&gt;=0.000000001; TEXT([.F490]*1000000000; &quot;0.0#&quot;)&amp;&quot; n&quot;; IF([.F490]&gt;=0.000000000001; TEXT([.F490]*1000000000000; &quot;0.0#&quot;)&amp;&quot; p&quot;;TEXT([.F490]; &quot;0.0#&quot;))))))))" office:value-type="string" office:string-value="649.0 k" calcext:value-type="string">
            <text:p>649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9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81000" calcext:value-type="float">
            <text:p>681000</text:p>
          </table:table-cell>
          <table:table-cell table:number-columns-repeated="3"/>
          <table:table-cell table:formula="of:=[.B491]+[.C491]+[.D491]+[.E491]" office:value-type="float" office:value="681000" calcext:value-type="float">
            <text:p>681000</text:p>
          </table:table-cell>
          <table:table-cell table:style-name="ce6" table:formula="of:=IF([.F491]&gt;=1000000; TEXT([.F491]/1000000; &quot;0.0#&quot;)&amp;&quot; M&quot;; IF([.F491]&gt;=1000; TEXT([.F491]/1000; &quot;0.0#&quot;)&amp;&quot; k&quot;;  IF([.F491]&gt;=1; TEXT([.F491]; &quot;0.0#&quot;);IF([.F491]&gt;=0.001; TEXT([.F491]*1000; &quot;0.0#&quot;)&amp;&quot; m&quot;; IF([.F491]&gt;=0.000001; TEXT([.F491]*1000000; &quot;0.0#&quot;)&amp;&quot; µ&quot;;IF([.F491]&gt;=0.000000001; TEXT([.F491]*1000000000; &quot;0.0#&quot;)&amp;&quot; n&quot;; IF([.F491]&gt;=0.000000000001; TEXT([.F491]*1000000000000; &quot;0.0#&quot;)&amp;&quot; p&quot;;TEXT([.F491]; &quot;0.0#&quot;))))))))" office:value-type="string" office:string-value="681.0 k" calcext:value-type="string">
            <text:p>68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9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32000" calcext:value-type="float">
            <text:p>732000</text:p>
          </table:table-cell>
          <table:table-cell table:number-columns-repeated="3"/>
          <table:table-cell table:formula="of:=[.B492]+[.C492]+[.D492]+[.E492]" office:value-type="float" office:value="732000" calcext:value-type="float">
            <text:p>732000</text:p>
          </table:table-cell>
          <table:table-cell table:style-name="ce6" table:formula="of:=IF([.F492]&gt;=1000000; TEXT([.F492]/1000000; &quot;0.0#&quot;)&amp;&quot; M&quot;; IF([.F492]&gt;=1000; TEXT([.F492]/1000; &quot;0.0#&quot;)&amp;&quot; k&quot;;  IF([.F492]&gt;=1; TEXT([.F492]; &quot;0.0#&quot;);IF([.F492]&gt;=0.001; TEXT([.F492]*1000; &quot;0.0#&quot;)&amp;&quot; m&quot;; IF([.F492]&gt;=0.000001; TEXT([.F492]*1000000; &quot;0.0#&quot;)&amp;&quot; µ&quot;;IF([.F492]&gt;=0.000000001; TEXT([.F492]*1000000000; &quot;0.0#&quot;)&amp;&quot; n&quot;; IF([.F492]&gt;=0.000000000001; TEXT([.F492]*1000000000000; &quot;0.0#&quot;)&amp;&quot; p&quot;;TEXT([.F492]; &quot;0.0#&quot;))))))))" office:value-type="string" office:string-value="732.0 k" calcext:value-type="string">
            <text:p>73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9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3.2" calcext:value-type="float">
            <text:p>33.2</text:p>
          </table:table-cell>
          <table:table-cell table:number-columns-repeated="3"/>
          <table:table-cell table:formula="of:=[.B493]+[.C493]+[.D493]+[.E493]" office:value-type="float" office:value="33.2" calcext:value-type="float">
            <text:p>33.2</text:p>
          </table:table-cell>
          <table:table-cell table:style-name="ce6" table:formula="of:=IF([.F493]&gt;=1000000; TEXT([.F493]/1000000; &quot;0.0#&quot;)&amp;&quot; M&quot;; IF([.F493]&gt;=1000; TEXT([.F493]/1000; &quot;0.0#&quot;)&amp;&quot; k&quot;;  IF([.F493]&gt;=1; TEXT([.F493]; &quot;0.0#&quot;);IF([.F493]&gt;=0.001; TEXT([.F493]*1000; &quot;0.0#&quot;)&amp;&quot; m&quot;; IF([.F493]&gt;=0.000001; TEXT([.F493]*1000000; &quot;0.0#&quot;)&amp;&quot; µ&quot;;IF([.F493]&gt;=0.000000001; TEXT([.F493]*1000000000; &quot;0.0#&quot;)&amp;&quot; n&quot;; IF([.F493]&gt;=0.000000000001; TEXT([.F493]*1000000000000; &quot;0.0#&quot;)&amp;&quot; p&quot;;TEXT([.F493]; &quot;0.0#&quot;))))))))" office:value-type="string" office:string-value="33.2" calcext:value-type="string">
            <text:p>33.2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9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5.7" calcext:value-type="float">
            <text:p>35.7</text:p>
          </table:table-cell>
          <table:table-cell table:number-columns-repeated="3"/>
          <table:table-cell table:formula="of:=[.B494]+[.C494]+[.D494]+[.E494]" office:value-type="float" office:value="35.7" calcext:value-type="float">
            <text:p>35.7</text:p>
          </table:table-cell>
          <table:table-cell table:style-name="ce6" table:formula="of:=IF([.F494]&gt;=1000000; TEXT([.F494]/1000000; &quot;0.0#&quot;)&amp;&quot; M&quot;; IF([.F494]&gt;=1000; TEXT([.F494]/1000; &quot;0.0#&quot;)&amp;&quot; k&quot;;  IF([.F494]&gt;=1; TEXT([.F494]; &quot;0.0#&quot;);IF([.F494]&gt;=0.001; TEXT([.F494]*1000; &quot;0.0#&quot;)&amp;&quot; m&quot;; IF([.F494]&gt;=0.000001; TEXT([.F494]*1000000; &quot;0.0#&quot;)&amp;&quot; µ&quot;;IF([.F494]&gt;=0.000000001; TEXT([.F494]*1000000000; &quot;0.0#&quot;)&amp;&quot; n&quot;; IF([.F494]&gt;=0.000000000001; TEXT([.F494]*1000000000000; &quot;0.0#&quot;)&amp;&quot; p&quot;;TEXT([.F494]; &quot;0.0#&quot;))))))))" office:value-type="string" office:string-value="35.7" calcext:value-type="string">
            <text:p>35.7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9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9.2" calcext:value-type="float">
            <text:p>39.2</text:p>
          </table:table-cell>
          <table:table-cell table:number-columns-repeated="3"/>
          <table:table-cell table:formula="of:=[.B495]+[.C495]+[.D495]+[.E495]" office:value-type="float" office:value="39.2" calcext:value-type="float">
            <text:p>39.2</text:p>
          </table:table-cell>
          <table:table-cell table:style-name="ce6" table:formula="of:=IF([.F495]&gt;=1000000; TEXT([.F495]/1000000; &quot;0.0#&quot;)&amp;&quot; M&quot;; IF([.F495]&gt;=1000; TEXT([.F495]/1000; &quot;0.0#&quot;)&amp;&quot; k&quot;;  IF([.F495]&gt;=1; TEXT([.F495]; &quot;0.0#&quot;);IF([.F495]&gt;=0.001; TEXT([.F495]*1000; &quot;0.0#&quot;)&amp;&quot; m&quot;; IF([.F495]&gt;=0.000001; TEXT([.F495]*1000000; &quot;0.0#&quot;)&amp;&quot; µ&quot;;IF([.F495]&gt;=0.000000001; TEXT([.F495]*1000000000; &quot;0.0#&quot;)&amp;&quot; n&quot;; IF([.F495]&gt;=0.000000000001; TEXT([.F495]*1000000000000; &quot;0.0#&quot;)&amp;&quot; p&quot;;TEXT([.F495]; &quot;0.0#&quot;))))))))" office:value-type="string" office:string-value="39.2" calcext:value-type="string">
            <text:p>39.2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9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2.2" calcext:value-type="float">
            <text:p>42.2</text:p>
          </table:table-cell>
          <table:table-cell table:number-columns-repeated="3"/>
          <table:table-cell table:formula="of:=[.B496]+[.C496]+[.D496]+[.E496]" office:value-type="float" office:value="42.2" calcext:value-type="float">
            <text:p>42.2</text:p>
          </table:table-cell>
          <table:table-cell table:style-name="ce6" table:formula="of:=IF([.F496]&gt;=1000000; TEXT([.F496]/1000000; &quot;0.0#&quot;)&amp;&quot; M&quot;; IF([.F496]&gt;=1000; TEXT([.F496]/1000; &quot;0.0#&quot;)&amp;&quot; k&quot;;  IF([.F496]&gt;=1; TEXT([.F496]; &quot;0.0#&quot;);IF([.F496]&gt;=0.001; TEXT([.F496]*1000; &quot;0.0#&quot;)&amp;&quot; m&quot;; IF([.F496]&gt;=0.000001; TEXT([.F496]*1000000; &quot;0.0#&quot;)&amp;&quot; µ&quot;;IF([.F496]&gt;=0.000000001; TEXT([.F496]*1000000000; &quot;0.0#&quot;)&amp;&quot; n&quot;; IF([.F496]&gt;=0.000000000001; TEXT([.F496]*1000000000000; &quot;0.0#&quot;)&amp;&quot; p&quot;;TEXT([.F496]; &quot;0.0#&quot;))))))))" office:value-type="string" office:string-value="42.2" calcext:value-type="string">
            <text:p>42.2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9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6.4" calcext:value-type="float">
            <text:p>46.4</text:p>
          </table:table-cell>
          <table:table-cell table:number-columns-repeated="3"/>
          <table:table-cell table:formula="of:=[.B497]+[.C497]+[.D497]+[.E497]" office:value-type="float" office:value="46.4" calcext:value-type="float">
            <text:p>46.4</text:p>
          </table:table-cell>
          <table:table-cell table:style-name="ce6" table:formula="of:=IF([.F497]&gt;=1000000; TEXT([.F497]/1000000; &quot;0.0#&quot;)&amp;&quot; M&quot;; IF([.F497]&gt;=1000; TEXT([.F497]/1000; &quot;0.0#&quot;)&amp;&quot; k&quot;;  IF([.F497]&gt;=1; TEXT([.F497]; &quot;0.0#&quot;);IF([.F497]&gt;=0.001; TEXT([.F497]*1000; &quot;0.0#&quot;)&amp;&quot; m&quot;; IF([.F497]&gt;=0.000001; TEXT([.F497]*1000000; &quot;0.0#&quot;)&amp;&quot; µ&quot;;IF([.F497]&gt;=0.000000001; TEXT([.F497]*1000000000; &quot;0.0#&quot;)&amp;&quot; n&quot;; IF([.F497]&gt;=0.000000000001; TEXT([.F497]*1000000000000; &quot;0.0#&quot;)&amp;&quot; p&quot;;TEXT([.F497]; &quot;0.0#&quot;))))))))" office:value-type="string" office:string-value="46.4" calcext:value-type="string">
            <text:p>46.4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9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1.1" calcext:value-type="float">
            <text:p>51.1</text:p>
          </table:table-cell>
          <table:table-cell table:number-columns-repeated="3"/>
          <table:table-cell table:formula="of:=[.B498]+[.C498]+[.D498]+[.E498]" office:value-type="float" office:value="51.1" calcext:value-type="float">
            <text:p>51.1</text:p>
          </table:table-cell>
          <table:table-cell table:style-name="ce6" table:formula="of:=IF([.F498]&gt;=1000000; TEXT([.F498]/1000000; &quot;0.0#&quot;)&amp;&quot; M&quot;; IF([.F498]&gt;=1000; TEXT([.F498]/1000; &quot;0.0#&quot;)&amp;&quot; k&quot;;  IF([.F498]&gt;=1; TEXT([.F498]; &quot;0.0#&quot;);IF([.F498]&gt;=0.001; TEXT([.F498]*1000; &quot;0.0#&quot;)&amp;&quot; m&quot;; IF([.F498]&gt;=0.000001; TEXT([.F498]*1000000; &quot;0.0#&quot;)&amp;&quot; µ&quot;;IF([.F498]&gt;=0.000000001; TEXT([.F498]*1000000000; &quot;0.0#&quot;)&amp;&quot; n&quot;; IF([.F498]&gt;=0.000000000001; TEXT([.F498]*1000000000000; &quot;0.0#&quot;)&amp;&quot; p&quot;;TEXT([.F498]; &quot;0.0#&quot;))))))))" office:value-type="string" office:string-value="51.1" calcext:value-type="string">
            <text:p>51.1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9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620" calcext:value-type="float">
            <text:p>1620</text:p>
          </table:table-cell>
          <table:table-cell table:number-columns-repeated="3"/>
          <table:table-cell table:formula="of:=[.B499]+[.C499]+[.D499]+[.E499]" office:value-type="float" office:value="1620" calcext:value-type="float">
            <text:p>1620</text:p>
          </table:table-cell>
          <table:table-cell table:style-name="ce6" table:formula="of:=IF([.F499]&gt;=1000000; TEXT([.F499]/1000000; &quot;0.0#&quot;)&amp;&quot; M&quot;; IF([.F499]&gt;=1000; TEXT([.F499]/1000; &quot;0.0#&quot;)&amp;&quot; k&quot;;  IF([.F499]&gt;=1; TEXT([.F499]; &quot;0.0#&quot;);IF([.F499]&gt;=0.001; TEXT([.F499]*1000; &quot;0.0#&quot;)&amp;&quot; m&quot;; IF([.F499]&gt;=0.000001; TEXT([.F499]*1000000; &quot;0.0#&quot;)&amp;&quot; µ&quot;;IF([.F499]&gt;=0.000000001; TEXT([.F499]*1000000000; &quot;0.0#&quot;)&amp;&quot; n&quot;; IF([.F499]&gt;=0.000000000001; TEXT([.F499]*1000000000000; &quot;0.0#&quot;)&amp;&quot; p&quot;;TEXT([.F499]; &quot;0.0#&quot;))))))))" office:value-type="string" office:string-value="1.62 k" calcext:value-type="string">
            <text:p>1.6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9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820" calcext:value-type="float">
            <text:p>1820</text:p>
          </table:table-cell>
          <table:table-cell table:number-columns-repeated="3"/>
          <table:table-cell table:formula="of:=[.B500]+[.C500]+[.D500]+[.E500]" office:value-type="float" office:value="1820" calcext:value-type="float">
            <text:p>1820</text:p>
          </table:table-cell>
          <table:table-cell table:style-name="ce6" table:formula="of:=IF([.F500]&gt;=1000000; TEXT([.F500]/1000000; &quot;0.0#&quot;)&amp;&quot; M&quot;; IF([.F500]&gt;=1000; TEXT([.F500]/1000; &quot;0.0#&quot;)&amp;&quot; k&quot;;  IF([.F500]&gt;=1; TEXT([.F500]; &quot;0.0#&quot;);IF([.F500]&gt;=0.001; TEXT([.F500]*1000; &quot;0.0#&quot;)&amp;&quot; m&quot;; IF([.F500]&gt;=0.000001; TEXT([.F500]*1000000; &quot;0.0#&quot;)&amp;&quot; µ&quot;;IF([.F500]&gt;=0.000000001; TEXT([.F500]*1000000000; &quot;0.0#&quot;)&amp;&quot; n&quot;; IF([.F500]&gt;=0.000000000001; TEXT([.F500]*1000000000000; &quot;0.0#&quot;)&amp;&quot; p&quot;;TEXT([.F500]; &quot;0.0#&quot;))))))))" office:value-type="string" office:string-value="1.82 k" calcext:value-type="string">
            <text:p>1.8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0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0" calcext:value-type="float">
            <text:p>2000</text:p>
          </table:table-cell>
          <table:table-cell table:number-columns-repeated="3"/>
          <table:table-cell table:formula="of:=[.B501]+[.C501]+[.D501]+[.E501]" office:value-type="float" office:value="2000" calcext:value-type="float">
            <text:p>2000</text:p>
          </table:table-cell>
          <table:table-cell table:style-name="ce6" table:formula="of:=IF([.F501]&gt;=1000000; TEXT([.F501]/1000000; &quot;0.0#&quot;)&amp;&quot; M&quot;; IF([.F501]&gt;=1000; TEXT([.F501]/1000; &quot;0.0#&quot;)&amp;&quot; k&quot;;  IF([.F501]&gt;=1; TEXT([.F501]; &quot;0.0#&quot;);IF([.F501]&gt;=0.001; TEXT([.F501]*1000; &quot;0.0#&quot;)&amp;&quot; m&quot;; IF([.F501]&gt;=0.000001; TEXT([.F501]*1000000; &quot;0.0#&quot;)&amp;&quot; µ&quot;;IF([.F501]&gt;=0.000000001; TEXT([.F501]*1000000000; &quot;0.0#&quot;)&amp;&quot; n&quot;; IF([.F501]&gt;=0.000000000001; TEXT([.F501]*1000000000000; &quot;0.0#&quot;)&amp;&quot; p&quot;;TEXT([.F501]; &quot;0.0#&quot;))))))))" office:value-type="string" office:string-value="2.0 k" calcext:value-type="string">
            <text:p>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0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10" calcext:value-type="float">
            <text:p>2210</text:p>
          </table:table-cell>
          <table:table-cell table:number-columns-repeated="3"/>
          <table:table-cell table:formula="of:=[.B502]+[.C502]+[.D502]+[.E502]" office:value-type="float" office:value="2210" calcext:value-type="float">
            <text:p>2210</text:p>
          </table:table-cell>
          <table:table-cell table:style-name="ce6" table:formula="of:=IF([.F502]&gt;=1000000; TEXT([.F502]/1000000; &quot;0.0#&quot;)&amp;&quot; M&quot;; IF([.F502]&gt;=1000; TEXT([.F502]/1000; &quot;0.0#&quot;)&amp;&quot; k&quot;;  IF([.F502]&gt;=1; TEXT([.F502]; &quot;0.0#&quot;);IF([.F502]&gt;=0.001; TEXT([.F502]*1000; &quot;0.0#&quot;)&amp;&quot; m&quot;; IF([.F502]&gt;=0.000001; TEXT([.F502]*1000000; &quot;0.0#&quot;)&amp;&quot; µ&quot;;IF([.F502]&gt;=0.000000001; TEXT([.F502]*1000000000; &quot;0.0#&quot;)&amp;&quot; n&quot;; IF([.F502]&gt;=0.000000000001; TEXT([.F502]*1000000000000; &quot;0.0#&quot;)&amp;&quot; p&quot;;TEXT([.F502]; &quot;0.0#&quot;))))))))" office:value-type="string" office:string-value="2.21 k" calcext:value-type="string">
            <text:p>2.2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0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370" calcext:value-type="float">
            <text:p>2370</text:p>
          </table:table-cell>
          <table:table-cell table:number-columns-repeated="3"/>
          <table:table-cell table:formula="of:=[.B503]+[.C503]+[.D503]+[.E503]" office:value-type="float" office:value="2370" calcext:value-type="float">
            <text:p>2370</text:p>
          </table:table-cell>
          <table:table-cell table:style-name="ce6" table:formula="of:=IF([.F503]&gt;=1000000; TEXT([.F503]/1000000; &quot;0.0#&quot;)&amp;&quot; M&quot;; IF([.F503]&gt;=1000; TEXT([.F503]/1000; &quot;0.0#&quot;)&amp;&quot; k&quot;;  IF([.F503]&gt;=1; TEXT([.F503]; &quot;0.0#&quot;);IF([.F503]&gt;=0.001; TEXT([.F503]*1000; &quot;0.0#&quot;)&amp;&quot; m&quot;; IF([.F503]&gt;=0.000001; TEXT([.F503]*1000000; &quot;0.0#&quot;)&amp;&quot; µ&quot;;IF([.F503]&gt;=0.000000001; TEXT([.F503]*1000000000; &quot;0.0#&quot;)&amp;&quot; n&quot;; IF([.F503]&gt;=0.000000000001; TEXT([.F503]*1000000000000; &quot;0.0#&quot;)&amp;&quot; p&quot;;TEXT([.F503]; &quot;0.0#&quot;))))))))" office:value-type="string" office:string-value="2.37 k" calcext:value-type="string">
            <text:p>2.37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0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670" calcext:value-type="float">
            <text:p>2670</text:p>
          </table:table-cell>
          <table:table-cell table:number-columns-repeated="3"/>
          <table:table-cell table:formula="of:=[.B504]+[.C504]+[.D504]+[.E504]" office:value-type="float" office:value="2670" calcext:value-type="float">
            <text:p>2670</text:p>
          </table:table-cell>
          <table:table-cell table:style-name="ce6" table:formula="of:=IF([.F504]&gt;=1000000; TEXT([.F504]/1000000; &quot;0.0#&quot;)&amp;&quot; M&quot;; IF([.F504]&gt;=1000; TEXT([.F504]/1000; &quot;0.0#&quot;)&amp;&quot; k&quot;;  IF([.F504]&gt;=1; TEXT([.F504]; &quot;0.0#&quot;);IF([.F504]&gt;=0.001; TEXT([.F504]*1000; &quot;0.0#&quot;)&amp;&quot; m&quot;; IF([.F504]&gt;=0.000001; TEXT([.F504]*1000000; &quot;0.0#&quot;)&amp;&quot; µ&quot;;IF([.F504]&gt;=0.000000001; TEXT([.F504]*1000000000; &quot;0.0#&quot;)&amp;&quot; n&quot;; IF([.F504]&gt;=0.000000000001; TEXT([.F504]*1000000000000; &quot;0.0#&quot;)&amp;&quot; p&quot;;TEXT([.F504]; &quot;0.0#&quot;))))))))" office:value-type="string" office:string-value="2.67 k" calcext:value-type="string">
            <text:p>2.67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0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3200" calcext:value-type="float">
            <text:p>33200</text:p>
          </table:table-cell>
          <table:table-cell table:number-columns-repeated="3"/>
          <table:table-cell table:formula="of:=[.B505]+[.C505]+[.D505]+[.E505]" office:value-type="float" office:value="33200" calcext:value-type="float">
            <text:p>33200</text:p>
          </table:table-cell>
          <table:table-cell table:style-name="ce6" table:formula="of:=IF([.F505]&gt;=1000000; TEXT([.F505]/1000000; &quot;0.0#&quot;)&amp;&quot; M&quot;; IF([.F505]&gt;=1000; TEXT([.F505]/1000; &quot;0.0#&quot;)&amp;&quot; k&quot;;  IF([.F505]&gt;=1; TEXT([.F505]; &quot;0.0#&quot;);IF([.F505]&gt;=0.001; TEXT([.F505]*1000; &quot;0.0#&quot;)&amp;&quot; m&quot;; IF([.F505]&gt;=0.000001; TEXT([.F505]*1000000; &quot;0.0#&quot;)&amp;&quot; µ&quot;;IF([.F505]&gt;=0.000000001; TEXT([.F505]*1000000000; &quot;0.0#&quot;)&amp;&quot; n&quot;; IF([.F505]&gt;=0.000000000001; TEXT([.F505]*1000000000000; &quot;0.0#&quot;)&amp;&quot; p&quot;;TEXT([.F505]; &quot;0.0#&quot;))))))))" office:value-type="string" office:string-value="33.2 k" calcext:value-type="string">
            <text:p>33.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0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9200" calcext:value-type="float">
            <text:p>39200</text:p>
          </table:table-cell>
          <table:table-cell table:number-columns-repeated="3"/>
          <table:table-cell table:formula="of:=[.B506]+[.C506]+[.D506]+[.E506]" office:value-type="float" office:value="39200" calcext:value-type="float">
            <text:p>39200</text:p>
          </table:table-cell>
          <table:table-cell table:style-name="ce6" table:formula="of:=IF([.F506]&gt;=1000000; TEXT([.F506]/1000000; &quot;0.0#&quot;)&amp;&quot; M&quot;; IF([.F506]&gt;=1000; TEXT([.F506]/1000; &quot;0.0#&quot;)&amp;&quot; k&quot;;  IF([.F506]&gt;=1; TEXT([.F506]; &quot;0.0#&quot;);IF([.F506]&gt;=0.001; TEXT([.F506]*1000; &quot;0.0#&quot;)&amp;&quot; m&quot;; IF([.F506]&gt;=0.000001; TEXT([.F506]*1000000; &quot;0.0#&quot;)&amp;&quot; µ&quot;;IF([.F506]&gt;=0.000000001; TEXT([.F506]*1000000000; &quot;0.0#&quot;)&amp;&quot; n&quot;; IF([.F506]&gt;=0.000000000001; TEXT([.F506]*1000000000000; &quot;0.0#&quot;)&amp;&quot; p&quot;;TEXT([.F506]; &quot;0.0#&quot;))))))))" office:value-type="string" office:string-value="39.2 k" calcext:value-type="string">
            <text:p>39.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0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1200" calcext:value-type="float">
            <text:p>41200</text:p>
          </table:table-cell>
          <table:table-cell table:number-columns-repeated="3"/>
          <table:table-cell table:formula="of:=[.B507]+[.C507]+[.D507]+[.E507]" office:value-type="float" office:value="41200" calcext:value-type="float">
            <text:p>41200</text:p>
          </table:table-cell>
          <table:table-cell table:style-name="ce6" table:formula="of:=IF([.F507]&gt;=1000000; TEXT([.F507]/1000000; &quot;0.0#&quot;)&amp;&quot; M&quot;; IF([.F507]&gt;=1000; TEXT([.F507]/1000; &quot;0.0#&quot;)&amp;&quot; k&quot;;  IF([.F507]&gt;=1; TEXT([.F507]; &quot;0.0#&quot;);IF([.F507]&gt;=0.001; TEXT([.F507]*1000; &quot;0.0#&quot;)&amp;&quot; m&quot;; IF([.F507]&gt;=0.000001; TEXT([.F507]*1000000; &quot;0.0#&quot;)&amp;&quot; µ&quot;;IF([.F507]&gt;=0.000000001; TEXT([.F507]*1000000000; &quot;0.0#&quot;)&amp;&quot; n&quot;; IF([.F507]&gt;=0.000000000001; TEXT([.F507]*1000000000000; &quot;0.0#&quot;)&amp;&quot; p&quot;;TEXT([.F507]; &quot;0.0#&quot;))))))))" office:value-type="string" office:string-value="41.2 k" calcext:value-type="string">
            <text:p>41.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0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7500" calcext:value-type="float">
            <text:p>47500</text:p>
          </table:table-cell>
          <table:table-cell table:number-columns-repeated="3"/>
          <table:table-cell table:formula="of:=[.B508]+[.C508]+[.D508]+[.E508]" office:value-type="float" office:value="47500" calcext:value-type="float">
            <text:p>47500</text:p>
          </table:table-cell>
          <table:table-cell table:style-name="ce6" table:formula="of:=IF([.F508]&gt;=1000000; TEXT([.F508]/1000000; &quot;0.0#&quot;)&amp;&quot; M&quot;; IF([.F508]&gt;=1000; TEXT([.F508]/1000; &quot;0.0#&quot;)&amp;&quot; k&quot;;  IF([.F508]&gt;=1; TEXT([.F508]; &quot;0.0#&quot;);IF([.F508]&gt;=0.001; TEXT([.F508]*1000; &quot;0.0#&quot;)&amp;&quot; m&quot;; IF([.F508]&gt;=0.000001; TEXT([.F508]*1000000; &quot;0.0#&quot;)&amp;&quot; µ&quot;;IF([.F508]&gt;=0.000000001; TEXT([.F508]*1000000000; &quot;0.0#&quot;)&amp;&quot; n&quot;; IF([.F508]&gt;=0.000000000001; TEXT([.F508]*1000000000000; &quot;0.0#&quot;)&amp;&quot; p&quot;;TEXT([.F508]; &quot;0.0#&quot;))))))))" office:value-type="string" office:string-value="47.5 k" calcext:value-type="string">
            <text:p>47.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0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9900" calcext:value-type="float">
            <text:p>49900</text:p>
          </table:table-cell>
          <table:table-cell table:number-columns-repeated="3"/>
          <table:table-cell table:formula="of:=[.B509]+[.C509]+[.D509]+[.E509]" office:value-type="float" office:value="49900" calcext:value-type="float">
            <text:p>49900</text:p>
          </table:table-cell>
          <table:table-cell table:style-name="ce6" table:formula="of:=IF([.F509]&gt;=1000000; TEXT([.F509]/1000000; &quot;0.0#&quot;)&amp;&quot; M&quot;; IF([.F509]&gt;=1000; TEXT([.F509]/1000; &quot;0.0#&quot;)&amp;&quot; k&quot;;  IF([.F509]&gt;=1; TEXT([.F509]; &quot;0.0#&quot;);IF([.F509]&gt;=0.001; TEXT([.F509]*1000; &quot;0.0#&quot;)&amp;&quot; m&quot;; IF([.F509]&gt;=0.000001; TEXT([.F509]*1000000; &quot;0.0#&quot;)&amp;&quot; µ&quot;;IF([.F509]&gt;=0.000000001; TEXT([.F509]*1000000000; &quot;0.0#&quot;)&amp;&quot; n&quot;; IF([.F509]&gt;=0.000000000001; TEXT([.F509]*1000000000000; &quot;0.0#&quot;)&amp;&quot; p&quot;;TEXT([.F509]; &quot;0.0#&quot;))))))))" office:value-type="string" office:string-value="49.9 k" calcext:value-type="string">
            <text:p>49.9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0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6200" calcext:value-type="float">
            <text:p>56200</text:p>
          </table:table-cell>
          <table:table-cell table:number-columns-repeated="3"/>
          <table:table-cell table:formula="of:=[.B510]+[.C510]+[.D510]+[.E510]" office:value-type="float" office:value="56200" calcext:value-type="float">
            <text:p>56200</text:p>
          </table:table-cell>
          <table:table-cell table:style-name="ce6" table:formula="of:=IF([.F510]&gt;=1000000; TEXT([.F510]/1000000; &quot;0.0#&quot;)&amp;&quot; M&quot;; IF([.F510]&gt;=1000; TEXT([.F510]/1000; &quot;0.0#&quot;)&amp;&quot; k&quot;;  IF([.F510]&gt;=1; TEXT([.F510]; &quot;0.0#&quot;);IF([.F510]&gt;=0.001; TEXT([.F510]*1000; &quot;0.0#&quot;)&amp;&quot; m&quot;; IF([.F510]&gt;=0.000001; TEXT([.F510]*1000000; &quot;0.0#&quot;)&amp;&quot; µ&quot;;IF([.F510]&gt;=0.000000001; TEXT([.F510]*1000000000; &quot;0.0#&quot;)&amp;&quot; n&quot;; IF([.F510]&gt;=0.000000000001; TEXT([.F510]*1000000000000; &quot;0.0#&quot;)&amp;&quot; p&quot;;TEXT([.F510]; &quot;0.0#&quot;))))))))" office:value-type="string" office:string-value="56.2 k" calcext:value-type="string">
            <text:p>56.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1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string" calcext:value-type="string">
            <text:p>No Label</text:p>
          </table:table-cell>
          <table:table-cell table:number-columns-repeated="3"/>
          <table:table-cell table:formula="of:=[.B511]+[.C511]+[.D511]+[.E511]" office:value-type="string" office:string-value="" calcext:value-type="error">
            <text:p>#VALUE!</text:p>
          </table:table-cell>
          <table:table-cell table:style-name="ce6" table:formula="of:=IF([.F511]&gt;=1000000; TEXT([.F511]/1000000; &quot;0.0#&quot;)&amp;&quot; M&quot;; IF([.F511]&gt;=1000; TEXT([.F511]/1000; &quot;0.0#&quot;)&amp;&quot; k&quot;;  IF([.F511]&gt;=1; TEXT([.F511]; &quot;0.0#&quot;);IF([.F511]&gt;=0.001; TEXT([.F511]*1000; &quot;0.0#&quot;)&amp;&quot; m&quot;; IF([.F511]&gt;=0.000001; TEXT([.F511]*1000000; &quot;0.0#&quot;)&amp;&quot; µ&quot;;IF([.F511]&gt;=0.000000001; TEXT([.F511]*1000000000; &quot;0.0#&quot;)&amp;&quot; n&quot;; IF([.F511]&gt;=0.000000000001; TEXT([.F511]*1000000000000; &quot;0.0#&quot;)&amp;&quot; p&quot;;TEXT([.F511]; &quot;0.0#&quot;))))))))" office:value-type="string" office:string-value="" calcext:value-type="error">
            <text:p>#VALUE!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1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6.2" calcext:value-type="float">
            <text:p>56.2</text:p>
          </table:table-cell>
          <table:table-cell table:number-columns-repeated="3"/>
          <table:table-cell table:formula="of:=[.B512]+[.C512]+[.D512]+[.E512]" office:value-type="float" office:value="56.2" calcext:value-type="float">
            <text:p>56.2</text:p>
          </table:table-cell>
          <table:table-cell table:style-name="ce6" table:formula="of:=IF([.F512]&gt;=1000000; TEXT([.F512]/1000000; &quot;0.0#&quot;)&amp;&quot; M&quot;; IF([.F512]&gt;=1000; TEXT([.F512]/1000; &quot;0.0#&quot;)&amp;&quot; k&quot;;  IF([.F512]&gt;=1; TEXT([.F512]; &quot;0.0#&quot;);IF([.F512]&gt;=0.001; TEXT([.F512]*1000; &quot;0.0#&quot;)&amp;&quot; m&quot;; IF([.F512]&gt;=0.000001; TEXT([.F512]*1000000; &quot;0.0#&quot;)&amp;&quot; µ&quot;;IF([.F512]&gt;=0.000000001; TEXT([.F512]*1000000000; &quot;0.0#&quot;)&amp;&quot; n&quot;; IF([.F512]&gt;=0.000000000001; TEXT([.F512]*1000000000000; &quot;0.0#&quot;)&amp;&quot; p&quot;;TEXT([.F512]; &quot;0.0#&quot;))))))))" office:value-type="string" office:string-value="56.2" calcext:value-type="string">
            <text:p>56.2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1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1.9" calcext:value-type="float">
            <text:p>61.9</text:p>
          </table:table-cell>
          <table:table-cell table:number-columns-repeated="3"/>
          <table:table-cell table:formula="of:=[.B513]+[.C513]+[.D513]+[.E513]" office:value-type="float" office:value="61.9" calcext:value-type="float">
            <text:p>61.9</text:p>
          </table:table-cell>
          <table:table-cell table:style-name="ce6" table:formula="of:=IF([.F513]&gt;=1000000; TEXT([.F513]/1000000; &quot;0.0#&quot;)&amp;&quot; M&quot;; IF([.F513]&gt;=1000; TEXT([.F513]/1000; &quot;0.0#&quot;)&amp;&quot; k&quot;;  IF([.F513]&gt;=1; TEXT([.F513]; &quot;0.0#&quot;);IF([.F513]&gt;=0.001; TEXT([.F513]*1000; &quot;0.0#&quot;)&amp;&quot; m&quot;; IF([.F513]&gt;=0.000001; TEXT([.F513]*1000000; &quot;0.0#&quot;)&amp;&quot; µ&quot;;IF([.F513]&gt;=0.000000001; TEXT([.F513]*1000000000; &quot;0.0#&quot;)&amp;&quot; n&quot;; IF([.F513]&gt;=0.000000000001; TEXT([.F513]*1000000000000; &quot;0.0#&quot;)&amp;&quot; p&quot;;TEXT([.F513]; &quot;0.0#&quot;))))))))" office:value-type="string" office:string-value="61.9" calcext:value-type="string">
            <text:p>61.9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1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8.1" calcext:value-type="float">
            <text:p>68.1</text:p>
          </table:table-cell>
          <table:table-cell table:number-columns-repeated="3"/>
          <table:table-cell table:formula="of:=[.B514]+[.C514]+[.D514]+[.E514]" office:value-type="float" office:value="68.1" calcext:value-type="float">
            <text:p>68.1</text:p>
          </table:table-cell>
          <table:table-cell table:style-name="ce6" table:formula="of:=IF([.F514]&gt;=1000000; TEXT([.F514]/1000000; &quot;0.0#&quot;)&amp;&quot; M&quot;; IF([.F514]&gt;=1000; TEXT([.F514]/1000; &quot;0.0#&quot;)&amp;&quot; k&quot;;  IF([.F514]&gt;=1; TEXT([.F514]; &quot;0.0#&quot;);IF([.F514]&gt;=0.001; TEXT([.F514]*1000; &quot;0.0#&quot;)&amp;&quot; m&quot;; IF([.F514]&gt;=0.000001; TEXT([.F514]*1000000; &quot;0.0#&quot;)&amp;&quot; µ&quot;;IF([.F514]&gt;=0.000000001; TEXT([.F514]*1000000000; &quot;0.0#&quot;)&amp;&quot; n&quot;; IF([.F514]&gt;=0.000000000001; TEXT([.F514]*1000000000000; &quot;0.0#&quot;)&amp;&quot; p&quot;;TEXT([.F514]; &quot;0.0#&quot;))))))))" office:value-type="string" office:string-value="68.1" calcext:value-type="string">
            <text:p>68.1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1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formula="of:=[.B515]+[.C515]+[.D515]+[.E515]" office:value-type="float" office:value="75" calcext:value-type="float">
            <text:p>75</text:p>
          </table:table-cell>
          <table:table-cell table:style-name="ce6" table:formula="of:=IF([.F515]&gt;=1000000; TEXT([.F515]/1000000; &quot;0.0#&quot;)&amp;&quot; M&quot;; IF([.F515]&gt;=1000; TEXT([.F515]/1000; &quot;0.0#&quot;)&amp;&quot; k&quot;;  IF([.F515]&gt;=1; TEXT([.F515]; &quot;0.0#&quot;);IF([.F515]&gt;=0.001; TEXT([.F515]*1000; &quot;0.0#&quot;)&amp;&quot; m&quot;; IF([.F515]&gt;=0.000001; TEXT([.F515]*1000000; &quot;0.0#&quot;)&amp;&quot; µ&quot;;IF([.F515]&gt;=0.000000001; TEXT([.F515]*1000000000; &quot;0.0#&quot;)&amp;&quot; n&quot;; IF([.F515]&gt;=0.000000000001; TEXT([.F515]*1000000000000; &quot;0.0#&quot;)&amp;&quot; p&quot;;TEXT([.F515]; &quot;0.0#&quot;))))))))" office:value-type="string" office:string-value="75.0" calcext:value-type="string">
            <text:p>75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1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2.5" calcext:value-type="float">
            <text:p>82.5</text:p>
          </table:table-cell>
          <table:table-cell table:number-columns-repeated="3"/>
          <table:table-cell table:formula="of:=[.B516]+[.C516]+[.D516]+[.E516]" office:value-type="float" office:value="82.5" calcext:value-type="float">
            <text:p>82.5</text:p>
          </table:table-cell>
          <table:table-cell table:style-name="ce6" table:formula="of:=IF([.F516]&gt;=1000000; TEXT([.F516]/1000000; &quot;0.0#&quot;)&amp;&quot; M&quot;; IF([.F516]&gt;=1000; TEXT([.F516]/1000; &quot;0.0#&quot;)&amp;&quot; k&quot;;  IF([.F516]&gt;=1; TEXT([.F516]; &quot;0.0#&quot;);IF([.F516]&gt;=0.001; TEXT([.F516]*1000; &quot;0.0#&quot;)&amp;&quot; m&quot;; IF([.F516]&gt;=0.000001; TEXT([.F516]*1000000; &quot;0.0#&quot;)&amp;&quot; µ&quot;;IF([.F516]&gt;=0.000000001; TEXT([.F516]*1000000000; &quot;0.0#&quot;)&amp;&quot; n&quot;; IF([.F516]&gt;=0.000000000001; TEXT([.F516]*1000000000000; &quot;0.0#&quot;)&amp;&quot; p&quot;;TEXT([.F516]; &quot;0.0#&quot;))))))))" office:value-type="string" office:string-value="82.5" calcext:value-type="string">
            <text:p>82.5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1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formula="of:=[.B517]+[.C517]+[.D517]+[.E517]" office:value-type="float" office:value="90" calcext:value-type="float">
            <text:p>90</text:p>
          </table:table-cell>
          <table:table-cell table:style-name="ce6" table:formula="of:=IF([.F517]&gt;=1000000; TEXT([.F517]/1000000; &quot;0.0#&quot;)&amp;&quot; M&quot;; IF([.F517]&gt;=1000; TEXT([.F517]/1000; &quot;0.0#&quot;)&amp;&quot; k&quot;;  IF([.F517]&gt;=1; TEXT([.F517]; &quot;0.0#&quot;);IF([.F517]&gt;=0.001; TEXT([.F517]*1000; &quot;0.0#&quot;)&amp;&quot; m&quot;; IF([.F517]&gt;=0.000001; TEXT([.F517]*1000000; &quot;0.0#&quot;)&amp;&quot; µ&quot;;IF([.F517]&gt;=0.000000001; TEXT([.F517]*1000000000; &quot;0.0#&quot;)&amp;&quot; n&quot;; IF([.F517]&gt;=0.000000000001; TEXT([.F517]*1000000000000; &quot;0.0#&quot;)&amp;&quot; p&quot;;TEXT([.F517]; &quot;0.0#&quot;))))))))" office:value-type="string" office:string-value="90.0" calcext:value-type="string">
            <text:p>9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1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909" calcext:value-type="float">
            <text:p>909</text:p>
          </table:table-cell>
          <table:table-cell table:number-columns-repeated="3"/>
          <table:table-cell table:formula="of:=[.B518]+[.C518]+[.D518]+[.E518]" office:value-type="float" office:value="909" calcext:value-type="float">
            <text:p>909</text:p>
          </table:table-cell>
          <table:table-cell table:style-name="ce6" table:formula="of:=IF([.F518]&gt;=1000000; TEXT([.F518]/1000000; &quot;0.0#&quot;)&amp;&quot; M&quot;; IF([.F518]&gt;=1000; TEXT([.F518]/1000; &quot;0.0#&quot;)&amp;&quot; k&quot;;  IF([.F518]&gt;=1; TEXT([.F518]; &quot;0.0#&quot;);IF([.F518]&gt;=0.001; TEXT([.F518]*1000; &quot;0.0#&quot;)&amp;&quot; m&quot;; IF([.F518]&gt;=0.000001; TEXT([.F518]*1000000; &quot;0.0#&quot;)&amp;&quot; µ&quot;;IF([.F518]&gt;=0.000000001; TEXT([.F518]*1000000000; &quot;0.0#&quot;)&amp;&quot; n&quot;; IF([.F518]&gt;=0.000000000001; TEXT([.F518]*1000000000000; &quot;0.0#&quot;)&amp;&quot; p&quot;;TEXT([.F518]; &quot;0.0#&quot;))))))))" office:value-type="string" office:string-value="909.0" calcext:value-type="string">
            <text:p>909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1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table:formula="of:=[.B519]+[.C519]+[.D519]+[.E519]" office:value-type="float" office:value="1000" calcext:value-type="float">
            <text:p>1000</text:p>
          </table:table-cell>
          <table:table-cell table:style-name="ce6" table:formula="of:=IF([.F519]&gt;=1000000; TEXT([.F519]/1000000; &quot;0.0#&quot;)&amp;&quot; M&quot;; IF([.F519]&gt;=1000; TEXT([.F519]/1000; &quot;0.0#&quot;)&amp;&quot; k&quot;;  IF([.F519]&gt;=1; TEXT([.F519]; &quot;0.0#&quot;);IF([.F519]&gt;=0.001; TEXT([.F519]*1000; &quot;0.0#&quot;)&amp;&quot; m&quot;; IF([.F519]&gt;=0.000001; TEXT([.F519]*1000000; &quot;0.0#&quot;)&amp;&quot; µ&quot;;IF([.F519]&gt;=0.000000001; TEXT([.F519]*1000000000; &quot;0.0#&quot;)&amp;&quot; n&quot;; IF([.F519]&gt;=0.000000000001; TEXT([.F519]*1000000000000; &quot;0.0#&quot;)&amp;&quot; p&quot;;TEXT([.F519]; &quot;0.0#&quot;))))))))" office:value-type="string" office:string-value="1.0 k" calcext:value-type="string">
            <text:p>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1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00" calcext:value-type="float">
            <text:p>1100</text:p>
          </table:table-cell>
          <table:table-cell table:number-columns-repeated="3"/>
          <table:table-cell table:formula="of:=[.B520]+[.C520]+[.D520]+[.E520]" office:value-type="float" office:value="1100" calcext:value-type="float">
            <text:p>1100</text:p>
          </table:table-cell>
          <table:table-cell table:style-name="ce6" table:formula="of:=IF([.F520]&gt;=1000000; TEXT([.F520]/1000000; &quot;0.0#&quot;)&amp;&quot; M&quot;; IF([.F520]&gt;=1000; TEXT([.F520]/1000; &quot;0.0#&quot;)&amp;&quot; k&quot;;  IF([.F520]&gt;=1; TEXT([.F520]; &quot;0.0#&quot;);IF([.F520]&gt;=0.001; TEXT([.F520]*1000; &quot;0.0#&quot;)&amp;&quot; m&quot;; IF([.F520]&gt;=0.000001; TEXT([.F520]*1000000; &quot;0.0#&quot;)&amp;&quot; µ&quot;;IF([.F520]&gt;=0.000000001; TEXT([.F520]*1000000000; &quot;0.0#&quot;)&amp;&quot; n&quot;; IF([.F520]&gt;=0.000000000001; TEXT([.F520]*1000000000000; &quot;0.0#&quot;)&amp;&quot; p&quot;;TEXT([.F520]; &quot;0.0#&quot;))))))))" office:value-type="string" office:string-value="1.1 k" calcext:value-type="string">
            <text:p>1.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2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10" calcext:value-type="float">
            <text:p>1210</text:p>
          </table:table-cell>
          <table:table-cell table:number-columns-repeated="3"/>
          <table:table-cell table:formula="of:=[.B521]+[.C521]+[.D521]+[.E521]" office:value-type="float" office:value="1210" calcext:value-type="float">
            <text:p>1210</text:p>
          </table:table-cell>
          <table:table-cell table:style-name="ce6" table:formula="of:=IF([.F521]&gt;=1000000; TEXT([.F521]/1000000; &quot;0.0#&quot;)&amp;&quot; M&quot;; IF([.F521]&gt;=1000; TEXT([.F521]/1000; &quot;0.0#&quot;)&amp;&quot; k&quot;;  IF([.F521]&gt;=1; TEXT([.F521]; &quot;0.0#&quot;);IF([.F521]&gt;=0.001; TEXT([.F521]*1000; &quot;0.0#&quot;)&amp;&quot; m&quot;; IF([.F521]&gt;=0.000001; TEXT([.F521]*1000000; &quot;0.0#&quot;)&amp;&quot; µ&quot;;IF([.F521]&gt;=0.000000001; TEXT([.F521]*1000000000; &quot;0.0#&quot;)&amp;&quot; n&quot;; IF([.F521]&gt;=0.000000000001; TEXT([.F521]*1000000000000; &quot;0.0#&quot;)&amp;&quot; p&quot;;TEXT([.F521]; &quot;0.0#&quot;))))))))" office:value-type="string" office:string-value="1.21 k" calcext:value-type="string">
            <text:p>1.2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2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30" calcext:value-type="float">
            <text:p>1330</text:p>
          </table:table-cell>
          <table:table-cell table:number-columns-repeated="3"/>
          <table:table-cell table:formula="of:=[.B522]+[.C522]+[.D522]+[.E522]" office:value-type="float" office:value="1330" calcext:value-type="float">
            <text:p>1330</text:p>
          </table:table-cell>
          <table:table-cell table:style-name="ce6" table:formula="of:=IF([.F522]&gt;=1000000; TEXT([.F522]/1000000; &quot;0.0#&quot;)&amp;&quot; M&quot;; IF([.F522]&gt;=1000; TEXT([.F522]/1000; &quot;0.0#&quot;)&amp;&quot; k&quot;;  IF([.F522]&gt;=1; TEXT([.F522]; &quot;0.0#&quot;);IF([.F522]&gt;=0.001; TEXT([.F522]*1000; &quot;0.0#&quot;)&amp;&quot; m&quot;; IF([.F522]&gt;=0.000001; TEXT([.F522]*1000000; &quot;0.0#&quot;)&amp;&quot; µ&quot;;IF([.F522]&gt;=0.000000001; TEXT([.F522]*1000000000; &quot;0.0#&quot;)&amp;&quot; n&quot;; IF([.F522]&gt;=0.000000000001; TEXT([.F522]*1000000000000; &quot;0.0#&quot;)&amp;&quot; p&quot;;TEXT([.F522]; &quot;0.0#&quot;))))))))" office:value-type="string" office:string-value="1.33 k" calcext:value-type="string">
            <text:p>1.33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2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0" calcext:value-type="float">
            <text:p>1500</text:p>
          </table:table-cell>
          <table:table-cell table:number-columns-repeated="3"/>
          <table:table-cell table:formula="of:=[.B523]+[.C523]+[.D523]+[.E523]" office:value-type="float" office:value="1500" calcext:value-type="float">
            <text:p>1500</text:p>
          </table:table-cell>
          <table:table-cell table:style-name="ce6" table:formula="of:=IF([.F523]&gt;=1000000; TEXT([.F523]/1000000; &quot;0.0#&quot;)&amp;&quot; M&quot;; IF([.F523]&gt;=1000; TEXT([.F523]/1000; &quot;0.0#&quot;)&amp;&quot; k&quot;;  IF([.F523]&gt;=1; TEXT([.F523]; &quot;0.0#&quot;);IF([.F523]&gt;=0.001; TEXT([.F523]*1000; &quot;0.0#&quot;)&amp;&quot; m&quot;; IF([.F523]&gt;=0.000001; TEXT([.F523]*1000000; &quot;0.0#&quot;)&amp;&quot; µ&quot;;IF([.F523]&gt;=0.000000001; TEXT([.F523]*1000000000; &quot;0.0#&quot;)&amp;&quot; n&quot;; IF([.F523]&gt;=0.000000000001; TEXT([.F523]*1000000000000; &quot;0.0#&quot;)&amp;&quot; p&quot;;TEXT([.F523]; &quot;0.0#&quot;))))))))" office:value-type="string" office:string-value="1.5 k" calcext:value-type="string">
            <text:p>1.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2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0400" calcext:value-type="float">
            <text:p>60400</text:p>
          </table:table-cell>
          <table:table-cell table:number-columns-repeated="3"/>
          <table:table-cell table:formula="of:=[.B524]+[.C524]+[.D524]+[.E524]" office:value-type="float" office:value="60400" calcext:value-type="float">
            <text:p>60400</text:p>
          </table:table-cell>
          <table:table-cell table:style-name="ce6" table:formula="of:=IF([.F524]&gt;=1000000; TEXT([.F524]/1000000; &quot;0.0#&quot;)&amp;&quot; M&quot;; IF([.F524]&gt;=1000; TEXT([.F524]/1000; &quot;0.0#&quot;)&amp;&quot; k&quot;;  IF([.F524]&gt;=1; TEXT([.F524]; &quot;0.0#&quot;);IF([.F524]&gt;=0.001; TEXT([.F524]*1000; &quot;0.0#&quot;)&amp;&quot; m&quot;; IF([.F524]&gt;=0.000001; TEXT([.F524]*1000000; &quot;0.0#&quot;)&amp;&quot; µ&quot;;IF([.F524]&gt;=0.000000001; TEXT([.F524]*1000000000; &quot;0.0#&quot;)&amp;&quot; n&quot;; IF([.F524]&gt;=0.000000000001; TEXT([.F524]*1000000000000; &quot;0.0#&quot;)&amp;&quot; p&quot;;TEXT([.F524]; &quot;0.0#&quot;))))))))" office:value-type="string" office:string-value="60.4 k" calcext:value-type="string">
            <text:p>60.4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2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8100" calcext:value-type="float">
            <text:p>68100</text:p>
          </table:table-cell>
          <table:table-cell table:number-columns-repeated="3"/>
          <table:table-cell table:formula="of:=[.B525]+[.C525]+[.D525]+[.E525]" office:value-type="float" office:value="68100" calcext:value-type="float">
            <text:p>68100</text:p>
          </table:table-cell>
          <table:table-cell table:style-name="ce6" table:formula="of:=IF([.F525]&gt;=1000000; TEXT([.F525]/1000000; &quot;0.0#&quot;)&amp;&quot; M&quot;; IF([.F525]&gt;=1000; TEXT([.F525]/1000; &quot;0.0#&quot;)&amp;&quot; k&quot;;  IF([.F525]&gt;=1; TEXT([.F525]; &quot;0.0#&quot;);IF([.F525]&gt;=0.001; TEXT([.F525]*1000; &quot;0.0#&quot;)&amp;&quot; m&quot;; IF([.F525]&gt;=0.000001; TEXT([.F525]*1000000; &quot;0.0#&quot;)&amp;&quot; µ&quot;;IF([.F525]&gt;=0.000000001; TEXT([.F525]*1000000000; &quot;0.0#&quot;)&amp;&quot; n&quot;; IF([.F525]&gt;=0.000000000001; TEXT([.F525]*1000000000000; &quot;0.0#&quot;)&amp;&quot; p&quot;;TEXT([.F525]; &quot;0.0#&quot;))))))))" office:value-type="string" office:string-value="68.1 k" calcext:value-type="string">
            <text:p>68.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2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5000" calcext:value-type="float">
            <text:p>75000</text:p>
          </table:table-cell>
          <table:table-cell table:number-columns-repeated="3"/>
          <table:table-cell table:formula="of:=[.B526]+[.C526]+[.D526]+[.E526]" office:value-type="float" office:value="75000" calcext:value-type="float">
            <text:p>75000</text:p>
          </table:table-cell>
          <table:table-cell table:style-name="ce6" table:formula="of:=IF([.F526]&gt;=1000000; TEXT([.F526]/1000000; &quot;0.0#&quot;)&amp;&quot; M&quot;; IF([.F526]&gt;=1000; TEXT([.F526]/1000; &quot;0.0#&quot;)&amp;&quot; k&quot;;  IF([.F526]&gt;=1; TEXT([.F526]; &quot;0.0#&quot;);IF([.F526]&gt;=0.001; TEXT([.F526]*1000; &quot;0.0#&quot;)&amp;&quot; m&quot;; IF([.F526]&gt;=0.000001; TEXT([.F526]*1000000; &quot;0.0#&quot;)&amp;&quot; µ&quot;;IF([.F526]&gt;=0.000000001; TEXT([.F526]*1000000000; &quot;0.0#&quot;)&amp;&quot; n&quot;; IF([.F526]&gt;=0.000000000001; TEXT([.F526]*1000000000000; &quot;0.0#&quot;)&amp;&quot; p&quot;;TEXT([.F526]; &quot;0.0#&quot;))))))))" office:value-type="string" office:string-value="75.0 k" calcext:value-type="string">
            <text:p>75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2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2500" calcext:value-type="float">
            <text:p>82500</text:p>
          </table:table-cell>
          <table:table-cell table:number-columns-repeated="3"/>
          <table:table-cell table:formula="of:=[.B527]+[.C527]+[.D527]+[.E527]" office:value-type="float" office:value="82500" calcext:value-type="float">
            <text:p>82500</text:p>
          </table:table-cell>
          <table:table-cell table:style-name="ce6" table:formula="of:=IF([.F527]&gt;=1000000; TEXT([.F527]/1000000; &quot;0.0#&quot;)&amp;&quot; M&quot;; IF([.F527]&gt;=1000; TEXT([.F527]/1000; &quot;0.0#&quot;)&amp;&quot; k&quot;;  IF([.F527]&gt;=1; TEXT([.F527]; &quot;0.0#&quot;);IF([.F527]&gt;=0.001; TEXT([.F527]*1000; &quot;0.0#&quot;)&amp;&quot; m&quot;; IF([.F527]&gt;=0.000001; TEXT([.F527]*1000000; &quot;0.0#&quot;)&amp;&quot; µ&quot;;IF([.F527]&gt;=0.000000001; TEXT([.F527]*1000000000; &quot;0.0#&quot;)&amp;&quot; n&quot;; IF([.F527]&gt;=0.000000000001; TEXT([.F527]*1000000000000; &quot;0.0#&quot;)&amp;&quot; p&quot;;TEXT([.F527]; &quot;0.0#&quot;))))))))" office:value-type="string" office:string-value="82.5 k" calcext:value-type="string">
            <text:p>82.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2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90900" calcext:value-type="float">
            <text:p>90900</text:p>
          </table:table-cell>
          <table:table-cell table:number-columns-repeated="3"/>
          <table:table-cell table:formula="of:=[.B528]+[.C528]+[.D528]+[.E528]" office:value-type="float" office:value="90900" calcext:value-type="float">
            <text:p>90900</text:p>
          </table:table-cell>
          <table:table-cell table:style-name="ce6" table:formula="of:=IF([.F528]&gt;=1000000; TEXT([.F528]/1000000; &quot;0.0#&quot;)&amp;&quot; M&quot;; IF([.F528]&gt;=1000; TEXT([.F528]/1000; &quot;0.0#&quot;)&amp;&quot; k&quot;;  IF([.F528]&gt;=1; TEXT([.F528]; &quot;0.0#&quot;);IF([.F528]&gt;=0.001; TEXT([.F528]*1000; &quot;0.0#&quot;)&amp;&quot; m&quot;; IF([.F528]&gt;=0.000001; TEXT([.F528]*1000000; &quot;0.0#&quot;)&amp;&quot; µ&quot;;IF([.F528]&gt;=0.000000001; TEXT([.F528]*1000000000; &quot;0.0#&quot;)&amp;&quot; n&quot;; IF([.F528]&gt;=0.000000000001; TEXT([.F528]*1000000000000; &quot;0.0#&quot;)&amp;&quot; p&quot;;TEXT([.F528]; &quot;0.0#&quot;))))))))" office:value-type="string" office:string-value="90.9 k" calcext:value-type="string">
            <text:p>90.9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2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0" calcext:value-type="float">
            <text:p>100000</text:p>
          </table:table-cell>
          <table:table-cell table:number-columns-repeated="3"/>
          <table:table-cell table:formula="of:=[.B529]+[.C529]+[.D529]+[.E529]" office:value-type="float" office:value="100000" calcext:value-type="float">
            <text:p>100000</text:p>
          </table:table-cell>
          <table:table-cell table:style-name="ce6" table:formula="of:=IF([.F529]&gt;=1000000; TEXT([.F529]/1000000; &quot;0.0#&quot;)&amp;&quot; M&quot;; IF([.F529]&gt;=1000; TEXT([.F529]/1000; &quot;0.0#&quot;)&amp;&quot; k&quot;;  IF([.F529]&gt;=1; TEXT([.F529]; &quot;0.0#&quot;);IF([.F529]&gt;=0.001; TEXT([.F529]*1000; &quot;0.0#&quot;)&amp;&quot; m&quot;; IF([.F529]&gt;=0.000001; TEXT([.F529]*1000000; &quot;0.0#&quot;)&amp;&quot; µ&quot;;IF([.F529]&gt;=0.000000001; TEXT([.F529]*1000000000; &quot;0.0#&quot;)&amp;&quot; n&quot;; IF([.F529]&gt;=0.000000000001; TEXT([.F529]*1000000000000; &quot;0.0#&quot;)&amp;&quot; p&quot;;TEXT([.F529]; &quot;0.0#&quot;))))))))" office:value-type="string" office:string-value="100.0 k" calcext:value-type="string">
            <text:p>10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2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50000" calcext:value-type="float">
            <text:p>750000</text:p>
          </table:table-cell>
          <table:table-cell table:number-columns-repeated="3"/>
          <table:table-cell table:formula="of:=[.B530]+[.C530]+[.D530]+[.E530]" office:value-type="float" office:value="750000" calcext:value-type="float">
            <text:p>750000</text:p>
          </table:table-cell>
          <table:table-cell table:style-name="ce6" table:formula="of:=IF([.F530]&gt;=1000000; TEXT([.F530]/1000000; &quot;0.0#&quot;)&amp;&quot; M&quot;; IF([.F530]&gt;=1000; TEXT([.F530]/1000; &quot;0.0#&quot;)&amp;&quot; k&quot;;  IF([.F530]&gt;=1; TEXT([.F530]; &quot;0.0#&quot;);IF([.F530]&gt;=0.001; TEXT([.F530]*1000; &quot;0.0#&quot;)&amp;&quot; m&quot;; IF([.F530]&gt;=0.000001; TEXT([.F530]*1000000; &quot;0.0#&quot;)&amp;&quot; µ&quot;;IF([.F530]&gt;=0.000000001; TEXT([.F530]*1000000000; &quot;0.0#&quot;)&amp;&quot; n&quot;; IF([.F530]&gt;=0.000000000001; TEXT([.F530]*1000000000000; &quot;0.0#&quot;)&amp;&quot; p&quot;;TEXT([.F530]; &quot;0.0#&quot;))))))))" office:value-type="string" office:string-value="750.0 k" calcext:value-type="string">
            <text:p>75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3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25000" calcext:value-type="float">
            <text:p>825000</text:p>
          </table:table-cell>
          <table:table-cell table:number-columns-repeated="3"/>
          <table:table-cell table:formula="of:=[.B531]+[.C531]+[.D531]+[.E531]" office:value-type="float" office:value="825000" calcext:value-type="float">
            <text:p>825000</text:p>
          </table:table-cell>
          <table:table-cell table:style-name="ce6" table:formula="of:=IF([.F531]&gt;=1000000; TEXT([.F531]/1000000; &quot;0.0#&quot;)&amp;&quot; M&quot;; IF([.F531]&gt;=1000; TEXT([.F531]/1000; &quot;0.0#&quot;)&amp;&quot; k&quot;;  IF([.F531]&gt;=1; TEXT([.F531]; &quot;0.0#&quot;);IF([.F531]&gt;=0.001; TEXT([.F531]*1000; &quot;0.0#&quot;)&amp;&quot; m&quot;; IF([.F531]&gt;=0.000001; TEXT([.F531]*1000000; &quot;0.0#&quot;)&amp;&quot; µ&quot;;IF([.F531]&gt;=0.000000001; TEXT([.F531]*1000000000; &quot;0.0#&quot;)&amp;&quot; n&quot;; IF([.F531]&gt;=0.000000000001; TEXT([.F531]*1000000000000; &quot;0.0#&quot;)&amp;&quot; p&quot;;TEXT([.F531]; &quot;0.0#&quot;))))))))" office:value-type="string" office:string-value="825.0 k" calcext:value-type="string">
            <text:p>825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3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66000" calcext:value-type="float">
            <text:p>866000</text:p>
          </table:table-cell>
          <table:table-cell table:number-columns-repeated="3"/>
          <table:table-cell table:formula="of:=[.B532]+[.C532]+[.D532]+[.E532]" office:value-type="float" office:value="866000" calcext:value-type="float">
            <text:p>866000</text:p>
          </table:table-cell>
          <table:table-cell table:style-name="ce6" table:formula="of:=IF([.F532]&gt;=1000000; TEXT([.F532]/1000000; &quot;0.0#&quot;)&amp;&quot; M&quot;; IF([.F532]&gt;=1000; TEXT([.F532]/1000; &quot;0.0#&quot;)&amp;&quot; k&quot;;  IF([.F532]&gt;=1; TEXT([.F532]; &quot;0.0#&quot;);IF([.F532]&gt;=0.001; TEXT([.F532]*1000; &quot;0.0#&quot;)&amp;&quot; m&quot;; IF([.F532]&gt;=0.000001; TEXT([.F532]*1000000; &quot;0.0#&quot;)&amp;&quot; µ&quot;;IF([.F532]&gt;=0.000000001; TEXT([.F532]*1000000000; &quot;0.0#&quot;)&amp;&quot; n&quot;; IF([.F532]&gt;=0.000000000001; TEXT([.F532]*1000000000000; &quot;0.0#&quot;)&amp;&quot; p&quot;;TEXT([.F532]; &quot;0.0#&quot;))))))))" office:value-type="string" office:string-value="866.0 k" calcext:value-type="string">
            <text:p>866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3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909000" calcext:value-type="float">
            <text:p>909000</text:p>
          </table:table-cell>
          <table:table-cell table:number-columns-repeated="3"/>
          <table:table-cell table:formula="of:=[.B533]+[.C533]+[.D533]+[.E533]" office:value-type="float" office:value="909000" calcext:value-type="float">
            <text:p>909000</text:p>
          </table:table-cell>
          <table:table-cell table:style-name="ce6" table:formula="of:=IF([.F533]&gt;=1000000; TEXT([.F533]/1000000; &quot;0.0#&quot;)&amp;&quot; M&quot;; IF([.F533]&gt;=1000; TEXT([.F533]/1000; &quot;0.0#&quot;)&amp;&quot; k&quot;;  IF([.F533]&gt;=1; TEXT([.F533]; &quot;0.0#&quot;);IF([.F533]&gt;=0.001; TEXT([.F533]*1000; &quot;0.0#&quot;)&amp;&quot; m&quot;; IF([.F533]&gt;=0.000001; TEXT([.F533]*1000000; &quot;0.0#&quot;)&amp;&quot; µ&quot;;IF([.F533]&gt;=0.000000001; TEXT([.F533]*1000000000; &quot;0.0#&quot;)&amp;&quot; n&quot;; IF([.F533]&gt;=0.000000000001; TEXT([.F533]*1000000000000; &quot;0.0#&quot;)&amp;&quot; p&quot;;TEXT([.F533]; &quot;0.0#&quot;))))))))" office:value-type="string" office:string-value="909.0 k" calcext:value-type="string">
            <text:p>909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3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953000" calcext:value-type="float">
            <text:p>953000</text:p>
          </table:table-cell>
          <table:table-cell table:number-columns-repeated="3"/>
          <table:table-cell table:formula="of:=[.B534]+[.C534]+[.D534]+[.E534]" office:value-type="float" office:value="953000" calcext:value-type="float">
            <text:p>953000</text:p>
          </table:table-cell>
          <table:table-cell table:style-name="ce6" table:formula="of:=IF([.F534]&gt;=1000000; TEXT([.F534]/1000000; &quot;0.0#&quot;)&amp;&quot; M&quot;; IF([.F534]&gt;=1000; TEXT([.F534]/1000; &quot;0.0#&quot;)&amp;&quot; k&quot;;  IF([.F534]&gt;=1; TEXT([.F534]; &quot;0.0#&quot;);IF([.F534]&gt;=0.001; TEXT([.F534]*1000; &quot;0.0#&quot;)&amp;&quot; m&quot;; IF([.F534]&gt;=0.000001; TEXT([.F534]*1000000; &quot;0.0#&quot;)&amp;&quot; µ&quot;;IF([.F534]&gt;=0.000000001; TEXT([.F534]*1000000000; &quot;0.0#&quot;)&amp;&quot; n&quot;; IF([.F534]&gt;=0.000000000001; TEXT([.F534]*1000000000000; &quot;0.0#&quot;)&amp;&quot; p&quot;;TEXT([.F534]; &quot;0.0#&quot;))))))))" office:value-type="string" office:string-value="953.0 k" calcext:value-type="string">
            <text:p>953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3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00" calcext:value-type="float">
            <text:p>1000000</text:p>
          </table:table-cell>
          <table:table-cell table:number-columns-repeated="3"/>
          <table:table-cell table:formula="of:=[.B535]+[.C535]+[.D535]+[.E535]" office:value-type="float" office:value="1000000" calcext:value-type="float">
            <text:p>1000000</text:p>
          </table:table-cell>
          <table:table-cell table:style-name="ce6" table:formula="of:=IF([.F535]&gt;=1000000; TEXT([.F535]/1000000; &quot;0.0#&quot;)&amp;&quot; M&quot;; IF([.F535]&gt;=1000; TEXT([.F535]/1000; &quot;0.0#&quot;)&amp;&quot; k&quot;;  IF([.F535]&gt;=1; TEXT([.F535]; &quot;0.0#&quot;);IF([.F535]&gt;=0.001; TEXT([.F535]*1000; &quot;0.0#&quot;)&amp;&quot; m&quot;; IF([.F535]&gt;=0.000001; TEXT([.F535]*1000000; &quot;0.0#&quot;)&amp;&quot; µ&quot;;IF([.F535]&gt;=0.000000001; TEXT([.F535]*1000000000; &quot;0.0#&quot;)&amp;&quot; n&quot;; IF([.F535]&gt;=0.000000000001; TEXT([.F535]*1000000000000; &quot;0.0#&quot;)&amp;&quot; p&quot;;TEXT([.F535]; &quot;0.0#&quot;))))))))" office:value-type="string" office:string-value="1.0 M" calcext:value-type="string">
            <text:p>1.0 M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3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0000" calcext:value-type="float">
            <text:p>2000000</text:p>
          </table:table-cell>
          <table:table-cell table:number-columns-repeated="3"/>
          <table:table-cell table:formula="of:=[.B536]+[.C536]+[.D536]+[.E536]" office:value-type="float" office:value="2000000" calcext:value-type="float">
            <text:p>2000000</text:p>
          </table:table-cell>
          <table:table-cell table:style-name="ce6" table:formula="of:=IF([.F536]&gt;=1000000; TEXT([.F536]/1000000; &quot;0.0#&quot;)&amp;&quot; M&quot;; IF([.F536]&gt;=1000; TEXT([.F536]/1000; &quot;0.0#&quot;)&amp;&quot; k&quot;;  IF([.F536]&gt;=1; TEXT([.F536]; &quot;0.0#&quot;);IF([.F536]&gt;=0.001; TEXT([.F536]*1000; &quot;0.0#&quot;)&amp;&quot; m&quot;; IF([.F536]&gt;=0.000001; TEXT([.F536]*1000000; &quot;0.0#&quot;)&amp;&quot; µ&quot;;IF([.F536]&gt;=0.000000001; TEXT([.F536]*1000000000; &quot;0.0#&quot;)&amp;&quot; n&quot;; IF([.F536]&gt;=0.000000000001; TEXT([.F536]*1000000000000; &quot;0.0#&quot;)&amp;&quot; p&quot;;TEXT([.F536]; &quot;0.0#&quot;))))))))" office:value-type="string" office:string-value="2.0 M" calcext:value-type="string">
            <text:p>2.0 M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3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formula="of:=[.B537]+[.C537]+[.D537]+[.E537]" office:value-type="float" office:value="100" calcext:value-type="float">
            <text:p>100</text:p>
          </table:table-cell>
          <table:table-cell table:style-name="ce6" table:formula="of:=IF([.F537]&gt;=1000000; TEXT([.F537]/1000000; &quot;0.0#&quot;)&amp;&quot; M&quot;; IF([.F537]&gt;=1000; TEXT([.F537]/1000; &quot;0.0#&quot;)&amp;&quot; k&quot;;  IF([.F537]&gt;=1; TEXT([.F537]; &quot;0.0#&quot;);IF([.F537]&gt;=0.001; TEXT([.F537]*1000; &quot;0.0#&quot;)&amp;&quot; m&quot;; IF([.F537]&gt;=0.000001; TEXT([.F537]*1000000; &quot;0.0#&quot;)&amp;&quot; µ&quot;;IF([.F537]&gt;=0.000000001; TEXT([.F537]*1000000000; &quot;0.0#&quot;)&amp;&quot; n&quot;; IF([.F537]&gt;=0.000000000001; TEXT([.F537]*1000000000000; &quot;0.0#&quot;)&amp;&quot; p&quot;;TEXT([.F537]; &quot;0.0#&quot;))))))))" office:value-type="string" office:string-value="100.0" calcext:value-type="string">
            <text:p>10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3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7" calcext:value-type="float">
            <text:p>107</text:p>
          </table:table-cell>
          <table:table-cell table:number-columns-repeated="3"/>
          <table:table-cell table:formula="of:=[.B538]+[.C538]+[.D538]+[.E538]" office:value-type="float" office:value="107" calcext:value-type="float">
            <text:p>107</text:p>
          </table:table-cell>
          <table:table-cell table:style-name="ce6" table:formula="of:=IF([.F538]&gt;=1000000; TEXT([.F538]/1000000; &quot;0.0#&quot;)&amp;&quot; M&quot;; IF([.F538]&gt;=1000; TEXT([.F538]/1000; &quot;0.0#&quot;)&amp;&quot; k&quot;;  IF([.F538]&gt;=1; TEXT([.F538]; &quot;0.0#&quot;);IF([.F538]&gt;=0.001; TEXT([.F538]*1000; &quot;0.0#&quot;)&amp;&quot; m&quot;; IF([.F538]&gt;=0.000001; TEXT([.F538]*1000000; &quot;0.0#&quot;)&amp;&quot; µ&quot;;IF([.F538]&gt;=0.000000001; TEXT([.F538]*1000000000; &quot;0.0#&quot;)&amp;&quot; n&quot;; IF([.F538]&gt;=0.000000000001; TEXT([.F538]*1000000000000; &quot;0.0#&quot;)&amp;&quot; p&quot;;TEXT([.F538]; &quot;0.0#&quot;))))))))" office:value-type="string" office:string-value="107.0" calcext:value-type="string">
            <text:p>107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3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8" calcext:value-type="float">
            <text:p>118</text:p>
          </table:table-cell>
          <table:table-cell table:number-columns-repeated="3"/>
          <table:table-cell table:formula="of:=[.B539]+[.C539]+[.D539]+[.E539]" office:value-type="float" office:value="118" calcext:value-type="float">
            <text:p>118</text:p>
          </table:table-cell>
          <table:table-cell table:style-name="ce6" table:formula="of:=IF([.F539]&gt;=1000000; TEXT([.F539]/1000000; &quot;0.0#&quot;)&amp;&quot; M&quot;; IF([.F539]&gt;=1000; TEXT([.F539]/1000; &quot;0.0#&quot;)&amp;&quot; k&quot;;  IF([.F539]&gt;=1; TEXT([.F539]; &quot;0.0#&quot;);IF([.F539]&gt;=0.001; TEXT([.F539]*1000; &quot;0.0#&quot;)&amp;&quot; m&quot;; IF([.F539]&gt;=0.000001; TEXT([.F539]*1000000; &quot;0.0#&quot;)&amp;&quot; µ&quot;;IF([.F539]&gt;=0.000000001; TEXT([.F539]*1000000000; &quot;0.0#&quot;)&amp;&quot; n&quot;; IF([.F539]&gt;=0.000000000001; TEXT([.F539]*1000000000000; &quot;0.0#&quot;)&amp;&quot; p&quot;;TEXT([.F539]; &quot;0.0#&quot;))))))))" office:value-type="string" office:string-value="118.0" calcext:value-type="string">
            <text:p>118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3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3" calcext:value-type="float">
            <text:p>133</text:p>
          </table:table-cell>
          <table:table-cell table:number-columns-repeated="3"/>
          <table:table-cell table:formula="of:=[.B540]+[.C540]+[.D540]+[.E540]" office:value-type="float" office:value="133" calcext:value-type="float">
            <text:p>133</text:p>
          </table:table-cell>
          <table:table-cell table:style-name="ce6" table:formula="of:=IF([.F540]&gt;=1000000; TEXT([.F540]/1000000; &quot;0.0#&quot;)&amp;&quot; M&quot;; IF([.F540]&gt;=1000; TEXT([.F540]/1000; &quot;0.0#&quot;)&amp;&quot; k&quot;;  IF([.F540]&gt;=1; TEXT([.F540]; &quot;0.0#&quot;);IF([.F540]&gt;=0.001; TEXT([.F540]*1000; &quot;0.0#&quot;)&amp;&quot; m&quot;; IF([.F540]&gt;=0.000001; TEXT([.F540]*1000000; &quot;0.0#&quot;)&amp;&quot; µ&quot;;IF([.F540]&gt;=0.000000001; TEXT([.F540]*1000000000; &quot;0.0#&quot;)&amp;&quot; n&quot;; IF([.F540]&gt;=0.000000000001; TEXT([.F540]*1000000000000; &quot;0.0#&quot;)&amp;&quot; p&quot;;TEXT([.F540]; &quot;0.0#&quot;))))))))" office:value-type="string" office:string-value="133.0" calcext:value-type="string">
            <text:p>133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4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" calcext:value-type="float">
            <text:p>150</text:p>
          </table:table-cell>
          <table:table-cell table:number-columns-repeated="3"/>
          <table:table-cell table:formula="of:=[.B541]+[.C541]+[.D541]+[.E541]" office:value-type="float" office:value="150" calcext:value-type="float">
            <text:p>150</text:p>
          </table:table-cell>
          <table:table-cell table:style-name="ce6" table:formula="of:=IF([.F541]&gt;=1000000; TEXT([.F541]/1000000; &quot;0.0#&quot;)&amp;&quot; M&quot;; IF([.F541]&gt;=1000; TEXT([.F541]/1000; &quot;0.0#&quot;)&amp;&quot; k&quot;;  IF([.F541]&gt;=1; TEXT([.F541]; &quot;0.0#&quot;);IF([.F541]&gt;=0.001; TEXT([.F541]*1000; &quot;0.0#&quot;)&amp;&quot; m&quot;; IF([.F541]&gt;=0.000001; TEXT([.F541]*1000000; &quot;0.0#&quot;)&amp;&quot; µ&quot;;IF([.F541]&gt;=0.000000001; TEXT([.F541]*1000000000; &quot;0.0#&quot;)&amp;&quot; n&quot;; IF([.F541]&gt;=0.000000000001; TEXT([.F541]*1000000000000; &quot;0.0#&quot;)&amp;&quot; p&quot;;TEXT([.F541]; &quot;0.0#&quot;))))))))" office:value-type="string" office:string-value="150.0" calcext:value-type="string">
            <text:p>15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4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62" calcext:value-type="float">
            <text:p>162</text:p>
          </table:table-cell>
          <table:table-cell table:number-columns-repeated="3"/>
          <table:table-cell table:formula="of:=[.B542]+[.C542]+[.D542]+[.E542]" office:value-type="float" office:value="162" calcext:value-type="float">
            <text:p>162</text:p>
          </table:table-cell>
          <table:table-cell table:style-name="ce6" table:formula="of:=IF([.F542]&gt;=1000000; TEXT([.F542]/1000000; &quot;0.0#&quot;)&amp;&quot; M&quot;; IF([.F542]&gt;=1000; TEXT([.F542]/1000; &quot;0.0#&quot;)&amp;&quot; k&quot;;  IF([.F542]&gt;=1; TEXT([.F542]; &quot;0.0#&quot;);IF([.F542]&gt;=0.001; TEXT([.F542]*1000; &quot;0.0#&quot;)&amp;&quot; m&quot;; IF([.F542]&gt;=0.000001; TEXT([.F542]*1000000; &quot;0.0#&quot;)&amp;&quot; µ&quot;;IF([.F542]&gt;=0.000000001; TEXT([.F542]*1000000000; &quot;0.0#&quot;)&amp;&quot; n&quot;; IF([.F542]&gt;=0.000000000001; TEXT([.F542]*1000000000000; &quot;0.0#&quot;)&amp;&quot; p&quot;;TEXT([.F542]; &quot;0.0#&quot;))))))))" office:value-type="string" office:string-value="162.0" calcext:value-type="string">
            <text:p>162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4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10" calcext:value-type="float">
            <text:p>3010</text:p>
          </table:table-cell>
          <table:table-cell table:number-columns-repeated="3"/>
          <table:table-cell table:formula="of:=[.B543]+[.C543]+[.D543]+[.E543]" office:value-type="float" office:value="3010" calcext:value-type="float">
            <text:p>3010</text:p>
          </table:table-cell>
          <table:table-cell table:style-name="ce6" table:formula="of:=IF([.F543]&gt;=1000000; TEXT([.F543]/1000000; &quot;0.0#&quot;)&amp;&quot; M&quot;; IF([.F543]&gt;=1000; TEXT([.F543]/1000; &quot;0.0#&quot;)&amp;&quot; k&quot;;  IF([.F543]&gt;=1; TEXT([.F543]; &quot;0.0#&quot;);IF([.F543]&gt;=0.001; TEXT([.F543]*1000; &quot;0.0#&quot;)&amp;&quot; m&quot;; IF([.F543]&gt;=0.000001; TEXT([.F543]*1000000; &quot;0.0#&quot;)&amp;&quot; µ&quot;;IF([.F543]&gt;=0.000000001; TEXT([.F543]*1000000000; &quot;0.0#&quot;)&amp;&quot; n&quot;; IF([.F543]&gt;=0.000000000001; TEXT([.F543]*1000000000000; &quot;0.0#&quot;)&amp;&quot; p&quot;;TEXT([.F543]; &quot;0.0#&quot;))))))))" office:value-type="string" office:string-value="3.01 k" calcext:value-type="string">
            <text:p>3.0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4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320" calcext:value-type="float">
            <text:p>3320</text:p>
          </table:table-cell>
          <table:table-cell table:number-columns-repeated="3"/>
          <table:table-cell table:formula="of:=[.B544]+[.C544]+[.D544]+[.E544]" office:value-type="float" office:value="3320" calcext:value-type="float">
            <text:p>3320</text:p>
          </table:table-cell>
          <table:table-cell table:style-name="ce6" table:formula="of:=IF([.F544]&gt;=1000000; TEXT([.F544]/1000000; &quot;0.0#&quot;)&amp;&quot; M&quot;; IF([.F544]&gt;=1000; TEXT([.F544]/1000; &quot;0.0#&quot;)&amp;&quot; k&quot;;  IF([.F544]&gt;=1; TEXT([.F544]; &quot;0.0#&quot;);IF([.F544]&gt;=0.001; TEXT([.F544]*1000; &quot;0.0#&quot;)&amp;&quot; m&quot;; IF([.F544]&gt;=0.000001; TEXT([.F544]*1000000; &quot;0.0#&quot;)&amp;&quot; µ&quot;;IF([.F544]&gt;=0.000000001; TEXT([.F544]*1000000000; &quot;0.0#&quot;)&amp;&quot; n&quot;; IF([.F544]&gt;=0.000000000001; TEXT([.F544]*1000000000000; &quot;0.0#&quot;)&amp;&quot; p&quot;;TEXT([.F544]; &quot;0.0#&quot;))))))))" office:value-type="string" office:string-value="3.32 k" calcext:value-type="string">
            <text:p>3.3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4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920" calcext:value-type="float">
            <text:p>3920</text:p>
          </table:table-cell>
          <table:table-cell table:number-columns-repeated="3"/>
          <table:table-cell table:formula="of:=[.B545]+[.C545]+[.D545]+[.E545]" office:value-type="float" office:value="3920" calcext:value-type="float">
            <text:p>3920</text:p>
          </table:table-cell>
          <table:table-cell table:style-name="ce6" table:formula="of:=IF([.F545]&gt;=1000000; TEXT([.F545]/1000000; &quot;0.0#&quot;)&amp;&quot; M&quot;; IF([.F545]&gt;=1000; TEXT([.F545]/1000; &quot;0.0#&quot;)&amp;&quot; k&quot;;  IF([.F545]&gt;=1; TEXT([.F545]; &quot;0.0#&quot;);IF([.F545]&gt;=0.001; TEXT([.F545]*1000; &quot;0.0#&quot;)&amp;&quot; m&quot;; IF([.F545]&gt;=0.000001; TEXT([.F545]*1000000; &quot;0.0#&quot;)&amp;&quot; µ&quot;;IF([.F545]&gt;=0.000000001; TEXT([.F545]*1000000000; &quot;0.0#&quot;)&amp;&quot; n&quot;; IF([.F545]&gt;=0.000000000001; TEXT([.F545]*1000000000000; &quot;0.0#&quot;)&amp;&quot; p&quot;;TEXT([.F545]; &quot;0.0#&quot;))))))))" office:value-type="string" office:string-value="3.92 k" calcext:value-type="string">
            <text:p>3.9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4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220" calcext:value-type="float">
            <text:p>4220</text:p>
          </table:table-cell>
          <table:table-cell table:number-columns-repeated="3"/>
          <table:table-cell table:formula="of:=[.B546]+[.C546]+[.D546]+[.E546]" office:value-type="float" office:value="4220" calcext:value-type="float">
            <text:p>4220</text:p>
          </table:table-cell>
          <table:table-cell table:style-name="ce6" table:formula="of:=IF([.F546]&gt;=1000000; TEXT([.F546]/1000000; &quot;0.0#&quot;)&amp;&quot; M&quot;; IF([.F546]&gt;=1000; TEXT([.F546]/1000; &quot;0.0#&quot;)&amp;&quot; k&quot;;  IF([.F546]&gt;=1; TEXT([.F546]; &quot;0.0#&quot;);IF([.F546]&gt;=0.001; TEXT([.F546]*1000; &quot;0.0#&quot;)&amp;&quot; m&quot;; IF([.F546]&gt;=0.000001; TEXT([.F546]*1000000; &quot;0.0#&quot;)&amp;&quot; µ&quot;;IF([.F546]&gt;=0.000000001; TEXT([.F546]*1000000000; &quot;0.0#&quot;)&amp;&quot; n&quot;; IF([.F546]&gt;=0.000000000001; TEXT([.F546]*1000000000000; &quot;0.0#&quot;)&amp;&quot; p&quot;;TEXT([.F546]; &quot;0.0#&quot;))))))))" office:value-type="string" office:string-value="4.22 k" calcext:value-type="string">
            <text:p>4.2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4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750" calcext:value-type="float">
            <text:p>4750</text:p>
          </table:table-cell>
          <table:table-cell table:number-columns-repeated="3"/>
          <table:table-cell table:formula="of:=[.B547]+[.C547]+[.D547]+[.E547]" office:value-type="float" office:value="4750" calcext:value-type="float">
            <text:p>4750</text:p>
          </table:table-cell>
          <table:table-cell table:style-name="ce6" table:formula="of:=IF([.F547]&gt;=1000000; TEXT([.F547]/1000000; &quot;0.0#&quot;)&amp;&quot; M&quot;; IF([.F547]&gt;=1000; TEXT([.F547]/1000; &quot;0.0#&quot;)&amp;&quot; k&quot;;  IF([.F547]&gt;=1; TEXT([.F547]; &quot;0.0#&quot;);IF([.F547]&gt;=0.001; TEXT([.F547]*1000; &quot;0.0#&quot;)&amp;&quot; m&quot;; IF([.F547]&gt;=0.000001; TEXT([.F547]*1000000; &quot;0.0#&quot;)&amp;&quot; µ&quot;;IF([.F547]&gt;=0.000000001; TEXT([.F547]*1000000000; &quot;0.0#&quot;)&amp;&quot; n&quot;; IF([.F547]&gt;=0.000000000001; TEXT([.F547]*1000000000000; &quot;0.0#&quot;)&amp;&quot; p&quot;;TEXT([.F547]; &quot;0.0#&quot;))))))))" office:value-type="string" office:string-value="4.75 k" calcext:value-type="string">
            <text:p>4.7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4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110" calcext:value-type="float">
            <text:p>5110</text:p>
          </table:table-cell>
          <table:table-cell table:number-columns-repeated="3"/>
          <table:table-cell table:formula="of:=[.B548]+[.C548]+[.D548]+[.E548]" office:value-type="float" office:value="5110" calcext:value-type="float">
            <text:p>5110</text:p>
          </table:table-cell>
          <table:table-cell table:style-name="ce6" table:formula="of:=IF([.F548]&gt;=1000000; TEXT([.F548]/1000000; &quot;0.0#&quot;)&amp;&quot; M&quot;; IF([.F548]&gt;=1000; TEXT([.F548]/1000; &quot;0.0#&quot;)&amp;&quot; k&quot;;  IF([.F548]&gt;=1; TEXT([.F548]; &quot;0.0#&quot;);IF([.F548]&gt;=0.001; TEXT([.F548]*1000; &quot;0.0#&quot;)&amp;&quot; m&quot;; IF([.F548]&gt;=0.000001; TEXT([.F548]*1000000; &quot;0.0#&quot;)&amp;&quot; µ&quot;;IF([.F548]&gt;=0.000000001; TEXT([.F548]*1000000000; &quot;0.0#&quot;)&amp;&quot; n&quot;; IF([.F548]&gt;=0.000000000001; TEXT([.F548]*1000000000000; &quot;0.0#&quot;)&amp;&quot; p&quot;;TEXT([.F548]; &quot;0.0#&quot;))))))))" office:value-type="string" office:string-value="5.11 k" calcext:value-type="string">
            <text:p>5.1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4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0000" calcext:value-type="float">
            <text:p>110000</text:p>
          </table:table-cell>
          <table:table-cell table:number-columns-repeated="3"/>
          <table:table-cell table:formula="of:=[.B549]+[.C549]+[.D549]+[.E549]" office:value-type="float" office:value="110000" calcext:value-type="float">
            <text:p>110000</text:p>
          </table:table-cell>
          <table:table-cell table:style-name="ce6" table:formula="of:=IF([.F549]&gt;=1000000; TEXT([.F549]/1000000; &quot;0.0#&quot;)&amp;&quot; M&quot;; IF([.F549]&gt;=1000; TEXT([.F549]/1000; &quot;0.0#&quot;)&amp;&quot; k&quot;;  IF([.F549]&gt;=1; TEXT([.F549]; &quot;0.0#&quot;);IF([.F549]&gt;=0.001; TEXT([.F549]*1000; &quot;0.0#&quot;)&amp;&quot; m&quot;; IF([.F549]&gt;=0.000001; TEXT([.F549]*1000000; &quot;0.0#&quot;)&amp;&quot; µ&quot;;IF([.F549]&gt;=0.000000001; TEXT([.F549]*1000000000; &quot;0.0#&quot;)&amp;&quot; n&quot;; IF([.F549]&gt;=0.000000000001; TEXT([.F549]*1000000000000; &quot;0.0#&quot;)&amp;&quot; p&quot;;TEXT([.F549]; &quot;0.0#&quot;))))))))" office:value-type="string" office:string-value="110.0 k" calcext:value-type="string">
            <text:p>11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4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1000" calcext:value-type="float">
            <text:p>121000</text:p>
          </table:table-cell>
          <table:table-cell table:number-columns-repeated="3"/>
          <table:table-cell table:formula="of:=[.B550]+[.C550]+[.D550]+[.E550]" office:value-type="float" office:value="121000" calcext:value-type="float">
            <text:p>121000</text:p>
          </table:table-cell>
          <table:table-cell table:style-name="ce6" table:formula="of:=IF([.F550]&gt;=1000000; TEXT([.F550]/1000000; &quot;0.0#&quot;)&amp;&quot; M&quot;; IF([.F550]&gt;=1000; TEXT([.F550]/1000; &quot;0.0#&quot;)&amp;&quot; k&quot;;  IF([.F550]&gt;=1; TEXT([.F550]; &quot;0.0#&quot;);IF([.F550]&gt;=0.001; TEXT([.F550]*1000; &quot;0.0#&quot;)&amp;&quot; m&quot;; IF([.F550]&gt;=0.000001; TEXT([.F550]*1000000; &quot;0.0#&quot;)&amp;&quot; µ&quot;;IF([.F550]&gt;=0.000000001; TEXT([.F550]*1000000000; &quot;0.0#&quot;)&amp;&quot; n&quot;; IF([.F550]&gt;=0.000000000001; TEXT([.F550]*1000000000000; &quot;0.0#&quot;)&amp;&quot; p&quot;;TEXT([.F550]; &quot;0.0#&quot;))))))))" office:value-type="string" office:string-value="121.0 k" calcext:value-type="string">
            <text:p>12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5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0000" calcext:value-type="float">
            <text:p>130000</text:p>
          </table:table-cell>
          <table:table-cell table:number-columns-repeated="3"/>
          <table:table-cell table:formula="of:=[.B551]+[.C551]+[.D551]+[.E551]" office:value-type="float" office:value="130000" calcext:value-type="float">
            <text:p>130000</text:p>
          </table:table-cell>
          <table:table-cell table:style-name="ce6" table:formula="of:=IF([.F551]&gt;=1000000; TEXT([.F551]/1000000; &quot;0.0#&quot;)&amp;&quot; M&quot;; IF([.F551]&gt;=1000; TEXT([.F551]/1000; &quot;0.0#&quot;)&amp;&quot; k&quot;;  IF([.F551]&gt;=1; TEXT([.F551]; &quot;0.0#&quot;);IF([.F551]&gt;=0.001; TEXT([.F551]*1000; &quot;0.0#&quot;)&amp;&quot; m&quot;; IF([.F551]&gt;=0.000001; TEXT([.F551]*1000000; &quot;0.0#&quot;)&amp;&quot; µ&quot;;IF([.F551]&gt;=0.000000001; TEXT([.F551]*1000000000; &quot;0.0#&quot;)&amp;&quot; n&quot;; IF([.F551]&gt;=0.000000000001; TEXT([.F551]*1000000000000; &quot;0.0#&quot;)&amp;&quot; p&quot;;TEXT([.F551]; &quot;0.0#&quot;))))))))" office:value-type="string" office:string-value="130.0 k" calcext:value-type="string">
            <text:p>13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5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000" calcext:value-type="float">
            <text:p>150000</text:p>
          </table:table-cell>
          <table:table-cell table:number-columns-repeated="3"/>
          <table:table-cell table:formula="of:=[.B552]+[.C552]+[.D552]+[.E552]" office:value-type="float" office:value="150000" calcext:value-type="float">
            <text:p>150000</text:p>
          </table:table-cell>
          <table:table-cell table:style-name="ce6" table:formula="of:=IF([.F552]&gt;=1000000; TEXT([.F552]/1000000; &quot;0.0#&quot;)&amp;&quot; M&quot;; IF([.F552]&gt;=1000; TEXT([.F552]/1000; &quot;0.0#&quot;)&amp;&quot; k&quot;;  IF([.F552]&gt;=1; TEXT([.F552]; &quot;0.0#&quot;);IF([.F552]&gt;=0.001; TEXT([.F552]*1000; &quot;0.0#&quot;)&amp;&quot; m&quot;; IF([.F552]&gt;=0.000001; TEXT([.F552]*1000000; &quot;0.0#&quot;)&amp;&quot; µ&quot;;IF([.F552]&gt;=0.000000001; TEXT([.F552]*1000000000; &quot;0.0#&quot;)&amp;&quot; n&quot;; IF([.F552]&gt;=0.000000000001; TEXT([.F552]*1000000000000; &quot;0.0#&quot;)&amp;&quot; p&quot;;TEXT([.F552]; &quot;0.0#&quot;))))))))" office:value-type="string" office:string-value="150.0 k" calcext:value-type="string">
            <text:p>15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5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62000" calcext:value-type="float">
            <text:p>162000</text:p>
          </table:table-cell>
          <table:table-cell table:number-columns-repeated="3"/>
          <table:table-cell table:formula="of:=[.B553]+[.C553]+[.D553]+[.E553]" office:value-type="float" office:value="162000" calcext:value-type="float">
            <text:p>162000</text:p>
          </table:table-cell>
          <table:table-cell table:style-name="ce6" table:formula="of:=IF([.F553]&gt;=1000000; TEXT([.F553]/1000000; &quot;0.0#&quot;)&amp;&quot; M&quot;; IF([.F553]&gt;=1000; TEXT([.F553]/1000; &quot;0.0#&quot;)&amp;&quot; k&quot;;  IF([.F553]&gt;=1; TEXT([.F553]; &quot;0.0#&quot;);IF([.F553]&gt;=0.001; TEXT([.F553]*1000; &quot;0.0#&quot;)&amp;&quot; m&quot;; IF([.F553]&gt;=0.000001; TEXT([.F553]*1000000; &quot;0.0#&quot;)&amp;&quot; µ&quot;;IF([.F553]&gt;=0.000000001; TEXT([.F553]*1000000000; &quot;0.0#&quot;)&amp;&quot; n&quot;; IF([.F553]&gt;=0.000000000001; TEXT([.F553]*1000000000000; &quot;0.0#&quot;)&amp;&quot; p&quot;;TEXT([.F553]; &quot;0.0#&quot;))))))))" office:value-type="string" office:string-value="162.0 k" calcext:value-type="string">
            <text:p>16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5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78000" calcext:value-type="float">
            <text:p>178000</text:p>
          </table:table-cell>
          <table:table-cell table:number-columns-repeated="3"/>
          <table:table-cell table:formula="of:=[.B554]+[.C554]+[.D554]+[.E554]" office:value-type="float" office:value="178000" calcext:value-type="float">
            <text:p>178000</text:p>
          </table:table-cell>
          <table:table-cell table:style-name="ce6" table:formula="of:=IF([.F554]&gt;=1000000; TEXT([.F554]/1000000; &quot;0.0#&quot;)&amp;&quot; M&quot;; IF([.F554]&gt;=1000; TEXT([.F554]/1000; &quot;0.0#&quot;)&amp;&quot; k&quot;;  IF([.F554]&gt;=1; TEXT([.F554]; &quot;0.0#&quot;);IF([.F554]&gt;=0.001; TEXT([.F554]*1000; &quot;0.0#&quot;)&amp;&quot; m&quot;; IF([.F554]&gt;=0.000001; TEXT([.F554]*1000000; &quot;0.0#&quot;)&amp;&quot; µ&quot;;IF([.F554]&gt;=0.000000001; TEXT([.F554]*1000000000; &quot;0.0#&quot;)&amp;&quot; n&quot;; IF([.F554]&gt;=0.000000000001; TEXT([.F554]*1000000000000; &quot;0.0#&quot;)&amp;&quot; p&quot;;TEXT([.F554]; &quot;0.0#&quot;))))))))" office:value-type="string" office:string-value="178.0 k" calcext:value-type="string">
            <text:p>178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5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string" calcext:value-type="string">
            <text:p>No Label</text:p>
          </table:table-cell>
          <table:table-cell table:number-columns-repeated="3"/>
          <table:table-cell table:formula="of:=[.B555]+[.C555]+[.D555]+[.E555]" office:value-type="string" office:string-value="" calcext:value-type="error">
            <text:p>#VALUE!</text:p>
          </table:table-cell>
          <table:table-cell table:style-name="ce6" table:formula="of:=IF([.F555]&gt;=1000000; TEXT([.F555]/1000000; &quot;0.0#&quot;)&amp;&quot; M&quot;; IF([.F555]&gt;=1000; TEXT([.F555]/1000; &quot;0.0#&quot;)&amp;&quot; k&quot;;  IF([.F555]&gt;=1; TEXT([.F555]; &quot;0.0#&quot;);IF([.F555]&gt;=0.001; TEXT([.F555]*1000; &quot;0.0#&quot;)&amp;&quot; m&quot;; IF([.F555]&gt;=0.000001; TEXT([.F555]*1000000; &quot;0.0#&quot;)&amp;&quot; µ&quot;;IF([.F555]&gt;=0.000000001; TEXT([.F555]*1000000000; &quot;0.0#&quot;)&amp;&quot; n&quot;; IF([.F555]&gt;=0.000000000001; TEXT([.F555]*1000000000000; &quot;0.0#&quot;)&amp;&quot; p&quot;;TEXT([.F555]; &quot;0.0#&quot;))))))))" office:value-type="string" office:string-value="" calcext:value-type="error">
            <text:p>#VALUE!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5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74" calcext:value-type="float">
            <text:p>174</text:p>
          </table:table-cell>
          <table:table-cell table:number-columns-repeated="3"/>
          <table:table-cell table:formula="of:=[.B556]+[.C556]+[.D556]+[.E556]" office:value-type="float" office:value="174" calcext:value-type="float">
            <text:p>174</text:p>
          </table:table-cell>
          <table:table-cell table:style-name="ce6" table:formula="of:=IF([.F556]&gt;=1000000; TEXT([.F556]/1000000; &quot;0.0#&quot;)&amp;&quot; M&quot;; IF([.F556]&gt;=1000; TEXT([.F556]/1000; &quot;0.0#&quot;)&amp;&quot; k&quot;;  IF([.F556]&gt;=1; TEXT([.F556]; &quot;0.0#&quot;);IF([.F556]&gt;=0.001; TEXT([.F556]*1000; &quot;0.0#&quot;)&amp;&quot; m&quot;; IF([.F556]&gt;=0.000001; TEXT([.F556]*1000000; &quot;0.0#&quot;)&amp;&quot; µ&quot;;IF([.F556]&gt;=0.000000001; TEXT([.F556]*1000000000; &quot;0.0#&quot;)&amp;&quot; n&quot;; IF([.F556]&gt;=0.000000000001; TEXT([.F556]*1000000000000; &quot;0.0#&quot;)&amp;&quot; p&quot;;TEXT([.F556]; &quot;0.0#&quot;))))))))" office:value-type="string" office:string-value="174.0" calcext:value-type="string">
            <text:p>174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5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table:formula="of:=[.B557]+[.C557]+[.D557]+[.E557]" office:value-type="float" office:value="200" calcext:value-type="float">
            <text:p>200</text:p>
          </table:table-cell>
          <table:table-cell table:style-name="ce6" table:formula="of:=IF([.F557]&gt;=1000000; TEXT([.F557]/1000000; &quot;0.0#&quot;)&amp;&quot; M&quot;; IF([.F557]&gt;=1000; TEXT([.F557]/1000; &quot;0.0#&quot;)&amp;&quot; k&quot;;  IF([.F557]&gt;=1; TEXT([.F557]; &quot;0.0#&quot;);IF([.F557]&gt;=0.001; TEXT([.F557]*1000; &quot;0.0#&quot;)&amp;&quot; m&quot;; IF([.F557]&gt;=0.000001; TEXT([.F557]*1000000; &quot;0.0#&quot;)&amp;&quot; µ&quot;;IF([.F557]&gt;=0.000000001; TEXT([.F557]*1000000000; &quot;0.0#&quot;)&amp;&quot; n&quot;; IF([.F557]&gt;=0.000000000001; TEXT([.F557]*1000000000000; &quot;0.0#&quot;)&amp;&quot; p&quot;;TEXT([.F557]; &quot;0.0#&quot;))))))))" office:value-type="string" office:string-value="200.0" calcext:value-type="string">
            <text:p>20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5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15" calcext:value-type="float">
            <text:p>215</text:p>
          </table:table-cell>
          <table:table-cell table:number-columns-repeated="3"/>
          <table:table-cell table:formula="of:=[.B558]+[.C558]+[.D558]+[.E558]" office:value-type="float" office:value="215" calcext:value-type="float">
            <text:p>215</text:p>
          </table:table-cell>
          <table:table-cell table:style-name="ce6" table:formula="of:=IF([.F558]&gt;=1000000; TEXT([.F558]/1000000; &quot;0.0#&quot;)&amp;&quot; M&quot;; IF([.F558]&gt;=1000; TEXT([.F558]/1000; &quot;0.0#&quot;)&amp;&quot; k&quot;;  IF([.F558]&gt;=1; TEXT([.F558]; &quot;0.0#&quot;);IF([.F558]&gt;=0.001; TEXT([.F558]*1000; &quot;0.0#&quot;)&amp;&quot; m&quot;; IF([.F558]&gt;=0.000001; TEXT([.F558]*1000000; &quot;0.0#&quot;)&amp;&quot; µ&quot;;IF([.F558]&gt;=0.000000001; TEXT([.F558]*1000000000; &quot;0.0#&quot;)&amp;&quot; n&quot;; IF([.F558]&gt;=0.000000000001; TEXT([.F558]*1000000000000; &quot;0.0#&quot;)&amp;&quot; p&quot;;TEXT([.F558]; &quot;0.0#&quot;))))))))" office:value-type="string" office:string-value="215.0" calcext:value-type="string">
            <text:p>215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5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37" calcext:value-type="float">
            <text:p>237</text:p>
          </table:table-cell>
          <table:table-cell table:number-columns-repeated="3"/>
          <table:table-cell table:formula="of:=[.B559]+[.C559]+[.D559]+[.E559]" office:value-type="float" office:value="237" calcext:value-type="float">
            <text:p>237</text:p>
          </table:table-cell>
          <table:table-cell table:style-name="ce6" table:formula="of:=IF([.F559]&gt;=1000000; TEXT([.F559]/1000000; &quot;0.0#&quot;)&amp;&quot; M&quot;; IF([.F559]&gt;=1000; TEXT([.F559]/1000; &quot;0.0#&quot;)&amp;&quot; k&quot;;  IF([.F559]&gt;=1; TEXT([.F559]; &quot;0.0#&quot;);IF([.F559]&gt;=0.001; TEXT([.F559]*1000; &quot;0.0#&quot;)&amp;&quot; m&quot;; IF([.F559]&gt;=0.000001; TEXT([.F559]*1000000; &quot;0.0#&quot;)&amp;&quot; µ&quot;;IF([.F559]&gt;=0.000000001; TEXT([.F559]*1000000000; &quot;0.0#&quot;)&amp;&quot; n&quot;; IF([.F559]&gt;=0.000000000001; TEXT([.F559]*1000000000000; &quot;0.0#&quot;)&amp;&quot; p&quot;;TEXT([.F559]; &quot;0.0#&quot;))))))))" office:value-type="string" office:string-value="237.0" calcext:value-type="string">
            <text:p>237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5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61" calcext:value-type="float">
            <text:p>261</text:p>
          </table:table-cell>
          <table:table-cell table:number-columns-repeated="3"/>
          <table:table-cell table:formula="of:=[.B560]+[.C560]+[.D560]+[.E560]" office:value-type="float" office:value="261" calcext:value-type="float">
            <text:p>261</text:p>
          </table:table-cell>
          <table:table-cell table:style-name="ce6" table:formula="of:=IF([.F560]&gt;=1000000; TEXT([.F560]/1000000; &quot;0.0#&quot;)&amp;&quot; M&quot;; IF([.F560]&gt;=1000; TEXT([.F560]/1000; &quot;0.0#&quot;)&amp;&quot; k&quot;;  IF([.F560]&gt;=1; TEXT([.F560]; &quot;0.0#&quot;);IF([.F560]&gt;=0.001; TEXT([.F560]*1000; &quot;0.0#&quot;)&amp;&quot; m&quot;; IF([.F560]&gt;=0.000001; TEXT([.F560]*1000000; &quot;0.0#&quot;)&amp;&quot; µ&quot;;IF([.F560]&gt;=0.000000001; TEXT([.F560]*1000000000; &quot;0.0#&quot;)&amp;&quot; n&quot;; IF([.F560]&gt;=0.000000000001; TEXT([.F560]*1000000000000; &quot;0.0#&quot;)&amp;&quot; p&quot;;TEXT([.F560]; &quot;0.0#&quot;))))))))" office:value-type="string" office:string-value="261.0" calcext:value-type="string">
            <text:p>261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6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87" calcext:value-type="float">
            <text:p>287</text:p>
          </table:table-cell>
          <table:table-cell table:number-columns-repeated="3"/>
          <table:table-cell table:formula="of:=[.B561]+[.C561]+[.D561]+[.E561]" office:value-type="float" office:value="287" calcext:value-type="float">
            <text:p>287</text:p>
          </table:table-cell>
          <table:table-cell table:style-name="ce6" table:formula="of:=IF([.F561]&gt;=1000000; TEXT([.F561]/1000000; &quot;0.0#&quot;)&amp;&quot; M&quot;; IF([.F561]&gt;=1000; TEXT([.F561]/1000; &quot;0.0#&quot;)&amp;&quot; k&quot;;  IF([.F561]&gt;=1; TEXT([.F561]; &quot;0.0#&quot;);IF([.F561]&gt;=0.001; TEXT([.F561]*1000; &quot;0.0#&quot;)&amp;&quot; m&quot;; IF([.F561]&gt;=0.000001; TEXT([.F561]*1000000; &quot;0.0#&quot;)&amp;&quot; µ&quot;;IF([.F561]&gt;=0.000000001; TEXT([.F561]*1000000000; &quot;0.0#&quot;)&amp;&quot; n&quot;; IF([.F561]&gt;=0.000000000001; TEXT([.F561]*1000000000000; &quot;0.0#&quot;)&amp;&quot; p&quot;;TEXT([.F561]; &quot;0.0#&quot;))))))))" office:value-type="string" office:string-value="287.0" calcext:value-type="string">
            <text:p>287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6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620" calcext:value-type="float">
            <text:p>5620</text:p>
          </table:table-cell>
          <table:table-cell table:number-columns-repeated="3"/>
          <table:table-cell table:formula="of:=[.B562]+[.C562]+[.D562]+[.E562]" office:value-type="float" office:value="5620" calcext:value-type="float">
            <text:p>5620</text:p>
          </table:table-cell>
          <table:table-cell table:style-name="ce6" table:formula="of:=IF([.F562]&gt;=1000000; TEXT([.F562]/1000000; &quot;0.0#&quot;)&amp;&quot; M&quot;; IF([.F562]&gt;=1000; TEXT([.F562]/1000; &quot;0.0#&quot;)&amp;&quot; k&quot;;  IF([.F562]&gt;=1; TEXT([.F562]; &quot;0.0#&quot;);IF([.F562]&gt;=0.001; TEXT([.F562]*1000; &quot;0.0#&quot;)&amp;&quot; m&quot;; IF([.F562]&gt;=0.000001; TEXT([.F562]*1000000; &quot;0.0#&quot;)&amp;&quot; µ&quot;;IF([.F562]&gt;=0.000000001; TEXT([.F562]*1000000000; &quot;0.0#&quot;)&amp;&quot; n&quot;; IF([.F562]&gt;=0.000000000001; TEXT([.F562]*1000000000000; &quot;0.0#&quot;)&amp;&quot; p&quot;;TEXT([.F562]; &quot;0.0#&quot;))))))))" office:value-type="string" office:string-value="5.62 k" calcext:value-type="string">
            <text:p>5.6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6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190" calcext:value-type="float">
            <text:p>6190</text:p>
          </table:table-cell>
          <table:table-cell table:number-columns-repeated="3"/>
          <table:table-cell table:formula="of:=[.B563]+[.C563]+[.D563]+[.E563]" office:value-type="float" office:value="6190" calcext:value-type="float">
            <text:p>6190</text:p>
          </table:table-cell>
          <table:table-cell table:style-name="ce6" table:formula="of:=IF([.F563]&gt;=1000000; TEXT([.F563]/1000000; &quot;0.0#&quot;)&amp;&quot; M&quot;; IF([.F563]&gt;=1000; TEXT([.F563]/1000; &quot;0.0#&quot;)&amp;&quot; k&quot;;  IF([.F563]&gt;=1; TEXT([.F563]; &quot;0.0#&quot;);IF([.F563]&gt;=0.001; TEXT([.F563]*1000; &quot;0.0#&quot;)&amp;&quot; m&quot;; IF([.F563]&gt;=0.000001; TEXT([.F563]*1000000; &quot;0.0#&quot;)&amp;&quot; µ&quot;;IF([.F563]&gt;=0.000000001; TEXT([.F563]*1000000000; &quot;0.0#&quot;)&amp;&quot; n&quot;; IF([.F563]&gt;=0.000000000001; TEXT([.F563]*1000000000000; &quot;0.0#&quot;)&amp;&quot; p&quot;;TEXT([.F563]; &quot;0.0#&quot;))))))))" office:value-type="string" office:string-value="6.19 k" calcext:value-type="string">
            <text:p>6.19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6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810" calcext:value-type="float">
            <text:p>6810</text:p>
          </table:table-cell>
          <table:table-cell table:number-columns-repeated="3"/>
          <table:table-cell table:formula="of:=[.B564]+[.C564]+[.D564]+[.E564]" office:value-type="float" office:value="6810" calcext:value-type="float">
            <text:p>6810</text:p>
          </table:table-cell>
          <table:table-cell table:style-name="ce6" table:formula="of:=IF([.F564]&gt;=1000000; TEXT([.F564]/1000000; &quot;0.0#&quot;)&amp;&quot; M&quot;; IF([.F564]&gt;=1000; TEXT([.F564]/1000; &quot;0.0#&quot;)&amp;&quot; k&quot;;  IF([.F564]&gt;=1; TEXT([.F564]; &quot;0.0#&quot;);IF([.F564]&gt;=0.001; TEXT([.F564]*1000; &quot;0.0#&quot;)&amp;&quot; m&quot;; IF([.F564]&gt;=0.000001; TEXT([.F564]*1000000; &quot;0.0#&quot;)&amp;&quot; µ&quot;;IF([.F564]&gt;=0.000000001; TEXT([.F564]*1000000000; &quot;0.0#&quot;)&amp;&quot; n&quot;; IF([.F564]&gt;=0.000000000001; TEXT([.F564]*1000000000000; &quot;0.0#&quot;)&amp;&quot; p&quot;;TEXT([.F564]; &quot;0.0#&quot;))))))))" office:value-type="string" office:string-value="6.81 k" calcext:value-type="string">
            <text:p>6.8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6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500" calcext:value-type="float">
            <text:p>7500</text:p>
          </table:table-cell>
          <table:table-cell table:number-columns-repeated="3"/>
          <table:table-cell table:formula="of:=[.B565]+[.C565]+[.D565]+[.E565]" office:value-type="float" office:value="7500" calcext:value-type="float">
            <text:p>7500</text:p>
          </table:table-cell>
          <table:table-cell table:style-name="ce6" table:formula="of:=IF([.F565]&gt;=1000000; TEXT([.F565]/1000000; &quot;0.0#&quot;)&amp;&quot; M&quot;; IF([.F565]&gt;=1000; TEXT([.F565]/1000; &quot;0.0#&quot;)&amp;&quot; k&quot;;  IF([.F565]&gt;=1; TEXT([.F565]; &quot;0.0#&quot;);IF([.F565]&gt;=0.001; TEXT([.F565]*1000; &quot;0.0#&quot;)&amp;&quot; m&quot;; IF([.F565]&gt;=0.000001; TEXT([.F565]*1000000; &quot;0.0#&quot;)&amp;&quot; µ&quot;;IF([.F565]&gt;=0.000000001; TEXT([.F565]*1000000000; &quot;0.0#&quot;)&amp;&quot; n&quot;; IF([.F565]&gt;=0.000000000001; TEXT([.F565]*1000000000000; &quot;0.0#&quot;)&amp;&quot; p&quot;;TEXT([.F565]; &quot;0.0#&quot;))))))))" office:value-type="string" office:string-value="7.5 k" calcext:value-type="string">
            <text:p>7.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6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250" calcext:value-type="float">
            <text:p>8250</text:p>
          </table:table-cell>
          <table:table-cell table:number-columns-repeated="3"/>
          <table:table-cell table:formula="of:=[.B566]+[.C566]+[.D566]+[.E566]" office:value-type="float" office:value="8250" calcext:value-type="float">
            <text:p>8250</text:p>
          </table:table-cell>
          <table:table-cell table:style-name="ce6" table:formula="of:=IF([.F566]&gt;=1000000; TEXT([.F566]/1000000; &quot;0.0#&quot;)&amp;&quot; M&quot;; IF([.F566]&gt;=1000; TEXT([.F566]/1000; &quot;0.0#&quot;)&amp;&quot; k&quot;;  IF([.F566]&gt;=1; TEXT([.F566]; &quot;0.0#&quot;);IF([.F566]&gt;=0.001; TEXT([.F566]*1000; &quot;0.0#&quot;)&amp;&quot; m&quot;; IF([.F566]&gt;=0.000001; TEXT([.F566]*1000000; &quot;0.0#&quot;)&amp;&quot; µ&quot;;IF([.F566]&gt;=0.000000001; TEXT([.F566]*1000000000; &quot;0.0#&quot;)&amp;&quot; n&quot;; IF([.F566]&gt;=0.000000000001; TEXT([.F566]*1000000000000; &quot;0.0#&quot;)&amp;&quot; p&quot;;TEXT([.F566]; &quot;0.0#&quot;))))))))" office:value-type="string" office:string-value="8.25 k" calcext:value-type="string">
            <text:p>8.2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6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9090" calcext:value-type="float">
            <text:p>9090</text:p>
          </table:table-cell>
          <table:table-cell table:number-columns-repeated="3"/>
          <table:table-cell table:formula="of:=[.B567]+[.C567]+[.D567]+[.E567]" office:value-type="float" office:value="9090" calcext:value-type="float">
            <text:p>9090</text:p>
          </table:table-cell>
          <table:table-cell table:style-name="ce6" table:formula="of:=IF([.F567]&gt;=1000000; TEXT([.F567]/1000000; &quot;0.0#&quot;)&amp;&quot; M&quot;; IF([.F567]&gt;=1000; TEXT([.F567]/1000; &quot;0.0#&quot;)&amp;&quot; k&quot;;  IF([.F567]&gt;=1; TEXT([.F567]; &quot;0.0#&quot;);IF([.F567]&gt;=0.001; TEXT([.F567]*1000; &quot;0.0#&quot;)&amp;&quot; m&quot;; IF([.F567]&gt;=0.000001; TEXT([.F567]*1000000; &quot;0.0#&quot;)&amp;&quot; µ&quot;;IF([.F567]&gt;=0.000000001; TEXT([.F567]*1000000000; &quot;0.0#&quot;)&amp;&quot; n&quot;; IF([.F567]&gt;=0.000000000001; TEXT([.F567]*1000000000000; &quot;0.0#&quot;)&amp;&quot; p&quot;;TEXT([.F567]; &quot;0.0#&quot;))))))))" office:value-type="string" office:string-value="9.09 k" calcext:value-type="string">
            <text:p>9.09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6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000" calcext:value-type="float">
            <text:p>200000</text:p>
          </table:table-cell>
          <table:table-cell table:number-columns-repeated="3"/>
          <table:table-cell table:formula="of:=[.B568]+[.C568]+[.D568]+[.E568]" office:value-type="float" office:value="200000" calcext:value-type="float">
            <text:p>200000</text:p>
          </table:table-cell>
          <table:table-cell table:style-name="ce6" table:formula="of:=IF([.F568]&gt;=1000000; TEXT([.F568]/1000000; &quot;0.0#&quot;)&amp;&quot; M&quot;; IF([.F568]&gt;=1000; TEXT([.F568]/1000; &quot;0.0#&quot;)&amp;&quot; k&quot;;  IF([.F568]&gt;=1; TEXT([.F568]; &quot;0.0#&quot;);IF([.F568]&gt;=0.001; TEXT([.F568]*1000; &quot;0.0#&quot;)&amp;&quot; m&quot;; IF([.F568]&gt;=0.000001; TEXT([.F568]*1000000; &quot;0.0#&quot;)&amp;&quot; µ&quot;;IF([.F568]&gt;=0.000000001; TEXT([.F568]*1000000000; &quot;0.0#&quot;)&amp;&quot; n&quot;; IF([.F568]&gt;=0.000000000001; TEXT([.F568]*1000000000000; &quot;0.0#&quot;)&amp;&quot; p&quot;;TEXT([.F568]; &quot;0.0#&quot;))))))))" office:value-type="string" office:string-value="200.0 k" calcext:value-type="string">
            <text:p>20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6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1000" calcext:value-type="float">
            <text:p>221000</text:p>
          </table:table-cell>
          <table:table-cell table:number-columns-repeated="3"/>
          <table:table-cell table:formula="of:=[.B569]+[.C569]+[.D569]+[.E569]" office:value-type="float" office:value="221000" calcext:value-type="float">
            <text:p>221000</text:p>
          </table:table-cell>
          <table:table-cell table:style-name="ce6" table:formula="of:=IF([.F569]&gt;=1000000; TEXT([.F569]/1000000; &quot;0.0#&quot;)&amp;&quot; M&quot;; IF([.F569]&gt;=1000; TEXT([.F569]/1000; &quot;0.0#&quot;)&amp;&quot; k&quot;;  IF([.F569]&gt;=1; TEXT([.F569]; &quot;0.0#&quot;);IF([.F569]&gt;=0.001; TEXT([.F569]*1000; &quot;0.0#&quot;)&amp;&quot; m&quot;; IF([.F569]&gt;=0.000001; TEXT([.F569]*1000000; &quot;0.0#&quot;)&amp;&quot; µ&quot;;IF([.F569]&gt;=0.000000001; TEXT([.F569]*1000000000; &quot;0.0#&quot;)&amp;&quot; n&quot;; IF([.F569]&gt;=0.000000000001; TEXT([.F569]*1000000000000; &quot;0.0#&quot;)&amp;&quot; p&quot;;TEXT([.F569]; &quot;0.0#&quot;))))))))" office:value-type="string" office:string-value="221.0 k" calcext:value-type="string">
            <text:p>22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6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37000" calcext:value-type="float">
            <text:p>237000</text:p>
          </table:table-cell>
          <table:table-cell table:number-columns-repeated="3"/>
          <table:table-cell table:formula="of:=[.B570]+[.C570]+[.D570]+[.E570]" office:value-type="float" office:value="237000" calcext:value-type="float">
            <text:p>237000</text:p>
          </table:table-cell>
          <table:table-cell table:style-name="ce6" table:formula="of:=IF([.F570]&gt;=1000000; TEXT([.F570]/1000000; &quot;0.0#&quot;)&amp;&quot; M&quot;; IF([.F570]&gt;=1000; TEXT([.F570]/1000; &quot;0.0#&quot;)&amp;&quot; k&quot;;  IF([.F570]&gt;=1; TEXT([.F570]; &quot;0.0#&quot;);IF([.F570]&gt;=0.001; TEXT([.F570]*1000; &quot;0.0#&quot;)&amp;&quot; m&quot;; IF([.F570]&gt;=0.000001; TEXT([.F570]*1000000; &quot;0.0#&quot;)&amp;&quot; µ&quot;;IF([.F570]&gt;=0.000000001; TEXT([.F570]*1000000000; &quot;0.0#&quot;)&amp;&quot; n&quot;; IF([.F570]&gt;=0.000000000001; TEXT([.F570]*1000000000000; &quot;0.0#&quot;)&amp;&quot; p&quot;;TEXT([.F570]; &quot;0.0#&quot;))))))))" office:value-type="string" office:string-value="237.0 k" calcext:value-type="string">
            <text:p>237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7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55000" calcext:value-type="float">
            <text:p>255000</text:p>
          </table:table-cell>
          <table:table-cell table:number-columns-repeated="3"/>
          <table:table-cell table:formula="of:=[.B571]+[.C571]+[.D571]+[.E571]" office:value-type="float" office:value="255000" calcext:value-type="float">
            <text:p>255000</text:p>
          </table:table-cell>
          <table:table-cell table:style-name="ce6" table:formula="of:=IF([.F571]&gt;=1000000; TEXT([.F571]/1000000; &quot;0.0#&quot;)&amp;&quot; M&quot;; IF([.F571]&gt;=1000; TEXT([.F571]/1000; &quot;0.0#&quot;)&amp;&quot; k&quot;;  IF([.F571]&gt;=1; TEXT([.F571]; &quot;0.0#&quot;);IF([.F571]&gt;=0.001; TEXT([.F571]*1000; &quot;0.0#&quot;)&amp;&quot; m&quot;; IF([.F571]&gt;=0.000001; TEXT([.F571]*1000000; &quot;0.0#&quot;)&amp;&quot; µ&quot;;IF([.F571]&gt;=0.000000001; TEXT([.F571]*1000000000; &quot;0.0#&quot;)&amp;&quot; n&quot;; IF([.F571]&gt;=0.000000000001; TEXT([.F571]*1000000000000; &quot;0.0#&quot;)&amp;&quot; p&quot;;TEXT([.F571]; &quot;0.0#&quot;))))))))" office:value-type="string" office:string-value="255.0 k" calcext:value-type="string">
            <text:p>255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7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4000" calcext:value-type="float">
            <text:p>274000</text:p>
          </table:table-cell>
          <table:table-cell table:number-columns-repeated="3"/>
          <table:table-cell table:formula="of:=[.B572]+[.C572]+[.D572]+[.E572]" office:value-type="float" office:value="274000" calcext:value-type="float">
            <text:p>274000</text:p>
          </table:table-cell>
          <table:table-cell table:style-name="ce6" table:formula="of:=IF([.F572]&gt;=1000000; TEXT([.F572]/1000000; &quot;0.0#&quot;)&amp;&quot; M&quot;; IF([.F572]&gt;=1000; TEXT([.F572]/1000; &quot;0.0#&quot;)&amp;&quot; k&quot;;  IF([.F572]&gt;=1; TEXT([.F572]; &quot;0.0#&quot;);IF([.F572]&gt;=0.001; TEXT([.F572]*1000; &quot;0.0#&quot;)&amp;&quot; m&quot;; IF([.F572]&gt;=0.000001; TEXT([.F572]*1000000; &quot;0.0#&quot;)&amp;&quot; µ&quot;;IF([.F572]&gt;=0.000000001; TEXT([.F572]*1000000000; &quot;0.0#&quot;)&amp;&quot; n&quot;; IF([.F572]&gt;=0.000000000001; TEXT([.F572]*1000000000000; &quot;0.0#&quot;)&amp;&quot; p&quot;;TEXT([.F572]; &quot;0.0#&quot;))))))))" office:value-type="string" office:string-value="274.0 k" calcext:value-type="string">
            <text:p>274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7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1000" calcext:value-type="float">
            <text:p>301000</text:p>
          </table:table-cell>
          <table:table-cell table:number-columns-repeated="3"/>
          <table:table-cell table:formula="of:=[.B573]+[.C573]+[.D573]+[.E573]" office:value-type="float" office:value="301000" calcext:value-type="float">
            <text:p>301000</text:p>
          </table:table-cell>
          <table:table-cell table:style-name="ce6" table:formula="of:=IF([.F573]&gt;=1000000; TEXT([.F573]/1000000; &quot;0.0#&quot;)&amp;&quot; M&quot;; IF([.F573]&gt;=1000; TEXT([.F573]/1000; &quot;0.0#&quot;)&amp;&quot; k&quot;;  IF([.F573]&gt;=1; TEXT([.F573]; &quot;0.0#&quot;);IF([.F573]&gt;=0.001; TEXT([.F573]*1000; &quot;0.0#&quot;)&amp;&quot; m&quot;; IF([.F573]&gt;=0.000001; TEXT([.F573]*1000000; &quot;0.0#&quot;)&amp;&quot; µ&quot;;IF([.F573]&gt;=0.000000001; TEXT([.F573]*1000000000; &quot;0.0#&quot;)&amp;&quot; n&quot;; IF([.F573]&gt;=0.000000000001; TEXT([.F573]*1000000000000; &quot;0.0#&quot;)&amp;&quot; p&quot;;TEXT([.F573]; &quot;0.0#&quot;))))))))" office:value-type="string" office:string-value="301.0 k" calcext:value-type="string">
            <text:p>30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7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string" calcext:value-type="string">
            <text:p>No Label</text:p>
          </table:table-cell>
          <table:table-cell table:number-columns-repeated="3"/>
          <table:table-cell table:formula="of:=[.B574]+[.C574]+[.D574]+[.E574]" office:value-type="string" office:string-value="" calcext:value-type="error">
            <text:p>#VALUE!</text:p>
          </table:table-cell>
          <table:table-cell table:style-name="ce6" table:formula="of:=IF([.F574]&gt;=1000000; TEXT([.F574]/1000000; &quot;0.0#&quot;)&amp;&quot; M&quot;; IF([.F574]&gt;=1000; TEXT([.F574]/1000; &quot;0.0#&quot;)&amp;&quot; k&quot;;  IF([.F574]&gt;=1; TEXT([.F574]; &quot;0.0#&quot;);IF([.F574]&gt;=0.001; TEXT([.F574]*1000; &quot;0.0#&quot;)&amp;&quot; m&quot;; IF([.F574]&gt;=0.000001; TEXT([.F574]*1000000; &quot;0.0#&quot;)&amp;&quot; µ&quot;;IF([.F574]&gt;=0.000000001; TEXT([.F574]*1000000000; &quot;0.0#&quot;)&amp;&quot; n&quot;; IF([.F574]&gt;=0.000000000001; TEXT([.F574]*1000000000000; &quot;0.0#&quot;)&amp;&quot; p&quot;;TEXT([.F574]; &quot;0.0#&quot;))))))))" office:value-type="string" office:string-value="" calcext:value-type="error">
            <text:p>#VALUE!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7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9.9" calcext:value-type="float">
            <text:p>49.9</text:p>
          </table:table-cell>
          <table:table-cell table:number-columns-repeated="3"/>
          <table:table-cell table:formula="of:=[.B575]+[.C575]+[.D575]+[.E575]" office:value-type="float" office:value="49.9" calcext:value-type="float">
            <text:p>49.9</text:p>
          </table:table-cell>
          <table:table-cell table:style-name="ce6" table:formula="of:=IF([.F575]&gt;=1000000; TEXT([.F575]/1000000; &quot;0.0#&quot;)&amp;&quot; M&quot;; IF([.F575]&gt;=1000; TEXT([.F575]/1000; &quot;0.0#&quot;)&amp;&quot; k&quot;;  IF([.F575]&gt;=1; TEXT([.F575]; &quot;0.0#&quot;);IF([.F575]&gt;=0.001; TEXT([.F575]*1000; &quot;0.0#&quot;)&amp;&quot; m&quot;; IF([.F575]&gt;=0.000001; TEXT([.F575]*1000000; &quot;0.0#&quot;)&amp;&quot; µ&quot;;IF([.F575]&gt;=0.000000001; TEXT([.F575]*1000000000; &quot;0.0#&quot;)&amp;&quot; n&quot;; IF([.F575]&gt;=0.000000000001; TEXT([.F575]*1000000000000; &quot;0.0#&quot;)&amp;&quot; p&quot;;TEXT([.F575]; &quot;0.0#&quot;))))))))" office:value-type="string" office:string-value="49.9" calcext:value-type="string">
            <text:p>49.9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1 Column 1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7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50" calcext:value-type="float">
            <text:p>750</text:p>
          </table:table-cell>
          <table:table-cell table:number-columns-repeated="3"/>
          <table:table-cell table:formula="of:=[.B576]+[.C576]+[.D576]+[.E576]" office:value-type="float" office:value="750" calcext:value-type="float">
            <text:p>750</text:p>
          </table:table-cell>
          <table:table-cell table:style-name="ce6" table:formula="of:=IF([.F576]&gt;=1000000; TEXT([.F576]/1000000; &quot;0.0#&quot;)&amp;&quot; M&quot;; IF([.F576]&gt;=1000; TEXT([.F576]/1000; &quot;0.0#&quot;)&amp;&quot; k&quot;;  IF([.F576]&gt;=1; TEXT([.F576]; &quot;0.0#&quot;);IF([.F576]&gt;=0.001; TEXT([.F576]*1000; &quot;0.0#&quot;)&amp;&quot; m&quot;; IF([.F576]&gt;=0.000001; TEXT([.F576]*1000000; &quot;0.0#&quot;)&amp;&quot; µ&quot;;IF([.F576]&gt;=0.000000001; TEXT([.F576]*1000000000; &quot;0.0#&quot;)&amp;&quot; n&quot;; IF([.F576]&gt;=0.000000000001; TEXT([.F576]*1000000000000; &quot;0.0#&quot;)&amp;&quot; p&quot;;TEXT([.F576]; &quot;0.0#&quot;))))))))" office:value-type="string" office:string-value="750.0" calcext:value-type="string">
            <text:p>75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1 Column 2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7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909" calcext:value-type="float">
            <text:p>909</text:p>
          </table:table-cell>
          <table:table-cell table:number-columns-repeated="3"/>
          <table:table-cell table:formula="of:=[.B577]+[.C577]+[.D577]+[.E577]" office:value-type="float" office:value="909" calcext:value-type="float">
            <text:p>909</text:p>
          </table:table-cell>
          <table:table-cell table:style-name="ce6" table:formula="of:=IF([.F577]&gt;=1000000; TEXT([.F577]/1000000; &quot;0.0#&quot;)&amp;&quot; M&quot;; IF([.F577]&gt;=1000; TEXT([.F577]/1000; &quot;0.0#&quot;)&amp;&quot; k&quot;;  IF([.F577]&gt;=1; TEXT([.F577]; &quot;0.0#&quot;);IF([.F577]&gt;=0.001; TEXT([.F577]*1000; &quot;0.0#&quot;)&amp;&quot; m&quot;; IF([.F577]&gt;=0.000001; TEXT([.F577]*1000000; &quot;0.0#&quot;)&amp;&quot; µ&quot;;IF([.F577]&gt;=0.000000001; TEXT([.F577]*1000000000; &quot;0.0#&quot;)&amp;&quot; n&quot;; IF([.F577]&gt;=0.000000000001; TEXT([.F577]*1000000000000; &quot;0.0#&quot;)&amp;&quot; p&quot;;TEXT([.F577]; &quot;0.0#&quot;))))))))" office:value-type="string" office:string-value="909.0" calcext:value-type="string">
            <text:p>909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1 Column 3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7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00" calcext:value-type="float">
            <text:p>1100</text:p>
          </table:table-cell>
          <table:table-cell table:number-columns-repeated="3"/>
          <table:table-cell table:formula="of:=[.B578]+[.C578]+[.D578]+[.E578]" office:value-type="float" office:value="1100" calcext:value-type="float">
            <text:p>1100</text:p>
          </table:table-cell>
          <table:table-cell table:style-name="ce6" table:formula="of:=IF([.F578]&gt;=1000000; TEXT([.F578]/1000000; &quot;0.0#&quot;)&amp;&quot; M&quot;; IF([.F578]&gt;=1000; TEXT([.F578]/1000; &quot;0.0#&quot;)&amp;&quot; k&quot;;  IF([.F578]&gt;=1; TEXT([.F578]; &quot;0.0#&quot;);IF([.F578]&gt;=0.001; TEXT([.F578]*1000; &quot;0.0#&quot;)&amp;&quot; m&quot;; IF([.F578]&gt;=0.000001; TEXT([.F578]*1000000; &quot;0.0#&quot;)&amp;&quot; µ&quot;;IF([.F578]&gt;=0.000000001; TEXT([.F578]*1000000000; &quot;0.0#&quot;)&amp;&quot; n&quot;; IF([.F578]&gt;=0.000000000001; TEXT([.F578]*1000000000000; &quot;0.0#&quot;)&amp;&quot; p&quot;;TEXT([.F578]; &quot;0.0#&quot;))))))))" office:value-type="string" office:string-value="1.1 k" calcext:value-type="string">
            <text:p>1.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1 Column 4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7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40" calcext:value-type="float">
            <text:p>1240</text:p>
          </table:table-cell>
          <table:table-cell table:number-columns-repeated="3"/>
          <table:table-cell table:formula="of:=[.B579]+[.C579]+[.D579]+[.E579]" office:value-type="float" office:value="1240" calcext:value-type="float">
            <text:p>1240</text:p>
          </table:table-cell>
          <table:table-cell table:style-name="ce6" table:formula="of:=IF([.F579]&gt;=1000000; TEXT([.F579]/1000000; &quot;0.0#&quot;)&amp;&quot; M&quot;; IF([.F579]&gt;=1000; TEXT([.F579]/1000; &quot;0.0#&quot;)&amp;&quot; k&quot;;  IF([.F579]&gt;=1; TEXT([.F579]; &quot;0.0#&quot;);IF([.F579]&gt;=0.001; TEXT([.F579]*1000; &quot;0.0#&quot;)&amp;&quot; m&quot;; IF([.F579]&gt;=0.000001; TEXT([.F579]*1000000; &quot;0.0#&quot;)&amp;&quot; µ&quot;;IF([.F579]&gt;=0.000000001; TEXT([.F579]*1000000000; &quot;0.0#&quot;)&amp;&quot; n&quot;; IF([.F579]&gt;=0.000000000001; TEXT([.F579]*1000000000000; &quot;0.0#&quot;)&amp;&quot; p&quot;;TEXT([.F579]; &quot;0.0#&quot;))))))))" office:value-type="string" office:string-value="1.24 k" calcext:value-type="string">
            <text:p>1.24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1 Column 5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7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000" calcext:value-type="float">
            <text:p>13000</text:p>
          </table:table-cell>
          <table:table-cell table:number-columns-repeated="3"/>
          <table:table-cell table:formula="of:=[.B580]+[.C580]+[.D580]+[.E580]" office:value-type="float" office:value="13000" calcext:value-type="float">
            <text:p>13000</text:p>
          </table:table-cell>
          <table:table-cell table:style-name="ce6" table:formula="of:=IF([.F580]&gt;=1000000; TEXT([.F580]/1000000; &quot;0.0#&quot;)&amp;&quot; M&quot;; IF([.F580]&gt;=1000; TEXT([.F580]/1000; &quot;0.0#&quot;)&amp;&quot; k&quot;;  IF([.F580]&gt;=1; TEXT([.F580]; &quot;0.0#&quot;);IF([.F580]&gt;=0.001; TEXT([.F580]*1000; &quot;0.0#&quot;)&amp;&quot; m&quot;; IF([.F580]&gt;=0.000001; TEXT([.F580]*1000000; &quot;0.0#&quot;)&amp;&quot; µ&quot;;IF([.F580]&gt;=0.000000001; TEXT([.F580]*1000000000; &quot;0.0#&quot;)&amp;&quot; n&quot;; IF([.F580]&gt;=0.000000000001; TEXT([.F580]*1000000000000; &quot;0.0#&quot;)&amp;&quot; p&quot;;TEXT([.F580]; &quot;0.0#&quot;))))))))" office:value-type="string" office:string-value="13.0 k" calcext:value-type="string">
            <text:p>13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2 Column 1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8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0" calcext:value-type="float">
            <text:p>2000</text:p>
          </table:table-cell>
          <table:table-cell table:number-columns-repeated="3"/>
          <table:table-cell table:formula="of:=[.B581]+[.C581]+[.D581]+[.E581]" office:value-type="float" office:value="2000" calcext:value-type="float">
            <text:p>2000</text:p>
          </table:table-cell>
          <table:table-cell table:style-name="ce6" table:formula="of:=IF([.F581]&gt;=1000000; TEXT([.F581]/1000000; &quot;0.0#&quot;)&amp;&quot; M&quot;; IF([.F581]&gt;=1000; TEXT([.F581]/1000; &quot;0.0#&quot;)&amp;&quot; k&quot;;  IF([.F581]&gt;=1; TEXT([.F581]; &quot;0.0#&quot;);IF([.F581]&gt;=0.001; TEXT([.F581]*1000; &quot;0.0#&quot;)&amp;&quot; m&quot;; IF([.F581]&gt;=0.000001; TEXT([.F581]*1000000; &quot;0.0#&quot;)&amp;&quot; µ&quot;;IF([.F581]&gt;=0.000000001; TEXT([.F581]*1000000000; &quot;0.0#&quot;)&amp;&quot; n&quot;; IF([.F581]&gt;=0.000000000001; TEXT([.F581]*1000000000000; &quot;0.0#&quot;)&amp;&quot; p&quot;;TEXT([.F581]; &quot;0.0#&quot;))))))))" office:value-type="string" office:string-value="2.0 k" calcext:value-type="string">
            <text:p>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2 Column 2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8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00" calcext:value-type="float">
            <text:p>3000</text:p>
          </table:table-cell>
          <table:table-cell table:number-columns-repeated="3"/>
          <table:table-cell table:formula="of:=[.B582]+[.C582]+[.D582]+[.E582]" office:value-type="float" office:value="3000" calcext:value-type="float">
            <text:p>3000</text:p>
          </table:table-cell>
          <table:table-cell table:style-name="ce6" table:formula="of:=IF([.F582]&gt;=1000000; TEXT([.F582]/1000000; &quot;0.0#&quot;)&amp;&quot; M&quot;; IF([.F582]&gt;=1000; TEXT([.F582]/1000; &quot;0.0#&quot;)&amp;&quot; k&quot;;  IF([.F582]&gt;=1; TEXT([.F582]; &quot;0.0#&quot;);IF([.F582]&gt;=0.001; TEXT([.F582]*1000; &quot;0.0#&quot;)&amp;&quot; m&quot;; IF([.F582]&gt;=0.000001; TEXT([.F582]*1000000; &quot;0.0#&quot;)&amp;&quot; µ&quot;;IF([.F582]&gt;=0.000000001; TEXT([.F582]*1000000000; &quot;0.0#&quot;)&amp;&quot; n&quot;; IF([.F582]&gt;=0.000000000001; TEXT([.F582]*1000000000000; &quot;0.0#&quot;)&amp;&quot; p&quot;;TEXT([.F582]; &quot;0.0#&quot;))))))))" office:value-type="string" office:string-value="3.0 k" calcext:value-type="string">
            <text:p>3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2 Column 3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8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020" calcext:value-type="float">
            <text:p>4020</text:p>
          </table:table-cell>
          <table:table-cell table:number-columns-repeated="3"/>
          <table:table-cell table:formula="of:=[.B583]+[.C583]+[.D583]+[.E583]" office:value-type="float" office:value="4020" calcext:value-type="float">
            <text:p>4020</text:p>
          </table:table-cell>
          <table:table-cell table:style-name="ce6" table:formula="of:=IF([.F583]&gt;=1000000; TEXT([.F583]/1000000; &quot;0.0#&quot;)&amp;&quot; M&quot;; IF([.F583]&gt;=1000; TEXT([.F583]/1000; &quot;0.0#&quot;)&amp;&quot; k&quot;;  IF([.F583]&gt;=1; TEXT([.F583]; &quot;0.0#&quot;);IF([.F583]&gt;=0.001; TEXT([.F583]*1000; &quot;0.0#&quot;)&amp;&quot; m&quot;; IF([.F583]&gt;=0.000001; TEXT([.F583]*1000000; &quot;0.0#&quot;)&amp;&quot; µ&quot;;IF([.F583]&gt;=0.000000001; TEXT([.F583]*1000000000; &quot;0.0#&quot;)&amp;&quot; n&quot;; IF([.F583]&gt;=0.000000000001; TEXT([.F583]*1000000000000; &quot;0.0#&quot;)&amp;&quot; p&quot;;TEXT([.F583]; &quot;0.0#&quot;))))))))" office:value-type="string" office:string-value="4.02 k" calcext:value-type="string">
            <text:p>4.0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2 Column 4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8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110" calcext:value-type="float">
            <text:p>5110</text:p>
          </table:table-cell>
          <table:table-cell table:number-columns-repeated="3"/>
          <table:table-cell table:formula="of:=[.B584]+[.C584]+[.D584]+[.E584]" office:value-type="float" office:value="5110" calcext:value-type="float">
            <text:p>5110</text:p>
          </table:table-cell>
          <table:table-cell table:style-name="ce6" table:formula="of:=IF([.F584]&gt;=1000000; TEXT([.F584]/1000000; &quot;0.0#&quot;)&amp;&quot; M&quot;; IF([.F584]&gt;=1000; TEXT([.F584]/1000; &quot;0.0#&quot;)&amp;&quot; k&quot;;  IF([.F584]&gt;=1; TEXT([.F584]; &quot;0.0#&quot;);IF([.F584]&gt;=0.001; TEXT([.F584]*1000; &quot;0.0#&quot;)&amp;&quot; m&quot;; IF([.F584]&gt;=0.000001; TEXT([.F584]*1000000; &quot;0.0#&quot;)&amp;&quot; µ&quot;;IF([.F584]&gt;=0.000000001; TEXT([.F584]*1000000000; &quot;0.0#&quot;)&amp;&quot; n&quot;; IF([.F584]&gt;=0.000000000001; TEXT([.F584]*1000000000000; &quot;0.0#&quot;)&amp;&quot; p&quot;;TEXT([.F584]; &quot;0.0#&quot;))))))))" office:value-type="string" office:string-value="5.11 k" calcext:value-type="string">
            <text:p>5.1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2 Column 5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8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040" calcext:value-type="float">
            <text:p>6040</text:p>
          </table:table-cell>
          <table:table-cell table:number-columns-repeated="3"/>
          <table:table-cell table:formula="of:=[.B585]+[.C585]+[.D585]+[.E585]" office:value-type="float" office:value="6040" calcext:value-type="float">
            <text:p>6040</text:p>
          </table:table-cell>
          <table:table-cell table:style-name="ce6" table:formula="of:=IF([.F585]&gt;=1000000; TEXT([.F585]/1000000; &quot;0.0#&quot;)&amp;&quot; M&quot;; IF([.F585]&gt;=1000; TEXT([.F585]/1000; &quot;0.0#&quot;)&amp;&quot; k&quot;;  IF([.F585]&gt;=1; TEXT([.F585]; &quot;0.0#&quot;);IF([.F585]&gt;=0.001; TEXT([.F585]*1000; &quot;0.0#&quot;)&amp;&quot; m&quot;; IF([.F585]&gt;=0.000001; TEXT([.F585]*1000000; &quot;0.0#&quot;)&amp;&quot; µ&quot;;IF([.F585]&gt;=0.000000001; TEXT([.F585]*1000000000; &quot;0.0#&quot;)&amp;&quot; n&quot;; IF([.F585]&gt;=0.000000000001; TEXT([.F585]*1000000000000; &quot;0.0#&quot;)&amp;&quot; p&quot;;TEXT([.F585]; &quot;0.0#&quot;))))))))" office:value-type="string" office:string-value="6.04 k" calcext:value-type="string">
            <text:p>6.04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3 Column 1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8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500" calcext:value-type="float">
            <text:p>7500</text:p>
          </table:table-cell>
          <table:table-cell table:number-columns-repeated="3"/>
          <table:table-cell table:formula="of:=[.B586]+[.C586]+[.D586]+[.E586]" office:value-type="float" office:value="7500" calcext:value-type="float">
            <text:p>7500</text:p>
          </table:table-cell>
          <table:table-cell table:style-name="ce6" table:formula="of:=IF([.F586]&gt;=1000000; TEXT([.F586]/1000000; &quot;0.0#&quot;)&amp;&quot; M&quot;; IF([.F586]&gt;=1000; TEXT([.F586]/1000; &quot;0.0#&quot;)&amp;&quot; k&quot;;  IF([.F586]&gt;=1; TEXT([.F586]; &quot;0.0#&quot;);IF([.F586]&gt;=0.001; TEXT([.F586]*1000; &quot;0.0#&quot;)&amp;&quot; m&quot;; IF([.F586]&gt;=0.000001; TEXT([.F586]*1000000; &quot;0.0#&quot;)&amp;&quot; µ&quot;;IF([.F586]&gt;=0.000000001; TEXT([.F586]*1000000000; &quot;0.0#&quot;)&amp;&quot; n&quot;; IF([.F586]&gt;=0.000000000001; TEXT([.F586]*1000000000000; &quot;0.0#&quot;)&amp;&quot; p&quot;;TEXT([.F586]; &quot;0.0#&quot;))))))))" office:value-type="string" office:string-value="7.5 k" calcext:value-type="string">
            <text:p>7.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3 Column 2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8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[.B587]+[.C587]+[.D587]+[.E587]" office:value-type="float" office:value="10000" calcext:value-type="float">
            <text:p>10000</text:p>
          </table:table-cell>
          <table:table-cell table:style-name="ce6" table:formula="of:=IF([.F587]&gt;=1000000; TEXT([.F587]/1000000; &quot;0.0#&quot;)&amp;&quot; M&quot;; IF([.F587]&gt;=1000; TEXT([.F587]/1000; &quot;0.0#&quot;)&amp;&quot; k&quot;;  IF([.F587]&gt;=1; TEXT([.F587]; &quot;0.0#&quot;);IF([.F587]&gt;=0.001; TEXT([.F587]*1000; &quot;0.0#&quot;)&amp;&quot; m&quot;; IF([.F587]&gt;=0.000001; TEXT([.F587]*1000000; &quot;0.0#&quot;)&amp;&quot; µ&quot;;IF([.F587]&gt;=0.000000001; TEXT([.F587]*1000000000; &quot;0.0#&quot;)&amp;&quot; n&quot;; IF([.F587]&gt;=0.000000000001; TEXT([.F587]*1000000000000; &quot;0.0#&quot;)&amp;&quot; p&quot;;TEXT([.F587]; &quot;0.0#&quot;))))))))" office:value-type="string" office:string-value="10.0 k" calcext:value-type="string">
            <text:p>1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3 Column 3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8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[.B588]+[.C588]+[.D588]+[.E588]" office:value-type="float" office:value="15000" calcext:value-type="float">
            <text:p>15000</text:p>
          </table:table-cell>
          <table:table-cell table:style-name="ce6" table:formula="of:=IF([.F588]&gt;=1000000; TEXT([.F588]/1000000; &quot;0.0#&quot;)&amp;&quot; M&quot;; IF([.F588]&gt;=1000; TEXT([.F588]/1000; &quot;0.0#&quot;)&amp;&quot; k&quot;;  IF([.F588]&gt;=1; TEXT([.F588]; &quot;0.0#&quot;);IF([.F588]&gt;=0.001; TEXT([.F588]*1000; &quot;0.0#&quot;)&amp;&quot; m&quot;; IF([.F588]&gt;=0.000001; TEXT([.F588]*1000000; &quot;0.0#&quot;)&amp;&quot; µ&quot;;IF([.F588]&gt;=0.000000001; TEXT([.F588]*1000000000; &quot;0.0#&quot;)&amp;&quot; n&quot;; IF([.F588]&gt;=0.000000000001; TEXT([.F588]*1000000000000; &quot;0.0#&quot;)&amp;&quot; p&quot;;TEXT([.F588]; &quot;0.0#&quot;))))))))" office:value-type="string" office:string-value="15.0 k" calcext:value-type="string">
            <text:p>15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3 Column 4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8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table:formula="of:=[.B589]+[.C589]+[.D589]+[.E589]" office:value-type="float" office:value="20000" calcext:value-type="float">
            <text:p>20000</text:p>
          </table:table-cell>
          <table:table-cell table:style-name="ce6" table:formula="of:=IF([.F589]&gt;=1000000; TEXT([.F589]/1000000; &quot;0.0#&quot;)&amp;&quot; M&quot;; IF([.F589]&gt;=1000; TEXT([.F589]/1000; &quot;0.0#&quot;)&amp;&quot; k&quot;;  IF([.F589]&gt;=1; TEXT([.F589]; &quot;0.0#&quot;);IF([.F589]&gt;=0.001; TEXT([.F589]*1000; &quot;0.0#&quot;)&amp;&quot; m&quot;; IF([.F589]&gt;=0.000001; TEXT([.F589]*1000000; &quot;0.0#&quot;)&amp;&quot; µ&quot;;IF([.F589]&gt;=0.000000001; TEXT([.F589]*1000000000; &quot;0.0#&quot;)&amp;&quot; n&quot;; IF([.F589]&gt;=0.000000000001; TEXT([.F589]*1000000000000; &quot;0.0#&quot;)&amp;&quot; p&quot;;TEXT([.F589]; &quot;0.0#&quot;))))))))" office:value-type="string" office:string-value="20.0 k" calcext:value-type="string">
            <text:p>2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3 Column 5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8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100" calcext:value-type="float">
            <text:p>22100</text:p>
          </table:table-cell>
          <table:table-cell table:number-columns-repeated="3"/>
          <table:table-cell table:formula="of:=[.B590]+[.C590]+[.D590]+[.E590]" office:value-type="float" office:value="22100" calcext:value-type="float">
            <text:p>22100</text:p>
          </table:table-cell>
          <table:table-cell table:style-name="ce6" table:formula="of:=IF([.F590]&gt;=1000000; TEXT([.F590]/1000000; &quot;0.0#&quot;)&amp;&quot; M&quot;; IF([.F590]&gt;=1000; TEXT([.F590]/1000; &quot;0.0#&quot;)&amp;&quot; k&quot;;  IF([.F590]&gt;=1; TEXT([.F590]; &quot;0.0#&quot;);IF([.F590]&gt;=0.001; TEXT([.F590]*1000; &quot;0.0#&quot;)&amp;&quot; m&quot;; IF([.F590]&gt;=0.000001; TEXT([.F590]*1000000; &quot;0.0#&quot;)&amp;&quot; µ&quot;;IF([.F590]&gt;=0.000000001; TEXT([.F590]*1000000000; &quot;0.0#&quot;)&amp;&quot; n&quot;; IF([.F590]&gt;=0.000000000001; TEXT([.F590]*1000000000000; &quot;0.0#&quot;)&amp;&quot; p&quot;;TEXT([.F590]; &quot;0.0#&quot;))))))))" office:value-type="string" office:string-value="22.1 k" calcext:value-type="string">
            <text:p>22.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4 Column 1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9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3200" calcext:value-type="float">
            <text:p>33200</text:p>
          </table:table-cell>
          <table:table-cell table:number-columns-repeated="3"/>
          <table:table-cell table:formula="of:=[.B591]+[.C591]+[.D591]+[.E591]" office:value-type="float" office:value="33200" calcext:value-type="float">
            <text:p>33200</text:p>
          </table:table-cell>
          <table:table-cell table:style-name="ce6" table:formula="of:=IF([.F591]&gt;=1000000; TEXT([.F591]/1000000; &quot;0.0#&quot;)&amp;&quot; M&quot;; IF([.F591]&gt;=1000; TEXT([.F591]/1000; &quot;0.0#&quot;)&amp;&quot; k&quot;;  IF([.F591]&gt;=1; TEXT([.F591]; &quot;0.0#&quot;);IF([.F591]&gt;=0.001; TEXT([.F591]*1000; &quot;0.0#&quot;)&amp;&quot; m&quot;; IF([.F591]&gt;=0.000001; TEXT([.F591]*1000000; &quot;0.0#&quot;)&amp;&quot; µ&quot;;IF([.F591]&gt;=0.000000001; TEXT([.F591]*1000000000; &quot;0.0#&quot;)&amp;&quot; n&quot;; IF([.F591]&gt;=0.000000000001; TEXT([.F591]*1000000000000; &quot;0.0#&quot;)&amp;&quot; p&quot;;TEXT([.F591]; &quot;0.0#&quot;))))))))" office:value-type="string" office:string-value="33.2 k" calcext:value-type="string">
            <text:p>33.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4 Column 2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9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9900" calcext:value-type="float">
            <text:p>49900</text:p>
          </table:table-cell>
          <table:table-cell table:number-columns-repeated="3"/>
          <table:table-cell table:formula="of:=[.B592]+[.C592]+[.D592]+[.E592]" office:value-type="float" office:value="49900" calcext:value-type="float">
            <text:p>49900</text:p>
          </table:table-cell>
          <table:table-cell table:style-name="ce6" table:formula="of:=IF([.F592]&gt;=1000000; TEXT([.F592]/1000000; &quot;0.0#&quot;)&amp;&quot; M&quot;; IF([.F592]&gt;=1000; TEXT([.F592]/1000; &quot;0.0#&quot;)&amp;&quot; k&quot;;  IF([.F592]&gt;=1; TEXT([.F592]; &quot;0.0#&quot;);IF([.F592]&gt;=0.001; TEXT([.F592]*1000; &quot;0.0#&quot;)&amp;&quot; m&quot;; IF([.F592]&gt;=0.000001; TEXT([.F592]*1000000; &quot;0.0#&quot;)&amp;&quot; µ&quot;;IF([.F592]&gt;=0.000000001; TEXT([.F592]*1000000000; &quot;0.0#&quot;)&amp;&quot; n&quot;; IF([.F592]&gt;=0.000000000001; TEXT([.F592]*1000000000000; &quot;0.0#&quot;)&amp;&quot; p&quot;;TEXT([.F592]; &quot;0.0#&quot;))))))))" office:value-type="string" office:string-value="49.9 k" calcext:value-type="string">
            <text:p>49.9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4 Column 3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9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3000" calcext:value-type="float">
            <text:p>53000</text:p>
          </table:table-cell>
          <table:table-cell table:number-columns-repeated="3"/>
          <table:table-cell table:formula="of:=[.B593]+[.C593]+[.D593]+[.E593]" office:value-type="float" office:value="53000" calcext:value-type="float">
            <text:p>53000</text:p>
          </table:table-cell>
          <table:table-cell table:style-name="ce6" table:formula="of:=IF([.F593]&gt;=1000000; TEXT([.F593]/1000000; &quot;0.0#&quot;)&amp;&quot; M&quot;; IF([.F593]&gt;=1000; TEXT([.F593]/1000; &quot;0.0#&quot;)&amp;&quot; k&quot;;  IF([.F593]&gt;=1; TEXT([.F593]; &quot;0.0#&quot;);IF([.F593]&gt;=0.001; TEXT([.F593]*1000; &quot;0.0#&quot;)&amp;&quot; m&quot;; IF([.F593]&gt;=0.000001; TEXT([.F593]*1000000; &quot;0.0#&quot;)&amp;&quot; µ&quot;;IF([.F593]&gt;=0.000000001; TEXT([.F593]*1000000000; &quot;0.0#&quot;)&amp;&quot; n&quot;; IF([.F593]&gt;=0.000000000001; TEXT([.F593]*1000000000000; &quot;0.0#&quot;)&amp;&quot; p&quot;;TEXT([.F593]; &quot;0.0#&quot;))))))))" office:value-type="string" office:string-value="53.0 k" calcext:value-type="string">
            <text:p>53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4 Column 4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9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0400" calcext:value-type="float">
            <text:p>60400</text:p>
          </table:table-cell>
          <table:table-cell table:number-columns-repeated="3"/>
          <table:table-cell table:formula="of:=[.B594]+[.C594]+[.D594]+[.E594]" office:value-type="float" office:value="60400" calcext:value-type="float">
            <text:p>60400</text:p>
          </table:table-cell>
          <table:table-cell table:style-name="ce6" table:formula="of:=IF([.F594]&gt;=1000000; TEXT([.F594]/1000000; &quot;0.0#&quot;)&amp;&quot; M&quot;; IF([.F594]&gt;=1000; TEXT([.F594]/1000; &quot;0.0#&quot;)&amp;&quot; k&quot;;  IF([.F594]&gt;=1; TEXT([.F594]; &quot;0.0#&quot;);IF([.F594]&gt;=0.001; TEXT([.F594]*1000; &quot;0.0#&quot;)&amp;&quot; m&quot;; IF([.F594]&gt;=0.000001; TEXT([.F594]*1000000; &quot;0.0#&quot;)&amp;&quot; µ&quot;;IF([.F594]&gt;=0.000000001; TEXT([.F594]*1000000000; &quot;0.0#&quot;)&amp;&quot; n&quot;; IF([.F594]&gt;=0.000000000001; TEXT([.F594]*1000000000000; &quot;0.0#&quot;)&amp;&quot; p&quot;;TEXT([.F594]; &quot;0.0#&quot;))))))))" office:value-type="string" office:string-value="60.4 k" calcext:value-type="string">
            <text:p>60.4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4 Column 5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9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1900" calcext:value-type="float">
            <text:p>61900</text:p>
          </table:table-cell>
          <table:table-cell table:number-columns-repeated="3"/>
          <table:table-cell table:formula="of:=[.B595]+[.C595]+[.D595]+[.E595]" office:value-type="float" office:value="61900" calcext:value-type="float">
            <text:p>61900</text:p>
          </table:table-cell>
          <table:table-cell table:style-name="ce6" table:formula="of:=IF([.F595]&gt;=1000000; TEXT([.F595]/1000000; &quot;0.0#&quot;)&amp;&quot; M&quot;; IF([.F595]&gt;=1000; TEXT([.F595]/1000; &quot;0.0#&quot;)&amp;&quot; k&quot;;  IF([.F595]&gt;=1; TEXT([.F595]; &quot;0.0#&quot;);IF([.F595]&gt;=0.001; TEXT([.F595]*1000; &quot;0.0#&quot;)&amp;&quot; m&quot;; IF([.F595]&gt;=0.000001; TEXT([.F595]*1000000; &quot;0.0#&quot;)&amp;&quot; µ&quot;;IF([.F595]&gt;=0.000000001; TEXT([.F595]*1000000000; &quot;0.0#&quot;)&amp;&quot; n&quot;; IF([.F595]&gt;=0.000000000001; TEXT([.F595]*1000000000000; &quot;0.0#&quot;)&amp;&quot; p&quot;;TEXT([.F595]; &quot;0.0#&quot;))))))))" office:value-type="string" office:string-value="61.9 k" calcext:value-type="string">
            <text:p>61.9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5 Column 1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9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9800" calcext:value-type="float">
            <text:p>69800</text:p>
          </table:table-cell>
          <table:table-cell table:number-columns-repeated="3"/>
          <table:table-cell table:formula="of:=[.B596]+[.C596]+[.D596]+[.E596]" office:value-type="float" office:value="69800" calcext:value-type="float">
            <text:p>69800</text:p>
          </table:table-cell>
          <table:table-cell table:style-name="ce6" table:formula="of:=IF([.F596]&gt;=1000000; TEXT([.F596]/1000000; &quot;0.0#&quot;)&amp;&quot; M&quot;; IF([.F596]&gt;=1000; TEXT([.F596]/1000; &quot;0.0#&quot;)&amp;&quot; k&quot;;  IF([.F596]&gt;=1; TEXT([.F596]; &quot;0.0#&quot;);IF([.F596]&gt;=0.001; TEXT([.F596]*1000; &quot;0.0#&quot;)&amp;&quot; m&quot;; IF([.F596]&gt;=0.000001; TEXT([.F596]*1000000; &quot;0.0#&quot;)&amp;&quot; µ&quot;;IF([.F596]&gt;=0.000000001; TEXT([.F596]*1000000000; &quot;0.0#&quot;)&amp;&quot; n&quot;; IF([.F596]&gt;=0.000000000001; TEXT([.F596]*1000000000000; &quot;0.0#&quot;)&amp;&quot; p&quot;;TEXT([.F596]; &quot;0.0#&quot;))))))))" office:value-type="string" office:string-value="69.8 k" calcext:value-type="string">
            <text:p>69.8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5 Column 2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9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5000" calcext:value-type="float">
            <text:p>75000</text:p>
          </table:table-cell>
          <table:table-cell table:number-columns-repeated="3"/>
          <table:table-cell table:formula="of:=[.B597]+[.C597]+[.D597]+[.E597]" office:value-type="float" office:value="75000" calcext:value-type="float">
            <text:p>75000</text:p>
          </table:table-cell>
          <table:table-cell table:style-name="ce6" table:formula="of:=IF([.F597]&gt;=1000000; TEXT([.F597]/1000000; &quot;0.0#&quot;)&amp;&quot; M&quot;; IF([.F597]&gt;=1000; TEXT([.F597]/1000; &quot;0.0#&quot;)&amp;&quot; k&quot;;  IF([.F597]&gt;=1; TEXT([.F597]; &quot;0.0#&quot;);IF([.F597]&gt;=0.001; TEXT([.F597]*1000; &quot;0.0#&quot;)&amp;&quot; m&quot;; IF([.F597]&gt;=0.000001; TEXT([.F597]*1000000; &quot;0.0#&quot;)&amp;&quot; µ&quot;;IF([.F597]&gt;=0.000000001; TEXT([.F597]*1000000000; &quot;0.0#&quot;)&amp;&quot; n&quot;; IF([.F597]&gt;=0.000000000001; TEXT([.F597]*1000000000000; &quot;0.0#&quot;)&amp;&quot; p&quot;;TEXT([.F597]; &quot;0.0#&quot;))))))))" office:value-type="string" office:string-value="75.0 k" calcext:value-type="string">
            <text:p>75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5 Column 3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9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1000" calcext:value-type="float">
            <text:p>81000</text:p>
          </table:table-cell>
          <table:table-cell table:number-columns-repeated="3"/>
          <table:table-cell table:formula="of:=[.B598]+[.C598]+[.D598]+[.E598]" office:value-type="float" office:value="81000" calcext:value-type="float">
            <text:p>81000</text:p>
          </table:table-cell>
          <table:table-cell table:style-name="ce6" table:formula="of:=IF([.F598]&gt;=1000000; TEXT([.F598]/1000000; &quot;0.0#&quot;)&amp;&quot; M&quot;; IF([.F598]&gt;=1000; TEXT([.F598]/1000; &quot;0.0#&quot;)&amp;&quot; k&quot;;  IF([.F598]&gt;=1; TEXT([.F598]; &quot;0.0#&quot;);IF([.F598]&gt;=0.001; TEXT([.F598]*1000; &quot;0.0#&quot;)&amp;&quot; m&quot;; IF([.F598]&gt;=0.000001; TEXT([.F598]*1000000; &quot;0.0#&quot;)&amp;&quot; µ&quot;;IF([.F598]&gt;=0.000000001; TEXT([.F598]*1000000000; &quot;0.0#&quot;)&amp;&quot; n&quot;; IF([.F598]&gt;=0.000000000001; TEXT([.F598]*1000000000000; &quot;0.0#&quot;)&amp;&quot; p&quot;;TEXT([.F598]; &quot;0.0#&quot;))))))))" office:value-type="string" office:string-value="81.0 k" calcext:value-type="string">
            <text:p>8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5 Column 4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9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6600" calcext:value-type="float">
            <text:p>86600</text:p>
          </table:table-cell>
          <table:table-cell table:number-columns-repeated="3"/>
          <table:table-cell table:formula="of:=[.B599]+[.C599]+[.D599]+[.E599]" office:value-type="float" office:value="86600" calcext:value-type="float">
            <text:p>86600</text:p>
          </table:table-cell>
          <table:table-cell table:style-name="ce6" table:formula="of:=IF([.F599]&gt;=1000000; TEXT([.F599]/1000000; &quot;0.0#&quot;)&amp;&quot; M&quot;; IF([.F599]&gt;=1000; TEXT([.F599]/1000; &quot;0.0#&quot;)&amp;&quot; k&quot;;  IF([.F599]&gt;=1; TEXT([.F599]; &quot;0.0#&quot;);IF([.F599]&gt;=0.001; TEXT([.F599]*1000; &quot;0.0#&quot;)&amp;&quot; m&quot;; IF([.F599]&gt;=0.000001; TEXT([.F599]*1000000; &quot;0.0#&quot;)&amp;&quot; µ&quot;;IF([.F599]&gt;=0.000000001; TEXT([.F599]*1000000000; &quot;0.0#&quot;)&amp;&quot; n&quot;; IF([.F599]&gt;=0.000000000001; TEXT([.F599]*1000000000000; &quot;0.0#&quot;)&amp;&quot; p&quot;;TEXT([.F599]; &quot;0.0#&quot;))))))))" office:value-type="string" office:string-value="86.6 k" calcext:value-type="string">
            <text:p>86.6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5 Column 5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9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90900" calcext:value-type="float">
            <text:p>90900</text:p>
          </table:table-cell>
          <table:table-cell table:number-columns-repeated="3"/>
          <table:table-cell table:formula="of:=[.B600]+[.C600]+[.D600]+[.E600]" office:value-type="float" office:value="90900" calcext:value-type="float">
            <text:p>90900</text:p>
          </table:table-cell>
          <table:table-cell table:style-name="ce6" table:formula="of:=IF([.F600]&gt;=1000000; TEXT([.F600]/1000000; &quot;0.0#&quot;)&amp;&quot; M&quot;; IF([.F600]&gt;=1000; TEXT([.F600]/1000; &quot;0.0#&quot;)&amp;&quot; k&quot;;  IF([.F600]&gt;=1; TEXT([.F600]; &quot;0.0#&quot;);IF([.F600]&gt;=0.001; TEXT([.F600]*1000; &quot;0.0#&quot;)&amp;&quot; m&quot;; IF([.F600]&gt;=0.000001; TEXT([.F600]*1000000; &quot;0.0#&quot;)&amp;&quot; µ&quot;;IF([.F600]&gt;=0.000000001; TEXT([.F600]*1000000000; &quot;0.0#&quot;)&amp;&quot; n&quot;; IF([.F600]&gt;=0.000000000001; TEXT([.F600]*1000000000000; &quot;0.0#&quot;)&amp;&quot; p&quot;;TEXT([.F600]; &quot;0.0#&quot;))))))))" office:value-type="string" office:string-value="90.9 k" calcext:value-type="string">
            <text:p>90.9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6 Column 1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0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95300" calcext:value-type="float">
            <text:p>95300</text:p>
          </table:table-cell>
          <table:table-cell table:number-columns-repeated="3"/>
          <table:table-cell table:formula="of:=[.B601]+[.C601]+[.D601]+[.E601]" office:value-type="float" office:value="95300" calcext:value-type="float">
            <text:p>95300</text:p>
          </table:table-cell>
          <table:table-cell table:style-name="ce6" table:formula="of:=IF([.F601]&gt;=1000000; TEXT([.F601]/1000000; &quot;0.0#&quot;)&amp;&quot; M&quot;; IF([.F601]&gt;=1000; TEXT([.F601]/1000; &quot;0.0#&quot;)&amp;&quot; k&quot;;  IF([.F601]&gt;=1; TEXT([.F601]; &quot;0.0#&quot;);IF([.F601]&gt;=0.001; TEXT([.F601]*1000; &quot;0.0#&quot;)&amp;&quot; m&quot;; IF([.F601]&gt;=0.000001; TEXT([.F601]*1000000; &quot;0.0#&quot;)&amp;&quot; µ&quot;;IF([.F601]&gt;=0.000000001; TEXT([.F601]*1000000000; &quot;0.0#&quot;)&amp;&quot; n&quot;; IF([.F601]&gt;=0.000000000001; TEXT([.F601]*1000000000000; &quot;0.0#&quot;)&amp;&quot; p&quot;;TEXT([.F601]; &quot;0.0#&quot;))))))))" office:value-type="string" office:string-value="95.3 k" calcext:value-type="string">
            <text:p>95.3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6 Column 2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0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0" calcext:value-type="float">
            <text:p>100000</text:p>
          </table:table-cell>
          <table:table-cell table:number-columns-repeated="3"/>
          <table:table-cell table:formula="of:=[.B602]+[.C602]+[.D602]+[.E602]" office:value-type="float" office:value="100000" calcext:value-type="float">
            <text:p>100000</text:p>
          </table:table-cell>
          <table:table-cell table:style-name="ce6" table:formula="of:=IF([.F602]&gt;=1000000; TEXT([.F602]/1000000; &quot;0.0#&quot;)&amp;&quot; M&quot;; IF([.F602]&gt;=1000; TEXT([.F602]/1000; &quot;0.0#&quot;)&amp;&quot; k&quot;;  IF([.F602]&gt;=1; TEXT([.F602]; &quot;0.0#&quot;);IF([.F602]&gt;=0.001; TEXT([.F602]*1000; &quot;0.0#&quot;)&amp;&quot; m&quot;; IF([.F602]&gt;=0.000001; TEXT([.F602]*1000000; &quot;0.0#&quot;)&amp;&quot; µ&quot;;IF([.F602]&gt;=0.000000001; TEXT([.F602]*1000000000; &quot;0.0#&quot;)&amp;&quot; n&quot;; IF([.F602]&gt;=0.000000000001; TEXT([.F602]*1000000000000; &quot;0.0#&quot;)&amp;&quot; p&quot;;TEXT([.F602]; &quot;0.0#&quot;))))))))" office:value-type="string" office:string-value="100.0 k" calcext:value-type="string">
            <text:p>10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1" calcext:value-type="percentage">
            <text:p>1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6 Column 3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0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5000" calcext:value-type="float">
            <text:p>105000</text:p>
          </table:table-cell>
          <table:table-cell table:number-columns-repeated="3"/>
          <table:table-cell table:formula="of:=[.B603]+[.C603]+[.D603]+[.E603]" office:value-type="float" office:value="105000" calcext:value-type="float">
            <text:p>105000</text:p>
          </table:table-cell>
          <table:table-cell table:style-name="ce6" table:formula="of:=IF([.F603]&gt;=1000000; TEXT([.F603]/1000000; &quot;0.0#&quot;)&amp;&quot; M&quot;; IF([.F603]&gt;=1000; TEXT([.F603]/1000; &quot;0.0#&quot;)&amp;&quot; k&quot;;  IF([.F603]&gt;=1; TEXT([.F603]; &quot;0.0#&quot;);IF([.F603]&gt;=0.001; TEXT([.F603]*1000; &quot;0.0#&quot;)&amp;&quot; m&quot;; IF([.F603]&gt;=0.000001; TEXT([.F603]*1000000; &quot;0.0#&quot;)&amp;&quot; µ&quot;;IF([.F603]&gt;=0.000000001; TEXT([.F603]*1000000000; &quot;0.0#&quot;)&amp;&quot; n&quot;; IF([.F603]&gt;=0.000000000001; TEXT([.F603]*1000000000000; &quot;0.0#&quot;)&amp;&quot; p&quot;;TEXT([.F603]; &quot;0.0#&quot;))))))))" office:value-type="string" office:string-value="105.0 k" calcext:value-type="string">
            <text:p>105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6 Column 4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0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0000" calcext:value-type="float">
            <text:p>110000</text:p>
          </table:table-cell>
          <table:table-cell table:number-columns-repeated="3"/>
          <table:table-cell table:formula="of:=[.B604]+[.C604]+[.D604]+[.E604]" office:value-type="float" office:value="110000" calcext:value-type="float">
            <text:p>110000</text:p>
          </table:table-cell>
          <table:table-cell table:style-name="ce6" table:formula="of:=IF([.F604]&gt;=1000000; TEXT([.F604]/1000000; &quot;0.0#&quot;)&amp;&quot; M&quot;; IF([.F604]&gt;=1000; TEXT([.F604]/1000; &quot;0.0#&quot;)&amp;&quot; k&quot;;  IF([.F604]&gt;=1; TEXT([.F604]; &quot;0.0#&quot;);IF([.F604]&gt;=0.001; TEXT([.F604]*1000; &quot;0.0#&quot;)&amp;&quot; m&quot;; IF([.F604]&gt;=0.000001; TEXT([.F604]*1000000; &quot;0.0#&quot;)&amp;&quot; µ&quot;;IF([.F604]&gt;=0.000000001; TEXT([.F604]*1000000000; &quot;0.0#&quot;)&amp;&quot; n&quot;; IF([.F604]&gt;=0.000000000001; TEXT([.F604]*1000000000000; &quot;0.0#&quot;)&amp;&quot; p&quot;;TEXT([.F604]; &quot;0.0#&quot;))))))))" office:value-type="string" office:string-value="110.0 k" calcext:value-type="string">
            <text:p>11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6 Column 5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0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5000" calcext:value-type="float">
            <text:p>115000</text:p>
          </table:table-cell>
          <table:table-cell table:number-columns-repeated="3"/>
          <table:table-cell table:formula="of:=[.B605]+[.C605]+[.D605]+[.E605]" office:value-type="float" office:value="115000" calcext:value-type="float">
            <text:p>115000</text:p>
          </table:table-cell>
          <table:table-cell table:style-name="ce6" table:formula="of:=IF([.F605]&gt;=1000000; TEXT([.F605]/1000000; &quot;0.0#&quot;)&amp;&quot; M&quot;; IF([.F605]&gt;=1000; TEXT([.F605]/1000; &quot;0.0#&quot;)&amp;&quot; k&quot;;  IF([.F605]&gt;=1; TEXT([.F605]; &quot;0.0#&quot;);IF([.F605]&gt;=0.001; TEXT([.F605]*1000; &quot;0.0#&quot;)&amp;&quot; m&quot;; IF([.F605]&gt;=0.000001; TEXT([.F605]*1000000; &quot;0.0#&quot;)&amp;&quot; µ&quot;;IF([.F605]&gt;=0.000000001; TEXT([.F605]*1000000000; &quot;0.0#&quot;)&amp;&quot; n&quot;; IF([.F605]&gt;=0.000000000001; TEXT([.F605]*1000000000000; &quot;0.0#&quot;)&amp;&quot; p&quot;;TEXT([.F605]; &quot;0.0#&quot;))))))))" office:value-type="string" office:string-value="115.0 k" calcext:value-type="string">
            <text:p>115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7 Column 1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0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1000" calcext:value-type="float">
            <text:p>121000</text:p>
          </table:table-cell>
          <table:table-cell table:number-columns-repeated="3"/>
          <table:table-cell table:formula="of:=[.B606]+[.C606]+[.D606]+[.E606]" office:value-type="float" office:value="121000" calcext:value-type="float">
            <text:p>121000</text:p>
          </table:table-cell>
          <table:table-cell table:style-name="ce6" table:formula="of:=IF([.F606]&gt;=1000000; TEXT([.F606]/1000000; &quot;0.0#&quot;)&amp;&quot; M&quot;; IF([.F606]&gt;=1000; TEXT([.F606]/1000; &quot;0.0#&quot;)&amp;&quot; k&quot;;  IF([.F606]&gt;=1; TEXT([.F606]; &quot;0.0#&quot;);IF([.F606]&gt;=0.001; TEXT([.F606]*1000; &quot;0.0#&quot;)&amp;&quot; m&quot;; IF([.F606]&gt;=0.000001; TEXT([.F606]*1000000; &quot;0.0#&quot;)&amp;&quot; µ&quot;;IF([.F606]&gt;=0.000000001; TEXT([.F606]*1000000000; &quot;0.0#&quot;)&amp;&quot; n&quot;; IF([.F606]&gt;=0.000000000001; TEXT([.F606]*1000000000000; &quot;0.0#&quot;)&amp;&quot; p&quot;;TEXT([.F606]; &quot;0.0#&quot;))))))))" office:value-type="string" office:string-value="121.0 k" calcext:value-type="string">
            <text:p>12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7 Column 2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0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4000" calcext:value-type="float">
            <text:p>124000</text:p>
          </table:table-cell>
          <table:table-cell table:number-columns-repeated="3"/>
          <table:table-cell table:formula="of:=[.B607]+[.C607]+[.D607]+[.E607]" office:value-type="float" office:value="124000" calcext:value-type="float">
            <text:p>124000</text:p>
          </table:table-cell>
          <table:table-cell table:style-name="ce6" table:formula="of:=IF([.F607]&gt;=1000000; TEXT([.F607]/1000000; &quot;0.0#&quot;)&amp;&quot; M&quot;; IF([.F607]&gt;=1000; TEXT([.F607]/1000; &quot;0.0#&quot;)&amp;&quot; k&quot;;  IF([.F607]&gt;=1; TEXT([.F607]; &quot;0.0#&quot;);IF([.F607]&gt;=0.001; TEXT([.F607]*1000; &quot;0.0#&quot;)&amp;&quot; m&quot;; IF([.F607]&gt;=0.000001; TEXT([.F607]*1000000; &quot;0.0#&quot;)&amp;&quot; µ&quot;;IF([.F607]&gt;=0.000000001; TEXT([.F607]*1000000000; &quot;0.0#&quot;)&amp;&quot; n&quot;; IF([.F607]&gt;=0.000000000001; TEXT([.F607]*1000000000000; &quot;0.0#&quot;)&amp;&quot; p&quot;;TEXT([.F607]; &quot;0.0#&quot;))))))))" office:value-type="string" office:string-value="124.0 k" calcext:value-type="string">
            <text:p>124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7 Column 3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0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7000" calcext:value-type="float">
            <text:p>137000</text:p>
          </table:table-cell>
          <table:table-cell table:number-columns-repeated="3"/>
          <table:table-cell table:formula="of:=[.B608]+[.C608]+[.D608]+[.E608]" office:value-type="float" office:value="137000" calcext:value-type="float">
            <text:p>137000</text:p>
          </table:table-cell>
          <table:table-cell table:style-name="ce6" table:formula="of:=IF([.F608]&gt;=1000000; TEXT([.F608]/1000000; &quot;0.0#&quot;)&amp;&quot; M&quot;; IF([.F608]&gt;=1000; TEXT([.F608]/1000; &quot;0.0#&quot;)&amp;&quot; k&quot;;  IF([.F608]&gt;=1; TEXT([.F608]; &quot;0.0#&quot;);IF([.F608]&gt;=0.001; TEXT([.F608]*1000; &quot;0.0#&quot;)&amp;&quot; m&quot;; IF([.F608]&gt;=0.000001; TEXT([.F608]*1000000; &quot;0.0#&quot;)&amp;&quot; µ&quot;;IF([.F608]&gt;=0.000000001; TEXT([.F608]*1000000000; &quot;0.0#&quot;)&amp;&quot; n&quot;; IF([.F608]&gt;=0.000000000001; TEXT([.F608]*1000000000000; &quot;0.0#&quot;)&amp;&quot; p&quot;;TEXT([.F608]; &quot;0.0#&quot;))))))))" office:value-type="string" office:string-value="137.0 k" calcext:value-type="string">
            <text:p>137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7 Column 4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0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000" calcext:value-type="float">
            <text:p>150000</text:p>
          </table:table-cell>
          <table:table-cell table:number-columns-repeated="3"/>
          <table:table-cell table:formula="of:=[.B609]+[.C609]+[.D609]+[.E609]" office:value-type="float" office:value="150000" calcext:value-type="float">
            <text:p>150000</text:p>
          </table:table-cell>
          <table:table-cell table:style-name="ce6" table:formula="of:=IF([.F609]&gt;=1000000; TEXT([.F609]/1000000; &quot;0.0#&quot;)&amp;&quot; M&quot;; IF([.F609]&gt;=1000; TEXT([.F609]/1000; &quot;0.0#&quot;)&amp;&quot; k&quot;;  IF([.F609]&gt;=1; TEXT([.F609]; &quot;0.0#&quot;);IF([.F609]&gt;=0.001; TEXT([.F609]*1000; &quot;0.0#&quot;)&amp;&quot; m&quot;; IF([.F609]&gt;=0.000001; TEXT([.F609]*1000000; &quot;0.0#&quot;)&amp;&quot; µ&quot;;IF([.F609]&gt;=0.000000001; TEXT([.F609]*1000000000; &quot;0.0#&quot;)&amp;&quot; n&quot;; IF([.F609]&gt;=0.000000000001; TEXT([.F609]*1000000000000; &quot;0.0#&quot;)&amp;&quot; p&quot;;TEXT([.F609]; &quot;0.0#&quot;))))))))" office:value-type="string" office:string-value="150.0 k" calcext:value-type="string">
            <text:p>15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7 Column 5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0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74000" calcext:value-type="float">
            <text:p>174000</text:p>
          </table:table-cell>
          <table:table-cell table:number-columns-repeated="3"/>
          <table:table-cell table:formula="of:=[.B610]+[.C610]+[.D610]+[.E610]" office:value-type="float" office:value="174000" calcext:value-type="float">
            <text:p>174000</text:p>
          </table:table-cell>
          <table:table-cell table:style-name="ce6" table:formula="of:=IF([.F610]&gt;=1000000; TEXT([.F610]/1000000; &quot;0.0#&quot;)&amp;&quot; M&quot;; IF([.F610]&gt;=1000; TEXT([.F610]/1000; &quot;0.0#&quot;)&amp;&quot; k&quot;;  IF([.F610]&gt;=1; TEXT([.F610]; &quot;0.0#&quot;);IF([.F610]&gt;=0.001; TEXT([.F610]*1000; &quot;0.0#&quot;)&amp;&quot; m&quot;; IF([.F610]&gt;=0.000001; TEXT([.F610]*1000000; &quot;0.0#&quot;)&amp;&quot; µ&quot;;IF([.F610]&gt;=0.000000001; TEXT([.F610]*1000000000; &quot;0.0#&quot;)&amp;&quot; n&quot;; IF([.F610]&gt;=0.000000000001; TEXT([.F610]*1000000000000; &quot;0.0#&quot;)&amp;&quot; p&quot;;TEXT([.F610]; &quot;0.0#&quot;))))))))" office:value-type="string" office:string-value="174.0 k" calcext:value-type="string">
            <text:p>174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8 Column 1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1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6000" calcext:value-type="float">
            <text:p>226000</text:p>
          </table:table-cell>
          <table:table-cell table:number-columns-repeated="3"/>
          <table:table-cell table:formula="of:=[.B611]+[.C611]+[.D611]+[.E611]" office:value-type="float" office:value="226000" calcext:value-type="float">
            <text:p>226000</text:p>
          </table:table-cell>
          <table:table-cell table:style-name="ce6" table:formula="of:=IF([.F611]&gt;=1000000; TEXT([.F611]/1000000; &quot;0.0#&quot;)&amp;&quot; M&quot;; IF([.F611]&gt;=1000; TEXT([.F611]/1000; &quot;0.0#&quot;)&amp;&quot; k&quot;;  IF([.F611]&gt;=1; TEXT([.F611]; &quot;0.0#&quot;);IF([.F611]&gt;=0.001; TEXT([.F611]*1000; &quot;0.0#&quot;)&amp;&quot; m&quot;; IF([.F611]&gt;=0.000001; TEXT([.F611]*1000000; &quot;0.0#&quot;)&amp;&quot; µ&quot;;IF([.F611]&gt;=0.000000001; TEXT([.F611]*1000000000; &quot;0.0#&quot;)&amp;&quot; n&quot;; IF([.F611]&gt;=0.000000000001; TEXT([.F611]*1000000000000; &quot;0.0#&quot;)&amp;&quot; p&quot;;TEXT([.F611]; &quot;0.0#&quot;))))))))" office:value-type="string" office:string-value="226.0 k" calcext:value-type="string">
            <text:p>226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8 Column 2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1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49000" calcext:value-type="float">
            <text:p>249000</text:p>
          </table:table-cell>
          <table:table-cell table:number-columns-repeated="3"/>
          <table:table-cell table:formula="of:=[.B612]+[.C612]+[.D612]+[.E612]" office:value-type="float" office:value="249000" calcext:value-type="float">
            <text:p>249000</text:p>
          </table:table-cell>
          <table:table-cell table:style-name="ce6" table:formula="of:=IF([.F612]&gt;=1000000; TEXT([.F612]/1000000; &quot;0.0#&quot;)&amp;&quot; M&quot;; IF([.F612]&gt;=1000; TEXT([.F612]/1000; &quot;0.0#&quot;)&amp;&quot; k&quot;;  IF([.F612]&gt;=1; TEXT([.F612]; &quot;0.0#&quot;);IF([.F612]&gt;=0.001; TEXT([.F612]*1000; &quot;0.0#&quot;)&amp;&quot; m&quot;; IF([.F612]&gt;=0.000001; TEXT([.F612]*1000000; &quot;0.0#&quot;)&amp;&quot; µ&quot;;IF([.F612]&gt;=0.000000001; TEXT([.F612]*1000000000; &quot;0.0#&quot;)&amp;&quot; n&quot;; IF([.F612]&gt;=0.000000000001; TEXT([.F612]*1000000000000; &quot;0.0#&quot;)&amp;&quot; p&quot;;TEXT([.F612]; &quot;0.0#&quot;))))))))" office:value-type="string" office:string-value="249.0 k" calcext:value-type="string">
            <text:p>249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8 Column 3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1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0000" calcext:value-type="float">
            <text:p>270000</text:p>
          </table:table-cell>
          <table:table-cell table:number-columns-repeated="3"/>
          <table:table-cell table:formula="of:=[.B613]+[.C613]+[.D613]+[.E613]" office:value-type="float" office:value="270000" calcext:value-type="float">
            <text:p>270000</text:p>
          </table:table-cell>
          <table:table-cell table:style-name="ce6" table:formula="of:=IF([.F613]&gt;=1000000; TEXT([.F613]/1000000; &quot;0.0#&quot;)&amp;&quot; M&quot;; IF([.F613]&gt;=1000; TEXT([.F613]/1000; &quot;0.0#&quot;)&amp;&quot; k&quot;;  IF([.F613]&gt;=1; TEXT([.F613]; &quot;0.0#&quot;);IF([.F613]&gt;=0.001; TEXT([.F613]*1000; &quot;0.0#&quot;)&amp;&quot; m&quot;; IF([.F613]&gt;=0.000001; TEXT([.F613]*1000000; &quot;0.0#&quot;)&amp;&quot; µ&quot;;IF([.F613]&gt;=0.000000001; TEXT([.F613]*1000000000; &quot;0.0#&quot;)&amp;&quot; n&quot;; IF([.F613]&gt;=0.000000000001; TEXT([.F613]*1000000000000; &quot;0.0#&quot;)&amp;&quot; p&quot;;TEXT([.F613]; &quot;0.0#&quot;))))))))" office:value-type="string" office:string-value="270.0 k" calcext:value-type="string">
            <text:p>27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8 Column 4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1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1000" calcext:value-type="float">
            <text:p>301000</text:p>
          </table:table-cell>
          <table:table-cell table:number-columns-repeated="3"/>
          <table:table-cell table:formula="of:=[.B614]+[.C614]+[.D614]+[.E614]" office:value-type="float" office:value="301000" calcext:value-type="float">
            <text:p>301000</text:p>
          </table:table-cell>
          <table:table-cell table:style-name="ce6" table:formula="of:=IF([.F614]&gt;=1000000; TEXT([.F614]/1000000; &quot;0.0#&quot;)&amp;&quot; M&quot;; IF([.F614]&gt;=1000; TEXT([.F614]/1000; &quot;0.0#&quot;)&amp;&quot; k&quot;;  IF([.F614]&gt;=1; TEXT([.F614]; &quot;0.0#&quot;);IF([.F614]&gt;=0.001; TEXT([.F614]*1000; &quot;0.0#&quot;)&amp;&quot; m&quot;; IF([.F614]&gt;=0.000001; TEXT([.F614]*1000000; &quot;0.0#&quot;)&amp;&quot; µ&quot;;IF([.F614]&gt;=0.000000001; TEXT([.F614]*1000000000; &quot;0.0#&quot;)&amp;&quot; n&quot;; IF([.F614]&gt;=0.000000000001; TEXT([.F614]*1000000000000; &quot;0.0#&quot;)&amp;&quot; p&quot;;TEXT([.F614]; &quot;0.0#&quot;))))))))" office:value-type="string" office:string-value="301.0 k" calcext:value-type="string">
            <text:p>30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8 Column 5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1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02000" calcext:value-type="float">
            <text:p>402000</text:p>
          </table:table-cell>
          <table:table-cell table:number-columns-repeated="3"/>
          <table:table-cell table:formula="of:=[.B615]+[.C615]+[.D615]+[.E615]" office:value-type="float" office:value="402000" calcext:value-type="float">
            <text:p>402000</text:p>
          </table:table-cell>
          <table:table-cell table:style-name="ce6" table:formula="of:=IF([.F615]&gt;=1000000; TEXT([.F615]/1000000; &quot;0.0#&quot;)&amp;&quot; M&quot;; IF([.F615]&gt;=1000; TEXT([.F615]/1000; &quot;0.0#&quot;)&amp;&quot; k&quot;;  IF([.F615]&gt;=1; TEXT([.F615]; &quot;0.0#&quot;);IF([.F615]&gt;=0.001; TEXT([.F615]*1000; &quot;0.0#&quot;)&amp;&quot; m&quot;; IF([.F615]&gt;=0.000001; TEXT([.F615]*1000000; &quot;0.0#&quot;)&amp;&quot; µ&quot;;IF([.F615]&gt;=0.000000001; TEXT([.F615]*1000000000; &quot;0.0#&quot;)&amp;&quot; n&quot;; IF([.F615]&gt;=0.000000000001; TEXT([.F615]*1000000000000; &quot;0.0#&quot;)&amp;&quot; p&quot;;TEXT([.F615]; &quot;0.0#&quot;))))))))" office:value-type="string" office:string-value="402.0 k" calcext:value-type="string">
            <text:p>40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9 Column 1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1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50000" calcext:value-type="float">
            <text:p>750000</text:p>
          </table:table-cell>
          <table:table-cell table:number-columns-repeated="3"/>
          <table:table-cell table:formula="of:=[.B616]+[.C616]+[.D616]+[.E616]" office:value-type="float" office:value="750000" calcext:value-type="float">
            <text:p>750000</text:p>
          </table:table-cell>
          <table:table-cell table:style-name="ce6" table:formula="of:=IF([.F616]&gt;=1000000; TEXT([.F616]/1000000; &quot;0.0#&quot;)&amp;&quot; M&quot;; IF([.F616]&gt;=1000; TEXT([.F616]/1000; &quot;0.0#&quot;)&amp;&quot; k&quot;;  IF([.F616]&gt;=1; TEXT([.F616]; &quot;0.0#&quot;);IF([.F616]&gt;=0.001; TEXT([.F616]*1000; &quot;0.0#&quot;)&amp;&quot; m&quot;; IF([.F616]&gt;=0.000001; TEXT([.F616]*1000000; &quot;0.0#&quot;)&amp;&quot; µ&quot;;IF([.F616]&gt;=0.000000001; TEXT([.F616]*1000000000; &quot;0.0#&quot;)&amp;&quot; n&quot;; IF([.F616]&gt;=0.000000000001; TEXT([.F616]*1000000000000; &quot;0.0#&quot;)&amp;&quot; p&quot;;TEXT([.F616]; &quot;0.0#&quot;))))))))" office:value-type="string" office:string-value="750.0 k" calcext:value-type="string">
            <text:p>75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9 Column 2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1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00" calcext:value-type="float">
            <text:p>1000000</text:p>
          </table:table-cell>
          <table:table-cell table:number-columns-repeated="3"/>
          <table:table-cell table:formula="of:=[.B617]+[.C617]+[.D617]+[.E617]" office:value-type="float" office:value="1000000" calcext:value-type="float">
            <text:p>1000000</text:p>
          </table:table-cell>
          <table:table-cell table:style-name="ce6" table:formula="of:=IF([.F617]&gt;=1000000; TEXT([.F617]/1000000; &quot;0.0#&quot;)&amp;&quot; M&quot;; IF([.F617]&gt;=1000; TEXT([.F617]/1000; &quot;0.0#&quot;)&amp;&quot; k&quot;;  IF([.F617]&gt;=1; TEXT([.F617]; &quot;0.0#&quot;);IF([.F617]&gt;=0.001; TEXT([.F617]*1000; &quot;0.0#&quot;)&amp;&quot; m&quot;; IF([.F617]&gt;=0.000001; TEXT([.F617]*1000000; &quot;0.0#&quot;)&amp;&quot; µ&quot;;IF([.F617]&gt;=0.000000001; TEXT([.F617]*1000000000; &quot;0.0#&quot;)&amp;&quot; n&quot;; IF([.F617]&gt;=0.000000000001; TEXT([.F617]*1000000000000; &quot;0.0#&quot;)&amp;&quot; p&quot;;TEXT([.F617]; &quot;0.0#&quot;))))))))" office:value-type="string" office:string-value="1.0 M" calcext:value-type="string">
            <text:p>1.0 M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9 Column 3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1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00000" calcext:value-type="float">
            <text:p>1300000</text:p>
          </table:table-cell>
          <table:table-cell table:number-columns-repeated="3"/>
          <table:table-cell table:formula="of:=[.B618]+[.C618]+[.D618]+[.E618]" office:value-type="float" office:value="1300000" calcext:value-type="float">
            <text:p>1300000</text:p>
          </table:table-cell>
          <table:table-cell table:style-name="ce6" table:formula="of:=IF([.F618]&gt;=1000000; TEXT([.F618]/1000000; &quot;0.0#&quot;)&amp;&quot; M&quot;; IF([.F618]&gt;=1000; TEXT([.F618]/1000; &quot;0.0#&quot;)&amp;&quot; k&quot;;  IF([.F618]&gt;=1; TEXT([.F618]; &quot;0.0#&quot;);IF([.F618]&gt;=0.001; TEXT([.F618]*1000; &quot;0.0#&quot;)&amp;&quot; m&quot;; IF([.F618]&gt;=0.000001; TEXT([.F618]*1000000; &quot;0.0#&quot;)&amp;&quot; µ&quot;;IF([.F618]&gt;=0.000000001; TEXT([.F618]*1000000000; &quot;0.0#&quot;)&amp;&quot; n&quot;; IF([.F618]&gt;=0.000000000001; TEXT([.F618]*1000000000000; &quot;0.0#&quot;)&amp;&quot; p&quot;;TEXT([.F618]; &quot;0.0#&quot;))))))))" office:value-type="string" office:string-value="1.3 M" calcext:value-type="string">
            <text:p>1.3 M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9 Column 4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1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620000" calcext:value-type="float">
            <text:p>1620000</text:p>
          </table:table-cell>
          <table:table-cell table:number-columns-repeated="3"/>
          <table:table-cell table:formula="of:=[.B619]+[.C619]+[.D619]+[.E619]" office:value-type="float" office:value="1620000" calcext:value-type="float">
            <text:p>1620000</text:p>
          </table:table-cell>
          <table:table-cell table:style-name="ce6" table:formula="of:=IF([.F619]&gt;=1000000; TEXT([.F619]/1000000; &quot;0.0#&quot;)&amp;&quot; M&quot;; IF([.F619]&gt;=1000; TEXT([.F619]/1000; &quot;0.0#&quot;)&amp;&quot; k&quot;;  IF([.F619]&gt;=1; TEXT([.F619]; &quot;0.0#&quot;);IF([.F619]&gt;=0.001; TEXT([.F619]*1000; &quot;0.0#&quot;)&amp;&quot; m&quot;; IF([.F619]&gt;=0.000001; TEXT([.F619]*1000000; &quot;0.0#&quot;)&amp;&quot; µ&quot;;IF([.F619]&gt;=0.000000001; TEXT([.F619]*1000000000; &quot;0.0#&quot;)&amp;&quot; n&quot;; IF([.F619]&gt;=0.000000000001; TEXT([.F619]*1000000000000; &quot;0.0#&quot;)&amp;&quot; p&quot;;TEXT([.F619]; &quot;0.0#&quot;))))))))" office:value-type="string" office:string-value="1.62 M" calcext:value-type="string">
            <text:p>1.62 M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9 Column 5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1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0000" calcext:value-type="float">
            <text:p>2000000</text:p>
          </table:table-cell>
          <table:table-cell table:number-columns-repeated="3"/>
          <table:table-cell table:formula="of:=[.B620]+[.C620]+[.D620]+[.E620]" office:value-type="float" office:value="2000000" calcext:value-type="float">
            <text:p>2000000</text:p>
          </table:table-cell>
          <table:table-cell table:style-name="ce6" table:formula="of:=IF([.F620]&gt;=1000000; TEXT([.F620]/1000000; &quot;0.0#&quot;)&amp;&quot; M&quot;; IF([.F620]&gt;=1000; TEXT([.F620]/1000; &quot;0.0#&quot;)&amp;&quot; k&quot;;  IF([.F620]&gt;=1; TEXT([.F620]; &quot;0.0#&quot;);IF([.F620]&gt;=0.001; TEXT([.F620]*1000; &quot;0.0#&quot;)&amp;&quot; m&quot;; IF([.F620]&gt;=0.000001; TEXT([.F620]*1000000; &quot;0.0#&quot;)&amp;&quot; µ&quot;;IF([.F620]&gt;=0.000000001; TEXT([.F620]*1000000000; &quot;0.0#&quot;)&amp;&quot; n&quot;; IF([.F620]&gt;=0.000000000001; TEXT([.F620]*1000000000000; &quot;0.0#&quot;)&amp;&quot; p&quot;;TEXT([.F620]; &quot;0.0#&quot;))))))))" office:value-type="string" office:string-value="2.0 M" calcext:value-type="string">
            <text:p>2.0 M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10 Column 1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2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610000" calcext:value-type="float">
            <text:p>2610000</text:p>
          </table:table-cell>
          <table:table-cell table:number-columns-repeated="3"/>
          <table:table-cell table:formula="of:=[.B621]+[.C621]+[.D621]+[.E621]" office:value-type="float" office:value="2610000" calcext:value-type="float">
            <text:p>2610000</text:p>
          </table:table-cell>
          <table:table-cell table:style-name="ce6" table:formula="of:=IF([.F621]&gt;=1000000; TEXT([.F621]/1000000; &quot;0.0#&quot;)&amp;&quot; M&quot;; IF([.F621]&gt;=1000; TEXT([.F621]/1000; &quot;0.0#&quot;)&amp;&quot; k&quot;;  IF([.F621]&gt;=1; TEXT([.F621]; &quot;0.0#&quot;);IF([.F621]&gt;=0.001; TEXT([.F621]*1000; &quot;0.0#&quot;)&amp;&quot; m&quot;; IF([.F621]&gt;=0.000001; TEXT([.F621]*1000000; &quot;0.0#&quot;)&amp;&quot; µ&quot;;IF([.F621]&gt;=0.000000001; TEXT([.F621]*1000000000; &quot;0.0#&quot;)&amp;&quot; n&quot;; IF([.F621]&gt;=0.000000000001; TEXT([.F621]*1000000000000; &quot;0.0#&quot;)&amp;&quot; p&quot;;TEXT([.F621]; &quot;0.0#&quot;))))))))" office:value-type="string" office:string-value="2.61 M" calcext:value-type="string">
            <text:p>2.61 M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10 Column 2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2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90000" calcext:value-type="float">
            <text:p>3090000</text:p>
          </table:table-cell>
          <table:table-cell table:number-columns-repeated="3"/>
          <table:table-cell table:formula="of:=[.B622]+[.C622]+[.D622]+[.E622]" office:value-type="float" office:value="3090000" calcext:value-type="float">
            <text:p>3090000</text:p>
          </table:table-cell>
          <table:table-cell table:style-name="ce6" table:formula="of:=IF([.F622]&gt;=1000000; TEXT([.F622]/1000000; &quot;0.0#&quot;)&amp;&quot; M&quot;; IF([.F622]&gt;=1000; TEXT([.F622]/1000; &quot;0.0#&quot;)&amp;&quot; k&quot;;  IF([.F622]&gt;=1; TEXT([.F622]; &quot;0.0#&quot;);IF([.F622]&gt;=0.001; TEXT([.F622]*1000; &quot;0.0#&quot;)&amp;&quot; m&quot;; IF([.F622]&gt;=0.000001; TEXT([.F622]*1000000; &quot;0.0#&quot;)&amp;&quot; µ&quot;;IF([.F622]&gt;=0.000000001; TEXT([.F622]*1000000000; &quot;0.0#&quot;)&amp;&quot; n&quot;; IF([.F622]&gt;=0.000000000001; TEXT([.F622]*1000000000000; &quot;0.0#&quot;)&amp;&quot; p&quot;;TEXT([.F622]; &quot;0.0#&quot;))))))))" office:value-type="string" office:string-value="3.09 M" calcext:value-type="string">
            <text:p>3.09 M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10 Column 3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2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490000" calcext:value-type="float">
            <text:p>6490000</text:p>
          </table:table-cell>
          <table:table-cell table:number-columns-repeated="3"/>
          <table:table-cell table:formula="of:=[.B623]+[.C623]+[.D623]+[.E623]" office:value-type="float" office:value="6490000" calcext:value-type="float">
            <text:p>6490000</text:p>
          </table:table-cell>
          <table:table-cell table:style-name="ce6" table:formula="of:=IF([.F623]&gt;=1000000; TEXT([.F623]/1000000; &quot;0.0#&quot;)&amp;&quot; M&quot;; IF([.F623]&gt;=1000; TEXT([.F623]/1000; &quot;0.0#&quot;)&amp;&quot; k&quot;;  IF([.F623]&gt;=1; TEXT([.F623]; &quot;0.0#&quot;);IF([.F623]&gt;=0.001; TEXT([.F623]*1000; &quot;0.0#&quot;)&amp;&quot; m&quot;; IF([.F623]&gt;=0.000001; TEXT([.F623]*1000000; &quot;0.0#&quot;)&amp;&quot; µ&quot;;IF([.F623]&gt;=0.000000001; TEXT([.F623]*1000000000; &quot;0.0#&quot;)&amp;&quot; n&quot;; IF([.F623]&gt;=0.000000000001; TEXT([.F623]*1000000000000; &quot;0.0#&quot;)&amp;&quot; p&quot;;TEXT([.F623]; &quot;0.0#&quot;))))))))" office:value-type="string" office:string-value="6.49 M" calcext:value-type="string">
            <text:p>6.49 M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10 Column 4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2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00000" calcext:value-type="float">
            <text:p>20000000</text:p>
          </table:table-cell>
          <table:table-cell table:number-columns-repeated="3"/>
          <table:table-cell table:formula="of:=[.B624]+[.C624]+[.D624]+[.E624]" office:value-type="float" office:value="20000000" calcext:value-type="float">
            <text:p>20000000</text:p>
          </table:table-cell>
          <table:table-cell table:style-name="ce6" table:formula="of:=IF([.F624]&gt;=1000000; TEXT([.F624]/1000000; &quot;0.0#&quot;)&amp;&quot; M&quot;; IF([.F624]&gt;=1000; TEXT([.F624]/1000; &quot;0.0#&quot;)&amp;&quot; k&quot;;  IF([.F624]&gt;=1; TEXT([.F624]; &quot;0.0#&quot;);IF([.F624]&gt;=0.001; TEXT([.F624]*1000; &quot;0.0#&quot;)&amp;&quot; m&quot;; IF([.F624]&gt;=0.000001; TEXT([.F624]*1000000; &quot;0.0#&quot;)&amp;&quot; µ&quot;;IF([.F624]&gt;=0.000000001; TEXT([.F624]*1000000000; &quot;0.0#&quot;)&amp;&quot; n&quot;; IF([.F624]&gt;=0.000000000001; TEXT([.F624]*1000000000000; &quot;0.0#&quot;)&amp;&quot; p&quot;;TEXT([.F624]; &quot;0.0#&quot;))))))))" office:value-type="string" office:string-value="20.0 M" calcext:value-type="string">
            <text:p>20.0 M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ECK to see if 20 or 30M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10 Column 5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2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000" calcext:value-type="float">
            <text:p>10000000</text:p>
          </table:table-cell>
          <table:table-cell table:number-columns-repeated="3"/>
          <table:table-cell table:formula="of:=[.B625]+[.C625]+[.D625]+[.E625]" office:value-type="float" office:value="10000000" calcext:value-type="float">
            <text:p>10000000</text:p>
          </table:table-cell>
          <table:table-cell table:style-name="ce6" table:formula="of:=IF([.F625]&gt;=1000000; TEXT([.F625]/1000000; &quot;0.0#&quot;)&amp;&quot; M&quot;; IF([.F625]&gt;=1000; TEXT([.F625]/1000; &quot;0.0#&quot;)&amp;&quot; k&quot;;  IF([.F625]&gt;=1; TEXT([.F625]; &quot;0.0#&quot;);IF([.F625]&gt;=0.001; TEXT([.F625]*1000; &quot;0.0#&quot;)&amp;&quot; m&quot;; IF([.F625]&gt;=0.000001; TEXT([.F625]*1000000; &quot;0.0#&quot;)&amp;&quot; µ&quot;;IF([.F625]&gt;=0.000000001; TEXT([.F625]*1000000000; &quot;0.0#&quot;)&amp;&quot; n&quot;; IF([.F625]&gt;=0.000000000001; TEXT([.F625]*1000000000000; &quot;0.0#&quot;)&amp;&quot; p&quot;;TEXT([.F625]; &quot;0.0#&quot;))))))))" office:value-type="string" office:string-value="10.0 M" calcext:value-type="string">
            <text:p>10.0 M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11 Column 3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2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00000" calcext:value-type="float">
            <text:p>15000000</text:p>
          </table:table-cell>
          <table:table-cell table:number-columns-repeated="3"/>
          <table:table-cell table:formula="of:=[.B626]+[.C626]+[.D626]+[.E626]" office:value-type="float" office:value="15000000" calcext:value-type="float">
            <text:p>15000000</text:p>
          </table:table-cell>
          <table:table-cell table:style-name="ce6" table:formula="of:=IF([.F626]&gt;=1000000; TEXT([.F626]/1000000; &quot;0.0#&quot;)&amp;&quot; M&quot;; IF([.F626]&gt;=1000; TEXT([.F626]/1000; &quot;0.0#&quot;)&amp;&quot; k&quot;;  IF([.F626]&gt;=1; TEXT([.F626]; &quot;0.0#&quot;);IF([.F626]&gt;=0.001; TEXT([.F626]*1000; &quot;0.0#&quot;)&amp;&quot; m&quot;; IF([.F626]&gt;=0.000001; TEXT([.F626]*1000000; &quot;0.0#&quot;)&amp;&quot; µ&quot;;IF([.F626]&gt;=0.000000001; TEXT([.F626]*1000000000; &quot;0.0#&quot;)&amp;&quot; n&quot;; IF([.F626]&gt;=0.000000000001; TEXT([.F626]*1000000000000; &quot;0.0#&quot;)&amp;&quot; p&quot;;TEXT([.F626]; &quot;0.0#&quot;))))))))" office:value-type="string" office:string-value="15.0 M" calcext:value-type="string">
            <text:p>15.0 M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11 Column 4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2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000000" calcext:value-type="float">
            <text:p>22000000</text:p>
          </table:table-cell>
          <table:table-cell table:number-columns-repeated="3"/>
          <table:table-cell table:formula="of:=[.B627]+[.C627]+[.D627]+[.E627]" office:value-type="float" office:value="22000000" calcext:value-type="float">
            <text:p>22000000</text:p>
          </table:table-cell>
          <table:table-cell table:style-name="ce6" table:formula="of:=IF([.F627]&gt;=1000000; TEXT([.F627]/1000000; &quot;0.0#&quot;)&amp;&quot; M&quot;; IF([.F627]&gt;=1000; TEXT([.F627]/1000; &quot;0.0#&quot;)&amp;&quot; k&quot;;  IF([.F627]&gt;=1; TEXT([.F627]; &quot;0.0#&quot;);IF([.F627]&gt;=0.001; TEXT([.F627]*1000; &quot;0.0#&quot;)&amp;&quot; m&quot;; IF([.F627]&gt;=0.000001; TEXT([.F627]*1000000; &quot;0.0#&quot;)&amp;&quot; µ&quot;;IF([.F627]&gt;=0.000000001; TEXT([.F627]*1000000000; &quot;0.0#&quot;)&amp;&quot; n&quot;; IF([.F627]&gt;=0.000000000001; TEXT([.F627]*1000000000000; &quot;0.0#&quot;)&amp;&quot; p&quot;;TEXT([.F627]; &quot;0.0#&quot;))))))))" office:value-type="string" office:string-value="22.0 M" calcext:value-type="string">
            <text:p>22.0 M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11 Column 5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2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 table:style-name="Default"/>
          <table:table-cell table:style-name="ce3" office:value-type="float" office:value="0.00000000012" calcext:value-type="float">
            <text:p>0.000000000120</text:p>
          </table:table-cell>
          <table:table-cell table:number-columns-repeated="2"/>
          <table:table-cell table:formula="of:=[.C628]+[.C628]+[.D628]+[.E628]" office:value-type="float" office:value="0.00000000024" calcext:value-type="float">
            <text:p>2.4E-10</text:p>
          </table:table-cell>
          <table:table-cell table:style-name="ce6" table:formula="of:=IF([.F628]&gt;=1000000; TEXT([.F628]/1000000; &quot;0.0#&quot;)&amp;&quot; M&quot;; IF([.F628]&gt;=1000; TEXT([.F628]/1000; &quot;0.0#&quot;)&amp;&quot; k&quot;;  IF([.F628]&gt;=1; TEXT([.F628]; &quot;0.0#&quot;);IF([.F628]&gt;=0.001; TEXT([.F628]*1000; &quot;0.0#&quot;)&amp;&quot; m&quot;; IF([.F628]&gt;=0.000001; TEXT([.F628]*1000000; &quot;0.0#&quot;)&amp;&quot; µ&quot;;IF([.F628]&gt;=0.000000001; TEXT([.F628]*1000000000; &quot;0.0#&quot;)&amp;&quot; n&quot;; IF([.F628]&gt;=0.000000000001; TEXT([.F628]*1000000000000; &quot;0.0#&quot;)&amp;&quot; p&quot;;TEXT([.F628]; &quot;0.0#&quot;))))))))" office:value-type="string" office:string-value="240.0 p" calcext:value-type="string">
            <text:p>240.0 p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12 Column 4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2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 table:style-name="Default"/>
          <table:table-cell table:style-name="ce3" office:value-type="float" office:value="0.0000000002" calcext:value-type="float">
            <text:p>0.000000000200</text:p>
          </table:table-cell>
          <table:table-cell table:number-columns-repeated="2"/>
          <table:table-cell table:formula="of:=[.C629]+[.C629]+[.D629]+[.E629]" office:value-type="float" office:value="0.0000000004" calcext:value-type="float">
            <text:p>4E-10</text:p>
          </table:table-cell>
          <table:table-cell table:style-name="ce6" table:formula="of:=IF([.F629]&gt;=1000000; TEXT([.F629]/1000000; &quot;0.0#&quot;)&amp;&quot; M&quot;; IF([.F629]&gt;=1000; TEXT([.F629]/1000; &quot;0.0#&quot;)&amp;&quot; k&quot;;  IF([.F629]&gt;=1; TEXT([.F629]; &quot;0.0#&quot;);IF([.F629]&gt;=0.001; TEXT([.F629]*1000; &quot;0.0#&quot;)&amp;&quot; m&quot;; IF([.F629]&gt;=0.000001; TEXT([.F629]*1000000; &quot;0.0#&quot;)&amp;&quot; µ&quot;;IF([.F629]&gt;=0.000000001; TEXT([.F629]*1000000000; &quot;0.0#&quot;)&amp;&quot; n&quot;; IF([.F629]&gt;=0.000000000001; TEXT([.F629]*1000000000000; &quot;0.0#&quot;)&amp;&quot; p&quot;;TEXT([.F629]; &quot;0.0#&quot;))))))))" office:value-type="string" office:string-value="400.0 p" calcext:value-type="string">
            <text:p>400.0 p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12 Column 4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2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LED</text:p>
          </table:table-cell>
          <table:table-cell table:number-columns-repeated="4"/>
          <table:table-cell table:formula="of:=[.B630]+[.C630]+[.D630]+[.E630]" office:value-type="float" office:value="0" calcext:value-type="float">
            <text:p>0</text:p>
          </table:table-cell>
          <table:table-cell table:style-name="ce6" table:formula="of:=IF([.F630]&gt;=1000000; TEXT([.F630]/1000000; &quot;0.0#&quot;)&amp;&quot; M&quot;; IF([.F630]&gt;=1000; TEXT([.F630]/1000; &quot;0.0#&quot;)&amp;&quot; k&quot;;  IF([.F630]&gt;=1; TEXT([.F630]; &quot;0.0#&quot;);IF([.F630]&gt;=0.001; TEXT([.F630]*1000; &quot;0.0#&quot;)&amp;&quot; m&quot;; IF([.F630]&gt;=0.000001; TEXT([.F630]*1000000; &quot;0.0#&quot;)&amp;&quot; µ&quot;;IF([.F630]&gt;=0.000000001; TEXT([.F630]*1000000000; &quot;0.0#&quot;)&amp;&quot; n&quot;; IF([.F630]&gt;=0.000000000001; TEXT([.F630]*1000000000000; &quot;0.0#&quot;)&amp;&quot; p&quot;;TEXT([.F630]; &quot;0.0#&quot;))))))))" office:value-type="string" office:string-value="0.0" calcext:value-type="string">
            <text:p>0.0</text:p>
          </table:table-cell>
          <table:table-cell/>
          <table:table-cell table:style-name="ce21"/>
          <table:table-cell/>
          <table:table-cell table:style-name="ce8"/>
          <table:table-cell table:style-name="ce2" office:value-type="string" calcext:value-type="string">
            <text:p>Color?</text:p>
          </table:table-cell>
          <table:table-cell table:style-name="ce2" office:value-type="string" calcext:value-type="string">
            <text:p>Surface mount</text:p>
          </table:table-cell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SMD LED</text:p>
          </table:table-cell>
          <table:table-cell office:value-type="string" calcext:value-type="string">
            <text:p>SMD LED\IMG_9433.JPG</text:p>
          </table:table-cell>
          <table:table-cell table:style-name="ce10" table:formula="of:=HYPERLINK([.P63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LED</text:p>
          </table:table-cell>
          <table:table-cell table:number-columns-repeated="4"/>
          <table:table-cell table:formula="of:=[.B631]+[.C631]+[.D631]+[.E631]" office:value-type="float" office:value="0" calcext:value-type="float">
            <text:p>0</text:p>
          </table:table-cell>
          <table:table-cell table:style-name="ce6" table:formula="of:=IF([.F631]&gt;=1000000; TEXT([.F631]/1000000; &quot;0.0#&quot;)&amp;&quot; M&quot;; IF([.F631]&gt;=1000; TEXT([.F631]/1000; &quot;0.0#&quot;)&amp;&quot; k&quot;;  IF([.F631]&gt;=1; TEXT([.F631]; &quot;0.0#&quot;);IF([.F631]&gt;=0.001; TEXT([.F631]*1000; &quot;0.0#&quot;)&amp;&quot; m&quot;; IF([.F631]&gt;=0.000001; TEXT([.F631]*1000000; &quot;0.0#&quot;)&amp;&quot; µ&quot;;IF([.F631]&gt;=0.000000001; TEXT([.F631]*1000000000; &quot;0.0#&quot;)&amp;&quot; n&quot;; IF([.F631]&gt;=0.000000000001; TEXT([.F631]*1000000000000; &quot;0.0#&quot;)&amp;&quot; p&quot;;TEXT([.F631]; &quot;0.0#&quot;))))))))" office:value-type="string" office:string-value="0.0" calcext:value-type="string">
            <text:p>0.0</text:p>
          </table:table-cell>
          <table:table-cell/>
          <table:table-cell table:style-name="ce21"/>
          <table:table-cell/>
          <table:table-cell table:style-name="ce8"/>
          <table:table-cell table:style-name="ce2" office:value-type="string" calcext:value-type="string">
            <text:p>WS2812B</text:p>
          </table:table-cell>
          <table:table-cell table:style-name="ce2" office:value-type="string" calcext:value-type="string">
            <text:p>Surface mount</text:p>
          </table:table-cell>
          <table:table-cell table:style-name="ce2" office:value-type="float" office:value="200" calcext:value-type="float">
            <text:p>200</text:p>
          </table:table-cell>
          <table:table-cell office:value-type="string" calcext:value-type="string">
            <text:p>SMD LED</text:p>
          </table:table-cell>
          <table:table-cell office:value-type="string" calcext:value-type="string">
            <text:p>SMD LED\IMG_9435.JPG</text:p>
          </table:table-cell>
          <table:table-cell table:style-name="ce10" table:formula="of:=HYPERLINK([.P63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LED</text:p>
          </table:table-cell>
          <table:table-cell table:number-columns-repeated="4"/>
          <table:table-cell table:formula="of:=[.B632]+[.C632]+[.D632]+[.E632]" office:value-type="float" office:value="0" calcext:value-type="float">
            <text:p>0</text:p>
          </table:table-cell>
          <table:table-cell table:style-name="ce6" table:formula="of:=IF([.F632]&gt;=1000000; TEXT([.F632]/1000000; &quot;0.0#&quot;)&amp;&quot; M&quot;; IF([.F632]&gt;=1000; TEXT([.F632]/1000; &quot;0.0#&quot;)&amp;&quot; k&quot;;  IF([.F632]&gt;=1; TEXT([.F632]; &quot;0.0#&quot;);IF([.F632]&gt;=0.001; TEXT([.F632]*1000; &quot;0.0#&quot;)&amp;&quot; m&quot;; IF([.F632]&gt;=0.000001; TEXT([.F632]*1000000; &quot;0.0#&quot;)&amp;&quot; µ&quot;;IF([.F632]&gt;=0.000000001; TEXT([.F632]*1000000000; &quot;0.0#&quot;)&amp;&quot; n&quot;; IF([.F632]&gt;=0.000000000001; TEXT([.F632]*1000000000000; &quot;0.0#&quot;)&amp;&quot; p&quot;;TEXT([.F632]; &quot;0.0#&quot;))))))))" office:value-type="string" office:string-value="0.0" calcext:value-type="string">
            <text:p>0.0</text:p>
          </table:table-cell>
          <table:table-cell/>
          <table:table-cell table:style-name="ce21"/>
          <table:table-cell/>
          <table:table-cell table:style-name="ce8"/>
          <table:table-cell table:style-name="ce2" office:value-type="string" calcext:value-type="string">
            <text:p>Red 630nm</text:p>
          </table:table-cell>
          <table:table-cell table:style-name="ce2" office:value-type="string" calcext:value-type="string">
            <text:p>“3216”</text:p>
          </table:table-cell>
          <table:table-cell table:style-name="ce2" office:value-type="float" office:value="240" calcext:value-type="float">
            <text:p>240</text:p>
          </table:table-cell>
          <table:table-cell office:value-type="string" calcext:value-type="string">
            <text:p>SMD LED</text:p>
          </table:table-cell>
          <table:table-cell office:value-type="string" calcext:value-type="string">
            <text:p>SMD LED\IMG_9436.JPG</text:p>
          </table:table-cell>
          <table:table-cell table:style-name="ce10" table:formula="of:=HYPERLINK([.P63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LED</text:p>
          </table:table-cell>
          <table:table-cell table:number-columns-repeated="4"/>
          <table:table-cell table:formula="of:=[.B633]+[.C633]+[.D633]+[.E633]" office:value-type="float" office:value="0" calcext:value-type="float">
            <text:p>0</text:p>
          </table:table-cell>
          <table:table-cell table:style-name="ce6" table:formula="of:=IF([.F633]&gt;=1000000; TEXT([.F633]/1000000; &quot;0.0#&quot;)&amp;&quot; M&quot;; IF([.F633]&gt;=1000; TEXT([.F633]/1000; &quot;0.0#&quot;)&amp;&quot; k&quot;;  IF([.F633]&gt;=1; TEXT([.F633]; &quot;0.0#&quot;);IF([.F633]&gt;=0.001; TEXT([.F633]*1000; &quot;0.0#&quot;)&amp;&quot; m&quot;; IF([.F633]&gt;=0.000001; TEXT([.F633]*1000000; &quot;0.0#&quot;)&amp;&quot; µ&quot;;IF([.F633]&gt;=0.000000001; TEXT([.F633]*1000000000; &quot;0.0#&quot;)&amp;&quot; n&quot;; IF([.F633]&gt;=0.000000000001; TEXT([.F633]*1000000000000; &quot;0.0#&quot;)&amp;&quot; p&quot;;TEXT([.F633]; &quot;0.0#&quot;))))))))" office:value-type="string" office:string-value="0.0" calcext:value-type="string">
            <text:p>0.0</text:p>
          </table:table-cell>
          <table:table-cell/>
          <table:table-cell table:style-name="ce21"/>
          <table:table-cell/>
          <table:table-cell table:style-name="ce8"/>
          <table:table-cell table:style-name="ce2" office:value-type="string" calcext:value-type="string">
            <text:p>Green 525nm Low current LED</text:p>
          </table:table-cell>
          <table:table-cell table:style-name="ce2" office:value-type="string" calcext:value-type="string">
            <text:p>“3216”</text:p>
          </table:table-cell>
          <table:table-cell table:style-name="ce2" office:value-type="float" office:value="200" calcext:value-type="float">
            <text:p>200</text:p>
          </table:table-cell>
          <table:table-cell office:value-type="string" calcext:value-type="string">
            <text:p>SMD LED</text:p>
          </table:table-cell>
          <table:table-cell office:value-type="string" calcext:value-type="string">
            <text:p>SMD LED\IMG_9437.JPG</text:p>
          </table:table-cell>
          <table:table-cell table:style-name="ce10" table:formula="of:=HYPERLINK([.P63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LED</text:p>
          </table:table-cell>
          <table:table-cell table:number-columns-repeated="4"/>
          <table:table-cell table:formula="of:=[.B634]+[.C634]+[.D634]+[.E634]" office:value-type="float" office:value="0" calcext:value-type="float">
            <text:p>0</text:p>
          </table:table-cell>
          <table:table-cell table:style-name="ce6" table:formula="of:=IF([.F634]&gt;=1000000; TEXT([.F634]/1000000; &quot;0.0#&quot;)&amp;&quot; M&quot;; IF([.F634]&gt;=1000; TEXT([.F634]/1000; &quot;0.0#&quot;)&amp;&quot; k&quot;;  IF([.F634]&gt;=1; TEXT([.F634]; &quot;0.0#&quot;);IF([.F634]&gt;=0.001; TEXT([.F634]*1000; &quot;0.0#&quot;)&amp;&quot; m&quot;; IF([.F634]&gt;=0.000001; TEXT([.F634]*1000000; &quot;0.0#&quot;)&amp;&quot; µ&quot;;IF([.F634]&gt;=0.000000001; TEXT([.F634]*1000000000; &quot;0.0#&quot;)&amp;&quot; n&quot;; IF([.F634]&gt;=0.000000000001; TEXT([.F634]*1000000000000; &quot;0.0#&quot;)&amp;&quot; p&quot;;TEXT([.F634]; &quot;0.0#&quot;))))))))" office:value-type="string" office:string-value="0.0" calcext:value-type="string">
            <text:p>0.0</text:p>
          </table:table-cell>
          <table:table-cell/>
          <table:table-cell table:style-name="ce21"/>
          <table:table-cell/>
          <table:table-cell table:style-name="ce8"/>
          <table:table-cell table:style-name="ce2" office:value-type="string" calcext:value-type="string">
            <text:p>Red LED</text:p>
          </table:table-cell>
          <table:table-cell table:style-name="ce2" office:value-type="string" calcext:value-type="string">
            <text:p>“3216”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SMD LED</text:p>
          </table:table-cell>
          <table:table-cell office:value-type="string" calcext:value-type="string">
            <text:p>SMD LED\IMG_9438.JPG</text:p>
          </table:table-cell>
          <table:table-cell table:style-name="ce10" table:formula="of:=HYPERLINK([.P63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Inductor</text:p>
          </table:table-cell>
          <table:table-cell table:number-columns-repeated="2"/>
          <table:table-cell office:value-type="float" office:value="0.00022" calcext:value-type="float">
            <text:p>0.00022</text:p>
          </table:table-cell>
          <table:table-cell/>
          <table:table-cell table:formula="of:=[.B635]+[.C635]+[.D635]+[.E635]" office:value-type="float" office:value="0.00022" calcext:value-type="float">
            <text:p>0.00022</text:p>
          </table:table-cell>
          <table:table-cell table:style-name="ce6" table:formula="of:=IF([.F635]&gt;=1000000; TEXT([.F635]/1000000; &quot;0.0#&quot;)&amp;&quot; M&quot;; IF([.F635]&gt;=1000; TEXT([.F635]/1000; &quot;0.0#&quot;)&amp;&quot; k&quot;;  IF([.F635]&gt;=1; TEXT([.F635]; &quot;0.0#&quot;);IF([.F635]&gt;=0.001; TEXT([.F635]*1000; &quot;0.0#&quot;)&amp;&quot; m&quot;; IF([.F635]&gt;=0.000001; TEXT([.F635]*1000000; &quot;0.0#&quot;)&amp;&quot; µ&quot;;IF([.F635]&gt;=0.000000001; TEXT([.F635]*1000000000; &quot;0.0#&quot;)&amp;&quot; n&quot;; IF([.F635]&gt;=0.000000000001; TEXT([.F635]*1000000000000; &quot;0.0#&quot;)&amp;&quot; p&quot;;TEXT([.F635]; &quot;0.0#&quot;))))))))" office:value-type="string" office:string-value="220.0 µ" calcext:value-type="string">
            <text:p>220.0 µ</text:p>
          </table:table-cell>
          <table:table-cell/>
          <table:table-cell table:style-name="ce21"/>
          <table:table-cell/>
          <table:table-cell table:style-name="ce8" office:value-type="percentage" office:value="0.15" calcext:value-type="percentage">
            <text:p>15.00%</text:p>
          </table:table-cell>
          <table:table-cell table:style-name="ce2" office:value-type="string" calcext:value-type="string">
            <text:p>Toroid induc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OSCILLATORS INDUCTORS TRANSFORMERS</text:p>
          </table:table-cell>
          <table:table-cell office:value-type="string" calcext:value-type="string">
            <text:p>OSCILLATORS INDUCTORS TRANSFORMERS\IMG_9423.JPG</text:p>
          </table:table-cell>
          <table:table-cell table:style-name="ce10" table:formula="of:=HYPERLINK([.P63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Inductor</text:p>
          </table:table-cell>
          <table:table-cell table:number-columns-repeated="2"/>
          <table:table-cell office:value-type="float" office:value="0.000033" calcext:value-type="float">
            <text:p>0.000033</text:p>
          </table:table-cell>
          <table:table-cell/>
          <table:table-cell table:formula="of:=[.B636]+[.C636]+[.D636]+[.E636]" office:value-type="float" office:value="0.000033" calcext:value-type="float">
            <text:p>0.000033</text:p>
          </table:table-cell>
          <table:table-cell table:style-name="ce6" table:formula="of:=IF([.F636]&gt;=1000000; TEXT([.F636]/1000000; &quot;0.0#&quot;)&amp;&quot; M&quot;; IF([.F636]&gt;=1000; TEXT([.F636]/1000; &quot;0.0#&quot;)&amp;&quot; k&quot;;  IF([.F636]&gt;=1; TEXT([.F636]; &quot;0.0#&quot;);IF([.F636]&gt;=0.001; TEXT([.F636]*1000; &quot;0.0#&quot;)&amp;&quot; m&quot;; IF([.F636]&gt;=0.000001; TEXT([.F636]*1000000; &quot;0.0#&quot;)&amp;&quot; µ&quot;;IF([.F636]&gt;=0.000000001; TEXT([.F636]*1000000000; &quot;0.0#&quot;)&amp;&quot; n&quot;; IF([.F636]&gt;=0.000000000001; TEXT([.F636]*1000000000000; &quot;0.0#&quot;)&amp;&quot; p&quot;;TEXT([.F636]; &quot;0.0#&quot;))))))))" office:value-type="string" office:string-value="33.0 µ" calcext:value-type="string">
            <text:p>33.0 µ</text:p>
          </table:table-cell>
          <table:table-cell/>
          <table:table-cell table:style-name="ce21"/>
          <table:table-cell/>
          <table:table-cell table:style-name="ce8"/>
          <table:table-cell table:style-name="ce2" office:value-type="string" calcext:value-type="string">
            <text:p>Toroid induc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OSCILLATORS INDUCTORS TRANSFORMERS</text:p>
          </table:table-cell>
          <table:table-cell office:value-type="string" calcext:value-type="string">
            <text:p>OSCILLATORS INDUCTORS TRANSFORMERS\IMG_9424.JPG</text:p>
          </table:table-cell>
          <table:table-cell table:style-name="ce10" table:formula="of:=HYPERLINK([.P63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Inductor</text:p>
          </table:table-cell>
          <table:table-cell table:number-columns-repeated="2"/>
          <table:table-cell office:value-type="float" office:value="0.00022" calcext:value-type="float">
            <text:p>0.00022</text:p>
          </table:table-cell>
          <table:table-cell/>
          <table:table-cell table:formula="of:=[.B637]+[.C637]+[.D637]+[.E637]" office:value-type="float" office:value="0.00022" calcext:value-type="float">
            <text:p>0.00022</text:p>
          </table:table-cell>
          <table:table-cell table:style-name="ce6" table:formula="of:=IF([.F637]&gt;=1000000; TEXT([.F637]/1000000; &quot;0.0#&quot;)&amp;&quot; M&quot;; IF([.F637]&gt;=1000; TEXT([.F637]/1000; &quot;0.0#&quot;)&amp;&quot; k&quot;;  IF([.F637]&gt;=1; TEXT([.F637]; &quot;0.0#&quot;);IF([.F637]&gt;=0.001; TEXT([.F637]*1000; &quot;0.0#&quot;)&amp;&quot; m&quot;; IF([.F637]&gt;=0.000001; TEXT([.F637]*1000000; &quot;0.0#&quot;)&amp;&quot; µ&quot;;IF([.F637]&gt;=0.000000001; TEXT([.F637]*1000000000; &quot;0.0#&quot;)&amp;&quot; n&quot;; IF([.F637]&gt;=0.000000000001; TEXT([.F637]*1000000000000; &quot;0.0#&quot;)&amp;&quot; p&quot;;TEXT([.F637]; &quot;0.0#&quot;))))))))" office:value-type="string" office:string-value="220.0 µ" calcext:value-type="string">
            <text:p>220.0 µ</text:p>
          </table:table-cell>
          <table:table-cell/>
          <table:table-cell table:style-name="ce21"/>
          <table:table-cell/>
          <table:table-cell table:style-name="ce8"/>
          <table:table-cell table:style-name="ce2" office:value-type="string" calcext:value-type="string">
            <text:p>Power Axial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OSCILLATORS INDUCTORS TRANSFORMERS</text:p>
          </table:table-cell>
          <table:table-cell office:value-type="string" calcext:value-type="string">
            <text:p>OSCILLATORS INDUCTORS TRANSFORMERS\IMG_9425.JPG</text:p>
          </table:table-cell>
          <table:table-cell table:style-name="ce10" table:formula="of:=HYPERLINK([.P63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Inductor</text:p>
          </table:table-cell>
          <table:table-cell table:number-columns-repeated="2"/>
          <table:table-cell office:value-type="float" office:value="0.00022" calcext:value-type="float">
            <text:p>0.00022</text:p>
          </table:table-cell>
          <table:table-cell/>
          <table:table-cell table:formula="of:=[.B638]+[.C638]+[.D638]+[.E638]" office:value-type="float" office:value="0.00022" calcext:value-type="float">
            <text:p>0.00022</text:p>
          </table:table-cell>
          <table:table-cell table:style-name="ce6" table:formula="of:=IF([.F638]&gt;=1000000; TEXT([.F638]/1000000; &quot;0.0#&quot;)&amp;&quot; M&quot;; IF([.F638]&gt;=1000; TEXT([.F638]/1000; &quot;0.0#&quot;)&amp;&quot; k&quot;;  IF([.F638]&gt;=1; TEXT([.F638]; &quot;0.0#&quot;);IF([.F638]&gt;=0.001; TEXT([.F638]*1000; &quot;0.0#&quot;)&amp;&quot; m&quot;; IF([.F638]&gt;=0.000001; TEXT([.F638]*1000000; &quot;0.0#&quot;)&amp;&quot; µ&quot;;IF([.F638]&gt;=0.000000001; TEXT([.F638]*1000000000; &quot;0.0#&quot;)&amp;&quot; n&quot;; IF([.F638]&gt;=0.000000000001; TEXT([.F638]*1000000000000; &quot;0.0#&quot;)&amp;&quot; p&quot;;TEXT([.F638]; &quot;0.0#&quot;))))))))" office:value-type="string" office:string-value="220.0 µ" calcext:value-type="string">
            <text:p>220.0 µ</text:p>
          </table:table-cell>
          <table:table-cell/>
          <table:table-cell table:style-name="ce21"/>
          <table:table-cell office:value-type="float" office:value="1.3" calcext:value-type="float">
            <text:p>1.3</text:p>
          </table:table-cell>
          <table:table-cell table:style-name="ce8"/>
          <table:table-cell table:style-name="ce2" office:value-type="string" calcext:value-type="string">
            <text:p>Toroid inductor</text:p>
          </table:table-cell>
          <table:table-cell table:style-name="ce2" office:value-type="string" calcext:value-type="string">
            <text:p>Surface mount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OSCILLATORS INDUCTORS TRANSFORMERS</text:p>
          </table:table-cell>
          <table:table-cell office:value-type="string" calcext:value-type="string">
            <text:p>OSCILLATORS INDUCTORS TRANSFORMERS\IMG_9426.JPG</text:p>
          </table:table-cell>
          <table:table-cell table:style-name="ce10" table:formula="of:=HYPERLINK([.P63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rystal</text:p>
          </table:table-cell>
          <table:table-cell table:number-columns-repeated="3"/>
          <table:table-cell office:value-type="float" office:value="16000000" calcext:value-type="float">
            <text:p>16000000</text:p>
          </table:table-cell>
          <table:table-cell table:formula="of:=[.B639]+[.C639]+[.D639]+[.E639]" office:value-type="float" office:value="16000000" calcext:value-type="float">
            <text:p>16000000</text:p>
          </table:table-cell>
          <table:table-cell table:style-name="ce6" table:formula="of:=IF([.F639]&gt;=1000000; TEXT([.F639]/1000000; &quot;0.0#&quot;)&amp;&quot; M&quot;; IF([.F639]&gt;=1000; TEXT([.F639]/1000; &quot;0.0#&quot;)&amp;&quot; k&quot;;  IF([.F639]&gt;=1; TEXT([.F639]; &quot;0.0#&quot;);IF([.F639]&gt;=0.001; TEXT([.F639]*1000; &quot;0.0#&quot;)&amp;&quot; m&quot;; IF([.F639]&gt;=0.000001; TEXT([.F639]*1000000; &quot;0.0#&quot;)&amp;&quot; µ&quot;;IF([.F639]&gt;=0.000000001; TEXT([.F639]*1000000000; &quot;0.0#&quot;)&amp;&quot; n&quot;; IF([.F639]&gt;=0.000000000001; TEXT([.F639]*1000000000000; &quot;0.0#&quot;)&amp;&quot; p&quot;;TEXT([.F639]; &quot;0.0#&quot;))))))))" office:value-type="string" office:string-value="16.0 M" calcext:value-type="string">
            <text:p>16.0 M</text:p>
          </table:table-cell>
          <table:table-cell/>
          <table:table-cell table:style-name="ce21"/>
          <table:table-cell/>
          <table:table-cell table:style-name="ce8" office:value-type="string" calcext:value-type="string">
            <text:p>20ppm</text:p>
          </table:table-cell>
          <table:table-cell table:style-name="ce2" office:value-type="string" calcext:value-type="string">
            <text:p>Crystal oscillator</text:p>
          </table:table-cell>
          <table:table-cell table:style-name="ce2" office:value-type="string" calcext:value-type="string">
            <text:p>Surface mount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OSCILLATORS INDUCTORS TRANSFORMERS</text:p>
          </table:table-cell>
          <table:table-cell office:value-type="string" calcext:value-type="string">
            <text:p>OSCILLATORS INDUCTORS TRANSFORMERS\IMG_9427.JPG</text:p>
          </table:table-cell>
          <table:table-cell table:style-name="ce10" table:formula="of:=HYPERLINK([.P63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rystal</text:p>
          </table:table-cell>
          <table:table-cell table:number-columns-repeated="3"/>
          <table:table-cell office:value-type="float" office:value="6000000" calcext:value-type="float">
            <text:p>6000000</text:p>
          </table:table-cell>
          <table:table-cell table:formula="of:=[.B640]+[.C640]+[.D640]+[.E640]" office:value-type="float" office:value="6000000" calcext:value-type="float">
            <text:p>6000000</text:p>
          </table:table-cell>
          <table:table-cell table:style-name="ce6" table:formula="of:=IF([.F640]&gt;=1000000; TEXT([.F640]/1000000; &quot;0.0#&quot;)&amp;&quot; M&quot;; IF([.F640]&gt;=1000; TEXT([.F640]/1000; &quot;0.0#&quot;)&amp;&quot; k&quot;;  IF([.F640]&gt;=1; TEXT([.F640]; &quot;0.0#&quot;);IF([.F640]&gt;=0.001; TEXT([.F640]*1000; &quot;0.0#&quot;)&amp;&quot; m&quot;; IF([.F640]&gt;=0.000001; TEXT([.F640]*1000000; &quot;0.0#&quot;)&amp;&quot; µ&quot;;IF([.F640]&gt;=0.000000001; TEXT([.F640]*1000000000; &quot;0.0#&quot;)&amp;&quot; n&quot;; IF([.F640]&gt;=0.000000000001; TEXT([.F640]*1000000000000; &quot;0.0#&quot;)&amp;&quot; p&quot;;TEXT([.F640]; &quot;0.0#&quot;))))))))" office:value-type="string" office:string-value="6.0 M" calcext:value-type="string">
            <text:p>6.0 M</text:p>
          </table:table-cell>
          <table:table-cell/>
          <table:table-cell table:style-name="ce21"/>
          <table:table-cell/>
          <table:table-cell table:style-name="ce8"/>
          <table:table-cell table:style-name="ce2" office:value-type="string" calcext:value-type="string">
            <text:p>Crystal oscillator 18pf</text:p>
          </table:table-cell>
          <table:table-cell table:style-name="ce2" office:value-type="string" calcext:value-type="string">
            <text:p>Surface mount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OSCILLATORS INDUCTORS TRANSFORMERS</text:p>
          </table:table-cell>
          <table:table-cell office:value-type="string" calcext:value-type="string">
            <text:p>OSCILLATORS INDUCTORS TRANSFORMERS\IMG_9428.JPG</text:p>
          </table:table-cell>
          <table:table-cell table:style-name="ce10" table:formula="of:=HYPERLINK([.P64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former</text:p>
          </table:table-cell>
          <table:table-cell table:number-columns-repeated="4"/>
          <table:table-cell table:formula="of:=[.B641]+[.C641]+[.D641]+[.E641]" office:value-type="float" office:value="0" calcext:value-type="float">
            <text:p>0</text:p>
          </table:table-cell>
          <table:table-cell table:style-name="ce6" table:formula="of:=IF([.F641]&gt;=1000000; TEXT([.F641]/1000000; &quot;0.0#&quot;)&amp;&quot; M&quot;; IF([.F641]&gt;=1000; TEXT([.F641]/1000; &quot;0.0#&quot;)&amp;&quot; k&quot;;  IF([.F641]&gt;=1; TEXT([.F641]; &quot;0.0#&quot;);IF([.F641]&gt;=0.001; TEXT([.F641]*1000; &quot;0.0#&quot;)&amp;&quot; m&quot;; IF([.F641]&gt;=0.000001; TEXT([.F641]*1000000; &quot;0.0#&quot;)&amp;&quot; µ&quot;;IF([.F641]&gt;=0.000000001; TEXT([.F641]*1000000000; &quot;0.0#&quot;)&amp;&quot; n&quot;; IF([.F641]&gt;=0.000000000001; TEXT([.F641]*1000000000000; &quot;0.0#&quot;)&amp;&quot; p&quot;;TEXT([.F641]; &quot;0.0#&quot;))))))))" office:value-type="string" office:string-value="0.0" calcext:value-type="string">
            <text:p>0.0</text:p>
          </table:table-cell>
          <table:table-cell/>
          <table:table-cell table:style-name="ce21"/>
          <table:table-cell/>
          <table:table-cell table:style-name="ce8"/>
          <table:table-cell table:style-name="ce2" office:value-type="string" calcext:value-type="string">
            <text:p>Tamura SB2816-1604 Power Transformers 2VCT@0.4A 2V@0.8A 120V Single Primary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OSCILLATORS INDUCTORS TRANSFORMERS</text:p>
          </table:table-cell>
          <table:table-cell office:value-type="string" calcext:value-type="string">
            <text:p>OSCILLATORS INDUCTORS TRANSFORMERS\IMG_9429.JPG</text:p>
          </table:table-cell>
          <table:table-cell table:style-name="ce10" table:formula="of:=HYPERLINK([.P64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rystal</text:p>
          </table:table-cell>
          <table:table-cell table:number-columns-repeated="3"/>
          <table:table-cell office:value-type="float" office:value="16000000" calcext:value-type="float">
            <text:p>16000000</text:p>
          </table:table-cell>
          <table:table-cell table:formula="of:=[.B642]+[.C642]+[.D642]+[.E642]" office:value-type="float" office:value="16000000" calcext:value-type="float">
            <text:p>16000000</text:p>
          </table:table-cell>
          <table:table-cell table:style-name="ce6" table:formula="of:=IF([.F642]&gt;=1000000; TEXT([.F642]/1000000; &quot;0.0#&quot;)&amp;&quot; M&quot;; IF([.F642]&gt;=1000; TEXT([.F642]/1000; &quot;0.0#&quot;)&amp;&quot; k&quot;;  IF([.F642]&gt;=1; TEXT([.F642]; &quot;0.0#&quot;);IF([.F642]&gt;=0.001; TEXT([.F642]*1000; &quot;0.0#&quot;)&amp;&quot; m&quot;; IF([.F642]&gt;=0.000001; TEXT([.F642]*1000000; &quot;0.0#&quot;)&amp;&quot; µ&quot;;IF([.F642]&gt;=0.000000001; TEXT([.F642]*1000000000; &quot;0.0#&quot;)&amp;&quot; n&quot;; IF([.F642]&gt;=0.000000000001; TEXT([.F642]*1000000000000; &quot;0.0#&quot;)&amp;&quot; p&quot;;TEXT([.F642]; &quot;0.0#&quot;))))))))" office:value-type="string" office:string-value="16.0 M" calcext:value-type="string">
            <text:p>16.0 M</text:p>
          </table:table-cell>
          <table:table-cell/>
          <table:table-cell table:style-name="ce21"/>
          <table:table-cell/>
          <table:table-cell table:style-name="ce8" office:value-type="string" calcext:value-type="string">
            <text:p>100ppm</text:p>
          </table:table-cell>
          <table:table-cell table:style-name="ce2" office:value-type="string" calcext:value-type="string">
            <text:p>Crystal oscillator</text:p>
          </table:table-cell>
          <table:table-cell table:style-name="ce2" office:value-type="string" calcext:value-type="string">
            <text:p>Surface mount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OSCILLATORS INDUCTORS TRANSFORMERS</text:p>
          </table:table-cell>
          <table:table-cell office:value-type="string" calcext:value-type="string">
            <text:p>OSCILLATORS INDUCTORS TRANSFORMERS\IMG_9430.JPG</text:p>
          </table:table-cell>
          <table:table-cell table:style-name="ce10" table:formula="of:=HYPERLINK([.P64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rystal</text:p>
          </table:table-cell>
          <table:table-cell table:number-columns-repeated="3"/>
          <table:table-cell office:value-type="float" office:value="32768" calcext:value-type="float">
            <text:p>32768</text:p>
          </table:table-cell>
          <table:table-cell table:formula="of:=[.B643]+[.C643]+[.D643]+[.E643]" office:value-type="float" office:value="32768" calcext:value-type="float">
            <text:p>32768</text:p>
          </table:table-cell>
          <table:table-cell table:style-name="ce6" table:formula="of:=IF([.F643]&gt;=1000000; TEXT([.F643]/1000000; &quot;0.0#&quot;)&amp;&quot; M&quot;; IF([.F643]&gt;=1000; TEXT([.F643]/1000; &quot;0.0#&quot;)&amp;&quot; k&quot;;  IF([.F643]&gt;=1; TEXT([.F643]; &quot;0.0#&quot;);IF([.F643]&gt;=0.001; TEXT([.F643]*1000; &quot;0.0#&quot;)&amp;&quot; m&quot;; IF([.F643]&gt;=0.000001; TEXT([.F643]*1000000; &quot;0.0#&quot;)&amp;&quot; µ&quot;;IF([.F643]&gt;=0.000000001; TEXT([.F643]*1000000000; &quot;0.0#&quot;)&amp;&quot; n&quot;; IF([.F643]&gt;=0.000000000001; TEXT([.F643]*1000000000000; &quot;0.0#&quot;)&amp;&quot; p&quot;;TEXT([.F643]; &quot;0.0#&quot;))))))))" office:value-type="string" office:string-value="32.77 k" calcext:value-type="string">
            <text:p>32.77 k</text:p>
          </table:table-cell>
          <table:table-cell/>
          <table:table-cell table:style-name="ce21"/>
          <table:table-cell/>
          <table:table-cell table:style-name="ce8"/>
          <table:table-cell table:style-name="ce2" office:value-type="string" calcext:value-type="string">
            <text:p>Crystal oscillator 18pf</text:p>
          </table:table-cell>
          <table:table-cell table:style-name="ce2" office:value-type="string" calcext:value-type="string">
            <text:p>Surface mount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OSCILLATORS INDUCTORS TRANSFORMERS</text:p>
          </table:table-cell>
          <table:table-cell office:value-type="string" calcext:value-type="string">
            <text:p>OSCILLATORS INDUCTORS TRANSFORMERS\IMG_9431.JPG</text:p>
          </table:table-cell>
          <table:table-cell table:style-name="ce10" table:formula="of:=HYPERLINK([.P64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1" calcext:value-type="float">
            <text:p>0.000001</text:p>
          </table:table-cell>
          <table:table-cell table:number-columns-repeated="2"/>
          <table:table-cell table:formula="of:=[.B644]+[.C644]+[.D644]+[.E644]" office:value-type="float" office:value="0.000001" calcext:value-type="float">
            <text:p>0.000001</text:p>
          </table:table-cell>
          <table:table-cell table:style-name="ce6" table:formula="of:=IF([.F644]&gt;=1000000; TEXT([.F644]/1000000; &quot;0.0#&quot;)&amp;&quot; M&quot;; IF([.F644]&gt;=1000; TEXT([.F644]/1000; &quot;0.0#&quot;)&amp;&quot; k&quot;;  IF([.F644]&gt;=1; TEXT([.F644]; &quot;0.0#&quot;);IF([.F644]&gt;=0.001; TEXT([.F644]*1000; &quot;0.0#&quot;)&amp;&quot; m&quot;; IF([.F644]&gt;=0.000001; TEXT([.F644]*1000000; &quot;0.0#&quot;)&amp;&quot; µ&quot;;IF([.F644]&gt;=0.000000001; TEXT([.F644]*1000000000; &quot;0.0#&quot;)&amp;&quot; n&quot;; IF([.F644]&gt;=0.000000000001; TEXT([.F644]*1000000000000; &quot;0.0#&quot;)&amp;&quot; p&quot;;TEXT([.F644]; &quot;0.0#&quot;))))))))" office:value-type="string" office:string-value="1.0 µ" calcext:value-type="string">
            <text:p>1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1 Column 1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4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15" calcext:value-type="float">
            <text:p>0.0000015</text:p>
          </table:table-cell>
          <table:table-cell table:number-columns-repeated="2"/>
          <table:table-cell table:formula="of:=[.B645]+[.C645]+[.D645]+[.E645]" office:value-type="float" office:value="0.0000015" calcext:value-type="float">
            <text:p>0.0000015</text:p>
          </table:table-cell>
          <table:table-cell table:style-name="ce6" table:formula="of:=IF([.F645]&gt;=1000000; TEXT([.F645]/1000000; &quot;0.0#&quot;)&amp;&quot; M&quot;; IF([.F645]&gt;=1000; TEXT([.F645]/1000; &quot;0.0#&quot;)&amp;&quot; k&quot;;  IF([.F645]&gt;=1; TEXT([.F645]; &quot;0.0#&quot;);IF([.F645]&gt;=0.001; TEXT([.F645]*1000; &quot;0.0#&quot;)&amp;&quot; m&quot;; IF([.F645]&gt;=0.000001; TEXT([.F645]*1000000; &quot;0.0#&quot;)&amp;&quot; µ&quot;;IF([.F645]&gt;=0.000000001; TEXT([.F645]*1000000000; &quot;0.0#&quot;)&amp;&quot; n&quot;; IF([.F645]&gt;=0.000000000001; TEXT([.F645]*1000000000000; &quot;0.0#&quot;)&amp;&quot; p&quot;;TEXT([.F645]; &quot;0.0#&quot;))))))))" office:value-type="string" office:string-value="1.5 µ" calcext:value-type="string">
            <text:p>1.5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1 Column 1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4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33" calcext:value-type="float">
            <text:p>0.000033</text:p>
          </table:table-cell>
          <table:table-cell table:number-columns-repeated="2"/>
          <table:table-cell table:formula="of:=[.B646]+[.C646]+[.D646]+[.E646]" office:value-type="float" office:value="0.000033" calcext:value-type="float">
            <text:p>0.000033</text:p>
          </table:table-cell>
          <table:table-cell table:style-name="ce6" table:formula="of:=IF([.F646]&gt;=1000000; TEXT([.F646]/1000000; &quot;0.0#&quot;)&amp;&quot; M&quot;; IF([.F646]&gt;=1000; TEXT([.F646]/1000; &quot;0.0#&quot;)&amp;&quot; k&quot;;  IF([.F646]&gt;=1; TEXT([.F646]; &quot;0.0#&quot;);IF([.F646]&gt;=0.001; TEXT([.F646]*1000; &quot;0.0#&quot;)&amp;&quot; m&quot;; IF([.F646]&gt;=0.000001; TEXT([.F646]*1000000; &quot;0.0#&quot;)&amp;&quot; µ&quot;;IF([.F646]&gt;=0.000000001; TEXT([.F646]*1000000000; &quot;0.0#&quot;)&amp;&quot; n&quot;; IF([.F646]&gt;=0.000000000001; TEXT([.F646]*1000000000000; &quot;0.0#&quot;)&amp;&quot; p&quot;;TEXT([.F646]; &quot;0.0#&quot;))))))))" office:value-type="string" office:string-value="33.0 µ" calcext:value-type="string">
            <text:p>33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1 Column 2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4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1" calcext:value-type="float">
            <text:p>0.001</text:p>
          </table:table-cell>
          <table:table-cell table:number-columns-repeated="2"/>
          <table:table-cell table:formula="of:=[.B647]+[.C647]+[.D647]+[.E647]" office:value-type="float" office:value="0.001" calcext:value-type="float">
            <text:p>0.001</text:p>
          </table:table-cell>
          <table:table-cell table:style-name="ce6" table:formula="of:=IF([.F647]&gt;=1000000; TEXT([.F647]/1000000; &quot;0.0#&quot;)&amp;&quot; M&quot;; IF([.F647]&gt;=1000; TEXT([.F647]/1000; &quot;0.0#&quot;)&amp;&quot; k&quot;;  IF([.F647]&gt;=1; TEXT([.F647]; &quot;0.0#&quot;);IF([.F647]&gt;=0.001; TEXT([.F647]*1000; &quot;0.0#&quot;)&amp;&quot; m&quot;; IF([.F647]&gt;=0.000001; TEXT([.F647]*1000000; &quot;0.0#&quot;)&amp;&quot; µ&quot;;IF([.F647]&gt;=0.000000001; TEXT([.F647]*1000000000; &quot;0.0#&quot;)&amp;&quot; n&quot;; IF([.F647]&gt;=0.000000000001; TEXT([.F647]*1000000000000; &quot;0.0#&quot;)&amp;&quot; p&quot;;TEXT([.F647]; &quot;0.0#&quot;))))))))" office:value-type="string" office:string-value="1.0 m" calcext:value-type="string">
            <text:p>1.0 m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1 Column 3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4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7" calcext:value-type="float">
            <text:p>0.00007</text:p>
          </table:table-cell>
          <table:table-cell table:number-columns-repeated="2"/>
          <table:table-cell table:formula="of:=[.B648]+[.C648]+[.D648]+[.E648]" office:value-type="float" office:value="0.00007" calcext:value-type="float">
            <text:p>0.00007</text:p>
          </table:table-cell>
          <table:table-cell table:style-name="ce6" table:formula="of:=IF([.F648]&gt;=1000000; TEXT([.F648]/1000000; &quot;0.0#&quot;)&amp;&quot; M&quot;; IF([.F648]&gt;=1000; TEXT([.F648]/1000; &quot;0.0#&quot;)&amp;&quot; k&quot;;  IF([.F648]&gt;=1; TEXT([.F648]; &quot;0.0#&quot;);IF([.F648]&gt;=0.001; TEXT([.F648]*1000; &quot;0.0#&quot;)&amp;&quot; m&quot;; IF([.F648]&gt;=0.000001; TEXT([.F648]*1000000; &quot;0.0#&quot;)&amp;&quot; µ&quot;;IF([.F648]&gt;=0.000000001; TEXT([.F648]*1000000000; &quot;0.0#&quot;)&amp;&quot; n&quot;; IF([.F648]&gt;=0.000000000001; TEXT([.F648]*1000000000000; &quot;0.0#&quot;)&amp;&quot; p&quot;;TEXT([.F648]; &quot;0.0#&quot;))))))))" office:value-type="string" office:string-value="70.0 µ" calcext:value-type="string">
            <text:p>70.0 µ</text:p>
          </table:table-cell>
          <table:table-cell office:value-type="float" office:value="300" calcext:value-type="float">
            <text:p>300</text:p>
          </table:table-cell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Fat Flash Cap Radial Leads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1 Column 4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4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22" calcext:value-type="float">
            <text:p>0.0000022</text:p>
          </table:table-cell>
          <table:table-cell table:number-columns-repeated="2"/>
          <table:table-cell table:formula="of:=[.B649]+[.C649]+[.D649]+[.E649]" office:value-type="float" office:value="0.0000022" calcext:value-type="float">
            <text:p>0.0000022</text:p>
          </table:table-cell>
          <table:table-cell table:style-name="ce6" table:formula="of:=IF([.F649]&gt;=1000000; TEXT([.F649]/1000000; &quot;0.0#&quot;)&amp;&quot; M&quot;; IF([.F649]&gt;=1000; TEXT([.F649]/1000; &quot;0.0#&quot;)&amp;&quot; k&quot;;  IF([.F649]&gt;=1; TEXT([.F649]; &quot;0.0#&quot;);IF([.F649]&gt;=0.001; TEXT([.F649]*1000; &quot;0.0#&quot;)&amp;&quot; m&quot;; IF([.F649]&gt;=0.000001; TEXT([.F649]*1000000; &quot;0.0#&quot;)&amp;&quot; µ&quot;;IF([.F649]&gt;=0.000000001; TEXT([.F649]*1000000000; &quot;0.0#&quot;)&amp;&quot; n&quot;; IF([.F649]&gt;=0.000000000001; TEXT([.F649]*1000000000000; &quot;0.0#&quot;)&amp;&quot; p&quot;;TEXT([.F649]; &quot;0.0#&quot;))))))))" office:value-type="string" office:string-value="2.2 µ" calcext:value-type="string">
            <text:p>2.2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2 Column 1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4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33" calcext:value-type="float">
            <text:p>0.0000033</text:p>
          </table:table-cell>
          <table:table-cell table:number-columns-repeated="2"/>
          <table:table-cell table:formula="of:=[.B650]+[.C650]+[.D650]+[.E650]" office:value-type="float" office:value="0.0000033" calcext:value-type="float">
            <text:p>0.0000033</text:p>
          </table:table-cell>
          <table:table-cell table:style-name="ce6" table:formula="of:=IF([.F650]&gt;=1000000; TEXT([.F650]/1000000; &quot;0.0#&quot;)&amp;&quot; M&quot;; IF([.F650]&gt;=1000; TEXT([.F650]/1000; &quot;0.0#&quot;)&amp;&quot; k&quot;;  IF([.F650]&gt;=1; TEXT([.F650]; &quot;0.0#&quot;);IF([.F650]&gt;=0.001; TEXT([.F650]*1000; &quot;0.0#&quot;)&amp;&quot; m&quot;; IF([.F650]&gt;=0.000001; TEXT([.F650]*1000000; &quot;0.0#&quot;)&amp;&quot; µ&quot;;IF([.F650]&gt;=0.000000001; TEXT([.F650]*1000000000; &quot;0.0#&quot;)&amp;&quot; n&quot;; IF([.F650]&gt;=0.000000000001; TEXT([.F650]*1000000000000; &quot;0.0#&quot;)&amp;&quot; p&quot;;TEXT([.F650]; &quot;0.0#&quot;))))))))" office:value-type="string" office:string-value="3.3 µ" calcext:value-type="string">
            <text:p>3.3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2 Column 1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5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47" calcext:value-type="float">
            <text:p>0.000047</text:p>
          </table:table-cell>
          <table:table-cell table:number-columns-repeated="2"/>
          <table:table-cell table:formula="of:=[.B651]+[.C651]+[.D651]+[.E651]" office:value-type="float" office:value="0.000047" calcext:value-type="float">
            <text:p>0.000047</text:p>
          </table:table-cell>
          <table:table-cell table:style-name="ce6" table:formula="of:=IF([.F651]&gt;=1000000; TEXT([.F651]/1000000; &quot;0.0#&quot;)&amp;&quot; M&quot;; IF([.F651]&gt;=1000; TEXT([.F651]/1000; &quot;0.0#&quot;)&amp;&quot; k&quot;;  IF([.F651]&gt;=1; TEXT([.F651]; &quot;0.0#&quot;);IF([.F651]&gt;=0.001; TEXT([.F651]*1000; &quot;0.0#&quot;)&amp;&quot; m&quot;; IF([.F651]&gt;=0.000001; TEXT([.F651]*1000000; &quot;0.0#&quot;)&amp;&quot; µ&quot;;IF([.F651]&gt;=0.000000001; TEXT([.F651]*1000000000; &quot;0.0#&quot;)&amp;&quot; n&quot;; IF([.F651]&gt;=0.000000000001; TEXT([.F651]*1000000000000; &quot;0.0#&quot;)&amp;&quot; p&quot;;TEXT([.F651]; &quot;0.0#&quot;))))))))" office:value-type="string" office:string-value="47.0 µ" calcext:value-type="string">
            <text:p>47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2 Column 2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5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15" calcext:value-type="float">
            <text:p>0.0015</text:p>
          </table:table-cell>
          <table:table-cell table:number-columns-repeated="2"/>
          <table:table-cell table:formula="of:=[.B652]+[.C652]+[.D652]+[.E652]" office:value-type="float" office:value="0.0015" calcext:value-type="float">
            <text:p>0.0015</text:p>
          </table:table-cell>
          <table:table-cell table:style-name="ce6" table:formula="of:=IF([.F652]&gt;=1000000; TEXT([.F652]/1000000; &quot;0.0#&quot;)&amp;&quot; M&quot;; IF([.F652]&gt;=1000; TEXT([.F652]/1000; &quot;0.0#&quot;)&amp;&quot; k&quot;;  IF([.F652]&gt;=1; TEXT([.F652]; &quot;0.0#&quot;);IF([.F652]&gt;=0.001; TEXT([.F652]*1000; &quot;0.0#&quot;)&amp;&quot; m&quot;; IF([.F652]&gt;=0.000001; TEXT([.F652]*1000000; &quot;0.0#&quot;)&amp;&quot; µ&quot;;IF([.F652]&gt;=0.000000001; TEXT([.F652]*1000000000; &quot;0.0#&quot;)&amp;&quot; n&quot;; IF([.F652]&gt;=0.000000000001; TEXT([.F652]*1000000000000; &quot;0.0#&quot;)&amp;&quot; p&quot;;TEXT([.F652]; &quot;0.0#&quot;))))))))" office:value-type="string" office:string-value="1.5 m" calcext:value-type="string">
            <text:p>1.5 m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2 Column 3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5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7" calcext:value-type="float">
            <text:p>0.00007</text:p>
          </table:table-cell>
          <table:table-cell table:number-columns-repeated="2"/>
          <table:table-cell table:formula="of:=[.B653]+[.C653]+[.D653]+[.E653]" office:value-type="float" office:value="0.00007" calcext:value-type="float">
            <text:p>0.00007</text:p>
          </table:table-cell>
          <table:table-cell table:style-name="ce6" table:formula="of:=IF([.F653]&gt;=1000000; TEXT([.F653]/1000000; &quot;0.0#&quot;)&amp;&quot; M&quot;; IF([.F653]&gt;=1000; TEXT([.F653]/1000; &quot;0.0#&quot;)&amp;&quot; k&quot;;  IF([.F653]&gt;=1; TEXT([.F653]; &quot;0.0#&quot;);IF([.F653]&gt;=0.001; TEXT([.F653]*1000; &quot;0.0#&quot;)&amp;&quot; m&quot;; IF([.F653]&gt;=0.000001; TEXT([.F653]*1000000; &quot;0.0#&quot;)&amp;&quot; µ&quot;;IF([.F653]&gt;=0.000000001; TEXT([.F653]*1000000000; &quot;0.0#&quot;)&amp;&quot; n&quot;; IF([.F653]&gt;=0.000000000001; TEXT([.F653]*1000000000000; &quot;0.0#&quot;)&amp;&quot; p&quot;;TEXT([.F653]; &quot;0.0#&quot;))))))))" office:value-type="string" office:string-value="70.0 µ" calcext:value-type="string">
            <text:p>70.0 µ</text:p>
          </table:table-cell>
          <table:table-cell office:value-type="float" office:value="300" calcext:value-type="float">
            <text:p>300</text:p>
          </table:table-cell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Fat Flash Cap Radial Leads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2 Column 4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5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47" calcext:value-type="float">
            <text:p>0.0000047</text:p>
          </table:table-cell>
          <table:table-cell table:number-columns-repeated="2"/>
          <table:table-cell table:formula="of:=[.B654]+[.C654]+[.D654]+[.E654]" office:value-type="float" office:value="0.0000047" calcext:value-type="float">
            <text:p>0.0000047</text:p>
          </table:table-cell>
          <table:table-cell table:style-name="ce6" table:formula="of:=IF([.F654]&gt;=1000000; TEXT([.F654]/1000000; &quot;0.0#&quot;)&amp;&quot; M&quot;; IF([.F654]&gt;=1000; TEXT([.F654]/1000; &quot;0.0#&quot;)&amp;&quot; k&quot;;  IF([.F654]&gt;=1; TEXT([.F654]; &quot;0.0#&quot;);IF([.F654]&gt;=0.001; TEXT([.F654]*1000; &quot;0.0#&quot;)&amp;&quot; m&quot;; IF([.F654]&gt;=0.000001; TEXT([.F654]*1000000; &quot;0.0#&quot;)&amp;&quot; µ&quot;;IF([.F654]&gt;=0.000000001; TEXT([.F654]*1000000000; &quot;0.0#&quot;)&amp;&quot; n&quot;; IF([.F654]&gt;=0.000000000001; TEXT([.F654]*1000000000000; &quot;0.0#&quot;)&amp;&quot; p&quot;;TEXT([.F654]; &quot;0.0#&quot;))))))))" office:value-type="string" office:string-value="4.7 µ" calcext:value-type="string">
            <text:p>4.7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3 Column 1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5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68" calcext:value-type="float">
            <text:p>0.0000068</text:p>
          </table:table-cell>
          <table:table-cell table:number-columns-repeated="2"/>
          <table:table-cell table:formula="of:=[.B655]+[.C655]+[.D655]+[.E655]" office:value-type="float" office:value="0.0000068" calcext:value-type="float">
            <text:p>0.0000068</text:p>
          </table:table-cell>
          <table:table-cell table:style-name="ce6" table:formula="of:=IF([.F655]&gt;=1000000; TEXT([.F655]/1000000; &quot;0.0#&quot;)&amp;&quot; M&quot;; IF([.F655]&gt;=1000; TEXT([.F655]/1000; &quot;0.0#&quot;)&amp;&quot; k&quot;;  IF([.F655]&gt;=1; TEXT([.F655]; &quot;0.0#&quot;);IF([.F655]&gt;=0.001; TEXT([.F655]*1000; &quot;0.0#&quot;)&amp;&quot; m&quot;; IF([.F655]&gt;=0.000001; TEXT([.F655]*1000000; &quot;0.0#&quot;)&amp;&quot; µ&quot;;IF([.F655]&gt;=0.000000001; TEXT([.F655]*1000000000; &quot;0.0#&quot;)&amp;&quot; n&quot;; IF([.F655]&gt;=0.000000000001; TEXT([.F655]*1000000000000; &quot;0.0#&quot;)&amp;&quot; p&quot;;TEXT([.F655]; &quot;0.0#&quot;))))))))" office:value-type="string" office:string-value="6.8 µ" calcext:value-type="string">
            <text:p>6.8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3 Column 1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5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1" calcext:value-type="float">
            <text:p>0.0001</text:p>
          </table:table-cell>
          <table:table-cell table:number-columns-repeated="2"/>
          <table:table-cell table:formula="of:=[.B656]+[.C656]+[.D656]+[.E656]" office:value-type="float" office:value="0.0001" calcext:value-type="float">
            <text:p>0.0001</text:p>
          </table:table-cell>
          <table:table-cell table:style-name="ce6" table:formula="of:=IF([.F656]&gt;=1000000; TEXT([.F656]/1000000; &quot;0.0#&quot;)&amp;&quot; M&quot;; IF([.F656]&gt;=1000; TEXT([.F656]/1000; &quot;0.0#&quot;)&amp;&quot; k&quot;;  IF([.F656]&gt;=1; TEXT([.F656]; &quot;0.0#&quot;);IF([.F656]&gt;=0.001; TEXT([.F656]*1000; &quot;0.0#&quot;)&amp;&quot; m&quot;; IF([.F656]&gt;=0.000001; TEXT([.F656]*1000000; &quot;0.0#&quot;)&amp;&quot; µ&quot;;IF([.F656]&gt;=0.000000001; TEXT([.F656]*1000000000; &quot;0.0#&quot;)&amp;&quot; n&quot;; IF([.F656]&gt;=0.000000000001; TEXT([.F656]*1000000000000; &quot;0.0#&quot;)&amp;&quot; p&quot;;TEXT([.F656]; &quot;0.0#&quot;))))))))" office:value-type="string" office:string-value="100.0 µ" calcext:value-type="string">
            <text:p>100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3 Column 2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5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22" calcext:value-type="float">
            <text:p>0.0022</text:p>
          </table:table-cell>
          <table:table-cell table:number-columns-repeated="2"/>
          <table:table-cell table:formula="of:=[.B657]+[.C657]+[.D657]+[.E657]" office:value-type="float" office:value="0.0022" calcext:value-type="float">
            <text:p>0.0022</text:p>
          </table:table-cell>
          <table:table-cell table:style-name="ce6" table:formula="of:=IF([.F657]&gt;=1000000; TEXT([.F657]/1000000; &quot;0.0#&quot;)&amp;&quot; M&quot;; IF([.F657]&gt;=1000; TEXT([.F657]/1000; &quot;0.0#&quot;)&amp;&quot; k&quot;;  IF([.F657]&gt;=1; TEXT([.F657]; &quot;0.0#&quot;);IF([.F657]&gt;=0.001; TEXT([.F657]*1000; &quot;0.0#&quot;)&amp;&quot; m&quot;; IF([.F657]&gt;=0.000001; TEXT([.F657]*1000000; &quot;0.0#&quot;)&amp;&quot; µ&quot;;IF([.F657]&gt;=0.000000001; TEXT([.F657]*1000000000; &quot;0.0#&quot;)&amp;&quot; n&quot;; IF([.F657]&gt;=0.000000000001; TEXT([.F657]*1000000000000; &quot;0.0#&quot;)&amp;&quot; p&quot;;TEXT([.F657]; &quot;0.0#&quot;))))))))" office:value-type="string" office:string-value="2.2 m" calcext:value-type="string">
            <text:p>2.2 m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3 Column 3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5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7" calcext:value-type="float">
            <text:p>0.00007</text:p>
          </table:table-cell>
          <table:table-cell table:number-columns-repeated="2"/>
          <table:table-cell table:formula="of:=[.B658]+[.C658]+[.D658]+[.E658]" office:value-type="float" office:value="0.00007" calcext:value-type="float">
            <text:p>0.00007</text:p>
          </table:table-cell>
          <table:table-cell table:style-name="ce6" table:formula="of:=IF([.F658]&gt;=1000000; TEXT([.F658]/1000000; &quot;0.0#&quot;)&amp;&quot; M&quot;; IF([.F658]&gt;=1000; TEXT([.F658]/1000; &quot;0.0#&quot;)&amp;&quot; k&quot;;  IF([.F658]&gt;=1; TEXT([.F658]; &quot;0.0#&quot;);IF([.F658]&gt;=0.001; TEXT([.F658]*1000; &quot;0.0#&quot;)&amp;&quot; m&quot;; IF([.F658]&gt;=0.000001; TEXT([.F658]*1000000; &quot;0.0#&quot;)&amp;&quot; µ&quot;;IF([.F658]&gt;=0.000000001; TEXT([.F658]*1000000000; &quot;0.0#&quot;)&amp;&quot; n&quot;; IF([.F658]&gt;=0.000000000001; TEXT([.F658]*1000000000000; &quot;0.0#&quot;)&amp;&quot; p&quot;;TEXT([.F658]; &quot;0.0#&quot;))))))))" office:value-type="string" office:string-value="70.0 µ" calcext:value-type="string">
            <text:p>70.0 µ</text:p>
          </table:table-cell>
          <table:table-cell office:value-type="float" office:value="300" calcext:value-type="float">
            <text:p>300</text:p>
          </table:table-cell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Fat Flash Cap Radial Leads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3 Column 4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5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1" calcext:value-type="float">
            <text:p>0.00001</text:p>
          </table:table-cell>
          <table:table-cell table:number-columns-repeated="2"/>
          <table:table-cell table:formula="of:=[.B659]+[.C659]+[.D659]+[.E659]" office:value-type="float" office:value="0.00001" calcext:value-type="float">
            <text:p>0.00001</text:p>
          </table:table-cell>
          <table:table-cell table:style-name="ce6" table:formula="of:=IF([.F659]&gt;=1000000; TEXT([.F659]/1000000; &quot;0.0#&quot;)&amp;&quot; M&quot;; IF([.F659]&gt;=1000; TEXT([.F659]/1000; &quot;0.0#&quot;)&amp;&quot; k&quot;;  IF([.F659]&gt;=1; TEXT([.F659]; &quot;0.0#&quot;);IF([.F659]&gt;=0.001; TEXT([.F659]*1000; &quot;0.0#&quot;)&amp;&quot; m&quot;; IF([.F659]&gt;=0.000001; TEXT([.F659]*1000000; &quot;0.0#&quot;)&amp;&quot; µ&quot;;IF([.F659]&gt;=0.000000001; TEXT([.F659]*1000000000; &quot;0.0#&quot;)&amp;&quot; n&quot;; IF([.F659]&gt;=0.000000000001; TEXT([.F659]*1000000000000; &quot;0.0#&quot;)&amp;&quot; p&quot;;TEXT([.F659]; &quot;0.0#&quot;))))))))" office:value-type="string" office:string-value="10.0 µ" calcext:value-type="string">
            <text:p>10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4 Column 1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5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15" calcext:value-type="float">
            <text:p>0.00015</text:p>
          </table:table-cell>
          <table:table-cell table:number-columns-repeated="2"/>
          <table:table-cell table:formula="of:=[.B660]+[.C660]+[.D660]+[.E660]" office:value-type="float" office:value="0.00015" calcext:value-type="float">
            <text:p>0.00015</text:p>
          </table:table-cell>
          <table:table-cell table:style-name="ce6" table:formula="of:=IF([.F660]&gt;=1000000; TEXT([.F660]/1000000; &quot;0.0#&quot;)&amp;&quot; M&quot;; IF([.F660]&gt;=1000; TEXT([.F660]/1000; &quot;0.0#&quot;)&amp;&quot; k&quot;;  IF([.F660]&gt;=1; TEXT([.F660]; &quot;0.0#&quot;);IF([.F660]&gt;=0.001; TEXT([.F660]*1000; &quot;0.0#&quot;)&amp;&quot; m&quot;; IF([.F660]&gt;=0.000001; TEXT([.F660]*1000000; &quot;0.0#&quot;)&amp;&quot; µ&quot;;IF([.F660]&gt;=0.000000001; TEXT([.F660]*1000000000; &quot;0.0#&quot;)&amp;&quot; n&quot;; IF([.F660]&gt;=0.000000000001; TEXT([.F660]*1000000000000; &quot;0.0#&quot;)&amp;&quot; p&quot;;TEXT([.F660]; &quot;0.0#&quot;))))))))" office:value-type="string" office:string-value="150.0 µ" calcext:value-type="string">
            <text:p>150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4 Column 2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6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33" calcext:value-type="float">
            <text:p>0.0033</text:p>
          </table:table-cell>
          <table:table-cell table:number-columns-repeated="2"/>
          <table:table-cell table:formula="of:=[.B661]+[.C661]+[.D661]+[.E661]" office:value-type="float" office:value="0.0033" calcext:value-type="float">
            <text:p>0.0033</text:p>
          </table:table-cell>
          <table:table-cell table:style-name="ce6" table:formula="of:=IF([.F661]&gt;=1000000; TEXT([.F661]/1000000; &quot;0.0#&quot;)&amp;&quot; M&quot;; IF([.F661]&gt;=1000; TEXT([.F661]/1000; &quot;0.0#&quot;)&amp;&quot; k&quot;;  IF([.F661]&gt;=1; TEXT([.F661]; &quot;0.0#&quot;);IF([.F661]&gt;=0.001; TEXT([.F661]*1000; &quot;0.0#&quot;)&amp;&quot; m&quot;; IF([.F661]&gt;=0.000001; TEXT([.F661]*1000000; &quot;0.0#&quot;)&amp;&quot; µ&quot;;IF([.F661]&gt;=0.000000001; TEXT([.F661]*1000000000; &quot;0.0#&quot;)&amp;&quot; n&quot;; IF([.F661]&gt;=0.000000000001; TEXT([.F661]*1000000000000; &quot;0.0#&quot;)&amp;&quot; p&quot;;TEXT([.F661]; &quot;0.0#&quot;))))))))" office:value-type="string" office:string-value="3.3 m" calcext:value-type="string">
            <text:p>3.3 m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4 Column 3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6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7" calcext:value-type="float">
            <text:p>0.00007</text:p>
          </table:table-cell>
          <table:table-cell table:number-columns-repeated="2"/>
          <table:table-cell table:formula="of:=[.B662]+[.C662]+[.D662]+[.E662]" office:value-type="float" office:value="0.00007" calcext:value-type="float">
            <text:p>0.00007</text:p>
          </table:table-cell>
          <table:table-cell table:style-name="ce6" table:formula="of:=IF([.F662]&gt;=1000000; TEXT([.F662]/1000000; &quot;0.0#&quot;)&amp;&quot; M&quot;; IF([.F662]&gt;=1000; TEXT([.F662]/1000; &quot;0.0#&quot;)&amp;&quot; k&quot;;  IF([.F662]&gt;=1; TEXT([.F662]; &quot;0.0#&quot;);IF([.F662]&gt;=0.001; TEXT([.F662]*1000; &quot;0.0#&quot;)&amp;&quot; m&quot;; IF([.F662]&gt;=0.000001; TEXT([.F662]*1000000; &quot;0.0#&quot;)&amp;&quot; µ&quot;;IF([.F662]&gt;=0.000000001; TEXT([.F662]*1000000000; &quot;0.0#&quot;)&amp;&quot; n&quot;; IF([.F662]&gt;=0.000000000001; TEXT([.F662]*1000000000000; &quot;0.0#&quot;)&amp;&quot; p&quot;;TEXT([.F662]; &quot;0.0#&quot;))))))))" office:value-type="string" office:string-value="70.0 µ" calcext:value-type="string">
            <text:p>70.0 µ</text:p>
          </table:table-cell>
          <table:table-cell office:value-type="float" office:value="300" calcext:value-type="float">
            <text:p>300</text:p>
          </table:table-cell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Fat Flash Cap Radial Leads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4 Column 4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6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15" calcext:value-type="float">
            <text:p>0.000015</text:p>
          </table:table-cell>
          <table:table-cell table:number-columns-repeated="2"/>
          <table:table-cell table:formula="of:=[.B663]+[.C663]+[.D663]+[.E663]" office:value-type="float" office:value="0.000015" calcext:value-type="float">
            <text:p>0.000015</text:p>
          </table:table-cell>
          <table:table-cell table:style-name="ce6" table:formula="of:=IF([.F663]&gt;=1000000; TEXT([.F663]/1000000; &quot;0.0#&quot;)&amp;&quot; M&quot;; IF([.F663]&gt;=1000; TEXT([.F663]/1000; &quot;0.0#&quot;)&amp;&quot; k&quot;;  IF([.F663]&gt;=1; TEXT([.F663]; &quot;0.0#&quot;);IF([.F663]&gt;=0.001; TEXT([.F663]*1000; &quot;0.0#&quot;)&amp;&quot; m&quot;; IF([.F663]&gt;=0.000001; TEXT([.F663]*1000000; &quot;0.0#&quot;)&amp;&quot; µ&quot;;IF([.F663]&gt;=0.000000001; TEXT([.F663]*1000000000; &quot;0.0#&quot;)&amp;&quot; n&quot;; IF([.F663]&gt;=0.000000000001; TEXT([.F663]*1000000000000; &quot;0.0#&quot;)&amp;&quot; p&quot;;TEXT([.F663]; &quot;0.0#&quot;))))))))" office:value-type="string" office:string-value="15.0 µ" calcext:value-type="string">
            <text:p>15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5 Column 1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6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22" calcext:value-type="float">
            <text:p>0.00022</text:p>
          </table:table-cell>
          <table:table-cell table:number-columns-repeated="2"/>
          <table:table-cell table:formula="of:=[.B664]+[.C664]+[.D664]+[.E664]" office:value-type="float" office:value="0.00022" calcext:value-type="float">
            <text:p>0.00022</text:p>
          </table:table-cell>
          <table:table-cell table:style-name="ce6" table:formula="of:=IF([.F664]&gt;=1000000; TEXT([.F664]/1000000; &quot;0.0#&quot;)&amp;&quot; M&quot;; IF([.F664]&gt;=1000; TEXT([.F664]/1000; &quot;0.0#&quot;)&amp;&quot; k&quot;;  IF([.F664]&gt;=1; TEXT([.F664]; &quot;0.0#&quot;);IF([.F664]&gt;=0.001; TEXT([.F664]*1000; &quot;0.0#&quot;)&amp;&quot; m&quot;; IF([.F664]&gt;=0.000001; TEXT([.F664]*1000000; &quot;0.0#&quot;)&amp;&quot; µ&quot;;IF([.F664]&gt;=0.000000001; TEXT([.F664]*1000000000; &quot;0.0#&quot;)&amp;&quot; n&quot;; IF([.F664]&gt;=0.000000000001; TEXT([.F664]*1000000000000; &quot;0.0#&quot;)&amp;&quot; p&quot;;TEXT([.F664]; &quot;0.0#&quot;))))))))" office:value-type="string" office:string-value="220.0 µ" calcext:value-type="string">
            <text:p>220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5 Column 2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6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47" calcext:value-type="float">
            <text:p>0.0047</text:p>
          </table:table-cell>
          <table:table-cell table:number-columns-repeated="2"/>
          <table:table-cell table:formula="of:=[.B665]+[.C665]+[.D665]+[.E665]" office:value-type="float" office:value="0.0047" calcext:value-type="float">
            <text:p>0.0047</text:p>
          </table:table-cell>
          <table:table-cell table:style-name="ce6" table:formula="of:=IF([.F665]&gt;=1000000; TEXT([.F665]/1000000; &quot;0.0#&quot;)&amp;&quot; M&quot;; IF([.F665]&gt;=1000; TEXT([.F665]/1000; &quot;0.0#&quot;)&amp;&quot; k&quot;;  IF([.F665]&gt;=1; TEXT([.F665]; &quot;0.0#&quot;);IF([.F665]&gt;=0.001; TEXT([.F665]*1000; &quot;0.0#&quot;)&amp;&quot; m&quot;; IF([.F665]&gt;=0.000001; TEXT([.F665]*1000000; &quot;0.0#&quot;)&amp;&quot; µ&quot;;IF([.F665]&gt;=0.000000001; TEXT([.F665]*1000000000; &quot;0.0#&quot;)&amp;&quot; n&quot;; IF([.F665]&gt;=0.000000000001; TEXT([.F665]*1000000000000; &quot;0.0#&quot;)&amp;&quot; p&quot;;TEXT([.F665]; &quot;0.0#&quot;))))))))" office:value-type="string" office:string-value="4.7 m" calcext:value-type="string">
            <text:p>4.7 m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5 Column 3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6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18"/>
          <table:table-cell table:number-columns-repeated="2"/>
          <table:table-cell table:formula="of:=[.B666]+[.C666]+[.D666]+[.E666]" office:value-type="float" office:value="0" calcext:value-type="float">
            <text:p>0</text:p>
          </table:table-cell>
          <table:table-cell table:style-name="ce6" table:formula="of:=IF([.F666]&gt;=1000000; TEXT([.F666]/1000000; &quot;0.0#&quot;)&amp;&quot; M&quot;; IF([.F666]&gt;=1000; TEXT([.F666]/1000; &quot;0.0#&quot;)&amp;&quot; k&quot;;  IF([.F666]&gt;=1; TEXT([.F666]; &quot;0.0#&quot;);IF([.F666]&gt;=0.001; TEXT([.F666]*1000; &quot;0.0#&quot;)&amp;&quot; m&quot;; IF([.F666]&gt;=0.000001; TEXT([.F666]*1000000; &quot;0.0#&quot;)&amp;&quot; µ&quot;;IF([.F666]&gt;=0.000000001; TEXT([.F666]*1000000000; &quot;0.0#&quot;)&amp;&quot; n&quot;; IF([.F666]&gt;=0.000000000001; TEXT([.F666]*1000000000000; &quot;0.0#&quot;)&amp;&quot; p&quot;;TEXT([.F666]; &quot;0.0#&quot;))))))))" office:value-type="string" office:string-value="0.0" calcext:value-type="string">
            <text:p>0.0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Variable Capaci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5 Column 4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6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22" calcext:value-type="float">
            <text:p>0.000022</text:p>
          </table:table-cell>
          <table:table-cell table:number-columns-repeated="2"/>
          <table:table-cell table:formula="of:=[.B667]+[.C667]+[.D667]+[.E667]" office:value-type="float" office:value="0.000022" calcext:value-type="float">
            <text:p>0.000022</text:p>
          </table:table-cell>
          <table:table-cell table:style-name="ce6" table:formula="of:=IF([.F667]&gt;=1000000; TEXT([.F667]/1000000; &quot;0.0#&quot;)&amp;&quot; M&quot;; IF([.F667]&gt;=1000; TEXT([.F667]/1000; &quot;0.0#&quot;)&amp;&quot; k&quot;;  IF([.F667]&gt;=1; TEXT([.F667]; &quot;0.0#&quot;);IF([.F667]&gt;=0.001; TEXT([.F667]*1000; &quot;0.0#&quot;)&amp;&quot; m&quot;; IF([.F667]&gt;=0.000001; TEXT([.F667]*1000000; &quot;0.0#&quot;)&amp;&quot; µ&quot;;IF([.F667]&gt;=0.000000001; TEXT([.F667]*1000000000; &quot;0.0#&quot;)&amp;&quot; n&quot;; IF([.F667]&gt;=0.000000000001; TEXT([.F667]*1000000000000; &quot;0.0#&quot;)&amp;&quot; p&quot;;TEXT([.F667]; &quot;0.0#&quot;))))))))" office:value-type="string" office:string-value="22.0 µ" calcext:value-type="string">
            <text:p>22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6 Column 1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6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47" calcext:value-type="float">
            <text:p>0.00047</text:p>
          </table:table-cell>
          <table:table-cell table:number-columns-repeated="2"/>
          <table:table-cell table:formula="of:=[.B668]+[.C668]+[.D668]+[.E668]" office:value-type="float" office:value="0.00047" calcext:value-type="float">
            <text:p>0.00047</text:p>
          </table:table-cell>
          <table:table-cell table:style-name="ce6" table:formula="of:=IF([.F668]&gt;=1000000; TEXT([.F668]/1000000; &quot;0.0#&quot;)&amp;&quot; M&quot;; IF([.F668]&gt;=1000; TEXT([.F668]/1000; &quot;0.0#&quot;)&amp;&quot; k&quot;;  IF([.F668]&gt;=1; TEXT([.F668]; &quot;0.0#&quot;);IF([.F668]&gt;=0.001; TEXT([.F668]*1000; &quot;0.0#&quot;)&amp;&quot; m&quot;; IF([.F668]&gt;=0.000001; TEXT([.F668]*1000000; &quot;0.0#&quot;)&amp;&quot; µ&quot;;IF([.F668]&gt;=0.000000001; TEXT([.F668]*1000000000; &quot;0.0#&quot;)&amp;&quot; n&quot;; IF([.F668]&gt;=0.000000000001; TEXT([.F668]*1000000000000; &quot;0.0#&quot;)&amp;&quot; p&quot;;TEXT([.F668]; &quot;0.0#&quot;))))))))" office:value-type="string" office:string-value="470.0 µ" calcext:value-type="string">
            <text:p>470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6 Column 2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6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2"/>
          <table:table-cell table:formula="of:=[.B669]+[.C669]+[.D669]+[.E669]" office:value-type="float" office:value="0.01" calcext:value-type="float">
            <text:p>0.01</text:p>
          </table:table-cell>
          <table:table-cell table:style-name="ce6" table:formula="of:=IF([.F669]&gt;=1000000; TEXT([.F669]/1000000; &quot;0.0#&quot;)&amp;&quot; M&quot;; IF([.F669]&gt;=1000; TEXT([.F669]/1000; &quot;0.0#&quot;)&amp;&quot; k&quot;;  IF([.F669]&gt;=1; TEXT([.F669]; &quot;0.0#&quot;);IF([.F669]&gt;=0.001; TEXT([.F669]*1000; &quot;0.0#&quot;)&amp;&quot; m&quot;; IF([.F669]&gt;=0.000001; TEXT([.F669]*1000000; &quot;0.0#&quot;)&amp;&quot; µ&quot;;IF([.F669]&gt;=0.000000001; TEXT([.F669]*1000000000; &quot;0.0#&quot;)&amp;&quot; n&quot;; IF([.F669]&gt;=0.000000000001; TEXT([.F669]*1000000000000; &quot;0.0#&quot;)&amp;&quot; p&quot;;TEXT([.F669]; &quot;0.0#&quot;))))))))" office:value-type="string" office:string-value="10.0 m" calcext:value-type="string">
            <text:p>10.0 m</text:p>
          </table:table-cell>
          <table:table-cell office:value-type="string" calcext:value-type="string">
            <text:p>6.3v</text:p>
          </table:table-cell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6 Column 3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6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7" calcext:value-type="float">
            <text:p>0.00007</text:p>
          </table:table-cell>
          <table:table-cell table:number-columns-repeated="2"/>
          <table:table-cell table:formula="of:=[.B670]+[.C670]+[.D670]+[.E670]" office:value-type="float" office:value="0.00007" calcext:value-type="float">
            <text:p>0.00007</text:p>
          </table:table-cell>
          <table:table-cell table:style-name="ce6" table:formula="of:=IF([.F670]&gt;=1000000; TEXT([.F670]/1000000; &quot;0.0#&quot;)&amp;&quot; M&quot;; IF([.F670]&gt;=1000; TEXT([.F670]/1000; &quot;0.0#&quot;)&amp;&quot; k&quot;;  IF([.F670]&gt;=1; TEXT([.F670]; &quot;0.0#&quot;);IF([.F670]&gt;=0.001; TEXT([.F670]*1000; &quot;0.0#&quot;)&amp;&quot; m&quot;; IF([.F670]&gt;=0.000001; TEXT([.F670]*1000000; &quot;0.0#&quot;)&amp;&quot; µ&quot;;IF([.F670]&gt;=0.000000001; TEXT([.F670]*1000000000; &quot;0.0#&quot;)&amp;&quot; n&quot;; IF([.F670]&gt;=0.000000000001; TEXT([.F670]*1000000000000; &quot;0.0#&quot;)&amp;&quot; p&quot;;TEXT([.F670]; &quot;0.0#&quot;))))))))" office:value-type="string" office:string-value="70.0 µ" calcext:value-type="string">
            <text:p>70.0 µ</text:p>
          </table:table-cell>
          <table:table-cell office:value-type="float" office:value="300" calcext:value-type="float">
            <text:p>300</text:p>
          </table:table-cell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6 Column 3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7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rystal</text:p>
          </table:table-cell>
          <table:table-cell table:number-columns-repeated="4"/>
          <table:table-cell table:formula="of:=[.B671]+[.C671]+[.D671]+[.E671]" office:value-type="float" office:value="0" calcext:value-type="float">
            <text:p>0</text:p>
          </table:table-cell>
          <table:table-cell table:style-name="ce6" table:formula="of:=IF([.F671]&gt;=1000000; TEXT([.F671]/1000000; &quot;0.0#&quot;)&amp;&quot; M&quot;; IF([.F671]&gt;=1000; TEXT([.F671]/1000; &quot;0.0#&quot;)&amp;&quot; k&quot;;  IF([.F671]&gt;=1; TEXT([.F671]; &quot;0.0#&quot;);IF([.F671]&gt;=0.001; TEXT([.F671]*1000; &quot;0.0#&quot;)&amp;&quot; m&quot;; IF([.F671]&gt;=0.000001; TEXT([.F671]*1000000; &quot;0.0#&quot;)&amp;&quot; µ&quot;;IF([.F671]&gt;=0.000000001; TEXT([.F671]*1000000000; &quot;0.0#&quot;)&amp;&quot; n&quot;; IF([.F671]&gt;=0.000000000001; TEXT([.F671]*1000000000000; &quot;0.0#&quot;)&amp;&quot; p&quot;;TEXT([.F671]; &quot;0.0#&quot;))))))))" office:value-type="string" office:string-value="0.0" calcext:value-type="string">
            <text:p>0.0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6 Column 4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7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01" calcext:value-type="float">
            <text:p>0.000000001</text:p>
          </table:table-cell>
          <table:table-cell table:number-columns-repeated="2"/>
          <table:table-cell table:formula="of:=[.B672]+[.C672]+[.D672]+[.E672]" office:value-type="float" office:value="0.000000001" calcext:value-type="float">
            <text:p>0.000000001</text:p>
          </table:table-cell>
          <table:table-cell table:style-name="ce6" table:formula="of:=IF([.F672]&gt;=1000000; TEXT([.F672]/1000000; &quot;0.0#&quot;)&amp;&quot; M&quot;; IF([.F672]&gt;=1000; TEXT([.F672]/1000; &quot;0.0#&quot;)&amp;&quot; k&quot;;  IF([.F672]&gt;=1; TEXT([.F672]; &quot;0.0#&quot;);IF([.F672]&gt;=0.001; TEXT([.F672]*1000; &quot;0.0#&quot;)&amp;&quot; m&quot;; IF([.F672]&gt;=0.000001; TEXT([.F672]*1000000; &quot;0.0#&quot;)&amp;&quot; µ&quot;;IF([.F672]&gt;=0.000000001; TEXT([.F672]*1000000000; &quot;0.0#&quot;)&amp;&quot; n&quot;; IF([.F672]&gt;=0.000000000001; TEXT([.F672]*1000000000000; &quot;0.0#&quot;)&amp;&quot; p&quot;;TEXT([.F672]; &quot;0.0#&quot;))))))))" office:value-type="string" office:string-value="1.0 n" calcext:value-type="string">
            <text:p>1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1 Column 1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7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012" calcext:value-type="float">
            <text:p>0.0000000012</text:p>
          </table:table-cell>
          <table:table-cell table:number-columns-repeated="2"/>
          <table:table-cell table:formula="of:=[.B673]+[.C673]+[.D673]+[.E673]" office:value-type="float" office:value="0.0000000012" calcext:value-type="float">
            <text:p>0.0000000012</text:p>
          </table:table-cell>
          <table:table-cell table:style-name="ce6" table:formula="of:=IF([.F673]&gt;=1000000; TEXT([.F673]/1000000; &quot;0.0#&quot;)&amp;&quot; M&quot;; IF([.F673]&gt;=1000; TEXT([.F673]/1000; &quot;0.0#&quot;)&amp;&quot; k&quot;;  IF([.F673]&gt;=1; TEXT([.F673]; &quot;0.0#&quot;);IF([.F673]&gt;=0.001; TEXT([.F673]*1000; &quot;0.0#&quot;)&amp;&quot; m&quot;; IF([.F673]&gt;=0.000001; TEXT([.F673]*1000000; &quot;0.0#&quot;)&amp;&quot; µ&quot;;IF([.F673]&gt;=0.000000001; TEXT([.F673]*1000000000; &quot;0.0#&quot;)&amp;&quot; n&quot;; IF([.F673]&gt;=0.000000000001; TEXT([.F673]*1000000000000; &quot;0.0#&quot;)&amp;&quot; p&quot;;TEXT([.F673]; &quot;0.0#&quot;))))))))" office:value-type="string" office:string-value="1.2 n" calcext:value-type="string">
            <text:p>1.2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1 Column 1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7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015" calcext:value-type="float">
            <text:p>0.0000000015</text:p>
          </table:table-cell>
          <table:table-cell table:number-columns-repeated="2"/>
          <table:table-cell table:formula="of:=[.B674]+[.C674]+[.D674]+[.E674]" office:value-type="float" office:value="0.0000000015" calcext:value-type="float">
            <text:p>0.0000000015</text:p>
          </table:table-cell>
          <table:table-cell table:style-name="ce6" table:formula="of:=IF([.F674]&gt;=1000000; TEXT([.F674]/1000000; &quot;0.0#&quot;)&amp;&quot; M&quot;; IF([.F674]&gt;=1000; TEXT([.F674]/1000; &quot;0.0#&quot;)&amp;&quot; k&quot;;  IF([.F674]&gt;=1; TEXT([.F674]; &quot;0.0#&quot;);IF([.F674]&gt;=0.001; TEXT([.F674]*1000; &quot;0.0#&quot;)&amp;&quot; m&quot;; IF([.F674]&gt;=0.000001; TEXT([.F674]*1000000; &quot;0.0#&quot;)&amp;&quot; µ&quot;;IF([.F674]&gt;=0.000000001; TEXT([.F674]*1000000000; &quot;0.0#&quot;)&amp;&quot; n&quot;; IF([.F674]&gt;=0.000000000001; TEXT([.F674]*1000000000000; &quot;0.0#&quot;)&amp;&quot; p&quot;;TEXT([.F674]; &quot;0.0#&quot;))))))))" office:value-type="string" office:string-value="1.5 n" calcext:value-type="string">
            <text:p>1.5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1 Column 2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7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018" calcext:value-type="float">
            <text:p>0.0000000018</text:p>
          </table:table-cell>
          <table:table-cell table:number-columns-repeated="2"/>
          <table:table-cell table:formula="of:=[.B675]+[.C675]+[.D675]+[.E675]" office:value-type="float" office:value="0.0000000018" calcext:value-type="float">
            <text:p>0.0000000018</text:p>
          </table:table-cell>
          <table:table-cell table:style-name="ce6" table:formula="of:=IF([.F675]&gt;=1000000; TEXT([.F675]/1000000; &quot;0.0#&quot;)&amp;&quot; M&quot;; IF([.F675]&gt;=1000; TEXT([.F675]/1000; &quot;0.0#&quot;)&amp;&quot; k&quot;;  IF([.F675]&gt;=1; TEXT([.F675]; &quot;0.0#&quot;);IF([.F675]&gt;=0.001; TEXT([.F675]*1000; &quot;0.0#&quot;)&amp;&quot; m&quot;; IF([.F675]&gt;=0.000001; TEXT([.F675]*1000000; &quot;0.0#&quot;)&amp;&quot; µ&quot;;IF([.F675]&gt;=0.000000001; TEXT([.F675]*1000000000; &quot;0.0#&quot;)&amp;&quot; n&quot;; IF([.F675]&gt;=0.000000000001; TEXT([.F675]*1000000000000; &quot;0.0#&quot;)&amp;&quot; p&quot;;TEXT([.F675]; &quot;0.0#&quot;))))))))" office:value-type="string" office:string-value="1.8 n" calcext:value-type="string">
            <text:p>1.8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1 Column 2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7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022" calcext:value-type="float">
            <text:p>0.0000000022</text:p>
          </table:table-cell>
          <table:table-cell table:number-columns-repeated="2"/>
          <table:table-cell table:formula="of:=[.B676]+[.C676]+[.D676]+[.E676]" office:value-type="float" office:value="0.0000000022" calcext:value-type="float">
            <text:p>0.0000000022</text:p>
          </table:table-cell>
          <table:table-cell table:style-name="ce6" table:formula="of:=IF([.F676]&gt;=1000000; TEXT([.F676]/1000000; &quot;0.0#&quot;)&amp;&quot; M&quot;; IF([.F676]&gt;=1000; TEXT([.F676]/1000; &quot;0.0#&quot;)&amp;&quot; k&quot;;  IF([.F676]&gt;=1; TEXT([.F676]; &quot;0.0#&quot;);IF([.F676]&gt;=0.001; TEXT([.F676]*1000; &quot;0.0#&quot;)&amp;&quot; m&quot;; IF([.F676]&gt;=0.000001; TEXT([.F676]*1000000; &quot;0.0#&quot;)&amp;&quot; µ&quot;;IF([.F676]&gt;=0.000000001; TEXT([.F676]*1000000000; &quot;0.0#&quot;)&amp;&quot; n&quot;; IF([.F676]&gt;=0.000000000001; TEXT([.F676]*1000000000000; &quot;0.0#&quot;)&amp;&quot; p&quot;;TEXT([.F676]; &quot;0.0#&quot;))))))))" office:value-type="string" office:string-value="2.2 n" calcext:value-type="string">
            <text:p>2.2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1 Column 3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7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033" calcext:value-type="float">
            <text:p>0.0000000033</text:p>
          </table:table-cell>
          <table:table-cell table:number-columns-repeated="2"/>
          <table:table-cell table:formula="of:=[.B677]+[.C677]+[.D677]+[.E677]" office:value-type="float" office:value="0.0000000033" calcext:value-type="float">
            <text:p>0.0000000033</text:p>
          </table:table-cell>
          <table:table-cell table:style-name="ce6" table:formula="of:=IF([.F677]&gt;=1000000; TEXT([.F677]/1000000; &quot;0.0#&quot;)&amp;&quot; M&quot;; IF([.F677]&gt;=1000; TEXT([.F677]/1000; &quot;0.0#&quot;)&amp;&quot; k&quot;;  IF([.F677]&gt;=1; TEXT([.F677]; &quot;0.0#&quot;);IF([.F677]&gt;=0.001; TEXT([.F677]*1000; &quot;0.0#&quot;)&amp;&quot; m&quot;; IF([.F677]&gt;=0.000001; TEXT([.F677]*1000000; &quot;0.0#&quot;)&amp;&quot; µ&quot;;IF([.F677]&gt;=0.000000001; TEXT([.F677]*1000000000; &quot;0.0#&quot;)&amp;&quot; n&quot;; IF([.F677]&gt;=0.000000000001; TEXT([.F677]*1000000000000; &quot;0.0#&quot;)&amp;&quot; p&quot;;TEXT([.F677]; &quot;0.0#&quot;))))))))" office:value-type="string" office:string-value="3.3 n" calcext:value-type="string">
            <text:p>3.3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1 Column 3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7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039" calcext:value-type="float">
            <text:p>0.0000000039</text:p>
          </table:table-cell>
          <table:table-cell table:number-columns-repeated="2"/>
          <table:table-cell table:formula="of:=[.B678]+[.C678]+[.D678]+[.E678]" office:value-type="float" office:value="0.0000000039" calcext:value-type="float">
            <text:p>0.0000000039</text:p>
          </table:table-cell>
          <table:table-cell table:style-name="ce6" table:formula="of:=IF([.F678]&gt;=1000000; TEXT([.F678]/1000000; &quot;0.0#&quot;)&amp;&quot; M&quot;; IF([.F678]&gt;=1000; TEXT([.F678]/1000; &quot;0.0#&quot;)&amp;&quot; k&quot;;  IF([.F678]&gt;=1; TEXT([.F678]; &quot;0.0#&quot;);IF([.F678]&gt;=0.001; TEXT([.F678]*1000; &quot;0.0#&quot;)&amp;&quot; m&quot;; IF([.F678]&gt;=0.000001; TEXT([.F678]*1000000; &quot;0.0#&quot;)&amp;&quot; µ&quot;;IF([.F678]&gt;=0.000000001; TEXT([.F678]*1000000000; &quot;0.0#&quot;)&amp;&quot; n&quot;; IF([.F678]&gt;=0.000000000001; TEXT([.F678]*1000000000000; &quot;0.0#&quot;)&amp;&quot; p&quot;;TEXT([.F678]; &quot;0.0#&quot;))))))))" office:value-type="string" office:string-value="3.9 n" calcext:value-type="string">
            <text:p>3.9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1 Column 4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7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047" calcext:value-type="float">
            <text:p>0.0000000047</text:p>
          </table:table-cell>
          <table:table-cell table:number-columns-repeated="2"/>
          <table:table-cell table:formula="of:=[.B679]+[.C679]+[.D679]+[.E679]" office:value-type="float" office:value="0.0000000047" calcext:value-type="float">
            <text:p>0.0000000047</text:p>
          </table:table-cell>
          <table:table-cell table:style-name="ce6" table:formula="of:=IF([.F679]&gt;=1000000; TEXT([.F679]/1000000; &quot;0.0#&quot;)&amp;&quot; M&quot;; IF([.F679]&gt;=1000; TEXT([.F679]/1000; &quot;0.0#&quot;)&amp;&quot; k&quot;;  IF([.F679]&gt;=1; TEXT([.F679]; &quot;0.0#&quot;);IF([.F679]&gt;=0.001; TEXT([.F679]*1000; &quot;0.0#&quot;)&amp;&quot; m&quot;; IF([.F679]&gt;=0.000001; TEXT([.F679]*1000000; &quot;0.0#&quot;)&amp;&quot; µ&quot;;IF([.F679]&gt;=0.000000001; TEXT([.F679]*1000000000; &quot;0.0#&quot;)&amp;&quot; n&quot;; IF([.F679]&gt;=0.000000000001; TEXT([.F679]*1000000000000; &quot;0.0#&quot;)&amp;&quot; p&quot;;TEXT([.F679]; &quot;0.0#&quot;))))))))" office:value-type="string" office:string-value="4.7 n" calcext:value-type="string">
            <text:p>4.7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1 Column 4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7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056" calcext:value-type="float">
            <text:p>0.0000000056</text:p>
          </table:table-cell>
          <table:table-cell table:number-columns-repeated="2"/>
          <table:table-cell table:formula="of:=[.B680]+[.C680]+[.D680]+[.E680]" office:value-type="float" office:value="0.0000000056" calcext:value-type="float">
            <text:p>0.0000000056</text:p>
          </table:table-cell>
          <table:table-cell table:style-name="ce6" table:formula="of:=IF([.F680]&gt;=1000000; TEXT([.F680]/1000000; &quot;0.0#&quot;)&amp;&quot; M&quot;; IF([.F680]&gt;=1000; TEXT([.F680]/1000; &quot;0.0#&quot;)&amp;&quot; k&quot;;  IF([.F680]&gt;=1; TEXT([.F680]; &quot;0.0#&quot;);IF([.F680]&gt;=0.001; TEXT([.F680]*1000; &quot;0.0#&quot;)&amp;&quot; m&quot;; IF([.F680]&gt;=0.000001; TEXT([.F680]*1000000; &quot;0.0#&quot;)&amp;&quot; µ&quot;;IF([.F680]&gt;=0.000000001; TEXT([.F680]*1000000000; &quot;0.0#&quot;)&amp;&quot; n&quot;; IF([.F680]&gt;=0.000000000001; TEXT([.F680]*1000000000000; &quot;0.0#&quot;)&amp;&quot; p&quot;;TEXT([.F680]; &quot;0.0#&quot;))))))))" office:value-type="string" office:string-value="5.6 n" calcext:value-type="string">
            <text:p>5.6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1 Column 5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8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068" calcext:value-type="float">
            <text:p>0.0000000068</text:p>
          </table:table-cell>
          <table:table-cell table:number-columns-repeated="2"/>
          <table:table-cell table:formula="of:=[.B681]+[.C681]+[.D681]+[.E681]" office:value-type="float" office:value="0.0000000068" calcext:value-type="float">
            <text:p>0.0000000068</text:p>
          </table:table-cell>
          <table:table-cell table:style-name="ce6" table:formula="of:=IF([.F681]&gt;=1000000; TEXT([.F681]/1000000; &quot;0.0#&quot;)&amp;&quot; M&quot;; IF([.F681]&gt;=1000; TEXT([.F681]/1000; &quot;0.0#&quot;)&amp;&quot; k&quot;;  IF([.F681]&gt;=1; TEXT([.F681]; &quot;0.0#&quot;);IF([.F681]&gt;=0.001; TEXT([.F681]*1000; &quot;0.0#&quot;)&amp;&quot; m&quot;; IF([.F681]&gt;=0.000001; TEXT([.F681]*1000000; &quot;0.0#&quot;)&amp;&quot; µ&quot;;IF([.F681]&gt;=0.000000001; TEXT([.F681]*1000000000; &quot;0.0#&quot;)&amp;&quot; n&quot;; IF([.F681]&gt;=0.000000000001; TEXT([.F681]*1000000000000; &quot;0.0#&quot;)&amp;&quot; p&quot;;TEXT([.F681]; &quot;0.0#&quot;))))))))" office:value-type="string" office:string-value="6.8 n" calcext:value-type="string">
            <text:p>6.8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1 Column 5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8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082" calcext:value-type="float">
            <text:p>0.0000000082</text:p>
          </table:table-cell>
          <table:table-cell table:number-columns-repeated="2"/>
          <table:table-cell table:formula="of:=[.B682]+[.C682]+[.D682]+[.E682]" office:value-type="float" office:value="0.0000000082" calcext:value-type="float">
            <text:p>0.0000000082</text:p>
          </table:table-cell>
          <table:table-cell table:style-name="ce6" table:formula="of:=IF([.F682]&gt;=1000000; TEXT([.F682]/1000000; &quot;0.0#&quot;)&amp;&quot; M&quot;; IF([.F682]&gt;=1000; TEXT([.F682]/1000; &quot;0.0#&quot;)&amp;&quot; k&quot;;  IF([.F682]&gt;=1; TEXT([.F682]; &quot;0.0#&quot;);IF([.F682]&gt;=0.001; TEXT([.F682]*1000; &quot;0.0#&quot;)&amp;&quot; m&quot;; IF([.F682]&gt;=0.000001; TEXT([.F682]*1000000; &quot;0.0#&quot;)&amp;&quot; µ&quot;;IF([.F682]&gt;=0.000000001; TEXT([.F682]*1000000000; &quot;0.0#&quot;)&amp;&quot; n&quot;; IF([.F682]&gt;=0.000000000001; TEXT([.F682]*1000000000000; &quot;0.0#&quot;)&amp;&quot; p&quot;;TEXT([.F682]; &quot;0.0#&quot;))))))))" office:value-type="string" office:string-value="8.2 n" calcext:value-type="string">
            <text:p>8.2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2 Column 1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8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1" calcext:value-type="float">
            <text:p>0.00000001</text:p>
          </table:table-cell>
          <table:table-cell table:number-columns-repeated="2"/>
          <table:table-cell table:formula="of:=[.B683]+[.C683]+[.D683]+[.E683]" office:value-type="float" office:value="0.00000001" calcext:value-type="float">
            <text:p>0.00000001</text:p>
          </table:table-cell>
          <table:table-cell table:style-name="ce6" table:formula="of:=IF([.F683]&gt;=1000000; TEXT([.F683]/1000000; &quot;0.0#&quot;)&amp;&quot; M&quot;; IF([.F683]&gt;=1000; TEXT([.F683]/1000; &quot;0.0#&quot;)&amp;&quot; k&quot;;  IF([.F683]&gt;=1; TEXT([.F683]; &quot;0.0#&quot;);IF([.F683]&gt;=0.001; TEXT([.F683]*1000; &quot;0.0#&quot;)&amp;&quot; m&quot;; IF([.F683]&gt;=0.000001; TEXT([.F683]*1000000; &quot;0.0#&quot;)&amp;&quot; µ&quot;;IF([.F683]&gt;=0.000000001; TEXT([.F683]*1000000000; &quot;0.0#&quot;)&amp;&quot; n&quot;; IF([.F683]&gt;=0.000000000001; TEXT([.F683]*1000000000000; &quot;0.0#&quot;)&amp;&quot; p&quot;;TEXT([.F683]; &quot;0.0#&quot;))))))))" office:value-type="string" office:string-value="10.0 n" calcext:value-type="string">
            <text:p>10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2 Column 1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8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12" calcext:value-type="float">
            <text:p>0.000000012</text:p>
          </table:table-cell>
          <table:table-cell table:number-columns-repeated="2"/>
          <table:table-cell table:formula="of:=[.B684]+[.C684]+[.D684]+[.E684]" office:value-type="float" office:value="0.000000012" calcext:value-type="float">
            <text:p>0.000000012</text:p>
          </table:table-cell>
          <table:table-cell table:style-name="ce6" table:formula="of:=IF([.F684]&gt;=1000000; TEXT([.F684]/1000000; &quot;0.0#&quot;)&amp;&quot; M&quot;; IF([.F684]&gt;=1000; TEXT([.F684]/1000; &quot;0.0#&quot;)&amp;&quot; k&quot;;  IF([.F684]&gt;=1; TEXT([.F684]; &quot;0.0#&quot;);IF([.F684]&gt;=0.001; TEXT([.F684]*1000; &quot;0.0#&quot;)&amp;&quot; m&quot;; IF([.F684]&gt;=0.000001; TEXT([.F684]*1000000; &quot;0.0#&quot;)&amp;&quot; µ&quot;;IF([.F684]&gt;=0.000000001; TEXT([.F684]*1000000000; &quot;0.0#&quot;)&amp;&quot; n&quot;; IF([.F684]&gt;=0.000000000001; TEXT([.F684]*1000000000000; &quot;0.0#&quot;)&amp;&quot; p&quot;;TEXT([.F684]; &quot;0.0#&quot;))))))))" office:value-type="string" office:string-value="12.0 n" calcext:value-type="string">
            <text:p>12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2 Column 2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8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15" calcext:value-type="float">
            <text:p>0.000000015</text:p>
          </table:table-cell>
          <table:table-cell table:number-columns-repeated="2"/>
          <table:table-cell table:formula="of:=[.B685]+[.C685]+[.D685]+[.E685]" office:value-type="float" office:value="0.000000015" calcext:value-type="float">
            <text:p>0.000000015</text:p>
          </table:table-cell>
          <table:table-cell table:style-name="ce6" table:formula="of:=IF([.F685]&gt;=1000000; TEXT([.F685]/1000000; &quot;0.0#&quot;)&amp;&quot; M&quot;; IF([.F685]&gt;=1000; TEXT([.F685]/1000; &quot;0.0#&quot;)&amp;&quot; k&quot;;  IF([.F685]&gt;=1; TEXT([.F685]; &quot;0.0#&quot;);IF([.F685]&gt;=0.001; TEXT([.F685]*1000; &quot;0.0#&quot;)&amp;&quot; m&quot;; IF([.F685]&gt;=0.000001; TEXT([.F685]*1000000; &quot;0.0#&quot;)&amp;&quot; µ&quot;;IF([.F685]&gt;=0.000000001; TEXT([.F685]*1000000000; &quot;0.0#&quot;)&amp;&quot; n&quot;; IF([.F685]&gt;=0.000000000001; TEXT([.F685]*1000000000000; &quot;0.0#&quot;)&amp;&quot; p&quot;;TEXT([.F685]; &quot;0.0#&quot;))))))))" office:value-type="string" office:string-value="15.0 n" calcext:value-type="string">
            <text:p>15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2 Column 2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8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18" calcext:value-type="float">
            <text:p>0.000000018</text:p>
          </table:table-cell>
          <table:table-cell table:number-columns-repeated="2"/>
          <table:table-cell table:formula="of:=[.B686]+[.C686]+[.D686]+[.E686]" office:value-type="float" office:value="0.000000018" calcext:value-type="float">
            <text:p>0.000000018</text:p>
          </table:table-cell>
          <table:table-cell table:style-name="ce6" table:formula="of:=IF([.F686]&gt;=1000000; TEXT([.F686]/1000000; &quot;0.0#&quot;)&amp;&quot; M&quot;; IF([.F686]&gt;=1000; TEXT([.F686]/1000; &quot;0.0#&quot;)&amp;&quot; k&quot;;  IF([.F686]&gt;=1; TEXT([.F686]; &quot;0.0#&quot;);IF([.F686]&gt;=0.001; TEXT([.F686]*1000; &quot;0.0#&quot;)&amp;&quot; m&quot;; IF([.F686]&gt;=0.000001; TEXT([.F686]*1000000; &quot;0.0#&quot;)&amp;&quot; µ&quot;;IF([.F686]&gt;=0.000000001; TEXT([.F686]*1000000000; &quot;0.0#&quot;)&amp;&quot; n&quot;; IF([.F686]&gt;=0.000000000001; TEXT([.F686]*1000000000000; &quot;0.0#&quot;)&amp;&quot; p&quot;;TEXT([.F686]; &quot;0.0#&quot;))))))))" office:value-type="string" office:string-value="18.0 n" calcext:value-type="string">
            <text:p>18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2 Column 3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8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22" calcext:value-type="float">
            <text:p>0.000000022</text:p>
          </table:table-cell>
          <table:table-cell table:number-columns-repeated="2"/>
          <table:table-cell table:formula="of:=[.B687]+[.C687]+[.D687]+[.E687]" office:value-type="float" office:value="0.000000022" calcext:value-type="float">
            <text:p>0.000000022</text:p>
          </table:table-cell>
          <table:table-cell table:style-name="ce6" table:formula="of:=IF([.F687]&gt;=1000000; TEXT([.F687]/1000000; &quot;0.0#&quot;)&amp;&quot; M&quot;; IF([.F687]&gt;=1000; TEXT([.F687]/1000; &quot;0.0#&quot;)&amp;&quot; k&quot;;  IF([.F687]&gt;=1; TEXT([.F687]; &quot;0.0#&quot;);IF([.F687]&gt;=0.001; TEXT([.F687]*1000; &quot;0.0#&quot;)&amp;&quot; m&quot;; IF([.F687]&gt;=0.000001; TEXT([.F687]*1000000; &quot;0.0#&quot;)&amp;&quot; µ&quot;;IF([.F687]&gt;=0.000000001; TEXT([.F687]*1000000000; &quot;0.0#&quot;)&amp;&quot; n&quot;; IF([.F687]&gt;=0.000000000001; TEXT([.F687]*1000000000000; &quot;0.0#&quot;)&amp;&quot; p&quot;;TEXT([.F687]; &quot;0.0#&quot;))))))))" office:value-type="string" office:string-value="22.0 n" calcext:value-type="string">
            <text:p>22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2 Column 3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8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33" calcext:value-type="float">
            <text:p>0.000000033</text:p>
          </table:table-cell>
          <table:table-cell table:number-columns-repeated="2"/>
          <table:table-cell table:formula="of:=[.B688]+[.C688]+[.D688]+[.E688]" office:value-type="float" office:value="0.000000033" calcext:value-type="float">
            <text:p>0.000000033</text:p>
          </table:table-cell>
          <table:table-cell table:style-name="ce6" table:formula="of:=IF([.F688]&gt;=1000000; TEXT([.F688]/1000000; &quot;0.0#&quot;)&amp;&quot; M&quot;; IF([.F688]&gt;=1000; TEXT([.F688]/1000; &quot;0.0#&quot;)&amp;&quot; k&quot;;  IF([.F688]&gt;=1; TEXT([.F688]; &quot;0.0#&quot;);IF([.F688]&gt;=0.001; TEXT([.F688]*1000; &quot;0.0#&quot;)&amp;&quot; m&quot;; IF([.F688]&gt;=0.000001; TEXT([.F688]*1000000; &quot;0.0#&quot;)&amp;&quot; µ&quot;;IF([.F688]&gt;=0.000000001; TEXT([.F688]*1000000000; &quot;0.0#&quot;)&amp;&quot; n&quot;; IF([.F688]&gt;=0.000000000001; TEXT([.F688]*1000000000000; &quot;0.0#&quot;)&amp;&quot; p&quot;;TEXT([.F688]; &quot;0.0#&quot;))))))))" office:value-type="string" office:string-value="33.0 n" calcext:value-type="string">
            <text:p>33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2 Column 4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8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39" calcext:value-type="float">
            <text:p>0.000000039</text:p>
          </table:table-cell>
          <table:table-cell table:number-columns-repeated="2"/>
          <table:table-cell table:formula="of:=[.B689]+[.C689]+[.D689]+[.E689]" office:value-type="float" office:value="0.000000039" calcext:value-type="float">
            <text:p>0.000000039</text:p>
          </table:table-cell>
          <table:table-cell table:style-name="ce6" table:formula="of:=IF([.F689]&gt;=1000000; TEXT([.F689]/1000000; &quot;0.0#&quot;)&amp;&quot; M&quot;; IF([.F689]&gt;=1000; TEXT([.F689]/1000; &quot;0.0#&quot;)&amp;&quot; k&quot;;  IF([.F689]&gt;=1; TEXT([.F689]; &quot;0.0#&quot;);IF([.F689]&gt;=0.001; TEXT([.F689]*1000; &quot;0.0#&quot;)&amp;&quot; m&quot;; IF([.F689]&gt;=0.000001; TEXT([.F689]*1000000; &quot;0.0#&quot;)&amp;&quot; µ&quot;;IF([.F689]&gt;=0.000000001; TEXT([.F689]*1000000000; &quot;0.0#&quot;)&amp;&quot; n&quot;; IF([.F689]&gt;=0.000000000001; TEXT([.F689]*1000000000000; &quot;0.0#&quot;)&amp;&quot; p&quot;;TEXT([.F689]; &quot;0.0#&quot;))))))))" office:value-type="string" office:string-value="39.0 n" calcext:value-type="string">
            <text:p>39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2 Column 4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8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47" calcext:value-type="float">
            <text:p>0.000000047</text:p>
          </table:table-cell>
          <table:table-cell table:number-columns-repeated="2"/>
          <table:table-cell table:formula="of:=[.B690]+[.C690]+[.D690]+[.E690]" office:value-type="float" office:value="0.000000047" calcext:value-type="float">
            <text:p>0.000000047</text:p>
          </table:table-cell>
          <table:table-cell table:style-name="ce6" table:formula="of:=IF([.F690]&gt;=1000000; TEXT([.F690]/1000000; &quot;0.0#&quot;)&amp;&quot; M&quot;; IF([.F690]&gt;=1000; TEXT([.F690]/1000; &quot;0.0#&quot;)&amp;&quot; k&quot;;  IF([.F690]&gt;=1; TEXT([.F690]; &quot;0.0#&quot;);IF([.F690]&gt;=0.001; TEXT([.F690]*1000; &quot;0.0#&quot;)&amp;&quot; m&quot;; IF([.F690]&gt;=0.000001; TEXT([.F690]*1000000; &quot;0.0#&quot;)&amp;&quot; µ&quot;;IF([.F690]&gt;=0.000000001; TEXT([.F690]*1000000000; &quot;0.0#&quot;)&amp;&quot; n&quot;; IF([.F690]&gt;=0.000000000001; TEXT([.F690]*1000000000000; &quot;0.0#&quot;)&amp;&quot; p&quot;;TEXT([.F690]; &quot;0.0#&quot;))))))))" office:value-type="string" office:string-value="47.0 n" calcext:value-type="string">
            <text:p>47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2 Column 5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9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5" calcext:value-type="float">
            <text:p>0.00000005</text:p>
          </table:table-cell>
          <table:table-cell table:number-columns-repeated="2"/>
          <table:table-cell table:formula="of:=[.B691]+[.C691]+[.D691]+[.E691]" office:value-type="float" office:value="0.00000005" calcext:value-type="float">
            <text:p>0.00000005</text:p>
          </table:table-cell>
          <table:table-cell table:style-name="ce6" table:formula="of:=IF([.F691]&gt;=1000000; TEXT([.F691]/1000000; &quot;0.0#&quot;)&amp;&quot; M&quot;; IF([.F691]&gt;=1000; TEXT([.F691]/1000; &quot;0.0#&quot;)&amp;&quot; k&quot;;  IF([.F691]&gt;=1; TEXT([.F691]; &quot;0.0#&quot;);IF([.F691]&gt;=0.001; TEXT([.F691]*1000; &quot;0.0#&quot;)&amp;&quot; m&quot;; IF([.F691]&gt;=0.000001; TEXT([.F691]*1000000; &quot;0.0#&quot;)&amp;&quot; µ&quot;;IF([.F691]&gt;=0.000000001; TEXT([.F691]*1000000000; &quot;0.0#&quot;)&amp;&quot; n&quot;; IF([.F691]&gt;=0.000000000001; TEXT([.F691]*1000000000000; &quot;0.0#&quot;)&amp;&quot; p&quot;;TEXT([.F691]; &quot;0.0#&quot;))))))))" office:value-type="string" office:string-value="50.0 n" calcext:value-type="string">
            <text:p>50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2 Column 5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9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56" calcext:value-type="float">
            <text:p>0.000000056</text:p>
          </table:table-cell>
          <table:table-cell table:number-columns-repeated="2"/>
          <table:table-cell table:formula="of:=[.B692]+[.C692]+[.D692]+[.E692]" office:value-type="float" office:value="0.000000056" calcext:value-type="float">
            <text:p>0.000000056</text:p>
          </table:table-cell>
          <table:table-cell table:style-name="ce6" table:formula="of:=IF([.F692]&gt;=1000000; TEXT([.F692]/1000000; &quot;0.0#&quot;)&amp;&quot; M&quot;; IF([.F692]&gt;=1000; TEXT([.F692]/1000; &quot;0.0#&quot;)&amp;&quot; k&quot;;  IF([.F692]&gt;=1; TEXT([.F692]; &quot;0.0#&quot;);IF([.F692]&gt;=0.001; TEXT([.F692]*1000; &quot;0.0#&quot;)&amp;&quot; m&quot;; IF([.F692]&gt;=0.000001; TEXT([.F692]*1000000; &quot;0.0#&quot;)&amp;&quot; µ&quot;;IF([.F692]&gt;=0.000000001; TEXT([.F692]*1000000000; &quot;0.0#&quot;)&amp;&quot; n&quot;; IF([.F692]&gt;=0.000000000001; TEXT([.F692]*1000000000000; &quot;0.0#&quot;)&amp;&quot; p&quot;;TEXT([.F692]; &quot;0.0#&quot;))))))))" office:value-type="string" office:string-value="56.0 n" calcext:value-type="string">
            <text:p>56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2 Column 5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9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68" calcext:value-type="float">
            <text:p>0.000000068</text:p>
          </table:table-cell>
          <table:table-cell table:number-columns-repeated="2"/>
          <table:table-cell table:formula="of:=[.B693]+[.C693]+[.D693]+[.E693]" office:value-type="float" office:value="0.000000068" calcext:value-type="float">
            <text:p>0.000000068</text:p>
          </table:table-cell>
          <table:table-cell table:style-name="ce6" table:formula="of:=IF([.F693]&gt;=1000000; TEXT([.F693]/1000000; &quot;0.0#&quot;)&amp;&quot; M&quot;; IF([.F693]&gt;=1000; TEXT([.F693]/1000; &quot;0.0#&quot;)&amp;&quot; k&quot;;  IF([.F693]&gt;=1; TEXT([.F693]; &quot;0.0#&quot;);IF([.F693]&gt;=0.001; TEXT([.F693]*1000; &quot;0.0#&quot;)&amp;&quot; m&quot;; IF([.F693]&gt;=0.000001; TEXT([.F693]*1000000; &quot;0.0#&quot;)&amp;&quot; µ&quot;;IF([.F693]&gt;=0.000000001; TEXT([.F693]*1000000000; &quot;0.0#&quot;)&amp;&quot; n&quot;; IF([.F693]&gt;=0.000000000001; TEXT([.F693]*1000000000000; &quot;0.0#&quot;)&amp;&quot; p&quot;;TEXT([.F693]; &quot;0.0#&quot;))))))))" office:value-type="string" office:string-value="68.0 n" calcext:value-type="string">
            <text:p>68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3 Column 1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9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82" calcext:value-type="float">
            <text:p>0.000000082</text:p>
          </table:table-cell>
          <table:table-cell table:number-columns-repeated="2"/>
          <table:table-cell table:formula="of:=[.B694]+[.C694]+[.D694]+[.E694]" office:value-type="float" office:value="0.000000082" calcext:value-type="float">
            <text:p>0.000000082</text:p>
          </table:table-cell>
          <table:table-cell table:style-name="ce6" table:formula="of:=IF([.F694]&gt;=1000000; TEXT([.F694]/1000000; &quot;0.0#&quot;)&amp;&quot; M&quot;; IF([.F694]&gt;=1000; TEXT([.F694]/1000; &quot;0.0#&quot;)&amp;&quot; k&quot;;  IF([.F694]&gt;=1; TEXT([.F694]; &quot;0.0#&quot;);IF([.F694]&gt;=0.001; TEXT([.F694]*1000; &quot;0.0#&quot;)&amp;&quot; m&quot;; IF([.F694]&gt;=0.000001; TEXT([.F694]*1000000; &quot;0.0#&quot;)&amp;&quot; µ&quot;;IF([.F694]&gt;=0.000000001; TEXT([.F694]*1000000000; &quot;0.0#&quot;)&amp;&quot; n&quot;; IF([.F694]&gt;=0.000000000001; TEXT([.F694]*1000000000000; &quot;0.0#&quot;)&amp;&quot; p&quot;;TEXT([.F694]; &quot;0.0#&quot;))))))))" office:value-type="string" office:string-value="82.0 n" calcext:value-type="string">
            <text:p>82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3 Column 1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9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1" calcext:value-type="float">
            <text:p>0.0000001</text:p>
          </table:table-cell>
          <table:table-cell table:number-columns-repeated="2"/>
          <table:table-cell table:formula="of:=[.B695]+[.C695]+[.D695]+[.E695]" office:value-type="float" office:value="0.0000001" calcext:value-type="float">
            <text:p>0.0000001</text:p>
          </table:table-cell>
          <table:table-cell table:style-name="ce6" table:formula="of:=IF([.F695]&gt;=1000000; TEXT([.F695]/1000000; &quot;0.0#&quot;)&amp;&quot; M&quot;; IF([.F695]&gt;=1000; TEXT([.F695]/1000; &quot;0.0#&quot;)&amp;&quot; k&quot;;  IF([.F695]&gt;=1; TEXT([.F695]; &quot;0.0#&quot;);IF([.F695]&gt;=0.001; TEXT([.F695]*1000; &quot;0.0#&quot;)&amp;&quot; m&quot;; IF([.F695]&gt;=0.000001; TEXT([.F695]*1000000; &quot;0.0#&quot;)&amp;&quot; µ&quot;;IF([.F695]&gt;=0.000000001; TEXT([.F695]*1000000000; &quot;0.0#&quot;)&amp;&quot; n&quot;; IF([.F695]&gt;=0.000000000001; TEXT([.F695]*1000000000000; &quot;0.0#&quot;)&amp;&quot; p&quot;;TEXT([.F695]; &quot;0.0#&quot;))))))))" office:value-type="string" office:string-value="100.0 n" calcext:value-type="string">
            <text:p>100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3 Column 2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9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12" calcext:value-type="float">
            <text:p>0.00000012</text:p>
          </table:table-cell>
          <table:table-cell table:number-columns-repeated="2"/>
          <table:table-cell table:formula="of:=[.B696]+[.C696]+[.D696]+[.E696]" office:value-type="float" office:value="0.00000012" calcext:value-type="float">
            <text:p>0.00000012</text:p>
          </table:table-cell>
          <table:table-cell table:style-name="ce6" table:formula="of:=IF([.F696]&gt;=1000000; TEXT([.F696]/1000000; &quot;0.0#&quot;)&amp;&quot; M&quot;; IF([.F696]&gt;=1000; TEXT([.F696]/1000; &quot;0.0#&quot;)&amp;&quot; k&quot;;  IF([.F696]&gt;=1; TEXT([.F696]; &quot;0.0#&quot;);IF([.F696]&gt;=0.001; TEXT([.F696]*1000; &quot;0.0#&quot;)&amp;&quot; m&quot;; IF([.F696]&gt;=0.000001; TEXT([.F696]*1000000; &quot;0.0#&quot;)&amp;&quot; µ&quot;;IF([.F696]&gt;=0.000000001; TEXT([.F696]*1000000000; &quot;0.0#&quot;)&amp;&quot; n&quot;; IF([.F696]&gt;=0.000000000001; TEXT([.F696]*1000000000000; &quot;0.0#&quot;)&amp;&quot; p&quot;;TEXT([.F696]; &quot;0.0#&quot;))))))))" office:value-type="string" office:string-value="120.0 n" calcext:value-type="string">
            <text:p>120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3 Column 2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9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15" calcext:value-type="float">
            <text:p>0.00000015</text:p>
          </table:table-cell>
          <table:table-cell table:number-columns-repeated="2"/>
          <table:table-cell table:formula="of:=[.B697]+[.C697]+[.D697]+[.E697]" office:value-type="float" office:value="0.00000015" calcext:value-type="float">
            <text:p>0.00000015</text:p>
          </table:table-cell>
          <table:table-cell table:style-name="ce6" table:formula="of:=IF([.F697]&gt;=1000000; TEXT([.F697]/1000000; &quot;0.0#&quot;)&amp;&quot; M&quot;; IF([.F697]&gt;=1000; TEXT([.F697]/1000; &quot;0.0#&quot;)&amp;&quot; k&quot;;  IF([.F697]&gt;=1; TEXT([.F697]; &quot;0.0#&quot;);IF([.F697]&gt;=0.001; TEXT([.F697]*1000; &quot;0.0#&quot;)&amp;&quot; m&quot;; IF([.F697]&gt;=0.000001; TEXT([.F697]*1000000; &quot;0.0#&quot;)&amp;&quot; µ&quot;;IF([.F697]&gt;=0.000000001; TEXT([.F697]*1000000000; &quot;0.0#&quot;)&amp;&quot; n&quot;; IF([.F697]&gt;=0.000000000001; TEXT([.F697]*1000000000000; &quot;0.0#&quot;)&amp;&quot; p&quot;;TEXT([.F697]; &quot;0.0#&quot;))))))))" office:value-type="string" office:string-value="150.0 n" calcext:value-type="string">
            <text:p>150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3 Column 3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9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18" calcext:value-type="float">
            <text:p>0.00000018</text:p>
          </table:table-cell>
          <table:table-cell table:number-columns-repeated="2"/>
          <table:table-cell table:formula="of:=[.B698]+[.C698]+[.D698]+[.E698]" office:value-type="float" office:value="0.00000018" calcext:value-type="float">
            <text:p>0.00000018</text:p>
          </table:table-cell>
          <table:table-cell table:style-name="ce6" table:formula="of:=IF([.F698]&gt;=1000000; TEXT([.F698]/1000000; &quot;0.0#&quot;)&amp;&quot; M&quot;; IF([.F698]&gt;=1000; TEXT([.F698]/1000; &quot;0.0#&quot;)&amp;&quot; k&quot;;  IF([.F698]&gt;=1; TEXT([.F698]; &quot;0.0#&quot;);IF([.F698]&gt;=0.001; TEXT([.F698]*1000; &quot;0.0#&quot;)&amp;&quot; m&quot;; IF([.F698]&gt;=0.000001; TEXT([.F698]*1000000; &quot;0.0#&quot;)&amp;&quot; µ&quot;;IF([.F698]&gt;=0.000000001; TEXT([.F698]*1000000000; &quot;0.0#&quot;)&amp;&quot; n&quot;; IF([.F698]&gt;=0.000000000001; TEXT([.F698]*1000000000000; &quot;0.0#&quot;)&amp;&quot; p&quot;;TEXT([.F698]; &quot;0.0#&quot;))))))))" office:value-type="string" office:string-value="180.0 n" calcext:value-type="string">
            <text:p>180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3 Column 3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9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22" calcext:value-type="float">
            <text:p>0.00000022</text:p>
          </table:table-cell>
          <table:table-cell table:number-columns-repeated="2"/>
          <table:table-cell table:formula="of:=[.B699]+[.C699]+[.D699]+[.E699]" office:value-type="float" office:value="0.00000022" calcext:value-type="float">
            <text:p>0.00000022</text:p>
          </table:table-cell>
          <table:table-cell table:style-name="ce6" table:formula="of:=IF([.F699]&gt;=1000000; TEXT([.F699]/1000000; &quot;0.0#&quot;)&amp;&quot; M&quot;; IF([.F699]&gt;=1000; TEXT([.F699]/1000; &quot;0.0#&quot;)&amp;&quot; k&quot;;  IF([.F699]&gt;=1; TEXT([.F699]; &quot;0.0#&quot;);IF([.F699]&gt;=0.001; TEXT([.F699]*1000; &quot;0.0#&quot;)&amp;&quot; m&quot;; IF([.F699]&gt;=0.000001; TEXT([.F699]*1000000; &quot;0.0#&quot;)&amp;&quot; µ&quot;;IF([.F699]&gt;=0.000000001; TEXT([.F699]*1000000000; &quot;0.0#&quot;)&amp;&quot; n&quot;; IF([.F699]&gt;=0.000000000001; TEXT([.F699]*1000000000000; &quot;0.0#&quot;)&amp;&quot; p&quot;;TEXT([.F699]; &quot;0.0#&quot;))))))))" office:value-type="string" office:string-value="220.0 n" calcext:value-type="string">
            <text:p>220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3 Column 4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9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33" calcext:value-type="float">
            <text:p>0.00000033</text:p>
          </table:table-cell>
          <table:table-cell table:number-columns-repeated="2"/>
          <table:table-cell table:formula="of:=[.B700]+[.C700]+[.D700]+[.E700]" office:value-type="float" office:value="0.00000033" calcext:value-type="float">
            <text:p>0.00000033</text:p>
          </table:table-cell>
          <table:table-cell table:style-name="ce6" table:formula="of:=IF([.F700]&gt;=1000000; TEXT([.F700]/1000000; &quot;0.0#&quot;)&amp;&quot; M&quot;; IF([.F700]&gt;=1000; TEXT([.F700]/1000; &quot;0.0#&quot;)&amp;&quot; k&quot;;  IF([.F700]&gt;=1; TEXT([.F700]; &quot;0.0#&quot;);IF([.F700]&gt;=0.001; TEXT([.F700]*1000; &quot;0.0#&quot;)&amp;&quot; m&quot;; IF([.F700]&gt;=0.000001; TEXT([.F700]*1000000; &quot;0.0#&quot;)&amp;&quot; µ&quot;;IF([.F700]&gt;=0.000000001; TEXT([.F700]*1000000000; &quot;0.0#&quot;)&amp;&quot; n&quot;; IF([.F700]&gt;=0.000000000001; TEXT([.F700]*1000000000000; &quot;0.0#&quot;)&amp;&quot; p&quot;;TEXT([.F700]; &quot;0.0#&quot;))))))))" office:value-type="string" office:string-value="330.0 n" calcext:value-type="string">
            <text:p>330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3 Column 4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0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39" calcext:value-type="float">
            <text:p>0.00000039</text:p>
          </table:table-cell>
          <table:table-cell table:number-columns-repeated="2"/>
          <table:table-cell table:formula="of:=[.B701]+[.C701]+[.D701]+[.E701]" office:value-type="float" office:value="0.00000039" calcext:value-type="float">
            <text:p>0.00000039</text:p>
          </table:table-cell>
          <table:table-cell table:style-name="ce6" table:formula="of:=IF([.F701]&gt;=1000000; TEXT([.F701]/1000000; &quot;0.0#&quot;)&amp;&quot; M&quot;; IF([.F701]&gt;=1000; TEXT([.F701]/1000; &quot;0.0#&quot;)&amp;&quot; k&quot;;  IF([.F701]&gt;=1; TEXT([.F701]; &quot;0.0#&quot;);IF([.F701]&gt;=0.001; TEXT([.F701]*1000; &quot;0.0#&quot;)&amp;&quot; m&quot;; IF([.F701]&gt;=0.000001; TEXT([.F701]*1000000; &quot;0.0#&quot;)&amp;&quot; µ&quot;;IF([.F701]&gt;=0.000000001; TEXT([.F701]*1000000000; &quot;0.0#&quot;)&amp;&quot; n&quot;; IF([.F701]&gt;=0.000000000001; TEXT([.F701]*1000000000000; &quot;0.0#&quot;)&amp;&quot; p&quot;;TEXT([.F701]; &quot;0.0#&quot;))))))))" office:value-type="string" office:string-value="390.0 n" calcext:value-type="string">
            <text:p>390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3 Column 5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0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47" calcext:value-type="float">
            <text:p>0.00000047</text:p>
          </table:table-cell>
          <table:table-cell table:number-columns-repeated="2"/>
          <table:table-cell table:formula="of:=[.B702]+[.C702]+[.D702]+[.E702]" office:value-type="float" office:value="0.00000047" calcext:value-type="float">
            <text:p>0.00000047</text:p>
          </table:table-cell>
          <table:table-cell table:style-name="ce6" table:formula="of:=IF([.F702]&gt;=1000000; TEXT([.F702]/1000000; &quot;0.0#&quot;)&amp;&quot; M&quot;; IF([.F702]&gt;=1000; TEXT([.F702]/1000; &quot;0.0#&quot;)&amp;&quot; k&quot;;  IF([.F702]&gt;=1; TEXT([.F702]; &quot;0.0#&quot;);IF([.F702]&gt;=0.001; TEXT([.F702]*1000; &quot;0.0#&quot;)&amp;&quot; m&quot;; IF([.F702]&gt;=0.000001; TEXT([.F702]*1000000; &quot;0.0#&quot;)&amp;&quot; µ&quot;;IF([.F702]&gt;=0.000000001; TEXT([.F702]*1000000000; &quot;0.0#&quot;)&amp;&quot; n&quot;; IF([.F702]&gt;=0.000000000001; TEXT([.F702]*1000000000000; &quot;0.0#&quot;)&amp;&quot; p&quot;;TEXT([.F702]; &quot;0.0#&quot;))))))))" office:value-type="string" office:string-value="470.0 n" calcext:value-type="string">
            <text:p>470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4 Column 1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0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56" calcext:value-type="float">
            <text:p>0.00000056</text:p>
          </table:table-cell>
          <table:table-cell table:number-columns-repeated="2"/>
          <table:table-cell table:formula="of:=[.B703]+[.C703]+[.D703]+[.E703]" office:value-type="float" office:value="0.00000056" calcext:value-type="float">
            <text:p>0.00000056</text:p>
          </table:table-cell>
          <table:table-cell table:style-name="ce6" table:formula="of:=IF([.F703]&gt;=1000000; TEXT([.F703]/1000000; &quot;0.0#&quot;)&amp;&quot; M&quot;; IF([.F703]&gt;=1000; TEXT([.F703]/1000; &quot;0.0#&quot;)&amp;&quot; k&quot;;  IF([.F703]&gt;=1; TEXT([.F703]; &quot;0.0#&quot;);IF([.F703]&gt;=0.001; TEXT([.F703]*1000; &quot;0.0#&quot;)&amp;&quot; m&quot;; IF([.F703]&gt;=0.000001; TEXT([.F703]*1000000; &quot;0.0#&quot;)&amp;&quot; µ&quot;;IF([.F703]&gt;=0.000000001; TEXT([.F703]*1000000000; &quot;0.0#&quot;)&amp;&quot; n&quot;; IF([.F703]&gt;=0.000000000001; TEXT([.F703]*1000000000000; &quot;0.0#&quot;)&amp;&quot; p&quot;;TEXT([.F703]; &quot;0.0#&quot;))))))))" office:value-type="string" office:string-value="560.0 n" calcext:value-type="string">
            <text:p>560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4 Column 2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0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68" calcext:value-type="float">
            <text:p>0.00000068</text:p>
          </table:table-cell>
          <table:table-cell table:number-columns-repeated="2"/>
          <table:table-cell table:formula="of:=[.B704]+[.C704]+[.D704]+[.E704]" office:value-type="float" office:value="0.00000068" calcext:value-type="float">
            <text:p>0.00000068</text:p>
          </table:table-cell>
          <table:table-cell table:style-name="ce6" table:formula="of:=IF([.F704]&gt;=1000000; TEXT([.F704]/1000000; &quot;0.0#&quot;)&amp;&quot; M&quot;; IF([.F704]&gt;=1000; TEXT([.F704]/1000; &quot;0.0#&quot;)&amp;&quot; k&quot;;  IF([.F704]&gt;=1; TEXT([.F704]; &quot;0.0#&quot;);IF([.F704]&gt;=0.001; TEXT([.F704]*1000; &quot;0.0#&quot;)&amp;&quot; m&quot;; IF([.F704]&gt;=0.000001; TEXT([.F704]*1000000; &quot;0.0#&quot;)&amp;&quot; µ&quot;;IF([.F704]&gt;=0.000000001; TEXT([.F704]*1000000000; &quot;0.0#&quot;)&amp;&quot; n&quot;; IF([.F704]&gt;=0.000000000001; TEXT([.F704]*1000000000000; &quot;0.0#&quot;)&amp;&quot; p&quot;;TEXT([.F704]; &quot;0.0#&quot;))))))))" office:value-type="string" office:string-value="680.0 n" calcext:value-type="string">
            <text:p>680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4 Column 3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0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82" calcext:value-type="float">
            <text:p>0.00000082</text:p>
          </table:table-cell>
          <table:table-cell table:number-columns-repeated="2"/>
          <table:table-cell table:formula="of:=[.B705]+[.C705]+[.D705]+[.E705]" office:value-type="float" office:value="0.00000082" calcext:value-type="float">
            <text:p>0.00000082</text:p>
          </table:table-cell>
          <table:table-cell table:style-name="ce6" table:formula="of:=IF([.F705]&gt;=1000000; TEXT([.F705]/1000000; &quot;0.0#&quot;)&amp;&quot; M&quot;; IF([.F705]&gt;=1000; TEXT([.F705]/1000; &quot;0.0#&quot;)&amp;&quot; k&quot;;  IF([.F705]&gt;=1; TEXT([.F705]; &quot;0.0#&quot;);IF([.F705]&gt;=0.001; TEXT([.F705]*1000; &quot;0.0#&quot;)&amp;&quot; m&quot;; IF([.F705]&gt;=0.000001; TEXT([.F705]*1000000; &quot;0.0#&quot;)&amp;&quot; µ&quot;;IF([.F705]&gt;=0.000000001; TEXT([.F705]*1000000000; &quot;0.0#&quot;)&amp;&quot; n&quot;; IF([.F705]&gt;=0.000000000001; TEXT([.F705]*1000000000000; &quot;0.0#&quot;)&amp;&quot; p&quot;;TEXT([.F705]; &quot;0.0#&quot;))))))))" office:value-type="string" office:string-value="820.0 n" calcext:value-type="string">
            <text:p>820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4 Column 4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0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1" calcext:value-type="float">
            <text:p>0.000001</text:p>
          </table:table-cell>
          <table:table-cell table:number-columns-repeated="2"/>
          <table:table-cell table:formula="of:=[.B706]+[.C706]+[.D706]+[.E706]" office:value-type="float" office:value="0.000001" calcext:value-type="float">
            <text:p>0.000001</text:p>
          </table:table-cell>
          <table:table-cell table:style-name="ce6" table:formula="of:=IF([.F706]&gt;=1000000; TEXT([.F706]/1000000; &quot;0.0#&quot;)&amp;&quot; M&quot;; IF([.F706]&gt;=1000; TEXT([.F706]/1000; &quot;0.0#&quot;)&amp;&quot; k&quot;;  IF([.F706]&gt;=1; TEXT([.F706]; &quot;0.0#&quot;);IF([.F706]&gt;=0.001; TEXT([.F706]*1000; &quot;0.0#&quot;)&amp;&quot; m&quot;; IF([.F706]&gt;=0.000001; TEXT([.F706]*1000000; &quot;0.0#&quot;)&amp;&quot; µ&quot;;IF([.F706]&gt;=0.000000001; TEXT([.F706]*1000000000; &quot;0.0#&quot;)&amp;&quot; n&quot;; IF([.F706]&gt;=0.000000000001; TEXT([.F706]*1000000000000; &quot;0.0#&quot;)&amp;&quot; p&quot;;TEXT([.F706]; &quot;0.0#&quot;))))))))" office:value-type="string" office:string-value="1.0 µ" calcext:value-type="string">
            <text:p>1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4 Column 5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0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12" calcext:value-type="float">
            <text:p>0.0000012</text:p>
          </table:table-cell>
          <table:table-cell table:number-columns-repeated="2"/>
          <table:table-cell table:formula="of:=[.B707]+[.C707]+[.D707]+[.E707]" office:value-type="float" office:value="0.0000012" calcext:value-type="float">
            <text:p>0.0000012</text:p>
          </table:table-cell>
          <table:table-cell table:style-name="ce6" table:formula="of:=IF([.F707]&gt;=1000000; TEXT([.F707]/1000000; &quot;0.0#&quot;)&amp;&quot; M&quot;; IF([.F707]&gt;=1000; TEXT([.F707]/1000; &quot;0.0#&quot;)&amp;&quot; k&quot;;  IF([.F707]&gt;=1; TEXT([.F707]; &quot;0.0#&quot;);IF([.F707]&gt;=0.001; TEXT([.F707]*1000; &quot;0.0#&quot;)&amp;&quot; m&quot;; IF([.F707]&gt;=0.000001; TEXT([.F707]*1000000; &quot;0.0#&quot;)&amp;&quot; µ&quot;;IF([.F707]&gt;=0.000000001; TEXT([.F707]*1000000000; &quot;0.0#&quot;)&amp;&quot; n&quot;; IF([.F707]&gt;=0.000000000001; TEXT([.F707]*1000000000000; &quot;0.0#&quot;)&amp;&quot; p&quot;;TEXT([.F707]; &quot;0.0#&quot;))))))))" office:value-type="string" office:string-value="1.2 µ" calcext:value-type="string">
            <text:p>1.2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5 Column 1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0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15" calcext:value-type="float">
            <text:p>0.0000015</text:p>
          </table:table-cell>
          <table:table-cell table:number-columns-repeated="2"/>
          <table:table-cell table:formula="of:=[.B708]+[.C708]+[.D708]+[.E708]" office:value-type="float" office:value="0.0000015" calcext:value-type="float">
            <text:p>0.0000015</text:p>
          </table:table-cell>
          <table:table-cell table:style-name="ce6" table:formula="of:=IF([.F708]&gt;=1000000; TEXT([.F708]/1000000; &quot;0.0#&quot;)&amp;&quot; M&quot;; IF([.F708]&gt;=1000; TEXT([.F708]/1000; &quot;0.0#&quot;)&amp;&quot; k&quot;;  IF([.F708]&gt;=1; TEXT([.F708]; &quot;0.0#&quot;);IF([.F708]&gt;=0.001; TEXT([.F708]*1000; &quot;0.0#&quot;)&amp;&quot; m&quot;; IF([.F708]&gt;=0.000001; TEXT([.F708]*1000000; &quot;0.0#&quot;)&amp;&quot; µ&quot;;IF([.F708]&gt;=0.000000001; TEXT([.F708]*1000000000; &quot;0.0#&quot;)&amp;&quot; n&quot;; IF([.F708]&gt;=0.000000000001; TEXT([.F708]*1000000000000; &quot;0.0#&quot;)&amp;&quot; p&quot;;TEXT([.F708]; &quot;0.0#&quot;))))))))" office:value-type="string" office:string-value="1.5 µ" calcext:value-type="string">
            <text:p>1.5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5 Column 2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0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18" calcext:value-type="float">
            <text:p>0.0000018</text:p>
          </table:table-cell>
          <table:table-cell table:number-columns-repeated="2"/>
          <table:table-cell table:formula="of:=[.B709]+[.C709]+[.D709]+[.E709]" office:value-type="float" office:value="0.0000018" calcext:value-type="float">
            <text:p>0.0000018</text:p>
          </table:table-cell>
          <table:table-cell table:style-name="ce6" table:formula="of:=IF([.F709]&gt;=1000000; TEXT([.F709]/1000000; &quot;0.0#&quot;)&amp;&quot; M&quot;; IF([.F709]&gt;=1000; TEXT([.F709]/1000; &quot;0.0#&quot;)&amp;&quot; k&quot;;  IF([.F709]&gt;=1; TEXT([.F709]; &quot;0.0#&quot;);IF([.F709]&gt;=0.001; TEXT([.F709]*1000; &quot;0.0#&quot;)&amp;&quot; m&quot;; IF([.F709]&gt;=0.000001; TEXT([.F709]*1000000; &quot;0.0#&quot;)&amp;&quot; µ&quot;;IF([.F709]&gt;=0.000000001; TEXT([.F709]*1000000000; &quot;0.0#&quot;)&amp;&quot; n&quot;; IF([.F709]&gt;=0.000000000001; TEXT([.F709]*1000000000000; &quot;0.0#&quot;)&amp;&quot; p&quot;;TEXT([.F709]; &quot;0.0#&quot;))))))))" office:value-type="string" office:string-value="1.8 µ" calcext:value-type="string">
            <text:p>1.8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5 Column 3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0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22" calcext:value-type="float">
            <text:p>0.0000022</text:p>
          </table:table-cell>
          <table:table-cell table:number-columns-repeated="2"/>
          <table:table-cell table:formula="of:=[.B710]+[.C710]+[.D710]+[.E710]" office:value-type="float" office:value="0.0000022" calcext:value-type="float">
            <text:p>0.0000022</text:p>
          </table:table-cell>
          <table:table-cell table:style-name="ce6" table:formula="of:=IF([.F710]&gt;=1000000; TEXT([.F710]/1000000; &quot;0.0#&quot;)&amp;&quot; M&quot;; IF([.F710]&gt;=1000; TEXT([.F710]/1000; &quot;0.0#&quot;)&amp;&quot; k&quot;;  IF([.F710]&gt;=1; TEXT([.F710]; &quot;0.0#&quot;);IF([.F710]&gt;=0.001; TEXT([.F710]*1000; &quot;0.0#&quot;)&amp;&quot; m&quot;; IF([.F710]&gt;=0.000001; TEXT([.F710]*1000000; &quot;0.0#&quot;)&amp;&quot; µ&quot;;IF([.F710]&gt;=0.000000001; TEXT([.F710]*1000000000; &quot;0.0#&quot;)&amp;&quot; n&quot;; IF([.F710]&gt;=0.000000000001; TEXT([.F710]*1000000000000; &quot;0.0#&quot;)&amp;&quot; p&quot;;TEXT([.F710]; &quot;0.0#&quot;))))))))" office:value-type="string" office:string-value="2.2 µ" calcext:value-type="string">
            <text:p>2.2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5 Column 4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1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33" calcext:value-type="float">
            <text:p>0.0000033</text:p>
          </table:table-cell>
          <table:table-cell table:number-columns-repeated="2"/>
          <table:table-cell table:formula="of:=[.B711]+[.C711]+[.D711]+[.E711]" office:value-type="float" office:value="0.0000033" calcext:value-type="float">
            <text:p>0.0000033</text:p>
          </table:table-cell>
          <table:table-cell table:style-name="ce6" table:formula="of:=IF([.F711]&gt;=1000000; TEXT([.F711]/1000000; &quot;0.0#&quot;)&amp;&quot; M&quot;; IF([.F711]&gt;=1000; TEXT([.F711]/1000; &quot;0.0#&quot;)&amp;&quot; k&quot;;  IF([.F711]&gt;=1; TEXT([.F711]; &quot;0.0#&quot;);IF([.F711]&gt;=0.001; TEXT([.F711]*1000; &quot;0.0#&quot;)&amp;&quot; m&quot;; IF([.F711]&gt;=0.000001; TEXT([.F711]*1000000; &quot;0.0#&quot;)&amp;&quot; µ&quot;;IF([.F711]&gt;=0.000000001; TEXT([.F711]*1000000000; &quot;0.0#&quot;)&amp;&quot; n&quot;; IF([.F711]&gt;=0.000000000001; TEXT([.F711]*1000000000000; &quot;0.0#&quot;)&amp;&quot; p&quot;;TEXT([.F711]; &quot;0.0#&quot;))))))))" office:value-type="string" office:string-value="3.3 µ" calcext:value-type="string">
            <text:p>3.3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5 Column 5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1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68" calcext:value-type="float">
            <text:p>0.0000068</text:p>
          </table:table-cell>
          <table:table-cell table:number-columns-repeated="2"/>
          <table:table-cell table:formula="of:=[.B712]+[.C712]+[.D712]+[.E712]" office:value-type="float" office:value="0.0000068" calcext:value-type="float">
            <text:p>0.0000068</text:p>
          </table:table-cell>
          <table:table-cell table:style-name="ce6" table:formula="of:=IF([.F712]&gt;=1000000; TEXT([.F712]/1000000; &quot;0.0#&quot;)&amp;&quot; M&quot;; IF([.F712]&gt;=1000; TEXT([.F712]/1000; &quot;0.0#&quot;)&amp;&quot; k&quot;;  IF([.F712]&gt;=1; TEXT([.F712]; &quot;0.0#&quot;);IF([.F712]&gt;=0.001; TEXT([.F712]*1000; &quot;0.0#&quot;)&amp;&quot; m&quot;; IF([.F712]&gt;=0.000001; TEXT([.F712]*1000000; &quot;0.0#&quot;)&amp;&quot; µ&quot;;IF([.F712]&gt;=0.000000001; TEXT([.F712]*1000000000; &quot;0.0#&quot;)&amp;&quot; n&quot;; IF([.F712]&gt;=0.000000000001; TEXT([.F712]*1000000000000; &quot;0.0#&quot;)&amp;&quot; p&quot;;TEXT([.F712]; &quot;0.0#&quot;))))))))" office:value-type="string" office:string-value="6.8 µ" calcext:value-type="string">
            <text:p>6.8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6 Column 4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1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12" calcext:value-type="float">
            <text:p>0.0000012</text:p>
          </table:table-cell>
          <table:table-cell table:number-columns-repeated="2"/>
          <table:table-cell table:formula="of:=[.B713]+[.C713]+[.D713]+[.E713]" office:value-type="float" office:value="0.0000012" calcext:value-type="float">
            <text:p>0.0000012</text:p>
          </table:table-cell>
          <table:table-cell table:style-name="ce6" table:formula="of:=IF([.F713]&gt;=1000000; TEXT([.F713]/1000000; &quot;0.0#&quot;)&amp;&quot; M&quot;; IF([.F713]&gt;=1000; TEXT([.F713]/1000; &quot;0.0#&quot;)&amp;&quot; k&quot;;  IF([.F713]&gt;=1; TEXT([.F713]; &quot;0.0#&quot;);IF([.F713]&gt;=0.001; TEXT([.F713]*1000; &quot;0.0#&quot;)&amp;&quot; m&quot;; IF([.F713]&gt;=0.000001; TEXT([.F713]*1000000; &quot;0.0#&quot;)&amp;&quot; µ&quot;;IF([.F713]&gt;=0.000000001; TEXT([.F713]*1000000000; &quot;0.0#&quot;)&amp;&quot; n&quot;; IF([.F713]&gt;=0.000000000001; TEXT([.F713]*1000000000000; &quot;0.0#&quot;)&amp;&quot; p&quot;;TEXT([.F713]; &quot;0.0#&quot;))))))))" office:value-type="string" office:string-value="1.2 µ" calcext:value-type="string">
            <text:p>1.2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1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1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27" calcext:value-type="float">
            <text:p>0.0000027</text:p>
          </table:table-cell>
          <table:table-cell table:number-columns-repeated="2"/>
          <table:table-cell table:formula="of:=[.B714]+[.C714]+[.D714]+[.E714]" office:value-type="float" office:value="0.0000027" calcext:value-type="float">
            <text:p>0.0000027</text:p>
          </table:table-cell>
          <table:table-cell table:style-name="ce6" table:formula="of:=IF([.F714]&gt;=1000000; TEXT([.F714]/1000000; &quot;0.0#&quot;)&amp;&quot; M&quot;; IF([.F714]&gt;=1000; TEXT([.F714]/1000; &quot;0.0#&quot;)&amp;&quot; k&quot;;  IF([.F714]&gt;=1; TEXT([.F714]; &quot;0.0#&quot;);IF([.F714]&gt;=0.001; TEXT([.F714]*1000; &quot;0.0#&quot;)&amp;&quot; m&quot;; IF([.F714]&gt;=0.000001; TEXT([.F714]*1000000; &quot;0.0#&quot;)&amp;&quot; µ&quot;;IF([.F714]&gt;=0.000000001; TEXT([.F714]*1000000000; &quot;0.0#&quot;)&amp;&quot; n&quot;; IF([.F714]&gt;=0.000000000001; TEXT([.F714]*1000000000000; &quot;0.0#&quot;)&amp;&quot; p&quot;;TEXT([.F714]; &quot;0.0#&quot;))))))))" office:value-type="string" office:string-value="2.7 µ" calcext:value-type="string">
            <text:p>2.7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1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1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33" calcext:value-type="float">
            <text:p>0.0000033</text:p>
          </table:table-cell>
          <table:table-cell table:number-columns-repeated="2"/>
          <table:table-cell table:formula="of:=[.B715]+[.C715]+[.D715]+[.E715]" office:value-type="float" office:value="0.0000033" calcext:value-type="float">
            <text:p>0.0000033</text:p>
          </table:table-cell>
          <table:table-cell table:style-name="ce6" table:formula="of:=IF([.F715]&gt;=1000000; TEXT([.F715]/1000000; &quot;0.0#&quot;)&amp;&quot; M&quot;; IF([.F715]&gt;=1000; TEXT([.F715]/1000; &quot;0.0#&quot;)&amp;&quot; k&quot;;  IF([.F715]&gt;=1; TEXT([.F715]; &quot;0.0#&quot;);IF([.F715]&gt;=0.001; TEXT([.F715]*1000; &quot;0.0#&quot;)&amp;&quot; m&quot;; IF([.F715]&gt;=0.000001; TEXT([.F715]*1000000; &quot;0.0#&quot;)&amp;&quot; µ&quot;;IF([.F715]&gt;=0.000000001; TEXT([.F715]*1000000000; &quot;0.0#&quot;)&amp;&quot; n&quot;; IF([.F715]&gt;=0.000000000001; TEXT([.F715]*1000000000000; &quot;0.0#&quot;)&amp;&quot; p&quot;;TEXT([.F715]; &quot;0.0#&quot;))))))))" office:value-type="string" office:string-value="3.3 µ" calcext:value-type="string">
            <text:p>3.3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1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1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43" calcext:value-type="float">
            <text:p>0.0000043</text:p>
          </table:table-cell>
          <table:table-cell table:number-columns-repeated="2"/>
          <table:table-cell table:formula="of:=[.B716]+[.C716]+[.D716]+[.E716]" office:value-type="float" office:value="0.0000043" calcext:value-type="float">
            <text:p>0.0000043</text:p>
          </table:table-cell>
          <table:table-cell table:style-name="ce6" table:formula="of:=IF([.F716]&gt;=1000000; TEXT([.F716]/1000000; &quot;0.0#&quot;)&amp;&quot; M&quot;; IF([.F716]&gt;=1000; TEXT([.F716]/1000; &quot;0.0#&quot;)&amp;&quot; k&quot;;  IF([.F716]&gt;=1; TEXT([.F716]; &quot;0.0#&quot;);IF([.F716]&gt;=0.001; TEXT([.F716]*1000; &quot;0.0#&quot;)&amp;&quot; m&quot;; IF([.F716]&gt;=0.000001; TEXT([.F716]*1000000; &quot;0.0#&quot;)&amp;&quot; µ&quot;;IF([.F716]&gt;=0.000000001; TEXT([.F716]*1000000000; &quot;0.0#&quot;)&amp;&quot; n&quot;; IF([.F716]&gt;=0.000000000001; TEXT([.F716]*1000000000000; &quot;0.0#&quot;)&amp;&quot; p&quot;;TEXT([.F716]; &quot;0.0#&quot;))))))))" office:value-type="string" office:string-value="4.3 µ" calcext:value-type="string">
            <text:p>4.3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1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1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47" calcext:value-type="float">
            <text:p>0.0000047</text:p>
          </table:table-cell>
          <table:table-cell table:number-columns-repeated="2"/>
          <table:table-cell table:formula="of:=[.B717]+[.C717]+[.D717]+[.E717]" office:value-type="float" office:value="0.0000047" calcext:value-type="float">
            <text:p>0.0000047</text:p>
          </table:table-cell>
          <table:table-cell table:style-name="ce6" table:formula="of:=IF([.F717]&gt;=1000000; TEXT([.F717]/1000000; &quot;0.0#&quot;)&amp;&quot; M&quot;; IF([.F717]&gt;=1000; TEXT([.F717]/1000; &quot;0.0#&quot;)&amp;&quot; k&quot;;  IF([.F717]&gt;=1; TEXT([.F717]; &quot;0.0#&quot;);IF([.F717]&gt;=0.001; TEXT([.F717]*1000; &quot;0.0#&quot;)&amp;&quot; m&quot;; IF([.F717]&gt;=0.000001; TEXT([.F717]*1000000; &quot;0.0#&quot;)&amp;&quot; µ&quot;;IF([.F717]&gt;=0.000000001; TEXT([.F717]*1000000000; &quot;0.0#&quot;)&amp;&quot; n&quot;; IF([.F717]&gt;=0.000000000001; TEXT([.F717]*1000000000000; &quot;0.0#&quot;)&amp;&quot; p&quot;;TEXT([.F717]; &quot;0.0#&quot;))))))))" office:value-type="string" office:string-value="4.7 µ" calcext:value-type="string">
            <text:p>4.7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1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1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7" calcext:value-type="float">
            <text:p>0.000007</text:p>
          </table:table-cell>
          <table:table-cell table:number-columns-repeated="2"/>
          <table:table-cell table:formula="of:=[.B718]+[.C718]+[.D718]+[.E718]" office:value-type="float" office:value="0.000007" calcext:value-type="float">
            <text:p>0.000007</text:p>
          </table:table-cell>
          <table:table-cell table:style-name="ce6" table:formula="of:=IF([.F718]&gt;=1000000; TEXT([.F718]/1000000; &quot;0.0#&quot;)&amp;&quot; M&quot;; IF([.F718]&gt;=1000; TEXT([.F718]/1000; &quot;0.0#&quot;)&amp;&quot; k&quot;;  IF([.F718]&gt;=1; TEXT([.F718]; &quot;0.0#&quot;);IF([.F718]&gt;=0.001; TEXT([.F718]*1000; &quot;0.0#&quot;)&amp;&quot; m&quot;; IF([.F718]&gt;=0.000001; TEXT([.F718]*1000000; &quot;0.0#&quot;)&amp;&quot; µ&quot;;IF([.F718]&gt;=0.000000001; TEXT([.F718]*1000000000; &quot;0.0#&quot;)&amp;&quot; n&quot;; IF([.F718]&gt;=0.000000000001; TEXT([.F718]*1000000000000; &quot;0.0#&quot;)&amp;&quot; p&quot;;TEXT([.F718]; &quot;0.0#&quot;))))))))" office:value-type="string" office:string-value="7.0 µ" calcext:value-type="string">
            <text:p>7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2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1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75" calcext:value-type="float">
            <text:p>0.0000075</text:p>
          </table:table-cell>
          <table:table-cell table:number-columns-repeated="2"/>
          <table:table-cell table:formula="of:=[.B719]+[.C719]+[.D719]+[.E719]" office:value-type="float" office:value="0.0000075" calcext:value-type="float">
            <text:p>0.0000075</text:p>
          </table:table-cell>
          <table:table-cell table:style-name="ce6" table:formula="of:=IF([.F719]&gt;=1000000; TEXT([.F719]/1000000; &quot;0.0#&quot;)&amp;&quot; M&quot;; IF([.F719]&gt;=1000; TEXT([.F719]/1000; &quot;0.0#&quot;)&amp;&quot; k&quot;;  IF([.F719]&gt;=1; TEXT([.F719]; &quot;0.0#&quot;);IF([.F719]&gt;=0.001; TEXT([.F719]*1000; &quot;0.0#&quot;)&amp;&quot; m&quot;; IF([.F719]&gt;=0.000001; TEXT([.F719]*1000000; &quot;0.0#&quot;)&amp;&quot; µ&quot;;IF([.F719]&gt;=0.000000001; TEXT([.F719]*1000000000; &quot;0.0#&quot;)&amp;&quot; n&quot;; IF([.F719]&gt;=0.000000000001; TEXT([.F719]*1000000000000; &quot;0.0#&quot;)&amp;&quot; p&quot;;TEXT([.F719]; &quot;0.0#&quot;))))))))" office:value-type="string" office:string-value="7.5 µ" calcext:value-type="string">
            <text:p>7.5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2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1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82" calcext:value-type="float">
            <text:p>0.0000082</text:p>
          </table:table-cell>
          <table:table-cell table:number-columns-repeated="2"/>
          <table:table-cell table:formula="of:=[.B720]+[.C720]+[.D720]+[.E720]" office:value-type="float" office:value="0.0000082" calcext:value-type="float">
            <text:p>0.0000082</text:p>
          </table:table-cell>
          <table:table-cell table:style-name="ce6" table:formula="of:=IF([.F720]&gt;=1000000; TEXT([.F720]/1000000; &quot;0.0#&quot;)&amp;&quot; M&quot;; IF([.F720]&gt;=1000; TEXT([.F720]/1000; &quot;0.0#&quot;)&amp;&quot; k&quot;;  IF([.F720]&gt;=1; TEXT([.F720]; &quot;0.0#&quot;);IF([.F720]&gt;=0.001; TEXT([.F720]*1000; &quot;0.0#&quot;)&amp;&quot; m&quot;; IF([.F720]&gt;=0.000001; TEXT([.F720]*1000000; &quot;0.0#&quot;)&amp;&quot; µ&quot;;IF([.F720]&gt;=0.000000001; TEXT([.F720]*1000000000; &quot;0.0#&quot;)&amp;&quot; n&quot;; IF([.F720]&gt;=0.000000000001; TEXT([.F720]*1000000000000; &quot;0.0#&quot;)&amp;&quot; p&quot;;TEXT([.F720]; &quot;0.0#&quot;))))))))" office:value-type="string" office:string-value="8.2 µ" calcext:value-type="string">
            <text:p>8.2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2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2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87" calcext:value-type="float">
            <text:p>0.0000087</text:p>
          </table:table-cell>
          <table:table-cell table:number-columns-repeated="2"/>
          <table:table-cell table:formula="of:=[.B721]+[.C721]+[.D721]+[.E721]" office:value-type="float" office:value="0.0000087" calcext:value-type="float">
            <text:p>0.0000087</text:p>
          </table:table-cell>
          <table:table-cell table:style-name="ce6" table:formula="of:=IF([.F721]&gt;=1000000; TEXT([.F721]/1000000; &quot;0.0#&quot;)&amp;&quot; M&quot;; IF([.F721]&gt;=1000; TEXT([.F721]/1000; &quot;0.0#&quot;)&amp;&quot; k&quot;;  IF([.F721]&gt;=1; TEXT([.F721]; &quot;0.0#&quot;);IF([.F721]&gt;=0.001; TEXT([.F721]*1000; &quot;0.0#&quot;)&amp;&quot; m&quot;; IF([.F721]&gt;=0.000001; TEXT([.F721]*1000000; &quot;0.0#&quot;)&amp;&quot; µ&quot;;IF([.F721]&gt;=0.000000001; TEXT([.F721]*1000000000; &quot;0.0#&quot;)&amp;&quot; n&quot;; IF([.F721]&gt;=0.000000000001; TEXT([.F721]*1000000000000; &quot;0.0#&quot;)&amp;&quot; p&quot;;TEXT([.F721]; &quot;0.0#&quot;))))))))" office:value-type="string" office:string-value="8.7 µ" calcext:value-type="string">
            <text:p>8.7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2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2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1" calcext:value-type="float">
            <text:p>0.00001</text:p>
          </table:table-cell>
          <table:table-cell table:number-columns-repeated="2"/>
          <table:table-cell table:formula="of:=[.B722]+[.C722]+[.D722]+[.E722]" office:value-type="float" office:value="0.00001" calcext:value-type="float">
            <text:p>0.00001</text:p>
          </table:table-cell>
          <table:table-cell table:style-name="ce6" table:formula="of:=IF([.F722]&gt;=1000000; TEXT([.F722]/1000000; &quot;0.0#&quot;)&amp;&quot; M&quot;; IF([.F722]&gt;=1000; TEXT([.F722]/1000; &quot;0.0#&quot;)&amp;&quot; k&quot;;  IF([.F722]&gt;=1; TEXT([.F722]; &quot;0.0#&quot;);IF([.F722]&gt;=0.001; TEXT([.F722]*1000; &quot;0.0#&quot;)&amp;&quot; m&quot;; IF([.F722]&gt;=0.000001; TEXT([.F722]*1000000; &quot;0.0#&quot;)&amp;&quot; µ&quot;;IF([.F722]&gt;=0.000000001; TEXT([.F722]*1000000000; &quot;0.0#&quot;)&amp;&quot; n&quot;; IF([.F722]&gt;=0.000000000001; TEXT([.F722]*1000000000000; &quot;0.0#&quot;)&amp;&quot; p&quot;;TEXT([.F722]; &quot;0.0#&quot;))))))))" office:value-type="string" office:string-value="10.0 µ" calcext:value-type="string">
            <text:p>10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3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2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12" calcext:value-type="float">
            <text:p>0.000012</text:p>
          </table:table-cell>
          <table:table-cell table:number-columns-repeated="2"/>
          <table:table-cell table:formula="of:=[.B723]+[.C723]+[.D723]+[.E723]" office:value-type="float" office:value="0.000012" calcext:value-type="float">
            <text:p>0.000012</text:p>
          </table:table-cell>
          <table:table-cell table:style-name="ce6" table:formula="of:=IF([.F723]&gt;=1000000; TEXT([.F723]/1000000; &quot;0.0#&quot;)&amp;&quot; M&quot;; IF([.F723]&gt;=1000; TEXT([.F723]/1000; &quot;0.0#&quot;)&amp;&quot; k&quot;;  IF([.F723]&gt;=1; TEXT([.F723]; &quot;0.0#&quot;);IF([.F723]&gt;=0.001; TEXT([.F723]*1000; &quot;0.0#&quot;)&amp;&quot; m&quot;; IF([.F723]&gt;=0.000001; TEXT([.F723]*1000000; &quot;0.0#&quot;)&amp;&quot; µ&quot;;IF([.F723]&gt;=0.000000001; TEXT([.F723]*1000000000; &quot;0.0#&quot;)&amp;&quot; n&quot;; IF([.F723]&gt;=0.000000000001; TEXT([.F723]*1000000000000; &quot;0.0#&quot;)&amp;&quot; p&quot;;TEXT([.F723]; &quot;0.0#&quot;))))))))" office:value-type="string" office:string-value="12.0 µ" calcext:value-type="string">
            <text:p>12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3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2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13" calcext:value-type="float">
            <text:p>0.000013</text:p>
          </table:table-cell>
          <table:table-cell table:number-columns-repeated="2"/>
          <table:table-cell table:formula="of:=[.B724]+[.C724]+[.D724]+[.E724]" office:value-type="float" office:value="0.000013" calcext:value-type="float">
            <text:p>0.000013</text:p>
          </table:table-cell>
          <table:table-cell table:style-name="ce6" table:formula="of:=IF([.F724]&gt;=1000000; TEXT([.F724]/1000000; &quot;0.0#&quot;)&amp;&quot; M&quot;; IF([.F724]&gt;=1000; TEXT([.F724]/1000; &quot;0.0#&quot;)&amp;&quot; k&quot;;  IF([.F724]&gt;=1; TEXT([.F724]; &quot;0.0#&quot;);IF([.F724]&gt;=0.001; TEXT([.F724]*1000; &quot;0.0#&quot;)&amp;&quot; m&quot;; IF([.F724]&gt;=0.000001; TEXT([.F724]*1000000; &quot;0.0#&quot;)&amp;&quot; µ&quot;;IF([.F724]&gt;=0.000000001; TEXT([.F724]*1000000000; &quot;0.0#&quot;)&amp;&quot; n&quot;; IF([.F724]&gt;=0.000000000001; TEXT([.F724]*1000000000000; &quot;0.0#&quot;)&amp;&quot; p&quot;;TEXT([.F724]; &quot;0.0#&quot;))))))))" office:value-type="string" office:string-value="13.0 µ" calcext:value-type="string">
            <text:p>13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3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2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15" calcext:value-type="float">
            <text:p>0.000015</text:p>
          </table:table-cell>
          <table:table-cell table:number-columns-repeated="2"/>
          <table:table-cell table:formula="of:=[.B725]+[.C725]+[.D725]+[.E725]" office:value-type="float" office:value="0.000015" calcext:value-type="float">
            <text:p>0.000015</text:p>
          </table:table-cell>
          <table:table-cell table:style-name="ce6" table:formula="of:=IF([.F725]&gt;=1000000; TEXT([.F725]/1000000; &quot;0.0#&quot;)&amp;&quot; M&quot;; IF([.F725]&gt;=1000; TEXT([.F725]/1000; &quot;0.0#&quot;)&amp;&quot; k&quot;;  IF([.F725]&gt;=1; TEXT([.F725]; &quot;0.0#&quot;);IF([.F725]&gt;=0.001; TEXT([.F725]*1000; &quot;0.0#&quot;)&amp;&quot; m&quot;; IF([.F725]&gt;=0.000001; TEXT([.F725]*1000000; &quot;0.0#&quot;)&amp;&quot; µ&quot;;IF([.F725]&gt;=0.000000001; TEXT([.F725]*1000000000; &quot;0.0#&quot;)&amp;&quot; n&quot;; IF([.F725]&gt;=0.000000000001; TEXT([.F725]*1000000000000; &quot;0.0#&quot;)&amp;&quot; p&quot;;TEXT([.F725]; &quot;0.0#&quot;))))))))" office:value-type="string" office:string-value="15.0 µ" calcext:value-type="string">
            <text:p>15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3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2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3" calcext:value-type="float">
            <text:p>0.00003</text:p>
          </table:table-cell>
          <table:table-cell table:number-columns-repeated="2"/>
          <table:table-cell table:formula="of:=[.B726]+[.C726]+[.D726]+[.E726]" office:value-type="float" office:value="0.00003" calcext:value-type="float">
            <text:p>0.00003</text:p>
          </table:table-cell>
          <table:table-cell table:style-name="ce6" table:formula="of:=IF([.F726]&gt;=1000000; TEXT([.F726]/1000000; &quot;0.0#&quot;)&amp;&quot; M&quot;; IF([.F726]&gt;=1000; TEXT([.F726]/1000; &quot;0.0#&quot;)&amp;&quot; k&quot;;  IF([.F726]&gt;=1; TEXT([.F726]; &quot;0.0#&quot;);IF([.F726]&gt;=0.001; TEXT([.F726]*1000; &quot;0.0#&quot;)&amp;&quot; m&quot;; IF([.F726]&gt;=0.000001; TEXT([.F726]*1000000; &quot;0.0#&quot;)&amp;&quot; µ&quot;;IF([.F726]&gt;=0.000000001; TEXT([.F726]*1000000000; &quot;0.0#&quot;)&amp;&quot; n&quot;; IF([.F726]&gt;=0.000000000001; TEXT([.F726]*1000000000000; &quot;0.0#&quot;)&amp;&quot; p&quot;;TEXT([.F726]; &quot;0.0#&quot;))))))))" office:value-type="string" office:string-value="30.0 µ" calcext:value-type="string">
            <text:p>30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4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2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33" calcext:value-type="float">
            <text:p>0.000033</text:p>
          </table:table-cell>
          <table:table-cell table:number-columns-repeated="2"/>
          <table:table-cell table:formula="of:=[.B727]+[.C727]+[.D727]+[.E727]" office:value-type="float" office:value="0.000033" calcext:value-type="float">
            <text:p>0.000033</text:p>
          </table:table-cell>
          <table:table-cell table:style-name="ce6" table:formula="of:=IF([.F727]&gt;=1000000; TEXT([.F727]/1000000; &quot;0.0#&quot;)&amp;&quot; M&quot;; IF([.F727]&gt;=1000; TEXT([.F727]/1000; &quot;0.0#&quot;)&amp;&quot; k&quot;;  IF([.F727]&gt;=1; TEXT([.F727]; &quot;0.0#&quot;);IF([.F727]&gt;=0.001; TEXT([.F727]*1000; &quot;0.0#&quot;)&amp;&quot; m&quot;; IF([.F727]&gt;=0.000001; TEXT([.F727]*1000000; &quot;0.0#&quot;)&amp;&quot; µ&quot;;IF([.F727]&gt;=0.000000001; TEXT([.F727]*1000000000; &quot;0.0#&quot;)&amp;&quot; n&quot;; IF([.F727]&gt;=0.000000000001; TEXT([.F727]*1000000000000; &quot;0.0#&quot;)&amp;&quot; p&quot;;TEXT([.F727]; &quot;0.0#&quot;))))))))" office:value-type="string" office:string-value="33.0 µ" calcext:value-type="string">
            <text:p>33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4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2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36" calcext:value-type="float">
            <text:p>0.000036</text:p>
          </table:table-cell>
          <table:table-cell table:number-columns-repeated="2"/>
          <table:table-cell table:formula="of:=[.B728]+[.C728]+[.D728]+[.E728]" office:value-type="float" office:value="0.000036" calcext:value-type="float">
            <text:p>0.000036</text:p>
          </table:table-cell>
          <table:table-cell table:style-name="ce6" table:formula="of:=IF([.F728]&gt;=1000000; TEXT([.F728]/1000000; &quot;0.0#&quot;)&amp;&quot; M&quot;; IF([.F728]&gt;=1000; TEXT([.F728]/1000; &quot;0.0#&quot;)&amp;&quot; k&quot;;  IF([.F728]&gt;=1; TEXT([.F728]; &quot;0.0#&quot;);IF([.F728]&gt;=0.001; TEXT([.F728]*1000; &quot;0.0#&quot;)&amp;&quot; m&quot;; IF([.F728]&gt;=0.000001; TEXT([.F728]*1000000; &quot;0.0#&quot;)&amp;&quot; µ&quot;;IF([.F728]&gt;=0.000000001; TEXT([.F728]*1000000000; &quot;0.0#&quot;)&amp;&quot; n&quot;; IF([.F728]&gt;=0.000000000001; TEXT([.F728]*1000000000000; &quot;0.0#&quot;)&amp;&quot; p&quot;;TEXT([.F728]; &quot;0.0#&quot;))))))))" office:value-type="string" office:string-value="36.0 µ" calcext:value-type="string">
            <text:p>36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4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2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43" calcext:value-type="float">
            <text:p>0.000043</text:p>
          </table:table-cell>
          <table:table-cell table:number-columns-repeated="2"/>
          <table:table-cell table:formula="of:=[.B729]+[.C729]+[.D729]+[.E729]" office:value-type="float" office:value="0.000043" calcext:value-type="float">
            <text:p>0.000043</text:p>
          </table:table-cell>
          <table:table-cell table:style-name="ce6" table:formula="of:=IF([.F729]&gt;=1000000; TEXT([.F729]/1000000; &quot;0.0#&quot;)&amp;&quot; M&quot;; IF([.F729]&gt;=1000; TEXT([.F729]/1000; &quot;0.0#&quot;)&amp;&quot; k&quot;;  IF([.F729]&gt;=1; TEXT([.F729]; &quot;0.0#&quot;);IF([.F729]&gt;=0.001; TEXT([.F729]*1000; &quot;0.0#&quot;)&amp;&quot; m&quot;; IF([.F729]&gt;=0.000001; TEXT([.F729]*1000000; &quot;0.0#&quot;)&amp;&quot; µ&quot;;IF([.F729]&gt;=0.000000001; TEXT([.F729]*1000000000; &quot;0.0#&quot;)&amp;&quot; n&quot;; IF([.F729]&gt;=0.000000000001; TEXT([.F729]*1000000000000; &quot;0.0#&quot;)&amp;&quot; p&quot;;TEXT([.F729]; &quot;0.0#&quot;))))))))" office:value-type="string" office:string-value="43.0 µ" calcext:value-type="string">
            <text:p>43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4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2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68" calcext:value-type="float">
            <text:p>0.000068</text:p>
          </table:table-cell>
          <table:table-cell table:number-columns-repeated="2"/>
          <table:table-cell table:formula="of:=[.B730]+[.C730]+[.D730]+[.E730]" office:value-type="float" office:value="0.000068" calcext:value-type="float">
            <text:p>0.000068</text:p>
          </table:table-cell>
          <table:table-cell table:style-name="ce6" table:formula="of:=IF([.F730]&gt;=1000000; TEXT([.F730]/1000000; &quot;0.0#&quot;)&amp;&quot; M&quot;; IF([.F730]&gt;=1000; TEXT([.F730]/1000; &quot;0.0#&quot;)&amp;&quot; k&quot;;  IF([.F730]&gt;=1; TEXT([.F730]; &quot;0.0#&quot;);IF([.F730]&gt;=0.001; TEXT([.F730]*1000; &quot;0.0#&quot;)&amp;&quot; m&quot;; IF([.F730]&gt;=0.000001; TEXT([.F730]*1000000; &quot;0.0#&quot;)&amp;&quot; µ&quot;;IF([.F730]&gt;=0.000000001; TEXT([.F730]*1000000000; &quot;0.0#&quot;)&amp;&quot; n&quot;; IF([.F730]&gt;=0.000000000001; TEXT([.F730]*1000000000000; &quot;0.0#&quot;)&amp;&quot; p&quot;;TEXT([.F730]; &quot;0.0#&quot;))))))))" office:value-type="string" office:string-value="68.0 µ" calcext:value-type="string">
            <text:p>68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5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3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12" calcext:value-type="float">
            <text:p>0.00012</text:p>
          </table:table-cell>
          <table:table-cell table:number-columns-repeated="2"/>
          <table:table-cell table:formula="of:=[.B731]+[.C731]+[.D731]+[.E731]" office:value-type="float" office:value="0.00012" calcext:value-type="float">
            <text:p>0.00012</text:p>
          </table:table-cell>
          <table:table-cell table:style-name="ce6" table:formula="of:=IF([.F731]&gt;=1000000; TEXT([.F731]/1000000; &quot;0.0#&quot;)&amp;&quot; M&quot;; IF([.F731]&gt;=1000; TEXT([.F731]/1000; &quot;0.0#&quot;)&amp;&quot; k&quot;;  IF([.F731]&gt;=1; TEXT([.F731]; &quot;0.0#&quot;);IF([.F731]&gt;=0.001; TEXT([.F731]*1000; &quot;0.0#&quot;)&amp;&quot; m&quot;; IF([.F731]&gt;=0.000001; TEXT([.F731]*1000000; &quot;0.0#&quot;)&amp;&quot; µ&quot;;IF([.F731]&gt;=0.000000001; TEXT([.F731]*1000000000; &quot;0.0#&quot;)&amp;&quot; n&quot;; IF([.F731]&gt;=0.000000000001; TEXT([.F731]*1000000000000; &quot;0.0#&quot;)&amp;&quot; p&quot;;TEXT([.F731]; &quot;0.0#&quot;))))))))" office:value-type="string" office:string-value="120.0 µ" calcext:value-type="string">
            <text:p>120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8 Column 1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3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22" calcext:value-type="float">
            <text:p>0.00022</text:p>
          </table:table-cell>
          <table:table-cell table:number-columns-repeated="2"/>
          <table:table-cell table:formula="of:=[.B732]+[.C732]+[.D732]+[.E732]" office:value-type="float" office:value="0.00022" calcext:value-type="float">
            <text:p>0.00022</text:p>
          </table:table-cell>
          <table:table-cell table:style-name="ce6" table:formula="of:=IF([.F732]&gt;=1000000; TEXT([.F732]/1000000; &quot;0.0#&quot;)&amp;&quot; M&quot;; IF([.F732]&gt;=1000; TEXT([.F732]/1000; &quot;0.0#&quot;)&amp;&quot; k&quot;;  IF([.F732]&gt;=1; TEXT([.F732]; &quot;0.0#&quot;);IF([.F732]&gt;=0.001; TEXT([.F732]*1000; &quot;0.0#&quot;)&amp;&quot; m&quot;; IF([.F732]&gt;=0.000001; TEXT([.F732]*1000000; &quot;0.0#&quot;)&amp;&quot; µ&quot;;IF([.F732]&gt;=0.000000001; TEXT([.F732]*1000000000; &quot;0.0#&quot;)&amp;&quot; n&quot;; IF([.F732]&gt;=0.000000000001; TEXT([.F732]*1000000000000; &quot;0.0#&quot;)&amp;&quot; p&quot;;TEXT([.F732]; &quot;0.0#&quot;))))))))" office:value-type="string" office:string-value="220.0 µ" calcext:value-type="string">
            <text:p>220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8 Column 1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3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28" calcext:value-type="float">
            <text:p>0.00028</text:p>
          </table:table-cell>
          <table:table-cell table:number-columns-repeated="2"/>
          <table:table-cell table:formula="of:=[.B733]+[.C733]+[.D733]+[.E733]" office:value-type="float" office:value="0.00028" calcext:value-type="float">
            <text:p>0.00028</text:p>
          </table:table-cell>
          <table:table-cell table:style-name="ce6" table:formula="of:=IF([.F733]&gt;=1000000; TEXT([.F733]/1000000; &quot;0.0#&quot;)&amp;&quot; M&quot;; IF([.F733]&gt;=1000; TEXT([.F733]/1000; &quot;0.0#&quot;)&amp;&quot; k&quot;;  IF([.F733]&gt;=1; TEXT([.F733]; &quot;0.0#&quot;);IF([.F733]&gt;=0.001; TEXT([.F733]*1000; &quot;0.0#&quot;)&amp;&quot; m&quot;; IF([.F733]&gt;=0.000001; TEXT([.F733]*1000000; &quot;0.0#&quot;)&amp;&quot; µ&quot;;IF([.F733]&gt;=0.000000001; TEXT([.F733]*1000000000; &quot;0.0#&quot;)&amp;&quot; n&quot;; IF([.F733]&gt;=0.000000000001; TEXT([.F733]*1000000000000; &quot;0.0#&quot;)&amp;&quot; p&quot;;TEXT([.F733]; &quot;0.0#&quot;))))))))" office:value-type="string" office:string-value="280.0 µ" calcext:value-type="string">
            <text:p>280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8 Column 1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3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47" calcext:value-type="float">
            <text:p>0.00047</text:p>
          </table:table-cell>
          <table:table-cell table:number-columns-repeated="2"/>
          <table:table-cell table:formula="of:=[.B734]+[.C734]+[.D734]+[.E734]" office:value-type="float" office:value="0.00047" calcext:value-type="float">
            <text:p>0.00047</text:p>
          </table:table-cell>
          <table:table-cell table:style-name="ce6" table:formula="of:=IF([.F734]&gt;=1000000; TEXT([.F734]/1000000; &quot;0.0#&quot;)&amp;&quot; M&quot;; IF([.F734]&gt;=1000; TEXT([.F734]/1000; &quot;0.0#&quot;)&amp;&quot; k&quot;;  IF([.F734]&gt;=1; TEXT([.F734]; &quot;0.0#&quot;);IF([.F734]&gt;=0.001; TEXT([.F734]*1000; &quot;0.0#&quot;)&amp;&quot; m&quot;; IF([.F734]&gt;=0.000001; TEXT([.F734]*1000000; &quot;0.0#&quot;)&amp;&quot; µ&quot;;IF([.F734]&gt;=0.000000001; TEXT([.F734]*1000000000; &quot;0.0#&quot;)&amp;&quot; n&quot;; IF([.F734]&gt;=0.000000000001; TEXT([.F734]*1000000000000; &quot;0.0#&quot;)&amp;&quot; p&quot;;TEXT([.F734]; &quot;0.0#&quot;))))))))" office:value-type="string" office:string-value="470.0 µ" calcext:value-type="string">
            <text:p>470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8 Column 1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3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34" calcext:value-type="float">
            <text:p>0.0000034</text:p>
          </table:table-cell>
          <table:table-cell table:number-columns-repeated="2"/>
          <table:table-cell table:formula="of:=[.B735]+[.C735]+[.D735]+[.E735]" office:value-type="float" office:value="0.0000034" calcext:value-type="float">
            <text:p>0.0000034</text:p>
          </table:table-cell>
          <table:table-cell table:style-name="ce6" table:formula="of:=IF([.F735]&gt;=1000000; TEXT([.F735]/1000000; &quot;0.0#&quot;)&amp;&quot; M&quot;; IF([.F735]&gt;=1000; TEXT([.F735]/1000; &quot;0.0#&quot;)&amp;&quot; k&quot;;  IF([.F735]&gt;=1; TEXT([.F735]; &quot;0.0#&quot;);IF([.F735]&gt;=0.001; TEXT([.F735]*1000; &quot;0.0#&quot;)&amp;&quot; m&quot;; IF([.F735]&gt;=0.000001; TEXT([.F735]*1000000; &quot;0.0#&quot;)&amp;&quot; µ&quot;;IF([.F735]&gt;=0.000000001; TEXT([.F735]*1000000000; &quot;0.0#&quot;)&amp;&quot; n&quot;; IF([.F735]&gt;=0.000000000001; TEXT([.F735]*1000000000000; &quot;0.0#&quot;)&amp;&quot; p&quot;;TEXT([.F735]; &quot;0.0#&quot;))))))))" office:value-type="string" office:string-value="3.4 µ" calcext:value-type="string">
            <text:p>3.4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8 Column 4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3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22" calcext:value-type="float">
            <text:p>0.00000022</text:p>
          </table:table-cell>
          <table:table-cell table:number-columns-repeated="2"/>
          <table:table-cell table:formula="of:=[.B736]+[.C736]+[.D736]+[.E736]" office:value-type="float" office:value="0.00000022" calcext:value-type="float">
            <text:p>0.00000022</text:p>
          </table:table-cell>
          <table:table-cell table:style-name="ce6" table:formula="of:=IF([.F736]&gt;=1000000; TEXT([.F736]/1000000; &quot;0.0#&quot;)&amp;&quot; M&quot;; IF([.F736]&gt;=1000; TEXT([.F736]/1000; &quot;0.0#&quot;)&amp;&quot; k&quot;;  IF([.F736]&gt;=1; TEXT([.F736]; &quot;0.0#&quot;);IF([.F736]&gt;=0.001; TEXT([.F736]*1000; &quot;0.0#&quot;)&amp;&quot; m&quot;; IF([.F736]&gt;=0.000001; TEXT([.F736]*1000000; &quot;0.0#&quot;)&amp;&quot; µ&quot;;IF([.F736]&gt;=0.000000001; TEXT([.F736]*1000000000; &quot;0.0#&quot;)&amp;&quot; n&quot;; IF([.F736]&gt;=0.000000000001; TEXT([.F736]*1000000000000; &quot;0.0#&quot;)&amp;&quot; p&quot;;TEXT([.F736]; &quot;0.0#&quot;))))))))" office:value-type="string" office:string-value="220.0 n" calcext:value-type="string">
            <text:p>220.0 n</text:p>
          </table:table-cell>
          <table:table-cell office:value-type="float" office:value="50" calcext:value-type="float">
            <text:p>50</text:p>
          </table:table-cell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8 Column 5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3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68" calcext:value-type="float">
            <text:p>0.000068</text:p>
          </table:table-cell>
          <table:table-cell table:number-columns-repeated="2"/>
          <table:table-cell table:formula="of:=[.B737]+[.C737]+[.D737]+[.E737]" office:value-type="float" office:value="0.000068" calcext:value-type="float">
            <text:p>0.000068</text:p>
          </table:table-cell>
          <table:table-cell table:style-name="ce6" table:formula="of:=IF([.F737]&gt;=1000000; TEXT([.F737]/1000000; &quot;0.0#&quot;)&amp;&quot; M&quot;; IF([.F737]&gt;=1000; TEXT([.F737]/1000; &quot;0.0#&quot;)&amp;&quot; k&quot;;  IF([.F737]&gt;=1; TEXT([.F737]; &quot;0.0#&quot;);IF([.F737]&gt;=0.001; TEXT([.F737]*1000; &quot;0.0#&quot;)&amp;&quot; m&quot;; IF([.F737]&gt;=0.000001; TEXT([.F737]*1000000; &quot;0.0#&quot;)&amp;&quot; µ&quot;;IF([.F737]&gt;=0.000000001; TEXT([.F737]*1000000000; &quot;0.0#&quot;)&amp;&quot; n&quot;; IF([.F737]&gt;=0.000000000001; TEXT([.F737]*1000000000000; &quot;0.0#&quot;)&amp;&quot; p&quot;;TEXT([.F737]; &quot;0.0#&quot;))))))))" office:value-type="string" office:string-value="68.0 µ" calcext:value-type="string">
            <text:p>68.0 µ</text:p>
          </table:table-cell>
          <table:table-cell office:value-type="string" calcext:value-type="string">
            <text:p>600wvdc</text:p>
          </table:table-cell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polystyrene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9 Column 1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3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1" calcext:value-type="float">
            <text:p>0.00000001</text:p>
          </table:table-cell>
          <table:table-cell table:number-columns-repeated="2"/>
          <table:table-cell table:formula="of:=[.B738]+[.C738]+[.D738]+[.E738]" office:value-type="float" office:value="0.00000001" calcext:value-type="float">
            <text:p>0.00000001</text:p>
          </table:table-cell>
          <table:table-cell table:style-name="ce6" table:formula="of:=IF([.F738]&gt;=1000000; TEXT([.F738]/1000000; &quot;0.0#&quot;)&amp;&quot; M&quot;; IF([.F738]&gt;=1000; TEXT([.F738]/1000; &quot;0.0#&quot;)&amp;&quot; k&quot;;  IF([.F738]&gt;=1; TEXT([.F738]; &quot;0.0#&quot;);IF([.F738]&gt;=0.001; TEXT([.F738]*1000; &quot;0.0#&quot;)&amp;&quot; m&quot;; IF([.F738]&gt;=0.000001; TEXT([.F738]*1000000; &quot;0.0#&quot;)&amp;&quot; µ&quot;;IF([.F738]&gt;=0.000000001; TEXT([.F738]*1000000000; &quot;0.0#&quot;)&amp;&quot; n&quot;; IF([.F738]&gt;=0.000000000001; TEXT([.F738]*1000000000000; &quot;0.0#&quot;)&amp;&quot; p&quot;;TEXT([.F738]; &quot;0.0#&quot;))))))))" office:value-type="string" office:string-value="10.0 n" calcext:value-type="string">
            <text:p>10.0 n</text:p>
          </table:table-cell>
          <table:table-cell office:value-type="string" calcext:value-type="string">
            <text:p>100wv</text:p>
          </table:table-cell>
          <table:table-cell table:style-name="ce21"/>
          <table:table-cell/>
          <table:table-cell table:style-name="ce8" office:value-type="percentage" office:value="0.1" calcext:value-type="percentage">
            <text:p>10.00%</text:p>
          </table:table-cell>
          <table:table-cell table:style-name="ce2" office:value-type="string" calcext:value-type="string">
            <text:p>polyeste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9 Column 2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3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1" calcext:value-type="float">
            <text:p>0.001</text:p>
          </table:table-cell>
          <table:table-cell table:number-columns-repeated="2"/>
          <table:table-cell table:formula="of:=[.B739]+[.C739]+[.D739]+[.E739]" office:value-type="float" office:value="0.001" calcext:value-type="float">
            <text:p>0.001</text:p>
          </table:table-cell>
          <table:table-cell table:style-name="ce6" table:formula="of:=IF([.F739]&gt;=1000000; TEXT([.F739]/1000000; &quot;0.0#&quot;)&amp;&quot; M&quot;; IF([.F739]&gt;=1000; TEXT([.F739]/1000; &quot;0.0#&quot;)&amp;&quot; k&quot;;  IF([.F739]&gt;=1; TEXT([.F739]; &quot;0.0#&quot;);IF([.F739]&gt;=0.001; TEXT([.F739]*1000; &quot;0.0#&quot;)&amp;&quot; m&quot;; IF([.F739]&gt;=0.000001; TEXT([.F739]*1000000; &quot;0.0#&quot;)&amp;&quot; µ&quot;;IF([.F739]&gt;=0.000000001; TEXT([.F739]*1000000000; &quot;0.0#&quot;)&amp;&quot; n&quot;; IF([.F739]&gt;=0.000000000001; TEXT([.F739]*1000000000000; &quot;0.0#&quot;)&amp;&quot; p&quot;;TEXT([.F739]; &quot;0.0#&quot;))))))))" office:value-type="string" office:string-value="1.0 m" calcext:value-type="string">
            <text:p>1.0 m</text:p>
          </table:table-cell>
          <table:table-cell office:value-type="string" calcext:value-type="string">
            <text:p>600wvdc</text:p>
          </table:table-cell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polystyrene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9 Column 3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3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1" calcext:value-type="float">
            <text:p>0.001</text:p>
          </table:table-cell>
          <table:table-cell table:number-columns-repeated="2"/>
          <table:table-cell table:formula="of:=[.B740]+[.C740]+[.D740]+[.E740]" office:value-type="float" office:value="0.001" calcext:value-type="float">
            <text:p>0.001</text:p>
          </table:table-cell>
          <table:table-cell table:style-name="ce6" table:formula="of:=IF([.F740]&gt;=1000000; TEXT([.F740]/1000000; &quot;0.0#&quot;)&amp;&quot; M&quot;; IF([.F740]&gt;=1000; TEXT([.F740]/1000; &quot;0.0#&quot;)&amp;&quot; k&quot;;  IF([.F740]&gt;=1; TEXT([.F740]; &quot;0.0#&quot;);IF([.F740]&gt;=0.001; TEXT([.F740]*1000; &quot;0.0#&quot;)&amp;&quot; m&quot;; IF([.F740]&gt;=0.000001; TEXT([.F740]*1000000; &quot;0.0#&quot;)&amp;&quot; µ&quot;;IF([.F740]&gt;=0.000000001; TEXT([.F740]*1000000000; &quot;0.0#&quot;)&amp;&quot; n&quot;; IF([.F740]&gt;=0.000000000001; TEXT([.F740]*1000000000000; &quot;0.0#&quot;)&amp;&quot; p&quot;;TEXT([.F740]; &quot;0.0#&quot;))))))))" office:value-type="string" office:string-value="1.0 m" calcext:value-type="string">
            <text:p>1.0 m</text:p>
          </table:table-cell>
          <table:table-cell office:value-type="string" calcext:value-type="string">
            <text:p>600wvdc</text:p>
          </table:table-cell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polystyrene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9 Column 4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4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LED</text:p>
          </table:table-cell>
          <table:table-cell/>
          <table:table-cell table:style-name="ce18"/>
          <table:table-cell table:number-columns-repeated="2"/>
          <table:table-cell table:formula="of:=[.B741]+[.C741]+[.D741]+[.E741]" office:value-type="float" office:value="0" calcext:value-type="float">
            <text:p>0</text:p>
          </table:table-cell>
          <table:table-cell table:style-name="ce6" table:formula="of:=IF([.F741]&gt;=1000000; TEXT([.F741]/1000000; &quot;0.0#&quot;)&amp;&quot; M&quot;; IF([.F741]&gt;=1000; TEXT([.F741]/1000; &quot;0.0#&quot;)&amp;&quot; k&quot;;  IF([.F741]&gt;=1; TEXT([.F741]; &quot;0.0#&quot;);IF([.F741]&gt;=0.001; TEXT([.F741]*1000; &quot;0.0#&quot;)&amp;&quot; m&quot;; IF([.F741]&gt;=0.000001; TEXT([.F741]*1000000; &quot;0.0#&quot;)&amp;&quot; µ&quot;;IF([.F741]&gt;=0.000000001; TEXT([.F741]*1000000000; &quot;0.0#&quot;)&amp;&quot; n&quot;; IF([.F741]&gt;=0.000000000001; TEXT([.F741]*1000000000000; &quot;0.0#&quot;)&amp;&quot; p&quot;;TEXT([.F741]; &quot;0.0#&quot;))))))))" office:value-type="string" office:string-value="0.0" calcext:value-type="string">
            <text:p>0.0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lear red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10 Column 2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4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 table:number-columns-repeated="4"/>
          <table:table-cell table:formula="of:=[.B742]+[.C742]+[.D742]+[.E742]" office:value-type="float" office:value="0" calcext:value-type="float">
            <text:p>0</text:p>
          </table:table-cell>
          <table:table-cell table:style-name="ce6" table:formula="of:=IF([.F742]&gt;=1000000; TEXT([.F742]/1000000; &quot;0.0#&quot;)&amp;&quot; M&quot;; IF([.F742]&gt;=1000; TEXT([.F742]/1000; &quot;0.0#&quot;)&amp;&quot; k&quot;;  IF([.F742]&gt;=1; TEXT([.F742]; &quot;0.0#&quot;);IF([.F742]&gt;=0.001; TEXT([.F742]*1000; &quot;0.0#&quot;)&amp;&quot; m&quot;; IF([.F742]&gt;=0.000001; TEXT([.F742]*1000000; &quot;0.0#&quot;)&amp;&quot; µ&quot;;IF([.F742]&gt;=0.000000001; TEXT([.F742]*1000000000; &quot;0.0#&quot;)&amp;&quot; n&quot;; IF([.F742]&gt;=0.000000000001; TEXT([.F742]*1000000000000; &quot;0.0#&quot;)&amp;&quot; p&quot;;TEXT([.F742]; &quot;0.0#&quot;))))))))" office:value-type="string" office:string-value="0.0" calcext:value-type="string">
            <text:p>0.0</text:p>
          </table:table-cell>
          <table:table-cell table:number-columns-repeated="5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3 Row 1 Column 1</text:p>
          </table:table-cell>
          <table:table-cell office:value-type="string" calcext:value-type="string">
            <text:p>Capacitors 3\IMG_9447.JPG</text:p>
          </table:table-cell>
          <table:table-cell table:style-name="ce10" table:formula="of:=HYPERLINK([.P74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 table:number-columns-repeated="4"/>
          <table:table-cell table:formula="of:=[.B743]+[.C743]+[.D743]+[.E743]" office:value-type="float" office:value="0" calcext:value-type="float">
            <text:p>0</text:p>
          </table:table-cell>
          <table:table-cell table:style-name="ce6" table:formula="of:=IF([.F743]&gt;=1000000; TEXT([.F743]/1000000; &quot;0.0#&quot;)&amp;&quot; M&quot;; IF([.F743]&gt;=1000; TEXT([.F743]/1000; &quot;0.0#&quot;)&amp;&quot; k&quot;;  IF([.F743]&gt;=1; TEXT([.F743]; &quot;0.0#&quot;);IF([.F743]&gt;=0.001; TEXT([.F743]*1000; &quot;0.0#&quot;)&amp;&quot; m&quot;; IF([.F743]&gt;=0.000001; TEXT([.F743]*1000000; &quot;0.0#&quot;)&amp;&quot; µ&quot;;IF([.F743]&gt;=0.000000001; TEXT([.F743]*1000000000; &quot;0.0#&quot;)&amp;&quot; n&quot;; IF([.F743]&gt;=0.000000000001; TEXT([.F743]*1000000000000; &quot;0.0#&quot;)&amp;&quot; p&quot;;TEXT([.F743]; &quot;0.0#&quot;))))))))" office:value-type="string" office:string-value="0.0" calcext:value-type="string">
            <text:p>0.0</text:p>
          </table:table-cell>
          <table:table-cell table:number-columns-repeated="5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4 Row 1 Column 1</text:p>
          </table:table-cell>
          <table:table-cell office:value-type="string" calcext:value-type="string">
            <text:p>Capacitors 4\IMG_9448.JPG</text:p>
          </table:table-cell>
          <table:table-cell table:style-name="ce10" table:formula="of:=HYPERLINK([.P74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44]+[.C744]+[.D744]+[.E744]" office:value-type="float" office:value="0" calcext:value-type="float">
            <text:p>0</text:p>
          </table:table-cell>
          <table:table-cell table:style-name="ce6" table:formula="of:=IF([.F744]&gt;=1000000; TEXT([.F744]/1000000; &quot;0.0#&quot;)&amp;&quot; M&quot;; IF([.F744]&gt;=1000; TEXT([.F744]/1000; &quot;0.0#&quot;)&amp;&quot; k&quot;;  IF([.F744]&gt;=1; TEXT([.F744]; &quot;0.0#&quot;);IF([.F744]&gt;=0.001; TEXT([.F744]*1000; &quot;0.0#&quot;)&amp;&quot; m&quot;; IF([.F744]&gt;=0.000001; TEXT([.F744]*1000000; &quot;0.0#&quot;)&amp;&quot; µ&quot;;IF([.F744]&gt;=0.000000001; TEXT([.F744]*1000000000; &quot;0.0#&quot;)&amp;&quot; n&quot;; IF([.F744]&gt;=0.000000000001; TEXT([.F744]*1000000000000; &quot;0.0#&quot;)&amp;&quot; p&quot;;TEXT([.F744]; &quot;0.0#&quot;))))))))" office:value-type="string" office:string-value="0.0" calcext:value-type="string">
            <text:p>0.0</text:p>
          </table:table-cell>
          <table:table-cell table:number-columns-repeated="4"/>
          <table:table-cell table:style-name="ce2" office:value-type="string" calcext:value-type="string">
            <text:p>2N4392 N Channel JFET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 Column 1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4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45]+[.C745]+[.D745]+[.E745]" office:value-type="float" office:value="0" calcext:value-type="float">
            <text:p>0</text:p>
          </table:table-cell>
          <table:table-cell table:style-name="ce6" table:formula="of:=IF([.F745]&gt;=1000000; TEXT([.F745]/1000000; &quot;0.0#&quot;)&amp;&quot; M&quot;; IF([.F745]&gt;=1000; TEXT([.F745]/1000; &quot;0.0#&quot;)&amp;&quot; k&quot;;  IF([.F745]&gt;=1; TEXT([.F745]; &quot;0.0#&quot;);IF([.F745]&gt;=0.001; TEXT([.F745]*1000; &quot;0.0#&quot;)&amp;&quot; m&quot;; IF([.F745]&gt;=0.000001; TEXT([.F745]*1000000; &quot;0.0#&quot;)&amp;&quot; µ&quot;;IF([.F745]&gt;=0.000000001; TEXT([.F745]*1000000000; &quot;0.0#&quot;)&amp;&quot; n&quot;; IF([.F745]&gt;=0.000000000001; TEXT([.F745]*1000000000000; &quot;0.0#&quot;)&amp;&quot; p&quot;;TEXT([.F745]; &quot;0.0#&quot;))))))))" office:value-type="string" office:string-value="0.0" calcext:value-type="string">
            <text:p>0.0</text:p>
          </table:table-cell>
          <table:table-cell table:number-columns-repeated="4"/>
          <table:table-cell table:style-name="ce2" office:value-type="string" calcext:value-type="string">
            <text:p>MPS2906 PNP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 Column 2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4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46]+[.C746]+[.D746]+[.E746]" office:value-type="float" office:value="0" calcext:value-type="float">
            <text:p>0</text:p>
          </table:table-cell>
          <table:table-cell table:style-name="ce6" table:formula="of:=IF([.F746]&gt;=1000000; TEXT([.F746]/1000000; &quot;0.0#&quot;)&amp;&quot; M&quot;; IF([.F746]&gt;=1000; TEXT([.F746]/1000; &quot;0.0#&quot;)&amp;&quot; k&quot;;  IF([.F746]&gt;=1; TEXT([.F746]; &quot;0.0#&quot;);IF([.F746]&gt;=0.001; TEXT([.F746]*1000; &quot;0.0#&quot;)&amp;&quot; m&quot;; IF([.F746]&gt;=0.000001; TEXT([.F746]*1000000; &quot;0.0#&quot;)&amp;&quot; µ&quot;;IF([.F746]&gt;=0.000000001; TEXT([.F746]*1000000000; &quot;0.0#&quot;)&amp;&quot; n&quot;; IF([.F746]&gt;=0.000000000001; TEXT([.F746]*1000000000000; &quot;0.0#&quot;)&amp;&quot; p&quot;;TEXT([.F746]; &quot;0.0#&quot;))))))))" office:value-type="string" office:string-value="0.0" calcext:value-type="string">
            <text:p>0.0</text:p>
          </table:table-cell>
          <table:table-cell table:number-columns-repeated="4"/>
          <table:table-cell table:style-name="ce2" office:value-type="string" calcext:value-type="string">
            <text:p>MPS2907 PNP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 Column 3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4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47]+[.C747]+[.D747]+[.E747]" office:value-type="float" office:value="0" calcext:value-type="float">
            <text:p>0</text:p>
          </table:table-cell>
          <table:table-cell table:style-name="ce6" table:formula="of:=IF([.F747]&gt;=1000000; TEXT([.F747]/1000000; &quot;0.0#&quot;)&amp;&quot; M&quot;; IF([.F747]&gt;=1000; TEXT([.F747]/1000; &quot;0.0#&quot;)&amp;&quot; k&quot;;  IF([.F747]&gt;=1; TEXT([.F747]; &quot;0.0#&quot;);IF([.F747]&gt;=0.001; TEXT([.F747]*1000; &quot;0.0#&quot;)&amp;&quot; m&quot;; IF([.F747]&gt;=0.000001; TEXT([.F747]*1000000; &quot;0.0#&quot;)&amp;&quot; µ&quot;;IF([.F747]&gt;=0.000000001; TEXT([.F747]*1000000000; &quot;0.0#&quot;)&amp;&quot; n&quot;; IF([.F747]&gt;=0.000000000001; TEXT([.F747]*1000000000000; &quot;0.0#&quot;)&amp;&quot; p&quot;;TEXT([.F747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" office:value-type="string" calcext:value-type="string">
            <text:p>MPSA13 non-darlington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 Column 4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4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DC/DC converter</text:p>
          </table:table-cell>
          <table:table-cell table:number-columns-repeated="4"/>
          <table:table-cell table:formula="of:=[.B748]+[.C748]+[.D748]+[.E748]" office:value-type="float" office:value="0" calcext:value-type="float">
            <text:p>0</text:p>
          </table:table-cell>
          <table:table-cell table:style-name="ce6" table:formula="of:=IF([.F748]&gt;=1000000; TEXT([.F748]/1000000; &quot;0.0#&quot;)&amp;&quot; M&quot;; IF([.F748]&gt;=1000; TEXT([.F748]/1000; &quot;0.0#&quot;)&amp;&quot; k&quot;;  IF([.F748]&gt;=1; TEXT([.F748]; &quot;0.0#&quot;);IF([.F748]&gt;=0.001; TEXT([.F748]*1000; &quot;0.0#&quot;)&amp;&quot; m&quot;; IF([.F748]&gt;=0.000001; TEXT([.F748]*1000000; &quot;0.0#&quot;)&amp;&quot; µ&quot;;IF([.F748]&gt;=0.000000001; TEXT([.F748]*1000000000; &quot;0.0#&quot;)&amp;&quot; n&quot;; IF([.F748]&gt;=0.000000000001; TEXT([.F748]*1000000000000; &quot;0.0#&quot;)&amp;&quot; p&quot;;TEXT([.F748]; &quot;0.0#&quot;))))))))" office:value-type="string" office:string-value="0.0" calcext:value-type="string">
            <text:p>0.0</text:p>
          </table:table-cell>
          <table:table-cell office:value-type="string" calcext:value-type="string">
            <text:p>5 or 12</text:p>
          </table:table-cell>
          <table:table-cell table:number-columns-repeated="2"/>
          <table:table-cell table:style-name="ce8"/>
          <table:table-cell table:style-name="ce2" office:value-type="string" calcext:value-type="string">
            <text:p>LT1108 DC/DC Converte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 Column 5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4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49]+[.C749]+[.D749]+[.E749]" office:value-type="float" office:value="0" calcext:value-type="float">
            <text:p>0</text:p>
          </table:table-cell>
          <table:table-cell table:style-name="ce6" table:formula="of:=IF([.F749]&gt;=1000000; TEXT([.F749]/1000000; &quot;0.0#&quot;)&amp;&quot; M&quot;; IF([.F749]&gt;=1000; TEXT([.F749]/1000; &quot;0.0#&quot;)&amp;&quot; k&quot;;  IF([.F749]&gt;=1; TEXT([.F749]; &quot;0.0#&quot;);IF([.F749]&gt;=0.001; TEXT([.F749]*1000; &quot;0.0#&quot;)&amp;&quot; m&quot;; IF([.F749]&gt;=0.000001; TEXT([.F749]*1000000; &quot;0.0#&quot;)&amp;&quot; µ&quot;;IF([.F749]&gt;=0.000000001; TEXT([.F749]*1000000000; &quot;0.0#&quot;)&amp;&quot; n&quot;; IF([.F749]&gt;=0.000000000001; TEXT([.F749]*1000000000000; &quot;0.0#&quot;)&amp;&quot; p&quot;;TEXT([.F749]; &quot;0.0#&quot;))))))))" office:value-type="string" office:string-value="0.0" calcext:value-type="string">
            <text:p>0.0</text:p>
          </table:table-cell>
          <table:table-cell table:number-columns-repeated="4"/>
          <table:table-cell table:style-name="ce2" office:value-type="string" calcext:value-type="string">
            <text:p>2N4401 NPN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2 Column 1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4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50]+[.C750]+[.D750]+[.E750]" office:value-type="float" office:value="0" calcext:value-type="float">
            <text:p>0</text:p>
          </table:table-cell>
          <table:table-cell table:style-name="ce6" table:formula="of:=IF([.F750]&gt;=1000000; TEXT([.F750]/1000000; &quot;0.0#&quot;)&amp;&quot; M&quot;; IF([.F750]&gt;=1000; TEXT([.F750]/1000; &quot;0.0#&quot;)&amp;&quot; k&quot;;  IF([.F750]&gt;=1; TEXT([.F750]; &quot;0.0#&quot;);IF([.F750]&gt;=0.001; TEXT([.F750]*1000; &quot;0.0#&quot;)&amp;&quot; m&quot;; IF([.F750]&gt;=0.000001; TEXT([.F750]*1000000; &quot;0.0#&quot;)&amp;&quot; µ&quot;;IF([.F750]&gt;=0.000000001; TEXT([.F750]*1000000000; &quot;0.0#&quot;)&amp;&quot; n&quot;; IF([.F750]&gt;=0.000000000001; TEXT([.F750]*1000000000000; &quot;0.0#&quot;)&amp;&quot; p&quot;;TEXT([.F750]; &quot;0.0#&quot;))))))))" office:value-type="string" office:string-value="0.0" calcext:value-type="string">
            <text:p>0.0</text:p>
          </table:table-cell>
          <table:table-cell table:number-columns-repeated="4"/>
          <table:table-cell table:style-name="ce2" office:value-type="string" calcext:value-type="string">
            <text:p>2N4403 PNP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2 Column 1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5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51]+[.C751]+[.D751]+[.E751]" office:value-type="float" office:value="0" calcext:value-type="float">
            <text:p>0</text:p>
          </table:table-cell>
          <table:table-cell table:style-name="ce6" table:formula="of:=IF([.F751]&gt;=1000000; TEXT([.F751]/1000000; &quot;0.0#&quot;)&amp;&quot; M&quot;; IF([.F751]&gt;=1000; TEXT([.F751]/1000; &quot;0.0#&quot;)&amp;&quot; k&quot;;  IF([.F751]&gt;=1; TEXT([.F751]; &quot;0.0#&quot;);IF([.F751]&gt;=0.001; TEXT([.F751]*1000; &quot;0.0#&quot;)&amp;&quot; m&quot;; IF([.F751]&gt;=0.000001; TEXT([.F751]*1000000; &quot;0.0#&quot;)&amp;&quot; µ&quot;;IF([.F751]&gt;=0.000000001; TEXT([.F751]*1000000000; &quot;0.0#&quot;)&amp;&quot; n&quot;; IF([.F751]&gt;=0.000000000001; TEXT([.F751]*1000000000000; &quot;0.0#&quot;)&amp;&quot; p&quot;;TEXT([.F751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" office:value-type="string" calcext:value-type="string">
            <text:p>JE700 PNP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2 Column 2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5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52]+[.C752]+[.D752]+[.E752]" office:value-type="float" office:value="0" calcext:value-type="float">
            <text:p>0</text:p>
          </table:table-cell>
          <table:table-cell table:style-name="ce6" table:formula="of:=IF([.F752]&gt;=1000000; TEXT([.F752]/1000000; &quot;0.0#&quot;)&amp;&quot; M&quot;; IF([.F752]&gt;=1000; TEXT([.F752]/1000; &quot;0.0#&quot;)&amp;&quot; k&quot;;  IF([.F752]&gt;=1; TEXT([.F752]; &quot;0.0#&quot;);IF([.F752]&gt;=0.001; TEXT([.F752]*1000; &quot;0.0#&quot;)&amp;&quot; m&quot;; IF([.F752]&gt;=0.000001; TEXT([.F752]*1000000; &quot;0.0#&quot;)&amp;&quot; µ&quot;;IF([.F752]&gt;=0.000000001; TEXT([.F752]*1000000000; &quot;0.0#&quot;)&amp;&quot; n&quot;; IF([.F752]&gt;=0.000000000001; TEXT([.F752]*1000000000000; &quot;0.0#&quot;)&amp;&quot; p&quot;;TEXT([.F752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" office:value-type="string" calcext:value-type="string">
            <text:p>JE800 NPN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2 Column 2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5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53]+[.C753]+[.D753]+[.E753]" office:value-type="float" office:value="0" calcext:value-type="float">
            <text:p>0</text:p>
          </table:table-cell>
          <table:table-cell table:style-name="ce6" table:formula="of:=IF([.F753]&gt;=1000000; TEXT([.F753]/1000000; &quot;0.0#&quot;)&amp;&quot; M&quot;; IF([.F753]&gt;=1000; TEXT([.F753]/1000; &quot;0.0#&quot;)&amp;&quot; k&quot;;  IF([.F753]&gt;=1; TEXT([.F753]; &quot;0.0#&quot;);IF([.F753]&gt;=0.001; TEXT([.F753]*1000; &quot;0.0#&quot;)&amp;&quot; m&quot;; IF([.F753]&gt;=0.000001; TEXT([.F753]*1000000; &quot;0.0#&quot;)&amp;&quot; µ&quot;;IF([.F753]&gt;=0.000000001; TEXT([.F753]*1000000000; &quot;0.0#&quot;)&amp;&quot; n&quot;; IF([.F753]&gt;=0.000000000001; TEXT([.F753]*1000000000000; &quot;0.0#&quot;)&amp;&quot; p&quot;;TEXT([.F753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" office:value-type="string" calcext:value-type="string">
            <text:p>2N3904 NPN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2 Column 3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5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54]+[.C754]+[.D754]+[.E754]" office:value-type="float" office:value="0" calcext:value-type="float">
            <text:p>0</text:p>
          </table:table-cell>
          <table:table-cell table:style-name="ce6" table:formula="of:=IF([.F754]&gt;=1000000; TEXT([.F754]/1000000; &quot;0.0#&quot;)&amp;&quot; M&quot;; IF([.F754]&gt;=1000; TEXT([.F754]/1000; &quot;0.0#&quot;)&amp;&quot; k&quot;;  IF([.F754]&gt;=1; TEXT([.F754]; &quot;0.0#&quot;);IF([.F754]&gt;=0.001; TEXT([.F754]*1000; &quot;0.0#&quot;)&amp;&quot; m&quot;; IF([.F754]&gt;=0.000001; TEXT([.F754]*1000000; &quot;0.0#&quot;)&amp;&quot; µ&quot;;IF([.F754]&gt;=0.000000001; TEXT([.F754]*1000000000; &quot;0.0#&quot;)&amp;&quot; n&quot;; IF([.F754]&gt;=0.000000000001; TEXT([.F754]*1000000000000; &quot;0.0#&quot;)&amp;&quot; p&quot;;TEXT([.F754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" office:value-type="string" calcext:value-type="string">
            <text:p>2N3906 PNP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2 Column 3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5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55]+[.C755]+[.D755]+[.E755]" office:value-type="float" office:value="0" calcext:value-type="float">
            <text:p>0</text:p>
          </table:table-cell>
          <table:table-cell table:style-name="ce6" table:formula="of:=IF([.F755]&gt;=1000000; TEXT([.F755]/1000000; &quot;0.0#&quot;)&amp;&quot; M&quot;; IF([.F755]&gt;=1000; TEXT([.F755]/1000; &quot;0.0#&quot;)&amp;&quot; k&quot;;  IF([.F755]&gt;=1; TEXT([.F755]; &quot;0.0#&quot;);IF([.F755]&gt;=0.001; TEXT([.F755]*1000; &quot;0.0#&quot;)&amp;&quot; m&quot;; IF([.F755]&gt;=0.000001; TEXT([.F755]*1000000; &quot;0.0#&quot;)&amp;&quot; µ&quot;;IF([.F755]&gt;=0.000000001; TEXT([.F755]*1000000000; &quot;0.0#&quot;)&amp;&quot; n&quot;; IF([.F755]&gt;=0.000000000001; TEXT([.F755]*1000000000000; &quot;0.0#&quot;)&amp;&quot; p&quot;;TEXT([.F755]; &quot;0.0#&quot;))))))))" office:value-type="string" office:string-value="0.0" calcext:value-type="string">
            <text:p>0.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ce8"/>
          <table:table-cell table:style-name="ce2" office:value-type="string" calcext:value-type="string">
            <text:p>C203 Audio NPN 40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2 Column 4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5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56]+[.C756]+[.D756]+[.E756]" office:value-type="float" office:value="0" calcext:value-type="float">
            <text:p>0</text:p>
          </table:table-cell>
          <table:table-cell table:style-name="ce6" table:formula="of:=IF([.F756]&gt;=1000000; TEXT([.F756]/1000000; &quot;0.0#&quot;)&amp;&quot; M&quot;; IF([.F756]&gt;=1000; TEXT([.F756]/1000; &quot;0.0#&quot;)&amp;&quot; k&quot;;  IF([.F756]&gt;=1; TEXT([.F756]; &quot;0.0#&quot;);IF([.F756]&gt;=0.001; TEXT([.F756]*1000; &quot;0.0#&quot;)&amp;&quot; m&quot;; IF([.F756]&gt;=0.000001; TEXT([.F756]*1000000; &quot;0.0#&quot;)&amp;&quot; µ&quot;;IF([.F756]&gt;=0.000000001; TEXT([.F756]*1000000000; &quot;0.0#&quot;)&amp;&quot; n&quot;; IF([.F756]&gt;=0.000000000001; TEXT([.F756]*1000000000000; &quot;0.0#&quot;)&amp;&quot; p&quot;;TEXT([.F756]; &quot;0.0#&quot;))))))))" office:value-type="string" office:string-value="0.0" calcext:value-type="string">
            <text:p>0.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ce8"/>
          <table:table-cell table:style-name="ce2" office:value-type="string" calcext:value-type="string">
            <text:p>MPS3563 NPN 12v signal amp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2 Column 5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5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Opto Isolator</text:p>
          </table:table-cell>
          <table:table-cell table:number-columns-repeated="4"/>
          <table:table-cell table:formula="of:=[.B757]+[.C757]+[.D757]+[.E757]" office:value-type="float" office:value="0" calcext:value-type="float">
            <text:p>0</text:p>
          </table:table-cell>
          <table:table-cell table:style-name="ce6" table:formula="of:=IF([.F757]&gt;=1000000; TEXT([.F757]/1000000; &quot;0.0#&quot;)&amp;&quot; M&quot;; IF([.F757]&gt;=1000; TEXT([.F757]/1000; &quot;0.0#&quot;)&amp;&quot; k&quot;;  IF([.F757]&gt;=1; TEXT([.F757]; &quot;0.0#&quot;);IF([.F757]&gt;=0.001; TEXT([.F757]*1000; &quot;0.0#&quot;)&amp;&quot; m&quot;; IF([.F757]&gt;=0.000001; TEXT([.F757]*1000000; &quot;0.0#&quot;)&amp;&quot; µ&quot;;IF([.F757]&gt;=0.000000001; TEXT([.F757]*1000000000; &quot;0.0#&quot;)&amp;&quot; n&quot;; IF([.F757]&gt;=0.000000000001; TEXT([.F757]*1000000000000; &quot;0.0#&quot;)&amp;&quot; p&quot;;TEXT([.F757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" office:value-type="string" calcext:value-type="string">
            <text:p>H24A2 Opto Isola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3 Column 1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5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58]+[.C758]+[.D758]+[.E758]" office:value-type="float" office:value="0" calcext:value-type="float">
            <text:p>0</text:p>
          </table:table-cell>
          <table:table-cell table:style-name="ce6" table:formula="of:=IF([.F758]&gt;=1000000; TEXT([.F758]/1000000; &quot;0.0#&quot;)&amp;&quot; M&quot;; IF([.F758]&gt;=1000; TEXT([.F758]/1000; &quot;0.0#&quot;)&amp;&quot; k&quot;;  IF([.F758]&gt;=1; TEXT([.F758]; &quot;0.0#&quot;);IF([.F758]&gt;=0.001; TEXT([.F758]*1000; &quot;0.0#&quot;)&amp;&quot; m&quot;; IF([.F758]&gt;=0.000001; TEXT([.F758]*1000000; &quot;0.0#&quot;)&amp;&quot; µ&quot;;IF([.F758]&gt;=0.000000001; TEXT([.F758]*1000000000; &quot;0.0#&quot;)&amp;&quot; n&quot;; IF([.F758]&gt;=0.000000000001; TEXT([.F758]*1000000000000; &quot;0.0#&quot;)&amp;&quot; p&quot;;TEXT([.F758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" office:value-type="string" calcext:value-type="string">
            <text:p>2N5296 NPN 4A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3 Column 2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5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59]+[.C759]+[.D759]+[.E759]" office:value-type="float" office:value="0" calcext:value-type="float">
            <text:p>0</text:p>
          </table:table-cell>
          <table:table-cell table:style-name="ce6" table:formula="of:=IF([.F759]&gt;=1000000; TEXT([.F759]/1000000; &quot;0.0#&quot;)&amp;&quot; M&quot;; IF([.F759]&gt;=1000; TEXT([.F759]/1000; &quot;0.0#&quot;)&amp;&quot; k&quot;;  IF([.F759]&gt;=1; TEXT([.F759]; &quot;0.0#&quot;);IF([.F759]&gt;=0.001; TEXT([.F759]*1000; &quot;0.0#&quot;)&amp;&quot; m&quot;; IF([.F759]&gt;=0.000001; TEXT([.F759]*1000000; &quot;0.0#&quot;)&amp;&quot; µ&quot;;IF([.F759]&gt;=0.000000001; TEXT([.F759]*1000000000; &quot;0.0#&quot;)&amp;&quot; n&quot;; IF([.F759]&gt;=0.000000000001; TEXT([.F759]*1000000000000; &quot;0.0#&quot;)&amp;&quot; p&quot;;TEXT([.F759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" office:value-type="string" calcext:value-type="string">
            <text:p>2N5400 PNP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3 Column 3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5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60]+[.C760]+[.D760]+[.E760]" office:value-type="float" office:value="0" calcext:value-type="float">
            <text:p>0</text:p>
          </table:table-cell>
          <table:table-cell table:style-name="ce6" table:formula="of:=IF([.F760]&gt;=1000000; TEXT([.F760]/1000000; &quot;0.0#&quot;)&amp;&quot; M&quot;; IF([.F760]&gt;=1000; TEXT([.F760]/1000; &quot;0.0#&quot;)&amp;&quot; k&quot;;  IF([.F760]&gt;=1; TEXT([.F760]; &quot;0.0#&quot;);IF([.F760]&gt;=0.001; TEXT([.F760]*1000; &quot;0.0#&quot;)&amp;&quot; m&quot;; IF([.F760]&gt;=0.000001; TEXT([.F760]*1000000; &quot;0.0#&quot;)&amp;&quot; µ&quot;;IF([.F760]&gt;=0.000000001; TEXT([.F760]*1000000000; &quot;0.0#&quot;)&amp;&quot; n&quot;; IF([.F760]&gt;=0.000000000001; TEXT([.F760]*1000000000000; &quot;0.0#&quot;)&amp;&quot; p&quot;;TEXT([.F760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" office:value-type="string" calcext:value-type="string">
            <text:p>2N5500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3 Column 3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6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61]+[.C761]+[.D761]+[.E761]" office:value-type="float" office:value="0" calcext:value-type="float">
            <text:p>0</text:p>
          </table:table-cell>
          <table:table-cell table:style-name="ce6" table:formula="of:=IF([.F761]&gt;=1000000; TEXT([.F761]/1000000; &quot;0.0#&quot;)&amp;&quot; M&quot;; IF([.F761]&gt;=1000; TEXT([.F761]/1000; &quot;0.0#&quot;)&amp;&quot; k&quot;;  IF([.F761]&gt;=1; TEXT([.F761]; &quot;0.0#&quot;);IF([.F761]&gt;=0.001; TEXT([.F761]*1000; &quot;0.0#&quot;)&amp;&quot; m&quot;; IF([.F761]&gt;=0.000001; TEXT([.F761]*1000000; &quot;0.0#&quot;)&amp;&quot; µ&quot;;IF([.F761]&gt;=0.000000001; TEXT([.F761]*1000000000; &quot;0.0#&quot;)&amp;&quot; n&quot;; IF([.F761]&gt;=0.000000000001; TEXT([.F761]*1000000000000; &quot;0.0#&quot;)&amp;&quot; p&quot;;TEXT([.F761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office:value-type="string" calcext:value-type="string">
            <text:p>MTP10N05 N-ch power mosfet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3 Column 4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6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62]+[.C762]+[.D762]+[.E762]" office:value-type="float" office:value="0" calcext:value-type="float">
            <text:p>0</text:p>
          </table:table-cell>
          <table:table-cell table:style-name="ce6" table:formula="of:=IF([.F762]&gt;=1000000; TEXT([.F762]/1000000; &quot;0.0#&quot;)&amp;&quot; M&quot;; IF([.F762]&gt;=1000; TEXT([.F762]/1000; &quot;0.0#&quot;)&amp;&quot; k&quot;;  IF([.F762]&gt;=1; TEXT([.F762]; &quot;0.0#&quot;);IF([.F762]&gt;=0.001; TEXT([.F762]*1000; &quot;0.0#&quot;)&amp;&quot; m&quot;; IF([.F762]&gt;=0.000001; TEXT([.F762]*1000000; &quot;0.0#&quot;)&amp;&quot; µ&quot;;IF([.F762]&gt;=0.000000001; TEXT([.F762]*1000000000; &quot;0.0#&quot;)&amp;&quot; n&quot;; IF([.F762]&gt;=0.000000000001; TEXT([.F762]*1000000000000; &quot;0.0#&quot;)&amp;&quot; p&quot;;TEXT([.F762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office:value-type="string" calcext:value-type="string">
            <text:p>MTP3055 N ch FET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3 Column 5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6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Voltage Regulator</text:p>
          </table:table-cell>
          <table:table-cell table:number-columns-repeated="4"/>
          <table:table-cell table:formula="of:=[.B763]+[.C763]+[.D763]+[.E763]" office:value-type="float" office:value="0" calcext:value-type="float">
            <text:p>0</text:p>
          </table:table-cell>
          <table:table-cell table:style-name="ce6" table:formula="of:=IF([.F763]&gt;=1000000; TEXT([.F763]/1000000; &quot;0.0#&quot;)&amp;&quot; M&quot;; IF([.F763]&gt;=1000; TEXT([.F763]/1000; &quot;0.0#&quot;)&amp;&quot; k&quot;;  IF([.F763]&gt;=1; TEXT([.F763]; &quot;0.0#&quot;);IF([.F763]&gt;=0.001; TEXT([.F763]*1000; &quot;0.0#&quot;)&amp;&quot; m&quot;; IF([.F763]&gt;=0.000001; TEXT([.F763]*1000000; &quot;0.0#&quot;)&amp;&quot; µ&quot;;IF([.F763]&gt;=0.000000001; TEXT([.F763]*1000000000; &quot;0.0#&quot;)&amp;&quot; n&quot;; IF([.F763]&gt;=0.000000000001; TEXT([.F763]*1000000000000; &quot;0.0#&quot;)&amp;&quot; p&quot;;TEXT([.F763]; &quot;0.0#&quot;))))))))" office:value-type="string" office:string-value="0.0" calcext:value-type="string">
            <text:p>0.0</text:p>
          </table:table-cell>
          <table:table-cell office:value-type="string" calcext:value-type="string">
            <text:p>Adj</text:p>
          </table:table-cell>
          <table:table-cell table:number-columns-repeated="2"/>
          <table:table-cell table:style-name="ce8"/>
          <table:table-cell office:value-type="string" calcext:value-type="string">
            <text:p>LM317 variable voltage regula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4 Column 1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6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Voltage Regulator</text:p>
          </table:table-cell>
          <table:table-cell table:number-columns-repeated="4"/>
          <table:table-cell table:formula="of:=[.B764]+[.C764]+[.D764]+[.E764]" office:value-type="float" office:value="0" calcext:value-type="float">
            <text:p>0</text:p>
          </table:table-cell>
          <table:table-cell table:style-name="ce6" table:formula="of:=IF([.F764]&gt;=1000000; TEXT([.F764]/1000000; &quot;0.0#&quot;)&amp;&quot; M&quot;; IF([.F764]&gt;=1000; TEXT([.F764]/1000; &quot;0.0#&quot;)&amp;&quot; k&quot;;  IF([.F764]&gt;=1; TEXT([.F764]; &quot;0.0#&quot;);IF([.F764]&gt;=0.001; TEXT([.F764]*1000; &quot;0.0#&quot;)&amp;&quot; m&quot;; IF([.F764]&gt;=0.000001; TEXT([.F764]*1000000; &quot;0.0#&quot;)&amp;&quot; µ&quot;;IF([.F764]&gt;=0.000000001; TEXT([.F764]*1000000000; &quot;0.0#&quot;)&amp;&quot; n&quot;; IF([.F764]&gt;=0.000000000001; TEXT([.F764]*1000000000000; &quot;0.0#&quot;)&amp;&quot; p&quot;;TEXT([.F764]; &quot;0.0#&quot;))))))))" office:value-type="string" office:string-value="0.0" calcext:value-type="string">
            <text:p>0.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ce8"/>
          <table:table-cell office:value-type="string" calcext:value-type="string">
            <text:p>7812 fixed voltage regula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4 Column 2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6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Voltage Regulator</text:p>
          </table:table-cell>
          <table:table-cell table:number-columns-repeated="4"/>
          <table:table-cell table:formula="of:=[.B765]+[.C765]+[.D765]+[.E765]" office:value-type="float" office:value="0" calcext:value-type="float">
            <text:p>0</text:p>
          </table:table-cell>
          <table:table-cell table:style-name="ce6" table:formula="of:=IF([.F765]&gt;=1000000; TEXT([.F765]/1000000; &quot;0.0#&quot;)&amp;&quot; M&quot;; IF([.F765]&gt;=1000; TEXT([.F765]/1000; &quot;0.0#&quot;)&amp;&quot; k&quot;;  IF([.F765]&gt;=1; TEXT([.F765]; &quot;0.0#&quot;);IF([.F765]&gt;=0.001; TEXT([.F765]*1000; &quot;0.0#&quot;)&amp;&quot; m&quot;; IF([.F765]&gt;=0.000001; TEXT([.F765]*1000000; &quot;0.0#&quot;)&amp;&quot; µ&quot;;IF([.F765]&gt;=0.000000001; TEXT([.F765]*1000000000; &quot;0.0#&quot;)&amp;&quot; n&quot;; IF([.F765]&gt;=0.000000000001; TEXT([.F765]*1000000000000; &quot;0.0#&quot;)&amp;&quot; p&quot;;TEXT([.F765]; &quot;0.0#&quot;))))))))" office:value-type="string" office:string-value="0.0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8"/>
          <table:table-cell office:value-type="string" calcext:value-type="string">
            <text:p>7805 fixed voltage regula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4 Column 3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6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Voltage Regulator</text:p>
          </table:table-cell>
          <table:table-cell table:number-columns-repeated="4"/>
          <table:table-cell table:formula="of:=[.B766]+[.C766]+[.D766]+[.E766]" office:value-type="float" office:value="0" calcext:value-type="float">
            <text:p>0</text:p>
          </table:table-cell>
          <table:table-cell table:style-name="ce6" table:formula="of:=IF([.F766]&gt;=1000000; TEXT([.F766]/1000000; &quot;0.0#&quot;)&amp;&quot; M&quot;; IF([.F766]&gt;=1000; TEXT([.F766]/1000; &quot;0.0#&quot;)&amp;&quot; k&quot;;  IF([.F766]&gt;=1; TEXT([.F766]; &quot;0.0#&quot;);IF([.F766]&gt;=0.001; TEXT([.F766]*1000; &quot;0.0#&quot;)&amp;&quot; m&quot;; IF([.F766]&gt;=0.000001; TEXT([.F766]*1000000; &quot;0.0#&quot;)&amp;&quot; µ&quot;;IF([.F766]&gt;=0.000000001; TEXT([.F766]*1000000000; &quot;0.0#&quot;)&amp;&quot; n&quot;; IF([.F766]&gt;=0.000000000001; TEXT([.F766]*1000000000000; &quot;0.0#&quot;)&amp;&quot; p&quot;;TEXT([.F766]; &quot;0.0#&quot;))))))))" office:value-type="string" office:string-value="0.0" calcext:value-type="string">
            <text:p>0.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style-name="ce8"/>
          <table:table-cell office:value-type="string" calcext:value-type="string">
            <text:p>7815 fixed voltage regula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4 Column 3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6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Voltage Regulator</text:p>
          </table:table-cell>
          <table:table-cell table:number-columns-repeated="4"/>
          <table:table-cell table:formula="of:=[.B767]+[.C767]+[.D767]+[.E767]" office:value-type="float" office:value="0" calcext:value-type="float">
            <text:p>0</text:p>
          </table:table-cell>
          <table:table-cell table:style-name="ce6" table:formula="of:=IF([.F767]&gt;=1000000; TEXT([.F767]/1000000; &quot;0.0#&quot;)&amp;&quot; M&quot;; IF([.F767]&gt;=1000; TEXT([.F767]/1000; &quot;0.0#&quot;)&amp;&quot; k&quot;;  IF([.F767]&gt;=1; TEXT([.F767]; &quot;0.0#&quot;);IF([.F767]&gt;=0.001; TEXT([.F767]*1000; &quot;0.0#&quot;)&amp;&quot; m&quot;; IF([.F767]&gt;=0.000001; TEXT([.F767]*1000000; &quot;0.0#&quot;)&amp;&quot; µ&quot;;IF([.F767]&gt;=0.000000001; TEXT([.F767]*1000000000; &quot;0.0#&quot;)&amp;&quot; n&quot;; IF([.F767]&gt;=0.000000000001; TEXT([.F767]*1000000000000; &quot;0.0#&quot;)&amp;&quot; p&quot;;TEXT([.F767]; &quot;0.0#&quot;))))))))" office:value-type="string" office:string-value="0.0" calcext:value-type="string">
            <text:p>0.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style-name="ce8"/>
          <table:table-cell office:value-type="string" calcext:value-type="string">
            <text:p>AN7824 1A voltage regula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4 Column 4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6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Voltage Regulator</text:p>
          </table:table-cell>
          <table:table-cell table:number-columns-repeated="4"/>
          <table:table-cell table:formula="of:=[.B768]+[.C768]+[.D768]+[.E768]" office:value-type="float" office:value="0" calcext:value-type="float">
            <text:p>0</text:p>
          </table:table-cell>
          <table:table-cell table:style-name="ce6" table:formula="of:=IF([.F768]&gt;=1000000; TEXT([.F768]/1000000; &quot;0.0#&quot;)&amp;&quot; M&quot;; IF([.F768]&gt;=1000; TEXT([.F768]/1000; &quot;0.0#&quot;)&amp;&quot; k&quot;;  IF([.F768]&gt;=1; TEXT([.F768]; &quot;0.0#&quot;);IF([.F768]&gt;=0.001; TEXT([.F768]*1000; &quot;0.0#&quot;)&amp;&quot; m&quot;; IF([.F768]&gt;=0.000001; TEXT([.F768]*1000000; &quot;0.0#&quot;)&amp;&quot; µ&quot;;IF([.F768]&gt;=0.000000001; TEXT([.F768]*1000000000; &quot;0.0#&quot;)&amp;&quot; n&quot;; IF([.F768]&gt;=0.000000000001; TEXT([.F768]*1000000000000; &quot;0.0#&quot;)&amp;&quot; p&quot;;TEXT([.F768]; &quot;0.0#&quot;))))))))" office:value-type="string" office:string-value="0.0" calcext:value-type="string">
            <text:p>0.0</text:p>
          </table:table-cell>
          <table:table-cell office:value-type="string" calcext:value-type="string">
            <text:p>Adj</text:p>
          </table:table-cell>
          <table:table-cell table:number-columns-repeated="2"/>
          <table:table-cell table:style-name="ce8"/>
          <table:table-cell office:value-type="string" calcext:value-type="string">
            <text:p>mA78MG pos voltage regula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4 Column 5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6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Amplifier</text:p>
          </table:table-cell>
          <table:table-cell table:number-columns-repeated="4"/>
          <table:table-cell table:formula="of:=[.B769]+[.C769]+[.D769]+[.E769]" office:value-type="float" office:value="0" calcext:value-type="float">
            <text:p>0</text:p>
          </table:table-cell>
          <table:table-cell table:style-name="ce6" table:formula="of:=IF([.F769]&gt;=1000000; TEXT([.F769]/1000000; &quot;0.0#&quot;)&amp;&quot; M&quot;; IF([.F769]&gt;=1000; TEXT([.F769]/1000; &quot;0.0#&quot;)&amp;&quot; k&quot;;  IF([.F769]&gt;=1; TEXT([.F769]; &quot;0.0#&quot;);IF([.F769]&gt;=0.001; TEXT([.F769]*1000; &quot;0.0#&quot;)&amp;&quot; m&quot;; IF([.F769]&gt;=0.000001; TEXT([.F769]*1000000; &quot;0.0#&quot;)&amp;&quot; µ&quot;;IF([.F769]&gt;=0.000000001; TEXT([.F769]*1000000000; &quot;0.0#&quot;)&amp;&quot; n&quot;; IF([.F769]&gt;=0.000000000001; TEXT([.F769]*1000000000000; &quot;0.0#&quot;)&amp;&quot; p&quot;;TEXT([.F769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office:value-type="string" calcext:value-type="string">
            <text:p>NE540H Audio Amp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5 Column 1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6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70]+[.C770]+[.D770]+[.E770]" office:value-type="float" office:value="0" calcext:value-type="float">
            <text:p>0</text:p>
          </table:table-cell>
          <table:table-cell table:style-name="ce6" table:formula="of:=IF([.F770]&gt;=1000000; TEXT([.F770]/1000000; &quot;0.0#&quot;)&amp;&quot; M&quot;; IF([.F770]&gt;=1000; TEXT([.F770]/1000; &quot;0.0#&quot;)&amp;&quot; k&quot;;  IF([.F770]&gt;=1; TEXT([.F770]; &quot;0.0#&quot;);IF([.F770]&gt;=0.001; TEXT([.F770]*1000; &quot;0.0#&quot;)&amp;&quot; m&quot;; IF([.F770]&gt;=0.000001; TEXT([.F770]*1000000; &quot;0.0#&quot;)&amp;&quot; µ&quot;;IF([.F770]&gt;=0.000000001; TEXT([.F770]*1000000000; &quot;0.0#&quot;)&amp;&quot; n&quot;; IF([.F770]&gt;=0.000000000001; TEXT([.F770]*1000000000000; &quot;0.0#&quot;)&amp;&quot; p&quot;;TEXT([.F770]; &quot;0.0#&quot;))))))))" office:value-type="string" office:string-value="0.0" calcext:value-type="string">
            <text:p>0.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.45" calcext:value-type="float">
            <text:p>0.45</text:p>
          </table:table-cell>
          <table:table-cell table:style-name="ce8"/>
          <table:table-cell office:value-type="string" calcext:value-type="string">
            <text:p>2N6124 pnp 45v .45A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5 Column 2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7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iac</text:p>
          </table:table-cell>
          <table:table-cell table:number-columns-repeated="4"/>
          <table:table-cell table:formula="of:=[.B771]+[.C771]+[.D771]+[.E771]" office:value-type="float" office:value="0" calcext:value-type="float">
            <text:p>0</text:p>
          </table:table-cell>
          <table:table-cell table:style-name="ce6" table:formula="of:=IF([.F771]&gt;=1000000; TEXT([.F771]/1000000; &quot;0.0#&quot;)&amp;&quot; M&quot;; IF([.F771]&gt;=1000; TEXT([.F771]/1000; &quot;0.0#&quot;)&amp;&quot; k&quot;;  IF([.F771]&gt;=1; TEXT([.F771]; &quot;0.0#&quot;);IF([.F771]&gt;=0.001; TEXT([.F771]*1000; &quot;0.0#&quot;)&amp;&quot; m&quot;; IF([.F771]&gt;=0.000001; TEXT([.F771]*1000000; &quot;0.0#&quot;)&amp;&quot; µ&quot;;IF([.F771]&gt;=0.000000001; TEXT([.F771]*1000000000; &quot;0.0#&quot;)&amp;&quot; n&quot;; IF([.F771]&gt;=0.000000000001; TEXT([.F771]*1000000000000; &quot;0.0#&quot;)&amp;&quot; p&quot;;TEXT([.F771]; &quot;0.0#&quot;))))))))" office:value-type="string" office:string-value="0.0" calcext:value-type="string">
            <text:p>0.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.5" calcext:value-type="float">
            <text:p>2.5</text:p>
          </table:table-cell>
          <table:table-cell table:style-name="ce8"/>
          <table:table-cell office:value-type="string" calcext:value-type="string">
            <text:p>rca40528 triac 2.5A 100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5 Column 3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7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72]+[.C772]+[.D772]+[.E772]" office:value-type="float" office:value="0" calcext:value-type="float">
            <text:p>0</text:p>
          </table:table-cell>
          <table:table-cell table:style-name="ce6" table:formula="of:=IF([.F772]&gt;=1000000; TEXT([.F772]/1000000; &quot;0.0#&quot;)&amp;&quot; M&quot;; IF([.F772]&gt;=1000; TEXT([.F772]/1000; &quot;0.0#&quot;)&amp;&quot; k&quot;;  IF([.F772]&gt;=1; TEXT([.F772]; &quot;0.0#&quot;);IF([.F772]&gt;=0.001; TEXT([.F772]*1000; &quot;0.0#&quot;)&amp;&quot; m&quot;; IF([.F772]&gt;=0.000001; TEXT([.F772]*1000000; &quot;0.0#&quot;)&amp;&quot; µ&quot;;IF([.F772]&gt;=0.000000001; TEXT([.F772]*1000000000; &quot;0.0#&quot;)&amp;&quot; n&quot;; IF([.F772]&gt;=0.000000000001; TEXT([.F772]*1000000000000; &quot;0.0#&quot;)&amp;&quot; p&quot;;TEXT([.F772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office:value-type="string" calcext:value-type="string">
            <text:p>2N6028 unijunction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5 Column 4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7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SCR</text:p>
          </table:table-cell>
          <table:table-cell table:number-columns-repeated="4"/>
          <table:table-cell table:formula="of:=[.B773]+[.C773]+[.D773]+[.E773]" office:value-type="float" office:value="0" calcext:value-type="float">
            <text:p>0</text:p>
          </table:table-cell>
          <table:table-cell table:style-name="ce6" table:formula="of:=IF([.F773]&gt;=1000000; TEXT([.F773]/1000000; &quot;0.0#&quot;)&amp;&quot; M&quot;; IF([.F773]&gt;=1000; TEXT([.F773]/1000; &quot;0.0#&quot;)&amp;&quot; k&quot;;  IF([.F773]&gt;=1; TEXT([.F773]; &quot;0.0#&quot;);IF([.F773]&gt;=0.001; TEXT([.F773]*1000; &quot;0.0#&quot;)&amp;&quot; m&quot;; IF([.F773]&gt;=0.000001; TEXT([.F773]*1000000; &quot;0.0#&quot;)&amp;&quot; µ&quot;;IF([.F773]&gt;=0.000000001; TEXT([.F773]*1000000000; &quot;0.0#&quot;)&amp;&quot; n&quot;; IF([.F773]&gt;=0.000000000001; TEXT([.F773]*1000000000000; &quot;0.0#&quot;)&amp;&quot; p&quot;;TEXT([.F773]; &quot;0.0#&quot;))))))))" office:value-type="string" office:string-value="0.0" calcext:value-type="string">
            <text:p>0.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8" calcext:value-type="float">
            <text:p>8</text:p>
          </table:table-cell>
          <table:table-cell table:style-name="ce8"/>
          <table:table-cell office:value-type="string" calcext:value-type="string">
            <text:p>SCR 8A 600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5 Column 5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7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74]+[.C774]+[.D774]+[.E774]" office:value-type="float" office:value="0" calcext:value-type="float">
            <text:p>0</text:p>
          </table:table-cell>
          <table:table-cell table:style-name="ce6" table:formula="of:=IF([.F774]&gt;=1000000; TEXT([.F774]/1000000; &quot;0.0#&quot;)&amp;&quot; M&quot;; IF([.F774]&gt;=1000; TEXT([.F774]/1000; &quot;0.0#&quot;)&amp;&quot; k&quot;;  IF([.F774]&gt;=1; TEXT([.F774]; &quot;0.0#&quot;);IF([.F774]&gt;=0.001; TEXT([.F774]*1000; &quot;0.0#&quot;)&amp;&quot; m&quot;; IF([.F774]&gt;=0.000001; TEXT([.F774]*1000000; &quot;0.0#&quot;)&amp;&quot; µ&quot;;IF([.F774]&gt;=0.000000001; TEXT([.F774]*1000000000; &quot;0.0#&quot;)&amp;&quot; n&quot;; IF([.F774]&gt;=0.000000000001; TEXT([.F774]*1000000000000; &quot;0.0#&quot;)&amp;&quot; p&quot;;TEXT([.F774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office:value-type="string" calcext:value-type="string">
            <text:p>2N5189 npn low powe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6 Column 1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7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75]+[.C775]+[.D775]+[.E775]" office:value-type="float" office:value="0" calcext:value-type="float">
            <text:p>0</text:p>
          </table:table-cell>
          <table:table-cell table:style-name="ce6" table:formula="of:=IF([.F775]&gt;=1000000; TEXT([.F775]/1000000; &quot;0.0#&quot;)&amp;&quot; M&quot;; IF([.F775]&gt;=1000; TEXT([.F775]/1000; &quot;0.0#&quot;)&amp;&quot; k&quot;;  IF([.F775]&gt;=1; TEXT([.F775]; &quot;0.0#&quot;);IF([.F775]&gt;=0.001; TEXT([.F775]*1000; &quot;0.0#&quot;)&amp;&quot; m&quot;; IF([.F775]&gt;=0.000001; TEXT([.F775]*1000000; &quot;0.0#&quot;)&amp;&quot; µ&quot;;IF([.F775]&gt;=0.000000001; TEXT([.F775]*1000000000; &quot;0.0#&quot;)&amp;&quot; n&quot;; IF([.F775]&gt;=0.000000000001; TEXT([.F775]*1000000000000; &quot;0.0#&quot;)&amp;&quot; p&quot;;TEXT([.F775]; &quot;0.0#&quot;))))))))" office:value-type="string" office:string-value="0.0" calcext:value-type="string">
            <text:p>0.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table:style-name="ce8"/>
          <table:table-cell office:value-type="string" calcext:value-type="string">
            <text:p>TIP112 NPN Darlington 100V 1A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6 Column 2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7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76]+[.C776]+[.D776]+[.E776]" office:value-type="float" office:value="0" calcext:value-type="float">
            <text:p>0</text:p>
          </table:table-cell>
          <table:table-cell table:style-name="ce6" table:formula="of:=IF([.F776]&gt;=1000000; TEXT([.F776]/1000000; &quot;0.0#&quot;)&amp;&quot; M&quot;; IF([.F776]&gt;=1000; TEXT([.F776]/1000; &quot;0.0#&quot;)&amp;&quot; k&quot;;  IF([.F776]&gt;=1; TEXT([.F776]; &quot;0.0#&quot;);IF([.F776]&gt;=0.001; TEXT([.F776]*1000; &quot;0.0#&quot;)&amp;&quot; m&quot;; IF([.F776]&gt;=0.000001; TEXT([.F776]*1000000; &quot;0.0#&quot;)&amp;&quot; µ&quot;;IF([.F776]&gt;=0.000000001; TEXT([.F776]*1000000000; &quot;0.0#&quot;)&amp;&quot; n&quot;; IF([.F776]&gt;=0.000000000001; TEXT([.F776]*1000000000000; &quot;0.0#&quot;)&amp;&quot; p&quot;;TEXT([.F776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office:value-type="string" calcext:value-type="string">
            <text:p>2N6035 PNP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6 Column 3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7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77]+[.C777]+[.D777]+[.E777]" office:value-type="float" office:value="0" calcext:value-type="float">
            <text:p>0</text:p>
          </table:table-cell>
          <table:table-cell table:style-name="ce6" table:formula="of:=IF([.F777]&gt;=1000000; TEXT([.F777]/1000000; &quot;0.0#&quot;)&amp;&quot; M&quot;; IF([.F777]&gt;=1000; TEXT([.F777]/1000; &quot;0.0#&quot;)&amp;&quot; k&quot;;  IF([.F777]&gt;=1; TEXT([.F777]; &quot;0.0#&quot;);IF([.F777]&gt;=0.001; TEXT([.F777]*1000; &quot;0.0#&quot;)&amp;&quot; m&quot;; IF([.F777]&gt;=0.000001; TEXT([.F777]*1000000; &quot;0.0#&quot;)&amp;&quot; µ&quot;;IF([.F777]&gt;=0.000000001; TEXT([.F777]*1000000000; &quot;0.0#&quot;)&amp;&quot; n&quot;; IF([.F777]&gt;=0.000000000001; TEXT([.F777]*1000000000000; &quot;0.0#&quot;)&amp;&quot; p&quot;;TEXT([.F777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office:value-type="string" calcext:value-type="string">
            <text:p>2N6037 NPN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6 Column 3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7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78]+[.C778]+[.D778]+[.E778]" office:value-type="float" office:value="0" calcext:value-type="float">
            <text:p>0</text:p>
          </table:table-cell>
          <table:table-cell table:style-name="ce6" table:formula="of:=IF([.F778]&gt;=1000000; TEXT([.F778]/1000000; &quot;0.0#&quot;)&amp;&quot; M&quot;; IF([.F778]&gt;=1000; TEXT([.F778]/1000; &quot;0.0#&quot;)&amp;&quot; k&quot;;  IF([.F778]&gt;=1; TEXT([.F778]; &quot;0.0#&quot;);IF([.F778]&gt;=0.001; TEXT([.F778]*1000; &quot;0.0#&quot;)&amp;&quot; m&quot;; IF([.F778]&gt;=0.000001; TEXT([.F778]*1000000; &quot;0.0#&quot;)&amp;&quot; µ&quot;;IF([.F778]&gt;=0.000000001; TEXT([.F778]*1000000000; &quot;0.0#&quot;)&amp;&quot; n&quot;; IF([.F778]&gt;=0.000000000001; TEXT([.F778]*1000000000000; &quot;0.0#&quot;)&amp;&quot; p&quot;;TEXT([.F778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office:value-type="string" calcext:value-type="string">
            <text:p>2N6039 NPN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6 Column 3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7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79]+[.C779]+[.D779]+[.E779]" office:value-type="float" office:value="0" calcext:value-type="float">
            <text:p>0</text:p>
          </table:table-cell>
          <table:table-cell table:style-name="ce6" table:formula="of:=IF([.F779]&gt;=1000000; TEXT([.F779]/1000000; &quot;0.0#&quot;)&amp;&quot; M&quot;; IF([.F779]&gt;=1000; TEXT([.F779]/1000; &quot;0.0#&quot;)&amp;&quot; k&quot;;  IF([.F779]&gt;=1; TEXT([.F779]; &quot;0.0#&quot;);IF([.F779]&gt;=0.001; TEXT([.F779]*1000; &quot;0.0#&quot;)&amp;&quot; m&quot;; IF([.F779]&gt;=0.000001; TEXT([.F779]*1000000; &quot;0.0#&quot;)&amp;&quot; µ&quot;;IF([.F779]&gt;=0.000000001; TEXT([.F779]*1000000000; &quot;0.0#&quot;)&amp;&quot; n&quot;; IF([.F779]&gt;=0.000000000001; TEXT([.F779]*1000000000000; &quot;0.0#&quot;)&amp;&quot; p&quot;;TEXT([.F779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office:value-type="string" calcext:value-type="string">
            <text:p>2N3724 npn power 50v 1a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6 Column 4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7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80]+[.C780]+[.D780]+[.E780]" office:value-type="float" office:value="0" calcext:value-type="float">
            <text:p>0</text:p>
          </table:table-cell>
          <table:table-cell table:style-name="ce6" table:formula="of:=IF([.F780]&gt;=1000000; TEXT([.F780]/1000000; &quot;0.0#&quot;)&amp;&quot; M&quot;; IF([.F780]&gt;=1000; TEXT([.F780]/1000; &quot;0.0#&quot;)&amp;&quot; k&quot;;  IF([.F780]&gt;=1; TEXT([.F780]; &quot;0.0#&quot;);IF([.F780]&gt;=0.001; TEXT([.F780]*1000; &quot;0.0#&quot;)&amp;&quot; m&quot;; IF([.F780]&gt;=0.000001; TEXT([.F780]*1000000; &quot;0.0#&quot;)&amp;&quot; µ&quot;;IF([.F780]&gt;=0.000000001; TEXT([.F780]*1000000000; &quot;0.0#&quot;)&amp;&quot; n&quot;; IF([.F780]&gt;=0.000000000001; TEXT([.F780]*1000000000000; &quot;0.0#&quot;)&amp;&quot; p&quot;;TEXT([.F780]; &quot;0.0#&quot;))))))))" office:value-type="string" office:string-value="0.0" calcext:value-type="string">
            <text:p>0.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style-name="ce8"/>
          <table:table-cell office:value-type="string" calcext:value-type="string">
            <text:p>JE3055 NPN 60V 10A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6 Column 5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8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81]+[.C781]+[.D781]+[.E781]" office:value-type="float" office:value="0" calcext:value-type="float">
            <text:p>0</text:p>
          </table:table-cell>
          <table:table-cell table:style-name="ce6" table:formula="of:=IF([.F781]&gt;=1000000; TEXT([.F781]/1000000; &quot;0.0#&quot;)&amp;&quot; M&quot;; IF([.F781]&gt;=1000; TEXT([.F781]/1000; &quot;0.0#&quot;)&amp;&quot; k&quot;;  IF([.F781]&gt;=1; TEXT([.F781]; &quot;0.0#&quot;);IF([.F781]&gt;=0.001; TEXT([.F781]*1000; &quot;0.0#&quot;)&amp;&quot; m&quot;; IF([.F781]&gt;=0.000001; TEXT([.F781]*1000000; &quot;0.0#&quot;)&amp;&quot; µ&quot;;IF([.F781]&gt;=0.000000001; TEXT([.F781]*1000000000; &quot;0.0#&quot;)&amp;&quot; n&quot;; IF([.F781]&gt;=0.000000000001; TEXT([.F781]*1000000000000; &quot;0.0#&quot;)&amp;&quot; p&quot;;TEXT([.F781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office:value-type="string" calcext:value-type="string">
            <text:p>U1897E n-ch JFET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7 Column 1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8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82]+[.C782]+[.D782]+[.E782]" office:value-type="float" office:value="0" calcext:value-type="float">
            <text:p>0</text:p>
          </table:table-cell>
          <table:table-cell table:style-name="ce6" table:formula="of:=IF([.F782]&gt;=1000000; TEXT([.F782]/1000000; &quot;0.0#&quot;)&amp;&quot; M&quot;; IF([.F782]&gt;=1000; TEXT([.F782]/1000; &quot;0.0#&quot;)&amp;&quot; k&quot;;  IF([.F782]&gt;=1; TEXT([.F782]; &quot;0.0#&quot;);IF([.F782]&gt;=0.001; TEXT([.F782]*1000; &quot;0.0#&quot;)&amp;&quot; m&quot;; IF([.F782]&gt;=0.000001; TEXT([.F782]*1000000; &quot;0.0#&quot;)&amp;&quot; µ&quot;;IF([.F782]&gt;=0.000000001; TEXT([.F782]*1000000000; &quot;0.0#&quot;)&amp;&quot; n&quot;; IF([.F782]&gt;=0.000000000001; TEXT([.F782]*1000000000000; &quot;0.0#&quot;)&amp;&quot; p&quot;;TEXT([.F782]; &quot;0.0#&quot;))))))))" office:value-type="string" office:string-value="0.0" calcext:value-type="string">
            <text:p>0.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ce8"/>
          <table:table-cell office:value-type="string" calcext:value-type="string">
            <text:p>2N5461 P-ch jfet 40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7 Column 2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8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83]+[.C783]+[.D783]+[.E783]" office:value-type="float" office:value="0" calcext:value-type="float">
            <text:p>0</text:p>
          </table:table-cell>
          <table:table-cell table:style-name="ce6" table:formula="of:=IF([.F783]&gt;=1000000; TEXT([.F783]/1000000; &quot;0.0#&quot;)&amp;&quot; M&quot;; IF([.F783]&gt;=1000; TEXT([.F783]/1000; &quot;0.0#&quot;)&amp;&quot; k&quot;;  IF([.F783]&gt;=1; TEXT([.F783]; &quot;0.0#&quot;);IF([.F783]&gt;=0.001; TEXT([.F783]*1000; &quot;0.0#&quot;)&amp;&quot; m&quot;; IF([.F783]&gt;=0.000001; TEXT([.F783]*1000000; &quot;0.0#&quot;)&amp;&quot; µ&quot;;IF([.F783]&gt;=0.000000001; TEXT([.F783]*1000000000; &quot;0.0#&quot;)&amp;&quot; n&quot;; IF([.F783]&gt;=0.000000000001; TEXT([.F783]*1000000000000; &quot;0.0#&quot;)&amp;&quot; p&quot;;TEXT([.F783]; &quot;0.0#&quot;))))))))" office:value-type="string" office:string-value="0.0" calcext:value-type="string">
            <text:p>0.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8"/>
          <table:table-cell office:value-type="string" calcext:value-type="string">
            <text:p>2N4124 npn 25v 100ma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7 Column 3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8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84]+[.C784]+[.D784]+[.E784]" office:value-type="float" office:value="0" calcext:value-type="float">
            <text:p>0</text:p>
          </table:table-cell>
          <table:table-cell table:style-name="ce6" table:formula="of:=IF([.F784]&gt;=1000000; TEXT([.F784]/1000000; &quot;0.0#&quot;)&amp;&quot; M&quot;; IF([.F784]&gt;=1000; TEXT([.F784]/1000; &quot;0.0#&quot;)&amp;&quot; k&quot;;  IF([.F784]&gt;=1; TEXT([.F784]; &quot;0.0#&quot;);IF([.F784]&gt;=0.001; TEXT([.F784]*1000; &quot;0.0#&quot;)&amp;&quot; m&quot;; IF([.F784]&gt;=0.000001; TEXT([.F784]*1000000; &quot;0.0#&quot;)&amp;&quot; µ&quot;;IF([.F784]&gt;=0.000000001; TEXT([.F784]*1000000000; &quot;0.0#&quot;)&amp;&quot; n&quot;; IF([.F784]&gt;=0.000000000001; TEXT([.F784]*1000000000000; &quot;0.0#&quot;)&amp;&quot; p&quot;;TEXT([.F784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office:value-type="string" calcext:value-type="string">
            <text:p>2N5138 vintage pnp audio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7 Column 4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8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85]+[.C785]+[.D785]+[.E785]" office:value-type="float" office:value="0" calcext:value-type="float">
            <text:p>0</text:p>
          </table:table-cell>
          <table:table-cell table:style-name="ce6" table:formula="of:=IF([.F785]&gt;=1000000; TEXT([.F785]/1000000; &quot;0.0#&quot;)&amp;&quot; M&quot;; IF([.F785]&gt;=1000; TEXT([.F785]/1000; &quot;0.0#&quot;)&amp;&quot; k&quot;;  IF([.F785]&gt;=1; TEXT([.F785]; &quot;0.0#&quot;);IF([.F785]&gt;=0.001; TEXT([.F785]*1000; &quot;0.0#&quot;)&amp;&quot; m&quot;; IF([.F785]&gt;=0.000001; TEXT([.F785]*1000000; &quot;0.0#&quot;)&amp;&quot; µ&quot;;IF([.F785]&gt;=0.000000001; TEXT([.F785]*1000000000; &quot;0.0#&quot;)&amp;&quot; n&quot;; IF([.F785]&gt;=0.000000000001; TEXT([.F785]*1000000000000; &quot;0.0#&quot;)&amp;&quot; p&quot;;TEXT([.F785]; &quot;0.0#&quot;))))))))" office:value-type="string" office:string-value="0.0" calcext:value-type="string">
            <text:p>0.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0.2" calcext:value-type="float">
            <text:p>0.2</text:p>
          </table:table-cell>
          <table:table-cell table:style-name="ce8"/>
          <table:table-cell office:value-type="string" calcext:value-type="string">
            <text:p>2N5227 npn 200ma 80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7 Column 5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8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786]+[.C786]+[.D786]+[.E786]" office:value-type="float" office:value="0" calcext:value-type="float">
            <text:p>0</text:p>
          </table:table-cell>
          <table:table-cell table:style-name="ce6" table:formula="of:=IF([.F786]&gt;=1000000; TEXT([.F786]/1000000; &quot;0.0#&quot;)&amp;&quot; M&quot;; IF([.F786]&gt;=1000; TEXT([.F786]/1000; &quot;0.0#&quot;)&amp;&quot; k&quot;;  IF([.F786]&gt;=1; TEXT([.F786]; &quot;0.0#&quot;);IF([.F786]&gt;=0.001; TEXT([.F786]*1000; &quot;0.0#&quot;)&amp;&quot; m&quot;; IF([.F786]&gt;=0.000001; TEXT([.F786]*1000000; &quot;0.0#&quot;)&amp;&quot; µ&quot;;IF([.F786]&gt;=0.000000001; TEXT([.F786]*1000000000; &quot;0.0#&quot;)&amp;&quot; n&quot;; IF([.F786]&gt;=0.000000000001; TEXT([.F786]*1000000000000; &quot;0.0#&quot;)&amp;&quot; p&quot;;TEXT([.F786]; &quot;0.0#&quot;))))))))" office:value-type="string" office:string-value="0.0" calcext:value-type="string">
            <text:p>0.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ce8"/>
          <table:table-cell office:value-type="string" calcext:value-type="string">
            <text:p>12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8 Column 1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8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787]+[.C787]+[.D787]+[.E787]" office:value-type="float" office:value="0" calcext:value-type="float">
            <text:p>0</text:p>
          </table:table-cell>
          <table:table-cell table:style-name="ce6" table:formula="of:=IF([.F787]&gt;=1000000; TEXT([.F787]/1000000; &quot;0.0#&quot;)&amp;&quot; M&quot;; IF([.F787]&gt;=1000; TEXT([.F787]/1000; &quot;0.0#&quot;)&amp;&quot; k&quot;;  IF([.F787]&gt;=1; TEXT([.F787]; &quot;0.0#&quot;);IF([.F787]&gt;=0.001; TEXT([.F787]*1000; &quot;0.0#&quot;)&amp;&quot; m&quot;; IF([.F787]&gt;=0.000001; TEXT([.F787]*1000000; &quot;0.0#&quot;)&amp;&quot; µ&quot;;IF([.F787]&gt;=0.000000001; TEXT([.F787]*1000000000; &quot;0.0#&quot;)&amp;&quot; n&quot;; IF([.F787]&gt;=0.000000000001; TEXT([.F787]*1000000000000; &quot;0.0#&quot;)&amp;&quot; p&quot;;TEXT([.F787]; &quot;0.0#&quot;))))))))" office:value-type="string" office:string-value="0.0" calcext:value-type="string">
            <text:p>0.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style-name="ce8"/>
          <table:table-cell office:value-type="string" calcext:value-type="string">
            <text:p>13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8 Column 1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8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788]+[.C788]+[.D788]+[.E788]" office:value-type="float" office:value="0" calcext:value-type="float">
            <text:p>0</text:p>
          </table:table-cell>
          <table:table-cell table:style-name="ce6" table:formula="of:=IF([.F788]&gt;=1000000; TEXT([.F788]/1000000; &quot;0.0#&quot;)&amp;&quot; M&quot;; IF([.F788]&gt;=1000; TEXT([.F788]/1000; &quot;0.0#&quot;)&amp;&quot; k&quot;;  IF([.F788]&gt;=1; TEXT([.F788]; &quot;0.0#&quot;);IF([.F788]&gt;=0.001; TEXT([.F788]*1000; &quot;0.0#&quot;)&amp;&quot; m&quot;; IF([.F788]&gt;=0.000001; TEXT([.F788]*1000000; &quot;0.0#&quot;)&amp;&quot; µ&quot;;IF([.F788]&gt;=0.000000001; TEXT([.F788]*1000000000; &quot;0.0#&quot;)&amp;&quot; n&quot;; IF([.F788]&gt;=0.000000000001; TEXT([.F788]*1000000000000; &quot;0.0#&quot;)&amp;&quot; p&quot;;TEXT([.F788]; &quot;0.0#&quot;))))))))" office:value-type="string" office:string-value="0.0" calcext:value-type="string">
            <text:p>0.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style-name="ce8"/>
          <table:table-cell office:value-type="string" calcext:value-type="string">
            <text:p>22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8 Column 2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8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89]+[.C789]+[.D789]+[.E789]" office:value-type="float" office:value="0" calcext:value-type="float">
            <text:p>0</text:p>
          </table:table-cell>
          <table:table-cell table:style-name="ce6" table:formula="of:=IF([.F789]&gt;=1000000; TEXT([.F789]/1000000; &quot;0.0#&quot;)&amp;&quot; M&quot;; IF([.F789]&gt;=1000; TEXT([.F789]/1000; &quot;0.0#&quot;)&amp;&quot; k&quot;;  IF([.F789]&gt;=1; TEXT([.F789]; &quot;0.0#&quot;);IF([.F789]&gt;=0.001; TEXT([.F789]*1000; &quot;0.0#&quot;)&amp;&quot; m&quot;; IF([.F789]&gt;=0.000001; TEXT([.F789]*1000000; &quot;0.0#&quot;)&amp;&quot; µ&quot;;IF([.F789]&gt;=0.000000001; TEXT([.F789]*1000000000; &quot;0.0#&quot;)&amp;&quot; n&quot;; IF([.F789]&gt;=0.000000000001; TEXT([.F789]*1000000000000; &quot;0.0#&quot;)&amp;&quot; p&quot;;TEXT([.F789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office:value-type="string" calcext:value-type="string">
            <text:p>2N2222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8 Column 3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8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90]+[.C790]+[.D790]+[.E790]" office:value-type="float" office:value="0" calcext:value-type="float">
            <text:p>0</text:p>
          </table:table-cell>
          <table:table-cell table:style-name="ce6" table:formula="of:=IF([.F790]&gt;=1000000; TEXT([.F790]/1000000; &quot;0.0#&quot;)&amp;&quot; M&quot;; IF([.F790]&gt;=1000; TEXT([.F790]/1000; &quot;0.0#&quot;)&amp;&quot; k&quot;;  IF([.F790]&gt;=1; TEXT([.F790]; &quot;0.0#&quot;);IF([.F790]&gt;=0.001; TEXT([.F790]*1000; &quot;0.0#&quot;)&amp;&quot; m&quot;; IF([.F790]&gt;=0.000001; TEXT([.F790]*1000000; &quot;0.0#&quot;)&amp;&quot; µ&quot;;IF([.F790]&gt;=0.000000001; TEXT([.F790]*1000000000; &quot;0.0#&quot;)&amp;&quot; n&quot;; IF([.F790]&gt;=0.000000000001; TEXT([.F790]*1000000000000; &quot;0.0#&quot;)&amp;&quot; p&quot;;TEXT([.F790]; &quot;0.0#&quot;))))))))" office:value-type="string" office:string-value="0.0" calcext:value-type="string">
            <text:p>0.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0.5" calcext:value-type="float">
            <text:p>0.5</text:p>
          </table:table-cell>
          <table:table-cell table:style-name="ce8"/>
          <table:table-cell office:value-type="string" calcext:value-type="string">
            <text:p>2N3417 npn 50V 500ma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8 Column 4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9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91]+[.C791]+[.D791]+[.E791]" office:value-type="float" office:value="0" calcext:value-type="float">
            <text:p>0</text:p>
          </table:table-cell>
          <table:table-cell table:style-name="ce6" table:formula="of:=IF([.F791]&gt;=1000000; TEXT([.F791]/1000000; &quot;0.0#&quot;)&amp;&quot; M&quot;; IF([.F791]&gt;=1000; TEXT([.F791]/1000; &quot;0.0#&quot;)&amp;&quot; k&quot;;  IF([.F791]&gt;=1; TEXT([.F791]; &quot;0.0#&quot;);IF([.F791]&gt;=0.001; TEXT([.F791]*1000; &quot;0.0#&quot;)&amp;&quot; m&quot;; IF([.F791]&gt;=0.000001; TEXT([.F791]*1000000; &quot;0.0#&quot;)&amp;&quot; µ&quot;;IF([.F791]&gt;=0.000000001; TEXT([.F791]*1000000000; &quot;0.0#&quot;)&amp;&quot; n&quot;; IF([.F791]&gt;=0.000000000001; TEXT([.F791]*1000000000000; &quot;0.0#&quot;)&amp;&quot; p&quot;;TEXT([.F791]; &quot;0.0#&quot;))))))))" office:value-type="string" office:string-value="0.0" calcext:value-type="string">
            <text:p>0.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.5" calcext:value-type="float">
            <text:p>0.5</text:p>
          </table:table-cell>
          <table:table-cell table:style-name="ce8"/>
          <table:table-cell office:value-type="string" calcext:value-type="string">
            <text:p>2N33415 NPN 25v 500ma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8 Column 5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9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792]+[.C792]+[.D792]+[.E792]" office:value-type="float" office:value="0" calcext:value-type="float">
            <text:p>0</text:p>
          </table:table-cell>
          <table:table-cell table:style-name="ce6" table:formula="of:=IF([.F792]&gt;=1000000; TEXT([.F792]/1000000; &quot;0.0#&quot;)&amp;&quot; M&quot;; IF([.F792]&gt;=1000; TEXT([.F792]/1000; &quot;0.0#&quot;)&amp;&quot; k&quot;;  IF([.F792]&gt;=1; TEXT([.F792]; &quot;0.0#&quot;);IF([.F792]&gt;=0.001; TEXT([.F792]*1000; &quot;0.0#&quot;)&amp;&quot; m&quot;; IF([.F792]&gt;=0.000001; TEXT([.F792]*1000000; &quot;0.0#&quot;)&amp;&quot; µ&quot;;IF([.F792]&gt;=0.000000001; TEXT([.F792]*1000000000; &quot;0.0#&quot;)&amp;&quot; n&quot;; IF([.F792]&gt;=0.000000000001; TEXT([.F792]*1000000000000; &quot;0.0#&quot;)&amp;&quot; p&quot;;TEXT([.F792]; &quot;0.0#&quot;))))))))" office:value-type="string" office:string-value="0.0" calcext:value-type="string">
            <text:p>0.0</text:p>
          </table:table-cell>
          <table:table-cell office:value-type="float" office:value="7.5" calcext:value-type="float">
            <text:p>7.5</text:p>
          </table:table-cell>
          <table:table-cell table:number-columns-repeated="2"/>
          <table:table-cell table:style-name="ce8"/>
          <table:table-cell office:value-type="string" calcext:value-type="string">
            <text:p>7.5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9 Column 1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9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793]+[.C793]+[.D793]+[.E793]" office:value-type="float" office:value="0" calcext:value-type="float">
            <text:p>0</text:p>
          </table:table-cell>
          <table:table-cell table:style-name="ce6" table:formula="of:=IF([.F793]&gt;=1000000; TEXT([.F793]/1000000; &quot;0.0#&quot;)&amp;&quot; M&quot;; IF([.F793]&gt;=1000; TEXT([.F793]/1000; &quot;0.0#&quot;)&amp;&quot; k&quot;;  IF([.F793]&gt;=1; TEXT([.F793]; &quot;0.0#&quot;);IF([.F793]&gt;=0.001; TEXT([.F793]*1000; &quot;0.0#&quot;)&amp;&quot; m&quot;; IF([.F793]&gt;=0.000001; TEXT([.F793]*1000000; &quot;0.0#&quot;)&amp;&quot; µ&quot;;IF([.F793]&gt;=0.000000001; TEXT([.F793]*1000000000; &quot;0.0#&quot;)&amp;&quot; n&quot;; IF([.F793]&gt;=0.000000000001; TEXT([.F793]*1000000000000; &quot;0.0#&quot;)&amp;&quot; p&quot;;TEXT([.F793]; &quot;0.0#&quot;))))))))" office:value-type="string" office:string-value="0.0" calcext:value-type="string">
            <text:p>0.0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style-name="ce8"/>
          <table:table-cell office:value-type="string" calcext:value-type="string">
            <text:p>8.2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9 Column 1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9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794]+[.C794]+[.D794]+[.E794]" office:value-type="float" office:value="0" calcext:value-type="float">
            <text:p>0</text:p>
          </table:table-cell>
          <table:table-cell table:style-name="ce6" table:formula="of:=IF([.F794]&gt;=1000000; TEXT([.F794]/1000000; &quot;0.0#&quot;)&amp;&quot; M&quot;; IF([.F794]&gt;=1000; TEXT([.F794]/1000; &quot;0.0#&quot;)&amp;&quot; k&quot;;  IF([.F794]&gt;=1; TEXT([.F794]; &quot;0.0#&quot;);IF([.F794]&gt;=0.001; TEXT([.F794]*1000; &quot;0.0#&quot;)&amp;&quot; m&quot;; IF([.F794]&gt;=0.000001; TEXT([.F794]*1000000; &quot;0.0#&quot;)&amp;&quot; µ&quot;;IF([.F794]&gt;=0.000000001; TEXT([.F794]*1000000000; &quot;0.0#&quot;)&amp;&quot; n&quot;; IF([.F794]&gt;=0.000000000001; TEXT([.F794]*1000000000000; &quot;0.0#&quot;)&amp;&quot; p&quot;;TEXT([.F794]; &quot;0.0#&quot;))))))))" office:value-type="string" office:string-value="0.0" calcext:value-type="string">
            <text:p>0.0</text:p>
          </table:table-cell>
          <table:table-cell office:value-type="float" office:value="8.7" calcext:value-type="float">
            <text:p>8.7</text:p>
          </table:table-cell>
          <table:table-cell table:number-columns-repeated="2"/>
          <table:table-cell table:style-name="ce8"/>
          <table:table-cell office:value-type="string" calcext:value-type="string">
            <text:p>8.7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9 Column 2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9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795]+[.C795]+[.D795]+[.E795]" office:value-type="float" office:value="0" calcext:value-type="float">
            <text:p>0</text:p>
          </table:table-cell>
          <table:table-cell table:style-name="ce6" table:formula="of:=IF([.F795]&gt;=1000000; TEXT([.F795]/1000000; &quot;0.0#&quot;)&amp;&quot; M&quot;; IF([.F795]&gt;=1000; TEXT([.F795]/1000; &quot;0.0#&quot;)&amp;&quot; k&quot;;  IF([.F795]&gt;=1; TEXT([.F795]; &quot;0.0#&quot;);IF([.F795]&gt;=0.001; TEXT([.F795]*1000; &quot;0.0#&quot;)&amp;&quot; m&quot;; IF([.F795]&gt;=0.000001; TEXT([.F795]*1000000; &quot;0.0#&quot;)&amp;&quot; µ&quot;;IF([.F795]&gt;=0.000000001; TEXT([.F795]*1000000000; &quot;0.0#&quot;)&amp;&quot; n&quot;; IF([.F795]&gt;=0.000000000001; TEXT([.F795]*1000000000000; &quot;0.0#&quot;)&amp;&quot; p&quot;;TEXT([.F795]; &quot;0.0#&quot;))))))))" office:value-type="string" office:string-value="0.0" calcext:value-type="string">
            <text:p>0.0</text:p>
          </table:table-cell>
          <table:table-cell office:value-type="float" office:value="9.1" calcext:value-type="float">
            <text:p>9.1</text:p>
          </table:table-cell>
          <table:table-cell table:number-columns-repeated="2"/>
          <table:table-cell table:style-name="ce8"/>
          <table:table-cell office:value-type="string" calcext:value-type="string">
            <text:p>9.1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9 Column 2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9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796]+[.C796]+[.D796]+[.E796]" office:value-type="float" office:value="0" calcext:value-type="float">
            <text:p>0</text:p>
          </table:table-cell>
          <table:table-cell table:style-name="ce6" table:formula="of:=IF([.F796]&gt;=1000000; TEXT([.F796]/1000000; &quot;0.0#&quot;)&amp;&quot; M&quot;; IF([.F796]&gt;=1000; TEXT([.F796]/1000; &quot;0.0#&quot;)&amp;&quot; k&quot;;  IF([.F796]&gt;=1; TEXT([.F796]; &quot;0.0#&quot;);IF([.F796]&gt;=0.001; TEXT([.F796]*1000; &quot;0.0#&quot;)&amp;&quot; m&quot;; IF([.F796]&gt;=0.000001; TEXT([.F796]*1000000; &quot;0.0#&quot;)&amp;&quot; µ&quot;;IF([.F796]&gt;=0.000000001; TEXT([.F796]*1000000000; &quot;0.0#&quot;)&amp;&quot; n&quot;; IF([.F796]&gt;=0.000000000001; TEXT([.F796]*1000000000000; &quot;0.0#&quot;)&amp;&quot; p&quot;;TEXT([.F796]; &quot;0.0#&quot;))))))))" office:value-type="string" office:string-value="0.0" calcext:value-type="string">
            <text:p>0.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8"/>
          <table:table-cell office:value-type="string" calcext:value-type="string">
            <text:p>10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9 Column 3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9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797]+[.C797]+[.D797]+[.E797]" office:value-type="float" office:value="0" calcext:value-type="float">
            <text:p>0</text:p>
          </table:table-cell>
          <table:table-cell table:style-name="ce6" table:formula="of:=IF([.F797]&gt;=1000000; TEXT([.F797]/1000000; &quot;0.0#&quot;)&amp;&quot; M&quot;; IF([.F797]&gt;=1000; TEXT([.F797]/1000; &quot;0.0#&quot;)&amp;&quot; k&quot;;  IF([.F797]&gt;=1; TEXT([.F797]; &quot;0.0#&quot;);IF([.F797]&gt;=0.001; TEXT([.F797]*1000; &quot;0.0#&quot;)&amp;&quot; m&quot;; IF([.F797]&gt;=0.000001; TEXT([.F797]*1000000; &quot;0.0#&quot;)&amp;&quot; µ&quot;;IF([.F797]&gt;=0.000000001; TEXT([.F797]*1000000000; &quot;0.0#&quot;)&amp;&quot; n&quot;; IF([.F797]&gt;=0.000000000001; TEXT([.F797]*1000000000000; &quot;0.0#&quot;)&amp;&quot; p&quot;;TEXT([.F797]; &quot;0.0#&quot;))))))))" office:value-type="string" office:string-value="0.0" calcext:value-type="string">
            <text:p>0.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style-name="ce8"/>
          <table:table-cell office:value-type="string" calcext:value-type="string">
            <text:p>11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9 Column 3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9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798]+[.C798]+[.D798]+[.E798]" office:value-type="float" office:value="0" calcext:value-type="float">
            <text:p>0</text:p>
          </table:table-cell>
          <table:table-cell table:style-name="ce6" table:formula="of:=IF([.F798]&gt;=1000000; TEXT([.F798]/1000000; &quot;0.0#&quot;)&amp;&quot; M&quot;; IF([.F798]&gt;=1000; TEXT([.F798]/1000; &quot;0.0#&quot;)&amp;&quot; k&quot;;  IF([.F798]&gt;=1; TEXT([.F798]; &quot;0.0#&quot;);IF([.F798]&gt;=0.001; TEXT([.F798]*1000; &quot;0.0#&quot;)&amp;&quot; m&quot;; IF([.F798]&gt;=0.000001; TEXT([.F798]*1000000; &quot;0.0#&quot;)&amp;&quot; µ&quot;;IF([.F798]&gt;=0.000000001; TEXT([.F798]*1000000000; &quot;0.0#&quot;)&amp;&quot; n&quot;; IF([.F798]&gt;=0.000000000001; TEXT([.F798]*1000000000000; &quot;0.0#&quot;)&amp;&quot; p&quot;;TEXT([.F798]; &quot;0.0#&quot;))))))))" office:value-type="string" office:string-value="0.0" calcext:value-type="string">
            <text:p>0.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8"/>
          <table:table-cell office:value-type="string" calcext:value-type="string">
            <text:p>1N5240 10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9 Column 4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9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799]+[.C799]+[.D799]+[.E799]" office:value-type="float" office:value="0" calcext:value-type="float">
            <text:p>0</text:p>
          </table:table-cell>
          <table:table-cell table:style-name="ce6" table:formula="of:=IF([.F799]&gt;=1000000; TEXT([.F799]/1000000; &quot;0.0#&quot;)&amp;&quot; M&quot;; IF([.F799]&gt;=1000; TEXT([.F799]/1000; &quot;0.0#&quot;)&amp;&quot; k&quot;;  IF([.F799]&gt;=1; TEXT([.F799]; &quot;0.0#&quot;);IF([.F799]&gt;=0.001; TEXT([.F799]*1000; &quot;0.0#&quot;)&amp;&quot; m&quot;; IF([.F799]&gt;=0.000001; TEXT([.F799]*1000000; &quot;0.0#&quot;)&amp;&quot; µ&quot;;IF([.F799]&gt;=0.000000001; TEXT([.F799]*1000000000; &quot;0.0#&quot;)&amp;&quot; n&quot;; IF([.F799]&gt;=0.000000000001; TEXT([.F799]*1000000000000; &quot;0.0#&quot;)&amp;&quot; p&quot;;TEXT([.F799]; &quot;0.0#&quot;))))))))" office:value-type="string" office:string-value="0.0" calcext:value-type="string">
            <text:p>0.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style-name="ce8"/>
          <table:table-cell office:value-type="string" calcext:value-type="string">
            <text:p>1N5241 11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9 Column 4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9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800]+[.C800]+[.D800]+[.E800]" office:value-type="float" office:value="0" calcext:value-type="float">
            <text:p>0</text:p>
          </table:table-cell>
          <table:table-cell table:style-name="ce6" table:formula="of:=IF([.F800]&gt;=1000000; TEXT([.F800]/1000000; &quot;0.0#&quot;)&amp;&quot; M&quot;; IF([.F800]&gt;=1000; TEXT([.F800]/1000; &quot;0.0#&quot;)&amp;&quot; k&quot;;  IF([.F800]&gt;=1; TEXT([.F800]; &quot;0.0#&quot;);IF([.F800]&gt;=0.001; TEXT([.F800]*1000; &quot;0.0#&quot;)&amp;&quot; m&quot;; IF([.F800]&gt;=0.000001; TEXT([.F800]*1000000; &quot;0.0#&quot;)&amp;&quot; µ&quot;;IF([.F800]&gt;=0.000000001; TEXT([.F800]*1000000000; &quot;0.0#&quot;)&amp;&quot; n&quot;; IF([.F800]&gt;=0.000000000001; TEXT([.F800]*1000000000000; &quot;0.0#&quot;)&amp;&quot; p&quot;;TEXT([.F800]; &quot;0.0#&quot;))))))))" office:value-type="string" office:string-value="0.0" calcext:value-type="string">
            <text:p>0.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style-name="ce8"/>
          <table:table-cell office:value-type="string" calcext:value-type="string">
            <text:p>1N4744 15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9 Column 5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0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801]+[.C801]+[.D801]+[.E801]" office:value-type="float" office:value="0" calcext:value-type="float">
            <text:p>0</text:p>
          </table:table-cell>
          <table:table-cell table:style-name="ce6" table:formula="of:=IF([.F801]&gt;=1000000; TEXT([.F801]/1000000; &quot;0.0#&quot;)&amp;&quot; M&quot;; IF([.F801]&gt;=1000; TEXT([.F801]/1000; &quot;0.0#&quot;)&amp;&quot; k&quot;;  IF([.F801]&gt;=1; TEXT([.F801]; &quot;0.0#&quot;);IF([.F801]&gt;=0.001; TEXT([.F801]*1000; &quot;0.0#&quot;)&amp;&quot; m&quot;; IF([.F801]&gt;=0.000001; TEXT([.F801]*1000000; &quot;0.0#&quot;)&amp;&quot; µ&quot;;IF([.F801]&gt;=0.000000001; TEXT([.F801]*1000000000; &quot;0.0#&quot;)&amp;&quot; n&quot;; IF([.F801]&gt;=0.000000000001; TEXT([.F801]*1000000000000; &quot;0.0#&quot;)&amp;&quot; p&quot;;TEXT([.F801]; &quot;0.0#&quot;))))))))" office:value-type="string" office:string-value="0.0" calcext:value-type="string">
            <text:p>0.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8"/>
          <table:table-cell office:value-type="string" calcext:value-type="string">
            <text:p>1N4745 16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9 Column 5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0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802]+[.C802]+[.D802]+[.E802]" office:value-type="float" office:value="0" calcext:value-type="float">
            <text:p>0</text:p>
          </table:table-cell>
          <table:table-cell table:style-name="ce6" table:formula="of:=IF([.F802]&gt;=1000000; TEXT([.F802]/1000000; &quot;0.0#&quot;)&amp;&quot; M&quot;; IF([.F802]&gt;=1000; TEXT([.F802]/1000; &quot;0.0#&quot;)&amp;&quot; k&quot;;  IF([.F802]&gt;=1; TEXT([.F802]; &quot;0.0#&quot;);IF([.F802]&gt;=0.001; TEXT([.F802]*1000; &quot;0.0#&quot;)&amp;&quot; m&quot;; IF([.F802]&gt;=0.000001; TEXT([.F802]*1000000; &quot;0.0#&quot;)&amp;&quot; µ&quot;;IF([.F802]&gt;=0.000000001; TEXT([.F802]*1000000000; &quot;0.0#&quot;)&amp;&quot; n&quot;; IF([.F802]&gt;=0.000000000001; TEXT([.F802]*1000000000000; &quot;0.0#&quot;)&amp;&quot; p&quot;;TEXT([.F802]; &quot;0.0#&quot;))))))))" office:value-type="string" office:string-value="0.0" calcext:value-type="string">
            <text:p>0.0</text:p>
          </table:table-cell>
          <table:table-cell office:value-type="float" office:value="3.3" calcext:value-type="float">
            <text:p>3.3</text:p>
          </table:table-cell>
          <table:table-cell table:number-columns-repeated="2"/>
          <table:table-cell table:style-name="ce8"/>
          <table:table-cell office:value-type="string" calcext:value-type="string">
            <text:p>3.3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0 Column 1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0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803]+[.C803]+[.D803]+[.E803]" office:value-type="float" office:value="0" calcext:value-type="float">
            <text:p>0</text:p>
          </table:table-cell>
          <table:table-cell table:style-name="ce6" table:formula="of:=IF([.F803]&gt;=1000000; TEXT([.F803]/1000000; &quot;0.0#&quot;)&amp;&quot; M&quot;; IF([.F803]&gt;=1000; TEXT([.F803]/1000; &quot;0.0#&quot;)&amp;&quot; k&quot;;  IF([.F803]&gt;=1; TEXT([.F803]; &quot;0.0#&quot;);IF([.F803]&gt;=0.001; TEXT([.F803]*1000; &quot;0.0#&quot;)&amp;&quot; m&quot;; IF([.F803]&gt;=0.000001; TEXT([.F803]*1000000; &quot;0.0#&quot;)&amp;&quot; µ&quot;;IF([.F803]&gt;=0.000000001; TEXT([.F803]*1000000000; &quot;0.0#&quot;)&amp;&quot; n&quot;; IF([.F803]&gt;=0.000000000001; TEXT([.F803]*1000000000000; &quot;0.0#&quot;)&amp;&quot; p&quot;;TEXT([.F803]; &quot;0.0#&quot;))))))))" office:value-type="string" office:string-value="0.0" calcext:value-type="string">
            <text:p>0.0</text:p>
          </table:table-cell>
          <table:table-cell office:value-type="float" office:value="3.6" calcext:value-type="float">
            <text:p>3.6</text:p>
          </table:table-cell>
          <table:table-cell table:number-columns-repeated="2"/>
          <table:table-cell table:style-name="ce8"/>
          <table:table-cell office:value-type="string" calcext:value-type="string">
            <text:p>3.6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0 Column 1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0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804]+[.C804]+[.D804]+[.E804]" office:value-type="float" office:value="0" calcext:value-type="float">
            <text:p>0</text:p>
          </table:table-cell>
          <table:table-cell table:style-name="ce6" table:formula="of:=IF([.F804]&gt;=1000000; TEXT([.F804]/1000000; &quot;0.0#&quot;)&amp;&quot; M&quot;; IF([.F804]&gt;=1000; TEXT([.F804]/1000; &quot;0.0#&quot;)&amp;&quot; k&quot;;  IF([.F804]&gt;=1; TEXT([.F804]; &quot;0.0#&quot;);IF([.F804]&gt;=0.001; TEXT([.F804]*1000; &quot;0.0#&quot;)&amp;&quot; m&quot;; IF([.F804]&gt;=0.000001; TEXT([.F804]*1000000; &quot;0.0#&quot;)&amp;&quot; µ&quot;;IF([.F804]&gt;=0.000000001; TEXT([.F804]*1000000000; &quot;0.0#&quot;)&amp;&quot; n&quot;; IF([.F804]&gt;=0.000000000001; TEXT([.F804]*1000000000000; &quot;0.0#&quot;)&amp;&quot; p&quot;;TEXT([.F804]; &quot;0.0#&quot;))))))))" office:value-type="string" office:string-value="0.0" calcext:value-type="string">
            <text:p>0.0</text:p>
          </table:table-cell>
          <table:table-cell office:value-type="float" office:value="3.9" calcext:value-type="float">
            <text:p>3.9</text:p>
          </table:table-cell>
          <table:table-cell table:number-columns-repeated="2"/>
          <table:table-cell table:style-name="ce8"/>
          <table:table-cell office:value-type="string" calcext:value-type="string">
            <text:p>3.9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0 Column 2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0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805]+[.C805]+[.D805]+[.E805]" office:value-type="float" office:value="0" calcext:value-type="float">
            <text:p>0</text:p>
          </table:table-cell>
          <table:table-cell table:style-name="ce6" table:formula="of:=IF([.F805]&gt;=1000000; TEXT([.F805]/1000000; &quot;0.0#&quot;)&amp;&quot; M&quot;; IF([.F805]&gt;=1000; TEXT([.F805]/1000; &quot;0.0#&quot;)&amp;&quot; k&quot;;  IF([.F805]&gt;=1; TEXT([.F805]; &quot;0.0#&quot;);IF([.F805]&gt;=0.001; TEXT([.F805]*1000; &quot;0.0#&quot;)&amp;&quot; m&quot;; IF([.F805]&gt;=0.000001; TEXT([.F805]*1000000; &quot;0.0#&quot;)&amp;&quot; µ&quot;;IF([.F805]&gt;=0.000000001; TEXT([.F805]*1000000000; &quot;0.0#&quot;)&amp;&quot; n&quot;; IF([.F805]&gt;=0.000000000001; TEXT([.F805]*1000000000000; &quot;0.0#&quot;)&amp;&quot; p&quot;;TEXT([.F805]; &quot;0.0#&quot;))))))))" office:value-type="string" office:string-value="0.0" calcext:value-type="string">
            <text:p>0.0</text:p>
          </table:table-cell>
          <table:table-cell office:value-type="float" office:value="4.3" calcext:value-type="float">
            <text:p>4.3</text:p>
          </table:table-cell>
          <table:table-cell table:number-columns-repeated="2"/>
          <table:table-cell table:style-name="ce8"/>
          <table:table-cell office:value-type="string" calcext:value-type="string">
            <text:p>4.3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0 Column 2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0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806]+[.C806]+[.D806]+[.E806]" office:value-type="float" office:value="0" calcext:value-type="float">
            <text:p>0</text:p>
          </table:table-cell>
          <table:table-cell table:style-name="ce6" table:formula="of:=IF([.F806]&gt;=1000000; TEXT([.F806]/1000000; &quot;0.0#&quot;)&amp;&quot; M&quot;; IF([.F806]&gt;=1000; TEXT([.F806]/1000; &quot;0.0#&quot;)&amp;&quot; k&quot;;  IF([.F806]&gt;=1; TEXT([.F806]; &quot;0.0#&quot;);IF([.F806]&gt;=0.001; TEXT([.F806]*1000; &quot;0.0#&quot;)&amp;&quot; m&quot;; IF([.F806]&gt;=0.000001; TEXT([.F806]*1000000; &quot;0.0#&quot;)&amp;&quot; µ&quot;;IF([.F806]&gt;=0.000000001; TEXT([.F806]*1000000000; &quot;0.0#&quot;)&amp;&quot; n&quot;; IF([.F806]&gt;=0.000000000001; TEXT([.F806]*1000000000000; &quot;0.0#&quot;)&amp;&quot; p&quot;;TEXT([.F806]; &quot;0.0#&quot;))))))))" office:value-type="string" office:string-value="0.0" calcext:value-type="string">
            <text:p>0.0</text:p>
          </table:table-cell>
          <table:table-cell office:value-type="float" office:value="4.7" calcext:value-type="float">
            <text:p>4.7</text:p>
          </table:table-cell>
          <table:table-cell table:number-columns-repeated="2"/>
          <table:table-cell table:style-name="ce8"/>
          <table:table-cell office:value-type="string" calcext:value-type="string">
            <text:p>4.7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0 Column 3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0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807]+[.C807]+[.D807]+[.E807]" office:value-type="float" office:value="0" calcext:value-type="float">
            <text:p>0</text:p>
          </table:table-cell>
          <table:table-cell table:style-name="ce6" table:formula="of:=IF([.F807]&gt;=1000000; TEXT([.F807]/1000000; &quot;0.0#&quot;)&amp;&quot; M&quot;; IF([.F807]&gt;=1000; TEXT([.F807]/1000; &quot;0.0#&quot;)&amp;&quot; k&quot;;  IF([.F807]&gt;=1; TEXT([.F807]; &quot;0.0#&quot;);IF([.F807]&gt;=0.001; TEXT([.F807]*1000; &quot;0.0#&quot;)&amp;&quot; m&quot;; IF([.F807]&gt;=0.000001; TEXT([.F807]*1000000; &quot;0.0#&quot;)&amp;&quot; µ&quot;;IF([.F807]&gt;=0.000000001; TEXT([.F807]*1000000000; &quot;0.0#&quot;)&amp;&quot; n&quot;; IF([.F807]&gt;=0.000000000001; TEXT([.F807]*1000000000000; &quot;0.0#&quot;)&amp;&quot; p&quot;;TEXT([.F807]; &quot;0.0#&quot;))))))))" office:value-type="string" office:string-value="0.0" calcext:value-type="string">
            <text:p>0.0</text:p>
          </table:table-cell>
          <table:table-cell office:value-type="float" office:value="5.1" calcext:value-type="float">
            <text:p>5.1</text:p>
          </table:table-cell>
          <table:table-cell table:number-columns-repeated="2"/>
          <table:table-cell table:style-name="ce8"/>
          <table:table-cell office:value-type="string" calcext:value-type="string">
            <text:p>5.1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0 Column 3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0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808]+[.C808]+[.D808]+[.E808]" office:value-type="float" office:value="0" calcext:value-type="float">
            <text:p>0</text:p>
          </table:table-cell>
          <table:table-cell table:style-name="ce6" table:formula="of:=IF([.F808]&gt;=1000000; TEXT([.F808]/1000000; &quot;0.0#&quot;)&amp;&quot; M&quot;; IF([.F808]&gt;=1000; TEXT([.F808]/1000; &quot;0.0#&quot;)&amp;&quot; k&quot;;  IF([.F808]&gt;=1; TEXT([.F808]; &quot;0.0#&quot;);IF([.F808]&gt;=0.001; TEXT([.F808]*1000; &quot;0.0#&quot;)&amp;&quot; m&quot;; IF([.F808]&gt;=0.000001; TEXT([.F808]*1000000; &quot;0.0#&quot;)&amp;&quot; µ&quot;;IF([.F808]&gt;=0.000000001; TEXT([.F808]*1000000000; &quot;0.0#&quot;)&amp;&quot; n&quot;; IF([.F808]&gt;=0.000000000001; TEXT([.F808]*1000000000000; &quot;0.0#&quot;)&amp;&quot; p&quot;;TEXT([.F808]; &quot;0.0#&quot;))))))))" office:value-type="string" office:string-value="0.0" calcext:value-type="string">
            <text:p>0.0</text:p>
          </table:table-cell>
          <table:table-cell office:value-type="float" office:value="5.6" calcext:value-type="float">
            <text:p>5.6</text:p>
          </table:table-cell>
          <table:table-cell table:number-columns-repeated="2"/>
          <table:table-cell table:style-name="ce8"/>
          <table:table-cell office:value-type="string" calcext:value-type="string">
            <text:p>5.6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0 Column 4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0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809]+[.C809]+[.D809]+[.E809]" office:value-type="float" office:value="0" calcext:value-type="float">
            <text:p>0</text:p>
          </table:table-cell>
          <table:table-cell table:style-name="ce6" table:formula="of:=IF([.F809]&gt;=1000000; TEXT([.F809]/1000000; &quot;0.0#&quot;)&amp;&quot; M&quot;; IF([.F809]&gt;=1000; TEXT([.F809]/1000; &quot;0.0#&quot;)&amp;&quot; k&quot;;  IF([.F809]&gt;=1; TEXT([.F809]; &quot;0.0#&quot;);IF([.F809]&gt;=0.001; TEXT([.F809]*1000; &quot;0.0#&quot;)&amp;&quot; m&quot;; IF([.F809]&gt;=0.000001; TEXT([.F809]*1000000; &quot;0.0#&quot;)&amp;&quot; µ&quot;;IF([.F809]&gt;=0.000000001; TEXT([.F809]*1000000000; &quot;0.0#&quot;)&amp;&quot; n&quot;; IF([.F809]&gt;=0.000000000001; TEXT([.F809]*1000000000000; &quot;0.0#&quot;)&amp;&quot; p&quot;;TEXT([.F809]; &quot;0.0#&quot;))))))))" office:value-type="string" office:string-value="0.0" calcext:value-type="string">
            <text:p>0.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8"/>
          <table:table-cell office:value-type="string" calcext:value-type="string">
            <text:p>6.0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0 Column 4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0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810]+[.C810]+[.D810]+[.E810]" office:value-type="float" office:value="0" calcext:value-type="float">
            <text:p>0</text:p>
          </table:table-cell>
          <table:table-cell table:style-name="ce6" table:formula="of:=IF([.F810]&gt;=1000000; TEXT([.F810]/1000000; &quot;0.0#&quot;)&amp;&quot; M&quot;; IF([.F810]&gt;=1000; TEXT([.F810]/1000; &quot;0.0#&quot;)&amp;&quot; k&quot;;  IF([.F810]&gt;=1; TEXT([.F810]; &quot;0.0#&quot;);IF([.F810]&gt;=0.001; TEXT([.F810]*1000; &quot;0.0#&quot;)&amp;&quot; m&quot;; IF([.F810]&gt;=0.000001; TEXT([.F810]*1000000; &quot;0.0#&quot;)&amp;&quot; µ&quot;;IF([.F810]&gt;=0.000000001; TEXT([.F810]*1000000000; &quot;0.0#&quot;)&amp;&quot; n&quot;; IF([.F810]&gt;=0.000000000001; TEXT([.F810]*1000000000000; &quot;0.0#&quot;)&amp;&quot; p&quot;;TEXT([.F810]; &quot;0.0#&quot;))))))))" office:value-type="string" office:string-value="0.0" calcext:value-type="string">
            <text:p>0.0</text:p>
          </table:table-cell>
          <table:table-cell office:value-type="float" office:value="6.2" calcext:value-type="float">
            <text:p>6.2</text:p>
          </table:table-cell>
          <table:table-cell table:number-columns-repeated="2"/>
          <table:table-cell table:style-name="ce8"/>
          <table:table-cell office:value-type="string" calcext:value-type="string">
            <text:p>6.2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0 Column 5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1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811]+[.C811]+[.D811]+[.E811]" office:value-type="float" office:value="0" calcext:value-type="float">
            <text:p>0</text:p>
          </table:table-cell>
          <table:table-cell table:style-name="ce6" table:formula="of:=IF([.F811]&gt;=1000000; TEXT([.F811]/1000000; &quot;0.0#&quot;)&amp;&quot; M&quot;; IF([.F811]&gt;=1000; TEXT([.F811]/1000; &quot;0.0#&quot;)&amp;&quot; k&quot;;  IF([.F811]&gt;=1; TEXT([.F811]; &quot;0.0#&quot;);IF([.F811]&gt;=0.001; TEXT([.F811]*1000; &quot;0.0#&quot;)&amp;&quot; m&quot;; IF([.F811]&gt;=0.000001; TEXT([.F811]*1000000; &quot;0.0#&quot;)&amp;&quot; µ&quot;;IF([.F811]&gt;=0.000000001; TEXT([.F811]*1000000000; &quot;0.0#&quot;)&amp;&quot; n&quot;; IF([.F811]&gt;=0.000000000001; TEXT([.F811]*1000000000000; &quot;0.0#&quot;)&amp;&quot; p&quot;;TEXT([.F811]; &quot;0.0#&quot;))))))))" office:value-type="string" office:string-value="0.0" calcext:value-type="string">
            <text:p>0.0</text:p>
          </table:table-cell>
          <table:table-cell office:value-type="float" office:value="6.8" calcext:value-type="float">
            <text:p>6.8</text:p>
          </table:table-cell>
          <table:table-cell table:number-columns-repeated="2"/>
          <table:table-cell table:style-name="ce8"/>
          <table:table-cell office:value-type="string" calcext:value-type="string">
            <text:p>6.8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0 Column 5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1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Germanium diode</text:p>
          </table:table-cell>
          <table:table-cell table:number-columns-repeated="4"/>
          <table:table-cell table:formula="of:=[.B812]+[.C812]+[.D812]+[.E812]" office:value-type="float" office:value="0" calcext:value-type="float">
            <text:p>0</text:p>
          </table:table-cell>
          <table:table-cell table:style-name="ce6" table:formula="of:=IF([.F812]&gt;=1000000; TEXT([.F812]/1000000; &quot;0.0#&quot;)&amp;&quot; M&quot;; IF([.F812]&gt;=1000; TEXT([.F812]/1000; &quot;0.0#&quot;)&amp;&quot; k&quot;;  IF([.F812]&gt;=1; TEXT([.F812]; &quot;0.0#&quot;);IF([.F812]&gt;=0.001; TEXT([.F812]*1000; &quot;0.0#&quot;)&amp;&quot; m&quot;; IF([.F812]&gt;=0.000001; TEXT([.F812]*1000000; &quot;0.0#&quot;)&amp;&quot; µ&quot;;IF([.F812]&gt;=0.000000001; TEXT([.F812]*1000000000; &quot;0.0#&quot;)&amp;&quot; n&quot;; IF([.F812]&gt;=0.000000000001; TEXT([.F812]*1000000000000; &quot;0.0#&quot;)&amp;&quot; p&quot;;TEXT([.F812]; &quot;0.0#&quot;))))))))" office:value-type="string" office:string-value="0.0" calcext:value-type="string">
            <text:p>0.0</text:p>
          </table:table-cell>
          <table:table-cell table:number-columns-repeated="4"/>
          <table:table-cell table:style-name="ce2" office:value-type="string" calcext:value-type="string">
            <text:p>1N34 germanium diode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1 Column 1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1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Diode</text:p>
          </table:table-cell>
          <table:table-cell table:number-columns-repeated="4"/>
          <table:table-cell table:formula="of:=[.B813]+[.C813]+[.D813]+[.E813]" office:value-type="float" office:value="0" calcext:value-type="float">
            <text:p>0</text:p>
          </table:table-cell>
          <table:table-cell table:style-name="ce6" table:formula="of:=IF([.F813]&gt;=1000000; TEXT([.F813]/1000000; &quot;0.0#&quot;)&amp;&quot; M&quot;; IF([.F813]&gt;=1000; TEXT([.F813]/1000; &quot;0.0#&quot;)&amp;&quot; k&quot;;  IF([.F813]&gt;=1; TEXT([.F813]; &quot;0.0#&quot;);IF([.F813]&gt;=0.001; TEXT([.F813]*1000; &quot;0.0#&quot;)&amp;&quot; m&quot;; IF([.F813]&gt;=0.000001; TEXT([.F813]*1000000; &quot;0.0#&quot;)&amp;&quot; µ&quot;;IF([.F813]&gt;=0.000000001; TEXT([.F813]*1000000000; &quot;0.0#&quot;)&amp;&quot; n&quot;; IF([.F813]&gt;=0.000000000001; TEXT([.F813]*1000000000000; &quot;0.0#&quot;)&amp;&quot; p&quot;;TEXT([.F813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" office:value-type="string" calcext:value-type="string">
            <text:p>1N4001 rectifie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1 Column 2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1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Diode</text:p>
          </table:table-cell>
          <table:table-cell table:number-columns-repeated="4"/>
          <table:table-cell table:formula="of:=[.B814]+[.C814]+[.D814]+[.E814]" office:value-type="float" office:value="0" calcext:value-type="float">
            <text:p>0</text:p>
          </table:table-cell>
          <table:table-cell table:style-name="ce6" table:formula="of:=IF([.F814]&gt;=1000000; TEXT([.F814]/1000000; &quot;0.0#&quot;)&amp;&quot; M&quot;; IF([.F814]&gt;=1000; TEXT([.F814]/1000; &quot;0.0#&quot;)&amp;&quot; k&quot;;  IF([.F814]&gt;=1; TEXT([.F814]; &quot;0.0#&quot;);IF([.F814]&gt;=0.001; TEXT([.F814]*1000; &quot;0.0#&quot;)&amp;&quot; m&quot;; IF([.F814]&gt;=0.000001; TEXT([.F814]*1000000; &quot;0.0#&quot;)&amp;&quot; µ&quot;;IF([.F814]&gt;=0.000000001; TEXT([.F814]*1000000000; &quot;0.0#&quot;)&amp;&quot; n&quot;; IF([.F814]&gt;=0.000000000001; TEXT([.F814]*1000000000000; &quot;0.0#&quot;)&amp;&quot; p&quot;;TEXT([.F814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" office:value-type="string" calcext:value-type="string">
            <text:p>1N6263 shottky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1 Column 3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1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Diode</text:p>
          </table:table-cell>
          <table:table-cell table:number-columns-repeated="4"/>
          <table:table-cell table:formula="of:=[.B815]+[.C815]+[.D815]+[.E815]" office:value-type="float" office:value="0" calcext:value-type="float">
            <text:p>0</text:p>
          </table:table-cell>
          <table:table-cell table:style-name="ce6" table:formula="of:=IF([.F815]&gt;=1000000; TEXT([.F815]/1000000; &quot;0.0#&quot;)&amp;&quot; M&quot;; IF([.F815]&gt;=1000; TEXT([.F815]/1000; &quot;0.0#&quot;)&amp;&quot; k&quot;;  IF([.F815]&gt;=1; TEXT([.F815]; &quot;0.0#&quot;);IF([.F815]&gt;=0.001; TEXT([.F815]*1000; &quot;0.0#&quot;)&amp;&quot; m&quot;; IF([.F815]&gt;=0.000001; TEXT([.F815]*1000000; &quot;0.0#&quot;)&amp;&quot; µ&quot;;IF([.F815]&gt;=0.000000001; TEXT([.F815]*1000000000; &quot;0.0#&quot;)&amp;&quot; n&quot;; IF([.F815]&gt;=0.000000000001; TEXT([.F815]*1000000000000; &quot;0.0#&quot;)&amp;&quot; p&quot;;TEXT([.F815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" office:value-type="string" calcext:value-type="string">
            <text:p>MBR130 power Shottky rectifie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1 Column 4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1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Diode</text:p>
          </table:table-cell>
          <table:table-cell table:number-columns-repeated="4"/>
          <table:table-cell table:formula="of:=[.B816]+[.C816]+[.D816]+[.E816]" office:value-type="float" office:value="0" calcext:value-type="float">
            <text:p>0</text:p>
          </table:table-cell>
          <table:table-cell table:style-name="ce6" table:formula="of:=IF([.F816]&gt;=1000000; TEXT([.F816]/1000000; &quot;0.0#&quot;)&amp;&quot; M&quot;; IF([.F816]&gt;=1000; TEXT([.F816]/1000; &quot;0.0#&quot;)&amp;&quot; k&quot;;  IF([.F816]&gt;=1; TEXT([.F816]; &quot;0.0#&quot;);IF([.F816]&gt;=0.001; TEXT([.F816]*1000; &quot;0.0#&quot;)&amp;&quot; m&quot;; IF([.F816]&gt;=0.000001; TEXT([.F816]*1000000; &quot;0.0#&quot;)&amp;&quot; µ&quot;;IF([.F816]&gt;=0.000000001; TEXT([.F816]*1000000000; &quot;0.0#&quot;)&amp;&quot; n&quot;; IF([.F816]&gt;=0.000000000001; TEXT([.F816]*1000000000000; &quot;0.0#&quot;)&amp;&quot; p&quot;;TEXT([.F816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" office:value-type="string" calcext:value-type="string">
            <text:p>1N67 germanium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1 Column 5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1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Diode</text:p>
          </table:table-cell>
          <table:table-cell table:number-columns-repeated="4"/>
          <table:table-cell table:formula="of:=[.B817]+[.C817]+[.D817]+[.E817]" office:value-type="float" office:value="0" calcext:value-type="float">
            <text:p>0</text:p>
          </table:table-cell>
          <table:table-cell table:style-name="ce6" table:formula="of:=IF([.F817]&gt;=1000000; TEXT([.F817]/1000000; &quot;0.0#&quot;)&amp;&quot; M&quot;; IF([.F817]&gt;=1000; TEXT([.F817]/1000; &quot;0.0#&quot;)&amp;&quot; k&quot;;  IF([.F817]&gt;=1; TEXT([.F817]; &quot;0.0#&quot;);IF([.F817]&gt;=0.001; TEXT([.F817]*1000; &quot;0.0#&quot;)&amp;&quot; m&quot;; IF([.F817]&gt;=0.000001; TEXT([.F817]*1000000; &quot;0.0#&quot;)&amp;&quot; µ&quot;;IF([.F817]&gt;=0.000000001; TEXT([.F817]*1000000000; &quot;0.0#&quot;)&amp;&quot; n&quot;; IF([.F817]&gt;=0.000000000001; TEXT([.F817]*1000000000000; &quot;0.0#&quot;)&amp;&quot; p&quot;;TEXT([.F817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" office:value-type="string" calcext:value-type="string">
            <text:p>1N4148 small signal diode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2 Column 1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1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Diode</text:p>
          </table:table-cell>
          <table:table-cell table:number-columns-repeated="4"/>
          <table:table-cell table:formula="of:=[.B818]+[.C818]+[.D818]+[.E818]" office:value-type="float" office:value="0" calcext:value-type="float">
            <text:p>0</text:p>
          </table:table-cell>
          <table:table-cell table:style-name="ce6" table:formula="of:=IF([.F818]&gt;=1000000; TEXT([.F818]/1000000; &quot;0.0#&quot;)&amp;&quot; M&quot;; IF([.F818]&gt;=1000; TEXT([.F818]/1000; &quot;0.0#&quot;)&amp;&quot; k&quot;;  IF([.F818]&gt;=1; TEXT([.F818]; &quot;0.0#&quot;);IF([.F818]&gt;=0.001; TEXT([.F818]*1000; &quot;0.0#&quot;)&amp;&quot; m&quot;; IF([.F818]&gt;=0.000001; TEXT([.F818]*1000000; &quot;0.0#&quot;)&amp;&quot; µ&quot;;IF([.F818]&gt;=0.000000001; TEXT([.F818]*1000000000; &quot;0.0#&quot;)&amp;&quot; n&quot;; IF([.F818]&gt;=0.000000000001; TEXT([.F818]*1000000000000; &quot;0.0#&quot;)&amp;&quot; p&quot;;TEXT([.F818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" office:value-type="string" calcext:value-type="string">
            <text:p>1N5401 rectifie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2 Column 2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1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Diode</text:p>
          </table:table-cell>
          <table:table-cell table:number-columns-repeated="4"/>
          <table:table-cell table:formula="of:=[.B819]+[.C819]+[.D819]+[.E819]" office:value-type="float" office:value="0" calcext:value-type="float">
            <text:p>0</text:p>
          </table:table-cell>
          <table:table-cell table:style-name="ce6" table:formula="of:=IF([.F819]&gt;=1000000; TEXT([.F819]/1000000; &quot;0.0#&quot;)&amp;&quot; M&quot;; IF([.F819]&gt;=1000; TEXT([.F819]/1000; &quot;0.0#&quot;)&amp;&quot; k&quot;;  IF([.F819]&gt;=1; TEXT([.F819]; &quot;0.0#&quot;);IF([.F819]&gt;=0.001; TEXT([.F819]*1000; &quot;0.0#&quot;)&amp;&quot; m&quot;; IF([.F819]&gt;=0.000001; TEXT([.F819]*1000000; &quot;0.0#&quot;)&amp;&quot; µ&quot;;IF([.F819]&gt;=0.000000001; TEXT([.F819]*1000000000; &quot;0.0#&quot;)&amp;&quot; n&quot;; IF([.F819]&gt;=0.000000000001; TEXT([.F819]*1000000000000; &quot;0.0#&quot;)&amp;&quot; p&quot;;TEXT([.F819]; &quot;0.0#&quot;))))))))" office:value-type="string" office:string-value="0.0" calcext:value-type="string">
            <text:p>0.0</text:p>
          </table:table-cell>
          <table:table-cell table:number-columns-repeated="4"/>
          <table:table-cell table:style-name="ce2" office:value-type="string" calcext:value-type="string">
            <text:p>1N4007 rectifie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2 Column 3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1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Diode</text:p>
          </table:table-cell>
          <table:table-cell table:number-columns-repeated="4"/>
          <table:table-cell table:formula="of:=[.B820]+[.C820]+[.D820]+[.E820]" office:value-type="float" office:value="0" calcext:value-type="float">
            <text:p>0</text:p>
          </table:table-cell>
          <table:table-cell table:style-name="ce6" table:formula="of:=IF([.F820]&gt;=1000000; TEXT([.F820]/1000000; &quot;0.0#&quot;)&amp;&quot; M&quot;; IF([.F820]&gt;=1000; TEXT([.F820]/1000; &quot;0.0#&quot;)&amp;&quot; k&quot;;  IF([.F820]&gt;=1; TEXT([.F820]; &quot;0.0#&quot;);IF([.F820]&gt;=0.001; TEXT([.F820]*1000; &quot;0.0#&quot;)&amp;&quot; m&quot;; IF([.F820]&gt;=0.000001; TEXT([.F820]*1000000; &quot;0.0#&quot;)&amp;&quot; µ&quot;;IF([.F820]&gt;=0.000000001; TEXT([.F820]*1000000000; &quot;0.0#&quot;)&amp;&quot; n&quot;; IF([.F820]&gt;=0.000000000001; TEXT([.F820]*1000000000000; &quot;0.0#&quot;)&amp;&quot; p&quot;;TEXT([.F820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" office:value-type="string" calcext:value-type="string">
            <text:p>1N5404 rectifie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2 Column 4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2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Bridge Rectifier</text:p>
          </table:table-cell>
          <table:table-cell table:number-columns-repeated="4"/>
          <table:table-cell table:formula="of:=[.B821]+[.C821]+[.D821]+[.E821]" office:value-type="float" office:value="0" calcext:value-type="float">
            <text:p>0</text:p>
          </table:table-cell>
          <table:table-cell table:style-name="ce6" table:formula="of:=IF([.F821]&gt;=1000000; TEXT([.F821]/1000000; &quot;0.0#&quot;)&amp;&quot; M&quot;; IF([.F821]&gt;=1000; TEXT([.F821]/1000; &quot;0.0#&quot;)&amp;&quot; k&quot;;  IF([.F821]&gt;=1; TEXT([.F821]; &quot;0.0#&quot;);IF([.F821]&gt;=0.001; TEXT([.F821]*1000; &quot;0.0#&quot;)&amp;&quot; m&quot;; IF([.F821]&gt;=0.000001; TEXT([.F821]*1000000; &quot;0.0#&quot;)&amp;&quot; µ&quot;;IF([.F821]&gt;=0.000000001; TEXT([.F821]*1000000000; &quot;0.0#&quot;)&amp;&quot; n&quot;; IF([.F821]&gt;=0.000000000001; TEXT([.F821]*1000000000000; &quot;0.0#&quot;)&amp;&quot; p&quot;;TEXT([.F821]; &quot;0.0#&quot;))))))))" office:value-type="string" office:string-value="0.0" calcext:value-type="string">
            <text:p>0.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8"/>
          <table:table-cell table:style-name="ce2" office:value-type="string" calcext:value-type="string">
            <text:p>Bridge 4A rectifie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2 Column 5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2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 table:number-rows-repeated="1047754">
          <table:table-cell table:number-columns-repeated="18"/>
          <table:table-cell table:style-name="Default" table:number-columns-repeated="16366"/>
        </table:table-row>
        <table:table-row table:style-name="ro1">
          <table:table-cell table:number-columns-repeated="18"/>
          <table:table-cell table:style-name="Default" table:number-columns-repeated="1636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8">
      <number:number number:decimal-places="12" number:min-decimal-places="12" number:min-integer-digits="1" number:grouping="true"/>
    </number:number-style>
    <number:number-style style:name="N169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70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71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72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73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74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75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76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77">
      <number:scientific-number number:decimal-places="11" number:min-decimal-places="11" number:min-integer-digits="1" number:min-exponent-digits="2" number:exponent-interval="1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2">00/00/0000</text:date>, <text:time style:data-style-name="N2" text:time-value="11:46:52.442012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6T18:53:12</meta:creation-date>
    <dc:language>en-US</dc:language>
    <dc:date>2026-02-22T11:47:38.548048600</dc:date>
    <meta:editing-cycles>35</meta:editing-cycles>
    <meta:editing-duration>P2DT13H5M45S</meta:editing-duration>
    <meta:generator>LibreOffice/25.8.4.2$Windows_X86_64 LibreOffice_project/290daaa01b999472f0c7a3890eb6a550fd74c6df</meta:generator>
    <meta:document-statistic meta:table-count="1" meta:cell-count="8929" meta:object-count="0"/>
    <meta:user-defined meta:name="AppVersion">15.0000</meta:user-defined>
  </office:meta>
</office:document-meta>
</file>